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5.725cm"/>
    </style:style>
    <style:style style:name="co2" style:family="table-column">
      <style:table-column-properties fo:break-before="auto" style:column-width="8.416cm"/>
    </style:style>
    <style:style style:name="co3" style:family="table-column">
      <style:table-column-properties fo:break-before="auto" style:column-width="10.469cm"/>
    </style:style>
    <style:style style:name="co4" style:family="table-column">
      <style:table-column-properties fo:break-before="auto" style:column-width="10.3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n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NoSpaces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AGF</text:p>
          </table:table-cell>
          <table:table-cell table:formula="of:=LOWER([.A2])" office:value-type="string" office:string-value="agf" calcext:value-type="string">
            <text:p>agf</text:p>
          </table:table-cell>
          <table:table-cell table:formula="of:=SUBSTITUTE([.B2];&quot; &quot; ;&quot;&quot; )" office:value-type="string" office:string-value="agf" calcext:value-type="string">
            <text:p>agf</text:p>
          </table:table-cell>
          <table:table-cell table:formula="of:=ORG.LIBREOFFICE.REGEX([.C2]; &quot;[^[:alnum:]]&quot;; &quot;&quot;; &quot;g&quot;)" office:value-type="string" office:string-value="agf" calcext:value-type="string">
            <text:p>agf</text:p>
          </table:table-cell>
          <table:table-cell table:formula="of:=LEN([.D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XA</text:p>
          </table:table-cell>
          <table:table-cell table:formula="of:=LOWER([.A3])" office:value-type="string" office:string-value="axa" calcext:value-type="string">
            <text:p>axa</text:p>
          </table:table-cell>
          <table:table-cell table:formula="of:=SUBSTITUTE([.B3];&quot; &quot; ;&quot;&quot; )" office:value-type="string" office:string-value="axa" calcext:value-type="string">
            <text:p>axa</text:p>
          </table:table-cell>
          <table:table-cell table:formula="of:=ORG.LIBREOFFICE.REGEX([.C3]; &quot;[^[:alnum:]]&quot;; &quot;&quot;; &quot;g&quot;)" office:value-type="string" office:string-value="axa" calcext:value-type="string">
            <text:p>axa</text:p>
          </table:table-cell>
          <table:table-cell table:formula="of:=LEN([.D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GL</text:p>
          </table:table-cell>
          <table:table-cell table:formula="of:=LOWER([.A4])" office:value-type="string" office:string-value="bgl" calcext:value-type="string">
            <text:p>bgl</text:p>
          </table:table-cell>
          <table:table-cell table:formula="of:=SUBSTITUTE([.B4];&quot; &quot; ;&quot;&quot; )" office:value-type="string" office:string-value="bgl" calcext:value-type="string">
            <text:p>bgl</text:p>
          </table:table-cell>
          <table:table-cell table:formula="of:=ORG.LIBREOFFICE.REGEX([.C4]; &quot;[^[:alnum:]]&quot;; &quot;&quot;; &quot;g&quot;)" office:value-type="string" office:string-value="bgl" calcext:value-type="string">
            <text:p>bgl</text:p>
          </table:table-cell>
          <table:table-cell table:formula="of:=LEN([.D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FM</text:p>
          </table:table-cell>
          <table:table-cell table:formula="of:=LOWER([.A5])" office:value-type="string" office:string-value="cfm" calcext:value-type="string">
            <text:p>cfm</text:p>
          </table:table-cell>
          <table:table-cell table:formula="of:=SUBSTITUTE([.B5];&quot; &quot; ;&quot;&quot; )" office:value-type="string" office:string-value="cfm" calcext:value-type="string">
            <text:p>cfm</text:p>
          </table:table-cell>
          <table:table-cell table:formula="of:=ORG.LIBREOFFICE.REGEX([.C5]; &quot;[^[:alnum:]]&quot;; &quot;&quot;; &quot;g&quot;)" office:value-type="string" office:string-value="cfm" calcext:value-type="string">
            <text:p>cfm</text:p>
          </table:table-cell>
          <table:table-cell table:formula="of:=LEN([.D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C</text:p>
          </table:table-cell>
          <table:table-cell table:formula="of:=LOWER([.A6])" office:value-type="string" office:string-value="cic" calcext:value-type="string">
            <text:p>cic</text:p>
          </table:table-cell>
          <table:table-cell table:formula="of:=SUBSTITUTE([.B6];&quot; &quot; ;&quot;&quot; )" office:value-type="string" office:string-value="cic" calcext:value-type="string">
            <text:p>cic</text:p>
          </table:table-cell>
          <table:table-cell table:formula="of:=ORG.LIBREOFFICE.REGEX([.C6]; &quot;[^[:alnum:]]&quot;; &quot;&quot;; &quot;g&quot;)" office:value-type="string" office:string-value="cic" calcext:value-type="string">
            <text:p>cic</text:p>
          </table:table-cell>
          <table:table-cell table:formula="of:=LEN([.D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S</text:p>
          </table:table-cell>
          <table:table-cell table:formula="of:=LOWER([.A7])" office:value-type="string" office:string-value="cis" calcext:value-type="string">
            <text:p>cis</text:p>
          </table:table-cell>
          <table:table-cell table:formula="of:=SUBSTITUTE([.B7];&quot; &quot; ;&quot;&quot; )" office:value-type="string" office:string-value="cis" calcext:value-type="string">
            <text:p>cis</text:p>
          </table:table-cell>
          <table:table-cell table:formula="of:=ORG.LIBREOFFICE.REGEX([.C7]; &quot;[^[:alnum:]]&quot;; &quot;&quot;; &quot;g&quot;)" office:value-type="string" office:string-value="cis" calcext:value-type="string">
            <text:p>cis</text:p>
          </table:table-cell>
          <table:table-cell table:formula="of:=LEN([.D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table:formula="of:=LOWER([.A8])" office:value-type="string" office:string-value="duc" calcext:value-type="string">
            <text:p>duc</text:p>
          </table:table-cell>
          <table:table-cell table:formula="of:=SUBSTITUTE([.B8];&quot; &quot; ;&quot;&quot; )" office:value-type="string" office:string-value="duc" calcext:value-type="string">
            <text:p>duc</text:p>
          </table:table-cell>
          <table:table-cell table:formula="of:=ORG.LIBREOFFICE.REGEX([.C8]; &quot;[^[:alnum:]]&quot;; &quot;&quot;; &quot;g&quot;)" office:value-type="string" office:string-value="duc" calcext:value-type="string">
            <text:p>duc</text:p>
          </table:table-cell>
          <table:table-cell table:formula="of:=LEN([.D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A</text:p>
          </table:table-cell>
          <table:table-cell table:formula="of:=LOWER([.A9])" office:value-type="string" office:string-value="eca" calcext:value-type="string">
            <text:p>eca</text:p>
          </table:table-cell>
          <table:table-cell table:formula="of:=SUBSTITUTE([.B9];&quot; &quot; ;&quot;&quot; )" office:value-type="string" office:string-value="eca" calcext:value-type="string">
            <text:p>eca</text:p>
          </table:table-cell>
          <table:table-cell table:formula="of:=ORG.LIBREOFFICE.REGEX([.C9]; &quot;[^[:alnum:]]&quot;; &quot;&quot;; &quot;g&quot;)" office:value-type="string" office:string-value="eca" calcext:value-type="string">
            <text:p>eca</text:p>
          </table:table-cell>
          <table:table-cell table:formula="of:=LEN([.D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F</text:p>
          </table:table-cell>
          <table:table-cell table:formula="of:=LOWER([.A10])" office:value-type="string" office:string-value="edf" calcext:value-type="string">
            <text:p>edf</text:p>
          </table:table-cell>
          <table:table-cell table:formula="of:=SUBSTITUTE([.B10];&quot; &quot; ;&quot;&quot; )" office:value-type="string" office:string-value="edf" calcext:value-type="string">
            <text:p>edf</text:p>
          </table:table-cell>
          <table:table-cell table:formula="of:=ORG.LIBREOFFICE.REGEX([.C10]; &quot;[^[:alnum:]]&quot;; &quot;&quot;; &quot;g&quot;)" office:value-type="string" office:string-value="edf" calcext:value-type="string">
            <text:p>edf</text:p>
          </table:table-cell>
          <table:table-cell table:formula="of:=LEN([.D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2S</text:p>
          </table:table-cell>
          <table:table-cell table:formula="of:=LOWER([.A11])" office:value-type="string" office:string-value="i2s" calcext:value-type="string">
            <text:p>i2s</text:p>
          </table:table-cell>
          <table:table-cell table:formula="of:=SUBSTITUTE([.B11];&quot; &quot; ;&quot;&quot; )" office:value-type="string" office:string-value="i2s" calcext:value-type="string">
            <text:p>i2s</text:p>
          </table:table-cell>
          <table:table-cell table:formula="of:=ORG.LIBREOFFICE.REGEX([.C11]; &quot;[^[:alnum:]]&quot;; &quot;&quot;; &quot;g&quot;)" office:value-type="string" office:string-value="i2s" calcext:value-type="string">
            <text:p>i2s</text:p>
          </table:table-cell>
          <table:table-cell table:formula="of:=LEN([.D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I</text:p>
          </table:table-cell>
          <table:table-cell table:formula="of:=LOWER([.A12])" office:value-type="string" office:string-value="idi" calcext:value-type="string">
            <text:p>idi</text:p>
          </table:table-cell>
          <table:table-cell table:formula="of:=SUBSTITUTE([.B12];&quot; &quot; ;&quot;&quot; )" office:value-type="string" office:string-value="idi" calcext:value-type="string">
            <text:p>idi</text:p>
          </table:table-cell>
          <table:table-cell table:formula="of:=ORG.LIBREOFFICE.REGEX([.C12]; &quot;[^[:alnum:]]&quot;; &quot;&quot;; &quot;g&quot;)" office:value-type="string" office:string-value="idi" calcext:value-type="string">
            <text:p>idi</text:p>
          </table:table-cell>
          <table:table-cell table:formula="of:=LEN([.D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table:formula="of:=LOWER([.A13])" office:value-type="string" office:string-value="ids" calcext:value-type="string">
            <text:p>ids</text:p>
          </table:table-cell>
          <table:table-cell table:formula="of:=SUBSTITUTE([.B13];&quot; &quot; ;&quot;&quot; )" office:value-type="string" office:string-value="ids" calcext:value-type="string">
            <text:p>ids</text:p>
          </table:table-cell>
          <table:table-cell table:formula="of:=ORG.LIBREOFFICE.REGEX([.C13]; &quot;[^[:alnum:]]&quot;; &quot;&quot;; &quot;g&quot;)" office:value-type="string" office:string-value="ids" calcext:value-type="string">
            <text:p>ids</text:p>
          </table:table-cell>
          <table:table-cell table:formula="of:=LEN([.D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S</text:p>
          </table:table-cell>
          <table:table-cell table:formula="of:=LOWER([.A14])" office:value-type="string" office:string-value="ims" calcext:value-type="string">
            <text:p>ims</text:p>
          </table:table-cell>
          <table:table-cell table:formula="of:=SUBSTITUTE([.B14];&quot; &quot; ;&quot;&quot; )" office:value-type="string" office:string-value="ims" calcext:value-type="string">
            <text:p>ims</text:p>
          </table:table-cell>
          <table:table-cell table:formula="of:=ORG.LIBREOFFICE.REGEX([.C14]; &quot;[^[:alnum:]]&quot;; &quot;&quot;; &quot;g&quot;)" office:value-type="string" office:string-value="ims" calcext:value-type="string">
            <text:p>ims</text:p>
          </table:table-cell>
          <table:table-cell table:formula="of:=LEN([.D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O</text:p>
          </table:table-cell>
          <table:table-cell table:formula="of:=LOWER([.A15])" office:value-type="string" office:string-value="ipo" calcext:value-type="string">
            <text:p>ipo</text:p>
          </table:table-cell>
          <table:table-cell table:formula="of:=SUBSTITUTE([.B15];&quot; &quot; ;&quot;&quot; )" office:value-type="string" office:string-value="ipo" calcext:value-type="string">
            <text:p>ipo</text:p>
          </table:table-cell>
          <table:table-cell table:formula="of:=ORG.LIBREOFFICE.REGEX([.C15]; &quot;[^[:alnum:]]&quot;; &quot;&quot;; &quot;g&quot;)" office:value-type="string" office:string-value="ipo" calcext:value-type="string">
            <text:p>ipo</text:p>
          </table:table-cell>
          <table:table-cell table:formula="of:=LEN([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CL</text:p>
          </table:table-cell>
          <table:table-cell table:formula="of:=LOWER([.A16])" office:value-type="string" office:string-value="lcl" calcext:value-type="string">
            <text:p>lcl</text:p>
          </table:table-cell>
          <table:table-cell table:formula="of:=SUBSTITUTE([.B16];&quot; &quot; ;&quot;&quot; )" office:value-type="string" office:string-value="lcl" calcext:value-type="string">
            <text:p>lcl</text:p>
          </table:table-cell>
          <table:table-cell table:formula="of:=ORG.LIBREOFFICE.REGEX([.C16]; &quot;[^[:alnum:]]&quot;; &quot;&quot;; &quot;g&quot;)" office:value-type="string" office:string-value="lcl" calcext:value-type="string">
            <text:p>lcl</text:p>
          </table:table-cell>
          <table:table-cell table:formula="of:=LEN([.D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DC</text:p>
          </table:table-cell>
          <table:table-cell table:formula="of:=LOWER([.A17])" office:value-type="string" office:string-value="ldc" calcext:value-type="string">
            <text:p>ldc</text:p>
          </table:table-cell>
          <table:table-cell table:formula="of:=SUBSTITUTE([.B17];&quot; &quot; ;&quot;&quot; )" office:value-type="string" office:string-value="ldc" calcext:value-type="string">
            <text:p>ldc</text:p>
          </table:table-cell>
          <table:table-cell table:formula="of:=ORG.LIBREOFFICE.REGEX([.C17]; &quot;[^[:alnum:]]&quot;; &quot;&quot;; &quot;g&quot;)" office:value-type="string" office:string-value="ldc" calcext:value-type="string">
            <text:p>ldc</text:p>
          </table:table-cell>
          <table:table-cell table:formula="of:=LEN([.D1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M</text:p>
          </table:table-cell>
          <table:table-cell table:formula="of:=LOWER([.A18])" office:value-type="string" office:string-value="mrm" calcext:value-type="string">
            <text:p>mrm</text:p>
          </table:table-cell>
          <table:table-cell table:formula="of:=SUBSTITUTE([.B18];&quot; &quot; ;&quot;&quot; )" office:value-type="string" office:string-value="mrm" calcext:value-type="string">
            <text:p>mrm</text:p>
          </table:table-cell>
          <table:table-cell table:formula="of:=ORG.LIBREOFFICE.REGEX([.C18]; &quot;[^[:alnum:]]&quot;; &quot;&quot;; &quot;g&quot;)" office:value-type="string" office:string-value="mrm" calcext:value-type="string">
            <text:p>mrm</text:p>
          </table:table-cell>
          <table:table-cell table:formula="of:=LEN([.D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table:formula="of:=LOWER([.A19])" office:value-type="string" office:string-value="ona" calcext:value-type="string">
            <text:p>ona</text:p>
          </table:table-cell>
          <table:table-cell table:formula="of:=SUBSTITUTE([.B19];&quot; &quot; ;&quot;&quot; )" office:value-type="string" office:string-value="ona" calcext:value-type="string">
            <text:p>ona</text:p>
          </table:table-cell>
          <table:table-cell table:formula="of:=ORG.LIBREOFFICE.REGEX([.C19]; &quot;[^[:alnum:]]&quot;; &quot;&quot;; &quot;g&quot;)" office:value-type="string" office:string-value="ona" calcext:value-type="string">
            <text:p>ona</text:p>
          </table:table-cell>
          <table:table-cell table:formula="of:=LEN([.D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table:formula="of:=LOWER([.A20])" office:value-type="string" office:string-value="sam" calcext:value-type="string">
            <text:p>sam</text:p>
          </table:table-cell>
          <table:table-cell table:formula="of:=SUBSTITUTE([.B20];&quot; &quot; ;&quot;&quot; )" office:value-type="string" office:string-value="sam" calcext:value-type="string">
            <text:p>sam</text:p>
          </table:table-cell>
          <table:table-cell table:formula="of:=ORG.LIBREOFFICE.REGEX([.C20]; &quot;[^[:alnum:]]&quot;; &quot;&quot;; &quot;g&quot;)" office:value-type="string" office:string-value="sam" calcext:value-type="string">
            <text:p>sam</text:p>
          </table:table-cell>
          <table:table-cell table:formula="of:=LEN([.D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LOWER([.A21])" office:value-type="string" office:string-value="ses" calcext:value-type="string">
            <text:p>ses</text:p>
          </table:table-cell>
          <table:table-cell table:formula="of:=SUBSTITUTE([.B21];&quot; &quot; ;&quot;&quot; )" office:value-type="string" office:string-value="ses" calcext:value-type="string">
            <text:p>ses</text:p>
          </table:table-cell>
          <table:table-cell table:formula="of:=ORG.LIBREOFFICE.REGEX([.C21]; &quot;[^[:alnum:]]&quot;; &quot;&quot;; &quot;g&quot;)" office:value-type="string" office:string-value="ses" calcext:value-type="string">
            <text:p>ses</text:p>
          </table:table-cell>
          <table:table-cell table:formula="of:=LEN([.D2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I</text:p>
          </table:table-cell>
          <table:table-cell table:formula="of:=LOWER([.A22])" office:value-type="string" office:string-value="sii" calcext:value-type="string">
            <text:p>sii</text:p>
          </table:table-cell>
          <table:table-cell table:formula="of:=SUBSTITUTE([.B22];&quot; &quot; ;&quot;&quot; )" office:value-type="string" office:string-value="sii" calcext:value-type="string">
            <text:p>sii</text:p>
          </table:table-cell>
          <table:table-cell table:formula="of:=ORG.LIBREOFFICE.REGEX([.C22]; &quot;[^[:alnum:]]&quot;; &quot;&quot;; &quot;g&quot;)" office:value-type="string" office:string-value="sii" calcext:value-type="string">
            <text:p>sii</text:p>
          </table:table-cell>
          <table:table-cell table:formula="of:=LEN([.D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table:formula="of:=LOWER([.A23])" office:value-type="string" office:string-value="u10" calcext:value-type="string">
            <text:p>u10</text:p>
          </table:table-cell>
          <table:table-cell table:formula="of:=SUBSTITUTE([.B23];&quot; &quot; ;&quot;&quot; )" office:value-type="string" office:string-value="u10" calcext:value-type="string">
            <text:p>u10</text:p>
          </table:table-cell>
          <table:table-cell table:formula="of:=ORG.LIBREOFFICE.REGEX([.C23]; &quot;[^[:alnum:]]&quot;; &quot;&quot;; &quot;g&quot;)" office:value-type="string" office:string-value="u10" calcext:value-type="string">
            <text:p>u10</text:p>
          </table:table-cell>
          <table:table-cell table:formula="of:=LEN([.D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table:formula="of:=LOWER([.A24])" office:value-type="string" office:string-value="ubs" calcext:value-type="string">
            <text:p>ubs</text:p>
          </table:table-cell>
          <table:table-cell table:formula="of:=SUBSTITUTE([.B24];&quot; &quot; ;&quot;&quot; )" office:value-type="string" office:string-value="ubs" calcext:value-type="string">
            <text:p>ubs</text:p>
          </table:table-cell>
          <table:table-cell table:formula="of:=ORG.LIBREOFFICE.REGEX([.C24]; &quot;[^[:alnum:]]&quot;; &quot;&quot;; &quot;g&quot;)" office:value-type="string" office:string-value="ubs" calcext:value-type="string">
            <text:p>ubs</text:p>
          </table:table-cell>
          <table:table-cell table:formula="of:=LEN([.D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formula="of:=LOWER([.A25])" office:value-type="string" office:string-value="wdp" calcext:value-type="string">
            <text:p>wdp</text:p>
          </table:table-cell>
          <table:table-cell table:formula="of:=SUBSTITUTE([.B25];&quot; &quot; ;&quot;&quot; )" office:value-type="string" office:string-value="wdp" calcext:value-type="string">
            <text:p>wdp</text:p>
          </table:table-cell>
          <table:table-cell table:formula="of:=ORG.LIBREOFFICE.REGEX([.C25]; &quot;[^[:alnum:]]&quot;; &quot;&quot;; &quot;g&quot;)" office:value-type="string" office:string-value="wdp" calcext:value-type="string">
            <text:p>wdp</text:p>
          </table:table-cell>
          <table:table-cell table:formula="of:=LEN([.D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TI</text:p>
          </table:table-cell>
          <table:table-cell table:formula="of:=LOWER([.A26])" office:value-type="string" office:string-value="alti" calcext:value-type="string">
            <text:p>alti</text:p>
          </table:table-cell>
          <table:table-cell table:formula="of:=SUBSTITUTE([.B26];&quot; &quot; ;&quot;&quot; )" office:value-type="string" office:string-value="alti" calcext:value-type="string">
            <text:p>alti</text:p>
          </table:table-cell>
          <table:table-cell table:formula="of:=ORG.LIBREOFFICE.REGEX([.C26]; &quot;[^[:alnum:]]&quot;; &quot;&quot;; &quot;g&quot;)" office:value-type="string" office:string-value="alti" calcext:value-type="string">
            <text:p>alti</text:p>
          </table:table-cell>
          <table:table-cell table:formula="of:=LEN([.D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EM</text:p>
          </table:table-cell>
          <table:table-cell table:formula="of:=LOWER([.A27])" office:value-type="string" office:string-value="apem" calcext:value-type="string">
            <text:p>apem</text:p>
          </table:table-cell>
          <table:table-cell table:formula="of:=SUBSTITUTE([.B27];&quot; &quot; ;&quot;&quot; )" office:value-type="string" office:string-value="apem" calcext:value-type="string">
            <text:p>apem</text:p>
          </table:table-cell>
          <table:table-cell table:formula="of:=ORG.LIBREOFFICE.REGEX([.C27]; &quot;[^[:alnum:]]&quot;; &quot;&quot;; &quot;g&quot;)" office:value-type="string" office:string-value="apem" calcext:value-type="string">
            <text:p>apem</text:p>
          </table:table-cell>
          <table:table-cell table:formula="of:=LEN([.D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ES</text:p>
          </table:table-cell>
          <table:table-cell table:formula="of:=LOWER([.A28])" office:value-type="string" office:string-value="ares" calcext:value-type="string">
            <text:p>ares</text:p>
          </table:table-cell>
          <table:table-cell table:formula="of:=SUBSTITUTE([.B28];&quot; &quot; ;&quot;&quot; )" office:value-type="string" office:string-value="ares" calcext:value-type="string">
            <text:p>ares</text:p>
          </table:table-cell>
          <table:table-cell table:formula="of:=ORG.LIBREOFFICE.REGEX([.C28]; &quot;[^[:alnum:]]&quot;; &quot;&quot;; &quot;g&quot;)" office:value-type="string" office:string-value="ares" calcext:value-type="string">
            <text:p>ares</text:p>
          </table:table-cell>
          <table:table-cell table:formula="of:=LEN([.D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Y</text:p>
          </table:table-cell>
          <table:table-cell table:formula="of:=LOWER([.A29])" office:value-type="string" office:string-value="ausy" calcext:value-type="string">
            <text:p>ausy</text:p>
          </table:table-cell>
          <table:table-cell table:formula="of:=SUBSTITUTE([.B29];&quot; &quot; ;&quot;&quot; )" office:value-type="string" office:string-value="ausy" calcext:value-type="string">
            <text:p>ausy</text:p>
          </table:table-cell>
          <table:table-cell table:formula="of:=ORG.LIBREOFFICE.REGEX([.C29]; &quot;[^[:alnum:]]&quot;; &quot;&quot;; &quot;g&quot;)" office:value-type="string" office:string-value="ausy" calcext:value-type="string">
            <text:p>ausy</text:p>
          </table:table-cell>
          <table:table-cell table:formula="of:=LEN([.D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PCE</text:p>
          </table:table-cell>
          <table:table-cell table:formula="of:=LOWER([.A30])" office:value-type="string" office:string-value="bpce" calcext:value-type="string">
            <text:p>bpce</text:p>
          </table:table-cell>
          <table:table-cell table:formula="of:=SUBSTITUTE([.B30];&quot; &quot; ;&quot;&quot; )" office:value-type="string" office:string-value="bpce" calcext:value-type="string">
            <text:p>bpce</text:p>
          </table:table-cell>
          <table:table-cell table:formula="of:=ORG.LIBREOFFICE.REGEX([.C30]; &quot;[^[:alnum:]]&quot;; &quot;&quot;; &quot;g&quot;)" office:value-type="string" office:string-value="bpce" calcext:value-type="string">
            <text:p>bpce</text:p>
          </table:table-cell>
          <table:table-cell table:formula="of:=LEN([.D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table:formula="of:=LOWER([.A31])" office:value-type="string" office:string-value="bull" calcext:value-type="string">
            <text:p>bull</text:p>
          </table:table-cell>
          <table:table-cell table:formula="of:=SUBSTITUTE([.B31];&quot; &quot; ;&quot;&quot; )" office:value-type="string" office:string-value="bull" calcext:value-type="string">
            <text:p>bull</text:p>
          </table:table-cell>
          <table:table-cell table:formula="of:=ORG.LIBREOFFICE.REGEX([.C31]; &quot;[^[:alnum:]]&quot;; &quot;&quot;; &quot;g&quot;)" office:value-type="string" office:string-value="bull" calcext:value-type="string">
            <text:p>bull</text:p>
          </table:table-cell>
          <table:table-cell table:formula="of:=LEN([.D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table:formula="of:=LOWER([.A32])" office:value-type="string" office:string-value="cast" calcext:value-type="string">
            <text:p>cast</text:p>
          </table:table-cell>
          <table:table-cell table:formula="of:=SUBSTITUTE([.B32];&quot; &quot; ;&quot;&quot; )" office:value-type="string" office:string-value="cast" calcext:value-type="string">
            <text:p>cast</text:p>
          </table:table-cell>
          <table:table-cell table:formula="of:=ORG.LIBREOFFICE.REGEX([.C32]; &quot;[^[:alnum:]]&quot;; &quot;&quot;; &quot;g&quot;)" office:value-type="string" office:string-value="cast" calcext:value-type="string">
            <text:p>cast</text:p>
          </table:table-cell>
          <table:table-cell table:formula="of:=LEN([.D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FAO</text:p>
          </table:table-cell>
          <table:table-cell table:formula="of:=LOWER([.A33])" office:value-type="string" office:string-value="cfao" calcext:value-type="string">
            <text:p>cfao</text:p>
          </table:table-cell>
          <table:table-cell table:formula="of:=SUBSTITUTE([.B33];&quot; &quot; ;&quot;&quot; )" office:value-type="string" office:string-value="cfao" calcext:value-type="string">
            <text:p>cfao</text:p>
          </table:table-cell>
          <table:table-cell table:formula="of:=ORG.LIBREOFFICE.REGEX([.C33]; &quot;[^[:alnum:]]&quot;; &quot;&quot;; &quot;g&quot;)" office:value-type="string" office:string-value="cfao" calcext:value-type="string">
            <text:p>cfao</text:p>
          </table:table-cell>
          <table:table-cell table:formula="of:=LEN([.D3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IM</text:p>
          </table:table-cell>
          <table:table-cell table:formula="of:=LOWER([.A34])" office:value-type="string" office:string-value="cnim" calcext:value-type="string">
            <text:p>cnim</text:p>
          </table:table-cell>
          <table:table-cell table:formula="of:=SUBSTITUTE([.B34];&quot; &quot; ;&quot;&quot; )" office:value-type="string" office:string-value="cnim" calcext:value-type="string">
            <text:p>cnim</text:p>
          </table:table-cell>
          <table:table-cell table:formula="of:=ORG.LIBREOFFICE.REGEX([.C34]; &quot;[^[:alnum:]]&quot;; &quot;&quot;; &quot;g&quot;)" office:value-type="string" office:string-value="cnim" calcext:value-type="string">
            <text:p>cnim</text:p>
          </table:table-cell>
          <table:table-cell table:formula="of:=LEN([.D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L</text:p>
          </table:table-cell>
          <table:table-cell table:formula="of:=LOWER([.A35])" office:value-type="string" office:string-value="coil" calcext:value-type="string">
            <text:p>coil</text:p>
          </table:table-cell>
          <table:table-cell table:formula="of:=SUBSTITUTE([.B35];&quot; &quot; ;&quot;&quot; )" office:value-type="string" office:string-value="coil" calcext:value-type="string">
            <text:p>coil</text:p>
          </table:table-cell>
          <table:table-cell table:formula="of:=ORG.LIBREOFFICE.REGEX([.C35]; &quot;[^[:alnum:]]&quot;; &quot;&quot;; &quot;g&quot;)" office:value-type="string" office:string-value="coil" calcext:value-type="string">
            <text:p>coil</text:p>
          </table:table-cell>
          <table:table-cell table:formula="of:=LEN([.D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LSI</text:p>
          </table:table-cell>
          <table:table-cell table:formula="of:=LOWER([.A36])" office:value-type="string" office:string-value="dlsi" calcext:value-type="string">
            <text:p>dlsi</text:p>
          </table:table-cell>
          <table:table-cell table:formula="of:=SUBSTITUTE([.B36];&quot; &quot; ;&quot;&quot; )" office:value-type="string" office:string-value="dlsi" calcext:value-type="string">
            <text:p>dlsi</text:p>
          </table:table-cell>
          <table:table-cell table:formula="of:=ORG.LIBREOFFICE.REGEX([.C36]; &quot;[^[:alnum:]]&quot;; &quot;&quot;; &quot;g&quot;)" office:value-type="string" office:string-value="dlsi" calcext:value-type="string">
            <text:p>dlsi</text:p>
          </table:table-cell>
          <table:table-cell table:formula="of:=LEN([.D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DS</text:p>
          </table:table-cell>
          <table:table-cell table:formula="of:=LOWER([.A37])" office:value-type="string" office:string-value="eads" calcext:value-type="string">
            <text:p>eads</text:p>
          </table:table-cell>
          <table:table-cell table:formula="of:=SUBSTITUTE([.B37];&quot; &quot; ;&quot;&quot; )" office:value-type="string" office:string-value="eads" calcext:value-type="string">
            <text:p>eads</text:p>
          </table:table-cell>
          <table:table-cell table:formula="of:=ORG.LIBREOFFICE.REGEX([.C37]; &quot;[^[:alnum:]]&quot;; &quot;&quot;; &quot;g&quot;)" office:value-type="string" office:string-value="eads" calcext:value-type="string">
            <text:p>eads</text:p>
          </table:table-cell>
          <table:table-cell table:formula="of:=LEN([.D3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TN</text:p>
          </table:table-cell>
          <table:table-cell table:formula="of:=LOWER([.A38])" office:value-type="string" office:string-value="egtn" calcext:value-type="string">
            <text:p>egtn</text:p>
          </table:table-cell>
          <table:table-cell table:formula="of:=SUBSTITUTE([.B38];&quot; &quot; ;&quot;&quot; )" office:value-type="string" office:string-value="egtn" calcext:value-type="string">
            <text:p>egtn</text:p>
          </table:table-cell>
          <table:table-cell table:formula="of:=ORG.LIBREOFFICE.REGEX([.C38]; &quot;[^[:alnum:]]&quot;; &quot;&quot;; &quot;g&quot;)" office:value-type="string" office:string-value="egtn" calcext:value-type="string">
            <text:p>egtn</text:p>
          </table:table-cell>
          <table:table-cell table:formula="of:=LEN([.D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ME</text:p>
          </table:table-cell>
          <table:table-cell table:formula="of:=LOWER([.A39])" office:value-type="string" office:string-value="emme" calcext:value-type="string">
            <text:p>emme</text:p>
          </table:table-cell>
          <table:table-cell table:formula="of:=SUBSTITUTE([.B39];&quot; &quot; ;&quot;&quot; )" office:value-type="string" office:string-value="emme" calcext:value-type="string">
            <text:p>emme</text:p>
          </table:table-cell>
          <table:table-cell table:formula="of:=ORG.LIBREOFFICE.REGEX([.C39]; &quot;[^[:alnum:]]&quot;; &quot;&quot;; &quot;g&quot;)" office:value-type="string" office:string-value="emme" calcext:value-type="string">
            <text:p>emme</text:p>
          </table:table-cell>
          <table:table-cell table:formula="of:=LEN([.D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LA</text:p>
          </table:table-cell>
          <table:table-cell table:formula="of:=LOWER([.A40])" office:value-type="string" office:string-value="fala" calcext:value-type="string">
            <text:p>fala</text:p>
          </table:table-cell>
          <table:table-cell table:formula="of:=SUBSTITUTE([.B40];&quot; &quot; ;&quot;&quot; )" office:value-type="string" office:string-value="fala" calcext:value-type="string">
            <text:p>fala</text:p>
          </table:table-cell>
          <table:table-cell table:formula="of:=ORG.LIBREOFFICE.REGEX([.C40]; &quot;[^[:alnum:]]&quot;; &quot;&quot;; &quot;g&quot;)" office:value-type="string" office:string-value="fala" calcext:value-type="string">
            <text:p>fala</text:p>
          </table:table-cell>
          <table:table-cell table:formula="of:=LEN([.D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PP</text:p>
          </table:table-cell>
          <table:table-cell table:formula="of:=LOWER([.A41])" office:value-type="string" office:string-value="fipp" calcext:value-type="string">
            <text:p>fipp</text:p>
          </table:table-cell>
          <table:table-cell table:formula="of:=SUBSTITUTE([.B41];&quot; &quot; ;&quot;&quot; )" office:value-type="string" office:string-value="fipp" calcext:value-type="string">
            <text:p>fipp</text:p>
          </table:table-cell>
          <table:table-cell table:formula="of:=ORG.LIBREOFFICE.REGEX([.C41]; &quot;[^[:alnum:]]&quot;; &quot;&quot;; &quot;g&quot;)" office:value-type="string" office:string-value="fipp" calcext:value-type="string">
            <text:p>fipp</text:p>
          </table:table-cell>
          <table:table-cell table:formula="of:=LEN([.D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Y</text:p>
          </table:table-cell>
          <table:table-cell table:formula="of:=LOWER([.A42])" office:value-type="string" office:string-value="frey" calcext:value-type="string">
            <text:p>frey</text:p>
          </table:table-cell>
          <table:table-cell table:formula="of:=SUBSTITUTE([.B42];&quot; &quot; ;&quot;&quot; )" office:value-type="string" office:string-value="frey" calcext:value-type="string">
            <text:p>frey</text:p>
          </table:table-cell>
          <table:table-cell table:formula="of:=ORG.LIBREOFFICE.REGEX([.C42]; &quot;[^[:alnum:]]&quot;; &quot;&quot;; &quot;g&quot;)" office:value-type="string" office:string-value="frey" calcext:value-type="string">
            <text:p>frey</text:p>
          </table:table-cell>
          <table:table-cell table:formula="of:=LEN([.D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FI</text:p>
          </table:table-cell>
          <table:table-cell table:formula="of:=LOWER([.A43])" office:value-type="string" office:string-value="gifi" calcext:value-type="string">
            <text:p>gifi</text:p>
          </table:table-cell>
          <table:table-cell table:formula="of:=SUBSTITUTE([.B43];&quot; &quot; ;&quot;&quot; )" office:value-type="string" office:string-value="gifi" calcext:value-type="string">
            <text:p>gifi</text:p>
          </table:table-cell>
          <table:table-cell table:formula="of:=ORG.LIBREOFFICE.REGEX([.C43]; &quot;[^[:alnum:]]&quot;; &quot;&quot;; &quot;g&quot;)" office:value-type="string" office:string-value="gifi" calcext:value-type="string">
            <text:p>gifi</text:p>
          </table:table-cell>
          <table:table-cell table:formula="of:=LEN([.D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OG</text:p>
          </table:table-cell>
          <table:table-cell table:formula="of:=LOWER([.A44])" office:value-type="string" office:string-value="ilog" calcext:value-type="string">
            <text:p>ilog</text:p>
          </table:table-cell>
          <table:table-cell table:formula="of:=SUBSTITUTE([.B44];&quot; &quot; ;&quot;&quot; )" office:value-type="string" office:string-value="ilog" calcext:value-type="string">
            <text:p>ilog</text:p>
          </table:table-cell>
          <table:table-cell table:formula="of:=ORG.LIBREOFFICE.REGEX([.C44]; &quot;[^[:alnum:]]&quot;; &quot;&quot;; &quot;g&quot;)" office:value-type="string" office:string-value="ilog" calcext:value-type="string">
            <text:p>ilog</text:p>
          </table:table-cell>
          <table:table-cell table:formula="of:=LEN([.D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BM</text:p>
          </table:table-cell>
          <table:table-cell table:formula="of:=LOWER([.A45])" office:value-type="string" office:string-value="ipbm" calcext:value-type="string">
            <text:p>ipbm</text:p>
          </table:table-cell>
          <table:table-cell table:formula="of:=SUBSTITUTE([.B45];&quot; &quot; ;&quot;&quot; )" office:value-type="string" office:string-value="ipbm" calcext:value-type="string">
            <text:p>ipbm</text:p>
          </table:table-cell>
          <table:table-cell table:formula="of:=ORG.LIBREOFFICE.REGEX([.C45]; &quot;[^[:alnum:]]&quot;; &quot;&quot;; &quot;g&quot;)" office:value-type="string" office:string-value="ipbm" calcext:value-type="string">
            <text:p>ipbm</text:p>
          </table:table-cell>
          <table:table-cell table:formula="of:=LEN([.D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SI</text:p>
          </table:table-cell>
          <table:table-cell table:formula="of:=LOWER([.A46])" office:value-type="string" office:string-value="lisi" calcext:value-type="string">
            <text:p>lisi</text:p>
          </table:table-cell>
          <table:table-cell table:formula="of:=SUBSTITUTE([.B46];&quot; &quot; ;&quot;&quot; )" office:value-type="string" office:string-value="lisi" calcext:value-type="string">
            <text:p>lisi</text:p>
          </table:table-cell>
          <table:table-cell table:formula="of:=ORG.LIBREOFFICE.REGEX([.C46]; &quot;[^[:alnum:]]&quot;; &quot;&quot;; &quot;g&quot;)" office:value-type="string" office:string-value="lisi" calcext:value-type="string">
            <text:p>lisi</text:p>
          </table:table-cell>
          <table:table-cell table:formula="of:=LEN([.D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MH</text:p>
          </table:table-cell>
          <table:table-cell table:formula="of:=LOWER([.A47])" office:value-type="string" office:string-value="lvmh" calcext:value-type="string">
            <text:p>lvmh</text:p>
          </table:table-cell>
          <table:table-cell table:formula="of:=SUBSTITUTE([.B47];&quot; &quot; ;&quot;&quot; )" office:value-type="string" office:string-value="lvmh" calcext:value-type="string">
            <text:p>lvmh</text:p>
          </table:table-cell>
          <table:table-cell table:formula="of:=ORG.LIBREOFFICE.REGEX([.C47]; &quot;[^[:alnum:]]&quot;; &quot;&quot;; &quot;g&quot;)" office:value-type="string" office:string-value="lvmh" calcext:value-type="string">
            <text:p>lvmh</text:p>
          </table:table-cell>
          <table:table-cell table:formula="of:=LEN([.D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ER</text:p>
          </table:table-cell>
          <table:table-cell table:formula="of:=LOWER([.A48])" office:value-type="string" office:string-value="ober" calcext:value-type="string">
            <text:p>ober</text:p>
          </table:table-cell>
          <table:table-cell table:formula="of:=SUBSTITUTE([.B48];&quot; &quot; ;&quot;&quot; )" office:value-type="string" office:string-value="ober" calcext:value-type="string">
            <text:p>ober</text:p>
          </table:table-cell>
          <table:table-cell table:formula="of:=ORG.LIBREOFFICE.REGEX([.C48]; &quot;[^[:alnum:]]&quot;; &quot;&quot;; &quot;g&quot;)" office:value-type="string" office:string-value="ober" calcext:value-type="string">
            <text:p>ober</text:p>
          </table:table-cell>
          <table:table-cell table:formula="of:=LEN([.D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NET</text:p>
          </table:table-cell>
          <table:table-cell table:formula="of:=LOWER([.A49])" office:value-type="string" office:string-value="onet" calcext:value-type="string">
            <text:p>onet</text:p>
          </table:table-cell>
          <table:table-cell table:formula="of:=SUBSTITUTE([.B49];&quot; &quot; ;&quot;&quot; )" office:value-type="string" office:string-value="onet" calcext:value-type="string">
            <text:p>onet</text:p>
          </table:table-cell>
          <table:table-cell table:formula="of:=ORG.LIBREOFFICE.REGEX([.C49]; &quot;[^[:alnum:]]&quot;; &quot;&quot;; &quot;g&quot;)" office:value-type="string" office:string-value="onet" calcext:value-type="string">
            <text:p>onet</text:p>
          </table:table-cell>
          <table:table-cell table:formula="of:=LEN([.D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EO</text:p>
          </table:table-cell>
          <table:table-cell table:formula="of:=LOWER([.A50])" office:value-type="string" office:string-value="oseo" calcext:value-type="string">
            <text:p>oseo</text:p>
          </table:table-cell>
          <table:table-cell table:formula="of:=SUBSTITUTE([.B50];&quot; &quot; ;&quot;&quot; )" office:value-type="string" office:string-value="oseo" calcext:value-type="string">
            <text:p>oseo</text:p>
          </table:table-cell>
          <table:table-cell table:formula="of:=ORG.LIBREOFFICE.REGEX([.C50]; &quot;[^[:alnum:]]&quot;; &quot;&quot;; &quot;g&quot;)" office:value-type="string" office:string-value="oseo" calcext:value-type="string">
            <text:p>oseo</text:p>
          </table:table-cell>
          <table:table-cell table:formula="of:=LEN([.D5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OR</text:p>
          </table:table-cell>
          <table:table-cell table:formula="of:=LOWER([.A51])" office:value-type="string" office:string-value="otor" calcext:value-type="string">
            <text:p>otor</text:p>
          </table:table-cell>
          <table:table-cell table:formula="of:=SUBSTITUTE([.B51];&quot; &quot; ;&quot;&quot; )" office:value-type="string" office:string-value="otor" calcext:value-type="string">
            <text:p>otor</text:p>
          </table:table-cell>
          <table:table-cell table:formula="of:=ORG.LIBREOFFICE.REGEX([.C51]; &quot;[^[:alnum:]]&quot;; &quot;&quot;; &quot;g&quot;)" office:value-type="string" office:string-value="otor" calcext:value-type="string">
            <text:p>otor</text:p>
          </table:table-cell>
          <table:table-cell table:formula="of:=LEN([.D5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CAS</text:p>
          </table:table-cell>
          <table:table-cell table:formula="of:=LOWER([.A52])" office:value-type="string" office:string-value="pcas" calcext:value-type="string">
            <text:p>pcas</text:p>
          </table:table-cell>
          <table:table-cell table:formula="of:=SUBSTITUTE([.B52];&quot; &quot; ;&quot;&quot; )" office:value-type="string" office:string-value="pcas" calcext:value-type="string">
            <text:p>pcas</text:p>
          </table:table-cell>
          <table:table-cell table:formula="of:=ORG.LIBREOFFICE.REGEX([.C52]; &quot;[^[:alnum:]]&quot;; &quot;&quot;; &quot;g&quot;)" office:value-type="string" office:string-value="pcas" calcext:value-type="string">
            <text:p>pcas</text:p>
          </table:table-cell>
          <table:table-cell table:formula="of:=LEN([.D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TP</text:p>
          </table:table-cell>
          <table:table-cell table:formula="of:=LOWER([.A53])" office:value-type="string" office:string-value="ratp" calcext:value-type="string">
            <text:p>ratp</text:p>
          </table:table-cell>
          <table:table-cell table:formula="of:=SUBSTITUTE([.B53];&quot; &quot; ;&quot;&quot; )" office:value-type="string" office:string-value="ratp" calcext:value-type="string">
            <text:p>ratp</text:p>
          </table:table-cell>
          <table:table-cell table:formula="of:=ORG.LIBREOFFICE.REGEX([.C53]; &quot;[^[:alnum:]]&quot;; &quot;&quot;; &quot;g&quot;)" office:value-type="string" office:string-value="ratp" calcext:value-type="string">
            <text:p>ratp</text:p>
          </table:table-cell>
          <table:table-cell table:formula="of:=LEN([.D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B</text:p>
          </table:table-cell>
          <table:table-cell table:formula="of:=LOWER([.A54])" office:value-type="string" office:string-value="sabb" calcext:value-type="string">
            <text:p>sabb</text:p>
          </table:table-cell>
          <table:table-cell table:formula="of:=SUBSTITUTE([.B54];&quot; &quot; ;&quot;&quot; )" office:value-type="string" office:string-value="sabb" calcext:value-type="string">
            <text:p>sabb</text:p>
          </table:table-cell>
          <table:table-cell table:formula="of:=ORG.LIBREOFFICE.REGEX([.C54]; &quot;[^[:alnum:]]&quot;; &quot;&quot;; &quot;g&quot;)" office:value-type="string" office:string-value="sabb" calcext:value-type="string">
            <text:p>sabb</text:p>
          </table:table-cell>
          <table:table-cell table:formula="of:=LEN([.D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CF</text:p>
          </table:table-cell>
          <table:table-cell table:formula="of:=LOWER([.A55])" office:value-type="string" office:string-value="sncf" calcext:value-type="string">
            <text:p>sncf</text:p>
          </table:table-cell>
          <table:table-cell table:formula="of:=SUBSTITUTE([.B55];&quot; &quot; ;&quot;&quot; )" office:value-type="string" office:string-value="sncf" calcext:value-type="string">
            <text:p>sncf</text:p>
          </table:table-cell>
          <table:table-cell table:formula="of:=ORG.LIBREOFFICE.REGEX([.C55]; &quot;[^[:alnum:]]&quot;; &quot;&quot;; &quot;g&quot;)" office:value-type="string" office:string-value="sncf" calcext:value-type="string">
            <text:p>sncf</text:p>
          </table:table-cell>
          <table:table-cell table:formula="of:=LEN([.D5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LI</text:p>
          </table:table-cell>
          <table:table-cell table:formula="of:=LOWER([.A56])" office:value-type="string" office:string-value="sqli" calcext:value-type="string">
            <text:p>sqli</text:p>
          </table:table-cell>
          <table:table-cell table:formula="of:=SUBSTITUTE([.B56];&quot; &quot; ;&quot;&quot; )" office:value-type="string" office:string-value="sqli" calcext:value-type="string">
            <text:p>sqli</text:p>
          </table:table-cell>
          <table:table-cell table:formula="of:=ORG.LIBREOFFICE.REGEX([.C56]; &quot;[^[:alnum:]]&quot;; &quot;&quot;; &quot;g&quot;)" office:value-type="string" office:string-value="sqli" calcext:value-type="string">
            <text:p>sqli</text:p>
          </table:table-cell>
          <table:table-cell table:formula="of:=LEN([.D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COR</text:p>
          </table:table-cell>
          <table:table-cell table:formula="of:=LOWER([.A57])" office:value-type="string" office:string-value="accor" calcext:value-type="string">
            <text:p>accor</text:p>
          </table:table-cell>
          <table:table-cell table:formula="of:=SUBSTITUTE([.B57];&quot; &quot; ;&quot;&quot; )" office:value-type="string" office:string-value="accor" calcext:value-type="string">
            <text:p>accor</text:p>
          </table:table-cell>
          <table:table-cell table:formula="of:=ORG.LIBREOFFICE.REGEX([.C57]; &quot;[^[:alnum:]]&quot;; &quot;&quot;; &quot;g&quot;)" office:value-type="string" office:string-value="accor" calcext:value-type="string">
            <text:p>accor</text:p>
          </table:table-cell>
          <table:table-cell table:formula="of:=LEN([.D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FONE</text:p>
          </table:table-cell>
          <table:table-cell table:formula="of:=LOWER([.A58])" office:value-type="string" office:string-value="afone" calcext:value-type="string">
            <text:p>afone</text:p>
          </table:table-cell>
          <table:table-cell table:formula="of:=SUBSTITUTE([.B58];&quot; &quot; ;&quot;&quot; )" office:value-type="string" office:string-value="afone" calcext:value-type="string">
            <text:p>afone</text:p>
          </table:table-cell>
          <table:table-cell table:formula="of:=ORG.LIBREOFFICE.REGEX([.C58]; &quot;[^[:alnum:]]&quot;; &quot;&quot;; &quot;g&quot;)" office:value-type="string" office:string-value="afone" calcext:value-type="string">
            <text:p>afone</text:p>
          </table:table-cell>
          <table:table-cell table:formula="of:=LEN([.D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CAN</text:p>
          </table:table-cell>
          <table:table-cell table:formula="of:=LOWER([.A59])" office:value-type="string" office:string-value="alcan" calcext:value-type="string">
            <text:p>alcan</text:p>
          </table:table-cell>
          <table:table-cell table:formula="of:=SUBSTITUTE([.B59];&quot; &quot; ;&quot;&quot; )" office:value-type="string" office:string-value="alcan" calcext:value-type="string">
            <text:p>alcan</text:p>
          </table:table-cell>
          <table:table-cell table:formula="of:=ORG.LIBREOFFICE.REGEX([.C59]; &quot;[^[:alnum:]]&quot;; &quot;&quot;; &quot;g&quot;)" office:value-type="string" office:string-value="alcan" calcext:value-type="string">
            <text:p>alcan</text:p>
          </table:table-cell>
          <table:table-cell table:formula="of:=LEN([.D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EN</text:p>
          </table:table-cell>
          <table:table-cell table:formula="of:=LOWER([.A60])" office:value-type="string" office:string-value="alten" calcext:value-type="string">
            <text:p>alten</text:p>
          </table:table-cell>
          <table:table-cell table:formula="of:=SUBSTITUTE([.B60];&quot; &quot; ;&quot;&quot; )" office:value-type="string" office:string-value="alten" calcext:value-type="string">
            <text:p>alten</text:p>
          </table:table-cell>
          <table:table-cell table:formula="of:=ORG.LIBREOFFICE.REGEX([.C60]; &quot;[^[:alnum:]]&quot;; &quot;&quot;; &quot;g&quot;)" office:value-type="string" office:string-value="alten" calcext:value-type="string">
            <text:p>alten</text:p>
          </table:table-cell>
          <table:table-cell table:formula="of:=LEN([.D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OVO</text:p>
          </table:table-cell>
          <table:table-cell table:formula="of:=LOWER([.A61])" office:value-type="string" office:string-value="anovo" calcext:value-type="string">
            <text:p>anovo</text:p>
          </table:table-cell>
          <table:table-cell table:formula="of:=SUBSTITUTE([.B61];&quot; &quot; ;&quot;&quot; )" office:value-type="string" office:string-value="anovo" calcext:value-type="string">
            <text:p>anovo</text:p>
          </table:table-cell>
          <table:table-cell table:formula="of:=ORG.LIBREOFFICE.REGEX([.C61]; &quot;[^[:alnum:]]&quot;; &quot;&quot;; &quot;g&quot;)" office:value-type="string" office:string-value="anovo" calcext:value-type="string">
            <text:p>anovo</text:p>
          </table:table-cell>
          <table:table-cell table:formula="of:=LEN([.D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BEL</text:p>
          </table:table-cell>
          <table:table-cell table:formula="of:=LOWER([.A62])" office:value-type="string" office:string-value="arbel" calcext:value-type="string">
            <text:p>arbel</text:p>
          </table:table-cell>
          <table:table-cell table:formula="of:=SUBSTITUTE([.B62];&quot; &quot; ;&quot;&quot; )" office:value-type="string" office:string-value="arbel" calcext:value-type="string">
            <text:p>arbel</text:p>
          </table:table-cell>
          <table:table-cell table:formula="of:=ORG.LIBREOFFICE.REGEX([.C62]; &quot;[^[:alnum:]]&quot;; &quot;&quot;; &quot;g&quot;)" office:value-type="string" office:string-value="arbel" calcext:value-type="string">
            <text:p>arbel</text:p>
          </table:table-cell>
          <table:table-cell table:formula="of:=LEN([.D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EVA</text:p>
          </table:table-cell>
          <table:table-cell table:formula="of:=LOWER([.A63])" office:value-type="string" office:string-value="areva" calcext:value-type="string">
            <text:p>areva</text:p>
          </table:table-cell>
          <table:table-cell table:formula="of:=SUBSTITUTE([.B63];&quot; &quot; ;&quot;&quot; )" office:value-type="string" office:string-value="areva" calcext:value-type="string">
            <text:p>areva</text:p>
          </table:table-cell>
          <table:table-cell table:formula="of:=ORG.LIBREOFFICE.REGEX([.C63]; &quot;[^[:alnum:]]&quot;; &quot;&quot;; &quot;g&quot;)" office:value-type="string" office:string-value="areva" calcext:value-type="string">
            <text:p>areva</text:p>
          </table:table-cell>
          <table:table-cell table:formula="of:=LEN([.D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GAN</text:p>
          </table:table-cell>
          <table:table-cell table:formula="of:=LOWER([.A64])" office:value-type="string" office:string-value="argan" calcext:value-type="string">
            <text:p>argan</text:p>
          </table:table-cell>
          <table:table-cell table:formula="of:=SUBSTITUTE([.B64];&quot; &quot; ;&quot;&quot; )" office:value-type="string" office:string-value="argan" calcext:value-type="string">
            <text:p>argan</text:p>
          </table:table-cell>
          <table:table-cell table:formula="of:=ORG.LIBREOFFICE.REGEX([.C64]; &quot;[^[:alnum:]]&quot;; &quot;&quot;; &quot;g&quot;)" office:value-type="string" office:string-value="argan" calcext:value-type="string">
            <text:p>argan</text:p>
          </table:table-cell>
          <table:table-cell table:formula="of:=LEN([.D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ARI</text:p>
          </table:table-cell>
          <table:table-cell table:formula="of:=LOWER([.A65])" office:value-type="string" office:string-value="atari" calcext:value-type="string">
            <text:p>atari</text:p>
          </table:table-cell>
          <table:table-cell table:formula="of:=SUBSTITUTE([.B65];&quot; &quot; ;&quot;&quot; )" office:value-type="string" office:string-value="atari" calcext:value-type="string">
            <text:p>atari</text:p>
          </table:table-cell>
          <table:table-cell table:formula="of:=ORG.LIBREOFFICE.REGEX([.C65]; &quot;[^[:alnum:]]&quot;; &quot;&quot;; &quot;g&quot;)" office:value-type="string" office:string-value="atari" calcext:value-type="string">
            <text:p>atari</text:p>
          </table:table-cell>
          <table:table-cell table:formula="of:=LEN([.D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table:formula="of:=LOWER([.A66])" office:value-type="string" office:string-value="atmel" calcext:value-type="string">
            <text:p>atmel</text:p>
          </table:table-cell>
          <table:table-cell table:formula="of:=SUBSTITUTE([.B66];&quot; &quot; ;&quot;&quot; )" office:value-type="string" office:string-value="atmel" calcext:value-type="string">
            <text:p>atmel</text:p>
          </table:table-cell>
          <table:table-cell table:formula="of:=ORG.LIBREOFFICE.REGEX([.C66]; &quot;[^[:alnum:]]&quot;; &quot;&quot;; &quot;g&quot;)" office:value-type="string" office:string-value="atmel" calcext:value-type="string">
            <text:p>atmel</text:p>
          </table:table-cell>
          <table:table-cell table:formula="of:=LEN([.D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BAY</text:p>
          </table:table-cell>
          <table:table-cell table:formula="of:=LOWER([.A67])" office:value-type="string" office:string-value="aubay" calcext:value-type="string">
            <text:p>aubay</text:p>
          </table:table-cell>
          <table:table-cell table:formula="of:=SUBSTITUTE([.B67];&quot; &quot; ;&quot;&quot; )" office:value-type="string" office:string-value="aubay" calcext:value-type="string">
            <text:p>aubay</text:p>
          </table:table-cell>
          <table:table-cell table:formula="of:=ORG.LIBREOFFICE.REGEX([.C67]; &quot;[^[:alnum:]]&quot;; &quot;&quot;; &quot;g&quot;)" office:value-type="string" office:string-value="aubay" calcext:value-type="string">
            <text:p>aubay</text:p>
          </table:table-cell>
          <table:table-cell table:formula="of:=LEN([.D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REA</text:p>
          </table:table-cell>
          <table:table-cell table:formula="of:=LOWER([.A68])" office:value-type="string" office:string-value="aurea" calcext:value-type="string">
            <text:p>aurea</text:p>
          </table:table-cell>
          <table:table-cell table:formula="of:=SUBSTITUTE([.B68];&quot; &quot; ;&quot;&quot; )" office:value-type="string" office:string-value="aurea" calcext:value-type="string">
            <text:p>aurea</text:p>
          </table:table-cell>
          <table:table-cell table:formula="of:=ORG.LIBREOFFICE.REGEX([.C68]; &quot;[^[:alnum:]]&quot;; &quot;&quot;; &quot;g&quot;)" office:value-type="string" office:string-value="aurea" calcext:value-type="string">
            <text:p>aurea</text:p>
          </table:table-cell>
          <table:table-cell table:formula="of:=LEN([.D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DES</text:p>
          </table:table-cell>
          <table:table-cell table:formula="of:=LOWER([.A69])" office:value-type="string" office:string-value="cades" calcext:value-type="string">
            <text:p>cades</text:p>
          </table:table-cell>
          <table:table-cell table:formula="of:=SUBSTITUTE([.B69];&quot; &quot; ;&quot;&quot; )" office:value-type="string" office:string-value="cades" calcext:value-type="string">
            <text:p>cades</text:p>
          </table:table-cell>
          <table:table-cell table:formula="of:=ORG.LIBREOFFICE.REGEX([.C69]; &quot;[^[:alnum:]]&quot;; &quot;&quot;; &quot;g&quot;)" office:value-type="string" office:string-value="cades" calcext:value-type="string">
            <text:p>cades</text:p>
          </table:table-cell>
          <table:table-cell table:formula="of:=LEN([.D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FOM</text:p>
          </table:table-cell>
          <table:table-cell table:formula="of:=LOWER([.A70])" office:value-type="string" office:string-value="cafom" calcext:value-type="string">
            <text:p>cafom</text:p>
          </table:table-cell>
          <table:table-cell table:formula="of:=SUBSTITUTE([.B70];&quot; &quot; ;&quot;&quot; )" office:value-type="string" office:string-value="cafom" calcext:value-type="string">
            <text:p>cafom</text:p>
          </table:table-cell>
          <table:table-cell table:formula="of:=ORG.LIBREOFFICE.REGEX([.C70]; &quot;[^[:alnum:]]&quot;; &quot;&quot;; &quot;g&quot;)" office:value-type="string" office:string-value="cafom" calcext:value-type="string">
            <text:p>cafom</text:p>
          </table:table-cell>
          <table:table-cell table:formula="of:=LEN([.D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DIP</text:p>
          </table:table-cell>
          <table:table-cell table:formula="of:=LOWER([.A71])" office:value-type="string" office:string-value="cedip" calcext:value-type="string">
            <text:p>cedip</text:p>
          </table:table-cell>
          <table:table-cell table:formula="of:=SUBSTITUTE([.B71];&quot; &quot; ;&quot;&quot; )" office:value-type="string" office:string-value="cedip" calcext:value-type="string">
            <text:p>cedip</text:p>
          </table:table-cell>
          <table:table-cell table:formula="of:=ORG.LIBREOFFICE.REGEX([.C71]; &quot;[^[:alnum:]]&quot;; &quot;&quot;; &quot;g&quot;)" office:value-type="string" office:string-value="cedip" calcext:value-type="string">
            <text:p>cedip</text:p>
          </table:table-cell>
          <table:table-cell table:formula="of:=LEN([.D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REP</text:p>
          </table:table-cell>
          <table:table-cell table:formula="of:=LOWER([.A72])" office:value-type="string" office:string-value="cerep" calcext:value-type="string">
            <text:p>cerep</text:p>
          </table:table-cell>
          <table:table-cell table:formula="of:=SUBSTITUTE([.B72];&quot; &quot; ;&quot;&quot; )" office:value-type="string" office:string-value="cerep" calcext:value-type="string">
            <text:p>cerep</text:p>
          </table:table-cell>
          <table:table-cell table:formula="of:=ORG.LIBREOFFICE.REGEX([.C72]; &quot;[^[:alnum:]]&quot;; &quot;&quot;; &quot;g&quot;)" office:value-type="string" office:string-value="cerep" calcext:value-type="string">
            <text:p>cerep</text:p>
          </table:table-cell>
          <table:table-cell table:formula="of:=LEN([.D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table:formula="of:=LOWER([.A73])" office:value-type="string" office:string-value="cesar" calcext:value-type="string">
            <text:p>cesar</text:p>
          </table:table-cell>
          <table:table-cell table:formula="of:=SUBSTITUTE([.B73];&quot; &quot; ;&quot;&quot; )" office:value-type="string" office:string-value="cesar" calcext:value-type="string">
            <text:p>cesar</text:p>
          </table:table-cell>
          <table:table-cell table:formula="of:=ORG.LIBREOFFICE.REGEX([.C73]; &quot;[^[:alnum:]]&quot;; &quot;&quot;; &quot;g&quot;)" office:value-type="string" office:string-value="cesar" calcext:value-type="string">
            <text:p>cesar</text:p>
          </table:table-cell>
          <table:table-cell table:formula="of:=LEN([.D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CAL</text:p>
          </table:table-cell>
          <table:table-cell table:formula="of:=LOWER([.A74])" office:value-type="string" office:string-value="cfcal" calcext:value-type="string">
            <text:p>cfcal</text:p>
          </table:table-cell>
          <table:table-cell table:formula="of:=SUBSTITUTE([.B74];&quot; &quot; ;&quot;&quot; )" office:value-type="string" office:string-value="cfcal" calcext:value-type="string">
            <text:p>cfcal</text:p>
          </table:table-cell>
          <table:table-cell table:formula="of:=ORG.LIBREOFFICE.REGEX([.C74]; &quot;[^[:alnum:]]&quot;; &quot;&quot;; &quot;g&quot;)" office:value-type="string" office:string-value="cfcal" calcext:value-type="string">
            <text:p>cfcal</text:p>
          </table:table-cell>
          <table:table-cell table:formula="of:=LEN([.D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SCO</text:p>
          </table:table-cell>
          <table:table-cell table:formula="of:=LOWER([.A75])" office:value-type="string" office:string-value="cisco" calcext:value-type="string">
            <text:p>cisco</text:p>
          </table:table-cell>
          <table:table-cell table:formula="of:=SUBSTITUTE([.B75];&quot; &quot; ;&quot;&quot; )" office:value-type="string" office:string-value="cisco" calcext:value-type="string">
            <text:p>cisco</text:p>
          </table:table-cell>
          <table:table-cell table:formula="of:=ORG.LIBREOFFICE.REGEX([.C75]; &quot;[^[:alnum:]]&quot;; &quot;&quot;; &quot;g&quot;)" office:value-type="string" office:string-value="cisco" calcext:value-type="string">
            <text:p>cisco</text:p>
          </table:table-cell>
          <table:table-cell table:formula="of:=LEN([.D7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TEL</text:p>
          </table:table-cell>
          <table:table-cell table:formula="of:=LOWER([.A76])" office:value-type="string" office:string-value="citel" calcext:value-type="string">
            <text:p>citel</text:p>
          </table:table-cell>
          <table:table-cell table:formula="of:=SUBSTITUTE([.B76];&quot; &quot; ;&quot;&quot; )" office:value-type="string" office:string-value="citel" calcext:value-type="string">
            <text:p>citel</text:p>
          </table:table-cell>
          <table:table-cell table:formula="of:=ORG.LIBREOFFICE.REGEX([.C76]; &quot;[^[:alnum:]]&quot;; &quot;&quot;; &quot;g&quot;)" office:value-type="string" office:string-value="citel" calcext:value-type="string">
            <text:p>citel</text:p>
          </table:table-cell>
          <table:table-cell table:formula="of:=LEN([.D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XIA</text:p>
          </table:table-cell>
          <table:table-cell table:formula="of:=LOWER([.A77])" office:value-type="string" office:string-value="dexia" calcext:value-type="string">
            <text:p>dexia</text:p>
          </table:table-cell>
          <table:table-cell table:formula="of:=SUBSTITUTE([.B77];&quot; &quot; ;&quot;&quot; )" office:value-type="string" office:string-value="dexia" calcext:value-type="string">
            <text:p>dexia</text:p>
          </table:table-cell>
          <table:table-cell table:formula="of:=ORG.LIBREOFFICE.REGEX([.C77]; &quot;[^[:alnum:]]&quot;; &quot;&quot;; &quot;g&quot;)" office:value-type="string" office:string-value="dexia" calcext:value-type="string">
            <text:p>dexia</text:p>
          </table:table-cell>
          <table:table-cell table:formula="of:=LEN([.D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RAN</text:p>
          </table:table-cell>
          <table:table-cell table:formula="of:=LOWER([.A78])" office:value-type="string" office:string-value="duran" calcext:value-type="string">
            <text:p>duran</text:p>
          </table:table-cell>
          <table:table-cell table:formula="of:=SUBSTITUTE([.B78];&quot; &quot; ;&quot;&quot; )" office:value-type="string" office:string-value="duran" calcext:value-type="string">
            <text:p>duran</text:p>
          </table:table-cell>
          <table:table-cell table:formula="of:=ORG.LIBREOFFICE.REGEX([.C78]; &quot;[^[:alnum:]]&quot;; &quot;&quot;; &quot;g&quot;)" office:value-type="string" office:string-value="duran" calcext:value-type="string">
            <text:p>duran</text:p>
          </table:table-cell>
          <table:table-cell table:formula="of:=LEN([.D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GIDE</text:p>
          </table:table-cell>
          <table:table-cell table:formula="of:=LOWER([.A79])" office:value-type="string" office:string-value="egide" calcext:value-type="string">
            <text:p>egide</text:p>
          </table:table-cell>
          <table:table-cell table:formula="of:=SUBSTITUTE([.B79];&quot; &quot; ;&quot;&quot; )" office:value-type="string" office:string-value="egide" calcext:value-type="string">
            <text:p>egide</text:p>
          </table:table-cell>
          <table:table-cell table:formula="of:=ORG.LIBREOFFICE.REGEX([.C79]; &quot;[^[:alnum:]]&quot;; &quot;&quot;; &quot;g&quot;)" office:value-type="string" office:string-value="egide" calcext:value-type="string">
            <text:p>egide</text:p>
          </table:table-cell>
          <table:table-cell table:formula="of:=LEN([.D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KER</text:p>
          </table:table-cell>
          <table:table-cell table:formula="of:=LOWER([.A80])" office:value-type="string" office:string-value="esker" calcext:value-type="string">
            <text:p>esker</text:p>
          </table:table-cell>
          <table:table-cell table:formula="of:=SUBSTITUTE([.B80];&quot; &quot; ;&quot;&quot; )" office:value-type="string" office:string-value="esker" calcext:value-type="string">
            <text:p>esker</text:p>
          </table:table-cell>
          <table:table-cell table:formula="of:=ORG.LIBREOFFICE.REGEX([.C80]; &quot;[^[:alnum:]]&quot;; &quot;&quot;; &quot;g&quot;)" office:value-type="string" office:string-value="esker" calcext:value-type="string">
            <text:p>esker</text:p>
          </table:table-cell>
          <table:table-cell table:formula="of:=LEN([.D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DON</text:p>
          </table:table-cell>
          <table:table-cell table:formula="of:=LOWER([.A81])" office:value-type="string" office:string-value="fedon" calcext:value-type="string">
            <text:p>fedon</text:p>
          </table:table-cell>
          <table:table-cell table:formula="of:=SUBSTITUTE([.B81];&quot; &quot; ;&quot;&quot; )" office:value-type="string" office:string-value="fedon" calcext:value-type="string">
            <text:p>fedon</text:p>
          </table:table-cell>
          <table:table-cell table:formula="of:=ORG.LIBREOFFICE.REGEX([.C81]; &quot;[^[:alnum:]]&quot;; &quot;&quot;; &quot;g&quot;)" office:value-type="string" office:string-value="fedon" calcext:value-type="string">
            <text:p>fedon</text:p>
          </table:table-cell>
          <table:table-cell table:formula="of:=LEN([.D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VAS</text:p>
          </table:table-cell>
          <table:table-cell table:formula="of:=LOWER([.A82])" office:value-type="string" office:string-value="havas" calcext:value-type="string">
            <text:p>havas</text:p>
          </table:table-cell>
          <table:table-cell table:formula="of:=SUBSTITUTE([.B82];&quot; &quot; ;&quot;&quot; )" office:value-type="string" office:string-value="havas" calcext:value-type="string">
            <text:p>havas</text:p>
          </table:table-cell>
          <table:table-cell table:formula="of:=ORG.LIBREOFFICE.REGEX([.C82]; &quot;[^[:alnum:]]&quot;; &quot;&quot;; &quot;g&quot;)" office:value-type="string" office:string-value="havas" calcext:value-type="string">
            <text:p>havas</text:p>
          </table:table-cell>
          <table:table-cell table:formula="of:=LEN([.D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CADE</text:p>
          </table:table-cell>
          <table:table-cell table:formula="of:=LOWER([.A83])" office:value-type="string" office:string-value="icade" calcext:value-type="string">
            <text:p>icade</text:p>
          </table:table-cell>
          <table:table-cell table:formula="of:=SUBSTITUTE([.B83];&quot; &quot; ;&quot;&quot; )" office:value-type="string" office:string-value="icade" calcext:value-type="string">
            <text:p>icade</text:p>
          </table:table-cell>
          <table:table-cell table:formula="of:=ORG.LIBREOFFICE.REGEX([.C83]; &quot;[^[:alnum:]]&quot;; &quot;&quot;; &quot;g&quot;)" office:value-type="string" office:string-value="icade" calcext:value-type="string">
            <text:p>icade</text:p>
          </table:table-cell>
          <table:table-cell table:formula="of:=LEN([.D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SUD</text:p>
          </table:table-cell>
          <table:table-cell table:formula="of:=LOWER([.A84])" office:value-type="string" office:string-value="idsud" calcext:value-type="string">
            <text:p>idsud</text:p>
          </table:table-cell>
          <table:table-cell table:formula="of:=SUBSTITUTE([.B84];&quot; &quot; ;&quot;&quot; )" office:value-type="string" office:string-value="idsud" calcext:value-type="string">
            <text:p>idsud</text:p>
          </table:table-cell>
          <table:table-cell table:formula="of:=ORG.LIBREOFFICE.REGEX([.C84]; &quot;[^[:alnum:]]&quot;; &quot;&quot;; &quot;g&quot;)" office:value-type="string" office:string-value="idsud" calcext:value-type="string">
            <text:p>idsud</text:p>
          </table:table-cell>
          <table:table-cell table:formula="of:=LEN([.D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LIAD</text:p>
          </table:table-cell>
          <table:table-cell table:formula="of:=LOWER([.A85])" office:value-type="string" office:string-value="iliad" calcext:value-type="string">
            <text:p>iliad</text:p>
          </table:table-cell>
          <table:table-cell table:formula="of:=SUBSTITUTE([.B85];&quot; &quot; ;&quot;&quot; )" office:value-type="string" office:string-value="iliad" calcext:value-type="string">
            <text:p>iliad</text:p>
          </table:table-cell>
          <table:table-cell table:formula="of:=ORG.LIBREOFFICE.REGEX([.C85]; &quot;[^[:alnum:]]&quot;; &quot;&quot;; &quot;g&quot;)" office:value-type="string" office:string-value="iliad" calcext:value-type="string">
            <text:p>iliad</text:p>
          </table:table-cell>
          <table:table-cell table:formula="of:=LEN([.D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SOS</text:p>
          </table:table-cell>
          <table:table-cell table:formula="of:=LOWER([.A86])" office:value-type="string" office:string-value="ipsos" calcext:value-type="string">
            <text:p>ipsos</text:p>
          </table:table-cell>
          <table:table-cell table:formula="of:=SUBSTITUTE([.B86];&quot; &quot; ;&quot;&quot; )" office:value-type="string" office:string-value="ipsos" calcext:value-type="string">
            <text:p>ipsos</text:p>
          </table:table-cell>
          <table:table-cell table:formula="of:=ORG.LIBREOFFICE.REGEX([.C86]; &quot;[^[:alnum:]]&quot;; &quot;&quot;; &quot;g&quot;)" office:value-type="string" office:string-value="ipsos" calcext:value-type="string">
            <text:p>ipsos</text:p>
          </table:table-cell>
          <table:table-cell table:formula="of:=LEN([.D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NDY</text:p>
          </table:table-cell>
          <table:table-cell table:formula="of:=LOWER([.A87])" office:value-type="string" office:string-value="kindy" calcext:value-type="string">
            <text:p>kindy</text:p>
          </table:table-cell>
          <table:table-cell table:formula="of:=SUBSTITUTE([.B87];&quot; &quot; ;&quot;&quot; )" office:value-type="string" office:string-value="kindy" calcext:value-type="string">
            <text:p>kindy</text:p>
          </table:table-cell>
          <table:table-cell table:formula="of:=ORG.LIBREOFFICE.REGEX([.C87]; &quot;[^[:alnum:]]&quot;; &quot;&quot;; &quot;g&quot;)" office:value-type="string" office:string-value="kindy" calcext:value-type="string">
            <text:p>kindy</text:p>
          </table:table-cell>
          <table:table-cell table:formula="of:=LEN([.D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CIE</text:p>
          </table:table-cell>
          <table:table-cell table:formula="of:=LOWER([.A88])" office:value-type="string" office:string-value="lacie" calcext:value-type="string">
            <text:p>lacie</text:p>
          </table:table-cell>
          <table:table-cell table:formula="of:=SUBSTITUTE([.B88];&quot; &quot; ;&quot;&quot; )" office:value-type="string" office:string-value="lacie" calcext:value-type="string">
            <text:p>lacie</text:p>
          </table:table-cell>
          <table:table-cell table:formula="of:=ORG.LIBREOFFICE.REGEX([.C88]; &quot;[^[:alnum:]]&quot;; &quot;&quot;; &quot;g&quot;)" office:value-type="string" office:string-value="lacie" calcext:value-type="string">
            <text:p>lacie</text:p>
          </table:table-cell>
          <table:table-cell table:formula="of:=LEN([.D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table:formula="of:=LOWER([.A89])" office:value-type="string" office:string-value="lucia" calcext:value-type="string">
            <text:p>lucia</text:p>
          </table:table-cell>
          <table:table-cell table:formula="of:=SUBSTITUTE([.B89];&quot; &quot; ;&quot;&quot; )" office:value-type="string" office:string-value="lucia" calcext:value-type="string">
            <text:p>lucia</text:p>
          </table:table-cell>
          <table:table-cell table:formula="of:=ORG.LIBREOFFICE.REGEX([.C89]; &quot;[^[:alnum:]]&quot;; &quot;&quot;; &quot;g&quot;)" office:value-type="string" office:string-value="lucia" calcext:value-type="string">
            <text:p>lucia</text:p>
          </table:table-cell>
          <table:table-cell table:formula="of:=LEN([.D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ESA</text:p>
          </table:table-cell>
          <table:table-cell table:formula="of:=LOWER([.A90])" office:value-type="string" office:string-value="maesa" calcext:value-type="string">
            <text:p>maesa</text:p>
          </table:table-cell>
          <table:table-cell table:formula="of:=SUBSTITUTE([.B90];&quot; &quot; ;&quot;&quot; )" office:value-type="string" office:string-value="maesa" calcext:value-type="string">
            <text:p>maesa</text:p>
          </table:table-cell>
          <table:table-cell table:formula="of:=ORG.LIBREOFFICE.REGEX([.C90]; &quot;[^[:alnum:]]&quot;; &quot;&quot;; &quot;g&quot;)" office:value-type="string" office:string-value="maesa" calcext:value-type="string">
            <text:p>maesa</text:p>
          </table:table-cell>
          <table:table-cell table:formula="of:=LEN([.D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RCI+</text:p>
          </table:table-cell>
          <table:table-cell table:formula="of:=LOWER([.A91])" office:value-type="string" office:string-value="merci+" calcext:value-type="string">
            <text:p>merci+</text:p>
          </table:table-cell>
          <table:table-cell table:formula="of:=SUBSTITUTE([.B91];&quot; &quot; ;&quot;&quot; )" office:value-type="string" office:string-value="merci+" calcext:value-type="string">
            <text:p>merci+</text:p>
          </table:table-cell>
          <table:table-cell table:formula="of:=ORG.LIBREOFFICE.REGEX([.C91]; &quot;[^[:alnum:]]&quot;; &quot;&quot;; &quot;g&quot;)" office:value-type="string" office:string-value="merci" calcext:value-type="string">
            <text:p>merci</text:p>
          </table:table-cell>
          <table:table-cell table:formula="of:=LEN([.D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COX</text:p>
          </table:table-cell>
          <table:table-cell table:formula="of:=LOWER([.A92])" office:value-type="string" office:string-value="nicox" calcext:value-type="string">
            <text:p>nicox</text:p>
          </table:table-cell>
          <table:table-cell table:formula="of:=SUBSTITUTE([.B92];&quot; &quot; ;&quot;&quot; )" office:value-type="string" office:string-value="nicox" calcext:value-type="string">
            <text:p>nicox</text:p>
          </table:table-cell>
          <table:table-cell table:formula="of:=ORG.LIBREOFFICE.REGEX([.C92]; &quot;[^[:alnum:]]&quot;; &quot;&quot;; &quot;g&quot;)" office:value-type="string" office:string-value="nicox" calcext:value-type="string">
            <text:p>nicox</text:p>
          </table:table-cell>
          <table:table-cell table:formula="of:=LEN([.D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ENEO</text:p>
          </table:table-cell>
          <table:table-cell table:formula="of:=LOWER([.A93])" office:value-type="string" office:string-value="oeneo" calcext:value-type="string">
            <text:p>oeneo</text:p>
          </table:table-cell>
          <table:table-cell table:formula="of:=SUBSTITUTE([.B93];&quot; &quot; ;&quot;&quot; )" office:value-type="string" office:string-value="oeneo" calcext:value-type="string">
            <text:p>oeneo</text:p>
          </table:table-cell>
          <table:table-cell table:formula="of:=ORG.LIBREOFFICE.REGEX([.C93]; &quot;[^[:alnum:]]&quot;; &quot;&quot;; &quot;g&quot;)" office:value-type="string" office:string-value="oeneo" calcext:value-type="string">
            <text:p>oeneo</text:p>
          </table:table-cell>
          <table:table-cell table:formula="of:=LEN([.D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API</text:p>
          </table:table-cell>
          <table:table-cell table:formula="of:=LOWER([.A94])" office:value-type="string" office:string-value="orapi" calcext:value-type="string">
            <text:p>orapi</text:p>
          </table:table-cell>
          <table:table-cell table:formula="of:=SUBSTITUTE([.B94];&quot; &quot; ;&quot;&quot; )" office:value-type="string" office:string-value="orapi" calcext:value-type="string">
            <text:p>orapi</text:p>
          </table:table-cell>
          <table:table-cell table:formula="of:=ORG.LIBREOFFICE.REGEX([.C94]; &quot;[^[:alnum:]]&quot;; &quot;&quot;; &quot;g&quot;)" office:value-type="string" office:string-value="orapi" calcext:value-type="string">
            <text:p>orapi</text:p>
          </table:table-cell>
          <table:table-cell table:formula="of:=LEN([.D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PEA</text:p>
          </table:table-cell>
          <table:table-cell table:formula="of:=LOWER([.A95])" office:value-type="string" office:string-value="orpea" calcext:value-type="string">
            <text:p>orpea</text:p>
          </table:table-cell>
          <table:table-cell table:formula="of:=SUBSTITUTE([.B95];&quot; &quot; ;&quot;&quot; )" office:value-type="string" office:string-value="orpea" calcext:value-type="string">
            <text:p>orpea</text:p>
          </table:table-cell>
          <table:table-cell table:formula="of:=ORG.LIBREOFFICE.REGEX([.C95]; &quot;[^[:alnum:]]&quot;; &quot;&quot;; &quot;g&quot;)" office:value-type="string" office:string-value="orpea" calcext:value-type="string">
            <text:p>orpea</text:p>
          </table:table-cell>
          <table:table-cell table:formula="of:=LEN([.D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EF</text:p>
          </table:table-cell>
          <table:table-cell table:formula="of:=LOWER([.A96])" office:value-type="string" office:string-value="paref" calcext:value-type="string">
            <text:p>paref</text:p>
          </table:table-cell>
          <table:table-cell table:formula="of:=SUBSTITUTE([.B96];&quot; &quot; ;&quot;&quot; )" office:value-type="string" office:string-value="paref" calcext:value-type="string">
            <text:p>paref</text:p>
          </table:table-cell>
          <table:table-cell table:formula="of:=ORG.LIBREOFFICE.REGEX([.C96]; &quot;[^[:alnum:]]&quot;; &quot;&quot;; &quot;g&quot;)" office:value-type="string" office:string-value="paref" calcext:value-type="string">
            <text:p>paref</text:p>
          </table:table-cell>
          <table:table-cell table:formula="of:=LEN([.D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WEO</text:p>
          </table:table-cell>
          <table:table-cell table:formula="of:=LOWER([.A97])" office:value-type="string" office:string-value="poweo" calcext:value-type="string">
            <text:p>poweo</text:p>
          </table:table-cell>
          <table:table-cell table:formula="of:=SUBSTITUTE([.B97];&quot; &quot; ;&quot;&quot; )" office:value-type="string" office:string-value="poweo" calcext:value-type="string">
            <text:p>poweo</text:p>
          </table:table-cell>
          <table:table-cell table:formula="of:=ORG.LIBREOFFICE.REGEX([.C97]; &quot;[^[:alnum:]]&quot;; &quot;&quot;; &quot;g&quot;)" office:value-type="string" office:string-value="poweo" calcext:value-type="string">
            <text:p>poweo</text:p>
          </table:table-cell>
          <table:table-cell table:formula="of:=LEN([.D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-SIIC</text:p>
          </table:table-cell>
          <table:table-cell table:formula="of:=LOWER([.A98])" office:value-type="string" office:string-value="r-siic" calcext:value-type="string">
            <text:p>r-siic</text:p>
          </table:table-cell>
          <table:table-cell table:formula="of:=SUBSTITUTE([.B98];&quot; &quot; ;&quot;&quot; )" office:value-type="string" office:string-value="r-siic" calcext:value-type="string">
            <text:p>r-siic</text:p>
          </table:table-cell>
          <table:table-cell table:formula="of:=ORG.LIBREOFFICE.REGEX([.C98]; &quot;[^[:alnum:]]&quot;; &quot;&quot;; &quot;g&quot;)" office:value-type="string" office:string-value="rsiic" calcext:value-type="string">
            <text:p>rsiic</text:p>
          </table:table-cell>
          <table:table-cell table:formula="of:=LEN([.D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XEL</text:p>
          </table:table-cell>
          <table:table-cell table:formula="of:=LOWER([.A99])" office:value-type="string" office:string-value="rexel" calcext:value-type="string">
            <text:p>rexel</text:p>
          </table:table-cell>
          <table:table-cell table:formula="of:=SUBSTITUTE([.B99];&quot; &quot; ;&quot;&quot; )" office:value-type="string" office:string-value="rexel" calcext:value-type="string">
            <text:p>rexel</text:p>
          </table:table-cell>
          <table:table-cell table:formula="of:=ORG.LIBREOFFICE.REGEX([.C99]; &quot;[^[:alnum:]]&quot;; &quot;&quot;; &quot;g&quot;)" office:value-type="string" office:string-value="rexel" calcext:value-type="string">
            <text:p>rexel</text:p>
          </table:table-cell>
          <table:table-cell table:formula="of:=LEN([.D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BIS</text:p>
          </table:table-cell>
          <table:table-cell table:formula="of:=LOWER([.A100])" office:value-type="string" office:string-value="rubis" calcext:value-type="string">
            <text:p>rubis</text:p>
          </table:table-cell>
          <table:table-cell table:formula="of:=SUBSTITUTE([.B100];&quot; &quot; ;&quot;&quot; )" office:value-type="string" office:string-value="rubis" calcext:value-type="string">
            <text:p>rubis</text:p>
          </table:table-cell>
          <table:table-cell table:formula="of:=ORG.LIBREOFFICE.REGEX([.C100]; &quot;[^[:alnum:]]&quot;; &quot;&quot;; &quot;g&quot;)" office:value-type="string" office:string-value="rubis" calcext:value-type="string">
            <text:p>rubis</text:p>
          </table:table-cell>
          <table:table-cell table:formula="of:=LEN([.D1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SE</text:p>
          </table:table-cell>
          <table:table-cell table:formula="of:=LOWER([.A101])" office:value-type="string" office:string-value="samse" calcext:value-type="string">
            <text:p>samse</text:p>
          </table:table-cell>
          <table:table-cell table:formula="of:=SUBSTITUTE([.B101];&quot; &quot; ;&quot;&quot; )" office:value-type="string" office:string-value="samse" calcext:value-type="string">
            <text:p>samse</text:p>
          </table:table-cell>
          <table:table-cell table:formula="of:=ORG.LIBREOFFICE.REGEX([.C101]; &quot;[^[:alnum:]]&quot;; &quot;&quot;; &quot;g&quot;)" office:value-type="string" office:string-value="samse" calcext:value-type="string">
            <text:p>samse</text:p>
          </table:table-cell>
          <table:table-cell table:formula="of:=LEN([.D1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EF</text:p>
          </table:table-cell>
          <table:table-cell table:formula="of:=LOWER([.A102])" office:value-type="string" office:string-value="sanef" calcext:value-type="string">
            <text:p>sanef</text:p>
          </table:table-cell>
          <table:table-cell table:formula="of:=SUBSTITUTE([.B102];&quot; &quot; ;&quot;&quot; )" office:value-type="string" office:string-value="sanef" calcext:value-type="string">
            <text:p>sanef</text:p>
          </table:table-cell>
          <table:table-cell table:formula="of:=ORG.LIBREOFFICE.REGEX([.C102]; &quot;[^[:alnum:]]&quot;; &quot;&quot;; &quot;g&quot;)" office:value-type="string" office:string-value="sanef" calcext:value-type="string">
            <text:p>sanef</text:p>
          </table:table-cell>
          <table:table-cell table:formula="of:=LEN([.D1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B SA</text:p>
          </table:table-cell>
          <table:table-cell table:formula="of:=LOWER([.A103])" office:value-type="string" office:string-value="seb sa" calcext:value-type="string">
            <text:p>seb sa</text:p>
          </table:table-cell>
          <table:table-cell table:formula="of:=SUBSTITUTE([.B103];&quot; &quot; ;&quot;&quot; )" office:value-type="string" office:string-value="sebsa" calcext:value-type="string">
            <text:p>sebsa</text:p>
          </table:table-cell>
          <table:table-cell table:formula="of:=ORG.LIBREOFFICE.REGEX([.C103]; &quot;[^[:alnum:]]&quot;; &quot;&quot;; &quot;g&quot;)" office:value-type="string" office:string-value="sebsa" calcext:value-type="string">
            <text:p>sebsa</text:p>
          </table:table-cell>
          <table:table-cell table:formula="of:=LEN([.D1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table:formula="of:=LOWER([.A104])" office:value-type="string" office:string-value="sharp" calcext:value-type="string">
            <text:p>sharp</text:p>
          </table:table-cell>
          <table:table-cell table:formula="of:=SUBSTITUTE([.B104];&quot; &quot; ;&quot;&quot; )" office:value-type="string" office:string-value="sharp" calcext:value-type="string">
            <text:p>sharp</text:p>
          </table:table-cell>
          <table:table-cell table:formula="of:=ORG.LIBREOFFICE.REGEX([.C104]; &quot;[^[:alnum:]]&quot;; &quot;&quot;; &quot;g&quot;)" office:value-type="string" office:string-value="sharp" calcext:value-type="string">
            <text:p>sharp</text:p>
          </table:table-cell>
          <table:table-cell table:formula="of:=LEN([.D1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CAL</text:p>
          </table:table-cell>
          <table:table-cell table:formula="of:=LOWER([.A105])" office:value-type="string" office:string-value="sical" calcext:value-type="string">
            <text:p>sical</text:p>
          </table:table-cell>
          <table:table-cell table:formula="of:=SUBSTITUTE([.B105];&quot; &quot; ;&quot;&quot; )" office:value-type="string" office:string-value="sical" calcext:value-type="string">
            <text:p>sical</text:p>
          </table:table-cell>
          <table:table-cell table:formula="of:=ORG.LIBREOFFICE.REGEX([.C105]; &quot;[^[:alnum:]]&quot;; &quot;&quot;; &quot;g&quot;)" office:value-type="string" office:string-value="sical" calcext:value-type="string">
            <text:p>sical</text:p>
          </table:table-cell>
          <table:table-cell table:formula="of:=LEN([.D1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TPC</text:p>
          </table:table-cell>
          <table:table-cell table:formula="of:=LOWER([.A106])" office:value-type="string" office:string-value="smtpc" calcext:value-type="string">
            <text:p>smtpc</text:p>
          </table:table-cell>
          <table:table-cell table:formula="of:=SUBSTITUTE([.B106];&quot; &quot; ;&quot;&quot; )" office:value-type="string" office:string-value="smtpc" calcext:value-type="string">
            <text:p>smtpc</text:p>
          </table:table-cell>
          <table:table-cell table:formula="of:=ORG.LIBREOFFICE.REGEX([.C106]; &quot;[^[:alnum:]]&quot;; &quot;&quot;; &quot;g&quot;)" office:value-type="string" office:string-value="smtpc" calcext:value-type="string">
            <text:p>smtpc</text:p>
          </table:table-cell>
          <table:table-cell table:formula="of:=LEN([.D1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FY</text:p>
          </table:table-cell>
          <table:table-cell table:formula="of:=LOWER([.A107])" office:value-type="string" office:string-value="somfy" calcext:value-type="string">
            <text:p>somfy</text:p>
          </table:table-cell>
          <table:table-cell table:formula="of:=SUBSTITUTE([.B107];&quot; &quot; ;&quot;&quot; )" office:value-type="string" office:string-value="somfy" calcext:value-type="string">
            <text:p>somfy</text:p>
          </table:table-cell>
          <table:table-cell table:formula="of:=ORG.LIBREOFFICE.REGEX([.C107]; &quot;[^[:alnum:]]&quot;; &quot;&quot;; &quot;g&quot;)" office:value-type="string" office:string-value="somfy" calcext:value-type="string">
            <text:p>somfy</text:p>
          </table:table-cell>
          <table:table-cell table:formula="of:=LEN([.D1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RA</text:p>
          </table:table-cell>
          <table:table-cell table:formula="of:=LOWER([.A108])" office:value-type="string" office:string-value="supra" calcext:value-type="string">
            <text:p>supra</text:p>
          </table:table-cell>
          <table:table-cell table:formula="of:=SUBSTITUTE([.B108];&quot; &quot; ;&quot;&quot; )" office:value-type="string" office:string-value="supra" calcext:value-type="string">
            <text:p>supra</text:p>
          </table:table-cell>
          <table:table-cell table:formula="of:=ORG.LIBREOFFICE.REGEX([.C108]; &quot;[^[:alnum:]]&quot;; &quot;&quot;; &quot;g&quot;)" office:value-type="string" office:string-value="supra" calcext:value-type="string">
            <text:p>supra</text:p>
          </table:table-cell>
          <table:table-cell table:formula="of:=LEN([.D1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LIS</text:p>
          </table:table-cell>
          <table:table-cell table:formula="of:=LOWER([.A109])" office:value-type="string" office:string-value="sylis" calcext:value-type="string">
            <text:p>sylis</text:p>
          </table:table-cell>
          <table:table-cell table:formula="of:=SUBSTITUTE([.B109];&quot; &quot; ;&quot;&quot; )" office:value-type="string" office:string-value="sylis" calcext:value-type="string">
            <text:p>sylis</text:p>
          </table:table-cell>
          <table:table-cell table:formula="of:=ORG.LIBREOFFICE.REGEX([.C109]; &quot;[^[:alnum:]]&quot;; &quot;&quot;; &quot;g&quot;)" office:value-type="string" office:string-value="sylis" calcext:value-type="string">
            <text:p>sylis</text:p>
          </table:table-cell>
          <table:table-cell table:formula="of:=LEN([.D1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KKA</text:p>
          </table:table-cell>
          <table:table-cell table:formula="of:=LOWER([.A110])" office:value-type="string" office:string-value="tekka" calcext:value-type="string">
            <text:p>tekka</text:p>
          </table:table-cell>
          <table:table-cell table:formula="of:=SUBSTITUTE([.B110];&quot; &quot; ;&quot;&quot; )" office:value-type="string" office:string-value="tekka" calcext:value-type="string">
            <text:p>tekka</text:p>
          </table:table-cell>
          <table:table-cell table:formula="of:=ORG.LIBREOFFICE.REGEX([.C110]; &quot;[^[:alnum:]]&quot;; &quot;&quot;; &quot;g&quot;)" office:value-type="string" office:string-value="tekka" calcext:value-type="string">
            <text:p>tekka</text:p>
          </table:table-cell>
          <table:table-cell table:formula="of:=LEN([.D1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SI</text:p>
          </table:table-cell>
          <table:table-cell table:formula="of:=LOWER([.A111])" office:value-type="string" office:string-value="tessi" calcext:value-type="string">
            <text:p>tessi</text:p>
          </table:table-cell>
          <table:table-cell table:formula="of:=SUBSTITUTE([.B111];&quot; &quot; ;&quot;&quot; )" office:value-type="string" office:string-value="tessi" calcext:value-type="string">
            <text:p>tessi</text:p>
          </table:table-cell>
          <table:table-cell table:formula="of:=ORG.LIBREOFFICE.REGEX([.C111]; &quot;[^[:alnum:]]&quot;; &quot;&quot;; &quot;g&quot;)" office:value-type="string" office:string-value="tessi" calcext:value-type="string">
            <text:p>tessi</text:p>
          </table:table-cell>
          <table:table-cell table:formula="of:=LEN([.D1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LOWER([.A112])" office:value-type="string" office:string-value="total" calcext:value-type="string">
            <text:p>total</text:p>
          </table:table-cell>
          <table:table-cell table:formula="of:=SUBSTITUTE([.B112];&quot; &quot; ;&quot;&quot; )" office:value-type="string" office:string-value="total" calcext:value-type="string">
            <text:p>total</text:p>
          </table:table-cell>
          <table:table-cell table:formula="of:=ORG.LIBREOFFICE.REGEX([.C112]; &quot;[^[:alnum:]]&quot;; &quot;&quot;; &quot;g&quot;)" office:value-type="string" office:string-value="total" calcext:value-type="string">
            <text:p>total</text:p>
          </table:table-cell>
          <table:table-cell table:formula="of:=LEN([.D1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XCOM</text:p>
          </table:table-cell>
          <table:table-cell table:formula="of:=LOWER([.A113])" office:value-type="string" office:string-value="txcom" calcext:value-type="string">
            <text:p>txcom</text:p>
          </table:table-cell>
          <table:table-cell table:formula="of:=SUBSTITUTE([.B113];&quot; &quot; ;&quot;&quot; )" office:value-type="string" office:string-value="txcom" calcext:value-type="string">
            <text:p>txcom</text:p>
          </table:table-cell>
          <table:table-cell table:formula="of:=ORG.LIBREOFFICE.REGEX([.C113]; &quot;[^[:alnum:]]&quot;; &quot;&quot;; &quot;g&quot;)" office:value-type="string" office:string-value="txcom" calcext:value-type="string">
            <text:p>txcom</text:p>
          </table:table-cell>
          <table:table-cell table:formula="of:=LEN([.D1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BS AG</text:p>
          </table:table-cell>
          <table:table-cell table:formula="of:=LOWER([.A114])" office:value-type="string" office:string-value="ubs ag" calcext:value-type="string">
            <text:p>ubs ag</text:p>
          </table:table-cell>
          <table:table-cell table:formula="of:=SUBSTITUTE([.B114];&quot; &quot; ;&quot;&quot; )" office:value-type="string" office:string-value="ubsag" calcext:value-type="string">
            <text:p>ubsag</text:p>
          </table:table-cell>
          <table:table-cell table:formula="of:=ORG.LIBREOFFICE.REGEX([.C114]; &quot;[^[:alnum:]]&quot;; &quot;&quot;; &quot;g&quot;)" office:value-type="string" office:string-value="ubsag" calcext:value-type="string">
            <text:p>ubsag</text:p>
          </table:table-cell>
          <table:table-cell table:formula="of:=LEN([.D1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BS AG</text:p>
          </table:table-cell>
          <table:table-cell table:formula="of:=LOWER([.A115])" office:value-type="string" office:string-value="ubs ag" calcext:value-type="string">
            <text:p>ubs ag</text:p>
          </table:table-cell>
          <table:table-cell table:formula="of:=SUBSTITUTE([.B115];&quot; &quot; ;&quot;&quot; )" office:value-type="string" office:string-value="ubsag" calcext:value-type="string">
            <text:p>ubsag</text:p>
          </table:table-cell>
          <table:table-cell table:formula="of:=ORG.LIBREOFFICE.REGEX([.C115]; &quot;[^[:alnum:]]&quot;; &quot;&quot;; &quot;g&quot;)" office:value-type="string" office:string-value="ubsag" calcext:value-type="string">
            <text:p>ubsag</text:p>
          </table:table-cell>
          <table:table-cell table:formula="of:=LEN([.D1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EO</text:p>
          </table:table-cell>
          <table:table-cell table:formula="of:=LOWER([.A116])" office:value-type="string" office:string-value="valeo" calcext:value-type="string">
            <text:p>valeo</text:p>
          </table:table-cell>
          <table:table-cell table:formula="of:=SUBSTITUTE([.B116];&quot; &quot; ;&quot;&quot; )" office:value-type="string" office:string-value="valeo" calcext:value-type="string">
            <text:p>valeo</text:p>
          </table:table-cell>
          <table:table-cell table:formula="of:=ORG.LIBREOFFICE.REGEX([.C116]; &quot;[^[:alnum:]]&quot;; &quot;&quot;; &quot;g&quot;)" office:value-type="string" office:string-value="valeo" calcext:value-type="string">
            <text:p>valeo</text:p>
          </table:table-cell>
          <table:table-cell table:formula="of:=LEN([.D1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CAT</text:p>
          </table:table-cell>
          <table:table-cell table:formula="of:=LOWER([.A117])" office:value-type="string" office:string-value="vicat" calcext:value-type="string">
            <text:p>vicat</text:p>
          </table:table-cell>
          <table:table-cell table:formula="of:=SUBSTITUTE([.B117];&quot; &quot; ;&quot;&quot; )" office:value-type="string" office:string-value="vicat" calcext:value-type="string">
            <text:p>vicat</text:p>
          </table:table-cell>
          <table:table-cell table:formula="of:=ORG.LIBREOFFICE.REGEX([.C117]; &quot;[^[:alnum:]]&quot;; &quot;&quot;; &quot;g&quot;)" office:value-type="string" office:string-value="vicat" calcext:value-type="string">
            <text:p>vicat</text:p>
          </table:table-cell>
          <table:table-cell table:formula="of:=LEN([.D1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NCI</text:p>
          </table:table-cell>
          <table:table-cell table:formula="of:=LOWER([.A118])" office:value-type="string" office:string-value="vinci" calcext:value-type="string">
            <text:p>vinci</text:p>
          </table:table-cell>
          <table:table-cell table:formula="of:=SUBSTITUTE([.B118];&quot; &quot; ;&quot;&quot; )" office:value-type="string" office:string-value="vinci" calcext:value-type="string">
            <text:p>vinci</text:p>
          </table:table-cell>
          <table:table-cell table:formula="of:=ORG.LIBREOFFICE.REGEX([.C118]; &quot;[^[:alnum:]]&quot;; &quot;&quot;; &quot;g&quot;)" office:value-type="string" office:string-value="vinci" calcext:value-type="string">
            <text:p>vinci</text:p>
          </table:table-cell>
          <table:table-cell table:formula="of:=LEN([.D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LAM</text:p>
          </table:table-cell>
          <table:table-cell table:formula="of:=LOWER([.A119])" office:value-type="string" office:string-value="xilam" calcext:value-type="string">
            <text:p>xilam</text:p>
          </table:table-cell>
          <table:table-cell table:formula="of:=SUBSTITUTE([.B119];&quot; &quot; ;&quot;&quot; )" office:value-type="string" office:string-value="xilam" calcext:value-type="string">
            <text:p>xilam</text:p>
          </table:table-cell>
          <table:table-cell table:formula="of:=ORG.LIBREOFFICE.REGEX([.C119]; &quot;[^[:alnum:]]&quot;; &quot;&quot;; &quot;g&quot;)" office:value-type="string" office:string-value="xilam" calcext:value-type="string">
            <text:p>xilam</text:p>
          </table:table-cell>
          <table:table-cell table:formula="of:=LEN([.D1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EOS</text:p>
          </table:table-cell>
          <table:table-cell table:formula="of:=LOWER([.A120])" office:value-type="string" office:string-value="acteos" calcext:value-type="string">
            <text:p>acteos</text:p>
          </table:table-cell>
          <table:table-cell table:formula="of:=SUBSTITUTE([.B120];&quot; &quot; ;&quot;&quot; )" office:value-type="string" office:string-value="acteos" calcext:value-type="string">
            <text:p>acteos</text:p>
          </table:table-cell>
          <table:table-cell table:formula="of:=ORG.LIBREOFFICE.REGEX([.C120]; &quot;[^[:alnum:]]&quot;; &quot;&quot;; &quot;g&quot;)" office:value-type="string" office:string-value="acteos" calcext:value-type="string">
            <text:p>acteos</text:p>
          </table:table-cell>
          <table:table-cell table:formula="of:=LEN([.D1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ECCO</text:p>
          </table:table-cell>
          <table:table-cell table:formula="of:=LOWER([.A121])" office:value-type="string" office:string-value="adecco" calcext:value-type="string">
            <text:p>adecco</text:p>
          </table:table-cell>
          <table:table-cell table:formula="of:=SUBSTITUTE([.B121];&quot; &quot; ;&quot;&quot; )" office:value-type="string" office:string-value="adecco" calcext:value-type="string">
            <text:p>adecco</text:p>
          </table:table-cell>
          <table:table-cell table:formula="of:=ORG.LIBREOFFICE.REGEX([.C121]; &quot;[^[:alnum:]]&quot;; &quot;&quot;; &quot;g&quot;)" office:value-type="string" office:string-value="adecco" calcext:value-type="string">
            <text:p>adecco</text:p>
          </table:table-cell>
          <table:table-cell table:formula="of:=LEN([.D1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OMOS</text:p>
          </table:table-cell>
          <table:table-cell table:formula="of:=LOWER([.A122])" office:value-type="string" office:string-value="adomos" calcext:value-type="string">
            <text:p>adomos</text:p>
          </table:table-cell>
          <table:table-cell table:formula="of:=SUBSTITUTE([.B122];&quot; &quot; ;&quot;&quot; )" office:value-type="string" office:string-value="adomos" calcext:value-type="string">
            <text:p>adomos</text:p>
          </table:table-cell>
          <table:table-cell table:formula="of:=ORG.LIBREOFFICE.REGEX([.C122]; &quot;[^[:alnum:]]&quot;; &quot;&quot;; &quot;g&quot;)" office:value-type="string" office:string-value="adomos" calcext:value-type="string">
            <text:p>adomos</text:p>
          </table:table-cell>
          <table:table-cell table:formula="of:=LEN([.D1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EDIAN</text:p>
          </table:table-cell>
          <table:table-cell table:formula="of:=LOWER([.A123])" office:value-type="string" office:string-value="aedian" calcext:value-type="string">
            <text:p>aedian</text:p>
          </table:table-cell>
          <table:table-cell table:formula="of:=SUBSTITUTE([.B123];&quot; &quot; ;&quot;&quot; )" office:value-type="string" office:string-value="aedian" calcext:value-type="string">
            <text:p>aedian</text:p>
          </table:table-cell>
          <table:table-cell table:formula="of:=ORG.LIBREOFFICE.REGEX([.C123]; &quot;[^[:alnum:]]&quot;; &quot;&quot;; &quot;g&quot;)" office:value-type="string" office:string-value="aedian" calcext:value-type="string">
            <text:p>aedian</text:p>
          </table:table-cell>
          <table:table-cell table:formula="of:=LEN([.D1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FINE</text:p>
          </table:table-cell>
          <table:table-cell table:formula="of:=LOWER([.A124])" office:value-type="string" office:string-value="affine" calcext:value-type="string">
            <text:p>affine</text:p>
          </table:table-cell>
          <table:table-cell table:formula="of:=SUBSTITUTE([.B124];&quot; &quot; ;&quot;&quot; )" office:value-type="string" office:string-value="affine" calcext:value-type="string">
            <text:p>affine</text:p>
          </table:table-cell>
          <table:table-cell table:formula="of:=ORG.LIBREOFFICE.REGEX([.C124]; &quot;[^[:alnum:]]&quot;; &quot;&quot;; &quot;g&quot;)" office:value-type="string" office:string-value="affine" calcext:value-type="string">
            <text:p>affine</text:p>
          </table:table-cell>
          <table:table-cell table:formula="of:=LEN([.D1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DETA</text:p>
          </table:table-cell>
          <table:table-cell table:formula="of:=LOWER([.A125])" office:value-type="string" office:string-value="aldeta" calcext:value-type="string">
            <text:p>aldeta</text:p>
          </table:table-cell>
          <table:table-cell table:formula="of:=SUBSTITUTE([.B125];&quot; &quot; ;&quot;&quot; )" office:value-type="string" office:string-value="aldeta" calcext:value-type="string">
            <text:p>aldeta</text:p>
          </table:table-cell>
          <table:table-cell table:formula="of:=ORG.LIBREOFFICE.REGEX([.C125]; &quot;[^[:alnum:]]&quot;; &quot;&quot;; &quot;g&quot;)" office:value-type="string" office:string-value="aldeta" calcext:value-type="string">
            <text:p>aldeta</text:p>
          </table:table-cell>
          <table:table-cell table:formula="of:=LEN([.D1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STOM</text:p>
          </table:table-cell>
          <table:table-cell table:formula="of:=LOWER([.A126])" office:value-type="string" office:string-value="alstom" calcext:value-type="string">
            <text:p>alstom</text:p>
          </table:table-cell>
          <table:table-cell table:formula="of:=SUBSTITUTE([.B126];&quot; &quot; ;&quot;&quot; )" office:value-type="string" office:string-value="alstom" calcext:value-type="string">
            <text:p>alstom</text:p>
          </table:table-cell>
          <table:table-cell table:formula="of:=ORG.LIBREOFFICE.REGEX([.C126]; &quot;[^[:alnum:]]&quot;; &quot;&quot;; &quot;g&quot;)" office:value-type="string" office:string-value="alstom" calcext:value-type="string">
            <text:p>alstom</text:p>
          </table:table-cell>
          <table:table-cell table:formula="of:=LEN([.D1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QUILA</text:p>
          </table:table-cell>
          <table:table-cell table:formula="of:=LOWER([.A127])" office:value-type="string" office:string-value="aquila" calcext:value-type="string">
            <text:p>aquila</text:p>
          </table:table-cell>
          <table:table-cell table:formula="of:=SUBSTITUTE([.B127];&quot; &quot; ;&quot;&quot; )" office:value-type="string" office:string-value="aquila" calcext:value-type="string">
            <text:p>aquila</text:p>
          </table:table-cell>
          <table:table-cell table:formula="of:=ORG.LIBREOFFICE.REGEX([.C127]; &quot;[^[:alnum:]]&quot;; &quot;&quot;; &quot;g&quot;)" office:value-type="string" office:string-value="aquila" calcext:value-type="string">
            <text:p>aquila</text:p>
          </table:table-cell>
          <table:table-cell table:formula="of:=LEN([.D1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CHOS</text:p>
          </table:table-cell>
          <table:table-cell table:formula="of:=LOWER([.A128])" office:value-type="string" office:string-value="archos" calcext:value-type="string">
            <text:p>archos</text:p>
          </table:table-cell>
          <table:table-cell table:formula="of:=SUBSTITUTE([.B128];&quot; &quot; ;&quot;&quot; )" office:value-type="string" office:string-value="archos" calcext:value-type="string">
            <text:p>archos</text:p>
          </table:table-cell>
          <table:table-cell table:formula="of:=ORG.LIBREOFFICE.REGEX([.C128]; &quot;[^[:alnum:]]&quot;; &quot;&quot;; &quot;g&quot;)" office:value-type="string" office:string-value="archos" calcext:value-type="string">
            <text:p>archos</text:p>
          </table:table-cell>
          <table:table-cell table:formula="of:=LEN([.D1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KEMA</text:p>
          </table:table-cell>
          <table:table-cell table:formula="of:=LOWER([.A129])" office:value-type="string" office:string-value="arkema" calcext:value-type="string">
            <text:p>arkema</text:p>
          </table:table-cell>
          <table:table-cell table:formula="of:=SUBSTITUTE([.B129];&quot; &quot; ;&quot;&quot; )" office:value-type="string" office:string-value="arkema" calcext:value-type="string">
            <text:p>arkema</text:p>
          </table:table-cell>
          <table:table-cell table:formula="of:=ORG.LIBREOFFICE.REGEX([.C129]; &quot;[^[:alnum:]]&quot;; &quot;&quot;; &quot;g&quot;)" office:value-type="string" office:string-value="arkema" calcext:value-type="string">
            <text:p>arkema</text:p>
          </table:table-cell>
          <table:table-cell table:formula="of:=LEN([.D1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DIKA</text:p>
          </table:table-cell>
          <table:table-cell table:formula="of:=LOWER([.A130])" office:value-type="string" office:string-value="audika" calcext:value-type="string">
            <text:p>audika</text:p>
          </table:table-cell>
          <table:table-cell table:formula="of:=SUBSTITUTE([.B130];&quot; &quot; ;&quot;&quot; )" office:value-type="string" office:string-value="audika" calcext:value-type="string">
            <text:p>audika</text:p>
          </table:table-cell>
          <table:table-cell table:formula="of:=ORG.LIBREOFFICE.REGEX([.C130]; &quot;[^[:alnum:]]&quot;; &quot;&quot;; &quot;g&quot;)" office:value-type="string" office:string-value="audika" calcext:value-type="string">
            <text:p>audika</text:p>
          </table:table-cell>
          <table:table-cell table:formula="of:=LEN([.D1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IRON</text:p>
          </table:table-cell>
          <table:table-cell table:formula="of:=LOWER([.A131])" office:value-type="string" office:string-value="boiron" calcext:value-type="string">
            <text:p>boiron</text:p>
          </table:table-cell>
          <table:table-cell table:formula="of:=SUBSTITUTE([.B131];&quot; &quot; ;&quot;&quot; )" office:value-type="string" office:string-value="boiron" calcext:value-type="string">
            <text:p>boiron</text:p>
          </table:table-cell>
          <table:table-cell table:formula="of:=ORG.LIBREOFFICE.REGEX([.C131]; &quot;[^[:alnum:]]&quot;; &quot;&quot;; &quot;g&quot;)" office:value-type="string" office:string-value="boiron" calcext:value-type="string">
            <text:p>boiron</text:p>
          </table:table-cell>
          <table:table-cell table:formula="of:=LEN([.D1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YON</text:p>
          </table:table-cell>
          <table:table-cell table:formula="of:=LOWER([.A132])" office:value-type="string" office:string-value="calyon" calcext:value-type="string">
            <text:p>calyon</text:p>
          </table:table-cell>
          <table:table-cell table:formula="of:=SUBSTITUTE([.B132];&quot; &quot; ;&quot;&quot; )" office:value-type="string" office:string-value="calyon" calcext:value-type="string">
            <text:p>calyon</text:p>
          </table:table-cell>
          <table:table-cell table:formula="of:=ORG.LIBREOFFICE.REGEX([.C132]; &quot;[^[:alnum:]]&quot;; &quot;&quot;; &quot;g&quot;)" office:value-type="string" office:string-value="calyon" calcext:value-type="string">
            <text:p>calyon</text:p>
          </table:table-cell>
          <table:table-cell table:formula="of:=LEN([.D1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MAT</text:p>
          </table:table-cell>
          <table:table-cell table:formula="of:=LOWER([.A133])" office:value-type="string" office:string-value="carmat" calcext:value-type="string">
            <text:p>carmat</text:p>
          </table:table-cell>
          <table:table-cell table:formula="of:=SUBSTITUTE([.B133];&quot; &quot; ;&quot;&quot; )" office:value-type="string" office:string-value="carmat" calcext:value-type="string">
            <text:p>carmat</text:p>
          </table:table-cell>
          <table:table-cell table:formula="of:=ORG.LIBREOFFICE.REGEX([.C133]; &quot;[^[:alnum:]]&quot;; &quot;&quot;; &quot;g&quot;)" office:value-type="string" office:string-value="carmat" calcext:value-type="string">
            <text:p>carmat</text:p>
          </table:table-cell>
          <table:table-cell table:formula="of:=LEN([.D1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SDEN</text:p>
          </table:table-cell>
          <table:table-cell table:formula="of:=LOWER([.A134])" office:value-type="string" office:string-value="casden" calcext:value-type="string">
            <text:p>casden</text:p>
          </table:table-cell>
          <table:table-cell table:formula="of:=SUBSTITUTE([.B134];&quot; &quot; ;&quot;&quot; )" office:value-type="string" office:string-value="casden" calcext:value-type="string">
            <text:p>casden</text:p>
          </table:table-cell>
          <table:table-cell table:formula="of:=ORG.LIBREOFFICE.REGEX([.C134]; &quot;[^[:alnum:]]&quot;; &quot;&quot;; &quot;g&quot;)" office:value-type="string" office:string-value="casden" calcext:value-type="string">
            <text:p>casden</text:p>
          </table:table-cell>
          <table:table-cell table:formula="of:=LEN([.D1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LEOS</text:p>
          </table:table-cell>
          <table:table-cell table:formula="of:=LOWER([.A135])" office:value-type="string" office:string-value="celeos" calcext:value-type="string">
            <text:p>celeos</text:p>
          </table:table-cell>
          <table:table-cell table:formula="of:=SUBSTITUTE([.B135];&quot; &quot; ;&quot;&quot; )" office:value-type="string" office:string-value="celeos" calcext:value-type="string">
            <text:p>celeos</text:p>
          </table:table-cell>
          <table:table-cell table:formula="of:=ORG.LIBREOFFICE.REGEX([.C135]; &quot;[^[:alnum:]]&quot;; &quot;&quot;; &quot;g&quot;)" office:value-type="string" office:string-value="celeos" calcext:value-type="string">
            <text:p>celeos</text:p>
          </table:table-cell>
          <table:table-cell table:formula="of:=LEN([.D13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JA56</text:p>
          </table:table-cell>
          <table:table-cell table:formula="of:=LOWER([.A136])" office:value-type="string" office:string-value="daja56" calcext:value-type="string">
            <text:p>daja56</text:p>
          </table:table-cell>
          <table:table-cell table:formula="of:=SUBSTITUTE([.B136];&quot; &quot; ;&quot;&quot; )" office:value-type="string" office:string-value="daja56" calcext:value-type="string">
            <text:p>daja56</text:p>
          </table:table-cell>
          <table:table-cell table:formula="of:=ORG.LIBREOFFICE.REGEX([.C136]; &quot;[^[:alnum:]]&quot;; &quot;&quot;; &quot;g&quot;)" office:value-type="string" office:string-value="daja56" calcext:value-type="string">
            <text:p>daja56</text:p>
          </table:table-cell>
          <table:table-cell table:formula="of:=LEN([.D1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ONE</text:p>
          </table:table-cell>
          <table:table-cell table:formula="of:=LOWER([.A137])" office:value-type="string" office:string-value="danone" calcext:value-type="string">
            <text:p>danone</text:p>
          </table:table-cell>
          <table:table-cell table:formula="of:=SUBSTITUTE([.B137];&quot; &quot; ;&quot;&quot; )" office:value-type="string" office:string-value="danone" calcext:value-type="string">
            <text:p>danone</text:p>
          </table:table-cell>
          <table:table-cell table:formula="of:=ORG.LIBREOFFICE.REGEX([.C137]; &quot;[^[:alnum:]]&quot;; &quot;&quot;; &quot;g&quot;)" office:value-type="string" office:string-value="danone" calcext:value-type="string">
            <text:p>danone</text:p>
          </table:table-cell>
          <table:table-cell table:formula="of:=LEN([.D1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AMET</text:p>
          </table:table-cell>
          <table:table-cell table:formula="of:=LOWER([.A138])" office:value-type="string" office:string-value="eramet" calcext:value-type="string">
            <text:p>eramet</text:p>
          </table:table-cell>
          <table:table-cell table:formula="of:=SUBSTITUTE([.B138];&quot; &quot; ;&quot;&quot; )" office:value-type="string" office:string-value="eramet" calcext:value-type="string">
            <text:p>eramet</text:p>
          </table:table-cell>
          <table:table-cell table:formula="of:=ORG.LIBREOFFICE.REGEX([.C138]; &quot;[^[:alnum:]]&quot;; &quot;&quot;; &quot;g&quot;)" office:value-type="string" office:string-value="eramet" calcext:value-type="string">
            <text:p>eramet</text:p>
          </table:table-cell>
          <table:table-cell table:formula="of:=LEN([.D1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UROMA</text:p>
          </table:table-cell>
          <table:table-cell table:formula="of:=LOWER([.A139])" office:value-type="string" office:string-value="euroma" calcext:value-type="string">
            <text:p>euroma</text:p>
          </table:table-cell>
          <table:table-cell table:formula="of:=SUBSTITUTE([.B139];&quot; &quot; ;&quot;&quot; )" office:value-type="string" office:string-value="euroma" calcext:value-type="string">
            <text:p>euroma</text:p>
          </table:table-cell>
          <table:table-cell table:formula="of:=ORG.LIBREOFFICE.REGEX([.C139]; &quot;[^[:alnum:]]&quot;; &quot;&quot;; &quot;g&quot;)" office:value-type="string" office:string-value="euroma" calcext:value-type="string">
            <text:p>euroma</text:p>
          </table:table-cell>
          <table:table-cell table:formula="of:=LEN([.D1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OLIS</text:p>
          </table:table-cell>
          <table:table-cell table:formula="of:=LOWER([.A140])" office:value-type="string" office:string-value="evolis" calcext:value-type="string">
            <text:p>evolis</text:p>
          </table:table-cell>
          <table:table-cell table:formula="of:=SUBSTITUTE([.B140];&quot; &quot; ;&quot;&quot; )" office:value-type="string" office:string-value="evolis" calcext:value-type="string">
            <text:p>evolis</text:p>
          </table:table-cell>
          <table:table-cell table:formula="of:=ORG.LIBREOFFICE.REGEX([.C140]; &quot;[^[:alnum:]]&quot;; &quot;&quot;; &quot;g&quot;)" office:value-type="string" office:string-value="evolis" calcext:value-type="string">
            <text:p>evolis</text:p>
          </table:table-cell>
          <table:table-cell table:formula="of:=LEN([.D1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NCIA</text:p>
          </table:table-cell>
          <table:table-cell table:formula="of:=LOWER([.A141])" office:value-type="string" office:string-value="foncia" calcext:value-type="string">
            <text:p>foncia</text:p>
          </table:table-cell>
          <table:table-cell table:formula="of:=SUBSTITUTE([.B141];&quot; &quot; ;&quot;&quot; )" office:value-type="string" office:string-value="foncia" calcext:value-type="string">
            <text:p>foncia</text:p>
          </table:table-cell>
          <table:table-cell table:formula="of:=ORG.LIBREOFFICE.REGEX([.C141]; &quot;[^[:alnum:]]&quot;; &quot;&quot;; &quot;g&quot;)" office:value-type="string" office:string-value="foncia" calcext:value-type="string">
            <text:p>foncia</text:p>
          </table:table-cell>
          <table:table-cell table:formula="of:=LEN([.D1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CINA</text:p>
          </table:table-cell>
          <table:table-cell table:formula="of:=LOWER([.A142])" office:value-type="string" office:string-value="gecina" calcext:value-type="string">
            <text:p>gecina</text:p>
          </table:table-cell>
          <table:table-cell table:formula="of:=SUBSTITUTE([.B142];&quot; &quot; ;&quot;&quot; )" office:value-type="string" office:string-value="gecina" calcext:value-type="string">
            <text:p>gecina</text:p>
          </table:table-cell>
          <table:table-cell table:formula="of:=ORG.LIBREOFFICE.REGEX([.C142]; &quot;[^[:alnum:]]&quot;; &quot;&quot;; &quot;g&quot;)" office:value-type="string" office:string-value="gecina" calcext:value-type="string">
            <text:p>gecina</text:p>
          </table:table-cell>
          <table:table-cell table:formula="of:=LEN([.D1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FIT</text:p>
          </table:table-cell>
          <table:table-cell table:formula="of:=LOWER([.A143])" office:value-type="string" office:string-value="genfit" calcext:value-type="string">
            <text:p>genfit</text:p>
          </table:table-cell>
          <table:table-cell table:formula="of:=SUBSTITUTE([.B143];&quot; &quot; ;&quot;&quot; )" office:value-type="string" office:string-value="genfit" calcext:value-type="string">
            <text:p>genfit</text:p>
          </table:table-cell>
          <table:table-cell table:formula="of:=ORG.LIBREOFFICE.REGEX([.C143]; &quot;[^[:alnum:]]&quot;; &quot;&quot;; &quot;g&quot;)" office:value-type="string" office:string-value="genfit" calcext:value-type="string">
            <text:p>genfit</text:p>
          </table:table-cell>
          <table:table-cell table:formula="of:=LEN([.D1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DIS</text:p>
          </table:table-cell>
          <table:table-cell table:formula="of:=LOWER([.A144])" office:value-type="string" office:string-value="geodis" calcext:value-type="string">
            <text:p>geodis</text:p>
          </table:table-cell>
          <table:table-cell table:formula="of:=SUBSTITUTE([.B144];&quot; &quot; ;&quot;&quot; )" office:value-type="string" office:string-value="geodis" calcext:value-type="string">
            <text:p>geodis</text:p>
          </table:table-cell>
          <table:table-cell table:formula="of:=ORG.LIBREOFFICE.REGEX([.C144]; &quot;[^[:alnum:]]&quot;; &quot;&quot;; &quot;g&quot;)" office:value-type="string" office:string-value="geodis" calcext:value-type="string">
            <text:p>geodis</text:p>
          </table:table-cell>
          <table:table-cell table:formula="of:=LEN([.D1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GHCO</text:p>
          </table:table-cell>
          <table:table-cell table:formula="of:=LOWER([.A145])" office:value-type="string" office:string-value="highco" calcext:value-type="string">
            <text:p>highco</text:p>
          </table:table-cell>
          <table:table-cell table:formula="of:=SUBSTITUTE([.B145];&quot; &quot; ;&quot;&quot; )" office:value-type="string" office:string-value="highco" calcext:value-type="string">
            <text:p>highco</text:p>
          </table:table-cell>
          <table:table-cell table:formula="of:=ORG.LIBREOFFICE.REGEX([.C145]; &quot;[^[:alnum:]]&quot;; &quot;&quot;; &quot;g&quot;)" office:value-type="string" office:string-value="highco" calcext:value-type="string">
            <text:p>highco</text:p>
          </table:table-cell>
          <table:table-cell table:formula="of:=LEN([.D1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BWOO</text:p>
          </table:table-cell>
          <table:table-cell table:formula="of:=LOWER([.A146])" office:value-type="string" office:string-value="hubwoo" calcext:value-type="string">
            <text:p>hubwoo</text:p>
          </table:table-cell>
          <table:table-cell table:formula="of:=SUBSTITUTE([.B146];&quot; &quot; ;&quot;&quot; )" office:value-type="string" office:string-value="hubwoo" calcext:value-type="string">
            <text:p>hubwoo</text:p>
          </table:table-cell>
          <table:table-cell table:formula="of:=ORG.LIBREOFFICE.REGEX([.C146]; &quot;[^[:alnum:]]&quot;; &quot;&quot;; &quot;g&quot;)" office:value-type="string" office:string-value="hubwoo" calcext:value-type="string">
            <text:p>hubwoo</text:p>
          </table:table-cell>
          <table:table-cell table:formula="of:=LEN([.D1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GE XAO</text:p>
          </table:table-cell>
          <table:table-cell table:formula="of:=LOWER([.A147])" office:value-type="string" office:string-value="ige xao" calcext:value-type="string">
            <text:p>ige xao</text:p>
          </table:table-cell>
          <table:table-cell table:formula="of:=SUBSTITUTE([.B147];&quot; &quot; ;&quot;&quot; )" office:value-type="string" office:string-value="igexao" calcext:value-type="string">
            <text:p>igexao</text:p>
          </table:table-cell>
          <table:table-cell table:formula="of:=ORG.LIBREOFFICE.REGEX([.C147]; &quot;[^[:alnum:]]&quot;; &quot;&quot;; &quot;g&quot;)" office:value-type="string" office:string-value="igexao" calcext:value-type="string">
            <text:p>igexao</text:p>
          </table:table-cell>
          <table:table-cell table:formula="of:=LEN([.D1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ERYS</text:p>
          </table:table-cell>
          <table:table-cell table:formula="of:=LOWER([.A148])" office:value-type="string" office:string-value="imerys" calcext:value-type="string">
            <text:p>imerys</text:p>
          </table:table-cell>
          <table:table-cell table:formula="of:=SUBSTITUTE([.B148];&quot; &quot; ;&quot;&quot; )" office:value-type="string" office:string-value="imerys" calcext:value-type="string">
            <text:p>imerys</text:p>
          </table:table-cell>
          <table:table-cell table:formula="of:=ORG.LIBREOFFICE.REGEX([.C148]; &quot;[^[:alnum:]]&quot;; &quot;&quot;; &quot;g&quot;)" office:value-type="string" office:string-value="imerys" calcext:value-type="string">
            <text:p>imerys</text:p>
          </table:table-cell>
          <table:table-cell table:formula="of:=LEN([.D1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 LINK</text:p>
          </table:table-cell>
          <table:table-cell table:formula="of:=LOWER([.A149])" office:value-type="string" office:string-value="it link" calcext:value-type="string">
            <text:p>it link</text:p>
          </table:table-cell>
          <table:table-cell table:formula="of:=SUBSTITUTE([.B149];&quot; &quot; ;&quot;&quot; )" office:value-type="string" office:string-value="itlink" calcext:value-type="string">
            <text:p>itlink</text:p>
          </table:table-cell>
          <table:table-cell table:formula="of:=ORG.LIBREOFFICE.REGEX([.C149]; &quot;[^[:alnum:]]&quot;; &quot;&quot;; &quot;g&quot;)" office:value-type="string" office:string-value="itlink" calcext:value-type="string">
            <text:p>itlink</text:p>
          </table:table-cell>
          <table:table-cell table:formula="of:=LEN([.D1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RING</text:p>
          </table:table-cell>
          <table:table-cell table:formula="of:=LOWER([.A150])" office:value-type="string" office:string-value="kering" calcext:value-type="string">
            <text:p>kering</text:p>
          </table:table-cell>
          <table:table-cell table:formula="of:=SUBSTITUTE([.B150];&quot; &quot; ;&quot;&quot; )" office:value-type="string" office:string-value="kering" calcext:value-type="string">
            <text:p>kering</text:p>
          </table:table-cell>
          <table:table-cell table:formula="of:=ORG.LIBREOFFICE.REGEX([.C150]; &quot;[^[:alnum:]]&quot;; &quot;&quot;; &quot;g&quot;)" office:value-type="string" office:string-value="kering" calcext:value-type="string">
            <text:p>kering</text:p>
          </table:table-cell>
          <table:table-cell table:formula="of:=LEN([.D1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YRUS</text:p>
          </table:table-cell>
          <table:table-cell table:formula="of:=LOWER([.A151])" office:value-type="string" office:string-value="keyrus" calcext:value-type="string">
            <text:p>keyrus</text:p>
          </table:table-cell>
          <table:table-cell table:formula="of:=SUBSTITUTE([.B151];&quot; &quot; ;&quot;&quot; )" office:value-type="string" office:string-value="keyrus" calcext:value-type="string">
            <text:p>keyrus</text:p>
          </table:table-cell>
          <table:table-cell table:formula="of:=ORG.LIBREOFFICE.REGEX([.C151]; &quot;[^[:alnum:]]&quot;; &quot;&quot;; &quot;g&quot;)" office:value-type="string" office:string-value="keyrus" calcext:value-type="string">
            <text:p>keyrus</text:p>
          </table:table-cell>
          <table:table-cell table:formula="of:=LEN([.D1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RIAN</text:p>
          </table:table-cell>
          <table:table-cell table:formula="of:=LOWER([.A152])" office:value-type="string" office:string-value="korian" calcext:value-type="string">
            <text:p>korian</text:p>
          </table:table-cell>
          <table:table-cell table:formula="of:=SUBSTITUTE([.B152];&quot; &quot; ;&quot;&quot; )" office:value-type="string" office:string-value="korian" calcext:value-type="string">
            <text:p>korian</text:p>
          </table:table-cell>
          <table:table-cell table:formula="of:=ORG.LIBREOFFICE.REGEX([.C152]; &quot;[^[:alnum:]]&quot;; &quot;&quot;; &quot;g&quot;)" office:value-type="string" office:string-value="korian" calcext:value-type="string">
            <text:p>korian</text:p>
          </table:table-cell>
          <table:table-cell table:formula="of:=LEN([.D1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'OREAL</text:p>
          </table:table-cell>
          <table:table-cell table:formula="of:=LOWER([.A153])" office:value-type="string" office:string-value="l'oreal" calcext:value-type="string">
            <text:p>l'oreal</text:p>
          </table:table-cell>
          <table:table-cell table:formula="of:=SUBSTITUTE([.B153];&quot; &quot; ;&quot;&quot; )" office:value-type="string" office:string-value="l'oreal" calcext:value-type="string">
            <text:p>l'oreal</text:p>
          </table:table-cell>
          <table:table-cell table:formula="of:=ORG.LIBREOFFICE.REGEX([.C153]; &quot;[^[:alnum:]]&quot;; &quot;&quot;; &quot;g&quot;)" office:value-type="string" office:string-value="loreal" calcext:value-type="string">
            <text:p>loreal</text:p>
          </table:table-cell>
          <table:table-cell table:formula="of:=LEN([.D1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FUMA</text:p>
          </table:table-cell>
          <table:table-cell table:formula="of:=LOWER([.A154])" office:value-type="string" office:string-value="lafuma" calcext:value-type="string">
            <text:p>lafuma</text:p>
          </table:table-cell>
          <table:table-cell table:formula="of:=SUBSTITUTE([.B154];&quot; &quot; ;&quot;&quot; )" office:value-type="string" office:string-value="lafuma" calcext:value-type="string">
            <text:p>lafuma</text:p>
          </table:table-cell>
          <table:table-cell table:formula="of:=ORG.LIBREOFFICE.REGEX([.C154]; &quot;[^[:alnum:]]&quot;; &quot;&quot;; &quot;g&quot;)" office:value-type="string" office:string-value="lafuma" calcext:value-type="string">
            <text:p>lafuma</text:p>
          </table:table-cell>
          <table:table-cell table:formula="of:=LEN([.D1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CTRA</text:p>
          </table:table-cell>
          <table:table-cell table:formula="of:=LOWER([.A155])" office:value-type="string" office:string-value="lectra" calcext:value-type="string">
            <text:p>lectra</text:p>
          </table:table-cell>
          <table:table-cell table:formula="of:=SUBSTITUTE([.B155];&quot; &quot; ;&quot;&quot; )" office:value-type="string" office:string-value="lectra" calcext:value-type="string">
            <text:p>lectra</text:p>
          </table:table-cell>
          <table:table-cell table:formula="of:=ORG.LIBREOFFICE.REGEX([.C155]; &quot;[^[:alnum:]]&quot;; &quot;&quot;; &quot;g&quot;)" office:value-type="string" office:string-value="lectra" calcext:value-type="string">
            <text:p>lectra</text:p>
          </table:table-cell>
          <table:table-cell table:formula="of:=LEN([.D1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IA 6</text:p>
          </table:table-cell>
          <table:table-cell table:formula="of:=LOWER([.A156])" office:value-type="string" office:string-value="media 6" calcext:value-type="string">
            <text:p>media 6</text:p>
          </table:table-cell>
          <table:table-cell table:formula="of:=SUBSTITUTE([.B156];&quot; &quot; ;&quot;&quot; )" office:value-type="string" office:string-value="media6" calcext:value-type="string">
            <text:p>media6</text:p>
          </table:table-cell>
          <table:table-cell table:formula="of:=ORG.LIBREOFFICE.REGEX([.C156]; &quot;[^[:alnum:]]&quot;; &quot;&quot;; &quot;g&quot;)" office:value-type="string" office:string-value="media6" calcext:value-type="string">
            <text:p>media6</text:p>
          </table:table-cell>
          <table:table-cell table:formula="of:=LEN([.D1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ICA</text:p>
          </table:table-cell>
          <table:table-cell table:formula="of:=LOWER([.A157])" office:value-type="string" office:string-value="medica" calcext:value-type="string">
            <text:p>medica</text:p>
          </table:table-cell>
          <table:table-cell table:formula="of:=SUBSTITUTE([.B157];&quot; &quot; ;&quot;&quot; )" office:value-type="string" office:string-value="medica" calcext:value-type="string">
            <text:p>medica</text:p>
          </table:table-cell>
          <table:table-cell table:formula="of:=ORG.LIBREOFFICE.REGEX([.C157]; &quot;[^[:alnum:]]&quot;; &quot;&quot;; &quot;g&quot;)" office:value-type="string" office:string-value="medica" calcext:value-type="string">
            <text:p>medica</text:p>
          </table:table-cell>
          <table:table-cell table:formula="of:=LEN([.D1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ETIC</text:p>
          </table:table-cell>
          <table:table-cell table:formula="of:=LOWER([.A158])" office:value-type="string" office:string-value="meetic" calcext:value-type="string">
            <text:p>meetic</text:p>
          </table:table-cell>
          <table:table-cell table:formula="of:=SUBSTITUTE([.B158];&quot; &quot; ;&quot;&quot; )" office:value-type="string" office:string-value="meetic" calcext:value-type="string">
            <text:p>meetic</text:p>
          </table:table-cell>
          <table:table-cell table:formula="of:=ORG.LIBREOFFICE.REGEX([.C158]; &quot;[^[:alnum:]]&quot;; &quot;&quot;; &quot;g&quot;)" office:value-type="string" office:string-value="meetic" calcext:value-type="string">
            <text:p>meetic</text:p>
          </table:table-cell>
          <table:table-cell table:formula="of:=LEN([.D1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RSEN</text:p>
          </table:table-cell>
          <table:table-cell table:formula="of:=LOWER([.A159])" office:value-type="string" office:string-value="mersen" calcext:value-type="string">
            <text:p>mersen</text:p>
          </table:table-cell>
          <table:table-cell table:formula="of:=SUBSTITUTE([.B159];&quot; &quot; ;&quot;&quot; )" office:value-type="string" office:string-value="mersen" calcext:value-type="string">
            <text:p>mersen</text:p>
          </table:table-cell>
          <table:table-cell table:formula="of:=ORG.LIBREOFFICE.REGEX([.C159]; &quot;[^[:alnum:]]&quot;; &quot;&quot;; &quot;g&quot;)" office:value-type="string" office:string-value="mersen" calcext:value-type="string">
            <text:p>mersen</text:p>
          </table:table-cell>
          <table:table-cell table:formula="of:=LEN([.D1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TGEM</text:p>
          </table:table-cell>
          <table:table-cell table:formula="of:=LOWER([.A160])" office:value-type="string" office:string-value="netgem" calcext:value-type="string">
            <text:p>netgem</text:p>
          </table:table-cell>
          <table:table-cell table:formula="of:=SUBSTITUTE([.B160];&quot; &quot; ;&quot;&quot; )" office:value-type="string" office:string-value="netgem" calcext:value-type="string">
            <text:p>netgem</text:p>
          </table:table-cell>
          <table:table-cell table:formula="of:=ORG.LIBREOFFICE.REGEX([.C160]; &quot;[^[:alnum:]]&quot;; &quot;&quot;; &quot;g&quot;)" office:value-type="string" office:string-value="netgem" calcext:value-type="string">
            <text:p>netgem</text:p>
          </table:table-cell>
          <table:table-cell table:formula="of:=LEN([.D16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XANS</text:p>
          </table:table-cell>
          <table:table-cell table:formula="of:=LOWER([.A161])" office:value-type="string" office:string-value="nexans" calcext:value-type="string">
            <text:p>nexans</text:p>
          </table:table-cell>
          <table:table-cell table:formula="of:=SUBSTITUTE([.B161];&quot; &quot; ;&quot;&quot; )" office:value-type="string" office:string-value="nexans" calcext:value-type="string">
            <text:p>nexans</text:p>
          </table:table-cell>
          <table:table-cell table:formula="of:=ORG.LIBREOFFICE.REGEX([.C161]; &quot;[^[:alnum:]]&quot;; &quot;&quot;; &quot;g&quot;)" office:value-type="string" office:string-value="nexans" calcext:value-type="string">
            <text:p>nexans</text:p>
          </table:table-cell>
          <table:table-cell table:formula="of:=LEN([.D1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XITY</text:p>
          </table:table-cell>
          <table:table-cell table:formula="of:=LOWER([.A162])" office:value-type="string" office:string-value="nexity" calcext:value-type="string">
            <text:p>nexity</text:p>
          </table:table-cell>
          <table:table-cell table:formula="of:=SUBSTITUTE([.B162];&quot; &quot; ;&quot;&quot; )" office:value-type="string" office:string-value="nexity" calcext:value-type="string">
            <text:p>nexity</text:p>
          </table:table-cell>
          <table:table-cell table:formula="of:=ORG.LIBREOFFICE.REGEX([.C162]; &quot;[^[:alnum:]]&quot;; &quot;&quot;; &quot;g&quot;)" office:value-type="string" office:string-value="nexity" calcext:value-type="string">
            <text:p>nexity</text:p>
          </table:table-cell>
          <table:table-cell table:formula="of:=LEN([.D1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LOWER([.A163])" office:value-type="string" office:string-value="orange" calcext:value-type="string">
            <text:p>orange</text:p>
          </table:table-cell>
          <table:table-cell table:formula="of:=SUBSTITUTE([.B163];&quot; &quot; ;&quot;&quot; )" office:value-type="string" office:string-value="orange" calcext:value-type="string">
            <text:p>orange</text:p>
          </table:table-cell>
          <table:table-cell table:formula="of:=ORG.LIBREOFFICE.REGEX([.C163]; &quot;[^[:alnum:]]&quot;; &quot;&quot;; &quot;g&quot;)" office:value-type="string" office:string-value="orange" calcext:value-type="string">
            <text:p>orange</text:p>
          </table:table-cell>
          <table:table-cell table:formula="of:=LEN([.D1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LOWER([.A164])" office:value-type="string" office:string-value="orange" calcext:value-type="string">
            <text:p>orange</text:p>
          </table:table-cell>
          <table:table-cell table:formula="of:=SUBSTITUTE([.B164];&quot; &quot; ;&quot;&quot; )" office:value-type="string" office:string-value="orange" calcext:value-type="string">
            <text:p>orange</text:p>
          </table:table-cell>
          <table:table-cell table:formula="of:=ORG.LIBREOFFICE.REGEX([.C164]; &quot;[^[:alnum:]]&quot;; &quot;&quot;; &quot;g&quot;)" office:value-type="string" office:string-value="orange" calcext:value-type="string">
            <text:p>orange</text:p>
          </table:table-cell>
          <table:table-cell table:formula="of:=LEN([.D1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OLIA</text:p>
          </table:table-cell>
          <table:table-cell table:formula="of:=LOWER([.A165])" office:value-type="string" office:string-value="orolia" calcext:value-type="string">
            <text:p>orolia</text:p>
          </table:table-cell>
          <table:table-cell table:formula="of:=SUBSTITUTE([.B165];&quot; &quot; ;&quot;&quot; )" office:value-type="string" office:string-value="orolia" calcext:value-type="string">
            <text:p>orolia</text:p>
          </table:table-cell>
          <table:table-cell table:formula="of:=ORG.LIBREOFFICE.REGEX([.C165]; &quot;[^[:alnum:]]&quot;; &quot;&quot;; &quot;g&quot;)" office:value-type="string" office:string-value="orolia" calcext:value-type="string">
            <text:p>orolia</text:p>
          </table:table-cell>
          <table:table-cell table:formula="of:=LEN([.D1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OSDI</text:p>
          </table:table-cell>
          <table:table-cell table:formula="of:=LOWER([.A166])" office:value-type="string" office:string-value="orosdi" calcext:value-type="string">
            <text:p>orosdi</text:p>
          </table:table-cell>
          <table:table-cell table:formula="of:=SUBSTITUTE([.B166];&quot; &quot; ;&quot;&quot; )" office:value-type="string" office:string-value="orosdi" calcext:value-type="string">
            <text:p>orosdi</text:p>
          </table:table-cell>
          <table:table-cell table:formula="of:=ORG.LIBREOFFICE.REGEX([.C166]; &quot;[^[:alnum:]]&quot;; &quot;&quot;; &quot;g&quot;)" office:value-type="string" office:string-value="orosdi" calcext:value-type="string">
            <text:p>orosdi</text:p>
          </table:table-cell>
          <table:table-cell table:formula="of:=LEN([.D1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FEX</text:p>
          </table:table-cell>
          <table:table-cell table:formula="of:=LOWER([.A167])" office:value-type="string" office:string-value="parfex" calcext:value-type="string">
            <text:p>parfex</text:p>
          </table:table-cell>
          <table:table-cell table:formula="of:=SUBSTITUTE([.B167];&quot; &quot; ;&quot;&quot; )" office:value-type="string" office:string-value="parfex" calcext:value-type="string">
            <text:p>parfex</text:p>
          </table:table-cell>
          <table:table-cell table:formula="of:=ORG.LIBREOFFICE.REGEX([.C167]; &quot;[^[:alnum:]]&quot;; &quot;&quot;; &quot;g&quot;)" office:value-type="string" office:string-value="parfex" calcext:value-type="string">
            <text:p>parfex</text:p>
          </table:table-cell>
          <table:table-cell table:formula="of:=LEN([.D1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table:formula="of:=LOWER([.A168])" office:value-type="string" office:string-value="parrot" calcext:value-type="string">
            <text:p>parrot</text:p>
          </table:table-cell>
          <table:table-cell table:formula="of:=SUBSTITUTE([.B168];&quot; &quot; ;&quot;&quot; )" office:value-type="string" office:string-value="parrot" calcext:value-type="string">
            <text:p>parrot</text:p>
          </table:table-cell>
          <table:table-cell table:formula="of:=ORG.LIBREOFFICE.REGEX([.C168]; &quot;[^[:alnum:]]&quot;; &quot;&quot;; &quot;g&quot;)" office:value-type="string" office:string-value="parrot" calcext:value-type="string">
            <text:p>parrot</text:p>
          </table:table-cell>
          <table:table-cell table:formula="of:=LEN([.D1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table:formula="of:=LOWER([.A169])" office:value-type="string" office:string-value="passat" calcext:value-type="string">
            <text:p>passat</text:p>
          </table:table-cell>
          <table:table-cell table:formula="of:=SUBSTITUTE([.B169];&quot; &quot; ;&quot;&quot; )" office:value-type="string" office:string-value="passat" calcext:value-type="string">
            <text:p>passat</text:p>
          </table:table-cell>
          <table:table-cell table:formula="of:=ORG.LIBREOFFICE.REGEX([.C169]; &quot;[^[:alnum:]]&quot;; &quot;&quot;; &quot;g&quot;)" office:value-type="string" office:string-value="passat" calcext:value-type="string">
            <text:p>passat</text:p>
          </table:table-cell>
          <table:table-cell table:formula="of:=LEN([.D1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EF</text:p>
          </table:table-cell>
          <table:table-cell table:formula="of:=LOWER([.A170])" office:value-type="string" office:string-value="prodef" calcext:value-type="string">
            <text:p>prodef</text:p>
          </table:table-cell>
          <table:table-cell table:formula="of:=SUBSTITUTE([.B170];&quot; &quot; ;&quot;&quot; )" office:value-type="string" office:string-value="prodef" calcext:value-type="string">
            <text:p>prodef</text:p>
          </table:table-cell>
          <table:table-cell table:formula="of:=ORG.LIBREOFFICE.REGEX([.C170]; &quot;[^[:alnum:]]&quot;; &quot;&quot;; &quot;g&quot;)" office:value-type="string" office:string-value="prodef" calcext:value-type="string">
            <text:p>prodef</text:p>
          </table:table-cell>
          <table:table-cell table:formula="of:=LEN([.D1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LLYE</text:p>
          </table:table-cell>
          <table:table-cell table:formula="of:=LOWER([.A171])" office:value-type="string" office:string-value="rallye" calcext:value-type="string">
            <text:p>rallye</text:p>
          </table:table-cell>
          <table:table-cell table:formula="of:=SUBSTITUTE([.B171];&quot; &quot; ;&quot;&quot; )" office:value-type="string" office:string-value="rallye" calcext:value-type="string">
            <text:p>rallye</text:p>
          </table:table-cell>
          <table:table-cell table:formula="of:=ORG.LIBREOFFICE.REGEX([.C171]; &quot;[^[:alnum:]]&quot;; &quot;&quot;; &quot;g&quot;)" office:value-type="string" office:string-value="rallye" calcext:value-type="string">
            <text:p>rallye</text:p>
          </table:table-cell>
          <table:table-cell table:formula="of:=LEN([.D1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HODIA</text:p>
          </table:table-cell>
          <table:table-cell table:formula="of:=LOWER([.A172])" office:value-type="string" office:string-value="rhodia" calcext:value-type="string">
            <text:p>rhodia</text:p>
          </table:table-cell>
          <table:table-cell table:formula="of:=SUBSTITUTE([.B172];&quot; &quot; ;&quot;&quot; )" office:value-type="string" office:string-value="rhodia" calcext:value-type="string">
            <text:p>rhodia</text:p>
          </table:table-cell>
          <table:table-cell table:formula="of:=ORG.LIBREOFFICE.REGEX([.C172]; &quot;[^[:alnum:]]&quot;; &quot;&quot;; &quot;g&quot;)" office:value-type="string" office:string-value="rhodia" calcext:value-type="string">
            <text:p>rhodia</text:p>
          </table:table-cell>
          <table:table-cell table:formula="of:=LEN([.D1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FRAN</text:p>
          </table:table-cell>
          <table:table-cell table:formula="of:=LOWER([.A173])" office:value-type="string" office:string-value="safran" calcext:value-type="string">
            <text:p>safran</text:p>
          </table:table-cell>
          <table:table-cell table:formula="of:=SUBSTITUTE([.B173];&quot; &quot; ;&quot;&quot; )" office:value-type="string" office:string-value="safran" calcext:value-type="string">
            <text:p>safran</text:p>
          </table:table-cell>
          <table:table-cell table:formula="of:=ORG.LIBREOFFICE.REGEX([.C173]; &quot;[^[:alnum:]]&quot;; &quot;&quot;; &quot;g&quot;)" office:value-type="string" office:string-value="safran" calcext:value-type="string">
            <text:p>safran</text:p>
          </table:table-cell>
          <table:table-cell table:formula="of:=LEN([.D1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OFI</text:p>
          </table:table-cell>
          <table:table-cell table:formula="of:=LOWER([.A174])" office:value-type="string" office:string-value="sanofi" calcext:value-type="string">
            <text:p>sanofi</text:p>
          </table:table-cell>
          <table:table-cell table:formula="of:=SUBSTITUTE([.B174];&quot; &quot; ;&quot;&quot; )" office:value-type="string" office:string-value="sanofi" calcext:value-type="string">
            <text:p>sanofi</text:p>
          </table:table-cell>
          <table:table-cell table:formula="of:=ORG.LIBREOFFICE.REGEX([.C174]; &quot;[^[:alnum:]]&quot;; &quot;&quot;; &quot;g&quot;)" office:value-type="string" office:string-value="sanofi" calcext:value-type="string">
            <text:p>sanofi</text:p>
          </table:table-cell>
          <table:table-cell table:formula="of:=LEN([.D1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PMER</text:p>
          </table:table-cell>
          <table:table-cell table:formula="of:=LOWER([.A175])" office:value-type="string" office:string-value="sapmer" calcext:value-type="string">
            <text:p>sapmer</text:p>
          </table:table-cell>
          <table:table-cell table:formula="of:=SUBSTITUTE([.B175];&quot; &quot; ;&quot;&quot; )" office:value-type="string" office:string-value="sapmer" calcext:value-type="string">
            <text:p>sapmer</text:p>
          </table:table-cell>
          <table:table-cell table:formula="of:=ORG.LIBREOFFICE.REGEX([.C175]; &quot;[^[:alnum:]]&quot;; &quot;&quot;; &quot;g&quot;)" office:value-type="string" office:string-value="sapmer" calcext:value-type="string">
            <text:p>sapmer</text:p>
          </table:table-cell>
          <table:table-cell table:formula="of:=LEN([.D1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TIMO</text:p>
          </table:table-cell>
          <table:table-cell table:formula="of:=LOWER([.A176])" office:value-type="string" office:string-value="satimo" calcext:value-type="string">
            <text:p>satimo</text:p>
          </table:table-cell>
          <table:table-cell table:formula="of:=SUBSTITUTE([.B176];&quot; &quot; ;&quot;&quot; )" office:value-type="string" office:string-value="satimo" calcext:value-type="string">
            <text:p>satimo</text:p>
          </table:table-cell>
          <table:table-cell table:formula="of:=ORG.LIBREOFFICE.REGEX([.C176]; &quot;[^[:alnum:]]&quot;; &quot;&quot;; &quot;g&quot;)" office:value-type="string" office:string-value="satimo" calcext:value-type="string">
            <text:p>satimo</text:p>
          </table:table-cell>
          <table:table-cell table:formula="of:=LEN([.D1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OR SE</text:p>
          </table:table-cell>
          <table:table-cell table:formula="of:=LOWER([.A177])" office:value-type="string" office:string-value="scor se" calcext:value-type="string">
            <text:p>scor se</text:p>
          </table:table-cell>
          <table:table-cell table:formula="of:=SUBSTITUTE([.B177];&quot; &quot; ;&quot;&quot; )" office:value-type="string" office:string-value="scorse" calcext:value-type="string">
            <text:p>scorse</text:p>
          </table:table-cell>
          <table:table-cell table:formula="of:=ORG.LIBREOFFICE.REGEX([.C177]; &quot;[^[:alnum:]]&quot;; &quot;&quot;; &quot;g&quot;)" office:value-type="string" office:string-value="scorse" calcext:value-type="string">
            <text:p>scorse</text:p>
          </table:table-cell>
          <table:table-cell table:formula="of:=LEN([.D1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ORPA</text:p>
          </table:table-cell>
          <table:table-cell table:formula="of:=LOWER([.A178])" office:value-type="string" office:string-value="scorpa" calcext:value-type="string">
            <text:p>scorpa</text:p>
          </table:table-cell>
          <table:table-cell table:formula="of:=SUBSTITUTE([.B178];&quot; &quot; ;&quot;&quot; )" office:value-type="string" office:string-value="scorpa" calcext:value-type="string">
            <text:p>scorpa</text:p>
          </table:table-cell>
          <table:table-cell table:formula="of:=ORG.LIBREOFFICE.REGEX([.C178]; &quot;[^[:alnum:]]&quot;; &quot;&quot;; &quot;g&quot;)" office:value-type="string" office:string-value="scorpa" calcext:value-type="string">
            <text:p>scorpa</text:p>
          </table:table-cell>
          <table:table-cell table:formula="of:=LEN([.D1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RAGA</text:p>
          </table:table-cell>
          <table:table-cell table:formula="of:=LOWER([.A179])" office:value-type="string" office:string-value="siraga" calcext:value-type="string">
            <text:p>siraga</text:p>
          </table:table-cell>
          <table:table-cell table:formula="of:=SUBSTITUTE([.B179];&quot; &quot; ;&quot;&quot; )" office:value-type="string" office:string-value="siraga" calcext:value-type="string">
            <text:p>siraga</text:p>
          </table:table-cell>
          <table:table-cell table:formula="of:=ORG.LIBREOFFICE.REGEX([.C179]; &quot;[^[:alnum:]]&quot;; &quot;&quot;; &quot;g&quot;)" office:value-type="string" office:string-value="siraga" calcext:value-type="string">
            <text:p>siraga</text:p>
          </table:table-cell>
          <table:table-cell table:formula="of:=LEN([.D1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DEXO</text:p>
          </table:table-cell>
          <table:table-cell table:formula="of:=LOWER([.A180])" office:value-type="string" office:string-value="sodexo" calcext:value-type="string">
            <text:p>sodexo</text:p>
          </table:table-cell>
          <table:table-cell table:formula="of:=SUBSTITUTE([.B180];&quot; &quot; ;&quot;&quot; )" office:value-type="string" office:string-value="sodexo" calcext:value-type="string">
            <text:p>sodexo</text:p>
          </table:table-cell>
          <table:table-cell table:formula="of:=ORG.LIBREOFFICE.REGEX([.C180]; &quot;[^[:alnum:]]&quot;; &quot;&quot;; &quot;g&quot;)" office:value-type="string" office:string-value="sodexo" calcext:value-type="string">
            <text:p>sodexo</text:p>
          </table:table-cell>
          <table:table-cell table:formula="of:=LEN([.D1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ITEC</text:p>
          </table:table-cell>
          <table:table-cell table:formula="of:=LOWER([.A181])" office:value-type="string" office:string-value="soitec" calcext:value-type="string">
            <text:p>soitec</text:p>
          </table:table-cell>
          <table:table-cell table:formula="of:=SUBSTITUTE([.B181];&quot; &quot; ;&quot;&quot; )" office:value-type="string" office:string-value="soitec" calcext:value-type="string">
            <text:p>soitec</text:p>
          </table:table-cell>
          <table:table-cell table:formula="of:=ORG.LIBREOFFICE.REGEX([.C181]; &quot;[^[:alnum:]]&quot;; &quot;&quot;; &quot;g&quot;)" office:value-type="string" office:string-value="soitec" calcext:value-type="string">
            <text:p>soitec</text:p>
          </table:table-cell>
          <table:table-cell table:formula="of:=LEN([.D1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ALES</text:p>
          </table:table-cell>
          <table:table-cell table:formula="of:=LOWER([.A182])" office:value-type="string" office:string-value="thales" calcext:value-type="string">
            <text:p>thales</text:p>
          </table:table-cell>
          <table:table-cell table:formula="of:=SUBSTITUTE([.B182];&quot; &quot; ;&quot;&quot; )" office:value-type="string" office:string-value="thales" calcext:value-type="string">
            <text:p>thales</text:p>
          </table:table-cell>
          <table:table-cell table:formula="of:=ORG.LIBREOFFICE.REGEX([.C182]; &quot;[^[:alnum:]]&quot;; &quot;&quot;; &quot;g&quot;)" office:value-type="string" office:string-value="thales" calcext:value-type="string">
            <text:p>thales</text:p>
          </table:table-cell>
          <table:table-cell table:formula="of:=LEN([.D1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PIAK</text:p>
          </table:table-cell>
          <table:table-cell table:formula="of:=LOWER([.A183])" office:value-type="string" office:string-value="tipiak" calcext:value-type="string">
            <text:p>tipiak</text:p>
          </table:table-cell>
          <table:table-cell table:formula="of:=SUBSTITUTE([.B183];&quot; &quot; ;&quot;&quot; )" office:value-type="string" office:string-value="tipiak" calcext:value-type="string">
            <text:p>tipiak</text:p>
          </table:table-cell>
          <table:table-cell table:formula="of:=ORG.LIBREOFFICE.REGEX([.C183]; &quot;[^[:alnum:]]&quot;; &quot;&quot;; &quot;g&quot;)" office:value-type="string" office:string-value="tipiak" calcext:value-type="string">
            <text:p>tipiak</text:p>
          </table:table-cell>
          <table:table-cell table:formula="of:=LEN([.D1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VOLY</text:p>
          </table:table-cell>
          <table:table-cell table:formula="of:=LOWER([.A184])" office:value-type="string" office:string-value="tivoly" calcext:value-type="string">
            <text:p>tivoly</text:p>
          </table:table-cell>
          <table:table-cell table:formula="of:=SUBSTITUTE([.B184];&quot; &quot; ;&quot;&quot; )" office:value-type="string" office:string-value="tivoly" calcext:value-type="string">
            <text:p>tivoly</text:p>
          </table:table-cell>
          <table:table-cell table:formula="of:=ORG.LIBREOFFICE.REGEX([.C184]; &quot;[^[:alnum:]]&quot;; &quot;&quot;; &quot;g&quot;)" office:value-type="string" office:string-value="tivoly" calcext:value-type="string">
            <text:p>tivoly</text:p>
          </table:table-cell>
          <table:table-cell table:formula="of:=LEN([.D1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MANIS</text:p>
          </table:table-cell>
          <table:table-cell table:formula="of:=LOWER([.A185])" office:value-type="string" office:string-value="umanis" calcext:value-type="string">
            <text:p>umanis</text:p>
          </table:table-cell>
          <table:table-cell table:formula="of:=SUBSTITUTE([.B185];&quot; &quot; ;&quot;&quot; )" office:value-type="string" office:string-value="umanis" calcext:value-type="string">
            <text:p>umanis</text:p>
          </table:table-cell>
          <table:table-cell table:formula="of:=ORG.LIBREOFFICE.REGEX([.C185]; &quot;[^[:alnum:]]&quot;; &quot;&quot;; &quot;g&quot;)" office:value-type="string" office:string-value="umanis" calcext:value-type="string">
            <text:p>umanis</text:p>
          </table:table-cell>
          <table:table-cell table:formula="of:=LEN([.D18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NEDIC</text:p>
          </table:table-cell>
          <table:table-cell table:formula="of:=LOWER([.A186])" office:value-type="string" office:string-value="unedic" calcext:value-type="string">
            <text:p>unedic</text:p>
          </table:table-cell>
          <table:table-cell table:formula="of:=SUBSTITUTE([.B186];&quot; &quot; ;&quot;&quot; )" office:value-type="string" office:string-value="unedic" calcext:value-type="string">
            <text:p>unedic</text:p>
          </table:table-cell>
          <table:table-cell table:formula="of:=ORG.LIBREOFFICE.REGEX([.C186]; &quot;[^[:alnum:]]&quot;; &quot;&quot;; &quot;g&quot;)" office:value-type="string" office:string-value="unedic" calcext:value-type="string">
            <text:p>unedic</text:p>
          </table:table-cell>
          <table:table-cell table:formula="of:=LEN([.D1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NIBEL</text:p>
          </table:table-cell>
          <table:table-cell table:formula="of:=LOWER([.A187])" office:value-type="string" office:string-value="unibel" calcext:value-type="string">
            <text:p>unibel</text:p>
          </table:table-cell>
          <table:table-cell table:formula="of:=SUBSTITUTE([.B187];&quot; &quot; ;&quot;&quot; )" office:value-type="string" office:string-value="unibel" calcext:value-type="string">
            <text:p>unibel</text:p>
          </table:table-cell>
          <table:table-cell table:formula="of:=ORG.LIBREOFFICE.REGEX([.C187]; &quot;[^[:alnum:]]&quot;; &quot;&quot;; &quot;g&quot;)" office:value-type="string" office:string-value="unibel" calcext:value-type="string">
            <text:p>unibel</text:p>
          </table:table-cell>
          <table:table-cell table:formula="of:=LEN([.D18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ADOM</text:p>
          </table:table-cell>
          <table:table-cell table:formula="of:=LOWER([.A188])" office:value-type="string" office:string-value="viadom" calcext:value-type="string">
            <text:p>viadom</text:p>
          </table:table-cell>
          <table:table-cell table:formula="of:=SUBSTITUTE([.B188];&quot; &quot; ;&quot;&quot; )" office:value-type="string" office:string-value="viadom" calcext:value-type="string">
            <text:p>viadom</text:p>
          </table:table-cell>
          <table:table-cell table:formula="of:=ORG.LIBREOFFICE.REGEX([.C188]; &quot;[^[:alnum:]]&quot;; &quot;&quot;; &quot;g&quot;)" office:value-type="string" office:string-value="viadom" calcext:value-type="string">
            <text:p>viadom</text:p>
          </table:table-cell>
          <table:table-cell table:formula="of:=LEN([.D1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RBAC</text:p>
          </table:table-cell>
          <table:table-cell table:formula="of:=LOWER([.A189])" office:value-type="string" office:string-value="virbac" calcext:value-type="string">
            <text:p>virbac</text:p>
          </table:table-cell>
          <table:table-cell table:formula="of:=SUBSTITUTE([.B189];&quot; &quot; ;&quot;&quot; )" office:value-type="string" office:string-value="virbac" calcext:value-type="string">
            <text:p>virbac</text:p>
          </table:table-cell>
          <table:table-cell table:formula="of:=ORG.LIBREOFFICE.REGEX([.C189]; &quot;[^[:alnum:]]&quot;; &quot;&quot;; &quot;g&quot;)" office:value-type="string" office:string-value="virbac" calcext:value-type="string">
            <text:p>virbac</text:p>
          </table:table-cell>
          <table:table-cell table:formula="of:=LEN([.D1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NDEL</text:p>
          </table:table-cell>
          <table:table-cell table:formula="of:=LOWER([.A190])" office:value-type="string" office:string-value="wendel" calcext:value-type="string">
            <text:p>wendel</text:p>
          </table:table-cell>
          <table:table-cell table:formula="of:=SUBSTITUTE([.B190];&quot; &quot; ;&quot;&quot; )" office:value-type="string" office:string-value="wendel" calcext:value-type="string">
            <text:p>wendel</text:p>
          </table:table-cell>
          <table:table-cell table:formula="of:=ORG.LIBREOFFICE.REGEX([.C190]; &quot;[^[:alnum:]]&quot;; &quot;&quot;; &quot;g&quot;)" office:value-type="string" office:string-value="wendel" calcext:value-type="string">
            <text:p>wendel</text:p>
          </table:table-cell>
          <table:table-cell table:formula="of:=LEN([.D19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IRING</text:p>
          </table:table-cell>
          <table:table-cell table:formula="of:=LOWER([.A191])" office:value-type="string" office:string-value="xiring" calcext:value-type="string">
            <text:p>xiring</text:p>
          </table:table-cell>
          <table:table-cell table:formula="of:=SUBSTITUTE([.B191];&quot; &quot; ;&quot;&quot; )" office:value-type="string" office:string-value="xiring" calcext:value-type="string">
            <text:p>xiring</text:p>
          </table:table-cell>
          <table:table-cell table:formula="of:=ORG.LIBREOFFICE.REGEX([.C191]; &quot;[^[:alnum:]]&quot;; &quot;&quot;; &quot;g&quot;)" office:value-type="string" office:string-value="xiring" calcext:value-type="string">
            <text:p>xiring</text:p>
          </table:table-cell>
          <table:table-cell table:formula="of:=LEN([.D1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table:formula="of:=LOWER([.A192])" office:value-type="string" office:string-value="zodiac" calcext:value-type="string">
            <text:p>zodiac</text:p>
          </table:table-cell>
          <table:table-cell table:formula="of:=SUBSTITUTE([.B192];&quot; &quot; ;&quot;&quot; )" office:value-type="string" office:string-value="zodiac" calcext:value-type="string">
            <text:p>zodiac</text:p>
          </table:table-cell>
          <table:table-cell table:formula="of:=ORG.LIBREOFFICE.REGEX([.C192]; &quot;[^[:alnum:]]&quot;; &quot;&quot;; &quot;g&quot;)" office:value-type="string" office:string-value="zodiac" calcext:value-type="string">
            <text:p>zodiac</text:p>
          </table:table-cell>
          <table:table-cell table:formula="of:=LEN([.D1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N AMRO</text:p>
          </table:table-cell>
          <table:table-cell table:formula="of:=LOWER([.A193])" office:value-type="string" office:string-value="abn amro" calcext:value-type="string">
            <text:p>abn amro</text:p>
          </table:table-cell>
          <table:table-cell table:formula="of:=SUBSTITUTE([.B193];&quot; &quot; ;&quot;&quot; )" office:value-type="string" office:string-value="abnamro" calcext:value-type="string">
            <text:p>abnamro</text:p>
          </table:table-cell>
          <table:table-cell table:formula="of:=ORG.LIBREOFFICE.REGEX([.C193]; &quot;[^[:alnum:]]&quot;; &quot;&quot;; &quot;g&quot;)" office:value-type="string" office:string-value="abnamro" calcext:value-type="string">
            <text:p>abnamro</text:p>
          </table:table-cell>
          <table:table-cell table:formula="of:=LEN([.D1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T S.I.I.C</text:p>
          </table:table-cell>
          <table:table-cell table:formula="of:=LOWER([.A194])" office:value-type="string" office:string-value="adt s.i.i.c" calcext:value-type="string">
            <text:p>adt s.i.i.c</text:p>
          </table:table-cell>
          <table:table-cell table:formula="of:=SUBSTITUTE([.B194];&quot; &quot; ;&quot;&quot; )" office:value-type="string" office:string-value="adts.i.i.c" calcext:value-type="string">
            <text:p>adts.i.i.c</text:p>
          </table:table-cell>
          <table:table-cell table:formula="of:=ORG.LIBREOFFICE.REGEX([.C194]; &quot;[^[:alnum:]]&quot;; &quot;&quot;; &quot;g&quot;)" office:value-type="string" office:string-value="adtsiic" calcext:value-type="string">
            <text:p>adtsiic</text:p>
          </table:table-cell>
          <table:table-cell table:formula="of:=LEN([.D19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TADIS</text:p>
          </table:table-cell>
          <table:table-cell table:formula="of:=LOWER([.A195])" office:value-type="string" office:string-value="altadis" calcext:value-type="string">
            <text:p>altadis</text:p>
          </table:table-cell>
          <table:table-cell table:formula="of:=SUBSTITUTE([.B195];&quot; &quot; ;&quot;&quot; )" office:value-type="string" office:string-value="altadis" calcext:value-type="string">
            <text:p>altadis</text:p>
          </table:table-cell>
          <table:table-cell table:formula="of:=ORG.LIBREOFFICE.REGEX([.C195]; &quot;[^[:alnum:]]&quot;; &quot;&quot;; &quot;g&quot;)" office:value-type="string" office:string-value="altadis" calcext:value-type="string">
            <text:p>altadis</text:p>
          </table:table-cell>
          <table:table-cell table:formula="of:=LEN([.D1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NG BANK</text:p>
          </table:table-cell>
          <table:table-cell table:formula="of:=LOWER([.A196])" office:value-type="string" office:string-value="bng bank" calcext:value-type="string">
            <text:p>bng bank</text:p>
          </table:table-cell>
          <table:table-cell table:formula="of:=SUBSTITUTE([.B196];&quot; &quot; ;&quot;&quot; )" office:value-type="string" office:string-value="bngbank" calcext:value-type="string">
            <text:p>bngbank</text:p>
          </table:table-cell>
          <table:table-cell table:formula="of:=ORG.LIBREOFFICE.REGEX([.C196]; &quot;[^[:alnum:]]&quot;; &quot;&quot;; &quot;g&quot;)" office:value-type="string" office:string-value="bngbank" calcext:value-type="string">
            <text:p>bngbank</text:p>
          </table:table-cell>
          <table:table-cell table:formula="of:=LEN([.D1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LORE</text:p>
          </table:table-cell>
          <table:table-cell table:formula="of:=LOWER([.A197])" office:value-type="string" office:string-value="bollore" calcext:value-type="string">
            <text:p>bollore</text:p>
          </table:table-cell>
          <table:table-cell table:formula="of:=SUBSTITUTE([.B197];&quot; &quot; ;&quot;&quot; )" office:value-type="string" office:string-value="bollore" calcext:value-type="string">
            <text:p>bollore</text:p>
          </table:table-cell>
          <table:table-cell table:formula="of:=ORG.LIBREOFFICE.REGEX([.C197]; &quot;[^[:alnum:]]&quot;; &quot;&quot;; &quot;g&quot;)" office:value-type="string" office:string-value="bollore" calcext:value-type="string">
            <text:p>bollore</text:p>
          </table:table-cell>
          <table:table-cell table:formula="of:=LEN([.D1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RBON</text:p>
          </table:table-cell>
          <table:table-cell table:formula="of:=LOWER([.A198])" office:value-type="string" office:string-value="bourbon" calcext:value-type="string">
            <text:p>bourbon</text:p>
          </table:table-cell>
          <table:table-cell table:formula="of:=SUBSTITUTE([.B198];&quot; &quot; ;&quot;&quot; )" office:value-type="string" office:string-value="bourbon" calcext:value-type="string">
            <text:p>bourbon</text:p>
          </table:table-cell>
          <table:table-cell table:formula="of:=ORG.LIBREOFFICE.REGEX([.C198]; &quot;[^[:alnum:]]&quot;; &quot;&quot;; &quot;g&quot;)" office:value-type="string" office:string-value="bourbon" calcext:value-type="string">
            <text:p>bourbon</text:p>
          </table:table-cell>
          <table:table-cell table:formula="of:=LEN([.D1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PCE SFH</text:p>
          </table:table-cell>
          <table:table-cell table:formula="of:=LOWER([.A199])" office:value-type="string" office:string-value="bpce sfh" calcext:value-type="string">
            <text:p>bpce sfh</text:p>
          </table:table-cell>
          <table:table-cell table:formula="of:=SUBSTITUTE([.B199];&quot; &quot; ;&quot;&quot; )" office:value-type="string" office:string-value="bpcesfh" calcext:value-type="string">
            <text:p>bpcesfh</text:p>
          </table:table-cell>
          <table:table-cell table:formula="of:=ORG.LIBREOFFICE.REGEX([.C199]; &quot;[^[:alnum:]]&quot;; &quot;&quot;; &quot;g&quot;)" office:value-type="string" office:string-value="bpcesfh" calcext:value-type="string">
            <text:p>bpcesfh</text:p>
          </table:table-cell>
          <table:table-cell table:formula="of:=LEN([.D19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MAIEU</text:p>
          </table:table-cell>
          <table:table-cell table:formula="of:=LOWER([.A200])" office:value-type="string" office:string-value="camaieu" calcext:value-type="string">
            <text:p>camaieu</text:p>
          </table:table-cell>
          <table:table-cell table:formula="of:=SUBSTITUTE([.B200];&quot; &quot; ;&quot;&quot; )" office:value-type="string" office:string-value="camaieu" calcext:value-type="string">
            <text:p>camaieu</text:p>
          </table:table-cell>
          <table:table-cell table:formula="of:=ORG.LIBREOFFICE.REGEX([.C200]; &quot;[^[:alnum:]]&quot;; &quot;&quot;; &quot;g&quot;)" office:value-type="string" office:string-value="camaieu" calcext:value-type="string">
            <text:p>camaieu</text:p>
          </table:table-cell>
          <table:table-cell table:formula="of:=LEN([.D2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PELLI</text:p>
          </table:table-cell>
          <table:table-cell table:formula="of:=LOWER([.A201])" office:value-type="string" office:string-value="capelli" calcext:value-type="string">
            <text:p>capelli</text:p>
          </table:table-cell>
          <table:table-cell table:formula="of:=SUBSTITUTE([.B201];&quot; &quot; ;&quot;&quot; )" office:value-type="string" office:string-value="capelli" calcext:value-type="string">
            <text:p>capelli</text:p>
          </table:table-cell>
          <table:table-cell table:formula="of:=ORG.LIBREOFFICE.REGEX([.C201]; &quot;[^[:alnum:]]&quot;; &quot;&quot;; &quot;g&quot;)" office:value-type="string" office:string-value="capelli" calcext:value-type="string">
            <text:p>capelli</text:p>
          </table:table-cell>
          <table:table-cell table:formula="of:=LEN([.D20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GEDIM</text:p>
          </table:table-cell>
          <table:table-cell table:formula="of:=LOWER([.A202])" office:value-type="string" office:string-value="cegedim" calcext:value-type="string">
            <text:p>cegedim</text:p>
          </table:table-cell>
          <table:table-cell table:formula="of:=SUBSTITUTE([.B202];&quot; &quot; ;&quot;&quot; )" office:value-type="string" office:string-value="cegedim" calcext:value-type="string">
            <text:p>cegedim</text:p>
          </table:table-cell>
          <table:table-cell table:formula="of:=ORG.LIBREOFFICE.REGEX([.C202]; &quot;[^[:alnum:]]&quot;; &quot;&quot;; &quot;g&quot;)" office:value-type="string" office:string-value="cegedim" calcext:value-type="string">
            <text:p>cegedim</text:p>
          </table:table-cell>
          <table:table-cell table:formula="of:=LEN([.D20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PHEID</text:p>
          </table:table-cell>
          <table:table-cell table:formula="of:=LOWER([.A203])" office:value-type="string" office:string-value="cepheid" calcext:value-type="string">
            <text:p>cepheid</text:p>
          </table:table-cell>
          <table:table-cell table:formula="of:=SUBSTITUTE([.B203];&quot; &quot; ;&quot;&quot; )" office:value-type="string" office:string-value="cepheid" calcext:value-type="string">
            <text:p>cepheid</text:p>
          </table:table-cell>
          <table:table-cell table:formula="of:=ORG.LIBREOFFICE.REGEX([.C203]; &quot;[^[:alnum:]]&quot;; &quot;&quot;; &quot;g&quot;)" office:value-type="string" office:string-value="cepheid" calcext:value-type="string">
            <text:p>cepheid</text:p>
          </table:table-cell>
          <table:table-cell table:formula="of:=LEN([.D2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IC CAT.A</text:p>
          </table:table-cell>
          <table:table-cell table:formula="of:=LOWER([.A204])" office:value-type="string" office:string-value="cic cat.a" calcext:value-type="string">
            <text:p>cic cat.a</text:p>
          </table:table-cell>
          <table:table-cell table:formula="of:=SUBSTITUTE([.B204];&quot; &quot; ;&quot;&quot; )" office:value-type="string" office:string-value="ciccat.a" calcext:value-type="string">
            <text:p>ciccat.a</text:p>
          </table:table-cell>
          <table:table-cell table:formula="of:=ORG.LIBREOFFICE.REGEX([.C204]; &quot;[^[:alnum:]]&quot;; &quot;&quot;; &quot;g&quot;)" office:value-type="string" office:string-value="ciccata" calcext:value-type="string">
            <text:p>ciccata</text:p>
          </table:table-cell>
          <table:table-cell table:formula="of:=LEN([.D20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ARINS</text:p>
          </table:table-cell>
          <table:table-cell table:formula="of:=LOWER([.A205])" office:value-type="string" office:string-value="clarins" calcext:value-type="string">
            <text:p>clarins</text:p>
          </table:table-cell>
          <table:table-cell table:formula="of:=SUBSTITUTE([.B205];&quot; &quot; ;&quot;&quot; )" office:value-type="string" office:string-value="clarins" calcext:value-type="string">
            <text:p>clarins</text:p>
          </table:table-cell>
          <table:table-cell table:formula="of:=ORG.LIBREOFFICE.REGEX([.C205]; &quot;[^[:alnum:]]&quot;; &quot;&quot;; &quot;g&quot;)" office:value-type="string" office:string-value="clarins" calcext:value-type="string">
            <text:p>clarins</text:p>
          </table:table-cell>
          <table:table-cell table:formula="of:=LEN([.D20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AYEUX</text:p>
          </table:table-cell>
          <table:table-cell table:formula="of:=LOWER([.A206])" office:value-type="string" office:string-value="clayeux" calcext:value-type="string">
            <text:p>clayeux</text:p>
          </table:table-cell>
          <table:table-cell table:formula="of:=SUBSTITUTE([.B206];&quot; &quot; ;&quot;&quot; )" office:value-type="string" office:string-value="clayeux" calcext:value-type="string">
            <text:p>clayeux</text:p>
          </table:table-cell>
          <table:table-cell table:formula="of:=ORG.LIBREOFFICE.REGEX([.C206]; &quot;[^[:alnum:]]&quot;; &quot;&quot;; &quot;g&quot;)" office:value-type="string" office:string-value="clayeux" calcext:value-type="string">
            <text:p>clayeux</text:p>
          </table:table-cell>
          <table:table-cell table:formula="of:=LEN([.D20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FIDUR</text:p>
          </table:table-cell>
          <table:table-cell table:formula="of:=LOWER([.A207])" office:value-type="string" office:string-value="cofidur" calcext:value-type="string">
            <text:p>cofidur</text:p>
          </table:table-cell>
          <table:table-cell table:formula="of:=SUBSTITUTE([.B207];&quot; &quot; ;&quot;&quot; )" office:value-type="string" office:string-value="cofidur" calcext:value-type="string">
            <text:p>cofidur</text:p>
          </table:table-cell>
          <table:table-cell table:formula="of:=ORG.LIBREOFFICE.REGEX([.C207]; &quot;[^[:alnum:]]&quot;; &quot;&quot;; &quot;g&quot;)" office:value-type="string" office:string-value="cofidur" calcext:value-type="string">
            <text:p>cofidur</text:p>
          </table:table-cell>
          <table:table-cell table:formula="of:=LEN([.D20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FIGEO</text:p>
          </table:table-cell>
          <table:table-cell table:formula="of:=LOWER([.A208])" office:value-type="string" office:string-value="cofigeo" calcext:value-type="string">
            <text:p>cofigeo</text:p>
          </table:table-cell>
          <table:table-cell table:formula="of:=SUBSTITUTE([.B208];&quot; &quot; ;&quot;&quot; )" office:value-type="string" office:string-value="cofigeo" calcext:value-type="string">
            <text:p>cofigeo</text:p>
          </table:table-cell>
          <table:table-cell table:formula="of:=ORG.LIBREOFFICE.REGEX([.C208]; &quot;[^[:alnum:]]&quot;; &quot;&quot;; &quot;g&quot;)" office:value-type="string" office:string-value="cofigeo" calcext:value-type="string">
            <text:p>cofigeo</text:p>
          </table:table-cell>
          <table:table-cell table:formula="of:=LEN([.D2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HERIS</text:p>
          </table:table-cell>
          <table:table-cell table:formula="of:=LOWER([.A209])" office:value-type="string" office:string-value="coheris" calcext:value-type="string">
            <text:p>coheris</text:p>
          </table:table-cell>
          <table:table-cell table:formula="of:=SUBSTITUTE([.B209];&quot; &quot; ;&quot;&quot; )" office:value-type="string" office:string-value="coheris" calcext:value-type="string">
            <text:p>coheris</text:p>
          </table:table-cell>
          <table:table-cell table:formula="of:=ORG.LIBREOFFICE.REGEX([.C209]; &quot;[^[:alnum:]]&quot;; &quot;&quot;; &quot;g&quot;)" office:value-type="string" office:string-value="coheris" calcext:value-type="string">
            <text:p>coheris</text:p>
          </table:table-cell>
          <table:table-cell table:formula="of:=LEN([.D2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IO N.V.</text:p>
          </table:table-cell>
          <table:table-cell table:formula="of:=LOWER([.A210])" office:value-type="string" office:string-value="corio n.v." calcext:value-type="string">
            <text:p>corio n.v.</text:p>
          </table:table-cell>
          <table:table-cell table:formula="of:=SUBSTITUTE([.B210];&quot; &quot; ;&quot;&quot; )" office:value-type="string" office:string-value="corion.v." calcext:value-type="string">
            <text:p>corion.v.</text:p>
          </table:table-cell>
          <table:table-cell table:formula="of:=ORG.LIBREOFFICE.REGEX([.C210]; &quot;[^[:alnum:]]&quot;; &quot;&quot;; &quot;g&quot;)" office:value-type="string" office:string-value="corionv" calcext:value-type="string">
            <text:p>corionv</text:p>
          </table:table-cell>
          <table:table-cell table:formula="of:=LEN([.D2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B BANK</text:p>
          </table:table-cell>
          <table:table-cell table:formula="of:=LOWER([.A211])" office:value-type="string" office:string-value="dab bank" calcext:value-type="string">
            <text:p>dab bank</text:p>
          </table:table-cell>
          <table:table-cell table:formula="of:=SUBSTITUTE([.B211];&quot; &quot; ;&quot;&quot; )" office:value-type="string" office:string-value="dabbank" calcext:value-type="string">
            <text:p>dabbank</text:p>
          </table:table-cell>
          <table:table-cell table:formula="of:=ORG.LIBREOFFICE.REGEX([.C211]; &quot;[^[:alnum:]]&quot;; &quot;&quot;; &quot;g&quot;)" office:value-type="string" office:string-value="dabbank" calcext:value-type="string">
            <text:p>dabbank</text:p>
          </table:table-cell>
          <table:table-cell table:formula="of:=LEN([.D21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LET SA</text:p>
          </table:table-cell>
          <table:table-cell table:formula="of:=LOWER([.A212])" office:value-type="string" office:string-value="dalet sa" calcext:value-type="string">
            <text:p>dalet sa</text:p>
          </table:table-cell>
          <table:table-cell table:formula="of:=SUBSTITUTE([.B212];&quot; &quot; ;&quot;&quot; )" office:value-type="string" office:string-value="daletsa" calcext:value-type="string">
            <text:p>daletsa</text:p>
          </table:table-cell>
          <table:table-cell table:formula="of:=ORG.LIBREOFFICE.REGEX([.C212]; &quot;[^[:alnum:]]&quot;; &quot;&quot;; &quot;g&quot;)" office:value-type="string" office:string-value="daletsa" calcext:value-type="string">
            <text:p>daletsa</text:p>
          </table:table-cell>
          <table:table-cell table:formula="of:=LEN([.D2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MUSVI</text:p>
          </table:table-cell>
          <table:table-cell table:formula="of:=LOWER([.A213])" office:value-type="string" office:string-value="domusvi" calcext:value-type="string">
            <text:p>domusvi</text:p>
          </table:table-cell>
          <table:table-cell table:formula="of:=SUBSTITUTE([.B213];&quot; &quot; ;&quot;&quot; )" office:value-type="string" office:string-value="domusvi" calcext:value-type="string">
            <text:p>domusvi</text:p>
          </table:table-cell>
          <table:table-cell table:formula="of:=ORG.LIBREOFFICE.REGEX([.C213]; &quot;[^[:alnum:]]&quot;; &quot;&quot;; &quot;g&quot;)" office:value-type="string" office:string-value="domusvi" calcext:value-type="string">
            <text:p>domusvi</text:p>
          </table:table-cell>
          <table:table-cell table:formula="of:=LEN([.D2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ENRED</text:p>
          </table:table-cell>
          <table:table-cell table:formula="of:=LOWER([.A214])" office:value-type="string" office:string-value="edenred" calcext:value-type="string">
            <text:p>edenred</text:p>
          </table:table-cell>
          <table:table-cell table:formula="of:=SUBSTITUTE([.B214];&quot; &quot; ;&quot;&quot; )" office:value-type="string" office:string-value="edenred" calcext:value-type="string">
            <text:p>edenred</text:p>
          </table:table-cell>
          <table:table-cell table:formula="of:=ORG.LIBREOFFICE.REGEX([.C214]; &quot;[^[:alnum:]]&quot;; &quot;&quot;; &quot;g&quot;)" office:value-type="string" office:string-value="edenred" calcext:value-type="string">
            <text:p>edenred</text:p>
          </table:table-cell>
          <table:table-cell table:formula="of:=LEN([.D2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FFAGE</text:p>
          </table:table-cell>
          <table:table-cell table:formula="of:=LOWER([.A215])" office:value-type="string" office:string-value="eiffage" calcext:value-type="string">
            <text:p>eiffage</text:p>
          </table:table-cell>
          <table:table-cell table:formula="of:=SUBSTITUTE([.B215];&quot; &quot; ;&quot;&quot; )" office:value-type="string" office:string-value="eiffage" calcext:value-type="string">
            <text:p>eiffage</text:p>
          </table:table-cell>
          <table:table-cell table:formula="of:=ORG.LIBREOFFICE.REGEX([.C215]; &quot;[^[:alnum:]]&quot;; &quot;&quot;; &quot;g&quot;)" office:value-type="string" office:string-value="eiffage" calcext:value-type="string">
            <text:p>eiffage</text:p>
          </table:table-cell>
          <table:table-cell table:formula="of:=LEN([.D2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URAZEO</text:p>
          </table:table-cell>
          <table:table-cell table:formula="of:=LOWER([.A216])" office:value-type="string" office:string-value="eurazeo" calcext:value-type="string">
            <text:p>eurazeo</text:p>
          </table:table-cell>
          <table:table-cell table:formula="of:=SUBSTITUTE([.B216];&quot; &quot; ;&quot;&quot; )" office:value-type="string" office:string-value="eurazeo" calcext:value-type="string">
            <text:p>eurazeo</text:p>
          </table:table-cell>
          <table:table-cell table:formula="of:=ORG.LIBREOFFICE.REGEX([.C216]; &quot;[^[:alnum:]]&quot;; &quot;&quot;; &quot;g&quot;)" office:value-type="string" office:string-value="eurazeo" calcext:value-type="string">
            <text:p>eurazeo</text:p>
          </table:table-cell>
          <table:table-cell table:formula="of:=LEN([.D2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UROSIC</text:p>
          </table:table-cell>
          <table:table-cell table:formula="of:=LOWER([.A217])" office:value-type="string" office:string-value="eurosic" calcext:value-type="string">
            <text:p>eurosic</text:p>
          </table:table-cell>
          <table:table-cell table:formula="of:=SUBSTITUTE([.B217];&quot; &quot; ;&quot;&quot; )" office:value-type="string" office:string-value="eurosic" calcext:value-type="string">
            <text:p>eurosic</text:p>
          </table:table-cell>
          <table:table-cell table:formula="of:=ORG.LIBREOFFICE.REGEX([.C217]; &quot;[^[:alnum:]]&quot;; &quot;&quot;; &quot;g&quot;)" office:value-type="string" office:string-value="eurosic" calcext:value-type="string">
            <text:p>eurosic</text:p>
          </table:table-cell>
          <table:table-cell table:formula="of:=LEN([.D2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MALAC</text:p>
          </table:table-cell>
          <table:table-cell table:formula="of:=LOWER([.A218])" office:value-type="string" office:string-value="fimalac" calcext:value-type="string">
            <text:p>fimalac</text:p>
          </table:table-cell>
          <table:table-cell table:formula="of:=SUBSTITUTE([.B218];&quot; &quot; ;&quot;&quot; )" office:value-type="string" office:string-value="fimalac" calcext:value-type="string">
            <text:p>fimalac</text:p>
          </table:table-cell>
          <table:table-cell table:formula="of:=ORG.LIBREOFFICE.REGEX([.C218]; &quot;[^[:alnum:]]&quot;; &quot;&quot;; &quot;g&quot;)" office:value-type="string" office:string-value="fimalac" calcext:value-type="string">
            <text:p>fimalac</text:p>
          </table:table-cell>
          <table:table-cell table:formula="of:=LEN([.D2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ATIS</text:p>
          </table:table-cell>
          <table:table-cell table:formula="of:=LOWER([.A219])" office:value-type="string" office:string-value="finatis" calcext:value-type="string">
            <text:p>finatis</text:p>
          </table:table-cell>
          <table:table-cell table:formula="of:=SUBSTITUTE([.B219];&quot; &quot; ;&quot;&quot; )" office:value-type="string" office:string-value="finatis" calcext:value-type="string">
            <text:p>finatis</text:p>
          </table:table-cell>
          <table:table-cell table:formula="of:=ORG.LIBREOFFICE.REGEX([.C219]; &quot;[^[:alnum:]]&quot;; &quot;&quot;; &quot;g&quot;)" office:value-type="string" office:string-value="finatis" calcext:value-type="string">
            <text:p>finatis</text:p>
          </table:table-cell>
          <table:table-cell table:formula="of:=LEN([.D2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INFO</text:p>
          </table:table-cell>
          <table:table-cell table:formula="of:=LOWER([.A220])" office:value-type="string" office:string-value="fininfo" calcext:value-type="string">
            <text:p>fininfo</text:p>
          </table:table-cell>
          <table:table-cell table:formula="of:=SUBSTITUTE([.B220];&quot; &quot; ;&quot;&quot; )" office:value-type="string" office:string-value="fininfo" calcext:value-type="string">
            <text:p>fininfo</text:p>
          </table:table-cell>
          <table:table-cell table:formula="of:=ORG.LIBREOFFICE.REGEX([.C220]; &quot;[^[:alnum:]]&quot;; &quot;&quot;; &quot;g&quot;)" office:value-type="string" office:string-value="fininfo" calcext:value-type="string">
            <text:p>fininfo</text:p>
          </table:table-cell>
          <table:table-cell table:formula="of:=LEN([.D2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NTOIS</text:p>
          </table:table-cell>
          <table:table-cell table:formula="of:=LOWER([.A221])" office:value-type="string" office:string-value="gantois" calcext:value-type="string">
            <text:p>gantois</text:p>
          </table:table-cell>
          <table:table-cell table:formula="of:=SUBSTITUTE([.B221];&quot; &quot; ;&quot;&quot; )" office:value-type="string" office:string-value="gantois" calcext:value-type="string">
            <text:p>gantois</text:p>
          </table:table-cell>
          <table:table-cell table:formula="of:=ORG.LIBREOFFICE.REGEX([.C221]; &quot;[^[:alnum:]]&quot;; &quot;&quot;; &quot;g&quot;)" office:value-type="string" office:string-value="gantois" calcext:value-type="string">
            <text:p>gantois</text:p>
          </table:table-cell>
          <table:table-cell table:formula="of:=LEN([.D2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RDEIL</text:p>
          </table:table-cell>
          <table:table-cell table:formula="of:=LOWER([.A222])" office:value-type="string" office:string-value="gardeil" calcext:value-type="string">
            <text:p>gardeil</text:p>
          </table:table-cell>
          <table:table-cell table:formula="of:=SUBSTITUTE([.B222];&quot; &quot; ;&quot;&quot; )" office:value-type="string" office:string-value="gardeil" calcext:value-type="string">
            <text:p>gardeil</text:p>
          </table:table-cell>
          <table:table-cell table:formula="of:=ORG.LIBREOFFICE.REGEX([.C222]; &quot;[^[:alnum:]]&quot;; &quot;&quot;; &quot;g&quot;)" office:value-type="string" office:string-value="gardeil" calcext:value-type="string">
            <text:p>gardeil</text:p>
          </table:table-cell>
          <table:table-cell table:formula="of:=LEN([.D22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MONT</text:p>
          </table:table-cell>
          <table:table-cell table:formula="of:=LOWER([.A223])" office:value-type="string" office:string-value="gaumont" calcext:value-type="string">
            <text:p>gaumont</text:p>
          </table:table-cell>
          <table:table-cell table:formula="of:=SUBSTITUTE([.B223];&quot; &quot; ;&quot;&quot; )" office:value-type="string" office:string-value="gaumont" calcext:value-type="string">
            <text:p>gaumont</text:p>
          </table:table-cell>
          <table:table-cell table:formula="of:=ORG.LIBREOFFICE.REGEX([.C223]; &quot;[^[:alnum:]]&quot;; &quot;&quot;; &quot;g&quot;)" office:value-type="string" office:string-value="gaumont" calcext:value-type="string">
            <text:p>gaumont</text:p>
          </table:table-cell>
          <table:table-cell table:formula="of:=LEN([.D2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DF SUEZ</text:p>
          </table:table-cell>
          <table:table-cell table:formula="of:=LOWER([.A224])" office:value-type="string" office:string-value="gdf suez" calcext:value-type="string">
            <text:p>gdf suez</text:p>
          </table:table-cell>
          <table:table-cell table:formula="of:=SUBSTITUTE([.B224];&quot; &quot; ;&quot;&quot; )" office:value-type="string" office:string-value="gdfsuez" calcext:value-type="string">
            <text:p>gdfsuez</text:p>
          </table:table-cell>
          <table:table-cell table:formula="of:=ORG.LIBREOFFICE.REGEX([.C224]; &quot;[^[:alnum:]]&quot;; &quot;&quot;; &quot;g&quot;)" office:value-type="string" office:string-value="gdfsuez" calcext:value-type="string">
            <text:p>gdfsuez</text:p>
          </table:table-cell>
          <table:table-cell table:formula="of:=LEN([.D2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CIMED</text:p>
          </table:table-cell>
          <table:table-cell table:formula="of:=LOWER([.A225])" office:value-type="string" office:string-value="gecimed" calcext:value-type="string">
            <text:p>gecimed</text:p>
          </table:table-cell>
          <table:table-cell table:formula="of:=SUBSTITUTE([.B225];&quot; &quot; ;&quot;&quot; )" office:value-type="string" office:string-value="gecimed" calcext:value-type="string">
            <text:p>gecimed</text:p>
          </table:table-cell>
          <table:table-cell table:formula="of:=ORG.LIBREOFFICE.REGEX([.C225]; &quot;[^[:alnum:]]&quot;; &quot;&quot;; &quot;g&quot;)" office:value-type="string" office:string-value="gecimed" calcext:value-type="string">
            <text:p>gecimed</text:p>
          </table:table-cell>
          <table:table-cell table:formula="of:=LEN([.D2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MALTO</text:p>
          </table:table-cell>
          <table:table-cell table:formula="of:=LOWER([.A226])" office:value-type="string" office:string-value="gemalto" calcext:value-type="string">
            <text:p>gemalto</text:p>
          </table:table-cell>
          <table:table-cell table:formula="of:=SUBSTITUTE([.B226];&quot; &quot; ;&quot;&quot; )" office:value-type="string" office:string-value="gemalto" calcext:value-type="string">
            <text:p>gemalto</text:p>
          </table:table-cell>
          <table:table-cell table:formula="of:=ORG.LIBREOFFICE.REGEX([.C226]; &quot;[^[:alnum:]]&quot;; &quot;&quot;; &quot;g&quot;)" office:value-type="string" office:string-value="gemalto" calcext:value-type="string">
            <text:p>gemalto</text:p>
          </table:table-cell>
          <table:table-cell table:formula="of:=LEN([.D22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NOWAY</text:p>
          </table:table-cell>
          <table:table-cell table:formula="of:=LOWER([.A227])" office:value-type="string" office:string-value="genoway" calcext:value-type="string">
            <text:p>genoway</text:p>
          </table:table-cell>
          <table:table-cell table:formula="of:=SUBSTITUTE([.B227];&quot; &quot; ;&quot;&quot; )" office:value-type="string" office:string-value="genoway" calcext:value-type="string">
            <text:p>genoway</text:p>
          </table:table-cell>
          <table:table-cell table:formula="of:=ORG.LIBREOFFICE.REGEX([.C227]; &quot;[^[:alnum:]]&quot;; &quot;&quot;; &quot;g&quot;)" office:value-type="string" office:string-value="genoway" calcext:value-type="string">
            <text:p>genoway</text:p>
          </table:table-cell>
          <table:table-cell table:formula="of:=LEN([.D2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L TRADE</text:p>
          </table:table-cell>
          <table:table-cell table:formula="of:=LOWER([.A228])" office:value-type="string" office:string-value="gl trade" calcext:value-type="string">
            <text:p>gl trade</text:p>
          </table:table-cell>
          <table:table-cell table:formula="of:=SUBSTITUTE([.B228];&quot; &quot; ;&quot;&quot; )" office:value-type="string" office:string-value="gltrade" calcext:value-type="string">
            <text:p>gltrade</text:p>
          </table:table-cell>
          <table:table-cell table:formula="of:=ORG.LIBREOFFICE.REGEX([.C228]; &quot;[^[:alnum:]]&quot;; &quot;&quot;; &quot;g&quot;)" office:value-type="string" office:string-value="gltrade" calcext:value-type="string">
            <text:p>gltrade</text:p>
          </table:table-cell>
          <table:table-cell table:formula="of:=LEN([.D2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ERBET</text:p>
          </table:table-cell>
          <table:table-cell table:formula="of:=LOWER([.A229])" office:value-type="string" office:string-value="guerbet" calcext:value-type="string">
            <text:p>guerbet</text:p>
          </table:table-cell>
          <table:table-cell table:formula="of:=SUBSTITUTE([.B229];&quot; &quot; ;&quot;&quot; )" office:value-type="string" office:string-value="guerbet" calcext:value-type="string">
            <text:p>guerbet</text:p>
          </table:table-cell>
          <table:table-cell table:formula="of:=ORG.LIBREOFFICE.REGEX([.C229]; &quot;[^[:alnum:]]&quot;; &quot;&quot;; &quot;g&quot;)" office:value-type="string" office:string-value="guerbet" calcext:value-type="string">
            <text:p>guerbet</text:p>
          </table:table-cell>
          <table:table-cell table:formula="of:=LEN([.D2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VEST</text:p>
          </table:table-cell>
          <table:table-cell table:formula="of:=LOWER([.A230])" office:value-type="string" office:string-value="harvest" calcext:value-type="string">
            <text:p>harvest</text:p>
          </table:table-cell>
          <table:table-cell table:formula="of:=SUBSTITUTE([.B230];&quot; &quot; ;&quot;&quot; )" office:value-type="string" office:string-value="harvest" calcext:value-type="string">
            <text:p>harvest</text:p>
          </table:table-cell>
          <table:table-cell table:formula="of:=ORG.LIBREOFFICE.REGEX([.C230]; &quot;[^[:alnum:]]&quot;; &quot;&quot;; &quot;g&quot;)" office:value-type="string" office:string-value="harvest" calcext:value-type="string">
            <text:p>harvest</text:p>
          </table:table-cell>
          <table:table-cell table:formula="of:=LEN([.D2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BOS PLC</text:p>
          </table:table-cell>
          <table:table-cell table:formula="of:=LOWER([.A231])" office:value-type="string" office:string-value="hbos plc" calcext:value-type="string">
            <text:p>hbos plc</text:p>
          </table:table-cell>
          <table:table-cell table:formula="of:=SUBSTITUTE([.B231];&quot; &quot; ;&quot;&quot; )" office:value-type="string" office:string-value="hbosplc" calcext:value-type="string">
            <text:p>hbosplc</text:p>
          </table:table-cell>
          <table:table-cell table:formula="of:=ORG.LIBREOFFICE.REGEX([.C231]; &quot;[^[:alnum:]]&quot;; &quot;&quot;; &quot;g&quot;)" office:value-type="string" office:string-value="hbosplc" calcext:value-type="string">
            <text:p>hbosplc</text:p>
          </table:table-cell>
          <table:table-cell table:formula="of:=LEN([.D23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-MEDIA</text:p>
          </table:table-cell>
          <table:table-cell table:formula="of:=LOWER([.A232])" office:value-type="string" office:string-value="hi-media" calcext:value-type="string">
            <text:p>hi-media</text:p>
          </table:table-cell>
          <table:table-cell table:formula="of:=SUBSTITUTE([.B232];&quot; &quot; ;&quot;&quot; )" office:value-type="string" office:string-value="hi-media" calcext:value-type="string">
            <text:p>hi-media</text:p>
          </table:table-cell>
          <table:table-cell table:formula="of:=ORG.LIBREOFFICE.REGEX([.C232]; &quot;[^[:alnum:]]&quot;; &quot;&quot;; &quot;g&quot;)" office:value-type="string" office:string-value="himedia" calcext:value-type="string">
            <text:p>himedia</text:p>
          </table:table-cell>
          <table:table-cell table:formula="of:=LEN([.D2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SBC SFH</text:p>
          </table:table-cell>
          <table:table-cell table:formula="of:=LOWER([.A233])" office:value-type="string" office:string-value="hsbc sfh" calcext:value-type="string">
            <text:p>hsbc sfh</text:p>
          </table:table-cell>
          <table:table-cell table:formula="of:=SUBSTITUTE([.B233];&quot; &quot; ;&quot;&quot; )" office:value-type="string" office:string-value="hsbcsfh" calcext:value-type="string">
            <text:p>hsbcsfh</text:p>
          </table:table-cell>
          <table:table-cell table:formula="of:=ORG.LIBREOFFICE.REGEX([.C233]; &quot;[^[:alnum:]]&quot;; &quot;&quot;; &quot;g&quot;)" office:value-type="string" office:string-value="hsbcsfh" calcext:value-type="string">
            <text:p>hsbcsfh</text:p>
          </table:table-cell>
          <table:table-cell table:formula="of:=LEN([.D2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PARLO</text:p>
          </table:table-cell>
          <table:table-cell table:formula="of:=LOWER([.A234])" office:value-type="string" office:string-value="hyparlo" calcext:value-type="string">
            <text:p>hyparlo</text:p>
          </table:table-cell>
          <table:table-cell table:formula="of:=SUBSTITUTE([.B234];&quot; &quot; ;&quot;&quot; )" office:value-type="string" office:string-value="hyparlo" calcext:value-type="string">
            <text:p>hyparlo</text:p>
          </table:table-cell>
          <table:table-cell table:formula="of:=ORG.LIBREOFFICE.REGEX([.C234]; &quot;[^[:alnum:]]&quot;; &quot;&quot;; &quot;g&quot;)" office:value-type="string" office:string-value="hyparlo" calcext:value-type="string">
            <text:p>hyparlo</text:p>
          </table:table-cell>
          <table:table-cell table:formula="of:=LEN([.D23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FOTEL</text:p>
          </table:table-cell>
          <table:table-cell table:formula="of:=LOWER([.A235])" office:value-type="string" office:string-value="infotel" calcext:value-type="string">
            <text:p>infotel</text:p>
          </table:table-cell>
          <table:table-cell table:formula="of:=SUBSTITUTE([.B235];&quot; &quot; ;&quot;&quot; )" office:value-type="string" office:string-value="infotel" calcext:value-type="string">
            <text:p>infotel</text:p>
          </table:table-cell>
          <table:table-cell table:formula="of:=ORG.LIBREOFFICE.REGEX([.C235]; &quot;[^[:alnum:]]&quot;; &quot;&quot;; &quot;g&quot;)" office:value-type="string" office:string-value="infotel" calcext:value-type="string">
            <text:p>infotel</text:p>
          </table:table-cell>
          <table:table-cell table:formula="of:=LEN([.D2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SEN SA</text:p>
          </table:table-cell>
          <table:table-cell table:formula="of:=LOWER([.A236])" office:value-type="string" office:string-value="ipsen sa" calcext:value-type="string">
            <text:p>ipsen sa</text:p>
          </table:table-cell>
          <table:table-cell table:formula="of:=SUBSTITUTE([.B236];&quot; &quot; ;&quot;&quot; )" office:value-type="string" office:string-value="ipsensa" calcext:value-type="string">
            <text:p>ipsensa</text:p>
          </table:table-cell>
          <table:table-cell table:formula="of:=ORG.LIBREOFFICE.REGEX([.C236]; &quot;[^[:alnum:]]&quot;; &quot;&quot;; &quot;g&quot;)" office:value-type="string" office:string-value="ipsensa" calcext:value-type="string">
            <text:p>ipsensa</text:p>
          </table:table-cell>
          <table:table-cell table:formula="of:=LEN([.D23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SOGEN</text:p>
          </table:table-cell>
          <table:table-cell table:formula="of:=LOWER([.A237])" office:value-type="string" office:string-value="ipsogen" calcext:value-type="string">
            <text:p>ipsogen</text:p>
          </table:table-cell>
          <table:table-cell table:formula="of:=SUBSTITUTE([.B237];&quot; &quot; ;&quot;&quot; )" office:value-type="string" office:string-value="ipsogen" calcext:value-type="string">
            <text:p>ipsogen</text:p>
          </table:table-cell>
          <table:table-cell table:formula="of:=ORG.LIBREOFFICE.REGEX([.C237]; &quot;[^[:alnum:]]&quot;; &quot;&quot;; &quot;g&quot;)" office:value-type="string" office:string-value="ipsogen" calcext:value-type="string">
            <text:p>ipsogen</text:p>
          </table:table-cell>
          <table:table-cell table:formula="of:=LEN([.D2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ESOFT</text:p>
          </table:table-cell>
          <table:table-cell table:formula="of:=LOWER([.A238])" office:value-type="string" office:string-value="itesoft" calcext:value-type="string">
            <text:p>itesoft</text:p>
          </table:table-cell>
          <table:table-cell table:formula="of:=SUBSTITUTE([.B238];&quot; &quot; ;&quot;&quot; )" office:value-type="string" office:string-value="itesoft" calcext:value-type="string">
            <text:p>itesoft</text:p>
          </table:table-cell>
          <table:table-cell table:formula="of:=ORG.LIBREOFFICE.REGEX([.C238]; &quot;[^[:alnum:]]&quot;; &quot;&quot;; &quot;g&quot;)" office:value-type="string" office:string-value="itesoft" calcext:value-type="string">
            <text:p>itesoft</text:p>
          </table:table-cell>
          <table:table-cell table:formula="of:=LEN([.D2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LEMURS</text:p>
          </table:table-cell>
          <table:table-cell table:formula="of:=LOWER([.A239])" office:value-type="string" office:string-value="klemurs" calcext:value-type="string">
            <text:p>klemurs</text:p>
          </table:table-cell>
          <table:table-cell table:formula="of:=SUBSTITUTE([.B239];&quot; &quot; ;&quot;&quot; )" office:value-type="string" office:string-value="klemurs" calcext:value-type="string">
            <text:p>klemurs</text:p>
          </table:table-cell>
          <table:table-cell table:formula="of:=ORG.LIBREOFFICE.REGEX([.C239]; &quot;[^[:alnum:]]&quot;; &quot;&quot;; &quot;g&quot;)" office:value-type="string" office:string-value="klemurs" calcext:value-type="string">
            <text:p>klemurs</text:p>
          </table:table-cell>
          <table:table-cell table:formula="of:=LEN([.D2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 POSTE</text:p>
          </table:table-cell>
          <table:table-cell table:formula="of:=LOWER([.A240])" office:value-type="string" office:string-value="la poste" calcext:value-type="string">
            <text:p>la poste</text:p>
          </table:table-cell>
          <table:table-cell table:formula="of:=SUBSTITUTE([.B240];&quot; &quot; ;&quot;&quot; )" office:value-type="string" office:string-value="laposte" calcext:value-type="string">
            <text:p>laposte</text:p>
          </table:table-cell>
          <table:table-cell table:formula="of:=ORG.LIBREOFFICE.REGEX([.C240]; &quot;[^[:alnum:]]&quot;; &quot;&quot;; &quot;g&quot;)" office:value-type="string" office:string-value="laposte" calcext:value-type="string">
            <text:p>laposte</text:p>
          </table:table-cell>
          <table:table-cell table:formula="of:=LEN([.D2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CROIX</text:p>
          </table:table-cell>
          <table:table-cell table:formula="of:=LOWER([.A241])" office:value-type="string" office:string-value="lacroix" calcext:value-type="string">
            <text:p>lacroix</text:p>
          </table:table-cell>
          <table:table-cell table:formula="of:=SUBSTITUTE([.B241];&quot; &quot; ;&quot;&quot; )" office:value-type="string" office:string-value="lacroix" calcext:value-type="string">
            <text:p>lacroix</text:p>
          </table:table-cell>
          <table:table-cell table:formula="of:=ORG.LIBREOFFICE.REGEX([.C241]; &quot;[^[:alnum:]]&quot;; &quot;&quot;; &quot;g&quot;)" office:value-type="string" office:string-value="lacroix" calcext:value-type="string">
            <text:p>lacroix</text:p>
          </table:table-cell>
          <table:table-cell table:formula="of:=LEN([.D24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FARGE</text:p>
          </table:table-cell>
          <table:table-cell table:formula="of:=LOWER([.A242])" office:value-type="string" office:string-value="lafarge" calcext:value-type="string">
            <text:p>lafarge</text:p>
          </table:table-cell>
          <table:table-cell table:formula="of:=SUBSTITUTE([.B242];&quot; &quot; ;&quot;&quot; )" office:value-type="string" office:string-value="lafarge" calcext:value-type="string">
            <text:p>lafarge</text:p>
          </table:table-cell>
          <table:table-cell table:formula="of:=ORG.LIBREOFFICE.REGEX([.C242]; &quot;[^[:alnum:]]&quot;; &quot;&quot;; &quot;g&quot;)" office:value-type="string" office:string-value="lafarge" calcext:value-type="string">
            <text:p>lafarge</text:p>
          </table:table-cell>
          <table:table-cell table:formula="of:=LEN([.D24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ROCHE</text:p>
          </table:table-cell>
          <table:table-cell table:formula="of:=LOWER([.A243])" office:value-type="string" office:string-value="laroche" calcext:value-type="string">
            <text:p>laroche</text:p>
          </table:table-cell>
          <table:table-cell table:formula="of:=SUBSTITUTE([.B243];&quot; &quot; ;&quot;&quot; )" office:value-type="string" office:string-value="laroche" calcext:value-type="string">
            <text:p>laroche</text:p>
          </table:table-cell>
          <table:table-cell table:formula="of:=ORG.LIBREOFFICE.REGEX([.C243]; &quot;[^[:alnum:]]&quot;; &quot;&quot;; &quot;g&quot;)" office:value-type="string" office:string-value="laroche" calcext:value-type="string">
            <text:p>laroche</text:p>
          </table:table-cell>
          <table:table-cell table:formula="of:=LEN([.D24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DLC.COM</text:p>
          </table:table-cell>
          <table:table-cell table:formula="of:=LOWER([.A244])" office:value-type="string" office:string-value="ldlc.com" calcext:value-type="string">
            <text:p>ldlc.com</text:p>
          </table:table-cell>
          <table:table-cell table:formula="of:=SUBSTITUTE([.B244];&quot; &quot; ;&quot;&quot; )" office:value-type="string" office:string-value="ldlc.com" calcext:value-type="string">
            <text:p>ldlc.com</text:p>
          </table:table-cell>
          <table:table-cell table:formula="of:=ORG.LIBREOFFICE.REGEX([.C244]; &quot;[^[:alnum:]]&quot;; &quot;&quot;; &quot;g&quot;)" office:value-type="string" office:string-value="ldlccom" calcext:value-type="string">
            <text:p>ldlccom</text:p>
          </table:table-cell>
          <table:table-cell table:formula="of:=LEN([.D24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GRAND</text:p>
          </table:table-cell>
          <table:table-cell table:formula="of:=LOWER([.A245])" office:value-type="string" office:string-value="legrand" calcext:value-type="string">
            <text:p>legrand</text:p>
          </table:table-cell>
          <table:table-cell table:formula="of:=SUBSTITUTE([.B245];&quot; &quot; ;&quot;&quot; )" office:value-type="string" office:string-value="legrand" calcext:value-type="string">
            <text:p>legrand</text:p>
          </table:table-cell>
          <table:table-cell table:formula="of:=ORG.LIBREOFFICE.REGEX([.C245]; &quot;[^[:alnum:]]&quot;; &quot;&quot;; &quot;g&quot;)" office:value-type="string" office:string-value="legrand" calcext:value-type="string">
            <text:p>legrand</text:p>
          </table:table-cell>
          <table:table-cell table:formula="of:=LEN([.D2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ITOU</text:p>
          </table:table-cell>
          <table:table-cell table:formula="of:=LOWER([.A246])" office:value-type="string" office:string-value="manitou" calcext:value-type="string">
            <text:p>manitou</text:p>
          </table:table-cell>
          <table:table-cell table:formula="of:=SUBSTITUTE([.B246];&quot; &quot; ;&quot;&quot; )" office:value-type="string" office:string-value="manitou" calcext:value-type="string">
            <text:p>manitou</text:p>
          </table:table-cell>
          <table:table-cell table:formula="of:=ORG.LIBREOFFICE.REGEX([.C246]; &quot;[^[:alnum:]]&quot;; &quot;&quot;; &quot;g&quot;)" office:value-type="string" office:string-value="manitou" calcext:value-type="string">
            <text:p>manitou</text:p>
          </table:table-cell>
          <table:table-cell table:formula="of:=LEN([.D2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RAD</text:p>
          </table:table-cell>
          <table:table-cell table:formula="of:=LOWER([.A247])" office:value-type="string" office:string-value="mastrad" calcext:value-type="string">
            <text:p>mastrad</text:p>
          </table:table-cell>
          <table:table-cell table:formula="of:=SUBSTITUTE([.B247];&quot; &quot; ;&quot;&quot; )" office:value-type="string" office:string-value="mastrad" calcext:value-type="string">
            <text:p>mastrad</text:p>
          </table:table-cell>
          <table:table-cell table:formula="of:=ORG.LIBREOFFICE.REGEX([.C247]; &quot;[^[:alnum:]]&quot;; &quot;&quot;; &quot;g&quot;)" office:value-type="string" office:string-value="mastrad" calcext:value-type="string">
            <text:p>mastrad</text:p>
          </table:table-cell>
          <table:table-cell table:formula="of:=LEN([.D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ASYS</text:p>
          </table:table-cell>
          <table:table-cell table:formula="of:=LOWER([.A248])" office:value-type="string" office:string-value="medasys" calcext:value-type="string">
            <text:p>medasys</text:p>
          </table:table-cell>
          <table:table-cell table:formula="of:=SUBSTITUTE([.B248];&quot; &quot; ;&quot;&quot; )" office:value-type="string" office:string-value="medasys" calcext:value-type="string">
            <text:p>medasys</text:p>
          </table:table-cell>
          <table:table-cell table:formula="of:=ORG.LIBREOFFICE.REGEX([.C248]; &quot;[^[:alnum:]]&quot;; &quot;&quot;; &quot;g&quot;)" office:value-type="string" office:string-value="medasys" calcext:value-type="string">
            <text:p>medasys</text:p>
          </table:table-cell>
          <table:table-cell table:formula="of:=LEN([.D2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COST</text:p>
          </table:table-cell>
          <table:table-cell table:formula="of:=LOWER([.A249])" office:value-type="string" office:string-value="medcost" calcext:value-type="string">
            <text:p>medcost</text:p>
          </table:table-cell>
          <table:table-cell table:formula="of:=SUBSTITUTE([.B249];&quot; &quot; ;&quot;&quot; )" office:value-type="string" office:string-value="medcost" calcext:value-type="string">
            <text:p>medcost</text:p>
          </table:table-cell>
          <table:table-cell table:formula="of:=ORG.LIBREOFFICE.REGEX([.C249]; &quot;[^[:alnum:]]&quot;; &quot;&quot;; &quot;g&quot;)" office:value-type="string" office:string-value="medcost" calcext:value-type="string">
            <text:p>medcost</text:p>
          </table:table-cell>
          <table:table-cell table:formula="of:=LEN([.D24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MSCAP</text:p>
          </table:table-cell>
          <table:table-cell table:formula="of:=LOWER([.A250])" office:value-type="string" office:string-value="memscap" calcext:value-type="string">
            <text:p>memscap</text:p>
          </table:table-cell>
          <table:table-cell table:formula="of:=SUBSTITUTE([.B250];&quot; &quot; ;&quot;&quot; )" office:value-type="string" office:string-value="memscap" calcext:value-type="string">
            <text:p>memscap</text:p>
          </table:table-cell>
          <table:table-cell table:formula="of:=ORG.LIBREOFFICE.REGEX([.C250]; &quot;[^[:alnum:]]&quot;; &quot;&quot;; &quot;g&quot;)" office:value-type="string" office:string-value="memscap" calcext:value-type="string">
            <text:p>memscap</text:p>
          </table:table-cell>
          <table:table-cell table:formula="of:=LEN([.D2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TIXIS</text:p>
          </table:table-cell>
          <table:table-cell table:formula="of:=LOWER([.A251])" office:value-type="string" office:string-value="natixis" calcext:value-type="string">
            <text:p>natixis</text:p>
          </table:table-cell>
          <table:table-cell table:formula="of:=SUBSTITUTE([.B251];&quot; &quot; ;&quot;&quot; )" office:value-type="string" office:string-value="natixis" calcext:value-type="string">
            <text:p>natixis</text:p>
          </table:table-cell>
          <table:table-cell table:formula="of:=ORG.LIBREOFFICE.REGEX([.C251]; &quot;[^[:alnum:]]&quot;; &quot;&quot;; &quot;g&quot;)" office:value-type="string" office:string-value="natixis" calcext:value-type="string">
            <text:p>natixis</text:p>
          </table:table-cell>
          <table:table-cell table:formula="of:=LEN([.D2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TUREX</text:p>
          </table:table-cell>
          <table:table-cell table:formula="of:=LOWER([.A252])" office:value-type="string" office:string-value="naturex" calcext:value-type="string">
            <text:p>naturex</text:p>
          </table:table-cell>
          <table:table-cell table:formula="of:=SUBSTITUTE([.B252];&quot; &quot; ;&quot;&quot; )" office:value-type="string" office:string-value="naturex" calcext:value-type="string">
            <text:p>naturex</text:p>
          </table:table-cell>
          <table:table-cell table:formula="of:=ORG.LIBREOFFICE.REGEX([.C252]; &quot;[^[:alnum:]]&quot;; &quot;&quot;; &quot;g&quot;)" office:value-type="string" office:string-value="naturex" calcext:value-type="string">
            <text:p>naturex</text:p>
          </table:table-cell>
          <table:table-cell table:formula="of:=LEN([.D2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OPOST</text:p>
          </table:table-cell>
          <table:table-cell table:formula="of:=LOWER([.A253])" office:value-type="string" office:string-value="neopost" calcext:value-type="string">
            <text:p>neopost</text:p>
          </table:table-cell>
          <table:table-cell table:formula="of:=SUBSTITUTE([.B253];&quot; &quot; ;&quot;&quot; )" office:value-type="string" office:string-value="neopost" calcext:value-type="string">
            <text:p>neopost</text:p>
          </table:table-cell>
          <table:table-cell table:formula="of:=ORG.LIBREOFFICE.REGEX([.C253]; &quot;[^[:alnum:]]&quot;; &quot;&quot;; &quot;g&quot;)" office:value-type="string" office:string-value="neopost" calcext:value-type="string">
            <text:p>neopost</text:p>
          </table:table-cell>
          <table:table-cell table:formula="of:=LEN([.D2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OVACS</text:p>
          </table:table-cell>
          <table:table-cell table:formula="of:=LOWER([.A254])" office:value-type="string" office:string-value="neovacs" calcext:value-type="string">
            <text:p>neovacs</text:p>
          </table:table-cell>
          <table:table-cell table:formula="of:=SUBSTITUTE([.B254];&quot; &quot; ;&quot;&quot; )" office:value-type="string" office:string-value="neovacs" calcext:value-type="string">
            <text:p>neovacs</text:p>
          </table:table-cell>
          <table:table-cell table:formula="of:=ORG.LIBREOFFICE.REGEX([.C254]; &quot;[^[:alnum:]]&quot;; &quot;&quot;; &quot;g&quot;)" office:value-type="string" office:string-value="neovacs" calcext:value-type="string">
            <text:p>neovacs</text:p>
          </table:table-cell>
          <table:table-cell table:formula="of:=LEN([.D2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RGECO</text:p>
          </table:table-cell>
          <table:table-cell table:formula="of:=LOWER([.A255])" office:value-type="string" office:string-value="nergeco" calcext:value-type="string">
            <text:p>nergeco</text:p>
          </table:table-cell>
          <table:table-cell table:formula="of:=SUBSTITUTE([.B255];&quot; &quot; ;&quot;&quot; )" office:value-type="string" office:string-value="nergeco" calcext:value-type="string">
            <text:p>nergeco</text:p>
          </table:table-cell>
          <table:table-cell table:formula="of:=ORG.LIBREOFFICE.REGEX([.C255]; &quot;[^[:alnum:]]&quot;; &quot;&quot;; &quot;g&quot;)" office:value-type="string" office:string-value="nergeco" calcext:value-type="string">
            <text:p>nergeco</text:p>
          </table:table-cell>
          <table:table-cell table:formula="of:=LEN([.D25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T 2S SA</text:p>
          </table:table-cell>
          <table:table-cell table:formula="of:=LOWER([.A256])" office:value-type="string" office:string-value="net 2s sa" calcext:value-type="string">
            <text:p>net 2s sa</text:p>
          </table:table-cell>
          <table:table-cell table:formula="of:=SUBSTITUTE([.B256];&quot; &quot; ;&quot;&quot; )" office:value-type="string" office:string-value="net2ssa" calcext:value-type="string">
            <text:p>net2ssa</text:p>
          </table:table-cell>
          <table:table-cell table:formula="of:=ORG.LIBREOFFICE.REGEX([.C256]; &quot;[^[:alnum:]]&quot;; &quot;&quot;; &quot;g&quot;)" office:value-type="string" office:string-value="net2ssa" calcext:value-type="string">
            <text:p>net2ssa</text:p>
          </table:table-cell>
          <table:table-cell table:formula="of:=LEN([.D2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SWEB</text:p>
          </table:table-cell>
          <table:table-cell table:formula="of:=LOWER([.A257])" office:value-type="string" office:string-value="newsweb" calcext:value-type="string">
            <text:p>newsweb</text:p>
          </table:table-cell>
          <table:table-cell table:formula="of:=SUBSTITUTE([.B257];&quot; &quot; ;&quot;&quot; )" office:value-type="string" office:string-value="newsweb" calcext:value-type="string">
            <text:p>newsweb</text:p>
          </table:table-cell>
          <table:table-cell table:formula="of:=ORG.LIBREOFFICE.REGEX([.C257]; &quot;[^[:alnum:]]&quot;; &quot;&quot;; &quot;g&quot;)" office:value-type="string" office:string-value="newsweb" calcext:value-type="string">
            <text:p>newsweb</text:p>
          </table:table-cell>
          <table:table-cell table:formula="of:=LEN([.D2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RD EST</text:p>
          </table:table-cell>
          <table:table-cell table:formula="of:=LOWER([.A258])" office:value-type="string" office:string-value="nord est" calcext:value-type="string">
            <text:p>nord est</text:p>
          </table:table-cell>
          <table:table-cell table:formula="of:=SUBSTITUTE([.B258];&quot; &quot; ;&quot;&quot; )" office:value-type="string" office:string-value="nordest" calcext:value-type="string">
            <text:p>nordest</text:p>
          </table:table-cell>
          <table:table-cell table:formula="of:=ORG.LIBREOFFICE.REGEX([.C258]; &quot;[^[:alnum:]]&quot;; &quot;&quot;; &quot;g&quot;)" office:value-type="string" office:string-value="nordest" calcext:value-type="string">
            <text:p>nordest</text:p>
          </table:table-cell>
          <table:table-cell table:formula="of:=LEN([.D25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VACYT</text:p>
          </table:table-cell>
          <table:table-cell table:formula="of:=LOWER([.A259])" office:value-type="string" office:string-value="novacyt" calcext:value-type="string">
            <text:p>novacyt</text:p>
          </table:table-cell>
          <table:table-cell table:formula="of:=SUBSTITUTE([.B259];&quot; &quot; ;&quot;&quot; )" office:value-type="string" office:string-value="novacyt" calcext:value-type="string">
            <text:p>novacyt</text:p>
          </table:table-cell>
          <table:table-cell table:formula="of:=ORG.LIBREOFFICE.REGEX([.C259]; &quot;[^[:alnum:]]&quot;; &quot;&quot;; &quot;g&quot;)" office:value-type="string" office:string-value="novacyt" calcext:value-type="string">
            <text:p>novacyt</text:p>
          </table:table-cell>
          <table:table-cell table:formula="of:=LEN([.D2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SIATIS</text:p>
          </table:table-cell>
          <table:table-cell table:formula="of:=LOWER([.A260])" office:value-type="string" office:string-value="osiatis" calcext:value-type="string">
            <text:p>osiatis</text:p>
          </table:table-cell>
          <table:table-cell table:formula="of:=SUBSTITUTE([.B260];&quot; &quot; ;&quot;&quot; )" office:value-type="string" office:string-value="osiatis" calcext:value-type="string">
            <text:p>osiatis</text:p>
          </table:table-cell>
          <table:table-cell table:formula="of:=ORG.LIBREOFFICE.REGEX([.C260]; &quot;[^[:alnum:]]&quot;; &quot;&quot;; &quot;g&quot;)" office:value-type="string" office:string-value="osiatis" calcext:value-type="string">
            <text:p>osiatis</text:p>
          </table:table-cell>
          <table:table-cell table:formula="of:=LEN([.D2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UGEOT</text:p>
          </table:table-cell>
          <table:table-cell table:formula="of:=LOWER([.A261])" office:value-type="string" office:string-value="peugeot" calcext:value-type="string">
            <text:p>peugeot</text:p>
          </table:table-cell>
          <table:table-cell table:formula="of:=SUBSTITUTE([.B261];&quot; &quot; ;&quot;&quot; )" office:value-type="string" office:string-value="peugeot" calcext:value-type="string">
            <text:p>peugeot</text:p>
          </table:table-cell>
          <table:table-cell table:formula="of:=ORG.LIBREOFFICE.REGEX([.C261]; &quot;[^[:alnum:]]&quot;; &quot;&quot;; &quot;g&quot;)" office:value-type="string" office:string-value="peugeot" calcext:value-type="string">
            <text:p>peugeot</text:p>
          </table:table-cell>
          <table:table-cell table:formula="of:=LEN([.D26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VIMI</text:p>
          </table:table-cell>
          <table:table-cell table:formula="of:=LOWER([.A262])" office:value-type="string" office:string-value="provimi" calcext:value-type="string">
            <text:p>provimi</text:p>
          </table:table-cell>
          <table:table-cell table:formula="of:=SUBSTITUTE([.B262];&quot; &quot; ;&quot;&quot; )" office:value-type="string" office:string-value="provimi" calcext:value-type="string">
            <text:p>provimi</text:p>
          </table:table-cell>
          <table:table-cell table:formula="of:=ORG.LIBREOFFICE.REGEX([.C262]; &quot;[^[:alnum:]]&quot;; &quot;&quot;; &quot;g&quot;)" office:value-type="string" office:string-value="provimi" calcext:value-type="string">
            <text:p>provimi</text:p>
          </table:table-cell>
          <table:table-cell table:formula="of:=LEN([.D2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ANTEL</text:p>
          </table:table-cell>
          <table:table-cell table:formula="of:=LOWER([.A263])" office:value-type="string" office:string-value="quantel" calcext:value-type="string">
            <text:p>quantel</text:p>
          </table:table-cell>
          <table:table-cell table:formula="of:=SUBSTITUTE([.B263];&quot; &quot; ;&quot;&quot; )" office:value-type="string" office:string-value="quantel" calcext:value-type="string">
            <text:p>quantel</text:p>
          </table:table-cell>
          <table:table-cell table:formula="of:=ORG.LIBREOFFICE.REGEX([.C263]; &quot;[^[:alnum:]]&quot;; &quot;&quot;; &quot;g&quot;)" office:value-type="string" office:string-value="quantel" calcext:value-type="string">
            <text:p>quantel</text:p>
          </table:table-cell>
          <table:table-cell table:formula="of:=LEN([.D26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DIALL</text:p>
          </table:table-cell>
          <table:table-cell table:formula="of:=LOWER([.A264])" office:value-type="string" office:string-value="radiall" calcext:value-type="string">
            <text:p>radiall</text:p>
          </table:table-cell>
          <table:table-cell table:formula="of:=SUBSTITUTE([.B264];&quot; &quot; ;&quot;&quot; )" office:value-type="string" office:string-value="radiall" calcext:value-type="string">
            <text:p>radiall</text:p>
          </table:table-cell>
          <table:table-cell table:formula="of:=ORG.LIBREOFFICE.REGEX([.C264]; &quot;[^[:alnum:]]&quot;; &quot;&quot;; &quot;g&quot;)" office:value-type="string" office:string-value="radiall" calcext:value-type="string">
            <text:p>radiall</text:p>
          </table:table-cell>
          <table:table-cell table:formula="of:=LEN([.D2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table:formula="of:=LOWER([.A265])" office:value-type="string" office:string-value="renault" calcext:value-type="string">
            <text:p>renault</text:p>
          </table:table-cell>
          <table:table-cell table:formula="of:=SUBSTITUTE([.B265];&quot; &quot; ;&quot;&quot; )" office:value-type="string" office:string-value="renault" calcext:value-type="string">
            <text:p>renault</text:p>
          </table:table-cell>
          <table:table-cell table:formula="of:=ORG.LIBREOFFICE.REGEX([.C265]; &quot;[^[:alnum:]]&quot;; &quot;&quot;; &quot;g&quot;)" office:value-type="string" office:string-value="renault" calcext:value-type="string">
            <text:p>renault</text:p>
          </table:table-cell>
          <table:table-cell table:formula="of:=LEN([.D26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table:formula="of:=LOWER([.A266])" office:value-type="string" office:string-value="reponse" calcext:value-type="string">
            <text:p>reponse</text:p>
          </table:table-cell>
          <table:table-cell table:formula="of:=SUBSTITUTE([.B266];&quot; &quot; ;&quot;&quot; )" office:value-type="string" office:string-value="reponse" calcext:value-type="string">
            <text:p>reponse</text:p>
          </table:table-cell>
          <table:table-cell table:formula="of:=ORG.LIBREOFFICE.REGEX([.C266]; &quot;[^[:alnum:]]&quot;; &quot;&quot;; &quot;g&quot;)" office:value-type="string" office:string-value="reponse" calcext:value-type="string">
            <text:p>reponse</text:p>
          </table:table-cell>
          <table:table-cell table:formula="of:=LEN([.D2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BER SA</text:p>
          </table:table-cell>
          <table:table-cell table:formula="of:=LOWER([.A267])" office:value-type="string" office:string-value="riber sa" calcext:value-type="string">
            <text:p>riber sa</text:p>
          </table:table-cell>
          <table:table-cell table:formula="of:=SUBSTITUTE([.B267];&quot; &quot; ;&quot;&quot; )" office:value-type="string" office:string-value="ribersa" calcext:value-type="string">
            <text:p>ribersa</text:p>
          </table:table-cell>
          <table:table-cell table:formula="of:=ORG.LIBREOFFICE.REGEX([.C267]; &quot;[^[:alnum:]]&quot;; &quot;&quot;; &quot;g&quot;)" office:value-type="string" office:string-value="ribersa" calcext:value-type="string">
            <text:p>ribersa</text:p>
          </table:table-cell>
          <table:table-cell table:formula="of:=LEN([.D2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CAMAT</text:p>
          </table:table-cell>
          <table:table-cell table:formula="of:=LOWER([.A268])" office:value-type="string" office:string-value="rocamat" calcext:value-type="string">
            <text:p>rocamat</text:p>
          </table:table-cell>
          <table:table-cell table:formula="of:=SUBSTITUTE([.B268];&quot; &quot; ;&quot;&quot; )" office:value-type="string" office:string-value="rocamat" calcext:value-type="string">
            <text:p>rocamat</text:p>
          </table:table-cell>
          <table:table-cell table:formula="of:=ORG.LIBREOFFICE.REGEX([.C268]; &quot;[^[:alnum:]]&quot;; &quot;&quot;; &quot;g&quot;)" office:value-type="string" office:string-value="rocamat" calcext:value-type="string">
            <text:p>rocamat</text:p>
          </table:table-cell>
          <table:table-cell table:formula="of:=LEN([.D2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BETON</text:p>
          </table:table-cell>
          <table:table-cell table:formula="of:=LOWER([.A269])" office:value-type="string" office:string-value="sabeton" calcext:value-type="string">
            <text:p>sabeton</text:p>
          </table:table-cell>
          <table:table-cell table:formula="of:=SUBSTITUTE([.B269];&quot; &quot; ;&quot;&quot; )" office:value-type="string" office:string-value="sabeton" calcext:value-type="string">
            <text:p>sabeton</text:p>
          </table:table-cell>
          <table:table-cell table:formula="of:=ORG.LIBREOFFICE.REGEX([.C269]; &quot;[^[:alnum:]]&quot;; &quot;&quot;; &quot;g&quot;)" office:value-type="string" office:string-value="sabeton" calcext:value-type="string">
            <text:p>sabeton</text:p>
          </table:table-cell>
          <table:table-cell table:formula="of:=LEN([.D2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FE TIC</text:p>
          </table:table-cell>
          <table:table-cell table:formula="of:=LOWER([.A270])" office:value-type="string" office:string-value="safe tic" calcext:value-type="string">
            <text:p>safe tic</text:p>
          </table:table-cell>
          <table:table-cell table:formula="of:=SUBSTITUTE([.B270];&quot; &quot; ;&quot;&quot; )" office:value-type="string" office:string-value="safetic" calcext:value-type="string">
            <text:p>safetic</text:p>
          </table:table-cell>
          <table:table-cell table:formula="of:=ORG.LIBREOFFICE.REGEX([.C270]; &quot;[^[:alnum:]]&quot;; &quot;&quot;; &quot;g&quot;)" office:value-type="string" office:string-value="safetic" calcext:value-type="string">
            <text:p>safetic</text:p>
          </table:table-cell>
          <table:table-cell table:formula="of:=LEN([.D2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QUANA</text:p>
          </table:table-cell>
          <table:table-cell table:formula="of:=LOWER([.A271])" office:value-type="string" office:string-value="sequana" calcext:value-type="string">
            <text:p>sequana</text:p>
          </table:table-cell>
          <table:table-cell table:formula="of:=SUBSTITUTE([.B271];&quot; &quot; ;&quot;&quot; )" office:value-type="string" office:string-value="sequana" calcext:value-type="string">
            <text:p>sequana</text:p>
          </table:table-cell>
          <table:table-cell table:formula="of:=ORG.LIBREOFFICE.REGEX([.C271]; &quot;[^[:alnum:]]&quot;; &quot;&quot;; &quot;g&quot;)" office:value-type="string" office:string-value="sequana" calcext:value-type="string">
            <text:p>sequana</text:p>
          </table:table-cell>
          <table:table-cell table:formula="of:=LEN([.D27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GMA 22</text:p>
          </table:table-cell>
          <table:table-cell table:formula="of:=LOWER([.A272])" office:value-type="string" office:string-value="sigma 22" calcext:value-type="string">
            <text:p>sigma 22</text:p>
          </table:table-cell>
          <table:table-cell table:formula="of:=SUBSTITUTE([.B272];&quot; &quot; ;&quot;&quot; )" office:value-type="string" office:string-value="sigma22" calcext:value-type="string">
            <text:p>sigma22</text:p>
          </table:table-cell>
          <table:table-cell table:formula="of:=ORG.LIBREOFFICE.REGEX([.C272]; &quot;[^[:alnum:]]&quot;; &quot;&quot;; &quot;g&quot;)" office:value-type="string" office:string-value="sigma22" calcext:value-type="string">
            <text:p>sigma22</text:p>
          </table:table-cell>
          <table:table-cell table:formula="of:=LEN([.D2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FINCO</text:p>
          </table:table-cell>
          <table:table-cell table:formula="of:=LOWER([.A273])" office:value-type="string" office:string-value="sofinco" calcext:value-type="string">
            <text:p>sofinco</text:p>
          </table:table-cell>
          <table:table-cell table:formula="of:=SUBSTITUTE([.B273];&quot; &quot; ;&quot;&quot; )" office:value-type="string" office:string-value="sofinco" calcext:value-type="string">
            <text:p>sofinco</text:p>
          </table:table-cell>
          <table:table-cell table:formula="of:=ORG.LIBREOFFICE.REGEX([.C273]; &quot;[^[:alnum:]]&quot;; &quot;&quot;; &quot;g&quot;)" office:value-type="string" office:string-value="sofinco" calcext:value-type="string">
            <text:p>sofinco</text:p>
          </table:table-cell>
          <table:table-cell table:formula="of:=LEN([.D2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LUCOM</text:p>
          </table:table-cell>
          <table:table-cell table:formula="of:=LOWER([.A274])" office:value-type="string" office:string-value="solucom" calcext:value-type="string">
            <text:p>solucom</text:p>
          </table:table-cell>
          <table:table-cell table:formula="of:=SUBSTITUTE([.B274];&quot; &quot; ;&quot;&quot; )" office:value-type="string" office:string-value="solucom" calcext:value-type="string">
            <text:p>solucom</text:p>
          </table:table-cell>
          <table:table-cell table:formula="of:=ORG.LIBREOFFICE.REGEX([.C274]; &quot;[^[:alnum:]]&quot;; &quot;&quot;; &quot;g&quot;)" office:value-type="string" office:string-value="solucom" calcext:value-type="string">
            <text:p>solucom</text:p>
          </table:table-cell>
          <table:table-cell table:formula="of:=LEN([.D2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F-TFE</text:p>
          </table:table-cell>
          <table:table-cell table:formula="of:=LOWER([.A275])" office:value-type="string" office:string-value="stef-tfe" calcext:value-type="string">
            <text:p>stef-tfe</text:p>
          </table:table-cell>
          <table:table-cell table:formula="of:=SUBSTITUTE([.B275];&quot; &quot; ;&quot;&quot; )" office:value-type="string" office:string-value="stef-tfe" calcext:value-type="string">
            <text:p>stef-tfe</text:p>
          </table:table-cell>
          <table:table-cell table:formula="of:=ORG.LIBREOFFICE.REGEX([.C275]; &quot;[^[:alnum:]]&quot;; &quot;&quot;; &quot;g&quot;)" office:value-type="string" office:string-value="steftfe" calcext:value-type="string">
            <text:p>steftfe</text:p>
          </table:table-cell>
          <table:table-cell table:formula="of:=LEN([.D2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NTYS</text:p>
          </table:table-cell>
          <table:table-cell table:formula="of:=LOWER([.A276])" office:value-type="string" office:string-value="stentys" calcext:value-type="string">
            <text:p>stentys</text:p>
          </table:table-cell>
          <table:table-cell table:formula="of:=SUBSTITUTE([.B276];&quot; &quot; ;&quot;&quot; )" office:value-type="string" office:string-value="stentys" calcext:value-type="string">
            <text:p>stentys</text:p>
          </table:table-cell>
          <table:table-cell table:formula="of:=ORG.LIBREOFFICE.REGEX([.C276]; &quot;[^[:alnum:]]&quot;; &quot;&quot;; &quot;g&quot;)" office:value-type="string" office:string-value="stentys" calcext:value-type="string">
            <text:p>stentys</text:p>
          </table:table-cell>
          <table:table-cell table:formula="of:=LEN([.D2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CHNIP</text:p>
          </table:table-cell>
          <table:table-cell table:formula="of:=LOWER([.A277])" office:value-type="string" office:string-value="technip" calcext:value-type="string">
            <text:p>technip</text:p>
          </table:table-cell>
          <table:table-cell table:formula="of:=SUBSTITUTE([.B277];&quot; &quot; ;&quot;&quot; )" office:value-type="string" office:string-value="technip" calcext:value-type="string">
            <text:p>technip</text:p>
          </table:table-cell>
          <table:table-cell table:formula="of:=ORG.LIBREOFFICE.REGEX([.C277]; &quot;[^[:alnum:]]&quot;; &quot;&quot;; &quot;g&quot;)" office:value-type="string" office:string-value="technip" calcext:value-type="string">
            <text:p>technip</text:p>
          </table:table-cell>
          <table:table-cell table:formula="of:=LEN([.D2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RREIS</text:p>
          </table:table-cell>
          <table:table-cell table:formula="of:=LOWER([.A278])" office:value-type="string" office:string-value="terreis" calcext:value-type="string">
            <text:p>terreis</text:p>
          </table:table-cell>
          <table:table-cell table:formula="of:=SUBSTITUTE([.B278];&quot; &quot; ;&quot;&quot; )" office:value-type="string" office:string-value="terreis" calcext:value-type="string">
            <text:p>terreis</text:p>
          </table:table-cell>
          <table:table-cell table:formula="of:=ORG.LIBREOFFICE.REGEX([.C278]; &quot;[^[:alnum:]]&quot;; &quot;&quot;; &quot;g&quot;)" office:value-type="string" office:string-value="terreis" calcext:value-type="string">
            <text:p>terreis</text:p>
          </table:table-cell>
          <table:table-cell table:formula="of:=LEN([.D2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OLIA</text:p>
          </table:table-cell>
          <table:table-cell table:formula="of:=LOWER([.A279])" office:value-type="string" office:string-value="theolia" calcext:value-type="string">
            <text:p>theolia</text:p>
          </table:table-cell>
          <table:table-cell table:formula="of:=SUBSTITUTE([.B279];&quot; &quot; ;&quot;&quot; )" office:value-type="string" office:string-value="theolia" calcext:value-type="string">
            <text:p>theolia</text:p>
          </table:table-cell>
          <table:table-cell table:formula="of:=ORG.LIBREOFFICE.REGEX([.C279]; &quot;[^[:alnum:]]&quot;; &quot;&quot;; &quot;g&quot;)" office:value-type="string" office:string-value="theolia" calcext:value-type="string">
            <text:p>theolia</text:p>
          </table:table-cell>
          <table:table-cell table:formula="of:=LEN([.D2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IGANO</text:p>
          </table:table-cell>
          <table:table-cell table:formula="of:=LOWER([.A280])" office:value-type="string" office:string-value="trigano" calcext:value-type="string">
            <text:p>trigano</text:p>
          </table:table-cell>
          <table:table-cell table:formula="of:=SUBSTITUTE([.B280];&quot; &quot; ;&quot;&quot; )" office:value-type="string" office:string-value="trigano" calcext:value-type="string">
            <text:p>trigano</text:p>
          </table:table-cell>
          <table:table-cell table:formula="of:=ORG.LIBREOFFICE.REGEX([.C280]; &quot;[^[:alnum:]]&quot;; &quot;&quot;; &quot;g&quot;)" office:value-type="string" office:string-value="trigano" calcext:value-type="string">
            <text:p>trigano</text:p>
          </table:table-cell>
          <table:table-cell table:formula="of:=LEN([.D28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table:formula="of:=LOWER([.A281])" office:value-type="string" office:string-value="ubisoft" calcext:value-type="string">
            <text:p>ubisoft</text:p>
          </table:table-cell>
          <table:table-cell table:formula="of:=SUBSTITUTE([.B281];&quot; &quot; ;&quot;&quot; )" office:value-type="string" office:string-value="ubisoft" calcext:value-type="string">
            <text:p>ubisoft</text:p>
          </table:table-cell>
          <table:table-cell table:formula="of:=ORG.LIBREOFFICE.REGEX([.C281]; &quot;[^[:alnum:]]&quot;; &quot;&quot;; &quot;g&quot;)" office:value-type="string" office:string-value="ubisoft" calcext:value-type="string">
            <text:p>ubisoft</text:p>
          </table:table-cell>
          <table:table-cell table:formula="of:=LEN([.D2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TECH</text:p>
          </table:table-cell>
          <table:table-cell table:formula="of:=LOWER([.A282])" office:value-type="string" office:string-value="valtech" calcext:value-type="string">
            <text:p>valtech</text:p>
          </table:table-cell>
          <table:table-cell table:formula="of:=SUBSTITUTE([.B282];&quot; &quot; ;&quot;&quot; )" office:value-type="string" office:string-value="valtech" calcext:value-type="string">
            <text:p>valtech</text:p>
          </table:table-cell>
          <table:table-cell table:formula="of:=ORG.LIBREOFFICE.REGEX([.C282]; &quot;[^[:alnum:]]&quot;; &quot;&quot;; &quot;g&quot;)" office:value-type="string" office:string-value="valtech" calcext:value-type="string">
            <text:p>valtech</text:p>
          </table:table-cell>
          <table:table-cell table:formula="of:=LEN([.D2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STNED</text:p>
          </table:table-cell>
          <table:table-cell table:formula="of:=LOWER([.A283])" office:value-type="string" office:string-value="vastned" calcext:value-type="string">
            <text:p>vastned</text:p>
          </table:table-cell>
          <table:table-cell table:formula="of:=SUBSTITUTE([.B283];&quot; &quot; ;&quot;&quot; )" office:value-type="string" office:string-value="vastned" calcext:value-type="string">
            <text:p>vastned</text:p>
          </table:table-cell>
          <table:table-cell table:formula="of:=ORG.LIBREOFFICE.REGEX([.C283]; &quot;[^[:alnum:]]&quot;; &quot;&quot;; &quot;g&quot;)" office:value-type="string" office:string-value="vastned" calcext:value-type="string">
            <text:p>vastned</text:p>
          </table:table-cell>
          <table:table-cell table:formula="of:=LEN([.D28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VALIS</text:p>
          </table:table-cell>
          <table:table-cell table:formula="of:=LOWER([.A284])" office:value-type="string" office:string-value="vivalis" calcext:value-type="string">
            <text:p>vivalis</text:p>
          </table:table-cell>
          <table:table-cell table:formula="of:=SUBSTITUTE([.B284];&quot; &quot; ;&quot;&quot; )" office:value-type="string" office:string-value="vivalis" calcext:value-type="string">
            <text:p>vivalis</text:p>
          </table:table-cell>
          <table:table-cell table:formula="of:=ORG.LIBREOFFICE.REGEX([.C284]; &quot;[^[:alnum:]]&quot;; &quot;&quot;; &quot;g&quot;)" office:value-type="string" office:string-value="vivalis" calcext:value-type="string">
            <text:p>vivalis</text:p>
          </table:table-cell>
          <table:table-cell table:formula="of:=LEN([.D28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VENDI</text:p>
          </table:table-cell>
          <table:table-cell table:formula="of:=LOWER([.A285])" office:value-type="string" office:string-value="vivendi" calcext:value-type="string">
            <text:p>vivendi</text:p>
          </table:table-cell>
          <table:table-cell table:formula="of:=SUBSTITUTE([.B285];&quot; &quot; ;&quot;&quot; )" office:value-type="string" office:string-value="vivendi" calcext:value-type="string">
            <text:p>vivendi</text:p>
          </table:table-cell>
          <table:table-cell table:formula="of:=ORG.LIBREOFFICE.REGEX([.C285]; &quot;[^[:alnum:]]&quot;; &quot;&quot;; &quot;g&quot;)" office:value-type="string" office:string-value="vivendi" calcext:value-type="string">
            <text:p>vivendi</text:p>
          </table:table-cell>
          <table:table-cell table:formula="of:=LEN([.D2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PHA MOS</text:p>
          </table:table-cell>
          <table:table-cell table:formula="of:=LOWER([.A286])" office:value-type="string" office:string-value="alpha mos" calcext:value-type="string">
            <text:p>alpha mos</text:p>
          </table:table-cell>
          <table:table-cell table:formula="of:=SUBSTITUTE([.B286];&quot; &quot; ;&quot;&quot; )" office:value-type="string" office:string-value="alphamos" calcext:value-type="string">
            <text:p>alphamos</text:p>
          </table:table-cell>
          <table:table-cell table:formula="of:=ORG.LIBREOFFICE.REGEX([.C286]; &quot;[^[:alnum:]]&quot;; &quot;&quot;; &quot;g&quot;)" office:value-type="string" office:string-value="alphamos" calcext:value-type="string">
            <text:p>alphamos</text:p>
          </table:table-cell>
          <table:table-cell table:formula="of:=LEN([.D2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TAREIT</text:p>
          </table:table-cell>
          <table:table-cell table:formula="of:=LOWER([.A287])" office:value-type="string" office:string-value="altareit" calcext:value-type="string">
            <text:p>altareit</text:p>
          </table:table-cell>
          <table:table-cell table:formula="of:=SUBSTITUTE([.B287];&quot; &quot; ;&quot;&quot; )" office:value-type="string" office:string-value="altareit" calcext:value-type="string">
            <text:p>altareit</text:p>
          </table:table-cell>
          <table:table-cell table:formula="of:=ORG.LIBREOFFICE.REGEX([.C287]; &quot;[^[:alnum:]]&quot;; &quot;&quot;; &quot;g&quot;)" office:value-type="string" office:string-value="altareit" calcext:value-type="string">
            <text:p>altareit</text:p>
          </table:table-cell>
          <table:table-cell table:formula="of:=LEN([.D2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YSTEM</text:p>
          </table:table-cell>
          <table:table-cell table:formula="of:=LOWER([.A288])" office:value-type="string" office:string-value="assystem" calcext:value-type="string">
            <text:p>assystem</text:p>
          </table:table-cell>
          <table:table-cell table:formula="of:=SUBSTITUTE([.B288];&quot; &quot; ;&quot;&quot; )" office:value-type="string" office:string-value="assystem" calcext:value-type="string">
            <text:p>assystem</text:p>
          </table:table-cell>
          <table:table-cell table:formula="of:=ORG.LIBREOFFICE.REGEX([.C288]; &quot;[^[:alnum:]]&quot;; &quot;&quot;; &quot;g&quot;)" office:value-type="string" office:string-value="assystem" calcext:value-type="string">
            <text:p>assystem</text:p>
          </table:table-cell>
          <table:table-cell table:formula="of:=LEN([.D2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CCARAT</text:p>
          </table:table-cell>
          <table:table-cell table:formula="of:=LOWER([.A289])" office:value-type="string" office:string-value="baccarat" calcext:value-type="string">
            <text:p>baccarat</text:p>
          </table:table-cell>
          <table:table-cell table:formula="of:=SUBSTITUTE([.B289];&quot; &quot; ;&quot;&quot; )" office:value-type="string" office:string-value="baccarat" calcext:value-type="string">
            <text:p>baccarat</text:p>
          </table:table-cell>
          <table:table-cell table:formula="of:=ORG.LIBREOFFICE.REGEX([.C289]; &quot;[^[:alnum:]]&quot;; &quot;&quot;; &quot;g&quot;)" office:value-type="string" office:string-value="baccarat" calcext:value-type="string">
            <text:p>baccarat</text:p>
          </table:table-cell>
          <table:table-cell table:formula="of:=LEN([.D28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CLAYS</text:p>
          </table:table-cell>
          <table:table-cell table:formula="of:=LOWER([.A290])" office:value-type="string" office:string-value="barclays" calcext:value-type="string">
            <text:p>barclays</text:p>
          </table:table-cell>
          <table:table-cell table:formula="of:=SUBSTITUTE([.B290];&quot; &quot; ;&quot;&quot; )" office:value-type="string" office:string-value="barclays" calcext:value-type="string">
            <text:p>barclays</text:p>
          </table:table-cell>
          <table:table-cell table:formula="of:=ORG.LIBREOFFICE.REGEX([.C290]; &quot;[^[:alnum:]]&quot;; &quot;&quot;; &quot;g&quot;)" office:value-type="string" office:string-value="barclays" calcext:value-type="string">
            <text:p>barclays</text:p>
          </table:table-cell>
          <table:table-cell table:formula="of:=LEN([.D2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EECKER</text:p>
          </table:table-cell>
          <table:table-cell table:formula="of:=LOWER([.A291])" office:value-type="string" office:string-value="bleecker" calcext:value-type="string">
            <text:p>bleecker</text:p>
          </table:table-cell>
          <table:table-cell table:formula="of:=SUBSTITUTE([.B291];&quot; &quot; ;&quot;&quot; )" office:value-type="string" office:string-value="bleecker" calcext:value-type="string">
            <text:p>bleecker</text:p>
          </table:table-cell>
          <table:table-cell table:formula="of:=ORG.LIBREOFFICE.REGEX([.C291]; &quot;[^[:alnum:]]&quot;; &quot;&quot;; &quot;g&quot;)" office:value-type="string" office:string-value="bleecker" calcext:value-type="string">
            <text:p>bleecker</text:p>
          </table:table-cell>
          <table:table-cell table:formula="of:=LEN([.D29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MARKETS</text:p>
          </table:table-cell>
          <table:table-cell table:formula="of:=LOWER([.A292])" office:value-type="string" office:string-value="bmarkets" calcext:value-type="string">
            <text:p>bmarkets</text:p>
          </table:table-cell>
          <table:table-cell table:formula="of:=SUBSTITUTE([.B292];&quot; &quot; ;&quot;&quot; )" office:value-type="string" office:string-value="bmarkets" calcext:value-type="string">
            <text:p>bmarkets</text:p>
          </table:table-cell>
          <table:table-cell table:formula="of:=ORG.LIBREOFFICE.REGEX([.C292]; &quot;[^[:alnum:]]&quot;; &quot;&quot;; &quot;g&quot;)" office:value-type="string" office:string-value="bmarkets" calcext:value-type="string">
            <text:p>bmarkets</text:p>
          </table:table-cell>
          <table:table-cell table:formula="of:=LEN([.D2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NGRAIN</text:p>
          </table:table-cell>
          <table:table-cell table:formula="of:=LOWER([.A293])" office:value-type="string" office:string-value="bongrain" calcext:value-type="string">
            <text:p>bongrain</text:p>
          </table:table-cell>
          <table:table-cell table:formula="of:=SUBSTITUTE([.B293];&quot; &quot; ;&quot;&quot; )" office:value-type="string" office:string-value="bongrain" calcext:value-type="string">
            <text:p>bongrain</text:p>
          </table:table-cell>
          <table:table-cell table:formula="of:=ORG.LIBREOFFICE.REGEX([.C293]; &quot;[^[:alnum:]]&quot;; &quot;&quot;; &quot;g&quot;)" office:value-type="string" office:string-value="bongrain" calcext:value-type="string">
            <text:p>bongrain</text:p>
          </table:table-cell>
          <table:table-cell table:formula="of:=LEN([.D29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UYGUES</text:p>
          </table:table-cell>
          <table:table-cell table:formula="of:=LOWER([.A294])" office:value-type="string" office:string-value="bouygues" calcext:value-type="string">
            <text:p>bouygues</text:p>
          </table:table-cell>
          <table:table-cell table:formula="of:=SUBSTITUTE([.B294];&quot; &quot; ;&quot;&quot; )" office:value-type="string" office:string-value="bouygues" calcext:value-type="string">
            <text:p>bouygues</text:p>
          </table:table-cell>
          <table:table-cell table:formula="of:=ORG.LIBREOFFICE.REGEX([.C294]; &quot;[^[:alnum:]]&quot;; &quot;&quot;; &quot;g&quot;)" office:value-type="string" office:string-value="bouygues" calcext:value-type="string">
            <text:p>bouygues</text:p>
          </table:table-cell>
          <table:table-cell table:formula="of:=LEN([.D2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GEREAL</text:p>
          </table:table-cell>
          <table:table-cell table:formula="of:=LOWER([.A295])" office:value-type="string" office:string-value="cegereal" calcext:value-type="string">
            <text:p>cegereal</text:p>
          </table:table-cell>
          <table:table-cell table:formula="of:=SUBSTITUTE([.B295];&quot; &quot; ;&quot;&quot; )" office:value-type="string" office:string-value="cegereal" calcext:value-type="string">
            <text:p>cegereal</text:p>
          </table:table-cell>
          <table:table-cell table:formula="of:=ORG.LIBREOFFICE.REGEX([.C295]; &quot;[^[:alnum:]]&quot;; &quot;&quot;; &quot;g&quot;)" office:value-type="string" office:string-value="cegereal" calcext:value-type="string">
            <text:p>cegereal</text:p>
          </table:table-cell>
          <table:table-cell table:formula="of:=LEN([.D2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SQUIN</text:p>
          </table:table-cell>
          <table:table-cell table:formula="of:=LOWER([.A296])" office:value-type="string" office:string-value="clasquin" calcext:value-type="string">
            <text:p>clasquin</text:p>
          </table:table-cell>
          <table:table-cell table:formula="of:=SUBSTITUTE([.B296];&quot; &quot; ;&quot;&quot; )" office:value-type="string" office:string-value="clasquin" calcext:value-type="string">
            <text:p>clasquin</text:p>
          </table:table-cell>
          <table:table-cell table:formula="of:=ORG.LIBREOFFICE.REGEX([.C296]; &quot;[^[:alnum:]]&quot;; &quot;&quot;; &quot;g&quot;)" office:value-type="string" office:string-value="clasquin" calcext:value-type="string">
            <text:p>clasquin</text:p>
          </table:table-cell>
          <table:table-cell table:formula="of:=LEN([.D2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E &amp; STAY</text:p>
          </table:table-cell>
          <table:table-cell table:formula="of:=LOWER([.A297])" office:value-type="string" office:string-value="come &amp; stay" calcext:value-type="string">
            <text:p>come &amp; stay</text:p>
          </table:table-cell>
          <table:table-cell table:formula="of:=SUBSTITUTE([.B297];&quot; &quot; ;&quot;&quot; )" office:value-type="string" office:string-value="come&amp;stay" calcext:value-type="string">
            <text:p>come&amp;stay</text:p>
          </table:table-cell>
          <table:table-cell table:formula="of:=ORG.LIBREOFFICE.REGEX([.C297]; &quot;[^[:alnum:]]&quot;; &quot;&quot;; &quot;g&quot;)" office:value-type="string" office:string-value="comestay" calcext:value-type="string">
            <text:p>comestay</text:p>
          </table:table-cell>
          <table:table-cell table:formula="of:=LEN([.D2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YBERGUN</text:p>
          </table:table-cell>
          <table:table-cell table:formula="of:=LOWER([.A298])" office:value-type="string" office:string-value="cybergun" calcext:value-type="string">
            <text:p>cybergun</text:p>
          </table:table-cell>
          <table:table-cell table:formula="of:=SUBSTITUTE([.B298];&quot; &quot; ;&quot;&quot; )" office:value-type="string" office:string-value="cybergun" calcext:value-type="string">
            <text:p>cybergun</text:p>
          </table:table-cell>
          <table:table-cell table:formula="of:=ORG.LIBREOFFICE.REGEX([.C298]; &quot;[^[:alnum:]]&quot;; &quot;&quot;; &quot;g&quot;)" office:value-type="string" office:string-value="cybergun" calcext:value-type="string">
            <text:p>cybergun</text:p>
          </table:table-cell>
          <table:table-cell table:formula="of:=LEN([.D2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MARTEX</text:p>
          </table:table-cell>
          <table:table-cell table:formula="of:=LOWER([.A299])" office:value-type="string" office:string-value="damartex" calcext:value-type="string">
            <text:p>damartex</text:p>
          </table:table-cell>
          <table:table-cell table:formula="of:=SUBSTITUTE([.B299];&quot; &quot; ;&quot;&quot; )" office:value-type="string" office:string-value="damartex" calcext:value-type="string">
            <text:p>damartex</text:p>
          </table:table-cell>
          <table:table-cell table:formula="of:=ORG.LIBREOFFICE.REGEX([.C299]; &quot;[^[:alnum:]]&quot;; &quot;&quot;; &quot;g&quot;)" office:value-type="string" office:string-value="damartex" calcext:value-type="string">
            <text:p>damartex</text:p>
          </table:table-cell>
          <table:table-cell table:formula="of:=LEN([.D29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VOTEAM</text:p>
          </table:table-cell>
          <table:table-cell table:formula="of:=LOWER([.A300])" office:value-type="string" office:string-value="devoteam" calcext:value-type="string">
            <text:p>devoteam</text:p>
          </table:table-cell>
          <table:table-cell table:formula="of:=SUBSTITUTE([.B300];&quot; &quot; ;&quot;&quot; )" office:value-type="string" office:string-value="devoteam" calcext:value-type="string">
            <text:p>devoteam</text:p>
          </table:table-cell>
          <table:table-cell table:formula="of:=ORG.LIBREOFFICE.REGEX([.C300]; &quot;[^[:alnum:]]&quot;; &quot;&quot;; &quot;g&quot;)" office:value-type="string" office:string-value="devoteam" calcext:value-type="string">
            <text:p>devoteam</text:p>
          </table:table-cell>
          <table:table-cell table:formula="of:=LEN([.D3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GIGRAM</text:p>
          </table:table-cell>
          <table:table-cell table:formula="of:=LOWER([.A301])" office:value-type="string" office:string-value="digigram" calcext:value-type="string">
            <text:p>digigram</text:p>
          </table:table-cell>
          <table:table-cell table:formula="of:=SUBSTITUTE([.B301];&quot; &quot; ;&quot;&quot; )" office:value-type="string" office:string-value="digigram" calcext:value-type="string">
            <text:p>digigram</text:p>
          </table:table-cell>
          <table:table-cell table:formula="of:=ORG.LIBREOFFICE.REGEX([.C301]; &quot;[^[:alnum:]]&quot;; &quot;&quot;; &quot;g&quot;)" office:value-type="string" office:string-value="digigram" calcext:value-type="string">
            <text:p>digigram</text:p>
          </table:table-cell>
          <table:table-cell table:formula="of:=LEN([.D3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PI GROUP</text:p>
          </table:table-cell>
          <table:table-cell table:formula="of:=LOWER([.A302])" office:value-type="string" office:string-value="epi group" calcext:value-type="string">
            <text:p>epi group</text:p>
          </table:table-cell>
          <table:table-cell table:formula="of:=SUBSTITUTE([.B302];&quot; &quot; ;&quot;&quot; )" office:value-type="string" office:string-value="epigroup" calcext:value-type="string">
            <text:p>epigroup</text:p>
          </table:table-cell>
          <table:table-cell table:formula="of:=ORG.LIBREOFFICE.REGEX([.C302]; &quot;[^[:alnum:]]&quot;; &quot;&quot;; &quot;g&quot;)" office:value-type="string" office:string-value="epigroup" calcext:value-type="string">
            <text:p>epigroup</text:p>
          </table:table-cell>
          <table:table-cell table:formula="of:=LEN([.D3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PIC OSEO</text:p>
          </table:table-cell>
          <table:table-cell table:formula="of:=LOWER([.A303])" office:value-type="string" office:string-value="epic oseo" calcext:value-type="string">
            <text:p>epic oseo</text:p>
          </table:table-cell>
          <table:table-cell table:formula="of:=SUBSTITUTE([.B303];&quot; &quot; ;&quot;&quot; )" office:value-type="string" office:string-value="epicoseo" calcext:value-type="string">
            <text:p>epicoseo</text:p>
          </table:table-cell>
          <table:table-cell table:formula="of:=ORG.LIBREOFFICE.REGEX([.C303]; &quot;[^[:alnum:]]&quot;; &quot;&quot;; &quot;g&quot;)" office:value-type="string" office:string-value="epicoseo" calcext:value-type="string">
            <text:p>epicoseo</text:p>
          </table:table-cell>
          <table:table-cell table:formula="of:=LEN([.D30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ICSSON</text:p>
          </table:table-cell>
          <table:table-cell table:formula="of:=LOWER([.A304])" office:value-type="string" office:string-value="ericsson" calcext:value-type="string">
            <text:p>ericsson</text:p>
          </table:table-cell>
          <table:table-cell table:formula="of:=SUBSTITUTE([.B304];&quot; &quot; ;&quot;&quot; )" office:value-type="string" office:string-value="ericsson" calcext:value-type="string">
            <text:p>ericsson</text:p>
          </table:table-cell>
          <table:table-cell table:formula="of:=ORG.LIBREOFFICE.REGEX([.C304]; &quot;[^[:alnum:]]&quot;; &quot;&quot;; &quot;g&quot;)" office:value-type="string" office:string-value="ericsson" calcext:value-type="string">
            <text:p>ericsson</text:p>
          </table:table-cell>
          <table:table-cell table:formula="of:=LEN([.D30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I GROUP</text:p>
          </table:table-cell>
          <table:table-cell table:formula="of:=LOWER([.A305])" office:value-type="string" office:string-value="esi group" calcext:value-type="string">
            <text:p>esi group</text:p>
          </table:table-cell>
          <table:table-cell table:formula="of:=SUBSTITUTE([.B305];&quot; &quot; ;&quot;&quot; )" office:value-type="string" office:string-value="esigroup" calcext:value-type="string">
            <text:p>esigroup</text:p>
          </table:table-cell>
          <table:table-cell table:formula="of:=ORG.LIBREOFFICE.REGEX([.C305]; &quot;[^[:alnum:]]&quot;; &quot;&quot;; &quot;g&quot;)" office:value-type="string" office:string-value="esigroup" calcext:value-type="string">
            <text:p>esigroup</text:p>
          </table:table-cell>
          <table:table-cell table:formula="of:=LEN([.D3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UROGERM</text:p>
          </table:table-cell>
          <table:table-cell table:formula="of:=LOWER([.A306])" office:value-type="string" office:string-value="eurogerm" calcext:value-type="string">
            <text:p>eurogerm</text:p>
          </table:table-cell>
          <table:table-cell table:formula="of:=SUBSTITUTE([.B306];&quot; &quot; ;&quot;&quot; )" office:value-type="string" office:string-value="eurogerm" calcext:value-type="string">
            <text:p>eurogerm</text:p>
          </table:table-cell>
          <table:table-cell table:formula="of:=ORG.LIBREOFFICE.REGEX([.C306]; &quot;[^[:alnum:]]&quot;; &quot;&quot;; &quot;g&quot;)" office:value-type="string" office:string-value="eurogerm" calcext:value-type="string">
            <text:p>eurogerm</text:p>
          </table:table-cell>
          <table:table-cell table:formula="of:=LEN([.D3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URECIA</text:p>
          </table:table-cell>
          <table:table-cell table:formula="of:=LOWER([.A307])" office:value-type="string" office:string-value="faurecia" calcext:value-type="string">
            <text:p>faurecia</text:p>
          </table:table-cell>
          <table:table-cell table:formula="of:=SUBSTITUTE([.B307];&quot; &quot; ;&quot;&quot; )" office:value-type="string" office:string-value="faurecia" calcext:value-type="string">
            <text:p>faurecia</text:p>
          </table:table-cell>
          <table:table-cell table:formula="of:=ORG.LIBREOFFICE.REGEX([.C307]; &quot;[^[:alnum:]]&quot;; &quot;&quot;; &quot;g&quot;)" office:value-type="string" office:string-value="faurecia" calcext:value-type="string">
            <text:p>faurecia</text:p>
          </table:table-cell>
          <table:table-cell table:formula="of:=LEN([.D30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MELOFT</text:p>
          </table:table-cell>
          <table:table-cell table:formula="of:=LOWER([.A308])" office:value-type="string" office:string-value="gameloft" calcext:value-type="string">
            <text:p>gameloft</text:p>
          </table:table-cell>
          <table:table-cell table:formula="of:=SUBSTITUTE([.B308];&quot; &quot; ;&quot;&quot; )" office:value-type="string" office:string-value="gameloft" calcext:value-type="string">
            <text:p>gameloft</text:p>
          </table:table-cell>
          <table:table-cell table:formula="of:=ORG.LIBREOFFICE.REGEX([.C308]; &quot;[^[:alnum:]]&quot;; &quot;&quot;; &quot;g&quot;)" office:value-type="string" office:string-value="gameloft" calcext:value-type="string">
            <text:p>gameloft</text:p>
          </table:table-cell>
          <table:table-cell table:formula="of:=LEN([.D3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SCOGNE</text:p>
          </table:table-cell>
          <table:table-cell table:formula="of:=LOWER([.A309])" office:value-type="string" office:string-value="gascogne" calcext:value-type="string">
            <text:p>gascogne</text:p>
          </table:table-cell>
          <table:table-cell table:formula="of:=SUBSTITUTE([.B309];&quot; &quot; ;&quot;&quot; )" office:value-type="string" office:string-value="gascogne" calcext:value-type="string">
            <text:p>gascogne</text:p>
          </table:table-cell>
          <table:table-cell table:formula="of:=ORG.LIBREOFFICE.REGEX([.C309]; &quot;[^[:alnum:]]&quot;; &quot;&quot;; &quot;g&quot;)" office:value-type="string" office:string-value="gascogne" calcext:value-type="string">
            <text:p>gascogne</text:p>
          </table:table-cell>
          <table:table-cell table:formula="of:=LEN([.D30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OREX SA</text:p>
          </table:table-cell>
          <table:table-cell table:formula="of:=LOWER([.A310])" office:value-type="string" office:string-value="georex sa" calcext:value-type="string">
            <text:p>georex sa</text:p>
          </table:table-cell>
          <table:table-cell table:formula="of:=SUBSTITUTE([.B310];&quot; &quot; ;&quot;&quot; )" office:value-type="string" office:string-value="georexsa" calcext:value-type="string">
            <text:p>georexsa</text:p>
          </table:table-cell>
          <table:table-cell table:formula="of:=ORG.LIBREOFFICE.REGEX([.C310]; &quot;[^[:alnum:]]&quot;; &quot;&quot;; &quot;g&quot;)" office:value-type="string" office:string-value="georexsa" calcext:value-type="string">
            <text:p>georexsa</text:p>
          </table:table-cell>
          <table:table-cell table:formula="of:=LEN([.D3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 EVENTS</text:p>
          </table:table-cell>
          <table:table-cell table:formula="of:=LOWER([.A311])" office:value-type="string" office:string-value="gl events" calcext:value-type="string">
            <text:p>gl events</text:p>
          </table:table-cell>
          <table:table-cell table:formula="of:=SUBSTITUTE([.B311];&quot; &quot; ;&quot;&quot; )" office:value-type="string" office:string-value="glevents" calcext:value-type="string">
            <text:p>glevents</text:p>
          </table:table-cell>
          <table:table-cell table:formula="of:=ORG.LIBREOFFICE.REGEX([.C311]; &quot;[^[:alnum:]]&quot;; &quot;&quot;; &quot;g&quot;)" office:value-type="string" office:string-value="glevents" calcext:value-type="string">
            <text:p>glevents</text:p>
          </table:table-cell>
          <table:table-cell table:formula="of:=LEN([.D3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PAMA</text:p>
          </table:table-cell>
          <table:table-cell table:formula="of:=LOWER([.A312])" office:value-type="string" office:string-value="groupama" calcext:value-type="string">
            <text:p>groupama</text:p>
          </table:table-cell>
          <table:table-cell table:formula="of:=SUBSTITUTE([.B312];&quot; &quot; ;&quot;&quot; )" office:value-type="string" office:string-value="groupama" calcext:value-type="string">
            <text:p>groupama</text:p>
          </table:table-cell>
          <table:table-cell table:formula="of:=ORG.LIBREOFFICE.REGEX([.C312]; &quot;[^[:alnum:]]&quot;; &quot;&quot;; &quot;g&quot;)" office:value-type="string" office:string-value="groupama" calcext:value-type="string">
            <text:p>groupama</text:p>
          </table:table-cell>
          <table:table-cell table:formula="of:=LEN([.D3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IS CLOS</text:p>
          </table:table-cell>
          <table:table-cell table:formula="of:=LOWER([.A313])" office:value-type="string" office:string-value="huis clos" calcext:value-type="string">
            <text:p>huis clos</text:p>
          </table:table-cell>
          <table:table-cell table:formula="of:=SUBSTITUTE([.B313];&quot; &quot; ;&quot;&quot; )" office:value-type="string" office:string-value="huisclos" calcext:value-type="string">
            <text:p>huisclos</text:p>
          </table:table-cell>
          <table:table-cell table:formula="of:=ORG.LIBREOFFICE.REGEX([.C313]; &quot;[^[:alnum:]]&quot;; &quot;&quot;; &quot;g&quot;)" office:value-type="string" office:string-value="huisclos" calcext:value-type="string">
            <text:p>huisclos</text:p>
          </table:table-cell>
          <table:table-cell table:formula="of:=LEN([.D3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GENICO</text:p>
          </table:table-cell>
          <table:table-cell table:formula="of:=LOWER([.A314])" office:value-type="string" office:string-value="ingenico" calcext:value-type="string">
            <text:p>ingenico</text:p>
          </table:table-cell>
          <table:table-cell table:formula="of:=SUBSTITUTE([.B314];&quot; &quot; ;&quot;&quot; )" office:value-type="string" office:string-value="ingenico" calcext:value-type="string">
            <text:p>ingenico</text:p>
          </table:table-cell>
          <table:table-cell table:formula="of:=ORG.LIBREOFFICE.REGEX([.C314]; &quot;[^[:alnum:]]&quot;; &quot;&quot;; &quot;g&quot;)" office:value-type="string" office:string-value="ingenico" calcext:value-type="string">
            <text:p>ingenico</text:p>
          </table:table-cell>
          <table:table-cell table:formula="of:=LEN([.D3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S GROUP</text:p>
          </table:table-cell>
          <table:table-cell table:formula="of:=LOWER([.A315])" office:value-type="string" office:string-value="its group" calcext:value-type="string">
            <text:p>its group</text:p>
          </table:table-cell>
          <table:table-cell table:formula="of:=SUBSTITUTE([.B315];&quot; &quot; ;&quot;&quot; )" office:value-type="string" office:string-value="itsgroup" calcext:value-type="string">
            <text:p>itsgroup</text:p>
          </table:table-cell>
          <table:table-cell table:formula="of:=ORG.LIBREOFFICE.REGEX([.C315]; &quot;[^[:alnum:]]&quot;; &quot;&quot;; &quot;g&quot;)" office:value-type="string" office:string-value="itsgroup" calcext:value-type="string">
            <text:p>itsgroup</text:p>
          </table:table-cell>
          <table:table-cell table:formula="of:=LEN([.D3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JEAN</text:p>
          </table:table-cell>
          <table:table-cell table:formula="of:=LOWER([.A316])" office:value-type="string" office:string-value="jeanjean" calcext:value-type="string">
            <text:p>jeanjean</text:p>
          </table:table-cell>
          <table:table-cell table:formula="of:=SUBSTITUTE([.B316];&quot; &quot; ;&quot;&quot; )" office:value-type="string" office:string-value="jeanjean" calcext:value-type="string">
            <text:p>jeanjean</text:p>
          </table:table-cell>
          <table:table-cell table:formula="of:=ORG.LIBREOFFICE.REGEX([.C316]; &quot;[^[:alnum:]]&quot;; &quot;&quot;; &quot;g&quot;)" office:value-type="string" office:string-value="jeanjean" calcext:value-type="string">
            <text:p>jeanjean</text:p>
          </table:table-cell>
          <table:table-cell table:formula="of:=LEN([.D3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MOCE SA</text:p>
          </table:table-cell>
          <table:table-cell table:formula="of:=LOWER([.A317])" office:value-type="string" office:string-value="kimoce sa" calcext:value-type="string">
            <text:p>kimoce sa</text:p>
          </table:table-cell>
          <table:table-cell table:formula="of:=SUBSTITUTE([.B317];&quot; &quot; ;&quot;&quot; )" office:value-type="string" office:string-value="kimocesa" calcext:value-type="string">
            <text:p>kimocesa</text:p>
          </table:table-cell>
          <table:table-cell table:formula="of:=ORG.LIBREOFFICE.REGEX([.C317]; &quot;[^[:alnum:]]&quot;; &quot;&quot;; &quot;g&quot;)" office:value-type="string" office:string-value="kimocesa" calcext:value-type="string">
            <text:p>kimocesa</text:p>
          </table:table-cell>
          <table:table-cell table:formula="of:=LEN([.D3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MARTHE</text:p>
          </table:table-cell>
          <table:table-cell table:formula="of:=LOWER([.A318])" office:value-type="string" office:string-value="lamarthe" calcext:value-type="string">
            <text:p>lamarthe</text:p>
          </table:table-cell>
          <table:table-cell table:formula="of:=SUBSTITUTE([.B318];&quot; &quot; ;&quot;&quot; )" office:value-type="string" office:string-value="lamarthe" calcext:value-type="string">
            <text:p>lamarthe</text:p>
          </table:table-cell>
          <table:table-cell table:formula="of:=ORG.LIBREOFFICE.REGEX([.C318]; &quot;[^[:alnum:]]&quot;; &quot;&quot;; &quot;g&quot;)" office:value-type="string" office:string-value="lamarthe" calcext:value-type="string">
            <text:p>lamarthe</text:p>
          </table:table-cell>
          <table:table-cell table:formula="of:=LEN([.D3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 BELIER</text:p>
          </table:table-cell>
          <table:table-cell table:formula="of:=LOWER([.A319])" office:value-type="string" office:string-value="le belier" calcext:value-type="string">
            <text:p>le belier</text:p>
          </table:table-cell>
          <table:table-cell table:formula="of:=SUBSTITUTE([.B319];&quot; &quot; ;&quot;&quot; )" office:value-type="string" office:string-value="lebelier" calcext:value-type="string">
            <text:p>lebelier</text:p>
          </table:table-cell>
          <table:table-cell table:formula="of:=ORG.LIBREOFFICE.REGEX([.C319]; &quot;[^[:alnum:]]&quot;; &quot;&quot;; &quot;g&quot;)" office:value-type="string" office:string-value="lebelier" calcext:value-type="string">
            <text:p>lebelier</text:p>
          </table:table-cell>
          <table:table-cell table:formula="of:=LEN([.D3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XIBOOK</text:p>
          </table:table-cell>
          <table:table-cell table:formula="of:=LOWER([.A320])" office:value-type="string" office:string-value="lexibook" calcext:value-type="string">
            <text:p>lexibook</text:p>
          </table:table-cell>
          <table:table-cell table:formula="of:=SUBSTITUTE([.B320];&quot; &quot; ;&quot;&quot; )" office:value-type="string" office:string-value="lexibook" calcext:value-type="string">
            <text:p>lexibook</text:p>
          </table:table-cell>
          <table:table-cell table:formula="of:=ORG.LIBREOFFICE.REGEX([.C320]; &quot;[^[:alnum:]]&quot;; &quot;&quot;; &quot;g&quot;)" office:value-type="string" office:string-value="lexibook" calcext:value-type="string">
            <text:p>lexibook</text:p>
          </table:table-cell>
          <table:table-cell table:formula="of:=LEN([.D3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CINDUS</text:p>
          </table:table-cell>
          <table:table-cell table:formula="of:=LOWER([.A321])" office:value-type="string" office:string-value="locindus" calcext:value-type="string">
            <text:p>locindus</text:p>
          </table:table-cell>
          <table:table-cell table:formula="of:=SUBSTITUTE([.B321];&quot; &quot; ;&quot;&quot; )" office:value-type="string" office:string-value="locindus" calcext:value-type="string">
            <text:p>locindus</text:p>
          </table:table-cell>
          <table:table-cell table:formula="of:=ORG.LIBREOFFICE.REGEX([.C321]; &quot;[^[:alnum:]]&quot;; &quot;&quot;; &quot;g&quot;)" office:value-type="string" office:string-value="locindus" calcext:value-type="string">
            <text:p>locindus</text:p>
          </table:table-cell>
          <table:table-cell table:formula="of:=LEN([.D3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A 365</text:p>
          </table:table-cell>
          <table:table-cell table:formula="of:=LOWER([.A322])" office:value-type="string" office:string-value="media 365" calcext:value-type="string">
            <text:p>media 365</text:p>
          </table:table-cell>
          <table:table-cell table:formula="of:=SUBSTITUTE([.B322];&quot; &quot; ;&quot;&quot; )" office:value-type="string" office:string-value="media365" calcext:value-type="string">
            <text:p>media365</text:p>
          </table:table-cell>
          <table:table-cell table:formula="of:=ORG.LIBREOFFICE.REGEX([.C322]; &quot;[^[:alnum:]]&quot;; &quot;&quot;; &quot;g&quot;)" office:value-type="string" office:string-value="media365" calcext:value-type="string">
            <text:p>media365</text:p>
          </table:table-cell>
          <table:table-cell table:formula="of:=LEN([.D3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REA</text:p>
          </table:table-cell>
          <table:table-cell table:formula="of:=LOWER([.A323])" office:value-type="string" office:string-value="medicrea" calcext:value-type="string">
            <text:p>medicrea</text:p>
          </table:table-cell>
          <table:table-cell table:formula="of:=SUBSTITUTE([.B323];&quot; &quot; ;&quot;&quot; )" office:value-type="string" office:string-value="medicrea" calcext:value-type="string">
            <text:p>medicrea</text:p>
          </table:table-cell>
          <table:table-cell table:formula="of:=ORG.LIBREOFFICE.REGEX([.C323]; &quot;[^[:alnum:]]&quot;; &quot;&quot;; &quot;g&quot;)" office:value-type="string" office:string-value="medicrea" calcext:value-type="string">
            <text:p>medicrea</text:p>
          </table:table-cell>
          <table:table-cell table:formula="of:=LEN([.D3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CHELIN</text:p>
          </table:table-cell>
          <table:table-cell table:formula="of:=LOWER([.A324])" office:value-type="string" office:string-value="michelin" calcext:value-type="string">
            <text:p>michelin</text:p>
          </table:table-cell>
          <table:table-cell table:formula="of:=SUBSTITUTE([.B324];&quot; &quot; ;&quot;&quot; )" office:value-type="string" office:string-value="michelin" calcext:value-type="string">
            <text:p>michelin</text:p>
          </table:table-cell>
          <table:table-cell table:formula="of:=ORG.LIBREOFFICE.REGEX([.C324]; &quot;[^[:alnum:]]&quot;; &quot;&quot;; &quot;g&quot;)" office:value-type="string" office:string-value="michelin" calcext:value-type="string">
            <text:p>michelin</text:p>
          </table:table-cell>
          <table:table-cell table:formula="of:=LEN([.D32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URONES</text:p>
          </table:table-cell>
          <table:table-cell table:formula="of:=LOWER([.A325])" office:value-type="string" office:string-value="neurones" calcext:value-type="string">
            <text:p>neurones</text:p>
          </table:table-cell>
          <table:table-cell table:formula="of:=SUBSTITUTE([.B325];&quot; &quot; ;&quot;&quot; )" office:value-type="string" office:string-value="neurones" calcext:value-type="string">
            <text:p>neurones</text:p>
          </table:table-cell>
          <table:table-cell table:formula="of:=ORG.LIBREOFFICE.REGEX([.C325]; &quot;[^[:alnum:]]&quot;; &quot;&quot;; &quot;g&quot;)" office:value-type="string" office:string-value="neurones" calcext:value-type="string">
            <text:p>neurones</text:p>
          </table:table-cell>
          <table:table-cell table:formula="of:=LEN([.D3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RJ GROUP</text:p>
          </table:table-cell>
          <table:table-cell table:formula="of:=LOWER([.A326])" office:value-type="string" office:string-value="nrj group" calcext:value-type="string">
            <text:p>nrj group</text:p>
          </table:table-cell>
          <table:table-cell table:formula="of:=SUBSTITUTE([.B326];&quot; &quot; ;&quot;&quot; )" office:value-type="string" office:string-value="nrjgroup" calcext:value-type="string">
            <text:p>nrjgroup</text:p>
          </table:table-cell>
          <table:table-cell table:formula="of:=ORG.LIBREOFFICE.REGEX([.C326]; &quot;[^[:alnum:]]&quot;; &quot;&quot;; &quot;g&quot;)" office:value-type="string" office:string-value="nrjgroup" calcext:value-type="string">
            <text:p>nrjgroup</text:p>
          </table:table-cell>
          <table:table-cell table:formula="of:=LEN([.D3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L GROUPE</text:p>
          </table:table-cell>
          <table:table-cell table:formula="of:=LOWER([.A327])" office:value-type="string" office:string-value="ol groupe" calcext:value-type="string">
            <text:p>ol groupe</text:p>
          </table:table-cell>
          <table:table-cell table:formula="of:=SUBSTITUTE([.B327];&quot; &quot; ;&quot;&quot; )" office:value-type="string" office:string-value="olgroupe" calcext:value-type="string">
            <text:p>olgroupe</text:p>
          </table:table-cell>
          <table:table-cell table:formula="of:=ORG.LIBREOFFICE.REGEX([.C327]; &quot;[^[:alnum:]]&quot;; &quot;&quot;; &quot;g&quot;)" office:value-type="string" office:string-value="olgroupe" calcext:value-type="string">
            <text:p>olgroupe</text:p>
          </table:table-cell>
          <table:table-cell table:formula="of:=LEN([.D3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XYMETAL</text:p>
          </table:table-cell>
          <table:table-cell table:formula="of:=LOWER([.A328])" office:value-type="string" office:string-value="oxymetal" calcext:value-type="string">
            <text:p>oxymetal</text:p>
          </table:table-cell>
          <table:table-cell table:formula="of:=SUBSTITUTE([.B328];&quot; &quot; ;&quot;&quot; )" office:value-type="string" office:string-value="oxymetal" calcext:value-type="string">
            <text:p>oxymetal</text:p>
          </table:table-cell>
          <table:table-cell table:formula="of:=ORG.LIBREOFFICE.REGEX([.C328]; &quot;[^[:alnum:]]&quot;; &quot;&quot;; &quot;g&quot;)" office:value-type="string" office:string-value="oxymetal" calcext:value-type="string">
            <text:p>oxymetal</text:p>
          </table:table-cell>
          <table:table-cell table:formula="of:=LEN([.D3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COGIGA</text:p>
          </table:table-cell>
          <table:table-cell table:formula="of:=LOWER([.A329])" office:value-type="string" office:string-value="picogiga" calcext:value-type="string">
            <text:p>picogiga</text:p>
          </table:table-cell>
          <table:table-cell table:formula="of:=SUBSTITUTE([.B329];&quot; &quot; ;&quot;&quot; )" office:value-type="string" office:string-value="picogiga" calcext:value-type="string">
            <text:p>picogiga</text:p>
          </table:table-cell>
          <table:table-cell table:formula="of:=ORG.LIBREOFFICE.REGEX([.C329]; &quot;[^[:alnum:]]&quot;; &quot;&quot;; &quot;g&quot;)" office:value-type="string" office:string-value="picogiga" calcext:value-type="string">
            <text:p>picogiga</text:p>
          </table:table-cell>
          <table:table-cell table:formula="of:=LEN([.D3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LOGUE</text:p>
          </table:table-cell>
          <table:table-cell table:formula="of:=LOWER([.A330])" office:value-type="string" office:string-value="prologue" calcext:value-type="string">
            <text:p>prologue</text:p>
          </table:table-cell>
          <table:table-cell table:formula="of:=SUBSTITUTE([.B330];&quot; &quot; ;&quot;&quot; )" office:value-type="string" office:string-value="prologue" calcext:value-type="string">
            <text:p>prologue</text:p>
          </table:table-cell>
          <table:table-cell table:formula="of:=ORG.LIBREOFFICE.REGEX([.C330]; &quot;[^[:alnum:]]&quot;; &quot;&quot;; &quot;g&quot;)" office:value-type="string" office:string-value="prologue" calcext:value-type="string">
            <text:p>prologue</text:p>
          </table:table-cell>
          <table:table-cell table:formula="of:=LEN([.D3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SODIE</text:p>
          </table:table-cell>
          <table:table-cell table:formula="of:=LOWER([.A331])" office:value-type="string" office:string-value="prosodie" calcext:value-type="string">
            <text:p>prosodie</text:p>
          </table:table-cell>
          <table:table-cell table:formula="of:=SUBSTITUTE([.B331];&quot; &quot; ;&quot;&quot; )" office:value-type="string" office:string-value="prosodie" calcext:value-type="string">
            <text:p>prosodie</text:p>
          </table:table-cell>
          <table:table-cell table:formula="of:=ORG.LIBREOFFICE.REGEX([.C331]; &quot;[^[:alnum:]]&quot;; &quot;&quot;; &quot;g&quot;)" office:value-type="string" office:string-value="prosodie" calcext:value-type="string">
            <text:p>prosodie</text:p>
          </table:table-cell>
          <table:table-cell table:formula="of:=LEN([.D3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XITEC</text:p>
          </table:table-cell>
          <table:table-cell table:formula="of:=LOWER([.A332])" office:value-type="string" office:string-value="proxitec" calcext:value-type="string">
            <text:p>proxitec</text:p>
          </table:table-cell>
          <table:table-cell table:formula="of:=SUBSTITUTE([.B332];&quot; &quot; ;&quot;&quot; )" office:value-type="string" office:string-value="proxitec" calcext:value-type="string">
            <text:p>proxitec</text:p>
          </table:table-cell>
          <table:table-cell table:formula="of:=ORG.LIBREOFFICE.REGEX([.C332]; &quot;[^[:alnum:]]&quot;; &quot;&quot;; &quot;g&quot;)" office:value-type="string" office:string-value="proxitec" calcext:value-type="string">
            <text:p>proxitec</text:p>
          </table:table-cell>
          <table:table-cell table:formula="of:=LEN([.D3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BERTET</text:p>
          </table:table-cell>
          <table:table-cell table:formula="of:=LOWER([.A333])" office:value-type="string" office:string-value="robertet" calcext:value-type="string">
            <text:p>robertet</text:p>
          </table:table-cell>
          <table:table-cell table:formula="of:=SUBSTITUTE([.B333];&quot; &quot; ;&quot;&quot; )" office:value-type="string" office:string-value="robertet" calcext:value-type="string">
            <text:p>robertet</text:p>
          </table:table-cell>
          <table:table-cell table:formula="of:=ORG.LIBREOFFICE.REGEX([.C333]; &quot;[^[:alnum:]]&quot;; &quot;&quot;; &quot;g&quot;)" office:value-type="string" office:string-value="robertet" calcext:value-type="string">
            <text:p>robertet</text:p>
          </table:table-cell>
          <table:table-cell table:formula="of:=LEN([.D3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.T. DUPONT</text:p>
          </table:table-cell>
          <table:table-cell table:formula="of:=LOWER([.A334])" office:value-type="string" office:string-value="s.t. dupont" calcext:value-type="string">
            <text:p>s.t. dupont</text:p>
          </table:table-cell>
          <table:table-cell table:formula="of:=SUBSTITUTE([.B334];&quot; &quot; ;&quot;&quot; )" office:value-type="string" office:string-value="s.t.dupont" calcext:value-type="string">
            <text:p>s.t.dupont</text:p>
          </table:table-cell>
          <table:table-cell table:formula="of:=ORG.LIBREOFFICE.REGEX([.C334]; &quot;[^[:alnum:]]&quot;; &quot;&quot;; &quot;g&quot;)" office:value-type="string" office:string-value="stdupont" calcext:value-type="string">
            <text:p>stdupont</text:p>
          </table:table-cell>
          <table:table-cell table:formula="of:=LEN([.D3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LVEPAR</text:p>
          </table:table-cell>
          <table:table-cell table:formula="of:=LOWER([.A335])" office:value-type="string" office:string-value="salvepar" calcext:value-type="string">
            <text:p>salvepar</text:p>
          </table:table-cell>
          <table:table-cell table:formula="of:=SUBSTITUTE([.B335];&quot; &quot; ;&quot;&quot; )" office:value-type="string" office:string-value="salvepar" calcext:value-type="string">
            <text:p>salvepar</text:p>
          </table:table-cell>
          <table:table-cell table:formula="of:=ORG.LIBREOFFICE.REGEX([.C335]; &quot;[^[:alnum:]]&quot;; &quot;&quot;; &quot;g&quot;)" office:value-type="string" office:string-value="salvepar" calcext:value-type="string">
            <text:p>salvepar</text:p>
          </table:table-cell>
          <table:table-cell table:formula="of:=LEN([.D3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RO PLC</text:p>
          </table:table-cell>
          <table:table-cell table:formula="of:=LOWER([.A336])" office:value-type="string" office:string-value="segro plc" calcext:value-type="string">
            <text:p>segro plc</text:p>
          </table:table-cell>
          <table:table-cell table:formula="of:=SUBSTITUTE([.B336];&quot; &quot; ;&quot;&quot; )" office:value-type="string" office:string-value="segroplc" calcext:value-type="string">
            <text:p>segroplc</text:p>
          </table:table-cell>
          <table:table-cell table:formula="of:=ORG.LIBREOFFICE.REGEX([.C336]; &quot;[^[:alnum:]]&quot;; &quot;&quot;; &quot;g&quot;)" office:value-type="string" office:string-value="segroplc" calcext:value-type="string">
            <text:p>segroplc</text:p>
          </table:table-cell>
          <table:table-cell table:formula="of:=LEN([.D3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LCODIS</text:p>
          </table:table-cell>
          <table:table-cell table:formula="of:=LOWER([.A337])" office:value-type="string" office:string-value="selcodis" calcext:value-type="string">
            <text:p>selcodis</text:p>
          </table:table-cell>
          <table:table-cell table:formula="of:=SUBSTITUTE([.B337];&quot; &quot; ;&quot;&quot; )" office:value-type="string" office:string-value="selcodis" calcext:value-type="string">
            <text:p>selcodis</text:p>
          </table:table-cell>
          <table:table-cell table:formula="of:=ORG.LIBREOFFICE.REGEX([.C337]; &quot;[^[:alnum:]]&quot;; &quot;&quot;; &quot;g&quot;)" office:value-type="string" office:string-value="selcodis" calcext:value-type="string">
            <text:p>selcodis</text:p>
          </table:table-cell>
          <table:table-cell table:formula="of:=LEN([.D3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S ASTRA</text:p>
          </table:table-cell>
          <table:table-cell table:formula="of:=LOWER([.A338])" office:value-type="string" office:string-value="ses astra" calcext:value-type="string">
            <text:p>ses astra</text:p>
          </table:table-cell>
          <table:table-cell table:formula="of:=SUBSTITUTE([.B338];&quot; &quot; ;&quot;&quot; )" office:value-type="string" office:string-value="sesastra" calcext:value-type="string">
            <text:p>sesastra</text:p>
          </table:table-cell>
          <table:table-cell table:formula="of:=ORG.LIBREOFFICE.REGEX([.C338]; &quot;[^[:alnum:]]&quot;; &quot;&quot;; &quot;g&quot;)" office:value-type="string" office:string-value="sesastra" calcext:value-type="string">
            <text:p>sesastra</text:p>
          </table:table-cell>
          <table:table-cell table:formula="of:=LEN([.D33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TFORGE</text:p>
          </table:table-cell>
          <table:table-cell table:formula="of:=LOWER([.A339])" office:value-type="string" office:string-value="setforge" calcext:value-type="string">
            <text:p>setforge</text:p>
          </table:table-cell>
          <table:table-cell table:formula="of:=SUBSTITUTE([.B339];&quot; &quot; ;&quot;&quot; )" office:value-type="string" office:string-value="setforge" calcext:value-type="string">
            <text:p>setforge</text:p>
          </table:table-cell>
          <table:table-cell table:formula="of:=ORG.LIBREOFFICE.REGEX([.C339]; &quot;[^[:alnum:]]&quot;; &quot;&quot;; &quot;g&quot;)" office:value-type="string" office:string-value="setforge" calcext:value-type="string">
            <text:p>setforge</text:p>
          </table:table-cell>
          <table:table-cell table:formula="of:=LEN([.D33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G ISSUER</text:p>
          </table:table-cell>
          <table:table-cell table:formula="of:=LOWER([.A340])" office:value-type="string" office:string-value="sg issuer" calcext:value-type="string">
            <text:p>sg issuer</text:p>
          </table:table-cell>
          <table:table-cell table:formula="of:=SUBSTITUTE([.B340];&quot; &quot; ;&quot;&quot; )" office:value-type="string" office:string-value="sgissuer" calcext:value-type="string">
            <text:p>sgissuer</text:p>
          </table:table-cell>
          <table:table-cell table:formula="of:=ORG.LIBREOFFICE.REGEX([.C340]; &quot;[^[:alnum:]]&quot;; &quot;&quot;; &quot;g&quot;)" office:value-type="string" office:string-value="sgissuer" calcext:value-type="string">
            <text:p>sgissuer</text:p>
          </table:table-cell>
          <table:table-cell table:formula="of:=LEN([.D3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OREVER</text:p>
          </table:table-cell>
          <table:table-cell table:formula="of:=LOWER([.A341])" office:value-type="string" office:string-value="sporever" calcext:value-type="string">
            <text:p>sporever</text:p>
          </table:table-cell>
          <table:table-cell table:formula="of:=SUBSTITUTE([.B341];&quot; &quot; ;&quot;&quot; )" office:value-type="string" office:string-value="sporever" calcext:value-type="string">
            <text:p>sporever</text:p>
          </table:table-cell>
          <table:table-cell table:formula="of:=ORG.LIBREOFFICE.REGEX([.C341]; &quot;[^[:alnum:]]&quot;; &quot;&quot;; &quot;g&quot;)" office:value-type="string" office:string-value="sporever" calcext:value-type="string">
            <text:p>sporever</text:p>
          </table:table-cell>
          <table:table-cell table:formula="of:=LEN([.D34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NERGIE</text:p>
          </table:table-cell>
          <table:table-cell table:formula="of:=LOWER([.A342])" office:value-type="string" office:string-value="synergie" calcext:value-type="string">
            <text:p>synergie</text:p>
          </table:table-cell>
          <table:table-cell table:formula="of:=SUBSTITUTE([.B342];&quot; &quot; ;&quot;&quot; )" office:value-type="string" office:string-value="synergie" calcext:value-type="string">
            <text:p>synergie</text:p>
          </table:table-cell>
          <table:table-cell table:formula="of:=ORG.LIBREOFFICE.REGEX([.C342]; &quot;[^[:alnum:]]&quot;; &quot;&quot;; &quot;g&quot;)" office:value-type="string" office:string-value="synergie" calcext:value-type="string">
            <text:p>synergie</text:p>
          </table:table-cell>
          <table:table-cell table:formula="of:=LEN([.D3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STAR SA</text:p>
          </table:table-cell>
          <table:table-cell table:formula="of:=LOWER([.A343])" office:value-type="string" office:string-value="systar sa" calcext:value-type="string">
            <text:p>systar sa</text:p>
          </table:table-cell>
          <table:table-cell table:formula="of:=SUBSTITUTE([.B343];&quot; &quot; ;&quot;&quot; )" office:value-type="string" office:string-value="systarsa" calcext:value-type="string">
            <text:p>systarsa</text:p>
          </table:table-cell>
          <table:table-cell table:formula="of:=ORG.LIBREOFFICE.REGEX([.C343]; &quot;[^[:alnum:]]&quot;; &quot;&quot;; &quot;g&quot;)" office:value-type="string" office:string-value="systarsa" calcext:value-type="string">
            <text:p>systarsa</text:p>
          </table:table-cell>
          <table:table-cell table:formula="of:=LEN([.D34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UAX SCA</text:p>
          </table:table-cell>
          <table:table-cell table:formula="of:=LOWER([.A344])" office:value-type="string" office:string-value="touax sca" calcext:value-type="string">
            <text:p>touax sca</text:p>
          </table:table-cell>
          <table:table-cell table:formula="of:=SUBSTITUTE([.B344];&quot; &quot; ;&quot;&quot; )" office:value-type="string" office:string-value="touaxsca" calcext:value-type="string">
            <text:p>touaxsca</text:p>
          </table:table-cell>
          <table:table-cell table:formula="of:=ORG.LIBREOFFICE.REGEX([.C344]; &quot;[^[:alnum:]]&quot;; &quot;&quot;; &quot;g&quot;)" office:value-type="string" office:string-value="touaxsca" calcext:value-type="string">
            <text:p>touaxsca</text:p>
          </table:table-cell>
          <table:table-cell table:formula="of:=LEN([.D34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ILOGIQ</text:p>
          </table:table-cell>
          <table:table-cell table:formula="of:=LOWER([.A345])" office:value-type="string" office:string-value="trilogiq" calcext:value-type="string">
            <text:p>trilogiq</text:p>
          </table:table-cell>
          <table:table-cell table:formula="of:=SUBSTITUTE([.B345];&quot; &quot; ;&quot;&quot; )" office:value-type="string" office:string-value="trilogiq" calcext:value-type="string">
            <text:p>trilogiq</text:p>
          </table:table-cell>
          <table:table-cell table:formula="of:=ORG.LIBREOFFICE.REGEX([.C345]; &quot;[^[:alnum:]]&quot;; &quot;&quot;; &quot;g&quot;)" office:value-type="string" office:string-value="trilogiq" calcext:value-type="string">
            <text:p>trilogiq</text:p>
          </table:table-cell>
          <table:table-cell table:formula="of:=LEN([.D34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DI GROUP</text:p>
          </table:table-cell>
          <table:table-cell table:formula="of:=LOWER([.A346])" office:value-type="string" office:string-value="vdi group" calcext:value-type="string">
            <text:p>vdi group</text:p>
          </table:table-cell>
          <table:table-cell table:formula="of:=SUBSTITUTE([.B346];&quot; &quot; ;&quot;&quot; )" office:value-type="string" office:string-value="vdigroup" calcext:value-type="string">
            <text:p>vdigroup</text:p>
          </table:table-cell>
          <table:table-cell table:formula="of:=ORG.LIBREOFFICE.REGEX([.C346]; &quot;[^[:alnum:]]&quot;; &quot;&quot;; &quot;g&quot;)" office:value-type="string" office:string-value="vdigroup" calcext:value-type="string">
            <text:p>vdigroup</text:p>
          </table:table-cell>
          <table:table-cell table:formula="of:=LEN([.D3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CTRANE</text:p>
          </table:table-cell>
          <table:table-cell table:formula="of:=LOWER([.A347])" office:value-type="string" office:string-value="vectrane" calcext:value-type="string">
            <text:p>vectrane</text:p>
          </table:table-cell>
          <table:table-cell table:formula="of:=SUBSTITUTE([.B347];&quot; &quot; ;&quot;&quot; )" office:value-type="string" office:string-value="vectrane" calcext:value-type="string">
            <text:p>vectrane</text:p>
          </table:table-cell>
          <table:table-cell table:formula="of:=ORG.LIBREOFFICE.REGEX([.C347]; &quot;[^[:alnum:]]&quot;; &quot;&quot;; &quot;g&quot;)" office:value-type="string" office:string-value="vectrane" calcext:value-type="string">
            <text:p>vectrane</text:p>
          </table:table-cell>
          <table:table-cell table:formula="of:=LEN([.D3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BORAMA</text:p>
          </table:table-cell>
          <table:table-cell table:formula="of:=LOWER([.A348])" office:value-type="string" office:string-value="weborama" calcext:value-type="string">
            <text:p>weborama</text:p>
          </table:table-cell>
          <table:table-cell table:formula="of:=SUBSTITUTE([.B348];&quot; &quot; ;&quot;&quot; )" office:value-type="string" office:string-value="weborama" calcext:value-type="string">
            <text:p>weborama</text:p>
          </table:table-cell>
          <table:table-cell table:formula="of:=ORG.LIBREOFFICE.REGEX([.C348]; &quot;[^[:alnum:]]&quot;; &quot;&quot;; &quot;g&quot;)" office:value-type="string" office:string-value="weborama" calcext:value-type="string">
            <text:p>weborama</text:p>
          </table:table-cell>
          <table:table-cell table:formula="of:=LEN([.D3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VERLINE</text:p>
          </table:table-cell>
          <table:table-cell table:formula="of:=LOWER([.A349])" office:value-type="string" office:string-value="adverline" calcext:value-type="string">
            <text:p>adverline</text:p>
          </table:table-cell>
          <table:table-cell table:formula="of:=SUBSTITUTE([.B349];&quot; &quot; ;&quot;&quot; )" office:value-type="string" office:string-value="adverline" calcext:value-type="string">
            <text:p>adverline</text:p>
          </table:table-cell>
          <table:table-cell table:formula="of:=ORG.LIBREOFFICE.REGEX([.C349]; &quot;[^[:alnum:]]&quot;; &quot;&quot;; &quot;g&quot;)" office:value-type="string" office:string-value="adverline" calcext:value-type="string">
            <text:p>adverline</text:p>
          </table:table-cell>
          <table:table-cell table:formula="of:=LEN([.D34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FFIPARIS</text:p>
          </table:table-cell>
          <table:table-cell table:formula="of:=LOWER([.A350])" office:value-type="string" office:string-value="affiparis" calcext:value-type="string">
            <text:p>affiparis</text:p>
          </table:table-cell>
          <table:table-cell table:formula="of:=SUBSTITUTE([.B350];&quot; &quot; ;&quot;&quot; )" office:value-type="string" office:string-value="affiparis" calcext:value-type="string">
            <text:p>affiparis</text:p>
          </table:table-cell>
          <table:table-cell table:formula="of:=ORG.LIBREOFFICE.REGEX([.C350]; &quot;[^[:alnum:]]&quot;; &quot;&quot;; &quot;g&quot;)" office:value-type="string" office:string-value="affiparis" calcext:value-type="string">
            <text:p>affiparis</text:p>
          </table:table-cell>
          <table:table-cell table:formula="of:=LEN([.D35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TEVENIO</text:p>
          </table:table-cell>
          <table:table-cell table:formula="of:=LOWER([.A351])" office:value-type="string" office:string-value="antevenio" calcext:value-type="string">
            <text:p>antevenio</text:p>
          </table:table-cell>
          <table:table-cell table:formula="of:=SUBSTITUTE([.B351];&quot; &quot; ;&quot;&quot; )" office:value-type="string" office:string-value="antevenio" calcext:value-type="string">
            <text:p>antevenio</text:p>
          </table:table-cell>
          <table:table-cell table:formula="of:=ORG.LIBREOFFICE.REGEX([.C351]; &quot;[^[:alnum:]]&quot;; &quot;&quot;; &quot;g&quot;)" office:value-type="string" office:string-value="antevenio" calcext:value-type="string">
            <text:p>antevenio</text:p>
          </table:table-cell>
          <table:table-cell table:formula="of:=LEN([.D35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T GROUPE</text:p>
          </table:table-cell>
          <table:table-cell table:formula="of:=LOWER([.A352])" office:value-type="string" office:string-value="ast groupe" calcext:value-type="string">
            <text:p>ast groupe</text:p>
          </table:table-cell>
          <table:table-cell table:formula="of:=SUBSTITUTE([.B352];&quot; &quot; ;&quot;&quot; )" office:value-type="string" office:string-value="astgroupe" calcext:value-type="string">
            <text:p>astgroupe</text:p>
          </table:table-cell>
          <table:table-cell table:formula="of:=ORG.LIBREOFFICE.REGEX([.C352]; &quot;[^[:alnum:]]&quot;; &quot;&quot;; &quot;g&quot;)" office:value-type="string" office:string-value="astgroupe" calcext:value-type="string">
            <text:p>astgroupe</text:p>
          </table:table-cell>
          <table:table-cell table:formula="of:=LEN([.D35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LVEDERE</text:p>
          </table:table-cell>
          <table:table-cell table:formula="of:=LOWER([.A353])" office:value-type="string" office:string-value="belvedere" calcext:value-type="string">
            <text:p>belvedere</text:p>
          </table:table-cell>
          <table:table-cell table:formula="of:=SUBSTITUTE([.B353];&quot; &quot; ;&quot;&quot; )" office:value-type="string" office:string-value="belvedere" calcext:value-type="string">
            <text:p>belvedere</text:p>
          </table:table-cell>
          <table:table-cell table:formula="of:=ORG.LIBREOFFICE.REGEX([.C353]; &quot;[^[:alnum:]]&quot;; &quot;&quot;; &quot;g&quot;)" office:value-type="string" office:string-value="belvedere" calcext:value-type="string">
            <text:p>belvedere</text:p>
          </table:table-cell>
          <table:table-cell table:formula="of:=LEN([.D35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NDUELLE</text:p>
          </table:table-cell>
          <table:table-cell table:formula="of:=LOWER([.A354])" office:value-type="string" office:string-value="bonduelle" calcext:value-type="string">
            <text:p>bonduelle</text:p>
          </table:table-cell>
          <table:table-cell table:formula="of:=SUBSTITUTE([.B354];&quot; &quot; ;&quot;&quot; )" office:value-type="string" office:string-value="bonduelle" calcext:value-type="string">
            <text:p>bonduelle</text:p>
          </table:table-cell>
          <table:table-cell table:formula="of:=ORG.LIBREOFFICE.REGEX([.C354]; &quot;[^[:alnum:]]&quot;; &quot;&quot;; &quot;g&quot;)" office:value-type="string" office:string-value="bonduelle" calcext:value-type="string">
            <text:p>bonduelle</text:p>
          </table:table-cell>
          <table:table-cell table:formula="of:=LEN([.D35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CODEAL</text:p>
          </table:table-cell>
          <table:table-cell table:formula="of:=LOWER([.A355])" office:value-type="string" office:string-value="bricodeal" calcext:value-type="string">
            <text:p>bricodeal</text:p>
          </table:table-cell>
          <table:table-cell table:formula="of:=SUBSTITUTE([.B355];&quot; &quot; ;&quot;&quot; )" office:value-type="string" office:string-value="bricodeal" calcext:value-type="string">
            <text:p>bricodeal</text:p>
          </table:table-cell>
          <table:table-cell table:formula="of:=ORG.LIBREOFFICE.REGEX([.C355]; &quot;[^[:alnum:]]&quot;; &quot;&quot;; &quot;g&quot;)" office:value-type="string" office:string-value="bricodeal" calcext:value-type="string">
            <text:p>bricodeal</text:p>
          </table:table-cell>
          <table:table-cell table:formula="of:=LEN([.D3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CORAMA</text:p>
          </table:table-cell>
          <table:table-cell table:formula="of:=LOWER([.A356])" office:value-type="string" office:string-value="bricorama" calcext:value-type="string">
            <text:p>bricorama</text:p>
          </table:table-cell>
          <table:table-cell table:formula="of:=SUBSTITUTE([.B356];&quot; &quot; ;&quot;&quot; )" office:value-type="string" office:string-value="bricorama" calcext:value-type="string">
            <text:p>bricorama</text:p>
          </table:table-cell>
          <table:table-cell table:formula="of:=ORG.LIBREOFFICE.REGEX([.C356]; &quot;[^[:alnum:]]&quot;; &quot;&quot;; &quot;g&quot;)" office:value-type="string" office:string-value="bricorama" calcext:value-type="string">
            <text:p>bricorama</text:p>
          </table:table-cell>
          <table:table-cell table:formula="of:=LEN([.D35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P GEMINI</text:p>
          </table:table-cell>
          <table:table-cell table:formula="of:=LOWER([.A357])" office:value-type="string" office:string-value="cap gemini" calcext:value-type="string">
            <text:p>cap gemini</text:p>
          </table:table-cell>
          <table:table-cell table:formula="of:=SUBSTITUTE([.B357];&quot; &quot; ;&quot;&quot; )" office:value-type="string" office:string-value="capgemini" calcext:value-type="string">
            <text:p>capgemini</text:p>
          </table:table-cell>
          <table:table-cell table:formula="of:=ORG.LIBREOFFICE.REGEX([.C357]; &quot;[^[:alnum:]]&quot;; &quot;&quot;; &quot;g&quot;)" office:value-type="string" office:string-value="capgemini" calcext:value-type="string">
            <text:p>capgemini</text:p>
          </table:table-cell>
          <table:table-cell table:formula="of:=LEN([.D35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RREFOUR</text:p>
          </table:table-cell>
          <table:table-cell table:formula="of:=LOWER([.A358])" office:value-type="string" office:string-value="carrefour" calcext:value-type="string">
            <text:p>carrefour</text:p>
          </table:table-cell>
          <table:table-cell table:formula="of:=SUBSTITUTE([.B358];&quot; &quot; ;&quot;&quot; )" office:value-type="string" office:string-value="carrefour" calcext:value-type="string">
            <text:p>carrefour</text:p>
          </table:table-cell>
          <table:table-cell table:formula="of:=ORG.LIBREOFFICE.REGEX([.C358]; &quot;[^[:alnum:]]&quot;; &quot;&quot;; &quot;g&quot;)" office:value-type="string" office:string-value="carrefour" calcext:value-type="string">
            <text:p>carrefour</text:p>
          </table:table-cell>
          <table:table-cell table:formula="of:=LEN([.D35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ELLECTIS</text:p>
          </table:table-cell>
          <table:table-cell table:formula="of:=LOWER([.A359])" office:value-type="string" office:string-value="cellectis" calcext:value-type="string">
            <text:p>cellectis</text:p>
          </table:table-cell>
          <table:table-cell table:formula="of:=SUBSTITUTE([.B359];&quot; &quot; ;&quot;&quot; )" office:value-type="string" office:string-value="cellectis" calcext:value-type="string">
            <text:p>cellectis</text:p>
          </table:table-cell>
          <table:table-cell table:formula="of:=ORG.LIBREOFFICE.REGEX([.C359]; &quot;[^[:alnum:]]&quot;; &quot;&quot;; &quot;g&quot;)" office:value-type="string" office:string-value="cellectis" calcext:value-type="string">
            <text:p>cellectis</text:p>
          </table:table-cell>
          <table:table-cell table:formula="of:=LEN([.D35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RGEURS</text:p>
          </table:table-cell>
          <table:table-cell table:formula="of:=LOWER([.A360])" office:value-type="string" office:string-value="chargeurs" calcext:value-type="string">
            <text:p>chargeurs</text:p>
          </table:table-cell>
          <table:table-cell table:formula="of:=SUBSTITUTE([.B360];&quot; &quot; ;&quot;&quot; )" office:value-type="string" office:string-value="chargeurs" calcext:value-type="string">
            <text:p>chargeurs</text:p>
          </table:table-cell>
          <table:table-cell table:formula="of:=ORG.LIBREOFFICE.REGEX([.C360]; &quot;[^[:alnum:]]&quot;; &quot;&quot;; &quot;g&quot;)" office:value-type="string" office:string-value="chargeurs" calcext:value-type="string">
            <text:p>chargeurs</text:p>
          </table:table-cell>
          <table:table-cell table:formula="of:=LEN([.D36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FINIMMO</text:p>
          </table:table-cell>
          <table:table-cell table:formula="of:=LOWER([.A361])" office:value-type="string" office:string-value="cofinimmo" calcext:value-type="string">
            <text:p>cofinimmo</text:p>
          </table:table-cell>
          <table:table-cell table:formula="of:=SUBSTITUTE([.B361];&quot; &quot; ;&quot;&quot; )" office:value-type="string" office:string-value="cofinimmo" calcext:value-type="string">
            <text:p>cofinimmo</text:p>
          </table:table-cell>
          <table:table-cell table:formula="of:=ORG.LIBREOFFICE.REGEX([.C361]; &quot;[^[:alnum:]]&quot;; &quot;&quot;; &quot;g&quot;)" office:value-type="string" office:string-value="cofinimmo" calcext:value-type="string">
            <text:p>cofinimmo</text:p>
          </table:table-cell>
          <table:table-cell table:formula="of:=LEN([.D36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PLETEL</text:p>
          </table:table-cell>
          <table:table-cell table:formula="of:=LOWER([.A362])" office:value-type="string" office:string-value="completel" calcext:value-type="string">
            <text:p>completel</text:p>
          </table:table-cell>
          <table:table-cell table:formula="of:=SUBSTITUTE([.B362];&quot; &quot; ;&quot;&quot; )" office:value-type="string" office:string-value="completel" calcext:value-type="string">
            <text:p>completel</text:p>
          </table:table-cell>
          <table:table-cell table:formula="of:=ORG.LIBREOFFICE.REGEX([.C362]; &quot;[^[:alnum:]]&quot;; &quot;&quot;; &quot;g&quot;)" office:value-type="string" office:string-value="completel" calcext:value-type="string">
            <text:p>completel</text:p>
          </table:table-cell>
          <table:table-cell table:formula="of:=LEN([.D36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OSSWOOD</text:p>
          </table:table-cell>
          <table:table-cell table:formula="of:=LOWER([.A363])" office:value-type="string" office:string-value="crosswood" calcext:value-type="string">
            <text:p>crosswood</text:p>
          </table:table-cell>
          <table:table-cell table:formula="of:=SUBSTITUTE([.B363];&quot; &quot; ;&quot;&quot; )" office:value-type="string" office:string-value="crosswood" calcext:value-type="string">
            <text:p>crosswood</text:p>
          </table:table-cell>
          <table:table-cell table:formula="of:=ORG.LIBREOFFICE.REGEX([.C363]; &quot;[^[:alnum:]]&quot;; &quot;&quot;; &quot;g&quot;)" office:value-type="string" office:string-value="crosswood" calcext:value-type="string">
            <text:p>crosswood</text:p>
          </table:table-cell>
          <table:table-cell table:formula="of:=LEN([.D36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YBERDECK</text:p>
          </table:table-cell>
          <table:table-cell table:formula="of:=LOWER([.A364])" office:value-type="string" office:string-value="cyberdeck" calcext:value-type="string">
            <text:p>cyberdeck</text:p>
          </table:table-cell>
          <table:table-cell table:formula="of:=SUBSTITUTE([.B364];&quot; &quot; ;&quot;&quot; )" office:value-type="string" office:string-value="cyberdeck" calcext:value-type="string">
            <text:p>cyberdeck</text:p>
          </table:table-cell>
          <table:table-cell table:formula="of:=ORG.LIBREOFFICE.REGEX([.C364]; &quot;[^[:alnum:]]&quot;; &quot;&quot;; &quot;g&quot;)" office:value-type="string" office:string-value="cyberdeck" calcext:value-type="string">
            <text:p>cyberdeck</text:p>
          </table:table-cell>
          <table:table-cell table:formula="of:=LEN([.D36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LACHAUX</text:p>
          </table:table-cell>
          <table:table-cell table:formula="of:=LOWER([.A365])" office:value-type="string" office:string-value="delachaux" calcext:value-type="string">
            <text:p>delachaux</text:p>
          </table:table-cell>
          <table:table-cell table:formula="of:=SUBSTITUTE([.B365];&quot; &quot; ;&quot;&quot; )" office:value-type="string" office:string-value="delachaux" calcext:value-type="string">
            <text:p>delachaux</text:p>
          </table:table-cell>
          <table:table-cell table:formula="of:=ORG.LIBREOFFICE.REGEX([.C365]; &quot;[^[:alnum:]]&quot;; &quot;&quot;; &quot;g&quot;)" office:value-type="string" office:string-value="delachaux" calcext:value-type="string">
            <text:p>delachaux</text:p>
          </table:table-cell>
          <table:table-cell table:formula="of:=LEN([.D36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YNACTION</text:p>
          </table:table-cell>
          <table:table-cell table:formula="of:=LOWER([.A366])" office:value-type="string" office:string-value="dynaction" calcext:value-type="string">
            <text:p>dynaction</text:p>
          </table:table-cell>
          <table:table-cell table:formula="of:=SUBSTITUTE([.B366];&quot; &quot; ;&quot;&quot; )" office:value-type="string" office:string-value="dynaction" calcext:value-type="string">
            <text:p>dynaction</text:p>
          </table:table-cell>
          <table:table-cell table:formula="of:=ORG.LIBREOFFICE.REGEX([.C366]; &quot;[^[:alnum:]]&quot;; &quot;&quot;; &quot;g&quot;)" office:value-type="string" office:string-value="dynaction" calcext:value-type="string">
            <text:p>dynaction</text:p>
          </table:table-cell>
          <table:table-cell table:formula="of:=LEN([.D36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IXENS SA</text:p>
          </table:table-cell>
          <table:table-cell table:formula="of:=LOWER([.A367])" office:value-type="string" office:string-value="elixens sa" calcext:value-type="string">
            <text:p>elixens sa</text:p>
          </table:table-cell>
          <table:table-cell table:formula="of:=SUBSTITUTE([.B367];&quot; &quot; ;&quot;&quot; )" office:value-type="string" office:string-value="elixenssa" calcext:value-type="string">
            <text:p>elixenssa</text:p>
          </table:table-cell>
          <table:table-cell table:formula="of:=ORG.LIBREOFFICE.REGEX([.C367]; &quot;[^[:alnum:]]&quot;; &quot;&quot;; &quot;g&quot;)" office:value-type="string" office:string-value="elixenssa" calcext:value-type="string">
            <text:p>elixenssa</text:p>
          </table:table-cell>
          <table:table-cell table:formula="of:=LEN([.D36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N SERIES</text:p>
          </table:table-cell>
          <table:table-cell table:formula="of:=LOWER([.A368])" office:value-type="string" office:string-value="etn series" calcext:value-type="string">
            <text:p>etn series</text:p>
          </table:table-cell>
          <table:table-cell table:formula="of:=SUBSTITUTE([.B368];&quot; &quot; ;&quot;&quot; )" office:value-type="string" office:string-value="etnseries" calcext:value-type="string">
            <text:p>etnseries</text:p>
          </table:table-cell>
          <table:table-cell table:formula="of:=ORG.LIBREOFFICE.REGEX([.C368]; &quot;[^[:alnum:]]&quot;; &quot;&quot;; &quot;g&quot;)" office:value-type="string" office:string-value="etnseries" calcext:value-type="string">
            <text:p>etnseries</text:p>
          </table:table-cell>
          <table:table-cell table:formula="of:=LEN([.D3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ESYS SA</text:p>
          </table:table-cell>
          <table:table-cell table:formula="of:=LOWER([.A369])" office:value-type="string" office:string-value="genesys sa" calcext:value-type="string">
            <text:p>genesys sa</text:p>
          </table:table-cell>
          <table:table-cell table:formula="of:=SUBSTITUTE([.B369];&quot; &quot; ;&quot;&quot; )" office:value-type="string" office:string-value="genesyssa" calcext:value-type="string">
            <text:p>genesyssa</text:p>
          </table:table-cell>
          <table:table-cell table:formula="of:=ORG.LIBREOFFICE.REGEX([.C369]; &quot;[^[:alnum:]]&quot;; &quot;&quot;; &quot;g&quot;)" office:value-type="string" office:string-value="genesyssa" calcext:value-type="string">
            <text:p>genesyssa</text:p>
          </table:table-cell>
          <table:table-cell table:formula="of:=LEN([.D36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VELOT S.A.</text:p>
          </table:table-cell>
          <table:table-cell table:formula="of:=LOWER([.A370])" office:value-type="string" office:string-value="gevelot s.a." calcext:value-type="string">
            <text:p>gevelot s.a.</text:p>
          </table:table-cell>
          <table:table-cell table:formula="of:=SUBSTITUTE([.B370];&quot; &quot; ;&quot;&quot; )" office:value-type="string" office:string-value="gevelots.a." calcext:value-type="string">
            <text:p>gevelots.a.</text:p>
          </table:table-cell>
          <table:table-cell table:formula="of:=ORG.LIBREOFFICE.REGEX([.C370]; &quot;[^[:alnum:]]&quot;; &quot;&quot;; &quot;g&quot;)" office:value-type="string" office:string-value="gevelotsa" calcext:value-type="string">
            <text:p>gevelotsa</text:p>
          </table:table-cell>
          <table:table-cell table:formula="of:=LEN([.D3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E CIC</text:p>
          </table:table-cell>
          <table:table-cell table:formula="of:=LOWER([.A371])" office:value-type="string" office:string-value="groupe cic" calcext:value-type="string">
            <text:p>groupe cic</text:p>
          </table:table-cell>
          <table:table-cell table:formula="of:=SUBSTITUTE([.B371];&quot; &quot; ;&quot;&quot; )" office:value-type="string" office:string-value="groupecic" calcext:value-type="string">
            <text:p>groupecic</text:p>
          </table:table-cell>
          <table:table-cell table:formula="of:=ORG.LIBREOFFICE.REGEX([.C371]; &quot;[^[:alnum:]]&quot;; &quot;&quot;; &quot;g&quot;)" office:value-type="string" office:string-value="groupecic" calcext:value-type="string">
            <text:p>groupecic</text:p>
          </table:table-cell>
          <table:table-cell table:formula="of:=LEN([.D37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E DMS</text:p>
          </table:table-cell>
          <table:table-cell table:formula="of:=LOWER([.A372])" office:value-type="string" office:string-value="groupe dms" calcext:value-type="string">
            <text:p>groupe dms</text:p>
          </table:table-cell>
          <table:table-cell table:formula="of:=SUBSTITUTE([.B372];&quot; &quot; ;&quot;&quot; )" office:value-type="string" office:string-value="groupedms" calcext:value-type="string">
            <text:p>groupedms</text:p>
          </table:table-cell>
          <table:table-cell table:formula="of:=ORG.LIBREOFFICE.REGEX([.C372]; &quot;[^[:alnum:]]&quot;; &quot;&quot;; &quot;g&quot;)" office:value-type="string" office:string-value="groupedms" calcext:value-type="string">
            <text:p>groupedms</text:p>
          </table:table-cell>
          <table:table-cell table:formula="of:=LEN([.D3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E FLO</text:p>
          </table:table-cell>
          <table:table-cell table:formula="of:=LOWER([.A373])" office:value-type="string" office:string-value="groupe flo" calcext:value-type="string">
            <text:p>groupe flo</text:p>
          </table:table-cell>
          <table:table-cell table:formula="of:=SUBSTITUTE([.B373];&quot; &quot; ;&quot;&quot; )" office:value-type="string" office:string-value="groupeflo" calcext:value-type="string">
            <text:p>groupeflo</text:p>
          </table:table-cell>
          <table:table-cell table:formula="of:=ORG.LIBREOFFICE.REGEX([.C373]; &quot;[^[:alnum:]]&quot;; &quot;&quot;; &quot;g&quot;)" office:value-type="string" office:string-value="groupeflo" calcext:value-type="string">
            <text:p>groupeflo</text:p>
          </table:table-cell>
          <table:table-cell table:formula="of:=LEN([.D37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E JAJ</text:p>
          </table:table-cell>
          <table:table-cell table:formula="of:=LOWER([.A374])" office:value-type="string" office:string-value="groupe jaj" calcext:value-type="string">
            <text:p>groupe jaj</text:p>
          </table:table-cell>
          <table:table-cell table:formula="of:=SUBSTITUTE([.B374];&quot; &quot; ;&quot;&quot; )" office:value-type="string" office:string-value="groupejaj" calcext:value-type="string">
            <text:p>groupejaj</text:p>
          </table:table-cell>
          <table:table-cell table:formula="of:=ORG.LIBREOFFICE.REGEX([.C374]; &quot;[^[:alnum:]]&quot;; &quot;&quot;; &quot;g&quot;)" office:value-type="string" office:string-value="groupejaj" calcext:value-type="string">
            <text:p>groupejaj</text:p>
          </table:table-cell>
          <table:table-cell table:formula="of:=LEN([.D37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FO VISTA</text:p>
          </table:table-cell>
          <table:table-cell table:formula="of:=LOWER([.A375])" office:value-type="string" office:string-value="info vista" calcext:value-type="string">
            <text:p>info vista</text:p>
          </table:table-cell>
          <table:table-cell table:formula="of:=SUBSTITUTE([.B375];&quot; &quot; ;&quot;&quot; )" office:value-type="string" office:string-value="infovista" calcext:value-type="string">
            <text:p>infovista</text:p>
          </table:table-cell>
          <table:table-cell table:formula="of:=ORG.LIBREOFFICE.REGEX([.C375]; &quot;[^[:alnum:]]&quot;; &quot;&quot;; &quot;g&quot;)" office:value-type="string" office:string-value="infovista" calcext:value-type="string">
            <text:p>infovista</text:p>
          </table:table-cell>
          <table:table-cell table:formula="of:=LEN([.D3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G BANK N.V</text:p>
          </table:table-cell>
          <table:table-cell table:formula="of:=LOWER([.A376])" office:value-type="string" office:string-value="ing bank n.v" calcext:value-type="string">
            <text:p>ing bank n.v</text:p>
          </table:table-cell>
          <table:table-cell table:formula="of:=SUBSTITUTE([.B376];&quot; &quot; ;&quot;&quot; )" office:value-type="string" office:string-value="ingbankn.v" calcext:value-type="string">
            <text:p>ingbankn.v</text:p>
          </table:table-cell>
          <table:table-cell table:formula="of:=ORG.LIBREOFFICE.REGEX([.C376]; &quot;[^[:alnum:]]&quot;; &quot;&quot;; &quot;g&quot;)" office:value-type="string" office:string-value="ingbanknv" calcext:value-type="string">
            <text:p>ingbanknv</text:p>
          </table:table-cell>
          <table:table-cell table:formula="of:=LEN([.D3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ERCALL</text:p>
          </table:table-cell>
          <table:table-cell table:formula="of:=LOWER([.A377])" office:value-type="string" office:string-value="intercall" calcext:value-type="string">
            <text:p>intercall</text:p>
          </table:table-cell>
          <table:table-cell table:formula="of:=SUBSTITUTE([.B377];&quot; &quot; ;&quot;&quot; )" office:value-type="string" office:string-value="intercall" calcext:value-type="string">
            <text:p>intercall</text:p>
          </table:table-cell>
          <table:table-cell table:formula="of:=ORG.LIBREOFFICE.REGEX([.C377]; &quot;[^[:alnum:]]&quot;; &quot;&quot;; &quot;g&quot;)" office:value-type="string" office:string-value="intercall" calcext:value-type="string">
            <text:p>intercall</text:p>
          </table:table-cell>
          <table:table-cell table:formula="of:=LEN([.D37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LEPIERRE</text:p>
          </table:table-cell>
          <table:table-cell table:formula="of:=LOWER([.A378])" office:value-type="string" office:string-value="klepierre" calcext:value-type="string">
            <text:p>klepierre</text:p>
          </table:table-cell>
          <table:table-cell table:formula="of:=SUBSTITUTE([.B378];&quot; &quot; ;&quot;&quot; )" office:value-type="string" office:string-value="klepierre" calcext:value-type="string">
            <text:p>klepierre</text:p>
          </table:table-cell>
          <table:table-cell table:formula="of:=ORG.LIBREOFFICE.REGEX([.C378]; &quot;[^[:alnum:]]&quot;; &quot;&quot;; &quot;g&quot;)" office:value-type="string" office:string-value="klepierre" calcext:value-type="string">
            <text:p>klepierre</text:p>
          </table:table-cell>
          <table:table-cell table:formula="of:=LEN([.D37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NSON-BCC</text:p>
          </table:table-cell>
          <table:table-cell table:formula="of:=LOWER([.A379])" office:value-type="string" office:string-value="lanson-bcc" calcext:value-type="string">
            <text:p>lanson-bcc</text:p>
          </table:table-cell>
          <table:table-cell table:formula="of:=SUBSTITUTE([.B379];&quot; &quot; ;&quot;&quot; )" office:value-type="string" office:string-value="lanson-bcc" calcext:value-type="string">
            <text:p>lanson-bcc</text:p>
          </table:table-cell>
          <table:table-cell table:formula="of:=ORG.LIBREOFFICE.REGEX([.C379]; &quot;[^[:alnum:]]&quot;; &quot;&quot;; &quot;g&quot;)" office:value-type="string" office:string-value="lansonbcc" calcext:value-type="string">
            <text:p>lansonbcc</text:p>
          </table:table-cell>
          <table:table-cell table:formula="of:=LEN([.D37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TECOERE</text:p>
          </table:table-cell>
          <table:table-cell table:formula="of:=LOWER([.A380])" office:value-type="string" office:string-value="latecoere" calcext:value-type="string">
            <text:p>latecoere</text:p>
          </table:table-cell>
          <table:table-cell table:formula="of:=SUBSTITUTE([.B380];&quot; &quot; ;&quot;&quot; )" office:value-type="string" office:string-value="latecoere" calcext:value-type="string">
            <text:p>latecoere</text:p>
          </table:table-cell>
          <table:table-cell table:formula="of:=ORG.LIBREOFFICE.REGEX([.C380]; &quot;[^[:alnum:]]&quot;; &quot;&quot;; &quot;g&quot;)" office:value-type="string" office:string-value="latecoere" calcext:value-type="string">
            <text:p>latecoere</text:p>
          </table:table-cell>
          <table:table-cell table:formula="of:=LEN([.D38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AD MEDIA</text:p>
          </table:table-cell>
          <table:table-cell table:formula="of:=LOWER([.A381])" office:value-type="string" office:string-value="lead media" calcext:value-type="string">
            <text:p>lead media</text:p>
          </table:table-cell>
          <table:table-cell table:formula="of:=SUBSTITUTE([.B381];&quot; &quot; ;&quot;&quot; )" office:value-type="string" office:string-value="leadmedia" calcext:value-type="string">
            <text:p>leadmedia</text:p>
          </table:table-cell>
          <table:table-cell table:formula="of:=ORG.LIBREOFFICE.REGEX([.C381]; &quot;[^[:alnum:]]&quot;; &quot;&quot;; &quot;g&quot;)" office:value-type="string" office:string-value="leadmedia" calcext:value-type="string">
            <text:p>leadmedia</text:p>
          </table:table-cell>
          <table:table-cell table:formula="of:=LEN([.D38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T'S GOWEX</text:p>
          </table:table-cell>
          <table:table-cell table:formula="of:=LOWER([.A382])" office:value-type="string" office:string-value="let's gowex" calcext:value-type="string">
            <text:p>let's gowex</text:p>
          </table:table-cell>
          <table:table-cell table:formula="of:=SUBSTITUTE([.B382];&quot; &quot; ;&quot;&quot; )" office:value-type="string" office:string-value="let'sgowex" calcext:value-type="string">
            <text:p>let'sgowex</text:p>
          </table:table-cell>
          <table:table-cell table:formula="of:=ORG.LIBREOFFICE.REGEX([.C382]; &quot;[^[:alnum:]]&quot;; &quot;&quot;; &quot;g&quot;)" office:value-type="string" office:string-value="letsgowex" calcext:value-type="string">
            <text:p>letsgowex</text:p>
          </table:table-cell>
          <table:table-cell table:formula="of:=LEN([.D38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IMILES</text:p>
          </table:table-cell>
          <table:table-cell table:formula="of:=LOWER([.A383])" office:value-type="string" office:string-value="maximiles" calcext:value-type="string">
            <text:p>maximiles</text:p>
          </table:table-cell>
          <table:table-cell table:formula="of:=SUBSTITUTE([.B383];&quot; &quot; ;&quot;&quot; )" office:value-type="string" office:string-value="maximiles" calcext:value-type="string">
            <text:p>maximiles</text:p>
          </table:table-cell>
          <table:table-cell table:formula="of:=ORG.LIBREOFFICE.REGEX([.C383]; &quot;[^[:alnum:]]&quot;; &quot;&quot;; &quot;g&quot;)" office:value-type="string" office:string-value="maximiles" calcext:value-type="string">
            <text:p>maximiles</text:p>
          </table:table-cell>
          <table:table-cell table:formula="of:=LEN([.D38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RCIALYS</text:p>
          </table:table-cell>
          <table:table-cell table:formula="of:=LOWER([.A384])" office:value-type="string" office:string-value="mercialys" calcext:value-type="string">
            <text:p>mercialys</text:p>
          </table:table-cell>
          <table:table-cell table:formula="of:=SUBSTITUTE([.B384];&quot; &quot; ;&quot;&quot; )" office:value-type="string" office:string-value="mercialys" calcext:value-type="string">
            <text:p>mercialys</text:p>
          </table:table-cell>
          <table:table-cell table:formula="of:=ORG.LIBREOFFICE.REGEX([.C384]; &quot;[^[:alnum:]]&quot;; &quot;&quot;; &quot;g&quot;)" office:value-type="string" office:string-value="mercialys" calcext:value-type="string">
            <text:p>mercialys</text:p>
          </table:table-cell>
          <table:table-cell table:formula="of:=LEN([.D3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TAPHORA</text:p>
          </table:table-cell>
          <table:table-cell table:formula="of:=LOWER([.A385])" office:value-type="string" office:string-value="metaphora" calcext:value-type="string">
            <text:p>metaphora</text:p>
          </table:table-cell>
          <table:table-cell table:formula="of:=SUBSTITUTE([.B385];&quot; &quot; ;&quot;&quot; )" office:value-type="string" office:string-value="metaphora" calcext:value-type="string">
            <text:p>metaphora</text:p>
          </table:table-cell>
          <table:table-cell table:formula="of:=ORG.LIBREOFFICE.REGEX([.C385]; &quot;[^[:alnum:]]&quot;; &quot;&quot;; &quot;g&quot;)" office:value-type="string" office:string-value="metaphora" calcext:value-type="string">
            <text:p>metaphora</text:p>
          </table:table-cell>
          <table:table-cell table:formula="of:=LEN([.D38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DSCAPE</text:p>
          </table:table-cell>
          <table:table-cell table:formula="of:=LOWER([.A386])" office:value-type="string" office:string-value="mindscape" calcext:value-type="string">
            <text:p>mindscape</text:p>
          </table:table-cell>
          <table:table-cell table:formula="of:=SUBSTITUTE([.B386];&quot; &quot; ;&quot;&quot; )" office:value-type="string" office:string-value="mindscape" calcext:value-type="string">
            <text:p>mindscape</text:p>
          </table:table-cell>
          <table:table-cell table:formula="of:=ORG.LIBREOFFICE.REGEX([.C386]; &quot;[^[:alnum:]]&quot;; &quot;&quot;; &quot;g&quot;)" office:value-type="string" office:string-value="mindscape" calcext:value-type="string">
            <text:p>mindscape</text:p>
          </table:table-cell>
          <table:table-cell table:formula="of:=LEN([.D3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SC GROUPE</text:p>
          </table:table-cell>
          <table:table-cell table:formula="of:=LOWER([.A387])" office:value-type="string" office:string-value="nsc groupe" calcext:value-type="string">
            <text:p>nsc groupe</text:p>
          </table:table-cell>
          <table:table-cell table:formula="of:=SUBSTITUTE([.B387];&quot; &quot; ;&quot;&quot; )" office:value-type="string" office:string-value="nscgroupe" calcext:value-type="string">
            <text:p>nscgroupe</text:p>
          </table:table-cell>
          <table:table-cell table:formula="of:=ORG.LIBREOFFICE.REGEX([.C387]; &quot;[^[:alnum:]]&quot;; &quot;&quot;; &quot;g&quot;)" office:value-type="string" office:string-value="nscgroupe" calcext:value-type="string">
            <text:p>nscgroupe</text:p>
          </table:table-cell>
          <table:table-cell table:formula="of:=LEN([.D3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CHESTRA</text:p>
          </table:table-cell>
          <table:table-cell table:formula="of:=LOWER([.A388])" office:value-type="string" office:string-value="orchestra" calcext:value-type="string">
            <text:p>orchestra</text:p>
          </table:table-cell>
          <table:table-cell table:formula="of:=SUBSTITUTE([.B388];&quot; &quot; ;&quot;&quot; )" office:value-type="string" office:string-value="orchestra" calcext:value-type="string">
            <text:p>orchestra</text:p>
          </table:table-cell>
          <table:table-cell table:formula="of:=ORG.LIBREOFFICE.REGEX([.C388]; &quot;[^[:alnum:]]&quot;; &quot;&quot;; &quot;g&quot;)" office:value-type="string" office:string-value="orchestra" calcext:value-type="string">
            <text:p>orchestra</text:p>
          </table:table-cell>
          <table:table-cell table:formula="of:=LEN([.D38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RTNERRE</text:p>
          </table:table-cell>
          <table:table-cell table:formula="of:=LOWER([.A389])" office:value-type="string" office:string-value="partnerre" calcext:value-type="string">
            <text:p>partnerre</text:p>
          </table:table-cell>
          <table:table-cell table:formula="of:=SUBSTITUTE([.B389];&quot; &quot; ;&quot;&quot; )" office:value-type="string" office:string-value="partnerre" calcext:value-type="string">
            <text:p>partnerre</text:p>
          </table:table-cell>
          <table:table-cell table:formula="of:=ORG.LIBREOFFICE.REGEX([.C389]; &quot;[^[:alnum:]]&quot;; &quot;&quot;; &quot;g&quot;)" office:value-type="string" office:string-value="partnerre" calcext:value-type="string">
            <text:p>partnerre</text:p>
          </table:table-cell>
          <table:table-cell table:formula="of:=LEN([.D38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SERVIA</text:p>
          </table:table-cell>
          <table:table-cell table:formula="of:=LOWER([.A390])" office:value-type="string" office:string-value="proservia" calcext:value-type="string">
            <text:p>proservia</text:p>
          </table:table-cell>
          <table:table-cell table:formula="of:=SUBSTITUTE([.B390];&quot; &quot; ;&quot;&quot; )" office:value-type="string" office:string-value="proservia" calcext:value-type="string">
            <text:p>proservia</text:p>
          </table:table-cell>
          <table:table-cell table:formula="of:=ORG.LIBREOFFICE.REGEX([.C390]; &quot;[^[:alnum:]]&quot;; &quot;&quot;; &quot;g&quot;)" office:value-type="string" office:string-value="proservia" calcext:value-type="string">
            <text:p>proservia</text:p>
          </table:table-cell>
          <table:table-cell table:formula="of:=LEN([.D39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CI BANQUE</text:p>
          </table:table-cell>
          <table:table-cell table:formula="of:=LOWER([.A391])" office:value-type="string" office:string-value="rci banque" calcext:value-type="string">
            <text:p>rci banque</text:p>
          </table:table-cell>
          <table:table-cell table:formula="of:=SUBSTITUTE([.B391];&quot; &quot; ;&quot;&quot; )" office:value-type="string" office:string-value="rcibanque" calcext:value-type="string">
            <text:p>rcibanque</text:p>
          </table:table-cell>
          <table:table-cell table:formula="of:=ORG.LIBREOFFICE.REGEX([.C391]; &quot;[^[:alnum:]]&quot;; &quot;&quot;; &quot;g&quot;)" office:value-type="string" office:string-value="rcibanque" calcext:value-type="string">
            <text:p>rcibanque</text:p>
          </table:table-cell>
          <table:table-cell table:formula="of:=LEN([.D39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SC GROUP</text:p>
          </table:table-cell>
          <table:table-cell table:formula="of:=LOWER([.A392])" office:value-type="string" office:string-value="risc group" calcext:value-type="string">
            <text:p>risc group</text:p>
          </table:table-cell>
          <table:table-cell table:formula="of:=SUBSTITUTE([.B392];&quot; &quot; ;&quot;&quot; )" office:value-type="string" office:string-value="riscgroup" calcext:value-type="string">
            <text:p>riscgroup</text:p>
          </table:table-cell>
          <table:table-cell table:formula="of:=ORG.LIBREOFFICE.REGEX([.C392]; &quot;[^[:alnum:]]&quot;; &quot;&quot;; &quot;g&quot;)" office:value-type="string" office:string-value="riscgroup" calcext:value-type="string">
            <text:p>riscgroup</text:p>
          </table:table-cell>
          <table:table-cell table:formula="of:=LEN([.D39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CURIDEV</text:p>
          </table:table-cell>
          <table:table-cell table:formula="of:=LOWER([.A393])" office:value-type="string" office:string-value="securidev" calcext:value-type="string">
            <text:p>securidev</text:p>
          </table:table-cell>
          <table:table-cell table:formula="of:=SUBSTITUTE([.B393];&quot; &quot; ;&quot;&quot; )" office:value-type="string" office:string-value="securidev" calcext:value-type="string">
            <text:p>securidev</text:p>
          </table:table-cell>
          <table:table-cell table:formula="of:=ORG.LIBREOFFICE.REGEX([.C393]; &quot;[^[:alnum:]]&quot;; &quot;&quot;; &quot;g&quot;)" office:value-type="string" office:string-value="securidev" calcext:value-type="string">
            <text:p>securidev</text:p>
          </table:table-cell>
          <table:table-cell table:formula="of:=LEN([.D39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GECLAIR</text:p>
          </table:table-cell>
          <table:table-cell table:formula="of:=LOWER([.A394])" office:value-type="string" office:string-value="sogeclair" calcext:value-type="string">
            <text:p>sogeclair</text:p>
          </table:table-cell>
          <table:table-cell table:formula="of:=SUBSTITUTE([.B394];&quot; &quot; ;&quot;&quot; )" office:value-type="string" office:string-value="sogeclair" calcext:value-type="string">
            <text:p>sogeclair</text:p>
          </table:table-cell>
          <table:table-cell table:formula="of:=ORG.LIBREOFFICE.REGEX([.C394]; &quot;[^[:alnum:]]&quot;; &quot;&quot;; &quot;g&quot;)" office:value-type="string" office:string-value="sogeclair" calcext:value-type="string">
            <text:p>sogeclair</text:p>
          </table:table-cell>
          <table:table-cell table:formula="of:=LEN([.D39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YSTRAN SA</text:p>
          </table:table-cell>
          <table:table-cell table:formula="of:=LOWER([.A395])" office:value-type="string" office:string-value="systran sa" calcext:value-type="string">
            <text:p>systran sa</text:p>
          </table:table-cell>
          <table:table-cell table:formula="of:=SUBSTITUTE([.B395];&quot; &quot; ;&quot;&quot; )" office:value-type="string" office:string-value="systransa" calcext:value-type="string">
            <text:p>systransa</text:p>
          </table:table-cell>
          <table:table-cell table:formula="of:=ORG.LIBREOFFICE.REGEX([.C395]; &quot;[^[:alnum:]]&quot;; &quot;&quot;; &quot;g&quot;)" office:value-type="string" office:string-value="systransa" calcext:value-type="string">
            <text:p>systransa</text:p>
          </table:table-cell>
          <table:table-cell table:formula="of:=LEN([.D39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GENE</text:p>
          </table:table-cell>
          <table:table-cell table:formula="of:=LOWER([.A396])" office:value-type="string" office:string-value="transgene" calcext:value-type="string">
            <text:p>transgene</text:p>
          </table:table-cell>
          <table:table-cell table:formula="of:=SUBSTITUTE([.B396];&quot; &quot; ;&quot;&quot; )" office:value-type="string" office:string-value="transgene" calcext:value-type="string">
            <text:p>transgene</text:p>
          </table:table-cell>
          <table:table-cell table:formula="of:=ORG.LIBREOFFICE.REGEX([.C396]; &quot;[^[:alnum:]]&quot;; &quot;&quot;; &quot;g&quot;)" office:value-type="string" office:string-value="transgene" calcext:value-type="string">
            <text:p>transgene</text:p>
          </table:table-cell>
          <table:table-cell table:formula="of:=LEN([.D39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LOUREC</text:p>
          </table:table-cell>
          <table:table-cell table:formula="of:=LOWER([.A397])" office:value-type="string" office:string-value="vallourec" calcext:value-type="string">
            <text:p>vallourec</text:p>
          </table:table-cell>
          <table:table-cell table:formula="of:=SUBSTITUTE([.B397];&quot; &quot; ;&quot;&quot; )" office:value-type="string" office:string-value="vallourec" calcext:value-type="string">
            <text:p>vallourec</text:p>
          </table:table-cell>
          <table:table-cell table:formula="of:=ORG.LIBREOFFICE.REGEX([.C397]; &quot;[^[:alnum:]]&quot;; &quot;&quot;; &quot;g&quot;)" office:value-type="string" office:string-value="vallourec" calcext:value-type="string">
            <text:p>vallourec</text:p>
          </table:table-cell>
          <table:table-cell table:formula="of:=LEN([.D3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SIO NERF</text:p>
          </table:table-cell>
          <table:table-cell table:formula="of:=LOWER([.A398])" office:value-type="string" office:string-value="visio nerf" calcext:value-type="string">
            <text:p>visio nerf</text:p>
          </table:table-cell>
          <table:table-cell table:formula="of:=SUBSTITUTE([.B398];&quot; &quot; ;&quot;&quot; )" office:value-type="string" office:string-value="visionerf" calcext:value-type="string">
            <text:p>visionerf</text:p>
          </table:table-cell>
          <table:table-cell table:formula="of:=ORG.LIBREOFFICE.REGEX([.C398]; &quot;[^[:alnum:]]&quot;; &quot;&quot;; &quot;g&quot;)" office:value-type="string" office:string-value="visionerf" calcext:value-type="string">
            <text:p>visionerf</text:p>
          </table:table-cell>
          <table:table-cell table:formula="of:=LEN([.D3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0MERCIS</text:p>
          </table:table-cell>
          <table:table-cell table:formula="of:=LOWER([.A399])" office:value-type="string" office:string-value="1000mercis" calcext:value-type="string">
            <text:p>1000mercis</text:p>
          </table:table-cell>
          <table:table-cell table:formula="of:=SUBSTITUTE([.B399];&quot; &quot; ;&quot;&quot; )" office:value-type="string" office:string-value="1000mercis" calcext:value-type="string">
            <text:p>1000mercis</text:p>
          </table:table-cell>
          <table:table-cell table:formula="of:=ORG.LIBREOFFICE.REGEX([.C399]; &quot;[^[:alnum:]]&quot;; &quot;&quot;; &quot;g&quot;)" office:value-type="string" office:string-value="1000mercis" calcext:value-type="string">
            <text:p>1000mercis</text:p>
          </table:table-cell>
          <table:table-cell table:formula="of:=LEN([.D39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CESS2NET</text:p>
          </table:table-cell>
          <table:table-cell table:formula="of:=LOWER([.A400])" office:value-type="string" office:string-value="access2net" calcext:value-type="string">
            <text:p>access2net</text:p>
          </table:table-cell>
          <table:table-cell table:formula="of:=SUBSTITUTE([.B400];&quot; &quot; ;&quot;&quot; )" office:value-type="string" office:string-value="access2net" calcext:value-type="string">
            <text:p>access2net</text:p>
          </table:table-cell>
          <table:table-cell table:formula="of:=ORG.LIBREOFFICE.REGEX([.C400]; &quot;[^[:alnum:]]&quot;; &quot;&quot;; &quot;g&quot;)" office:value-type="string" office:string-value="access2net" calcext:value-type="string">
            <text:p>access2net</text:p>
          </table:table-cell>
          <table:table-cell table:formula="of:=LEN([.D40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A GROUP</text:p>
          </table:table-cell>
          <table:table-cell table:formula="of:=LOWER([.A401])" office:value-type="string" office:string-value="actia group" calcext:value-type="string">
            <text:p>actia group</text:p>
          </table:table-cell>
          <table:table-cell table:formula="of:=SUBSTITUTE([.B401];&quot; &quot; ;&quot;&quot; )" office:value-type="string" office:string-value="actiagroup" calcext:value-type="string">
            <text:p>actiagroup</text:p>
          </table:table-cell>
          <table:table-cell table:formula="of:=ORG.LIBREOFFICE.REGEX([.C401]; &quot;[^[:alnum:]]&quot;; &quot;&quot;; &quot;g&quot;)" office:value-type="string" office:string-value="actiagroup" calcext:value-type="string">
            <text:p>actiagroup</text:p>
          </table:table-cell>
          <table:table-cell table:formula="of:=LEN([.D40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LPARTNER</text:p>
          </table:table-cell>
          <table:table-cell table:formula="of:=LOWER([.A402])" office:value-type="string" office:string-value="adlpartner" calcext:value-type="string">
            <text:p>adlpartner</text:p>
          </table:table-cell>
          <table:table-cell table:formula="of:=SUBSTITUTE([.B402];&quot; &quot; ;&quot;&quot; )" office:value-type="string" office:string-value="adlpartner" calcext:value-type="string">
            <text:p>adlpartner</text:p>
          </table:table-cell>
          <table:table-cell table:formula="of:=ORG.LIBREOFFICE.REGEX([.C402]; &quot;[^[:alnum:]]&quot;; &quot;&quot;; &quot;g&quot;)" office:value-type="string" office:string-value="adlpartner" calcext:value-type="string">
            <text:p>adlpartner</text:p>
          </table:table-cell>
          <table:table-cell table:formula="of:=LEN([.D4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TA RECORD</text:p>
          </table:table-cell>
          <table:table-cell table:formula="of:=LOWER([.A403])" office:value-type="string" office:string-value="agta record" calcext:value-type="string">
            <text:p>agta record</text:p>
          </table:table-cell>
          <table:table-cell table:formula="of:=SUBSTITUTE([.B403];&quot; &quot; ;&quot;&quot; )" office:value-type="string" office:string-value="agtarecord" calcext:value-type="string">
            <text:p>agtarecord</text:p>
          </table:table-cell>
          <table:table-cell table:formula="of:=ORG.LIBREOFFICE.REGEX([.C403]; &quot;[^[:alnum:]]&quot;; &quot;&quot;; &quot;g&quot;)" office:value-type="string" office:string-value="agtarecord" calcext:value-type="string">
            <text:p>agtarecord</text:p>
          </table:table-cell>
          <table:table-cell table:formula="of:=LEN([.D4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IR LIQUIDE</text:p>
          </table:table-cell>
          <table:table-cell table:formula="of:=LOWER([.A404])" office:value-type="string" office:string-value="air liquide" calcext:value-type="string">
            <text:p>air liquide</text:p>
          </table:table-cell>
          <table:table-cell table:formula="of:=SUBSTITUTE([.B404];&quot; &quot; ;&quot;&quot; )" office:value-type="string" office:string-value="airliquide" calcext:value-type="string">
            <text:p>airliquide</text:p>
          </table:table-cell>
          <table:table-cell table:formula="of:=ORG.LIBREOFFICE.REGEX([.C404]; &quot;[^[:alnum:]]&quot;; &quot;&quot;; &quot;g&quot;)" office:value-type="string" office:string-value="airliquide" calcext:value-type="string">
            <text:p>airliquide</text:p>
          </table:table-cell>
          <table:table-cell table:formula="of:=LEN([.D4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ES GROUPE</text:p>
          </table:table-cell>
          <table:table-cell table:formula="of:=LOWER([.A405])" office:value-type="string" office:string-value="ales groupe" calcext:value-type="string">
            <text:p>ales groupe</text:p>
          </table:table-cell>
          <table:table-cell table:formula="of:=SUBSTITUTE([.B405];&quot; &quot; ;&quot;&quot; )" office:value-type="string" office:string-value="alesgroupe" calcext:value-type="string">
            <text:p>alesgroupe</text:p>
          </table:table-cell>
          <table:table-cell table:formula="of:=ORG.LIBREOFFICE.REGEX([.C405]; &quot;[^[:alnum:]]&quot;; &quot;&quot;; &quot;g&quot;)" office:value-type="string" office:string-value="alesgroupe" calcext:value-type="string">
            <text:p>alesgroupe</text:p>
          </table:table-cell>
          <table:table-cell table:formula="of:=LEN([.D40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RIL GROUP</text:p>
          </table:table-cell>
          <table:table-cell table:formula="of:=LOWER([.A406])" office:value-type="string" office:string-value="april group" calcext:value-type="string">
            <text:p>april group</text:p>
          </table:table-cell>
          <table:table-cell table:formula="of:=SUBSTITUTE([.B406];&quot; &quot; ;&quot;&quot; )" office:value-type="string" office:string-value="aprilgroup" calcext:value-type="string">
            <text:p>aprilgroup</text:p>
          </table:table-cell>
          <table:table-cell table:formula="of:=ORG.LIBREOFFICE.REGEX([.C406]; &quot;[^[:alnum:]]&quot;; &quot;&quot;; &quot;g&quot;)" office:value-type="string" office:string-value="aprilgroup" calcext:value-type="string">
            <text:p>aprilgroup</text:p>
          </table:table-cell>
          <table:table-cell table:formula="of:=LEN([.D40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KOPHARMA</text:p>
          </table:table-cell>
          <table:table-cell table:formula="of:=LOWER([.A407])" office:value-type="string" office:string-value="arkopharma" calcext:value-type="string">
            <text:p>arkopharma</text:p>
          </table:table-cell>
          <table:table-cell table:formula="of:=SUBSTITUTE([.B407];&quot; &quot; ;&quot;&quot; )" office:value-type="string" office:string-value="arkopharma" calcext:value-type="string">
            <text:p>arkopharma</text:p>
          </table:table-cell>
          <table:table-cell table:formula="of:=ORG.LIBREOFFICE.REGEX([.C407]; &quot;[^[:alnum:]]&quot;; &quot;&quot;; &quot;g&quot;)" office:value-type="string" office:string-value="arkopharma" calcext:value-type="string">
            <text:p>arkopharma</text:p>
          </table:table-cell>
          <table:table-cell table:formula="of:=LEN([.D40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OS ORIGIN</text:p>
          </table:table-cell>
          <table:table-cell table:formula="of:=LOWER([.A408])" office:value-type="string" office:string-value="atos origin" calcext:value-type="string">
            <text:p>atos origin</text:p>
          </table:table-cell>
          <table:table-cell table:formula="of:=SUBSTITUTE([.B408];&quot; &quot; ;&quot;&quot; )" office:value-type="string" office:string-value="atosorigin" calcext:value-type="string">
            <text:p>atosorigin</text:p>
          </table:table-cell>
          <table:table-cell table:formula="of:=ORG.LIBREOFFICE.REGEX([.C408]; &quot;[^[:alnum:]]&quot;; &quot;&quot;; &quot;g&quot;)" office:value-type="string" office:string-value="atosorigin" calcext:value-type="string">
            <text:p>atosorigin</text:p>
          </table:table-cell>
          <table:table-cell table:formula="of:=LEN([.D40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TO ESCAPE</text:p>
          </table:table-cell>
          <table:table-cell table:formula="of:=LOWER([.A409])" office:value-type="string" office:string-value="auto escape" calcext:value-type="string">
            <text:p>auto escape</text:p>
          </table:table-cell>
          <table:table-cell table:formula="of:=SUBSTITUTE([.B409];&quot; &quot; ;&quot;&quot; )" office:value-type="string" office:string-value="autoescape" calcext:value-type="string">
            <text:p>autoescape</text:p>
          </table:table-cell>
          <table:table-cell table:formula="of:=ORG.LIBREOFFICE.REGEX([.C409]; &quot;[^[:alnum:]]&quot;; &quot;&quot;; &quot;g&quot;)" office:value-type="string" office:string-value="autoescape" calcext:value-type="string">
            <text:p>autoescape</text:p>
          </table:table-cell>
          <table:table-cell table:formula="of:=LEN([.D40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TOMA TECH</text:p>
          </table:table-cell>
          <table:table-cell table:formula="of:=LOWER([.A410])" office:value-type="string" office:string-value="automa tech" calcext:value-type="string">
            <text:p>automa tech</text:p>
          </table:table-cell>
          <table:table-cell table:formula="of:=SUBSTITUTE([.B410];&quot; &quot; ;&quot;&quot; )" office:value-type="string" office:string-value="automatech" calcext:value-type="string">
            <text:p>automatech</text:p>
          </table:table-cell>
          <table:table-cell table:formula="of:=ORG.LIBREOFFICE.REGEX([.C410]; &quot;[^[:alnum:]]&quot;; &quot;&quot;; &quot;g&quot;)" office:value-type="string" office:string-value="automatech" calcext:value-type="string">
            <text:p>automatech</text:p>
          </table:table-cell>
          <table:table-cell table:formula="of:=LEN([.D4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BARA BUI</text:p>
          </table:table-cell>
          <table:table-cell table:formula="of:=LOWER([.A411])" office:value-type="string" office:string-value="barbara bui" calcext:value-type="string">
            <text:p>barbara bui</text:p>
          </table:table-cell>
          <table:table-cell table:formula="of:=SUBSTITUTE([.B411];&quot; &quot; ;&quot;&quot; )" office:value-type="string" office:string-value="barbarabui" calcext:value-type="string">
            <text:p>barbarabui</text:p>
          </table:table-cell>
          <table:table-cell table:formula="of:=ORG.LIBREOFFICE.REGEX([.C411]; &quot;[^[:alnum:]]&quot;; &quot;&quot;; &quot;g&quot;)" office:value-type="string" office:string-value="barbarabui" calcext:value-type="string">
            <text:p>barbarabui</text:p>
          </table:table-cell>
          <table:table-cell table:formula="of:=LEN([.D4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OMERIEUX</text:p>
          </table:table-cell>
          <table:table-cell table:formula="of:=LOWER([.A412])" office:value-type="string" office:string-value="biomerieux" calcext:value-type="string">
            <text:p>biomerieux</text:p>
          </table:table-cell>
          <table:table-cell table:formula="of:=SUBSTITUTE([.B412];&quot; &quot; ;&quot;&quot; )" office:value-type="string" office:string-value="biomerieux" calcext:value-type="string">
            <text:p>biomerieux</text:p>
          </table:table-cell>
          <table:table-cell table:formula="of:=ORG.LIBREOFFICE.REGEX([.C412]; &quot;[^[:alnum:]]&quot;; &quot;&quot;; &quot;g&quot;)" office:value-type="string" office:string-value="biomerieux" calcext:value-type="string">
            <text:p>biomerieux</text:p>
          </table:table-cell>
          <table:table-cell table:formula="of:=LEN([.D4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NP PARIBAS</text:p>
          </table:table-cell>
          <table:table-cell table:formula="of:=LOWER([.A413])" office:value-type="string" office:string-value="bnp paribas" calcext:value-type="string">
            <text:p>bnp paribas</text:p>
          </table:table-cell>
          <table:table-cell table:formula="of:=SUBSTITUTE([.B413];&quot; &quot; ;&quot;&quot; )" office:value-type="string" office:string-value="bnpparibas" calcext:value-type="string">
            <text:p>bnpparibas</text:p>
          </table:table-cell>
          <table:table-cell table:formula="of:=ORG.LIBREOFFICE.REGEX([.C413]; &quot;[^[:alnum:]]&quot;; &quot;&quot;; &quot;g&quot;)" office:value-type="string" office:string-value="bnpparibas" calcext:value-type="string">
            <text:p>bnpparibas</text:p>
          </table:table-cell>
          <table:table-cell table:formula="of:=LEN([.D4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RSORAMA</text:p>
          </table:table-cell>
          <table:table-cell table:formula="of:=LOWER([.A414])" office:value-type="string" office:string-value="boursorama" calcext:value-type="string">
            <text:p>boursorama</text:p>
          </table:table-cell>
          <table:table-cell table:formula="of:=SUBSTITUTE([.B414];&quot; &quot; ;&quot;&quot; )" office:value-type="string" office:string-value="boursorama" calcext:value-type="string">
            <text:p>boursorama</text:p>
          </table:table-cell>
          <table:table-cell table:formula="of:=ORG.LIBREOFFICE.REGEX([.C414]; &quot;[^[:alnum:]]&quot;; &quot;&quot;; &quot;g&quot;)" office:value-type="string" office:string-value="boursorama" calcext:value-type="string">
            <text:p>boursorama</text:p>
          </table:table-cell>
          <table:table-cell table:formula="of:=LEN([.D41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SSARD SA</text:p>
          </table:table-cell>
          <table:table-cell table:formula="of:=LOWER([.A415])" office:value-type="string" office:string-value="brossard sa" calcext:value-type="string">
            <text:p>brossard sa</text:p>
          </table:table-cell>
          <table:table-cell table:formula="of:=SUBSTITUTE([.B415];&quot; &quot; ;&quot;&quot; )" office:value-type="string" office:string-value="brossardsa" calcext:value-type="string">
            <text:p>brossardsa</text:p>
          </table:table-cell>
          <table:table-cell table:formula="of:=ORG.LIBREOFFICE.REGEX([.C415]; &quot;[^[:alnum:]]&quot;; &quot;&quot;; &quot;g&quot;)" office:value-type="string" office:string-value="brossardsa" calcext:value-type="string">
            <text:p>brossardsa</text:p>
          </table:table-cell>
          <table:table-cell table:formula="of:=LEN([.D41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GID GROUP</text:p>
          </table:table-cell>
          <table:table-cell table:formula="of:=LOWER([.A416])" office:value-type="string" office:string-value="cegid group" calcext:value-type="string">
            <text:p>cegid group</text:p>
          </table:table-cell>
          <table:table-cell table:formula="of:=SUBSTITUTE([.B416];&quot; &quot; ;&quot;&quot; )" office:value-type="string" office:string-value="cegidgroup" calcext:value-type="string">
            <text:p>cegidgroup</text:p>
          </table:table-cell>
          <table:table-cell table:formula="of:=ORG.LIBREOFFICE.REGEX([.C416]; &quot;[^[:alnum:]]&quot;; &quot;&quot;; &quot;g&quot;)" office:value-type="string" office:string-value="cegidgroup" calcext:value-type="string">
            <text:p>cegidgroup</text:p>
          </table:table-cell>
          <table:table-cell table:formula="of:=LEN([.D41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URTOIS SA</text:p>
          </table:table-cell>
          <table:table-cell table:formula="of:=LOWER([.A417])" office:value-type="string" office:string-value="courtois sa" calcext:value-type="string">
            <text:p>courtois sa</text:p>
          </table:table-cell>
          <table:table-cell table:formula="of:=SUBSTITUTE([.B417];&quot; &quot; ;&quot;&quot; )" office:value-type="string" office:string-value="courtoissa" calcext:value-type="string">
            <text:p>courtoissa</text:p>
          </table:table-cell>
          <table:table-cell table:formula="of:=ORG.LIBREOFFICE.REGEX([.C417]; &quot;[^[:alnum:]]&quot;; &quot;&quot;; &quot;g&quot;)" office:value-type="string" office:string-value="courtoissa" calcext:value-type="string">
            <text:p>courtoissa</text:p>
          </table:table-cell>
          <table:table-cell table:formula="of:=LEN([.D4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YBERNETIX</text:p>
          </table:table-cell>
          <table:table-cell table:formula="of:=LOWER([.A418])" office:value-type="string" office:string-value="cybernetix" calcext:value-type="string">
            <text:p>cybernetix</text:p>
          </table:table-cell>
          <table:table-cell table:formula="of:=SUBSTITUTE([.B418];&quot; &quot; ;&quot;&quot; )" office:value-type="string" office:string-value="cybernetix" calcext:value-type="string">
            <text:p>cybernetix</text:p>
          </table:table-cell>
          <table:table-cell table:formula="of:=ORG.LIBREOFFICE.REGEX([.C418]; &quot;[^[:alnum:]]&quot;; &quot;&quot;; &quot;g&quot;)" office:value-type="string" office:string-value="cybernetix" calcext:value-type="string">
            <text:p>cybernetix</text:p>
          </table:table-cell>
          <table:table-cell table:formula="of:=LEN([.D4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 SOFTWARE</text:p>
          </table:table-cell>
          <table:table-cell table:formula="of:=LOWER([.A419])" office:value-type="string" office:string-value="dl software" calcext:value-type="string">
            <text:p>dl software</text:p>
          </table:table-cell>
          <table:table-cell table:formula="of:=SUBSTITUTE([.B419];&quot; &quot; ;&quot;&quot; )" office:value-type="string" office:string-value="dlsoftware" calcext:value-type="string">
            <text:p>dlsoftware</text:p>
          </table:table-cell>
          <table:table-cell table:formula="of:=ORG.LIBREOFFICE.REGEX([.C419]; &quot;[^[:alnum:]]&quot;; &quot;&quot;; &quot;g&quot;)" office:value-type="string" office:string-value="dlsoftware" calcext:value-type="string">
            <text:p>dlsoftware</text:p>
          </table:table-cell>
          <table:table-cell table:formula="of:=LEN([.D4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CTISSIMO</text:p>
          </table:table-cell>
          <table:table-cell table:formula="of:=LOWER([.A420])" office:value-type="string" office:string-value="doctissimo" calcext:value-type="string">
            <text:p>doctissimo</text:p>
          </table:table-cell>
          <table:table-cell table:formula="of:=SUBSTITUTE([.B420];&quot; &quot; ;&quot;&quot; )" office:value-type="string" office:string-value="doctissimo" calcext:value-type="string">
            <text:p>doctissimo</text:p>
          </table:table-cell>
          <table:table-cell table:formula="of:=ORG.LIBREOFFICE.REGEX([.C420]; &quot;[^[:alnum:]]&quot;; &quot;&quot;; &quot;g&quot;)" office:value-type="string" office:string-value="doctissimo" calcext:value-type="string">
            <text:p>doctissimo</text:p>
          </table:table-cell>
          <table:table-cell table:formula="of:=LEN([.D42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URONEXT N.V.</text:p>
          </table:table-cell>
          <table:table-cell table:formula="of:=LOWER([.A421])" office:value-type="string" office:string-value="euronext n.v." calcext:value-type="string">
            <text:p>euronext n.v.</text:p>
          </table:table-cell>
          <table:table-cell table:formula="of:=SUBSTITUTE([.B421];&quot; &quot; ;&quot;&quot; )" office:value-type="string" office:string-value="euronextn.v." calcext:value-type="string">
            <text:p>euronextn.v.</text:p>
          </table:table-cell>
          <table:table-cell table:formula="of:=ORG.LIBREOFFICE.REGEX([.C421]; &quot;[^[:alnum:]]&quot;; &quot;&quot;; &quot;g&quot;)" office:value-type="string" office:string-value="euronextnv" calcext:value-type="string">
            <text:p>euronextnv</text:p>
          </table:table-cell>
          <table:table-cell table:formula="of:=LEN([.D4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UROPACORP</text:p>
          </table:table-cell>
          <table:table-cell table:formula="of:=LOWER([.A422])" office:value-type="string" office:string-value="europacorp" calcext:value-type="string">
            <text:p>europacorp</text:p>
          </table:table-cell>
          <table:table-cell table:formula="of:=SUBSTITUTE([.B422];&quot; &quot; ;&quot;&quot; )" office:value-type="string" office:string-value="europacorp" calcext:value-type="string">
            <text:p>europacorp</text:p>
          </table:table-cell>
          <table:table-cell table:formula="of:=ORG.LIBREOFFICE.REGEX([.C422]; &quot;[^[:alnum:]]&quot;; &quot;&quot;; &quot;g&quot;)" office:value-type="string" office:string-value="europacorp" calcext:value-type="string">
            <text:p>europacorp</text:p>
          </table:table-cell>
          <table:table-cell table:formula="of:=LEN([.D42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UROPLASMA</text:p>
          </table:table-cell>
          <table:table-cell table:formula="of:=LOWER([.A423])" office:value-type="string" office:string-value="europlasma" calcext:value-type="string">
            <text:p>europlasma</text:p>
          </table:table-cell>
          <table:table-cell table:formula="of:=SUBSTITUTE([.B423];&quot; &quot; ;&quot;&quot; )" office:value-type="string" office:string-value="europlasma" calcext:value-type="string">
            <text:p>europlasma</text:p>
          </table:table-cell>
          <table:table-cell table:formula="of:=ORG.LIBREOFFICE.REGEX([.C423]; &quot;[^[:alnum:]]&quot;; &quot;&quot;; &quot;g&quot;)" office:value-type="string" office:string-value="europlasma" calcext:value-type="string">
            <text:p>europlasma</text:p>
          </table:table-cell>
          <table:table-cell table:formula="of:=LEN([.D42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UROTUNNEL</text:p>
          </table:table-cell>
          <table:table-cell table:formula="of:=LOWER([.A424])" office:value-type="string" office:string-value="eurotunnel" calcext:value-type="string">
            <text:p>eurotunnel</text:p>
          </table:table-cell>
          <table:table-cell table:formula="of:=SUBSTITUTE([.B424];&quot; &quot; ;&quot;&quot; )" office:value-type="string" office:string-value="eurotunnel" calcext:value-type="string">
            <text:p>eurotunnel</text:p>
          </table:table-cell>
          <table:table-cell table:formula="of:=ORG.LIBREOFFICE.REGEX([.C424]; &quot;[^[:alnum:]]&quot;; &quot;&quot;; &quot;g&quot;)" office:value-type="string" office:string-value="eurotunnel" calcext:value-type="string">
            <text:p>eurotunnel</text:p>
          </table:table-cell>
          <table:table-cell table:formula="of:=LEN([.D42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 DEMOS</text:p>
          </table:table-cell>
          <table:table-cell table:formula="of:=LOWER([.A425])" office:value-type="string" office:string-value="group demos" calcext:value-type="string">
            <text:p>group demos</text:p>
          </table:table-cell>
          <table:table-cell table:formula="of:=SUBSTITUTE([.B425];&quot; &quot; ;&quot;&quot; )" office:value-type="string" office:string-value="groupdemos" calcext:value-type="string">
            <text:p>groupdemos</text:p>
          </table:table-cell>
          <table:table-cell table:formula="of:=ORG.LIBREOFFICE.REGEX([.C425]; &quot;[^[:alnum:]]&quot;; &quot;&quot;; &quot;g&quot;)" office:value-type="string" office:string-value="groupdemos" calcext:value-type="string">
            <text:p>groupdemos</text:p>
          </table:table-cell>
          <table:table-cell table:formula="of:=LEN([.D42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E ARES</text:p>
          </table:table-cell>
          <table:table-cell table:formula="of:=LOWER([.A426])" office:value-type="string" office:string-value="groupe ares" calcext:value-type="string">
            <text:p>groupe ares</text:p>
          </table:table-cell>
          <table:table-cell table:formula="of:=SUBSTITUTE([.B426];&quot; &quot; ;&quot;&quot; )" office:value-type="string" office:string-value="groupeares" calcext:value-type="string">
            <text:p>groupeares</text:p>
          </table:table-cell>
          <table:table-cell table:formula="of:=ORG.LIBREOFFICE.REGEX([.C426]; &quot;[^[:alnum:]]&quot;; &quot;&quot;; &quot;g&quot;)" office:value-type="string" office:string-value="groupeares" calcext:value-type="string">
            <text:p>groupeares</text:p>
          </table:table-cell>
          <table:table-cell table:formula="of:=LEN([.D4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E BFCM</text:p>
          </table:table-cell>
          <table:table-cell table:formula="of:=LOWER([.A427])" office:value-type="string" office:string-value="groupe bfcm" calcext:value-type="string">
            <text:p>groupe bfcm</text:p>
          </table:table-cell>
          <table:table-cell table:formula="of:=SUBSTITUTE([.B427];&quot; &quot; ;&quot;&quot; )" office:value-type="string" office:string-value="groupebfcm" calcext:value-type="string">
            <text:p>groupebfcm</text:p>
          </table:table-cell>
          <table:table-cell table:formula="of:=ORG.LIBREOFFICE.REGEX([.C427]; &quot;[^[:alnum:]]&quot;; &quot;&quot;; &quot;g&quot;)" office:value-type="string" office:string-value="groupebfcm" calcext:value-type="string">
            <text:p>groupebfcm</text:p>
          </table:table-cell>
          <table:table-cell table:formula="of:=LEN([.D42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E CRIT</text:p>
          </table:table-cell>
          <table:table-cell table:formula="of:=LOWER([.A428])" office:value-type="string" office:string-value="groupe crit" calcext:value-type="string">
            <text:p>groupe crit</text:p>
          </table:table-cell>
          <table:table-cell table:formula="of:=SUBSTITUTE([.B428];&quot; &quot; ;&quot;&quot; )" office:value-type="string" office:string-value="groupecrit" calcext:value-type="string">
            <text:p>groupecrit</text:p>
          </table:table-cell>
          <table:table-cell table:formula="of:=ORG.LIBREOFFICE.REGEX([.C428]; &quot;[^[:alnum:]]&quot;; &quot;&quot;; &quot;g&quot;)" office:value-type="string" office:string-value="groupecrit" calcext:value-type="string">
            <text:p>groupecrit</text:p>
          </table:table-cell>
          <table:table-cell table:formula="of:=LEN([.D42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E DLSI</text:p>
          </table:table-cell>
          <table:table-cell table:formula="of:=LOWER([.A429])" office:value-type="string" office:string-value="groupe dlsi" calcext:value-type="string">
            <text:p>groupe dlsi</text:p>
          </table:table-cell>
          <table:table-cell table:formula="of:=SUBSTITUTE([.B429];&quot; &quot; ;&quot;&quot; )" office:value-type="string" office:string-value="groupedlsi" calcext:value-type="string">
            <text:p>groupedlsi</text:p>
          </table:table-cell>
          <table:table-cell table:formula="of:=ORG.LIBREOFFICE.REGEX([.C429]; &quot;[^[:alnum:]]&quot;; &quot;&quot;; &quot;g&quot;)" office:value-type="string" office:string-value="groupedlsi" calcext:value-type="string">
            <text:p>groupedlsi</text:p>
          </table:table-cell>
          <table:table-cell table:formula="of:=LEN([.D42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E OPEN</text:p>
          </table:table-cell>
          <table:table-cell table:formula="of:=LOWER([.A430])" office:value-type="string" office:string-value="groupe open" calcext:value-type="string">
            <text:p>groupe open</text:p>
          </table:table-cell>
          <table:table-cell table:formula="of:=SUBSTITUTE([.B430];&quot; &quot; ;&quot;&quot; )" office:value-type="string" office:string-value="groupeopen" calcext:value-type="string">
            <text:p>groupeopen</text:p>
          </table:table-cell>
          <table:table-cell table:formula="of:=ORG.LIBREOFFICE.REGEX([.C430]; &quot;[^[:alnum:]]&quot;; &quot;&quot;; &quot;g&quot;)" office:value-type="string" office:string-value="groupeopen" calcext:value-type="string">
            <text:p>groupeopen</text:p>
          </table:table-cell>
          <table:table-cell table:formula="of:=LEN([.D43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E VIAL</text:p>
          </table:table-cell>
          <table:table-cell table:formula="of:=LOWER([.A431])" office:value-type="string" office:string-value="groupe vial" calcext:value-type="string">
            <text:p>groupe vial</text:p>
          </table:table-cell>
          <table:table-cell table:formula="of:=SUBSTITUTE([.B431];&quot; &quot; ;&quot;&quot; )" office:value-type="string" office:string-value="groupevial" calcext:value-type="string">
            <text:p>groupevial</text:p>
          </table:table-cell>
          <table:table-cell table:formula="of:=ORG.LIBREOFFICE.REGEX([.C431]; &quot;[^[:alnum:]]&quot;; &quot;&quot;; &quot;g&quot;)" office:value-type="string" office:string-value="groupevial" calcext:value-type="string">
            <text:p>groupevial</text:p>
          </table:table-cell>
          <table:table-cell table:formula="of:=LEN([.D4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SBC FRANCE</text:p>
          </table:table-cell>
          <table:table-cell table:formula="of:=LOWER([.A432])" office:value-type="string" office:string-value="hsbc france" calcext:value-type="string">
            <text:p>hsbc france</text:p>
          </table:table-cell>
          <table:table-cell table:formula="of:=SUBSTITUTE([.B432];&quot; &quot; ;&quot;&quot; )" office:value-type="string" office:string-value="hsbcfrance" calcext:value-type="string">
            <text:p>hsbcfrance</text:p>
          </table:table-cell>
          <table:table-cell table:formula="of:=ORG.LIBREOFFICE.REGEX([.C432]; &quot;[^[:alnum:]]&quot;; &quot;&quot;; &quot;g&quot;)" office:value-type="string" office:string-value="hsbcfrance" calcext:value-type="string">
            <text:p>hsbcfrance</text:p>
          </table:table-cell>
          <table:table-cell table:formula="of:=LEN([.D43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FOGRAMES</text:p>
          </table:table-cell>
          <table:table-cell table:formula="of:=LOWER([.A433])" office:value-type="string" office:string-value="infogrames" calcext:value-type="string">
            <text:p>infogrames</text:p>
          </table:table-cell>
          <table:table-cell table:formula="of:=SUBSTITUTE([.B433];&quot; &quot; ;&quot;&quot; )" office:value-type="string" office:string-value="infogrames" calcext:value-type="string">
            <text:p>infogrames</text:p>
          </table:table-cell>
          <table:table-cell table:formula="of:=ORG.LIBREOFFICE.REGEX([.C433]; &quot;[^[:alnum:]]&quot;; &quot;&quot;; &quot;g&quot;)" office:value-type="string" office:string-value="infogrames" calcext:value-type="string">
            <text:p>infogrames</text:p>
          </table:table-cell>
          <table:table-cell table:formula="of:=LEN([.D43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EGRAGEN</text:p>
          </table:table-cell>
          <table:table-cell table:formula="of:=LOWER([.A434])" office:value-type="string" office:string-value="integragen" calcext:value-type="string">
            <text:p>integragen</text:p>
          </table:table-cell>
          <table:table-cell table:formula="of:=SUBSTITUTE([.B434];&quot; &quot; ;&quot;&quot; )" office:value-type="string" office:string-value="integragen" calcext:value-type="string">
            <text:p>integragen</text:p>
          </table:table-cell>
          <table:table-cell table:formula="of:=ORG.LIBREOFFICE.REGEX([.C434]; &quot;[^[:alnum:]]&quot;; &quot;&quot;; &quot;g&quot;)" office:value-type="string" office:string-value="integragen" calcext:value-type="string">
            <text:p>integragen</text:p>
          </table:table-cell>
          <table:table-cell table:formula="of:=LEN([.D4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RASENSE</text:p>
          </table:table-cell>
          <table:table-cell table:formula="of:=LOWER([.A435])" office:value-type="string" office:string-value="intrasense" calcext:value-type="string">
            <text:p>intrasense</text:p>
          </table:table-cell>
          <table:table-cell table:formula="of:=SUBSTITUTE([.B435];&quot; &quot; ;&quot;&quot; )" office:value-type="string" office:string-value="intrasense" calcext:value-type="string">
            <text:p>intrasense</text:p>
          </table:table-cell>
          <table:table-cell table:formula="of:=ORG.LIBREOFFICE.REGEX([.C435]; &quot;[^[:alnum:]]&quot;; &quot;&quot;; &quot;g&quot;)" office:value-type="string" office:string-value="intrasense" calcext:value-type="string">
            <text:p>intrasense</text:p>
          </table:table-cell>
          <table:table-cell table:formula="of:=LEN([.D4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CDECAUX SA</text:p>
          </table:table-cell>
          <table:table-cell table:formula="of:=LOWER([.A436])" office:value-type="string" office:string-value="jcdecaux sa" calcext:value-type="string">
            <text:p>jcdecaux sa</text:p>
          </table:table-cell>
          <table:table-cell table:formula="of:=SUBSTITUTE([.B436];&quot; &quot; ;&quot;&quot; )" office:value-type="string" office:string-value="jcdecauxsa" calcext:value-type="string">
            <text:p>jcdecauxsa</text:p>
          </table:table-cell>
          <table:table-cell table:formula="of:=ORG.LIBREOFFICE.REGEX([.C436]; &quot;[^[:alnum:]]&quot;; &quot;&quot;; &quot;g&quot;)" office:value-type="string" office:string-value="jcdecauxsa" calcext:value-type="string">
            <text:p>jcdecauxsa</text:p>
          </table:table-cell>
          <table:table-cell table:formula="of:=LEN([.D43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GUIDE.COM</text:p>
          </table:table-cell>
          <table:table-cell table:formula="of:=LOWER([.A437])" office:value-type="string" office:string-value="leguide.com" calcext:value-type="string">
            <text:p>leguide.com</text:p>
          </table:table-cell>
          <table:table-cell table:formula="of:=SUBSTITUTE([.B437];&quot; &quot; ;&quot;&quot; )" office:value-type="string" office:string-value="leguide.com" calcext:value-type="string">
            <text:p>leguide.com</text:p>
          </table:table-cell>
          <table:table-cell table:formula="of:=ORG.LIBREOFFICE.REGEX([.C437]; &quot;[^[:alnum:]]&quot;; &quot;&quot;; &quot;g&quot;)" office:value-type="string" office:string-value="leguidecom" calcext:value-type="string">
            <text:p>leguidecom</text:p>
          </table:table-cell>
          <table:table-cell table:formula="of:=LEN([.D43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TALEUROP</text:p>
          </table:table-cell>
          <table:table-cell table:formula="of:=LOWER([.A438])" office:value-type="string" office:string-value="metaleurop" calcext:value-type="string">
            <text:p>metaleurop</text:p>
          </table:table-cell>
          <table:table-cell table:formula="of:=SUBSTITUTE([.B438];&quot; &quot; ;&quot;&quot; )" office:value-type="string" office:string-value="metaleurop" calcext:value-type="string">
            <text:p>metaleurop</text:p>
          </table:table-cell>
          <table:table-cell table:formula="of:=ORG.LIBREOFFICE.REGEX([.C438]; &quot;[^[:alnum:]]&quot;; &quot;&quot;; &quot;g&quot;)" office:value-type="string" office:string-value="metaleurop" calcext:value-type="string">
            <text:p>metaleurop</text:p>
          </table:table-cell>
          <table:table-cell table:formula="of:=LEN([.D43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GI COUTIER</text:p>
          </table:table-cell>
          <table:table-cell table:formula="of:=LOWER([.A439])" office:value-type="string" office:string-value="mgi coutier" calcext:value-type="string">
            <text:p>mgi coutier</text:p>
          </table:table-cell>
          <table:table-cell table:formula="of:=SUBSTITUTE([.B439];&quot; &quot; ;&quot;&quot; )" office:value-type="string" office:string-value="mgicoutier" calcext:value-type="string">
            <text:p>mgicoutier</text:p>
          </table:table-cell>
          <table:table-cell table:formula="of:=ORG.LIBREOFFICE.REGEX([.C439]; &quot;[^[:alnum:]]&quot;; &quot;&quot;; &quot;g&quot;)" office:value-type="string" office:string-value="mgicoutier" calcext:value-type="string">
            <text:p>mgicoutier</text:p>
          </table:table-cell>
          <table:table-cell table:formula="of:=LEN([.D43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LLIMAGES</text:p>
          </table:table-cell>
          <table:table-cell table:formula="of:=LOWER([.A440])" office:value-type="string" office:string-value="millimages" calcext:value-type="string">
            <text:p>millimages</text:p>
          </table:table-cell>
          <table:table-cell table:formula="of:=SUBSTITUTE([.B440];&quot; &quot; ;&quot;&quot; )" office:value-type="string" office:string-value="millimages" calcext:value-type="string">
            <text:p>millimages</text:p>
          </table:table-cell>
          <table:table-cell table:formula="of:=ORG.LIBREOFFICE.REGEX([.C440]; &quot;[^[:alnum:]]&quot;; &quot;&quot;; &quot;g&quot;)" office:value-type="string" office:string-value="millimages" calcext:value-type="string">
            <text:p>millimages</text:p>
          </table:table-cell>
          <table:table-cell table:formula="of:=LEN([.D44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TBOOSTER</text:p>
          </table:table-cell>
          <table:table-cell table:formula="of:=LOWER([.A441])" office:value-type="string" office:string-value="netbooster" calcext:value-type="string">
            <text:p>netbooster</text:p>
          </table:table-cell>
          <table:table-cell table:formula="of:=SUBSTITUTE([.B441];&quot; &quot; ;&quot;&quot; )" office:value-type="string" office:string-value="netbooster" calcext:value-type="string">
            <text:p>netbooster</text:p>
          </table:table-cell>
          <table:table-cell table:formula="of:=ORG.LIBREOFFICE.REGEX([.C441]; &quot;[^[:alnum:]]&quot;; &quot;&quot;; &quot;g&quot;)" office:value-type="string" office:string-value="netbooster" calcext:value-type="string">
            <text:p>netbooster</text:p>
          </table:table-cell>
          <table:table-cell table:formula="of:=LEN([.D4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DDO MIDCAP</text:p>
          </table:table-cell>
          <table:table-cell table:formula="of:=LOWER([.A442])" office:value-type="string" office:string-value="oddo midcap" calcext:value-type="string">
            <text:p>oddo midcap</text:p>
          </table:table-cell>
          <table:table-cell table:formula="of:=SUBSTITUTE([.B442];&quot; &quot; ;&quot;&quot; )" office:value-type="string" office:string-value="oddomidcap" calcext:value-type="string">
            <text:p>oddomidcap</text:p>
          </table:table-cell>
          <table:table-cell table:formula="of:=ORG.LIBREOFFICE.REGEX([.C442]; &quot;[^[:alnum:]]&quot;; &quot;&quot;; &quot;g&quot;)" office:value-type="string" office:string-value="oddomidcap" calcext:value-type="string">
            <text:p>oddomidcap</text:p>
          </table:table-cell>
          <table:table-cell table:formula="of:=LEN([.D44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TICIPEX</text:p>
          </table:table-cell>
          <table:table-cell table:formula="of:=LOWER([.A443])" office:value-type="string" office:string-value="participex" calcext:value-type="string">
            <text:p>participex</text:p>
          </table:table-cell>
          <table:table-cell table:formula="of:=SUBSTITUTE([.B443];&quot; &quot; ;&quot;&quot; )" office:value-type="string" office:string-value="participex" calcext:value-type="string">
            <text:p>participex</text:p>
          </table:table-cell>
          <table:table-cell table:formula="of:=ORG.LIBREOFFICE.REGEX([.C443]; &quot;[^[:alnum:]]&quot;; &quot;&quot;; &quot;g&quot;)" office:value-type="string" office:string-value="participex" calcext:value-type="string">
            <text:p>participex</text:p>
          </table:table-cell>
          <table:table-cell table:formula="of:=LEN([.D44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ESS INDEX</text:p>
          </table:table-cell>
          <table:table-cell table:formula="of:=LOWER([.A444])" office:value-type="string" office:string-value="press index" calcext:value-type="string">
            <text:p>press index</text:p>
          </table:table-cell>
          <table:table-cell table:formula="of:=SUBSTITUTE([.B444];&quot; &quot; ;&quot;&quot; )" office:value-type="string" office:string-value="pressindex" calcext:value-type="string">
            <text:p>pressindex</text:p>
          </table:table-cell>
          <table:table-cell table:formula="of:=ORG.LIBREOFFICE.REGEX([.C444]; &quot;[^[:alnum:]]&quot;; &quot;&quot;; &quot;g&quot;)" office:value-type="string" office:string-value="pressindex" calcext:value-type="string">
            <text:p>pressindex</text:p>
          </table:table-cell>
          <table:table-cell table:formula="of:=LEN([.D4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I SANTE SA</text:p>
          </table:table-cell>
          <table:table-cell table:formula="of:=LOWER([.A445])" office:value-type="string" office:string-value="r2i sante sa" calcext:value-type="string">
            <text:p>r2i sante sa</text:p>
          </table:table-cell>
          <table:table-cell table:formula="of:=SUBSTITUTE([.B445];&quot; &quot; ;&quot;&quot; )" office:value-type="string" office:string-value="r2isantesa" calcext:value-type="string">
            <text:p>r2isantesa</text:p>
          </table:table-cell>
          <table:table-cell table:formula="of:=ORG.LIBREOFFICE.REGEX([.C445]; &quot;[^[:alnum:]]&quot;; &quot;&quot;; &quot;g&quot;)" office:value-type="string" office:string-value="r2isantesa" calcext:value-type="string">
            <text:p>r2isantesa</text:p>
          </table:table-cell>
          <table:table-cell table:formula="of:=LEN([.D44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FT GROUPE</text:p>
          </table:table-cell>
          <table:table-cell table:formula="of:=LOWER([.A446])" office:value-type="string" office:string-value="saft groupe" calcext:value-type="string">
            <text:p>saft groupe</text:p>
          </table:table-cell>
          <table:table-cell table:formula="of:=SUBSTITUTE([.B446];&quot; &quot; ;&quot;&quot; )" office:value-type="string" office:string-value="saftgroupe" calcext:value-type="string">
            <text:p>saftgroupe</text:p>
          </table:table-cell>
          <table:table-cell table:formula="of:=ORG.LIBREOFFICE.REGEX([.C446]; &quot;[^[:alnum:]]&quot;; &quot;&quot;; &quot;g&quot;)" office:value-type="string" office:string-value="saftgroupe" calcext:value-type="string">
            <text:p>saftgroupe</text:p>
          </table:table-cell>
          <table:table-cell table:formula="of:=LEN([.D44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LOGER.COM</text:p>
          </table:table-cell>
          <table:table-cell table:formula="of:=LOWER([.A447])" office:value-type="string" office:string-value="seloger.com" calcext:value-type="string">
            <text:p>seloger.com</text:p>
          </table:table-cell>
          <table:table-cell table:formula="of:=SUBSTITUTE([.B447];&quot; &quot; ;&quot;&quot; )" office:value-type="string" office:string-value="seloger.com" calcext:value-type="string">
            <text:p>seloger.com</text:p>
          </table:table-cell>
          <table:table-cell table:formula="of:=ORG.LIBREOFFICE.REGEX([.C447]; &quot;[^[:alnum:]]&quot;; &quot;&quot;; &quot;g&quot;)" office:value-type="string" office:string-value="selogercom" calcext:value-type="string">
            <text:p>selogercom</text:p>
          </table:table-cell>
          <table:table-cell table:formula="of:=LEN([.D4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ICINVEST</text:p>
          </table:table-cell>
          <table:table-cell table:formula="of:=LOWER([.A448])" office:value-type="string" office:string-value="siicinvest" calcext:value-type="string">
            <text:p>siicinvest</text:p>
          </table:table-cell>
          <table:table-cell table:formula="of:=SUBSTITUTE([.B448];&quot; &quot; ;&quot;&quot; )" office:value-type="string" office:string-value="siicinvest" calcext:value-type="string">
            <text:p>siicinvest</text:p>
          </table:table-cell>
          <table:table-cell table:formula="of:=ORG.LIBREOFFICE.REGEX([.C448]; &quot;[^[:alnum:]]&quot;; &quot;&quot;; &quot;g&quot;)" office:value-type="string" office:string-value="siicinvest" calcext:value-type="string">
            <text:p>siicinvest</text:p>
          </table:table-cell>
          <table:table-cell table:formula="of:=LEN([.D44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CIETE BIC</text:p>
          </table:table-cell>
          <table:table-cell table:formula="of:=LOWER([.A449])" office:value-type="string" office:string-value="societe bic" calcext:value-type="string">
            <text:p>societe bic</text:p>
          </table:table-cell>
          <table:table-cell table:formula="of:=SUBSTITUTE([.B449];&quot; &quot; ;&quot;&quot; )" office:value-type="string" office:string-value="societebic" calcext:value-type="string">
            <text:p>societebic</text:p>
          </table:table-cell>
          <table:table-cell table:formula="of:=ORG.LIBREOFFICE.REGEX([.C449]; &quot;[^[:alnum:]]&quot;; &quot;&quot;; &quot;g&quot;)" office:value-type="string" office:string-value="societebic" calcext:value-type="string">
            <text:p>societebic</text:p>
          </table:table-cell>
          <table:table-cell table:formula="of:=LEN([.D44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DIFRANCE</text:p>
          </table:table-cell>
          <table:table-cell table:formula="of:=LOWER([.A450])" office:value-type="string" office:string-value="sodifrance" calcext:value-type="string">
            <text:p>sodifrance</text:p>
          </table:table-cell>
          <table:table-cell table:formula="of:=SUBSTITUTE([.B450];&quot; &quot; ;&quot;&quot; )" office:value-type="string" office:string-value="sodifrance" calcext:value-type="string">
            <text:p>sodifrance</text:p>
          </table:table-cell>
          <table:table-cell table:formula="of:=ORG.LIBREOFFICE.REGEX([.C450]; &quot;[^[:alnum:]]&quot;; &quot;&quot;; &quot;g&quot;)" office:value-type="string" office:string-value="sodifrance" calcext:value-type="string">
            <text:p>sodifrance</text:p>
          </table:table-cell>
          <table:table-cell table:formula="of:=LEN([.D45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PRA GROUP</text:p>
          </table:table-cell>
          <table:table-cell table:formula="of:=LOWER([.A451])" office:value-type="string" office:string-value="sopra group" calcext:value-type="string">
            <text:p>sopra group</text:p>
          </table:table-cell>
          <table:table-cell table:formula="of:=SUBSTITUTE([.B451];&quot; &quot; ;&quot;&quot; )" office:value-type="string" office:string-value="sopragroup" calcext:value-type="string">
            <text:p>sopragroup</text:p>
          </table:table-cell>
          <table:table-cell table:formula="of:=ORG.LIBREOFFICE.REGEX([.C451]; &quot;[^[:alnum:]]&quot;; &quot;&quot;; &quot;g&quot;)" office:value-type="string" office:string-value="sopragroup" calcext:value-type="string">
            <text:p>sopragroup</text:p>
          </table:table-cell>
          <table:table-cell table:formula="of:=LEN([.D4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-ERICSSON</text:p>
          </table:table-cell>
          <table:table-cell table:formula="of:=LOWER([.A452])" office:value-type="string" office:string-value="st-ericsson" calcext:value-type="string">
            <text:p>st-ericsson</text:p>
          </table:table-cell>
          <table:table-cell table:formula="of:=SUBSTITUTE([.B452];&quot; &quot; ;&quot;&quot; )" office:value-type="string" office:string-value="st-ericsson" calcext:value-type="string">
            <text:p>st-ericsson</text:p>
          </table:table-cell>
          <table:table-cell table:formula="of:=ORG.LIBREOFFICE.REGEX([.C452]; &quot;[^[:alnum:]]&quot;; &quot;&quot;; &quot;g&quot;)" office:value-type="string" office:string-value="stericsson" calcext:value-type="string">
            <text:p>stericsson</text:p>
          </table:table-cell>
          <table:table-cell table:formula="of:=LEN([.D45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AM WIDE</text:p>
          </table:table-cell>
          <table:table-cell table:formula="of:=LOWER([.A453])" office:value-type="string" office:string-value="stream wide" calcext:value-type="string">
            <text:p>stream wide</text:p>
          </table:table-cell>
          <table:table-cell table:formula="of:=SUBSTITUTE([.B453];&quot; &quot; ;&quot;&quot; )" office:value-type="string" office:string-value="streamwide" calcext:value-type="string">
            <text:p>streamwide</text:p>
          </table:table-cell>
          <table:table-cell table:formula="of:=ORG.LIBREOFFICE.REGEX([.C453]; &quot;[^[:alnum:]]&quot;; &quot;&quot;; &quot;g&quot;)" office:value-type="string" office:string-value="streamwide" calcext:value-type="string">
            <text:p>streamwide</text:p>
          </table:table-cell>
          <table:table-cell table:formula="of:=LEN([.D45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ORD GROUP</text:p>
          </table:table-cell>
          <table:table-cell table:formula="of:=LOWER([.A454])" office:value-type="string" office:string-value="sword group" calcext:value-type="string">
            <text:p>sword group</text:p>
          </table:table-cell>
          <table:table-cell table:formula="of:=SUBSTITUTE([.B454];&quot; &quot; ;&quot;&quot; )" office:value-type="string" office:string-value="swordgroup" calcext:value-type="string">
            <text:p>swordgroup</text:p>
          </table:table-cell>
          <table:table-cell table:formula="of:=ORG.LIBREOFFICE.REGEX([.C454]; &quot;[^[:alnum:]]&quot;; &quot;&quot;; &quot;g&quot;)" office:value-type="string" office:string-value="swordgroup" calcext:value-type="string">
            <text:p>swordgroup</text:p>
          </table:table-cell>
          <table:table-cell table:formula="of:=LEN([.D45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CHNILINE</text:p>
          </table:table-cell>
          <table:table-cell table:formula="of:=LOWER([.A455])" office:value-type="string" office:string-value="techniline" calcext:value-type="string">
            <text:p>techniline</text:p>
          </table:table-cell>
          <table:table-cell table:formula="of:=SUBSTITUTE([.B455];&quot; &quot; ;&quot;&quot; )" office:value-type="string" office:string-value="techniline" calcext:value-type="string">
            <text:p>techniline</text:p>
          </table:table-cell>
          <table:table-cell table:formula="of:=ORG.LIBREOFFICE.REGEX([.C455]; &quot;[^[:alnum:]]&quot;; &quot;&quot;; &quot;g&quot;)" office:value-type="string" office:string-value="techniline" calcext:value-type="string">
            <text:p>techniline</text:p>
          </table:table-cell>
          <table:table-cell table:formula="of:=LEN([.D4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CHNOFLEX</text:p>
          </table:table-cell>
          <table:table-cell table:formula="of:=LOWER([.A456])" office:value-type="string" office:string-value="technoflex" calcext:value-type="string">
            <text:p>technoflex</text:p>
          </table:table-cell>
          <table:table-cell table:formula="of:=SUBSTITUTE([.B456];&quot; &quot; ;&quot;&quot; )" office:value-type="string" office:string-value="technoflex" calcext:value-type="string">
            <text:p>technoflex</text:p>
          </table:table-cell>
          <table:table-cell table:formula="of:=ORG.LIBREOFFICE.REGEX([.C456]; &quot;[^[:alnum:]]&quot;; &quot;&quot;; &quot;g&quot;)" office:value-type="string" office:string-value="technoflex" calcext:value-type="string">
            <text:p>technoflex</text:p>
          </table:table-cell>
          <table:table-cell table:formula="of:=LEN([.D4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TOQUINOL</text:p>
          </table:table-cell>
          <table:table-cell table:formula="of:=LOWER([.A457])" office:value-type="string" office:string-value="vetoquinol" calcext:value-type="string">
            <text:p>vetoquinol</text:p>
          </table:table-cell>
          <table:table-cell table:formula="of:=SUBSTITUTE([.B457];&quot; &quot; ;&quot;&quot; )" office:value-type="string" office:string-value="vetoquinol" calcext:value-type="string">
            <text:p>vetoquinol</text:p>
          </table:table-cell>
          <table:table-cell table:formula="of:=ORG.LIBREOFFICE.REGEX([.C457]; &quot;[^[:alnum:]]&quot;; &quot;&quot;; &quot;g&quot;)" office:value-type="string" office:string-value="vetoquinol" calcext:value-type="string">
            <text:p>vetoquinol</text:p>
          </table:table-cell>
          <table:table-cell table:formula="of:=LEN([.D45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DEOFUTUR</text:p>
          </table:table-cell>
          <table:table-cell table:formula="of:=LOWER([.A458])" office:value-type="string" office:string-value="videofutur" calcext:value-type="string">
            <text:p>videofutur</text:p>
          </table:table-cell>
          <table:table-cell table:formula="of:=SUBSTITUTE([.B458];&quot; &quot; ;&quot;&quot; )" office:value-type="string" office:string-value="videofutur" calcext:value-type="string">
            <text:p>videofutur</text:p>
          </table:table-cell>
          <table:table-cell table:formula="of:=ORG.LIBREOFFICE.REGEX([.C458]; &quot;[^[:alnum:]]&quot;; &quot;&quot;; &quot;g&quot;)" office:value-type="string" office:string-value="videofutur" calcext:value-type="string">
            <text:p>videofutur</text:p>
          </table:table-cell>
          <table:table-cell table:formula="of:=LEN([.D4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RELDHAVE</text:p>
          </table:table-cell>
          <table:table-cell table:formula="of:=LOWER([.A459])" office:value-type="string" office:string-value="wereldhave" calcext:value-type="string">
            <text:p>wereldhave</text:p>
          </table:table-cell>
          <table:table-cell table:formula="of:=SUBSTITUTE([.B459];&quot; &quot; ;&quot;&quot; )" office:value-type="string" office:string-value="wereldhave" calcext:value-type="string">
            <text:p>wereldhave</text:p>
          </table:table-cell>
          <table:table-cell table:formula="of:=ORG.LIBREOFFICE.REGEX([.C459]; &quot;[^[:alnum:]]&quot;; &quot;&quot;; &quot;g&quot;)" office:value-type="string" office:string-value="wereldhave" calcext:value-type="string">
            <text:p>wereldhave</text:p>
          </table:table-cell>
          <table:table-cell table:formula="of:=LEN([.D45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TRIA GROUP</text:p>
          </table:table-cell>
          <table:table-cell table:formula="of:=LOWER([.A460])" office:value-type="string" office:string-value="altria group" calcext:value-type="string">
            <text:p>altria group</text:p>
          </table:table-cell>
          <table:table-cell table:formula="of:=SUBSTITUTE([.B460];&quot; &quot; ;&quot;&quot; )" office:value-type="string" office:string-value="altriagroup" calcext:value-type="string">
            <text:p>altriagroup</text:p>
          </table:table-cell>
          <table:table-cell table:formula="of:=ORG.LIBREOFFICE.REGEX([.C460]; &quot;[^[:alnum:]]&quot;; &quot;&quot;; &quot;g&quot;)" office:value-type="string" office:string-value="altriagroup" calcext:value-type="string">
            <text:p>altriagroup</text:p>
          </table:table-cell>
          <table:table-cell table:formula="of:=LEN([.D46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TPRICE.COM</text:p>
          </table:table-cell>
          <table:table-cell table:formula="of:=LOWER([.A461])" office:value-type="string" office:string-value="artprice.com" calcext:value-type="string">
            <text:p>artprice.com</text:p>
          </table:table-cell>
          <table:table-cell table:formula="of:=SUBSTITUTE([.B461];&quot; &quot; ;&quot;&quot; )" office:value-type="string" office:string-value="artprice.com" calcext:value-type="string">
            <text:p>artprice.com</text:p>
          </table:table-cell>
          <table:table-cell table:formula="of:=ORG.LIBREOFFICE.REGEX([.C461]; &quot;[^[:alnum:]]&quot;; &quot;&quot;; &quot;g&quot;)" office:value-type="string" office:string-value="artpricecom" calcext:value-type="string">
            <text:p>artpricecom</text:p>
          </table:table-cell>
          <table:table-cell table:formula="of:=LEN([.D46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C MAJESTIC</text:p>
          </table:table-cell>
          <table:table-cell table:formula="of:=LOWER([.A462])" office:value-type="string" office:string-value="bac majestic" calcext:value-type="string">
            <text:p>bac majestic</text:p>
          </table:table-cell>
          <table:table-cell table:formula="of:=SUBSTITUTE([.B462];&quot; &quot; ;&quot;&quot; )" office:value-type="string" office:string-value="bacmajestic" calcext:value-type="string">
            <text:p>bacmajestic</text:p>
          </table:table-cell>
          <table:table-cell table:formula="of:=ORG.LIBREOFFICE.REGEX([.C462]; &quot;[^[:alnum:]]&quot;; &quot;&quot;; &quot;g&quot;)" office:value-type="string" office:string-value="bacmajestic" calcext:value-type="string">
            <text:p>bacmajestic</text:p>
          </table:table-cell>
          <table:table-cell table:formula="of:=LEN([.D46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5-CIC GROUP</text:p>
          </table:table-cell>
          <table:table-cell table:formula="of:=LOWER([.A463])" office:value-type="string" office:string-value="cm5-cic group" calcext:value-type="string">
            <text:p>cm5-cic group</text:p>
          </table:table-cell>
          <table:table-cell table:formula="of:=SUBSTITUTE([.B463];&quot; &quot; ;&quot;&quot; )" office:value-type="string" office:string-value="cm5-cicgroup" calcext:value-type="string">
            <text:p>cm5-cicgroup</text:p>
          </table:table-cell>
          <table:table-cell table:formula="of:=ORG.LIBREOFFICE.REGEX([.C463]; &quot;[^[:alnum:]]&quot;; &quot;&quot;; &quot;g&quot;)" office:value-type="string" office:string-value="cm5cicgroup" calcext:value-type="string">
            <text:p>cm5cicgroup</text:p>
          </table:table-cell>
          <table:table-cell table:formula="of:=LEN([.D46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VERNOIS S.A.</text:p>
          </table:table-cell>
          <table:table-cell table:formula="of:=LOWER([.A464])" office:value-type="string" office:string-value="devernois s.a." calcext:value-type="string">
            <text:p>devernois s.a.</text:p>
          </table:table-cell>
          <table:table-cell table:formula="of:=SUBSTITUTE([.B464];&quot; &quot; ;&quot;&quot; )" office:value-type="string" office:string-value="devernoiss.a." calcext:value-type="string">
            <text:p>devernoiss.a.</text:p>
          </table:table-cell>
          <table:table-cell table:formula="of:=ORG.LIBREOFFICE.REGEX([.C464]; &quot;[^[:alnum:]]&quot;; &quot;&quot;; &quot;g&quot;)" office:value-type="string" office:string-value="devernoissa" calcext:value-type="string">
            <text:p>devernoissa</text:p>
          </table:table-cell>
          <table:table-cell table:formula="of:=LEN([.D46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DOT BOTTIN</text:p>
          </table:table-cell>
          <table:table-cell table:formula="of:=LOWER([.A465])" office:value-type="string" office:string-value="didot bottin" calcext:value-type="string">
            <text:p>didot bottin</text:p>
          </table:table-cell>
          <table:table-cell table:formula="of:=SUBSTITUTE([.B465];&quot; &quot; ;&quot;&quot; )" office:value-type="string" office:string-value="didotbottin" calcext:value-type="string">
            <text:p>didotbottin</text:p>
          </table:table-cell>
          <table:table-cell table:formula="of:=ORG.LIBREOFFICE.REGEX([.C465]; &quot;[^[:alnum:]]&quot;; &quot;&quot;; &quot;g&quot;)" office:value-type="string" office:string-value="didotbottin" calcext:value-type="string">
            <text:p>didotbottin</text:p>
          </table:table-cell>
          <table:table-cell table:formula="of:=LEN([.D46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BIZCUSS.COM</text:p>
          </table:table-cell>
          <table:table-cell table:formula="of:=LOWER([.A466])" office:value-type="string" office:string-value="ebizcuss.com" calcext:value-type="string">
            <text:p>ebizcuss.com</text:p>
          </table:table-cell>
          <table:table-cell table:formula="of:=SUBSTITUTE([.B466];&quot; &quot; ;&quot;&quot; )" office:value-type="string" office:string-value="ebizcuss.com" calcext:value-type="string">
            <text:p>ebizcuss.com</text:p>
          </table:table-cell>
          <table:table-cell table:formula="of:=ORG.LIBREOFFICE.REGEX([.C466]; &quot;[^[:alnum:]]&quot;; &quot;&quot;; &quot;g&quot;)" office:value-type="string" office:string-value="ebizcusscom" calcext:value-type="string">
            <text:p>ebizcusscom</text:p>
          </table:table-cell>
          <table:table-cell table:formula="of:=LEN([.D46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MAILVISION</text:p>
          </table:table-cell>
          <table:table-cell table:formula="of:=LOWER([.A467])" office:value-type="string" office:string-value="emailvision" calcext:value-type="string">
            <text:p>emailvision</text:p>
          </table:table-cell>
          <table:table-cell table:formula="of:=SUBSTITUTE([.B467];&quot; &quot; ;&quot;&quot; )" office:value-type="string" office:string-value="emailvision" calcext:value-type="string">
            <text:p>emailvision</text:p>
          </table:table-cell>
          <table:table-cell table:formula="of:=ORG.LIBREOFFICE.REGEX([.C467]; &quot;[^[:alnum:]]&quot;; &quot;&quot;; &quot;g&quot;)" office:value-type="string" office:string-value="emailvision" calcext:value-type="string">
            <text:p>emailvision</text:p>
          </table:table-cell>
          <table:table-cell table:formula="of:=LEN([.D46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ILOR INTL.</text:p>
          </table:table-cell>
          <table:table-cell table:formula="of:=LOWER([.A468])" office:value-type="string" office:string-value="essilor intl." calcext:value-type="string">
            <text:p>essilor intl.</text:p>
          </table:table-cell>
          <table:table-cell table:formula="of:=SUBSTITUTE([.B468];&quot; &quot; ;&quot;&quot; )" office:value-type="string" office:string-value="essilorintl." calcext:value-type="string">
            <text:p>essilorintl.</text:p>
          </table:table-cell>
          <table:table-cell table:formula="of:=ORG.LIBREOFFICE.REGEX([.C468]; &quot;[^[:alnum:]]&quot;; &quot;&quot;; &quot;g&quot;)" office:value-type="string" office:string-value="essilorintl" calcext:value-type="string">
            <text:p>essilorintl</text:p>
          </table:table-cell>
          <table:table-cell table:formula="of:=LEN([.D46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ULER HERMES</text:p>
          </table:table-cell>
          <table:table-cell table:formula="of:=LOWER([.A469])" office:value-type="string" office:string-value="euler hermes" calcext:value-type="string">
            <text:p>euler hermes</text:p>
          </table:table-cell>
          <table:table-cell table:formula="of:=SUBSTITUTE([.B469];&quot; &quot; ;&quot;&quot; )" office:value-type="string" office:string-value="eulerhermes" calcext:value-type="string">
            <text:p>eulerhermes</text:p>
          </table:table-cell>
          <table:table-cell table:formula="of:=ORG.LIBREOFFICE.REGEX([.C469]; &quot;[^[:alnum:]]&quot;; &quot;&quot;; &quot;g&quot;)" office:value-type="string" office:string-value="eulerhermes" calcext:value-type="string">
            <text:p>eulerhermes</text:p>
          </table:table-cell>
          <table:table-cell table:formula="of:=LEN([.D46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OUPE DEMOS</text:p>
          </table:table-cell>
          <table:table-cell table:formula="of:=LOWER([.A470])" office:value-type="string" office:string-value="groupe demos" calcext:value-type="string">
            <text:p>groupe demos</text:p>
          </table:table-cell>
          <table:table-cell table:formula="of:=SUBSTITUTE([.B470];&quot; &quot; ;&quot;&quot; )" office:value-type="string" office:string-value="groupedemos" calcext:value-type="string">
            <text:p>groupedemos</text:p>
          </table:table-cell>
          <table:table-cell table:formula="of:=ORG.LIBREOFFICE.REGEX([.C470]; &quot;[^[:alnum:]]&quot;; &quot;&quot;; &quot;g&quot;)" office:value-type="string" office:string-value="groupedemos" calcext:value-type="string">
            <text:p>groupedemos</text:p>
          </table:table-cell>
          <table:table-cell table:formula="of:=LEN([.D47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OUPE GIROD</text:p>
          </table:table-cell>
          <table:table-cell table:formula="of:=LOWER([.A471])" office:value-type="string" office:string-value="groupe girod" calcext:value-type="string">
            <text:p>groupe girod</text:p>
          </table:table-cell>
          <table:table-cell table:formula="of:=SUBSTITUTE([.B471];&quot; &quot; ;&quot;&quot; )" office:value-type="string" office:string-value="groupegirod" calcext:value-type="string">
            <text:p>groupegirod</text:p>
          </table:table-cell>
          <table:table-cell table:formula="of:=ORG.LIBREOFFICE.REGEX([.C471]; &quot;[^[:alnum:]]&quot;; &quot;&quot;; &quot;g&quot;)" office:value-type="string" office:string-value="groupegirod" calcext:value-type="string">
            <text:p>groupegirod</text:p>
          </table:table-cell>
          <table:table-cell table:formula="of:=LEN([.D47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OUPE SCBSM</text:p>
          </table:table-cell>
          <table:table-cell table:formula="of:=LOWER([.A472])" office:value-type="string" office:string-value="groupe scbsm" calcext:value-type="string">
            <text:p>groupe scbsm</text:p>
          </table:table-cell>
          <table:table-cell table:formula="of:=SUBSTITUTE([.B472];&quot; &quot; ;&quot;&quot; )" office:value-type="string" office:string-value="groupescbsm" calcext:value-type="string">
            <text:p>groupescbsm</text:p>
          </table:table-cell>
          <table:table-cell table:formula="of:=ORG.LIBREOFFICE.REGEX([.C472]; &quot;[^[:alnum:]]&quot;; &quot;&quot;; &quot;g&quot;)" office:value-type="string" office:string-value="groupescbsm" calcext:value-type="string">
            <text:p>groupescbsm</text:p>
          </table:table-cell>
          <table:table-cell table:formula="of:=LEN([.D47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Y DEGRENNE</text:p>
          </table:table-cell>
          <table:table-cell table:formula="of:=LOWER([.A473])" office:value-type="string" office:string-value="guy degrenne" calcext:value-type="string">
            <text:p>guy degrenne</text:p>
          </table:table-cell>
          <table:table-cell table:formula="of:=SUBSTITUTE([.B473];&quot; &quot; ;&quot;&quot; )" office:value-type="string" office:string-value="guydegrenne" calcext:value-type="string">
            <text:p>guydegrenne</text:p>
          </table:table-cell>
          <table:table-cell table:formula="of:=ORG.LIBREOFFICE.REGEX([.C473]; &quot;[^[:alnum:]]&quot;; &quot;&quot;; &quot;g&quot;)" office:value-type="string" office:string-value="guydegrenne" calcext:value-type="string">
            <text:p>guydegrenne</text:p>
          </table:table-cell>
          <table:table-cell table:formula="of:=LEN([.D47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TECHPROSS</text:p>
          </table:table-cell>
          <table:table-cell table:formula="of:=LOWER([.A474])" office:value-type="string" office:string-value="hitechpross" calcext:value-type="string">
            <text:p>hitechpross</text:p>
          </table:table-cell>
          <table:table-cell table:formula="of:=SUBSTITUTE([.B474];&quot; &quot; ;&quot;&quot; )" office:value-type="string" office:string-value="hitechpross" calcext:value-type="string">
            <text:p>hitechpross</text:p>
          </table:table-cell>
          <table:table-cell table:formula="of:=ORG.LIBREOFFICE.REGEX([.C474]; &quot;[^[:alnum:]]&quot;; &quot;&quot;; &quot;g&quot;)" office:value-type="string" office:string-value="hitechpross" calcext:value-type="string">
            <text:p>hitechpross</text:p>
          </table:table-cell>
          <table:table-cell table:formula="of:=LEN([.D47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MSYS GROUP</text:p>
          </table:table-cell>
          <table:table-cell table:formula="of:=LOWER([.A475])" office:value-type="string" office:string-value="homsys group" calcext:value-type="string">
            <text:p>homsys group</text:p>
          </table:table-cell>
          <table:table-cell table:formula="of:=SUBSTITUTE([.B475];&quot; &quot; ;&quot;&quot; )" office:value-type="string" office:string-value="homsysgroup" calcext:value-type="string">
            <text:p>homsysgroup</text:p>
          </table:table-cell>
          <table:table-cell table:formula="of:=ORG.LIBREOFFICE.REGEX([.C475]; &quot;[^[:alnum:]]&quot;; &quot;&quot;; &quot;g&quot;)" office:value-type="string" office:string-value="homsysgroup" calcext:value-type="string">
            <text:p>homsysgroup</text:p>
          </table:table-cell>
          <table:table-cell table:formula="of:=LEN([.D47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SBC BANK PLC</text:p>
          </table:table-cell>
          <table:table-cell table:formula="of:=LOWER([.A476])" office:value-type="string" office:string-value="hsbc bank plc" calcext:value-type="string">
            <text:p>hsbc bank plc</text:p>
          </table:table-cell>
          <table:table-cell table:formula="of:=SUBSTITUTE([.B476];&quot; &quot; ;&quot;&quot; )" office:value-type="string" office:string-value="hsbcbankplc" calcext:value-type="string">
            <text:p>hsbcbankplc</text:p>
          </table:table-cell>
          <table:table-cell table:formula="of:=ORG.LIBREOFFICE.REGEX([.C476]; &quot;[^[:alnum:]]&quot;; &quot;&quot;; &quot;g&quot;)" office:value-type="string" office:string-value="hsbcbankplc" calcext:value-type="string">
            <text:p>hsbcbankplc</text:p>
          </table:table-cell>
          <table:table-cell table:formula="of:=LEN([.D47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YBRIGENICS</text:p>
          </table:table-cell>
          <table:table-cell table:formula="of:=LOWER([.A477])" office:value-type="string" office:string-value="hybrigenics" calcext:value-type="string">
            <text:p>hybrigenics</text:p>
          </table:table-cell>
          <table:table-cell table:formula="of:=SUBSTITUTE([.B477];&quot; &quot; ;&quot;&quot; )" office:value-type="string" office:string-value="hybrigenics" calcext:value-type="string">
            <text:p>hybrigenics</text:p>
          </table:table-cell>
          <table:table-cell table:formula="of:=ORG.LIBREOFFICE.REGEX([.C477]; &quot;[^[:alnum:]]&quot;; &quot;&quot;; &quot;g&quot;)" office:value-type="string" office:string-value="hybrigenics" calcext:value-type="string">
            <text:p>hybrigenics</text:p>
          </table:table-cell>
          <table:table-cell table:formula="of:=LEN([.D47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RILL LYNCH</text:p>
          </table:table-cell>
          <table:table-cell table:formula="of:=LOWER([.A478])" office:value-type="string" office:string-value="merill lynch" calcext:value-type="string">
            <text:p>merill lynch</text:p>
          </table:table-cell>
          <table:table-cell table:formula="of:=SUBSTITUTE([.B478];&quot; &quot; ;&quot;&quot; )" office:value-type="string" office:string-value="merilllynch" calcext:value-type="string">
            <text:p>merilllynch</text:p>
          </table:table-cell>
          <table:table-cell table:formula="of:=ORG.LIBREOFFICE.REGEX([.C478]; &quot;[^[:alnum:]]&quot;; &quot;&quot;; &quot;g&quot;)" office:value-type="string" office:string-value="merilllynch" calcext:value-type="string">
            <text:p>merilllynch</text:p>
          </table:table-cell>
          <table:table-cell table:formula="of:=LEN([.D47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R BRICOLAGE</text:p>
          </table:table-cell>
          <table:table-cell table:formula="of:=LOWER([.A479])" office:value-type="string" office:string-value="mr bricolage" calcext:value-type="string">
            <text:p>mr bricolage</text:p>
          </table:table-cell>
          <table:table-cell table:formula="of:=SUBSTITUTE([.B479];&quot; &quot; ;&quot;&quot; )" office:value-type="string" office:string-value="mrbricolage" calcext:value-type="string">
            <text:p>mrbricolage</text:p>
          </table:table-cell>
          <table:table-cell table:formula="of:=ORG.LIBREOFFICE.REGEX([.C479]; &quot;[^[:alnum:]]&quot;; &quot;&quot;; &quot;g&quot;)" office:value-type="string" office:string-value="mrbricolage" calcext:value-type="string">
            <text:p>mrbricolage</text:p>
          </table:table-cell>
          <table:table-cell table:formula="of:=LEN([.D47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UF CEGETEL</text:p>
          </table:table-cell>
          <table:table-cell table:formula="of:=LOWER([.A480])" office:value-type="string" office:string-value="neuf cegetel" calcext:value-type="string">
            <text:p>neuf cegetel</text:p>
          </table:table-cell>
          <table:table-cell table:formula="of:=SUBSTITUTE([.B480];&quot; &quot; ;&quot;&quot; )" office:value-type="string" office:string-value="neufcegetel" calcext:value-type="string">
            <text:p>neufcegetel</text:p>
          </table:table-cell>
          <table:table-cell table:formula="of:=ORG.LIBREOFFICE.REGEX([.C480]; &quot;[^[:alnum:]]&quot;; &quot;&quot;; &quot;g&quot;)" office:value-type="string" office:string-value="neufcegetel" calcext:value-type="string">
            <text:p>neufcegetel</text:p>
          </table:table-cell>
          <table:table-cell table:formula="of:=LEN([.D48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XT RADIO TV</text:p>
          </table:table-cell>
          <table:table-cell table:formula="of:=LOWER([.A481])" office:value-type="string" office:string-value="next radio tv" calcext:value-type="string">
            <text:p>next radio tv</text:p>
          </table:table-cell>
          <table:table-cell table:formula="of:=SUBSTITUTE([.B481];&quot; &quot; ;&quot;&quot; )" office:value-type="string" office:string-value="nextradiotv" calcext:value-type="string">
            <text:p>nextradiotv</text:p>
          </table:table-cell>
          <table:table-cell table:formula="of:=ORG.LIBREOFFICE.REGEX([.C481]; &quot;[^[:alnum:]]&quot;; &quot;&quot;; &quot;g&quot;)" office:value-type="string" office:string-value="nextradiotv" calcext:value-type="string">
            <text:p>nextradiotv</text:p>
          </table:table-cell>
          <table:table-cell table:formula="of:=LEN([.D48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ECIA MOLEN</text:p>
          </table:table-cell>
          <table:table-cell table:formula="of:=LOWER([.A482])" office:value-type="string" office:string-value="precia molen" calcext:value-type="string">
            <text:p>precia molen</text:p>
          </table:table-cell>
          <table:table-cell table:formula="of:=SUBSTITUTE([.B482];&quot; &quot; ;&quot;&quot; )" office:value-type="string" office:string-value="preciamolen" calcext:value-type="string">
            <text:p>preciamolen</text:p>
          </table:table-cell>
          <table:table-cell table:formula="of:=ORG.LIBREOFFICE.REGEX([.C482]; &quot;[^[:alnum:]]&quot;; &quot;&quot;; &quot;g&quot;)" office:value-type="string" office:string-value="preciamolen" calcext:value-type="string">
            <text:p>preciamolen</text:p>
          </table:table-cell>
          <table:table-cell table:formula="of:=LEN([.D48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GOBAIN</text:p>
          </table:table-cell>
          <table:table-cell table:formula="of:=LOWER([.A483])" office:value-type="string" office:string-value="saint gobain" calcext:value-type="string">
            <text:p>saint gobain</text:p>
          </table:table-cell>
          <table:table-cell table:formula="of:=SUBSTITUTE([.B483];&quot; &quot; ;&quot;&quot; )" office:value-type="string" office:string-value="saintgobain" calcext:value-type="string">
            <text:p>saintgobain</text:p>
          </table:table-cell>
          <table:table-cell table:formula="of:=ORG.LIBREOFFICE.REGEX([.C483]; &quot;[^[:alnum:]]&quot;; &quot;&quot;; &quot;g&quot;)" office:value-type="string" office:string-value="saintgobain" calcext:value-type="string">
            <text:p>saintgobain</text:p>
          </table:table-cell>
          <table:table-cell table:formula="of:=LEN([.D48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S NEW SKIES</text:p>
          </table:table-cell>
          <table:table-cell table:formula="of:=LOWER([.A484])" office:value-type="string" office:string-value="ses new skies" calcext:value-type="string">
            <text:p>ses new skies</text:p>
          </table:table-cell>
          <table:table-cell table:formula="of:=SUBSTITUTE([.B484];&quot; &quot; ;&quot;&quot; )" office:value-type="string" office:string-value="sesnewskies" calcext:value-type="string">
            <text:p>sesnewskies</text:p>
          </table:table-cell>
          <table:table-cell table:formula="of:=ORG.LIBREOFFICE.REGEX([.C484]; &quot;[^[:alnum:]]&quot;; &quot;&quot;; &quot;g&quot;)" office:value-type="string" office:string-value="sesnewskies" calcext:value-type="string">
            <text:p>sesnewskies</text:p>
          </table:table-cell>
          <table:table-cell table:formula="of:=LEN([.D48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IIC DE PARIS</text:p>
          </table:table-cell>
          <table:table-cell table:formula="of:=LOWER([.A485])" office:value-type="string" office:string-value="siic de paris" calcext:value-type="string">
            <text:p>siic de paris</text:p>
          </table:table-cell>
          <table:table-cell table:formula="of:=SUBSTITUTE([.B485];&quot; &quot; ;&quot;&quot; )" office:value-type="string" office:string-value="siicdeparis" calcext:value-type="string">
            <text:p>siicdeparis</text:p>
          </table:table-cell>
          <table:table-cell table:formula="of:=ORG.LIBREOFFICE.REGEX([.C485]; &quot;[^[:alnum:]]&quot;; &quot;&quot;; &quot;g&quot;)" office:value-type="string" office:string-value="siicdeparis" calcext:value-type="string">
            <text:p>siicdeparis</text:p>
          </table:table-cell>
          <table:table-cell table:formula="of:=LEN([.D48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CHNICOLOR</text:p>
          </table:table-cell>
          <table:table-cell table:formula="of:=LOWER([.A486])" office:value-type="string" office:string-value="technicolor" calcext:value-type="string">
            <text:p>technicolor</text:p>
          </table:table-cell>
          <table:table-cell table:formula="of:=SUBSTITUTE([.B486];&quot; &quot; ;&quot;&quot; )" office:value-type="string" office:string-value="technicolor" calcext:value-type="string">
            <text:p>technicolor</text:p>
          </table:table-cell>
          <table:table-cell table:formula="of:=ORG.LIBREOFFICE.REGEX([.C486]; &quot;[^[:alnum:]]&quot;; &quot;&quot;; &quot;g&quot;)" office:value-type="string" office:string-value="technicolor" calcext:value-type="string">
            <text:p>technicolor</text:p>
          </table:table-cell>
          <table:table-cell table:formula="of:=LEN([.D48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T AFFAIRES</text:p>
          </table:table-cell>
          <table:table-cell table:formula="of:=LOWER([.A487])" office:value-type="string" office:string-value="vet affaires" calcext:value-type="string">
            <text:p>vet affaires</text:p>
          </table:table-cell>
          <table:table-cell table:formula="of:=SUBSTITUTE([.B487];&quot; &quot; ;&quot;&quot; )" office:value-type="string" office:string-value="vetaffaires" calcext:value-type="string">
            <text:p>vetaffaires</text:p>
          </table:table-cell>
          <table:table-cell table:formula="of:=ORG.LIBREOFFICE.REGEX([.C487]; &quot;[^[:alnum:]]&quot;; &quot;&quot;; &quot;g&quot;)" office:value-type="string" office:string-value="vetaffaires" calcext:value-type="string">
            <text:p>vetaffaires</text:p>
          </table:table-cell>
          <table:table-cell table:formula="of:=LEN([.D48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ILMORIN &amp; CIE</text:p>
          </table:table-cell>
          <table:table-cell table:formula="of:=LOWER([.A488])" office:value-type="string" office:string-value="vilmorin &amp; cie" calcext:value-type="string">
            <text:p>vilmorin &amp; cie</text:p>
          </table:table-cell>
          <table:table-cell table:formula="of:=SUBSTITUTE([.B488];&quot; &quot; ;&quot;&quot; )" office:value-type="string" office:string-value="vilmorin&amp;cie" calcext:value-type="string">
            <text:p>vilmorin&amp;cie</text:p>
          </table:table-cell>
          <table:table-cell table:formula="of:=ORG.LIBREOFFICE.REGEX([.C488]; &quot;[^[:alnum:]]&quot;; &quot;&quot;; &quot;g&quot;)" office:value-type="string" office:string-value="vilmorincie" calcext:value-type="string">
            <text:p>vilmorincie</text:p>
          </table:table-cell>
          <table:table-cell table:formula="of:=LEN([.D48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M MATERIAUX</text:p>
          </table:table-cell>
          <table:table-cell table:formula="of:=LOWER([.A489])" office:value-type="string" office:string-value="vm materiaux" calcext:value-type="string">
            <text:p>vm materiaux</text:p>
          </table:table-cell>
          <table:table-cell table:formula="of:=SUBSTITUTE([.B489];&quot; &quot; ;&quot;&quot; )" office:value-type="string" office:string-value="vmmateriaux" calcext:value-type="string">
            <text:p>vmmateriaux</text:p>
          </table:table-cell>
          <table:table-cell table:formula="of:=ORG.LIBREOFFICE.REGEX([.C489]; &quot;[^[:alnum:]]&quot;; &quot;&quot;; &quot;g&quot;)" office:value-type="string" office:string-value="vmmateriaux" calcext:value-type="string">
            <text:p>vmmateriaux</text:p>
          </table:table-cell>
          <table:table-cell table:formula="of:=LEN([.D48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BC ARBITRAGE</text:p>
          </table:table-cell>
          <table:table-cell table:formula="of:=LOWER([.A490])" office:value-type="string" office:string-value="abc arbitrage" calcext:value-type="string">
            <text:p>abc arbitrage</text:p>
          </table:table-cell>
          <table:table-cell table:formula="of:=SUBSTITUTE([.B490];&quot; &quot; ;&quot;&quot; )" office:value-type="string" office:string-value="abcarbitrage" calcext:value-type="string">
            <text:p>abcarbitrage</text:p>
          </table:table-cell>
          <table:table-cell table:formula="of:=ORG.LIBREOFFICE.REGEX([.C490]; &quot;[^[:alnum:]]&quot;; &quot;&quot;; &quot;g&quot;)" office:value-type="string" office:string-value="abcarbitrage" calcext:value-type="string">
            <text:p>abcarbitrage</text:p>
          </table:table-cell>
          <table:table-cell table:formula="of:=LEN([.D49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IR FRANCE-KLM</text:p>
          </table:table-cell>
          <table:table-cell table:formula="of:=LOWER([.A491])" office:value-type="string" office:string-value="air france-klm" calcext:value-type="string">
            <text:p>air france-klm</text:p>
          </table:table-cell>
          <table:table-cell table:formula="of:=SUBSTITUTE([.B491];&quot; &quot; ;&quot;&quot; )" office:value-type="string" office:string-value="airfrance-klm" calcext:value-type="string">
            <text:p>airfrance-klm</text:p>
          </table:table-cell>
          <table:table-cell table:formula="of:=ORG.LIBREOFFICE.REGEX([.C491]; &quot;[^[:alnum:]]&quot;; &quot;&quot;; &quot;g&quot;)" office:value-type="string" office:string-value="airfranceklm" calcext:value-type="string">
            <text:p>airfranceklm</text:p>
          </table:table-cell>
          <table:table-cell table:formula="of:=LEN([.D49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SYA CAPITAL</text:p>
          </table:table-cell>
          <table:table-cell table:formula="of:=LOWER([.A492])" office:value-type="string" office:string-value="assya capital" calcext:value-type="string">
            <text:p>assya capital</text:p>
          </table:table-cell>
          <table:table-cell table:formula="of:=SUBSTITUTE([.B492];&quot; &quot; ;&quot;&quot; )" office:value-type="string" office:string-value="assyacapital" calcext:value-type="string">
            <text:p>assyacapital</text:p>
          </table:table-cell>
          <table:table-cell table:formula="of:=ORG.LIBREOFFICE.REGEX([.C492]; &quot;[^[:alnum:]]&quot;; &quot;&quot;; &quot;g&quot;)" office:value-type="string" office:string-value="assyacapital" calcext:value-type="string">
            <text:p>assyacapital</text:p>
          </table:table-cell>
          <table:table-cell table:formula="of:=LEN([.D49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FEMININ.COM</text:p>
          </table:table-cell>
          <table:table-cell table:formula="of:=LOWER([.A493])" office:value-type="string" office:string-value="aufeminin.com" calcext:value-type="string">
            <text:p>aufeminin.com</text:p>
          </table:table-cell>
          <table:table-cell table:formula="of:=SUBSTITUTE([.B493];&quot; &quot; ;&quot;&quot; )" office:value-type="string" office:string-value="aufeminin.com" calcext:value-type="string">
            <text:p>aufeminin.com</text:p>
          </table:table-cell>
          <table:table-cell table:formula="of:=ORG.LIBREOFFICE.REGEX([.C493]; &quot;[^[:alnum:]]&quot;; &quot;&quot;; &quot;g&quot;)" office:value-type="string" office:string-value="aufeminincom" calcext:value-type="string">
            <text:p>aufeminincom</text:p>
          </table:table-cell>
          <table:table-cell table:formula="of:=LEN([.D49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URSE DIRECT</text:p>
          </table:table-cell>
          <table:table-cell table:formula="of:=LOWER([.A494])" office:value-type="string" office:string-value="bourse direct" calcext:value-type="string">
            <text:p>bourse direct</text:p>
          </table:table-cell>
          <table:table-cell table:formula="of:=SUBSTITUTE([.B494];&quot; &quot; ;&quot;&quot; )" office:value-type="string" office:string-value="boursedirect" calcext:value-type="string">
            <text:p>boursedirect</text:p>
          </table:table-cell>
          <table:table-cell table:formula="of:=ORG.LIBREOFFICE.REGEX([.C494]; &quot;[^[:alnum:]]&quot;; &quot;&quot;; &quot;g&quot;)" office:value-type="string" office:string-value="boursedirect" calcext:value-type="string">
            <text:p>boursedirect</text:p>
          </table:table-cell>
          <table:table-cell table:formula="of:=LEN([.D49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FFALO GRILL</text:p>
          </table:table-cell>
          <table:table-cell table:formula="of:=LOWER([.A495])" office:value-type="string" office:string-value="buffalo grill" calcext:value-type="string">
            <text:p>buffalo grill</text:p>
          </table:table-cell>
          <table:table-cell table:formula="of:=SUBSTITUTE([.B495];&quot; &quot; ;&quot;&quot; )" office:value-type="string" office:string-value="buffalogrill" calcext:value-type="string">
            <text:p>buffalogrill</text:p>
          </table:table-cell>
          <table:table-cell table:formula="of:=ORG.LIBREOFFICE.REGEX([.C495]; &quot;[^[:alnum:]]&quot;; &quot;&quot;; &quot;g&quot;)" office:value-type="string" office:string-value="buffalogrill" calcext:value-type="string">
            <text:p>buffalogrill</text:p>
          </table:table-cell>
          <table:table-cell table:formula="of:=LEN([.D49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ISSE LOCALE</text:p>
          </table:table-cell>
          <table:table-cell table:formula="of:=LOWER([.A496])" office:value-type="string" office:string-value="caisse locale" calcext:value-type="string">
            <text:p>caisse locale</text:p>
          </table:table-cell>
          <table:table-cell table:formula="of:=SUBSTITUTE([.B496];&quot; &quot; ;&quot;&quot; )" office:value-type="string" office:string-value="caisselocale" calcext:value-type="string">
            <text:p>caisselocale</text:p>
          </table:table-cell>
          <table:table-cell table:formula="of:=ORG.LIBREOFFICE.REGEX([.C496]; &quot;[^[:alnum:]]&quot;; &quot;&quot;; &quot;g&quot;)" office:value-type="string" office:string-value="caisselocale" calcext:value-type="string">
            <text:p>caisselocale</text:p>
          </table:table-cell>
          <table:table-cell table:formula="of:=LEN([.D49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FF RECYCLING</text:p>
          </table:table-cell>
          <table:table-cell table:formula="of:=LOWER([.A497])" office:value-type="string" office:string-value="cff recycling" calcext:value-type="string">
            <text:p>cff recycling</text:p>
          </table:table-cell>
          <table:table-cell table:formula="of:=SUBSTITUTE([.B497];&quot; &quot; ;&quot;&quot; )" office:value-type="string" office:string-value="cffrecycling" calcext:value-type="string">
            <text:p>cffrecycling</text:p>
          </table:table-cell>
          <table:table-cell table:formula="of:=ORG.LIBREOFFICE.REGEX([.C497]; &quot;[^[:alnum:]]&quot;; &quot;&quot;; &quot;g&quot;)" office:value-type="string" office:string-value="cffrecycling" calcext:value-type="string">
            <text:p>cffrecycling</text:p>
          </table:table-cell>
          <table:table-cell table:formula="of:=LEN([.D49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DER SANTE SA</text:p>
          </table:table-cell>
          <table:table-cell table:formula="of:=LOWER([.A498])" office:value-type="string" office:string-value="cider sante sa" calcext:value-type="string">
            <text:p>cider sante sa</text:p>
          </table:table-cell>
          <table:table-cell table:formula="of:=SUBSTITUTE([.B498];&quot; &quot; ;&quot;&quot; )" office:value-type="string" office:string-value="cidersantesa" calcext:value-type="string">
            <text:p>cidersantesa</text:p>
          </table:table-cell>
          <table:table-cell table:formula="of:=ORG.LIBREOFFICE.REGEX([.C498]; &quot;[^[:alnum:]]&quot;; &quot;&quot;; &quot;g&quot;)" office:value-type="string" office:string-value="cidersantesa" calcext:value-type="string">
            <text:p>cidersantesa</text:p>
          </table:table-cell>
          <table:table-cell table:formula="of:=LEN([.D49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EDIT DU NORD</text:p>
          </table:table-cell>
          <table:table-cell table:formula="of:=LOWER([.A499])" office:value-type="string" office:string-value="credit du nord" calcext:value-type="string">
            <text:p>credit du nord</text:p>
          </table:table-cell>
          <table:table-cell table:formula="of:=SUBSTITUTE([.B499];&quot; &quot; ;&quot;&quot; )" office:value-type="string" office:string-value="creditdunord" calcext:value-type="string">
            <text:p>creditdunord</text:p>
          </table:table-cell>
          <table:table-cell table:formula="of:=ORG.LIBREOFFICE.REGEX([.C499]; &quot;[^[:alnum:]]&quot;; &quot;&quot;; &quot;g&quot;)" office:value-type="string" office:string-value="creditdunord" calcext:value-type="string">
            <text:p>creditdunord</text:p>
          </table:table-cell>
          <table:table-cell table:formula="of:=LEN([.D49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EDIT MUTUEL</text:p>
          </table:table-cell>
          <table:table-cell table:formula="of:=LOWER([.A500])" office:value-type="string" office:string-value="credit mutuel" calcext:value-type="string">
            <text:p>credit mutuel</text:p>
          </table:table-cell>
          <table:table-cell table:formula="of:=SUBSTITUTE([.B500];&quot; &quot; ;&quot;&quot; )" office:value-type="string" office:string-value="creditmutuel" calcext:value-type="string">
            <text:p>creditmutuel</text:p>
          </table:table-cell>
          <table:table-cell table:formula="of:=ORG.LIBREOFFICE.REGEX([.C500]; &quot;[^[:alnum:]]&quot;; &quot;&quot;; &quot;g&quot;)" office:value-type="string" office:string-value="creditmutuel" calcext:value-type="string">
            <text:p>creditmutuel</text:p>
          </table:table-cell>
          <table:table-cell table:formula="of:=LEN([.D50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EDIT SUISSE</text:p>
          </table:table-cell>
          <table:table-cell table:formula="of:=LOWER([.A501])" office:value-type="string" office:string-value="credit suisse" calcext:value-type="string">
            <text:p>credit suisse</text:p>
          </table:table-cell>
          <table:table-cell table:formula="of:=SUBSTITUTE([.B501];&quot; &quot; ;&quot;&quot; )" office:value-type="string" office:string-value="creditsuisse" calcext:value-type="string">
            <text:p>creditsuisse</text:p>
          </table:table-cell>
          <table:table-cell table:formula="of:=ORG.LIBREOFFICE.REGEX([.C501]; &quot;[^[:alnum:]]&quot;; &quot;&quot;; &quot;g&quot;)" office:value-type="string" office:string-value="creditsuisse" calcext:value-type="string">
            <text:p>creditsuisse</text:p>
          </table:table-cell>
          <table:table-cell table:formula="of:=LEN([.D50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RICHEBOURG</text:p>
          </table:table-cell>
          <table:table-cell table:formula="of:=LOWER([.A502])" office:value-type="string" office:string-value="derichebourg" calcext:value-type="string">
            <text:p>derichebourg</text:p>
          </table:table-cell>
          <table:table-cell table:formula="of:=SUBSTITUTE([.B502];&quot; &quot; ;&quot;&quot; )" office:value-type="string" office:string-value="derichebourg" calcext:value-type="string">
            <text:p>derichebourg</text:p>
          </table:table-cell>
          <table:table-cell table:formula="of:=ORG.LIBREOFFICE.REGEX([.C502]; &quot;[^[:alnum:]]&quot;; &quot;&quot;; &quot;g&quot;)" office:value-type="string" office:string-value="derichebourg" calcext:value-type="string">
            <text:p>derichebourg</text:p>
          </table:table-cell>
          <table:table-cell table:formula="of:=LEN([.D50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CRES DUBUIS</text:p>
          </table:table-cell>
          <table:table-cell table:formula="of:=LOWER([.A503])" office:value-type="string" office:string-value="encres dubuis" calcext:value-type="string">
            <text:p>encres dubuis</text:p>
          </table:table-cell>
          <table:table-cell table:formula="of:=SUBSTITUTE([.B503];&quot; &quot; ;&quot;&quot; )" office:value-type="string" office:string-value="encresdubuis" calcext:value-type="string">
            <text:p>encresdubuis</text:p>
          </table:table-cell>
          <table:table-cell table:formula="of:=ORG.LIBREOFFICE.REGEX([.C503]; &quot;[^[:alnum:]]&quot;; &quot;&quot;; &quot;g&quot;)" office:value-type="string" office:string-value="encresdubuis" calcext:value-type="string">
            <text:p>encresdubuis</text:p>
          </table:table-cell>
          <table:table-cell table:formula="of:=LEN([.D50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EURY MICHON</text:p>
          </table:table-cell>
          <table:table-cell table:formula="of:=LOWER([.A504])" office:value-type="string" office:string-value="fleury michon" calcext:value-type="string">
            <text:p>fleury michon</text:p>
          </table:table-cell>
          <table:table-cell table:formula="of:=SUBSTITUTE([.B504];&quot; &quot; ;&quot;&quot; )" office:value-type="string" office:string-value="fleurymichon" calcext:value-type="string">
            <text:p>fleurymichon</text:p>
          </table:table-cell>
          <table:table-cell table:formula="of:=ORG.LIBREOFFICE.REGEX([.C504]; &quot;[^[:alnum:]]&quot;; &quot;&quot;; &quot;g&quot;)" office:value-type="string" office:string-value="fleurymichon" calcext:value-type="string">
            <text:p>fleurymichon</text:p>
          </table:table-cell>
          <table:table-cell table:formula="of:=LEN([.D5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NCIERE INEA</text:p>
          </table:table-cell>
          <table:table-cell table:formula="of:=LOWER([.A505])" office:value-type="string" office:string-value="fonciere inea" calcext:value-type="string">
            <text:p>fonciere inea</text:p>
          </table:table-cell>
          <table:table-cell table:formula="of:=SUBSTITUTE([.B505];&quot; &quot; ;&quot;&quot; )" office:value-type="string" office:string-value="fonciereinea" calcext:value-type="string">
            <text:p>fonciereinea</text:p>
          </table:table-cell>
          <table:table-cell table:formula="of:=ORG.LIBREOFFICE.REGEX([.C505]; &quot;[^[:alnum:]]&quot;; &quot;&quot;; &quot;g&quot;)" office:value-type="string" office:string-value="fonciereinea" calcext:value-type="string">
            <text:p>fonciereinea</text:p>
          </table:table-cell>
          <table:table-cell table:formula="of:=LEN([.D50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EELANCE.COM</text:p>
          </table:table-cell>
          <table:table-cell table:formula="of:=LOWER([.A506])" office:value-type="string" office:string-value="freelance.com" calcext:value-type="string">
            <text:p>freelance.com</text:p>
          </table:table-cell>
          <table:table-cell table:formula="of:=SUBSTITUTE([.B506];&quot; &quot; ;&quot;&quot; )" office:value-type="string" office:string-value="freelance.com" calcext:value-type="string">
            <text:p>freelance.com</text:p>
          </table:table-cell>
          <table:table-cell table:formula="of:=ORG.LIBREOFFICE.REGEX([.C506]; &quot;[^[:alnum:]]&quot;; &quot;&quot;; &quot;g&quot;)" office:value-type="string" office:string-value="freelancecom" calcext:value-type="string">
            <text:p>freelancecom</text:p>
          </table:table-cell>
          <table:table-cell table:formula="of:=LEN([.D50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NERIX GROUP</text:p>
          </table:table-cell>
          <table:table-cell table:formula="of:=LOWER([.A507])" office:value-type="string" office:string-value="generix group" calcext:value-type="string">
            <text:p>generix group</text:p>
          </table:table-cell>
          <table:table-cell table:formula="of:=SUBSTITUTE([.B507];&quot; &quot; ;&quot;&quot; )" office:value-type="string" office:string-value="generixgroup" calcext:value-type="string">
            <text:p>generixgroup</text:p>
          </table:table-cell>
          <table:table-cell table:formula="of:=ORG.LIBREOFFICE.REGEX([.C507]; &quot;[^[:alnum:]]&quot;; &quot;&quot;; &quot;g&quot;)" office:value-type="string" office:string-value="generixgroup" calcext:value-type="string">
            <text:p>generixgroup</text:p>
          </table:table-cell>
          <table:table-cell table:formula="of:=LEN([.D50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INES VOLTZ</text:p>
          </table:table-cell>
          <table:table-cell table:formula="of:=LOWER([.A508])" office:value-type="string" office:string-value="graines voltz" calcext:value-type="string">
            <text:p>graines voltz</text:p>
          </table:table-cell>
          <table:table-cell table:formula="of:=SUBSTITUTE([.B508];&quot; &quot; ;&quot;&quot; )" office:value-type="string" office:string-value="grainesvoltz" calcext:value-type="string">
            <text:p>grainesvoltz</text:p>
          </table:table-cell>
          <table:table-cell table:formula="of:=ORG.LIBREOFFICE.REGEX([.C508]; &quot;[^[:alnum:]]&quot;; &quot;&quot;; &quot;g&quot;)" office:value-type="string" office:string-value="grainesvoltz" calcext:value-type="string">
            <text:p>grainesvoltz</text:p>
          </table:table-cell>
          <table:table-cell table:formula="of:=LEN([.D50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OUPE CM5-CIC</text:p>
          </table:table-cell>
          <table:table-cell table:formula="of:=LOWER([.A509])" office:value-type="string" office:string-value="groupe cm5-cic" calcext:value-type="string">
            <text:p>groupe cm5-cic</text:p>
          </table:table-cell>
          <table:table-cell table:formula="of:=SUBSTITUTE([.B509];&quot; &quot; ;&quot;&quot; )" office:value-type="string" office:string-value="groupecm5-cic" calcext:value-type="string">
            <text:p>groupecm5-cic</text:p>
          </table:table-cell>
          <table:table-cell table:formula="of:=ORG.LIBREOFFICE.REGEX([.C509]; &quot;[^[:alnum:]]&quot;; &quot;&quot;; &quot;g&quot;)" office:value-type="string" office:string-value="groupecm5cic" calcext:value-type="string">
            <text:p>groupecm5cic</text:p>
          </table:table-cell>
          <table:table-cell table:formula="of:=LEN([.D50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OUPE GINGER</text:p>
          </table:table-cell>
          <table:table-cell table:formula="of:=LOWER([.A510])" office:value-type="string" office:string-value="groupe ginger" calcext:value-type="string">
            <text:p>groupe ginger</text:p>
          </table:table-cell>
          <table:table-cell table:formula="of:=SUBSTITUTE([.B510];&quot; &quot; ;&quot;&quot; )" office:value-type="string" office:string-value="groupeginger" calcext:value-type="string">
            <text:p>groupeginger</text:p>
          </table:table-cell>
          <table:table-cell table:formula="of:=ORG.LIBREOFFICE.REGEX([.C510]; &quot;[^[:alnum:]]&quot;; &quot;&quot;; &quot;g&quot;)" office:value-type="string" office:string-value="groupeginger" calcext:value-type="string">
            <text:p>groupeginger</text:p>
          </table:table-cell>
          <table:table-cell table:formula="of:=LEN([.D5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OUPE JEMINI</text:p>
          </table:table-cell>
          <table:table-cell table:formula="of:=LOWER([.A511])" office:value-type="string" office:string-value="groupe jemini" calcext:value-type="string">
            <text:p>groupe jemini</text:p>
          </table:table-cell>
          <table:table-cell table:formula="of:=SUBSTITUTE([.B511];&quot; &quot; ;&quot;&quot; )" office:value-type="string" office:string-value="groupejemini" calcext:value-type="string">
            <text:p>groupejemini</text:p>
          </table:table-cell>
          <table:table-cell table:formula="of:=ORG.LIBREOFFICE.REGEX([.C511]; &quot;[^[:alnum:]]&quot;; &quot;&quot;; &quot;g&quot;)" office:value-type="string" office:string-value="groupejemini" calcext:value-type="string">
            <text:p>groupejemini</text:p>
          </table:table-cell>
          <table:table-cell table:formula="of:=LEN([.D5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OUPE PROMEO</text:p>
          </table:table-cell>
          <table:table-cell table:formula="of:=LOWER([.A512])" office:value-type="string" office:string-value="groupe promeo" calcext:value-type="string">
            <text:p>groupe promeo</text:p>
          </table:table-cell>
          <table:table-cell table:formula="of:=SUBSTITUTE([.B512];&quot; &quot; ;&quot;&quot; )" office:value-type="string" office:string-value="groupepromeo" calcext:value-type="string">
            <text:p>groupepromeo</text:p>
          </table:table-cell>
          <table:table-cell table:formula="of:=ORG.LIBREOFFICE.REGEX([.C512]; &quot;[^[:alnum:]]&quot;; &quot;&quot;; &quot;g&quot;)" office:value-type="string" office:string-value="groupepromeo" calcext:value-type="string">
            <text:p>groupepromeo</text:p>
          </table:table-cell>
          <table:table-cell table:formula="of:=LEN([.D5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OUPE STERIA</text:p>
          </table:table-cell>
          <table:table-cell table:formula="of:=LOWER([.A513])" office:value-type="string" office:string-value="groupe steria" calcext:value-type="string">
            <text:p>groupe steria</text:p>
          </table:table-cell>
          <table:table-cell table:formula="of:=SUBSTITUTE([.B513];&quot; &quot; ;&quot;&quot; )" office:value-type="string" office:string-value="groupesteria" calcext:value-type="string">
            <text:p>groupesteria</text:p>
          </table:table-cell>
          <table:table-cell table:formula="of:=ORG.LIBREOFFICE.REGEX([.C513]; &quot;[^[:alnum:]]&quot;; &quot;&quot;; &quot;g&quot;)" office:value-type="string" office:string-value="groupesteria" calcext:value-type="string">
            <text:p>groupesteria</text:p>
          </table:table-cell>
          <table:table-cell table:formula="of:=LEN([.D51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MMERSON PLC</text:p>
          </table:table-cell>
          <table:table-cell table:formula="of:=LOWER([.A514])" office:value-type="string" office:string-value="hammerson plc" calcext:value-type="string">
            <text:p>hammerson plc</text:p>
          </table:table-cell>
          <table:table-cell table:formula="of:=SUBSTITUTE([.B514];&quot; &quot; ;&quot;&quot; )" office:value-type="string" office:string-value="hammersonplc" calcext:value-type="string">
            <text:p>hammersonplc</text:p>
          </table:table-cell>
          <table:table-cell table:formula="of:=ORG.LIBREOFFICE.REGEX([.C514]; &quot;[^[:alnum:]]&quot;; &quot;&quot;; &quot;g&quot;)" office:value-type="string" office:string-value="hammersonplc" calcext:value-type="string">
            <text:p>hammersonplc</text:p>
          </table:table-cell>
          <table:table-cell table:formula="of:=LEN([.D5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NATE PHARMA</text:p>
          </table:table-cell>
          <table:table-cell table:formula="of:=LOWER([.A515])" office:value-type="string" office:string-value="innate pharma" calcext:value-type="string">
            <text:p>innate pharma</text:p>
          </table:table-cell>
          <table:table-cell table:formula="of:=SUBSTITUTE([.B515];&quot; &quot; ;&quot;&quot; )" office:value-type="string" office:string-value="innatepharma" calcext:value-type="string">
            <text:p>innatepharma</text:p>
          </table:table-cell>
          <table:table-cell table:formula="of:=ORG.LIBREOFFICE.REGEX([.C515]; &quot;[^[:alnum:]]&quot;; &quot;&quot;; &quot;g&quot;)" office:value-type="string" office:string-value="innatepharma" calcext:value-type="string">
            <text:p>innatepharma</text:p>
          </table:table-cell>
          <table:table-cell table:formula="of:=LEN([.D51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PARFUMS</text:p>
          </table:table-cell>
          <table:table-cell table:formula="of:=LOWER([.A516])" office:value-type="string" office:string-value="interparfums" calcext:value-type="string">
            <text:p>interparfums</text:p>
          </table:table-cell>
          <table:table-cell table:formula="of:=SUBSTITUTE([.B516];&quot; &quot; ;&quot;&quot; )" office:value-type="string" office:string-value="interparfums" calcext:value-type="string">
            <text:p>interparfums</text:p>
          </table:table-cell>
          <table:table-cell table:formula="of:=ORG.LIBREOFFICE.REGEX([.C516]; &quot;[^[:alnum:]]&quot;; &quot;&quot;; &quot;g&quot;)" office:value-type="string" office:string-value="interparfums" calcext:value-type="string">
            <text:p>interparfums</text:p>
          </table:table-cell>
          <table:table-cell table:formula="of:=LEN([.D51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 CHAUSSERIA</text:p>
          </table:table-cell>
          <table:table-cell table:formula="of:=LOWER([.A517])" office:value-type="string" office:string-value="la chausseria" calcext:value-type="string">
            <text:p>la chausseria</text:p>
          </table:table-cell>
          <table:table-cell table:formula="of:=SUBSTITUTE([.B517];&quot; &quot; ;&quot;&quot; )" office:value-type="string" office:string-value="lachausseria" calcext:value-type="string">
            <text:p>lachausseria</text:p>
          </table:table-cell>
          <table:table-cell table:formula="of:=ORG.LIBREOFFICE.REGEX([.C517]; &quot;[^[:alnum:]]&quot;; &quot;&quot;; &quot;g&quot;)" office:value-type="string" office:string-value="lachausseria" calcext:value-type="string">
            <text:p>lachausseria</text:p>
          </table:table-cell>
          <table:table-cell table:formula="of:=LEN([.D51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GARDERE S.C.A.</text:p>
          </table:table-cell>
          <table:table-cell table:formula="of:=LOWER([.A518])" office:value-type="string" office:string-value="lagardere s.c.a." calcext:value-type="string">
            <text:p>lagardere s.c.a.</text:p>
          </table:table-cell>
          <table:table-cell table:formula="of:=SUBSTITUTE([.B518];&quot; &quot; ;&quot;&quot; )" office:value-type="string" office:string-value="lagarderes.c.a." calcext:value-type="string">
            <text:p>lagarderes.c.a.</text:p>
          </table:table-cell>
          <table:table-cell table:formula="of:=ORG.LIBREOFFICE.REGEX([.C518]; &quot;[^[:alnum:]]&quot;; &quot;&quot;; &quot;g&quot;)" office:value-type="string" office:string-value="lagarderesca" calcext:value-type="string">
            <text:p>lagarderesca</text:p>
          </table:table-cell>
          <table:table-cell table:formula="of:=LEN([.D5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 TANNEUR &amp; CIE</text:p>
          </table:table-cell>
          <table:table-cell table:formula="of:=LOWER([.A519])" office:value-type="string" office:string-value="le tanneur &amp; cie" calcext:value-type="string">
            <text:p>le tanneur &amp; cie</text:p>
          </table:table-cell>
          <table:table-cell table:formula="of:=SUBSTITUTE([.B519];&quot; &quot; ;&quot;&quot; )" office:value-type="string" office:string-value="letanneur&amp;cie" calcext:value-type="string">
            <text:p>letanneur&amp;cie</text:p>
          </table:table-cell>
          <table:table-cell table:formula="of:=ORG.LIBREOFFICE.REGEX([.C519]; &quot;[^[:alnum:]]&quot;; &quot;&quot;; &quot;g&quot;)" office:value-type="string" office:string-value="letanneurcie" calcext:value-type="string">
            <text:p>letanneurcie</text:p>
          </table:table-cell>
          <table:table-cell table:formula="of:=LEN([.D5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KEHIA GROUP</text:p>
          </table:table-cell>
          <table:table-cell table:formula="of:=LOWER([.A520])" office:value-type="string" office:string-value="makehia group" calcext:value-type="string">
            <text:p>makehia group</text:p>
          </table:table-cell>
          <table:table-cell table:formula="of:=SUBSTITUTE([.B520];&quot; &quot; ;&quot;&quot; )" office:value-type="string" office:string-value="makehiagroup" calcext:value-type="string">
            <text:p>makehiagroup</text:p>
          </table:table-cell>
          <table:table-cell table:formula="of:=ORG.LIBREOFFICE.REGEX([.C520]; &quot;[^[:alnum:]]&quot;; &quot;&quot;; &quot;g&quot;)" office:value-type="string" office:string-value="makehiagroup" calcext:value-type="string">
            <text:p>makehiagroup</text:p>
          </table:table-cell>
          <table:table-cell table:formula="of:=LEN([.D52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OC TELECOM</text:p>
          </table:table-cell>
          <table:table-cell table:formula="of:=LOWER([.A521])" office:value-type="string" office:string-value="maroc telecom" calcext:value-type="string">
            <text:p>maroc telecom</text:p>
          </table:table-cell>
          <table:table-cell table:formula="of:=SUBSTITUTE([.B521];&quot; &quot; ;&quot;&quot; )" office:value-type="string" office:string-value="maroctelecom" calcext:value-type="string">
            <text:p>maroctelecom</text:p>
          </table:table-cell>
          <table:table-cell table:formula="of:=ORG.LIBREOFFICE.REGEX([.C521]; &quot;[^[:alnum:]]&quot;; &quot;&quot;; &quot;g&quot;)" office:value-type="string" office:string-value="maroctelecom" calcext:value-type="string">
            <text:p>maroctelecom</text:p>
          </table:table-cell>
          <table:table-cell table:formula="of:=LEN([.D52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UREL ET PROM</text:p>
          </table:table-cell>
          <table:table-cell table:formula="of:=LOWER([.A522])" office:value-type="string" office:string-value="maurel et prom" calcext:value-type="string">
            <text:p>maurel et prom</text:p>
          </table:table-cell>
          <table:table-cell table:formula="of:=SUBSTITUTE([.B522];&quot; &quot; ;&quot;&quot; )" office:value-type="string" office:string-value="maureletprom" calcext:value-type="string">
            <text:p>maureletprom</text:p>
          </table:table-cell>
          <table:table-cell table:formula="of:=ORG.LIBREOFFICE.REGEX([.C522]; &quot;[^[:alnum:]]&quot;; &quot;&quot;; &quot;g&quot;)" office:value-type="string" office:string-value="maureletprom" calcext:value-type="string">
            <text:p>maureletprom</text:p>
          </table:table-cell>
          <table:table-cell table:formula="of:=LEN([.D5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ETRA SYSTEMS</text:p>
          </table:table-cell>
          <table:table-cell table:formula="of:=LOWER([.A523])" office:value-type="string" office:string-value="netra systems" calcext:value-type="string">
            <text:p>netra systems</text:p>
          </table:table-cell>
          <table:table-cell table:formula="of:=SUBSTITUTE([.B523];&quot; &quot; ;&quot;&quot; )" office:value-type="string" office:string-value="netrasystems" calcext:value-type="string">
            <text:p>netrasystems</text:p>
          </table:table-cell>
          <table:table-cell table:formula="of:=ORG.LIBREOFFICE.REGEX([.C523]; &quot;[^[:alnum:]]&quot;; &quot;&quot;; &quot;g&quot;)" office:value-type="string" office:string-value="netrasystems" calcext:value-type="string">
            <text:p>netrasystems</text:p>
          </table:table-cell>
          <table:table-cell table:formula="of:=LEN([.D52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YSE EURONEXT</text:p>
          </table:table-cell>
          <table:table-cell table:formula="of:=LOWER([.A524])" office:value-type="string" office:string-value="nyse euronext" calcext:value-type="string">
            <text:p>nyse euronext</text:p>
          </table:table-cell>
          <table:table-cell table:formula="of:=SUBSTITUTE([.B524];&quot; &quot; ;&quot;&quot; )" office:value-type="string" office:string-value="nyseeuronext" calcext:value-type="string">
            <text:p>nyseeuronext</text:p>
          </table:table-cell>
          <table:table-cell table:formula="of:=ORG.LIBREOFFICE.REGEX([.C524]; &quot;[^[:alnum:]]&quot;; &quot;&quot;; &quot;g&quot;)" office:value-type="string" office:string-value="nyseeuronext" calcext:value-type="string">
            <text:p>nyseeuronext</text:p>
          </table:table-cell>
          <table:table-cell table:formula="of:=LEN([.D5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NOD RICARD</text:p>
          </table:table-cell>
          <table:table-cell table:formula="of:=LOWER([.A525])" office:value-type="string" office:string-value="pernod ricard" calcext:value-type="string">
            <text:p>pernod ricard</text:p>
          </table:table-cell>
          <table:table-cell table:formula="of:=SUBSTITUTE([.B525];&quot; &quot; ;&quot;&quot; )" office:value-type="string" office:string-value="pernodricard" calcext:value-type="string">
            <text:p>pernodricard</text:p>
          </table:table-cell>
          <table:table-cell table:formula="of:=ORG.LIBREOFFICE.REGEX([.C525]; &quot;[^[:alnum:]]&quot;; &quot;&quot;; &quot;g&quot;)" office:value-type="string" office:string-value="pernodricard" calcext:value-type="string">
            <text:p>pernodricard</text:p>
          </table:table-cell>
          <table:table-cell table:formula="of:=LEN([.D52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NCIN YACHTS</text:p>
          </table:table-cell>
          <table:table-cell table:formula="of:=LOWER([.A526])" office:value-type="string" office:string-value="poncin yachts" calcext:value-type="string">
            <text:p>poncin yachts</text:p>
          </table:table-cell>
          <table:table-cell table:formula="of:=SUBSTITUTE([.B526];&quot; &quot; ;&quot;&quot; )" office:value-type="string" office:string-value="poncinyachts" calcext:value-type="string">
            <text:p>poncinyachts</text:p>
          </table:table-cell>
          <table:table-cell table:formula="of:=ORG.LIBREOFFICE.REGEX([.C526]; &quot;[^[:alnum:]]&quot;; &quot;&quot;; &quot;g&quot;)" office:value-type="string" office:string-value="poncinyachts" calcext:value-type="string">
            <text:p>poncinyachts</text:p>
          </table:table-cell>
          <table:table-cell table:formula="of:=LEN([.D52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 HENRI MAIRE</text:p>
          </table:table-cell>
          <table:table-cell table:formula="of:=LOWER([.A527])" office:value-type="string" office:string-value="sa henri maire" calcext:value-type="string">
            <text:p>sa henri maire</text:p>
          </table:table-cell>
          <table:table-cell table:formula="of:=SUBSTITUTE([.B527];&quot; &quot; ;&quot;&quot; )" office:value-type="string" office:string-value="sahenrimaire" calcext:value-type="string">
            <text:p>sahenrimaire</text:p>
          </table:table-cell>
          <table:table-cell table:formula="of:=ORG.LIBREOFFICE.REGEX([.C527]; &quot;[^[:alnum:]]&quot;; &quot;&quot;; &quot;g&quot;)" office:value-type="string" office:string-value="sahenrimaire" calcext:value-type="string">
            <text:p>sahenrimaire</text:p>
          </table:table-cell>
          <table:table-cell table:formula="of:=LEN([.D52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 LE GUIDE.COM</text:p>
          </table:table-cell>
          <table:table-cell table:formula="of:=LOWER([.A528])" office:value-type="string" office:string-value="sa le guide.com" calcext:value-type="string">
            <text:p>sa le guide.com</text:p>
          </table:table-cell>
          <table:table-cell table:formula="of:=SUBSTITUTE([.B528];&quot; &quot; ;&quot;&quot; )" office:value-type="string" office:string-value="saleguide.com" calcext:value-type="string">
            <text:p>saleguide.com</text:p>
          </table:table-cell>
          <table:table-cell table:formula="of:=ORG.LIBREOFFICE.REGEX([.C528]; &quot;[^[:alnum:]]&quot;; &quot;&quot;; &quot;g&quot;)" office:value-type="string" office:string-value="saleguidecom" calcext:value-type="string">
            <text:p>saleguidecom</text:p>
          </table:table-cell>
          <table:table-cell table:formula="of:=LEN([.D5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 LE NOBLE AGE</text:p>
          </table:table-cell>
          <table:table-cell table:formula="of:=LOWER([.A529])" office:value-type="string" office:string-value="sa le noble age" calcext:value-type="string">
            <text:p>sa le noble age</text:p>
          </table:table-cell>
          <table:table-cell table:formula="of:=SUBSTITUTE([.B529];&quot; &quot; ;&quot;&quot; )" office:value-type="string" office:string-value="salenobleage" calcext:value-type="string">
            <text:p>salenobleage</text:p>
          </table:table-cell>
          <table:table-cell table:formula="of:=ORG.LIBREOFFICE.REGEX([.C529]; &quot;[^[:alnum:]]&quot;; &quot;&quot;; &quot;g&quot;)" office:value-type="string" office:string-value="salenobleage" calcext:value-type="string">
            <text:p>salenobleage</text:p>
          </table:table-cell>
          <table:table-cell table:formula="of:=LEN([.D52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CURASSET S.A</text:p>
          </table:table-cell>
          <table:table-cell table:formula="of:=LOWER([.A530])" office:value-type="string" office:string-value="securasset s.a" calcext:value-type="string">
            <text:p>securasset s.a</text:p>
          </table:table-cell>
          <table:table-cell table:formula="of:=SUBSTITUTE([.B530];&quot; &quot; ;&quot;&quot; )" office:value-type="string" office:string-value="securassets.a" calcext:value-type="string">
            <text:p>securassets.a</text:p>
          </table:table-cell>
          <table:table-cell table:formula="of:=ORG.LIBREOFFICE.REGEX([.C530]; &quot;[^[:alnum:]]&quot;; &quot;&quot;; &quot;g&quot;)" office:value-type="string" office:string-value="securassetsa" calcext:value-type="string">
            <text:p>securassetsa</text:p>
          </table:table-cell>
          <table:table-cell table:formula="of:=LEN([.D53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LECTIRENTE</text:p>
          </table:table-cell>
          <table:table-cell table:formula="of:=LOWER([.A531])" office:value-type="string" office:string-value="selectirente" calcext:value-type="string">
            <text:p>selectirente</text:p>
          </table:table-cell>
          <table:table-cell table:formula="of:=SUBSTITUTE([.B531];&quot; &quot; ;&quot;&quot; )" office:value-type="string" office:string-value="selectirente" calcext:value-type="string">
            <text:p>selectirente</text:p>
          </table:table-cell>
          <table:table-cell table:formula="of:=ORG.LIBREOFFICE.REGEX([.C531]; &quot;[^[:alnum:]]&quot;; &quot;&quot;; &quot;g&quot;)" office:value-type="string" office:string-value="selectirente" calcext:value-type="string">
            <text:p>selectirente</text:p>
          </table:table-cell>
          <table:table-cell table:formula="of:=LEN([.D53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IC DE PARIS 8</text:p>
          </table:table-cell>
          <table:table-cell table:formula="of:=LOWER([.A532])" office:value-type="string" office:string-value="siic de paris 8" calcext:value-type="string">
            <text:p>siic de paris 8</text:p>
          </table:table-cell>
          <table:table-cell table:formula="of:=SUBSTITUTE([.B532];&quot; &quot; ;&quot;&quot; )" office:value-type="string" office:string-value="siicdeparis8" calcext:value-type="string">
            <text:p>siicdeparis8</text:p>
          </table:table-cell>
          <table:table-cell table:formula="of:=ORG.LIBREOFFICE.REGEX([.C532]; &quot;[^[:alnum:]]&quot;; &quot;&quot;; &quot;g&quot;)" office:value-type="string" office:string-value="siicdeparis8" calcext:value-type="string">
            <text:p>siicdeparis8</text:p>
          </table:table-cell>
          <table:table-cell table:formula="of:=LEN([.D53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NY ERICSSON</text:p>
          </table:table-cell>
          <table:table-cell table:formula="of:=LOWER([.A533])" office:value-type="string" office:string-value="sony ericsson" calcext:value-type="string">
            <text:p>sony ericsson</text:p>
          </table:table-cell>
          <table:table-cell table:formula="of:=SUBSTITUTE([.B533];&quot; &quot; ;&quot;&quot; )" office:value-type="string" office:string-value="sonyericsson" calcext:value-type="string">
            <text:p>sonyericsson</text:p>
          </table:table-cell>
          <table:table-cell table:formula="of:=ORG.LIBREOFFICE.REGEX([.C533]; &quot;[^[:alnum:]]&quot;; &quot;&quot;; &quot;g&quot;)" office:value-type="string" office:string-value="sonyericsson" calcext:value-type="string">
            <text:p>sonyericsson</text:p>
          </table:table-cell>
          <table:table-cell table:formula="of:=LEN([.D53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LLERGENES</text:p>
          </table:table-cell>
          <table:table-cell table:formula="of:=LOWER([.A534])" office:value-type="string" office:string-value="stallergenes" calcext:value-type="string">
            <text:p>stallergenes</text:p>
          </table:table-cell>
          <table:table-cell table:formula="of:=SUBSTITUTE([.B534];&quot; &quot; ;&quot;&quot; )" office:value-type="string" office:string-value="stallergenes" calcext:value-type="string">
            <text:p>stallergenes</text:p>
          </table:table-cell>
          <table:table-cell table:formula="of:=ORG.LIBREOFFICE.REGEX([.C534]; &quot;[^[:alnum:]]&quot;; &quot;&quot;; &quot;g&quot;)" office:value-type="string" office:string-value="stallergenes" calcext:value-type="string">
            <text:p>stallergenes</text:p>
          </table:table-cell>
          <table:table-cell table:formula="of:=LEN([.D53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RA HOLDING</text:p>
          </table:table-cell>
          <table:table-cell table:formula="of:=LOWER([.A535])" office:value-type="string" office:string-value="supra holding" calcext:value-type="string">
            <text:p>supra holding</text:p>
          </table:table-cell>
          <table:table-cell table:formula="of:=SUBSTITUTE([.B535];&quot; &quot; ;&quot;&quot; )" office:value-type="string" office:string-value="supraholding" calcext:value-type="string">
            <text:p>supraholding</text:p>
          </table:table-cell>
          <table:table-cell table:formula="of:=ORG.LIBREOFFICE.REGEX([.C535]; &quot;[^[:alnum:]]&quot;; &quot;&quot;; &quot;g&quot;)" office:value-type="string" office:string-value="supraholding" calcext:value-type="string">
            <text:p>supraholding</text:p>
          </table:table-cell>
          <table:table-cell table:formula="of:=LEN([.D53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LEFONICA SA</text:p>
          </table:table-cell>
          <table:table-cell table:formula="of:=LOWER([.A536])" office:value-type="string" office:string-value="telefonica sa" calcext:value-type="string">
            <text:p>telefonica sa</text:p>
          </table:table-cell>
          <table:table-cell table:formula="of:=SUBSTITUTE([.B536];&quot; &quot; ;&quot;&quot; )" office:value-type="string" office:string-value="telefonicasa" calcext:value-type="string">
            <text:p>telefonicasa</text:p>
          </table:table-cell>
          <table:table-cell table:formula="of:=ORG.LIBREOFFICE.REGEX([.C536]; &quot;[^[:alnum:]]&quot;; &quot;&quot;; &quot;g&quot;)" office:value-type="string" office:string-value="telefonicasa" calcext:value-type="string">
            <text:p>telefonicasa</text:p>
          </table:table-cell>
          <table:table-cell table:formula="of:=LEN([.D53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 CAPITAL</text:p>
          </table:table-cell>
          <table:table-cell table:formula="of:=LOWER([.A537])" office:value-type="string" office:string-value="total capital" calcext:value-type="string">
            <text:p>total capital</text:p>
          </table:table-cell>
          <table:table-cell table:formula="of:=SUBSTITUTE([.B537];&quot; &quot; ;&quot;&quot; )" office:value-type="string" office:string-value="totalcapital" calcext:value-type="string">
            <text:p>totalcapital</text:p>
          </table:table-cell>
          <table:table-cell table:formula="of:=ORG.LIBREOFFICE.REGEX([.C537]; &quot;[^[:alnum:]]&quot;; &quot;&quot;; &quot;g&quot;)" office:value-type="string" office:string-value="totalcapital" calcext:value-type="string">
            <text:p>totalcapital</text:p>
          </table:table-cell>
          <table:table-cell table:formula="of:=LEN([.D53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ACHTS COUACH</text:p>
          </table:table-cell>
          <table:table-cell table:formula="of:=LOWER([.A538])" office:value-type="string" office:string-value="yachts couach" calcext:value-type="string">
            <text:p>yachts couach</text:p>
          </table:table-cell>
          <table:table-cell table:formula="of:=SUBSTITUTE([.B538];&quot; &quot; ;&quot;&quot; )" office:value-type="string" office:string-value="yachtscouach" calcext:value-type="string">
            <text:p>yachtscouach</text:p>
          </table:table-cell>
          <table:table-cell table:formula="of:=ORG.LIBREOFFICE.REGEX([.C538]; &quot;[^[:alnum:]]&quot;; &quot;&quot;; &quot;g&quot;)" office:value-type="string" office:string-value="yachtscouach" calcext:value-type="string">
            <text:p>yachtscouach</text:p>
          </table:table-cell>
          <table:table-cell table:formula="of:=LEN([.D53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N AMRO BANK N.V</text:p>
          </table:table-cell>
          <table:table-cell table:formula="of:=LOWER([.A539])" office:value-type="string" office:string-value="abn amro bank n.v" calcext:value-type="string">
            <text:p>abn amro bank n.v</text:p>
          </table:table-cell>
          <table:table-cell table:formula="of:=SUBSTITUTE([.B539];&quot; &quot; ;&quot;&quot; )" office:value-type="string" office:string-value="abnamrobankn.v" calcext:value-type="string">
            <text:p>abnamrobankn.v</text:p>
          </table:table-cell>
          <table:table-cell table:formula="of:=ORG.LIBREOFFICE.REGEX([.C539]; &quot;[^[:alnum:]]&quot;; &quot;&quot;; &quot;g&quot;)" office:value-type="string" office:string-value="abnamrobanknv" calcext:value-type="string">
            <text:p>abnamrobanknv</text:p>
          </table:table-cell>
          <table:table-cell table:formula="of:=LEN([.D53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ES CHEMUNEX SA</text:p>
          </table:table-cell>
          <table:table-cell table:formula="of:=LOWER([.A540])" office:value-type="string" office:string-value="aes chemunex sa" calcext:value-type="string">
            <text:p>aes chemunex sa</text:p>
          </table:table-cell>
          <table:table-cell table:formula="of:=SUBSTITUTE([.B540];&quot; &quot; ;&quot;&quot; )" office:value-type="string" office:string-value="aeschemunexsa" calcext:value-type="string">
            <text:p>aeschemunexsa</text:p>
          </table:table-cell>
          <table:table-cell table:formula="of:=ORG.LIBREOFFICE.REGEX([.C540]; &quot;[^[:alnum:]]&quot;; &quot;&quot;; &quot;g&quot;)" office:value-type="string" office:string-value="aeschemunexsa" calcext:value-type="string">
            <text:p>aeschemunexsa</text:p>
          </table:table-cell>
          <table:table-cell table:formula="of:=LEN([.D54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AIN AFFLELOU</text:p>
          </table:table-cell>
          <table:table-cell table:formula="of:=LOWER([.A541])" office:value-type="string" office:string-value="alain afflelou" calcext:value-type="string">
            <text:p>alain afflelou</text:p>
          </table:table-cell>
          <table:table-cell table:formula="of:=SUBSTITUTE([.B541];&quot; &quot; ;&quot;&quot; )" office:value-type="string" office:string-value="alainafflelou" calcext:value-type="string">
            <text:p>alainafflelou</text:p>
          </table:table-cell>
          <table:table-cell table:formula="of:=ORG.LIBREOFFICE.REGEX([.C541]; &quot;[^[:alnum:]]&quot;; &quot;&quot;; &quot;g&quot;)" office:value-type="string" office:string-value="alainafflelou" calcext:value-type="string">
            <text:p>alainafflelou</text:p>
          </table:table-cell>
          <table:table-cell table:formula="of:=LEN([.D54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CATEL-LUCENT</text:p>
          </table:table-cell>
          <table:table-cell table:formula="of:=LOWER([.A542])" office:value-type="string" office:string-value="alcatel-lucent" calcext:value-type="string">
            <text:p>alcatel-lucent</text:p>
          </table:table-cell>
          <table:table-cell table:formula="of:=SUBSTITUTE([.B542];&quot; &quot; ;&quot;&quot; )" office:value-type="string" office:string-value="alcatel-lucent" calcext:value-type="string">
            <text:p>alcatel-lucent</text:p>
          </table:table-cell>
          <table:table-cell table:formula="of:=ORG.LIBREOFFICE.REGEX([.C542]; &quot;[^[:alnum:]]&quot;; &quot;&quot;; &quot;g&quot;)" office:value-type="string" office:string-value="alcatellucent" calcext:value-type="string">
            <text:p>alcatellucent</text:p>
          </table:table-cell>
          <table:table-cell table:formula="of:=LEN([.D54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F IMMOBILIER</text:p>
          </table:table-cell>
          <table:table-cell table:formula="of:=LOWER([.A543])" office:value-type="string" office:string-value="anf immobilier" calcext:value-type="string">
            <text:p>anf immobilier</text:p>
          </table:table-cell>
          <table:table-cell table:formula="of:=SUBSTITUTE([.B543];&quot; &quot; ;&quot;&quot; )" office:value-type="string" office:string-value="anfimmobilier" calcext:value-type="string">
            <text:p>anfimmobilier</text:p>
          </table:table-cell>
          <table:table-cell table:formula="of:=ORG.LIBREOFFICE.REGEX([.C543]; &quot;[^[:alnum:]]&quot;; &quot;&quot;; &quot;g&quot;)" office:value-type="string" office:string-value="anfimmobilier" calcext:value-type="string">
            <text:p>anfimmobilier</text:p>
          </table:table-cell>
          <table:table-cell table:formula="of:=LEN([.D54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CELORMITTAL</text:p>
          </table:table-cell>
          <table:table-cell table:formula="of:=LOWER([.A544])" office:value-type="string" office:string-value="arcelormittal" calcext:value-type="string">
            <text:p>arcelormittal</text:p>
          </table:table-cell>
          <table:table-cell table:formula="of:=SUBSTITUTE([.B544];&quot; &quot; ;&quot;&quot; )" office:value-type="string" office:string-value="arcelormittal" calcext:value-type="string">
            <text:p>arcelormittal</text:p>
          </table:table-cell>
          <table:table-cell table:formula="of:=ORG.LIBREOFFICE.REGEX([.C544]; &quot;[^[:alnum:]]&quot;; &quot;&quot;; &quot;g&quot;)" office:value-type="string" office:string-value="arcelormittal" calcext:value-type="string">
            <text:p>arcelormittal</text:p>
          </table:table-cell>
          <table:table-cell table:formula="of:=LEN([.D54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VENIR FINANCE</text:p>
          </table:table-cell>
          <table:table-cell table:formula="of:=LOWER([.A545])" office:value-type="string" office:string-value="avenir finance" calcext:value-type="string">
            <text:p>avenir finance</text:p>
          </table:table-cell>
          <table:table-cell table:formula="of:=SUBSTITUTE([.B545];&quot; &quot; ;&quot;&quot; )" office:value-type="string" office:string-value="avenirfinance" calcext:value-type="string">
            <text:p>avenirfinance</text:p>
          </table:table-cell>
          <table:table-cell table:formula="of:=ORG.LIBREOFFICE.REGEX([.C545]; &quot;[^[:alnum:]]&quot;; &quot;&quot;; &quot;g&quot;)" office:value-type="string" office:string-value="avenirfinance" calcext:value-type="string">
            <text:p>avenirfinance</text:p>
          </table:table-cell>
          <table:table-cell table:formula="of:=LEN([.D54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VENIR TELECOM</text:p>
          </table:table-cell>
          <table:table-cell table:formula="of:=LOWER([.A546])" office:value-type="string" office:string-value="avenir telecom" calcext:value-type="string">
            <text:p>avenir telecom</text:p>
          </table:table-cell>
          <table:table-cell table:formula="of:=SUBSTITUTE([.B546];&quot; &quot; ;&quot;&quot; )" office:value-type="string" office:string-value="avenirtelecom" calcext:value-type="string">
            <text:p>avenirtelecom</text:p>
          </table:table-cell>
          <table:table-cell table:formula="of:=ORG.LIBREOFFICE.REGEX([.C546]; &quot;[^[:alnum:]]&quot;; &quot;&quot;; &quot;g&quot;)" office:value-type="string" office:string-value="avenirtelecom" calcext:value-type="string">
            <text:p>avenirtelecom</text:p>
          </table:table-cell>
          <table:table-cell table:formula="of:=LEN([.D54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XWAY SOFTWARE</text:p>
          </table:table-cell>
          <table:table-cell table:formula="of:=LOWER([.A547])" office:value-type="string" office:string-value="axway software" calcext:value-type="string">
            <text:p>axway software</text:p>
          </table:table-cell>
          <table:table-cell table:formula="of:=SUBSTITUTE([.B547];&quot; &quot; ;&quot;&quot; )" office:value-type="string" office:string-value="axwaysoftware" calcext:value-type="string">
            <text:p>axwaysoftware</text:p>
          </table:table-cell>
          <table:table-cell table:formula="of:=ORG.LIBREOFFICE.REGEX([.C547]; &quot;[^[:alnum:]]&quot;; &quot;&quot;; &quot;g&quot;)" office:value-type="string" office:string-value="axwaysoftware" calcext:value-type="string">
            <text:p>axwaysoftware</text:p>
          </table:table-cell>
          <table:table-cell table:formula="of:=LEN([.D5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CI NAVIGATION</text:p>
          </table:table-cell>
          <table:table-cell table:formula="of:=LOWER([.A548])" office:value-type="string" office:string-value="bci navigation" calcext:value-type="string">
            <text:p>bci navigation</text:p>
          </table:table-cell>
          <table:table-cell table:formula="of:=SUBSTITUTE([.B548];&quot; &quot; ;&quot;&quot; )" office:value-type="string" office:string-value="bcinavigation" calcext:value-type="string">
            <text:p>bcinavigation</text:p>
          </table:table-cell>
          <table:table-cell table:formula="of:=ORG.LIBREOFFICE.REGEX([.C548]; &quot;[^[:alnum:]]&quot;; &quot;&quot;; &quot;g&quot;)" office:value-type="string" office:string-value="bcinavigation" calcext:value-type="string">
            <text:p>bcinavigation</text:p>
          </table:table-cell>
          <table:table-cell table:formula="of:=LEN([.D54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DGET TELECOM</text:p>
          </table:table-cell>
          <table:table-cell table:formula="of:=LOWER([.A549])" office:value-type="string" office:string-value="budget telecom" calcext:value-type="string">
            <text:p>budget telecom</text:p>
          </table:table-cell>
          <table:table-cell table:formula="of:=SUBSTITUTE([.B549];&quot; &quot; ;&quot;&quot; )" office:value-type="string" office:string-value="budgettelecom" calcext:value-type="string">
            <text:p>budgettelecom</text:p>
          </table:table-cell>
          <table:table-cell table:formula="of:=ORG.LIBREOFFICE.REGEX([.C549]; &quot;[^[:alnum:]]&quot;; &quot;&quot;; &quot;g&quot;)" office:value-type="string" office:string-value="budgettelecom" calcext:value-type="string">
            <text:p>budgettelecom</text:p>
          </table:table-cell>
          <table:table-cell table:formula="of:=LEN([.D54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EAU VERITAS</text:p>
          </table:table-cell>
          <table:table-cell table:formula="of:=LOWER([.A550])" office:value-type="string" office:string-value="bureau veritas" calcext:value-type="string">
            <text:p>bureau veritas</text:p>
          </table:table-cell>
          <table:table-cell table:formula="of:=SUBSTITUTE([.B550];&quot; &quot; ;&quot;&quot; )" office:value-type="string" office:string-value="bureauveritas" calcext:value-type="string">
            <text:p>bureauveritas</text:p>
          </table:table-cell>
          <table:table-cell table:formula="of:=ORG.LIBREOFFICE.REGEX([.C550]; &quot;[^[:alnum:]]&quot;; &quot;&quot;; &quot;g&quot;)" office:value-type="string" office:string-value="bureauveritas" calcext:value-type="string">
            <text:p>bureauveritas</text:p>
          </table:table-cell>
          <table:table-cell table:formula="of:=LEN([.D55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BO TERRITORIA</text:p>
          </table:table-cell>
          <table:table-cell table:formula="of:=LOWER([.A551])" office:value-type="string" office:string-value="cbo territoria" calcext:value-type="string">
            <text:p>cbo territoria</text:p>
          </table:table-cell>
          <table:table-cell table:formula="of:=SUBSTITUTE([.B551];&quot; &quot; ;&quot;&quot; )" office:value-type="string" office:string-value="cboterritoria" calcext:value-type="string">
            <text:p>cboterritoria</text:p>
          </table:table-cell>
          <table:table-cell table:formula="of:=ORG.LIBREOFFICE.REGEX([.C551]; &quot;[^[:alnum:]]&quot;; &quot;&quot;; &quot;g&quot;)" office:value-type="string" office:string-value="cboterritoria" calcext:value-type="string">
            <text:p>cboterritoria</text:p>
          </table:table-cell>
          <table:table-cell table:formula="of:=LEN([.D55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NP ASSURANCES</text:p>
          </table:table-cell>
          <table:table-cell table:formula="of:=LOWER([.A552])" office:value-type="string" office:string-value="cnp assurances" calcext:value-type="string">
            <text:p>cnp assurances</text:p>
          </table:table-cell>
          <table:table-cell table:formula="of:=SUBSTITUTE([.B552];&quot; &quot; ;&quot;&quot; )" office:value-type="string" office:string-value="cnpassurances" calcext:value-type="string">
            <text:p>cnpassurances</text:p>
          </table:table-cell>
          <table:table-cell table:formula="of:=ORG.LIBREOFFICE.REGEX([.C552]; &quot;[^[:alnum:]]&quot;; &quot;&quot;; &quot;g&quot;)" office:value-type="string" office:string-value="cnpassurances" calcext:value-type="string">
            <text:p>cnpassurances</text:p>
          </table:table-cell>
          <table:table-cell table:formula="of:=LEN([.D55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CT INDUSTRIES</text:p>
          </table:table-cell>
          <table:table-cell table:formula="of:=LOWER([.A553])" office:value-type="string" office:string-value="ect industries" calcext:value-type="string">
            <text:p>ect industries</text:p>
          </table:table-cell>
          <table:table-cell table:formula="of:=SUBSTITUTE([.B553];&quot; &quot; ;&quot;&quot; )" office:value-type="string" office:string-value="ectindustries" calcext:value-type="string">
            <text:p>ectindustries</text:p>
          </table:table-cell>
          <table:table-cell table:formula="of:=ORG.LIBREOFFICE.REGEX([.C553]; &quot;[^[:alnum:]]&quot;; &quot;&quot;; &quot;g&quot;)" office:value-type="string" office:string-value="ectindustries" calcext:value-type="string">
            <text:p>ectindustries</text:p>
          </table:table-cell>
          <table:table-cell table:formula="of:=LEN([.D55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URO DISNEY SCA</text:p>
          </table:table-cell>
          <table:table-cell table:formula="of:=LOWER([.A554])" office:value-type="string" office:string-value="euro disney sca" calcext:value-type="string">
            <text:p>euro disney sca</text:p>
          </table:table-cell>
          <table:table-cell table:formula="of:=SUBSTITUTE([.B554];&quot; &quot; ;&quot;&quot; )" office:value-type="string" office:string-value="eurodisneysca" calcext:value-type="string">
            <text:p>eurodisneysca</text:p>
          </table:table-cell>
          <table:table-cell table:formula="of:=ORG.LIBREOFFICE.REGEX([.C554]; &quot;[^[:alnum:]]&quot;; &quot;&quot;; &quot;g&quot;)" office:value-type="string" office:string-value="eurodisneysca" calcext:value-type="string">
            <text:p>eurodisneysca</text:p>
          </table:table-cell>
          <table:table-cell table:formula="of:=LEN([.D55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NCIERE EURIS</text:p>
          </table:table-cell>
          <table:table-cell table:formula="of:=LOWER([.A555])" office:value-type="string" office:string-value="fonciere euris" calcext:value-type="string">
            <text:p>fonciere euris</text:p>
          </table:table-cell>
          <table:table-cell table:formula="of:=SUBSTITUTE([.B555];&quot; &quot; ;&quot;&quot; )" office:value-type="string" office:string-value="fonciereeuris" calcext:value-type="string">
            <text:p>fonciereeuris</text:p>
          </table:table-cell>
          <table:table-cell table:formula="of:=ORG.LIBREOFFICE.REGEX([.C555]; &quot;[^[:alnum:]]&quot;; &quot;&quot;; &quot;g&quot;)" office:value-type="string" office:string-value="fonciereeuris" calcext:value-type="string">
            <text:p>fonciereeuris</text:p>
          </table:table-cell>
          <table:table-cell table:formula="of:=LEN([.D55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NCIERE VOLTA</text:p>
          </table:table-cell>
          <table:table-cell table:formula="of:=LOWER([.A556])" office:value-type="string" office:string-value="fonciere volta" calcext:value-type="string">
            <text:p>fonciere volta</text:p>
          </table:table-cell>
          <table:table-cell table:formula="of:=SUBSTITUTE([.B556];&quot; &quot; ;&quot;&quot; )" office:value-type="string" office:string-value="foncierevolta" calcext:value-type="string">
            <text:p>foncierevolta</text:p>
          </table:table-cell>
          <table:table-cell table:formula="of:=ORG.LIBREOFFICE.REGEX([.C556]; &quot;[^[:alnum:]]&quot;; &quot;&quot;; &quot;g&quot;)" office:value-type="string" office:string-value="foncierevolta" calcext:value-type="string">
            <text:p>foncierevolta</text:p>
          </table:table-cell>
          <table:table-cell table:formula="of:=LEN([.D55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7 ENTREPRISES</text:p>
          </table:table-cell>
          <table:table-cell table:formula="of:=LOWER([.A557])" office:value-type="string" office:string-value="g7 entreprises" calcext:value-type="string">
            <text:p>g7 entreprises</text:p>
          </table:table-cell>
          <table:table-cell table:formula="of:=SUBSTITUTE([.B557];&quot; &quot; ;&quot;&quot; )" office:value-type="string" office:string-value="g7entreprises" calcext:value-type="string">
            <text:p>g7entreprises</text:p>
          </table:table-cell>
          <table:table-cell table:formula="of:=ORG.LIBREOFFICE.REGEX([.C557]; &quot;[^[:alnum:]]&quot;; &quot;&quot;; &quot;g&quot;)" office:value-type="string" office:string-value="g7entreprises" calcext:value-type="string">
            <text:p>g7entreprises</text:p>
          </table:table-cell>
          <table:table-cell table:formula="of:=LEN([.D55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ERARD PERRIER</text:p>
          </table:table-cell>
          <table:table-cell table:formula="of:=LOWER([.A558])" office:value-type="string" office:string-value="gerard perrier" calcext:value-type="string">
            <text:p>gerard perrier</text:p>
          </table:table-cell>
          <table:table-cell table:formula="of:=SUBSTITUTE([.B558];&quot; &quot; ;&quot;&quot; )" office:value-type="string" office:string-value="gerardperrier" calcext:value-type="string">
            <text:p>gerardperrier</text:p>
          </table:table-cell>
          <table:table-cell table:formula="of:=ORG.LIBREOFFICE.REGEX([.C558]; &quot;[^[:alnum:]]&quot;; &quot;&quot;; &quot;g&quot;)" office:value-type="string" office:string-value="gerardperrier" calcext:value-type="string">
            <text:p>gerardperrier</text:p>
          </table:table-cell>
          <table:table-cell table:formula="of:=LEN([.D55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ILBERT DUPONT</text:p>
          </table:table-cell>
          <table:table-cell table:formula="of:=LOWER([.A559])" office:value-type="string" office:string-value="gilbert dupont" calcext:value-type="string">
            <text:p>gilbert dupont</text:p>
          </table:table-cell>
          <table:table-cell table:formula="of:=SUBSTITUTE([.B559];&quot; &quot; ;&quot;&quot; )" office:value-type="string" office:string-value="gilbertdupont" calcext:value-type="string">
            <text:p>gilbertdupont</text:p>
          </table:table-cell>
          <table:table-cell table:formula="of:=ORG.LIBREOFFICE.REGEX([.C559]; &quot;[^[:alnum:]]&quot;; &quot;&quot;; &quot;g&quot;)" office:value-type="string" office:string-value="gilbertdupont" calcext:value-type="string">
            <text:p>gilbertdupont</text:p>
          </table:table-cell>
          <table:table-cell table:formula="of:=LEN([.D55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S SAVOYE &amp; CIE</text:p>
          </table:table-cell>
          <table:table-cell table:formula="of:=LOWER([.A560])" office:value-type="string" office:string-value="gras savoye &amp; cie" calcext:value-type="string">
            <text:p>gras savoye &amp; cie</text:p>
          </table:table-cell>
          <table:table-cell table:formula="of:=SUBSTITUTE([.B560];&quot; &quot; ;&quot;&quot; )" office:value-type="string" office:string-value="grassavoye&amp;cie" calcext:value-type="string">
            <text:p>grassavoye&amp;cie</text:p>
          </table:table-cell>
          <table:table-cell table:formula="of:=ORG.LIBREOFFICE.REGEX([.C560]; &quot;[^[:alnum:]]&quot;; &quot;&quot;; &quot;g&quot;)" office:value-type="string" office:string-value="grassavoyecie" calcext:value-type="string">
            <text:p>grassavoyecie</text:p>
          </table:table-cell>
          <table:table-cell table:formula="of:=LEN([.D56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OUPE GO SPORT</text:p>
          </table:table-cell>
          <table:table-cell table:formula="of:=LOWER([.A561])" office:value-type="string" office:string-value="groupe go sport" calcext:value-type="string">
            <text:p>groupe go sport</text:p>
          </table:table-cell>
          <table:table-cell table:formula="of:=SUBSTITUTE([.B561];&quot; &quot; ;&quot;&quot; )" office:value-type="string" office:string-value="groupegosport" calcext:value-type="string">
            <text:p>groupegosport</text:p>
          </table:table-cell>
          <table:table-cell table:formula="of:=ORG.LIBREOFFICE.REGEX([.C561]; &quot;[^[:alnum:]]&quot;; &quot;&quot;; &quot;g&quot;)" office:value-type="string" office:string-value="groupegosport" calcext:value-type="string">
            <text:p>groupegosport</text:p>
          </table:table-cell>
          <table:table-cell table:formula="of:=LEN([.D56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OUPE GORGE SA</text:p>
          </table:table-cell>
          <table:table-cell table:formula="of:=LOWER([.A562])" office:value-type="string" office:string-value="groupe gorge sa" calcext:value-type="string">
            <text:p>groupe gorge sa</text:p>
          </table:table-cell>
          <table:table-cell table:formula="of:=SUBSTITUTE([.B562];&quot; &quot; ;&quot;&quot; )" office:value-type="string" office:string-value="groupegorgesa" calcext:value-type="string">
            <text:p>groupegorgesa</text:p>
          </table:table-cell>
          <table:table-cell table:formula="of:=ORG.LIBREOFFICE.REGEX([.C562]; &quot;[^[:alnum:]]&quot;; &quot;&quot;; &quot;g&quot;)" office:value-type="string" office:string-value="groupegorgesa" calcext:value-type="string">
            <text:p>groupegorgesa</text:p>
          </table:table-cell>
          <table:table-cell table:formula="of:=LEN([.D56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OUPE GUILLIN</text:p>
          </table:table-cell>
          <table:table-cell table:formula="of:=LOWER([.A563])" office:value-type="string" office:string-value="groupe guillin" calcext:value-type="string">
            <text:p>groupe guillin</text:p>
          </table:table-cell>
          <table:table-cell table:formula="of:=SUBSTITUTE([.B563];&quot; &quot; ;&quot;&quot; )" office:value-type="string" office:string-value="groupeguillin" calcext:value-type="string">
            <text:p>groupeguillin</text:p>
          </table:table-cell>
          <table:table-cell table:formula="of:=ORG.LIBREOFFICE.REGEX([.C563]; &quot;[^[:alnum:]]&quot;; &quot;&quot;; &quot;g&quot;)" office:value-type="string" office:string-value="groupeguillin" calcext:value-type="string">
            <text:p>groupeguillin</text:p>
          </table:table-cell>
          <table:table-cell table:formula="of:=LEN([.D56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OUPE ROUGIER</text:p>
          </table:table-cell>
          <table:table-cell table:formula="of:=LOWER([.A564])" office:value-type="string" office:string-value="groupe rougier" calcext:value-type="string">
            <text:p>groupe rougier</text:p>
          </table:table-cell>
          <table:table-cell table:formula="of:=SUBSTITUTE([.B564];&quot; &quot; ;&quot;&quot; )" office:value-type="string" office:string-value="grouperougier" calcext:value-type="string">
            <text:p>grouperougier</text:p>
          </table:table-cell>
          <table:table-cell table:formula="of:=ORG.LIBREOFFICE.REGEX([.C564]; &quot;[^[:alnum:]]&quot;; &quot;&quot;; &quot;g&quot;)" office:value-type="string" office:string-value="grouperougier" calcext:value-type="string">
            <text:p>grouperougier</text:p>
          </table:table-cell>
          <table:table-cell table:formula="of:=LEN([.D56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ULOTTE GROUP</text:p>
          </table:table-cell>
          <table:table-cell table:formula="of:=LOWER([.A565])" office:value-type="string" office:string-value="haulotte group" calcext:value-type="string">
            <text:p>haulotte group</text:p>
          </table:table-cell>
          <table:table-cell table:formula="of:=SUBSTITUTE([.B565];&quot; &quot; ;&quot;&quot; )" office:value-type="string" office:string-value="haulottegroup" calcext:value-type="string">
            <text:p>haulottegroup</text:p>
          </table:table-cell>
          <table:table-cell table:formula="of:=ORG.LIBREOFFICE.REGEX([.C565]; &quot;[^[:alnum:]]&quot;; &quot;&quot;; &quot;g&quot;)" office:value-type="string" office:string-value="haulottegroup" calcext:value-type="string">
            <text:p>haulottegroup</text:p>
          </table:table-cell>
          <table:table-cell table:formula="of:=LEN([.D56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CQUET METALS</text:p>
          </table:table-cell>
          <table:table-cell table:formula="of:=LOWER([.A566])" office:value-type="string" office:string-value="jacquet metals" calcext:value-type="string">
            <text:p>jacquet metals</text:p>
          </table:table-cell>
          <table:table-cell table:formula="of:=SUBSTITUTE([.B566];&quot; &quot; ;&quot;&quot; )" office:value-type="string" office:string-value="jacquetmetals" calcext:value-type="string">
            <text:p>jacquetmetals</text:p>
          </table:table-cell>
          <table:table-cell table:formula="of:=ORG.LIBREOFFICE.REGEX([.C566]; &quot;[^[:alnum:]]&quot;; &quot;&quot;; &quot;g&quot;)" office:value-type="string" office:string-value="jacquetmetals" calcext:value-type="string">
            <text:p>jacquetmetals</text:p>
          </table:table-cell>
          <table:table-cell table:formula="of:=LEN([.D56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ET MULTI MEDIA</text:p>
          </table:table-cell>
          <table:table-cell table:formula="of:=LOWER([.A567])" office:value-type="string" office:string-value="jet multi media" calcext:value-type="string">
            <text:p>jet multi media</text:p>
          </table:table-cell>
          <table:table-cell table:formula="of:=SUBSTITUTE([.B567];&quot; &quot; ;&quot;&quot; )" office:value-type="string" office:string-value="jetmultimedia" calcext:value-type="string">
            <text:p>jetmultimedia</text:p>
          </table:table-cell>
          <table:table-cell table:formula="of:=ORG.LIBREOFFICE.REGEX([.C567]; &quot;[^[:alnum:]]&quot;; &quot;&quot;; &quot;g&quot;)" office:value-type="string" office:string-value="jetmultimedia" calcext:value-type="string">
            <text:p>jetmultimedia</text:p>
          </table:table-cell>
          <table:table-cell table:formula="of:=LEN([.D56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NGFISHER PLC</text:p>
          </table:table-cell>
          <table:table-cell table:formula="of:=LOWER([.A568])" office:value-type="string" office:string-value="kingfisher plc" calcext:value-type="string">
            <text:p>kingfisher plc</text:p>
          </table:table-cell>
          <table:table-cell table:formula="of:=SUBSTITUTE([.B568];&quot; &quot; ;&quot;&quot; )" office:value-type="string" office:string-value="kingfisherplc" calcext:value-type="string">
            <text:p>kingfisherplc</text:p>
          </table:table-cell>
          <table:table-cell table:formula="of:=ORG.LIBREOFFICE.REGEX([.C568]; &quot;[^[:alnum:]]&quot;; &quot;&quot;; &quot;g&quot;)" office:value-type="string" office:string-value="kingfisherplc" calcext:value-type="string">
            <text:p>kingfisherplc</text:p>
          </table:table-cell>
          <table:table-cell table:formula="of:=LEN([.D56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YCOS EUROPE N.V.</text:p>
          </table:table-cell>
          <table:table-cell table:formula="of:=LOWER([.A569])" office:value-type="string" office:string-value="lycos europe n.v." calcext:value-type="string">
            <text:p>lycos europe n.v.</text:p>
          </table:table-cell>
          <table:table-cell table:formula="of:=SUBSTITUTE([.B569];&quot; &quot; ;&quot;&quot; )" office:value-type="string" office:string-value="lycoseuropen.v." calcext:value-type="string">
            <text:p>lycoseuropen.v.</text:p>
          </table:table-cell>
          <table:table-cell table:formula="of:=ORG.LIBREOFFICE.REGEX([.C569]; &quot;[^[:alnum:]]&quot;; &quot;&quot;; &quot;g&quot;)" office:value-type="string" office:string-value="lycoseuropenv" calcext:value-type="string">
            <text:p>lycoseuropenv</text:p>
          </table:table-cell>
          <table:table-cell table:formula="of:=LEN([.D56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IRIE DE PARIS</text:p>
          </table:table-cell>
          <table:table-cell table:formula="of:=LOWER([.A570])" office:value-type="string" office:string-value="mairie de paris" calcext:value-type="string">
            <text:p>mairie de paris</text:p>
          </table:table-cell>
          <table:table-cell table:formula="of:=SUBSTITUTE([.B570];&quot; &quot; ;&quot;&quot; )" office:value-type="string" office:string-value="mairiedeparis" calcext:value-type="string">
            <text:p>mairiedeparis</text:p>
          </table:table-cell>
          <table:table-cell table:formula="of:=ORG.LIBREOFFICE.REGEX([.C570]; &quot;[^[:alnum:]]&quot;; &quot;&quot;; &quot;g&quot;)" office:value-type="string" office:string-value="mairiedeparis" calcext:value-type="string">
            <text:p>mairiedeparis</text:p>
          </table:table-cell>
          <table:table-cell table:formula="of:=LEN([.D57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NPOWERGROUP</text:p>
          </table:table-cell>
          <table:table-cell table:formula="of:=LOWER([.A571])" office:value-type="string" office:string-value="manpowergroup" calcext:value-type="string">
            <text:p>manpowergroup</text:p>
          </table:table-cell>
          <table:table-cell table:formula="of:=SUBSTITUTE([.B571];&quot; &quot; ;&quot;&quot; )" office:value-type="string" office:string-value="manpowergroup" calcext:value-type="string">
            <text:p>manpowergroup</text:p>
          </table:table-cell>
          <table:table-cell table:formula="of:=ORG.LIBREOFFICE.REGEX([.C571]; &quot;[^[:alnum:]]&quot;; &quot;&quot;; &quot;g&quot;)" office:value-type="string" office:string-value="manpowergroup" calcext:value-type="string">
            <text:p>manpowergroup</text:p>
          </table:table-cell>
          <table:table-cell table:formula="of:=LEN([.D57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DELABS GROUP</text:p>
          </table:table-cell>
          <table:table-cell table:formula="of:=LOWER([.A572])" office:value-type="string" office:string-value="modelabs group" calcext:value-type="string">
            <text:p>modelabs group</text:p>
          </table:table-cell>
          <table:table-cell table:formula="of:=SUBSTITUTE([.B572];&quot; &quot; ;&quot;&quot; )" office:value-type="string" office:string-value="modelabsgroup" calcext:value-type="string">
            <text:p>modelabsgroup</text:p>
          </table:table-cell>
          <table:table-cell table:formula="of:=ORG.LIBREOFFICE.REGEX([.C572]; &quot;[^[:alnum:]]&quot;; &quot;&quot;; &quot;g&quot;)" office:value-type="string" office:string-value="modelabsgroup" calcext:value-type="string">
            <text:p>modelabsgroup</text:p>
          </table:table-cell>
          <table:table-cell table:formula="of:=LEN([.D57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RGAN STANLEY</text:p>
          </table:table-cell>
          <table:table-cell table:formula="of:=LOWER([.A573])" office:value-type="string" office:string-value="morgan stanley" calcext:value-type="string">
            <text:p>morgan stanley</text:p>
          </table:table-cell>
          <table:table-cell table:formula="of:=SUBSTITUTE([.B573];&quot; &quot; ;&quot;&quot; )" office:value-type="string" office:string-value="morganstanley" calcext:value-type="string">
            <text:p>morganstanley</text:p>
          </table:table-cell>
          <table:table-cell table:formula="of:=ORG.LIBREOFFICE.REGEX([.C573]; &quot;[^[:alnum:]]&quot;; &quot;&quot;; &quot;g&quot;)" office:value-type="string" office:string-value="morganstanley" calcext:value-type="string">
            <text:p>morganstanley</text:p>
          </table:table-cell>
          <table:table-cell table:formula="of:=LEN([.D57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SE INDUSTRIES</text:p>
          </table:table-cell>
          <table:table-cell table:formula="of:=LOWER([.A574])" office:value-type="string" office:string-value="nse industries" calcext:value-type="string">
            <text:p>nse industries</text:p>
          </table:table-cell>
          <table:table-cell table:formula="of:=SUBSTITUTE([.B574];&quot; &quot; ;&quot;&quot; )" office:value-type="string" office:string-value="nseindustries" calcext:value-type="string">
            <text:p>nseindustries</text:p>
          </table:table-cell>
          <table:table-cell table:formula="of:=ORG.LIBREOFFICE.REGEX([.C574]; &quot;[^[:alnum:]]&quot;; &quot;&quot;; &quot;g&quot;)" office:value-type="string" office:string-value="nseindustries" calcext:value-type="string">
            <text:p>nseindustries</text:p>
          </table:table-cell>
          <table:table-cell table:formula="of:=LEN([.D57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VERLAP GROUPE</text:p>
          </table:table-cell>
          <table:table-cell table:formula="of:=LOWER([.A575])" office:value-type="string" office:string-value="overlap groupe" calcext:value-type="string">
            <text:p>overlap groupe</text:p>
          </table:table-cell>
          <table:table-cell table:formula="of:=SUBSTITUTE([.B575];&quot; &quot; ;&quot;&quot; )" office:value-type="string" office:string-value="overlapgroupe" calcext:value-type="string">
            <text:p>overlapgroupe</text:p>
          </table:table-cell>
          <table:table-cell table:formula="of:=ORG.LIBREOFFICE.REGEX([.C575]; &quot;[^[:alnum:]]&quot;; &quot;&quot;; &quot;g&quot;)" office:value-type="string" office:string-value="overlapgroupe" calcext:value-type="string">
            <text:p>overlapgroupe</text:p>
          </table:table-cell>
          <table:table-cell table:formula="of:=LEN([.D57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STIC OMNIUM</text:p>
          </table:table-cell>
          <table:table-cell table:formula="of:=LOWER([.A576])" office:value-type="string" office:string-value="plastic omnium" calcext:value-type="string">
            <text:p>plastic omnium</text:p>
          </table:table-cell>
          <table:table-cell table:formula="of:=SUBSTITUTE([.B576];&quot; &quot; ;&quot;&quot; )" office:value-type="string" office:string-value="plasticomnium" calcext:value-type="string">
            <text:p>plasticomnium</text:p>
          </table:table-cell>
          <table:table-cell table:formula="of:=ORG.LIBREOFFICE.REGEX([.C576]; &quot;[^[:alnum:]]&quot;; &quot;&quot;; &quot;g&quot;)" office:value-type="string" office:string-value="plasticomnium" calcext:value-type="string">
            <text:p>plasticomnium</text:p>
          </table:table-cell>
          <table:table-cell table:formula="of:=LEN([.D57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STIVALOIRE</text:p>
          </table:table-cell>
          <table:table-cell table:formula="of:=LOWER([.A577])" office:value-type="string" office:string-value="plastivaloire" calcext:value-type="string">
            <text:p>plastivaloire</text:p>
          </table:table-cell>
          <table:table-cell table:formula="of:=SUBSTITUTE([.B577];&quot; &quot; ;&quot;&quot; )" office:value-type="string" office:string-value="plastivaloire" calcext:value-type="string">
            <text:p>plastivaloire</text:p>
          </table:table-cell>
          <table:table-cell table:formula="of:=ORG.LIBREOFFICE.REGEX([.C577]; &quot;[^[:alnum:]]&quot;; &quot;&quot;; &quot;g&quot;)" office:value-type="string" office:string-value="plastivaloire" calcext:value-type="string">
            <text:p>plastivaloire</text:p>
          </table:table-cell>
          <table:table-cell table:formula="of:=LEN([.D57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SB INDUSTRIES</text:p>
          </table:table-cell>
          <table:table-cell table:formula="of:=LOWER([.A578])" office:value-type="string" office:string-value="psb industries" calcext:value-type="string">
            <text:p>psb industries</text:p>
          </table:table-cell>
          <table:table-cell table:formula="of:=SUBSTITUTE([.B578];&quot; &quot; ;&quot;&quot; )" office:value-type="string" office:string-value="psbindustries" calcext:value-type="string">
            <text:p>psbindustries</text:p>
          </table:table-cell>
          <table:table-cell table:formula="of:=ORG.LIBREOFFICE.REGEX([.C578]; &quot;[^[:alnum:]]&quot;; &quot;&quot;; &quot;g&quot;)" office:value-type="string" office:string-value="psbindustries" calcext:value-type="string">
            <text:p>psbindustries</text:p>
          </table:table-cell>
          <table:table-cell table:formula="of:=LEN([.D57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MY COINTREAU</text:p>
          </table:table-cell>
          <table:table-cell table:formula="of:=LOWER([.A579])" office:value-type="string" office:string-value="remy cointreau" calcext:value-type="string">
            <text:p>remy cointreau</text:p>
          </table:table-cell>
          <table:table-cell table:formula="of:=SUBSTITUTE([.B579];&quot; &quot; ;&quot;&quot; )" office:value-type="string" office:string-value="remycointreau" calcext:value-type="string">
            <text:p>remycointreau</text:p>
          </table:table-cell>
          <table:table-cell table:formula="of:=ORG.LIBREOFFICE.REGEX([.C579]; &quot;[^[:alnum:]]&quot;; &quot;&quot;; &quot;g&quot;)" office:value-type="string" office:string-value="remycointreau" calcext:value-type="string">
            <text:p>remycointreau</text:p>
          </table:table-cell>
          <table:table-cell table:formula="of:=LEN([.D57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E DU COMMERCE</text:p>
          </table:table-cell>
          <table:table-cell table:formula="of:=LOWER([.A580])" office:value-type="string" office:string-value="rue du commerce" calcext:value-type="string">
            <text:p>rue du commerce</text:p>
          </table:table-cell>
          <table:table-cell table:formula="of:=SUBSTITUTE([.B580];&quot; &quot; ;&quot;&quot; )" office:value-type="string" office:string-value="rueducommerce" calcext:value-type="string">
            <text:p>rueducommerce</text:p>
          </table:table-cell>
          <table:table-cell table:formula="of:=ORG.LIBREOFFICE.REGEX([.C580]; &quot;[^[:alnum:]]&quot;; &quot;&quot;; &quot;g&quot;)" office:value-type="string" office:string-value="rueducommerce" calcext:value-type="string">
            <text:p>rueducommerce</text:p>
          </table:table-cell>
          <table:table-cell table:formula="of:=LEN([.D58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SA INDUSTRIE</text:p>
          </table:table-cell>
          <table:table-cell table:formula="of:=LOWER([.A581])" office:value-type="string" office:string-value="sasa industrie" calcext:value-type="string">
            <text:p>sasa industrie</text:p>
          </table:table-cell>
          <table:table-cell table:formula="of:=SUBSTITUTE([.B581];&quot; &quot; ;&quot;&quot; )" office:value-type="string" office:string-value="sasaindustrie" calcext:value-type="string">
            <text:p>sasaindustrie</text:p>
          </table:table-cell>
          <table:table-cell table:formula="of:=ORG.LIBREOFFICE.REGEX([.C581]; &quot;[^[:alnum:]]&quot;; &quot;&quot;; &quot;g&quot;)" office:value-type="string" office:string-value="sasaindustrie" calcext:value-type="string">
            <text:p>sasaindustrie</text:p>
          </table:table-cell>
          <table:table-cell table:formula="of:=LEN([.D58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S WORLD SKIES</text:p>
          </table:table-cell>
          <table:table-cell table:formula="of:=LOWER([.A582])" office:value-type="string" office:string-value="ses world skies" calcext:value-type="string">
            <text:p>ses world skies</text:p>
          </table:table-cell>
          <table:table-cell table:formula="of:=SUBSTITUTE([.B582];&quot; &quot; ;&quot;&quot; )" office:value-type="string" office:string-value="sesworldskies" calcext:value-type="string">
            <text:p>sesworldskies</text:p>
          </table:table-cell>
          <table:table-cell table:formula="of:=ORG.LIBREOFFICE.REGEX([.C582]; &quot;[^[:alnum:]]&quot;; &quot;&quot;; &quot;g&quot;)" office:value-type="string" office:string-value="sesworldskies" calcext:value-type="string">
            <text:p>sesworldskies</text:p>
          </table:table-cell>
          <table:table-cell table:formula="of:=LEN([.D58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FT COMPUTING</text:p>
          </table:table-cell>
          <table:table-cell table:formula="of:=LOWER([.A583])" office:value-type="string" office:string-value="soft computing" calcext:value-type="string">
            <text:p>soft computing</text:p>
          </table:table-cell>
          <table:table-cell table:formula="of:=SUBSTITUTE([.B583];&quot; &quot; ;&quot;&quot; )" office:value-type="string" office:string-value="softcomputing" calcext:value-type="string">
            <text:p>softcomputing</text:p>
          </table:table-cell>
          <table:table-cell table:formula="of:=ORG.LIBREOFFICE.REGEX([.C583]; &quot;[^[:alnum:]]&quot;; &quot;&quot;; &quot;g&quot;)" office:value-type="string" office:string-value="softcomputing" calcext:value-type="string">
            <text:p>softcomputing</text:p>
          </table:table-cell>
          <table:table-cell table:formula="of:=LEN([.D58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LVAY FINANCE</text:p>
          </table:table-cell>
          <table:table-cell table:formula="of:=LOWER([.A584])" office:value-type="string" office:string-value="solvay finance" calcext:value-type="string">
            <text:p>solvay finance</text:p>
          </table:table-cell>
          <table:table-cell table:formula="of:=SUBSTITUTE([.B584];&quot; &quot; ;&quot;&quot; )" office:value-type="string" office:string-value="solvayfinance" calcext:value-type="string">
            <text:p>solvayfinance</text:p>
          </table:table-cell>
          <table:table-cell table:formula="of:=ORG.LIBREOFFICE.REGEX([.C584]; &quot;[^[:alnum:]]&quot;; &quot;&quot;; &quot;g&quot;)" office:value-type="string" office:string-value="solvayfinance" calcext:value-type="string">
            <text:p>solvayfinance</text:p>
          </table:table-cell>
          <table:table-cell table:formula="of:=LEN([.D58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LECOM ITALIA</text:p>
          </table:table-cell>
          <table:table-cell table:formula="of:=LOWER([.A585])" office:value-type="string" office:string-value="telecom italia" calcext:value-type="string">
            <text:p>telecom italia</text:p>
          </table:table-cell>
          <table:table-cell table:formula="of:=SUBSTITUTE([.B585];&quot; &quot; ;&quot;&quot; )" office:value-type="string" office:string-value="telecomitalia" calcext:value-type="string">
            <text:p>telecomitalia</text:p>
          </table:table-cell>
          <table:table-cell table:formula="of:=ORG.LIBREOFFICE.REGEX([.C585]; &quot;[^[:alnum:]]&quot;; &quot;&quot;; &quot;g&quot;)" office:value-type="string" office:string-value="telecomitalia" calcext:value-type="string">
            <text:p>telecomitalia</text:p>
          </table:table-cell>
          <table:table-cell table:formula="of:=LEN([.D58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RMOCOMPACT</text:p>
          </table:table-cell>
          <table:table-cell table:formula="of:=LOWER([.A586])" office:value-type="string" office:string-value="thermocompact" calcext:value-type="string">
            <text:p>thermocompact</text:p>
          </table:table-cell>
          <table:table-cell table:formula="of:=SUBSTITUTE([.B586];&quot; &quot; ;&quot;&quot; )" office:value-type="string" office:string-value="thermocompact" calcext:value-type="string">
            <text:p>thermocompact</text:p>
          </table:table-cell>
          <table:table-cell table:formula="of:=ORG.LIBREOFFICE.REGEX([.C586]; &quot;[^[:alnum:]]&quot;; &quot;&quot;; &quot;g&quot;)" office:value-type="string" office:string-value="thermocompact" calcext:value-type="string">
            <text:p>thermocompact</text:p>
          </table:table-cell>
          <table:table-cell table:formula="of:=LEN([.D58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RIC DE VARENS</text:p>
          </table:table-cell>
          <table:table-cell table:formula="of:=LOWER([.A587])" office:value-type="string" office:string-value="ulric de varens" calcext:value-type="string">
            <text:p>ulric de varens</text:p>
          </table:table-cell>
          <table:table-cell table:formula="of:=SUBSTITUTE([.B587];&quot; &quot; ;&quot;&quot; )" office:value-type="string" office:string-value="ulricdevarens" calcext:value-type="string">
            <text:p>ulricdevarens</text:p>
          </table:table-cell>
          <table:table-cell table:formula="of:=ORG.LIBREOFFICE.REGEX([.C587]; &quot;[^[:alnum:]]&quot;; &quot;&quot;; &quot;g&quot;)" office:value-type="string" office:string-value="ulricdevarens" calcext:value-type="string">
            <text:p>ulricdevarens</text:p>
          </table:table-cell>
          <table:table-cell table:formula="of:=LEN([.D58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RGNET GROUPE</text:p>
          </table:table-cell>
          <table:table-cell table:formula="of:=LOWER([.A588])" office:value-type="string" office:string-value="vergnet groupe" calcext:value-type="string">
            <text:p>vergnet groupe</text:p>
          </table:table-cell>
          <table:table-cell table:formula="of:=SUBSTITUTE([.B588];&quot; &quot; ;&quot;&quot; )" office:value-type="string" office:string-value="vergnetgroupe" calcext:value-type="string">
            <text:p>vergnetgroupe</text:p>
          </table:table-cell>
          <table:table-cell table:formula="of:=ORG.LIBREOFFICE.REGEX([.C588]; &quot;[^[:alnum:]]&quot;; &quot;&quot;; &quot;g&quot;)" office:value-type="string" office:string-value="vergnetgroupe" calcext:value-type="string">
            <text:p>vergnetgroupe</text:p>
          </table:table-cell>
          <table:table-cell table:formula="of:=LEN([.D58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CCES INDUSTRIE</text:p>
          </table:table-cell>
          <table:table-cell table:formula="of:=LOWER([.A589])" office:value-type="string" office:string-value="acces industrie" calcext:value-type="string">
            <text:p>acces industrie</text:p>
          </table:table-cell>
          <table:table-cell table:formula="of:=SUBSTITUTE([.B589];&quot; &quot; ;&quot;&quot; )" office:value-type="string" office:string-value="accesindustrie" calcext:value-type="string">
            <text:p>accesindustrie</text:p>
          </table:table-cell>
          <table:table-cell table:formula="of:=ORG.LIBREOFFICE.REGEX([.C589]; &quot;[^[:alnum:]]&quot;; &quot;&quot;; &quot;g&quot;)" office:value-type="string" office:string-value="accesindustrie" calcext:value-type="string">
            <text:p>accesindustrie</text:p>
          </table:table-cell>
          <table:table-cell table:formula="of:=LEN([.D58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TAMIR AMBOISE</text:p>
          </table:table-cell>
          <table:table-cell table:formula="of:=LOWER([.A590])" office:value-type="string" office:string-value="altamir amboise" calcext:value-type="string">
            <text:p>altamir amboise</text:p>
          </table:table-cell>
          <table:table-cell table:formula="of:=SUBSTITUTE([.B590];&quot; &quot; ;&quot;&quot; )" office:value-type="string" office:string-value="altamiramboise" calcext:value-type="string">
            <text:p>altamiramboise</text:p>
          </table:table-cell>
          <table:table-cell table:formula="of:=ORG.LIBREOFFICE.REGEX([.C590]; &quot;[^[:alnum:]]&quot;; &quot;&quot;; &quot;g&quot;)" office:value-type="string" office:string-value="altamiramboise" calcext:value-type="string">
            <text:p>altamiramboise</text:p>
          </table:table-cell>
          <table:table-cell table:formula="of:=LEN([.D59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TAREA COGEDIM</text:p>
          </table:table-cell>
          <table:table-cell table:formula="of:=LOWER([.A591])" office:value-type="string" office:string-value="altarea cogedim" calcext:value-type="string">
            <text:p>altarea cogedim</text:p>
          </table:table-cell>
          <table:table-cell table:formula="of:=SUBSTITUTE([.B591];&quot; &quot; ;&quot;&quot; )" office:value-type="string" office:string-value="altareacogedim" calcext:value-type="string">
            <text:p>altareacogedim</text:p>
          </table:table-cell>
          <table:table-cell table:formula="of:=ORG.LIBREOFFICE.REGEX([.C591]; &quot;[^[:alnum:]]&quot;; &quot;&quot;; &quot;g&quot;)" office:value-type="string" office:string-value="altareacogedim" calcext:value-type="string">
            <text:p>altareacogedim</text:p>
          </table:table-cell>
          <table:table-cell table:formula="of:=LEN([.D59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NQUE PALATINE</text:p>
          </table:table-cell>
          <table:table-cell table:formula="of:=LOWER([.A592])" office:value-type="string" office:string-value="banque palatine" calcext:value-type="string">
            <text:p>banque palatine</text:p>
          </table:table-cell>
          <table:table-cell table:formula="of:=SUBSTITUTE([.B592];&quot; &quot; ;&quot;&quot; )" office:value-type="string" office:string-value="banquepalatine" calcext:value-type="string">
            <text:p>banquepalatine</text:p>
          </table:table-cell>
          <table:table-cell table:formula="of:=ORG.LIBREOFFICE.REGEX([.C592]; &quot;[^[:alnum:]]&quot;; &quot;&quot;; &quot;g&quot;)" office:value-type="string" office:string-value="banquepalatine" calcext:value-type="string">
            <text:p>banquepalatine</text:p>
          </table:table-cell>
          <table:table-cell table:formula="of:=LEN([.D59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NQUE TARNEAUD</text:p>
          </table:table-cell>
          <table:table-cell table:formula="of:=LOWER([.A593])" office:value-type="string" office:string-value="banque tarneaud" calcext:value-type="string">
            <text:p>banque tarneaud</text:p>
          </table:table-cell>
          <table:table-cell table:formula="of:=SUBSTITUTE([.B593];&quot; &quot; ;&quot;&quot; )" office:value-type="string" office:string-value="banquetarneaud" calcext:value-type="string">
            <text:p>banquetarneaud</text:p>
          </table:table-cell>
          <table:table-cell table:formula="of:=ORG.LIBREOFFICE.REGEX([.C593]; &quot;[^[:alnum:]]&quot;; &quot;&quot;; &quot;g&quot;)" office:value-type="string" office:string-value="banquetarneaud" calcext:value-type="string">
            <text:p>banquetarneaud</text:p>
          </table:table-cell>
          <table:table-cell table:formula="of:=LEN([.D59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RNARD LOISEAU</text:p>
          </table:table-cell>
          <table:table-cell table:formula="of:=LOWER([.A594])" office:value-type="string" office:string-value="bernard loiseau" calcext:value-type="string">
            <text:p>bernard loiseau</text:p>
          </table:table-cell>
          <table:table-cell table:formula="of:=SUBSTITUTE([.B594];&quot; &quot; ;&quot;&quot; )" office:value-type="string" office:string-value="bernardloiseau" calcext:value-type="string">
            <text:p>bernardloiseau</text:p>
          </table:table-cell>
          <table:table-cell table:formula="of:=ORG.LIBREOFFICE.REGEX([.C594]; &quot;[^[:alnum:]]&quot;; &quot;&quot;; &quot;g&quot;)" office:value-type="string" office:string-value="bernardloiseau" calcext:value-type="string">
            <text:p>bernardloiseau</text:p>
          </table:table-cell>
          <table:table-cell table:formula="of:=LEN([.D59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URGEOIS-OPTIC</text:p>
          </table:table-cell>
          <table:table-cell table:formula="of:=LOWER([.A595])" office:value-type="string" office:string-value="bourgeois-optic" calcext:value-type="string">
            <text:p>bourgeois-optic</text:p>
          </table:table-cell>
          <table:table-cell table:formula="of:=SUBSTITUTE([.B595];&quot; &quot; ;&quot;&quot; )" office:value-type="string" office:string-value="bourgeois-optic" calcext:value-type="string">
            <text:p>bourgeois-optic</text:p>
          </table:table-cell>
          <table:table-cell table:formula="of:=ORG.LIBREOFFICE.REGEX([.C595]; &quot;[^[:alnum:]]&quot;; &quot;&quot;; &quot;g&quot;)" office:value-type="string" office:string-value="bourgeoisoptic" calcext:value-type="string">
            <text:p>bourgeoisoptic</text:p>
          </table:table-cell>
          <table:table-cell table:formula="of:=LEN([.D59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RERE GROUP SA</text:p>
          </table:table-cell>
          <table:table-cell table:formula="of:=LOWER([.A596])" office:value-type="string" office:string-value="carrere group sa" calcext:value-type="string">
            <text:p>carrere group sa</text:p>
          </table:table-cell>
          <table:table-cell table:formula="of:=SUBSTITUTE([.B596];&quot; &quot; ;&quot;&quot; )" office:value-type="string" office:string-value="carreregroupsa" calcext:value-type="string">
            <text:p>carreregroupsa</text:p>
          </table:table-cell>
          <table:table-cell table:formula="of:=ORG.LIBREOFFICE.REGEX([.C596]; &quot;[^[:alnum:]]&quot;; &quot;&quot;; &quot;g&quot;)" office:value-type="string" office:string-value="carreregroupsa" calcext:value-type="string">
            <text:p>carreregroupsa</text:p>
          </table:table-cell>
          <table:table-cell table:formula="of:=LEN([.D59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F EUROMORTAGE</text:p>
          </table:table-cell>
          <table:table-cell table:formula="of:=LOWER([.A597])" office:value-type="string" office:string-value="cif euromortage" calcext:value-type="string">
            <text:p>cif euromortage</text:p>
          </table:table-cell>
          <table:table-cell table:formula="of:=SUBSTITUTE([.B597];&quot; &quot; ;&quot;&quot; )" office:value-type="string" office:string-value="cifeuromortage" calcext:value-type="string">
            <text:p>cifeuromortage</text:p>
          </table:table-cell>
          <table:table-cell table:formula="of:=ORG.LIBREOFFICE.REGEX([.C597]; &quot;[^[:alnum:]]&quot;; &quot;&quot;; &quot;g&quot;)" office:value-type="string" office:string-value="cifeuromortage" calcext:value-type="string">
            <text:p>cifeuromortage</text:p>
          </table:table-cell>
          <table:table-cell table:formula="of:=LEN([.D59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FITEM - COFIMUR</text:p>
          </table:table-cell>
          <table:table-cell table:formula="of:=LOWER([.A598])" office:value-type="string" office:string-value="cofitem - cofimur" calcext:value-type="string">
            <text:p>cofitem - cofimur</text:p>
          </table:table-cell>
          <table:table-cell table:formula="of:=SUBSTITUTE([.B598];&quot; &quot; ;&quot;&quot; )" office:value-type="string" office:string-value="cofitem-cofimur" calcext:value-type="string">
            <text:p>cofitem-cofimur</text:p>
          </table:table-cell>
          <table:table-cell table:formula="of:=ORG.LIBREOFFICE.REGEX([.C598]; &quot;[^[:alnum:]]&quot;; &quot;&quot;; &quot;g&quot;)" office:value-type="string" office:string-value="cofitemcofimur" calcext:value-type="string">
            <text:p>cofitemcofimur</text:p>
          </table:table-cell>
          <table:table-cell table:formula="of:=LEN([.D59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MPAGNIE LEBON</text:p>
          </table:table-cell>
          <table:table-cell table:formula="of:=LOWER([.A599])" office:value-type="string" office:string-value="compagnie lebon" calcext:value-type="string">
            <text:p>compagnie lebon</text:p>
          </table:table-cell>
          <table:table-cell table:formula="of:=SUBSTITUTE([.B599];&quot; &quot; ;&quot;&quot; )" office:value-type="string" office:string-value="compagnielebon" calcext:value-type="string">
            <text:p>compagnielebon</text:p>
          </table:table-cell>
          <table:table-cell table:formula="of:=ORG.LIBREOFFICE.REGEX([.C599]; &quot;[^[:alnum:]]&quot;; &quot;&quot;; &quot;g&quot;)" office:value-type="string" office:string-value="compagnielebon" calcext:value-type="string">
            <text:p>compagnielebon</text:p>
          </table:table-cell>
          <table:table-cell table:formula="of:=LEN([.D59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CAM DU MIDI CCI</text:p>
          </table:table-cell>
          <table:table-cell table:formula="of:=LOWER([.A600])" office:value-type="string" office:string-value="crcam du midi cci" calcext:value-type="string">
            <text:p>crcam du midi cci</text:p>
          </table:table-cell>
          <table:table-cell table:formula="of:=SUBSTITUTE([.B600];&quot; &quot; ;&quot;&quot; )" office:value-type="string" office:string-value="crcamdumidicci" calcext:value-type="string">
            <text:p>crcamdumidicci</text:p>
          </table:table-cell>
          <table:table-cell table:formula="of:=ORG.LIBREOFFICE.REGEX([.C600]; &quot;[^[:alnum:]]&quot;; &quot;&quot;; &quot;g&quot;)" office:value-type="string" office:string-value="crcamdumidicci" calcext:value-type="string">
            <text:p>crcamdumidicci</text:p>
          </table:table-cell>
          <table:table-cell table:formula="of:=LEN([.D60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EDIT AGRICOLE</text:p>
          </table:table-cell>
          <table:table-cell table:formula="of:=LOWER([.A601])" office:value-type="string" office:string-value="credit agricole" calcext:value-type="string">
            <text:p>credit agricole</text:p>
          </table:table-cell>
          <table:table-cell table:formula="of:=SUBSTITUTE([.B601];&quot; &quot; ;&quot;&quot; )" office:value-type="string" office:string-value="creditagricole" calcext:value-type="string">
            <text:p>creditagricole</text:p>
          </table:table-cell>
          <table:table-cell table:formula="of:=ORG.LIBREOFFICE.REGEX([.C601]; &quot;[^[:alnum:]]&quot;; &quot;&quot;; &quot;g&quot;)" office:value-type="string" office:string-value="creditagricole" calcext:value-type="string">
            <text:p>creditagricole</text:p>
          </table:table-cell>
          <table:table-cell table:formula="of:=LEN([.D60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EDIT SUISSE AG</text:p>
          </table:table-cell>
          <table:table-cell table:formula="of:=LOWER([.A602])" office:value-type="string" office:string-value="credit suisse ag" calcext:value-type="string">
            <text:p>credit suisse ag</text:p>
          </table:table-cell>
          <table:table-cell table:formula="of:=SUBSTITUTE([.B602];&quot; &quot; ;&quot;&quot; )" office:value-type="string" office:string-value="creditsuisseag" calcext:value-type="string">
            <text:p>creditsuisseag</text:p>
          </table:table-cell>
          <table:table-cell table:formula="of:=ORG.LIBREOFFICE.REGEX([.C602]; &quot;[^[:alnum:]]&quot;; &quot;&quot;; &quot;g&quot;)" office:value-type="string" office:string-value="creditsuisseag" calcext:value-type="string">
            <text:p>creditsuisseag</text:p>
          </table:table-cell>
          <table:table-cell table:formula="of:=LEN([.D60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NE-ELEC MEMORY</text:p>
          </table:table-cell>
          <table:table-cell table:formula="of:=LOWER([.A603])" office:value-type="string" office:string-value="dane-elec memory" calcext:value-type="string">
            <text:p>dane-elec memory</text:p>
          </table:table-cell>
          <table:table-cell table:formula="of:=SUBSTITUTE([.B603];&quot; &quot; ;&quot;&quot; )" office:value-type="string" office:string-value="dane-elecmemory" calcext:value-type="string">
            <text:p>dane-elecmemory</text:p>
          </table:table-cell>
          <table:table-cell table:formula="of:=ORG.LIBREOFFICE.REGEX([.C603]; &quot;[^[:alnum:]]&quot;; &quot;&quot;; &quot;g&quot;)" office:value-type="string" office:string-value="daneelecmemory" calcext:value-type="string">
            <text:p>daneelecmemory</text:p>
          </table:table-cell>
          <table:table-cell table:formula="of:=LEN([.D60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LTA PLUS GROUP</text:p>
          </table:table-cell>
          <table:table-cell table:formula="of:=LOWER([.A604])" office:value-type="string" office:string-value="delta plus group" calcext:value-type="string">
            <text:p>delta plus group</text:p>
          </table:table-cell>
          <table:table-cell table:formula="of:=SUBSTITUTE([.B604];&quot; &quot; ;&quot;&quot; )" office:value-type="string" office:string-value="deltaplusgroup" calcext:value-type="string">
            <text:p>deltaplusgroup</text:p>
          </table:table-cell>
          <table:table-cell table:formula="of:=ORG.LIBREOFFICE.REGEX([.C604]; &quot;[^[:alnum:]]&quot;; &quot;&quot;; &quot;g&quot;)" office:value-type="string" office:string-value="deltaplusgroup" calcext:value-type="string">
            <text:p>deltaplusgroup</text:p>
          </table:table-cell>
          <table:table-cell table:formula="of:=LEN([.D6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 PAREIL AU MEME</text:p>
          </table:table-cell>
          <table:table-cell table:formula="of:=LOWER([.A605])" office:value-type="string" office:string-value="du pareil au meme" calcext:value-type="string">
            <text:p>du pareil au meme</text:p>
          </table:table-cell>
          <table:table-cell table:formula="of:=SUBSTITUTE([.B605];&quot; &quot; ;&quot;&quot; )" office:value-type="string" office:string-value="dupareilaumeme" calcext:value-type="string">
            <text:p>dupareilaumeme</text:p>
          </table:table-cell>
          <table:table-cell table:formula="of:=ORG.LIBREOFFICE.REGEX([.C605]; &quot;[^[:alnum:]]&quot;; &quot;&quot;; &quot;g&quot;)" office:value-type="string" office:string-value="dupareilaumeme" calcext:value-type="string">
            <text:p>dupareilaumeme</text:p>
          </table:table-cell>
          <table:table-cell table:formula="of:=LEN([.D60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XEL INDUSTRIES</text:p>
          </table:table-cell>
          <table:table-cell table:formula="of:=LOWER([.A606])" office:value-type="string" office:string-value="exel industries" calcext:value-type="string">
            <text:p>exel industries</text:p>
          </table:table-cell>
          <table:table-cell table:formula="of:=SUBSTITUTE([.B606];&quot; &quot; ;&quot;&quot; )" office:value-type="string" office:string-value="exelindustries" calcext:value-type="string">
            <text:p>exelindustries</text:p>
          </table:table-cell>
          <table:table-cell table:formula="of:=ORG.LIBREOFFICE.REGEX([.C606]; &quot;[^[:alnum:]]&quot;; &quot;&quot;; &quot;g&quot;)" office:value-type="string" office:string-value="exelindustries" calcext:value-type="string">
            <text:p>exelindustries</text:p>
          </table:table-cell>
          <table:table-cell table:formula="of:=LEN([.D60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NCIERE ATLAND</text:p>
          </table:table-cell>
          <table:table-cell table:formula="of:=LOWER([.A607])" office:value-type="string" office:string-value="fonciere atland" calcext:value-type="string">
            <text:p>fonciere atland</text:p>
          </table:table-cell>
          <table:table-cell table:formula="of:=SUBSTITUTE([.B607];&quot; &quot; ;&quot;&quot; )" office:value-type="string" office:string-value="fonciereatland" calcext:value-type="string">
            <text:p>fonciereatland</text:p>
          </table:table-cell>
          <table:table-cell table:formula="of:=ORG.LIBREOFFICE.REGEX([.C607]; &quot;[^[:alnum:]]&quot;; &quot;&quot;; &quot;g&quot;)" office:value-type="string" office:string-value="fonciereatland" calcext:value-type="string">
            <text:p>fonciereatland</text:p>
          </table:table-cell>
          <table:table-cell table:formula="of:=LEN([.D60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NCIERE SEPRIC</text:p>
          </table:table-cell>
          <table:table-cell table:formula="of:=LOWER([.A608])" office:value-type="string" office:string-value="fonciere sepric" calcext:value-type="string">
            <text:p>fonciere sepric</text:p>
          </table:table-cell>
          <table:table-cell table:formula="of:=SUBSTITUTE([.B608];&quot; &quot; ;&quot;&quot; )" office:value-type="string" office:string-value="foncieresepric" calcext:value-type="string">
            <text:p>foncieresepric</text:p>
          </table:table-cell>
          <table:table-cell table:formula="of:=ORG.LIBREOFFICE.REGEX([.C608]; &quot;[^[:alnum:]]&quot;; &quot;&quot;; &quot;g&quot;)" office:value-type="string" office:string-value="foncieresepric" calcext:value-type="string">
            <text:p>foncieresepric</text:p>
          </table:table-cell>
          <table:table-cell table:formula="of:=LEN([.D60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RTIS BANK NV SA</text:p>
          </table:table-cell>
          <table:table-cell table:formula="of:=LOWER([.A609])" office:value-type="string" office:string-value="fortis bank nv sa" calcext:value-type="string">
            <text:p>fortis bank nv sa</text:p>
          </table:table-cell>
          <table:table-cell table:formula="of:=SUBSTITUTE([.B609];&quot; &quot; ;&quot;&quot; )" office:value-type="string" office:string-value="fortisbanknvsa" calcext:value-type="string">
            <text:p>fortisbanknvsa</text:p>
          </table:table-cell>
          <table:table-cell table:formula="of:=ORG.LIBREOFFICE.REGEX([.C609]; &quot;[^[:alnum:]]&quot;; &quot;&quot;; &quot;g&quot;)" office:value-type="string" office:string-value="fortisbanknvsa" calcext:value-type="string">
            <text:p>fortisbanknvsa</text:p>
          </table:table-cell>
          <table:table-cell table:formula="of:=LEN([.D60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UNTAINE PAJOT</text:p>
          </table:table-cell>
          <table:table-cell table:formula="of:=LOWER([.A610])" office:value-type="string" office:string-value="fountaine pajot" calcext:value-type="string">
            <text:p>fountaine pajot</text:p>
          </table:table-cell>
          <table:table-cell table:formula="of:=SUBSTITUTE([.B610];&quot; &quot; ;&quot;&quot; )" office:value-type="string" office:string-value="fountainepajot" calcext:value-type="string">
            <text:p>fountainepajot</text:p>
          </table:table-cell>
          <table:table-cell table:formula="of:=ORG.LIBREOFFICE.REGEX([.C610]; &quot;[^[:alnum:]]&quot;; &quot;&quot;; &quot;g&quot;)" office:value-type="string" office:string-value="fountainepajot" calcext:value-type="string">
            <text:p>fountainepajot</text:p>
          </table:table-cell>
          <table:table-cell table:formula="of:=LEN([.D61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OMAGERIES BEL</text:p>
          </table:table-cell>
          <table:table-cell table:formula="of:=LOWER([.A611])" office:value-type="string" office:string-value="fromageries bel" calcext:value-type="string">
            <text:p>fromageries bel</text:p>
          </table:table-cell>
          <table:table-cell table:formula="of:=SUBSTITUTE([.B611];&quot; &quot; ;&quot;&quot; )" office:value-type="string" office:string-value="fromageriesbel" calcext:value-type="string">
            <text:p>fromageriesbel</text:p>
          </table:table-cell>
          <table:table-cell table:formula="of:=ORG.LIBREOFFICE.REGEX([.C611]; &quot;[^[:alnum:]]&quot;; &quot;&quot;; &quot;g&quot;)" office:value-type="string" office:string-value="fromageriesbel" calcext:value-type="string">
            <text:p>fromageriesbel</text:p>
          </table:table-cell>
          <table:table-cell table:formula="of:=LEN([.D6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LOBAL GRAPHICS</text:p>
          </table:table-cell>
          <table:table-cell table:formula="of:=LOWER([.A612])" office:value-type="string" office:string-value="global graphics" calcext:value-type="string">
            <text:p>global graphics</text:p>
          </table:table-cell>
          <table:table-cell table:formula="of:=SUBSTITUTE([.B612];&quot; &quot; ;&quot;&quot; )" office:value-type="string" office:string-value="globalgraphics" calcext:value-type="string">
            <text:p>globalgraphics</text:p>
          </table:table-cell>
          <table:table-cell table:formula="of:=ORG.LIBREOFFICE.REGEX([.C612]; &quot;[^[:alnum:]]&quot;; &quot;&quot;; &quot;g&quot;)" office:value-type="string" office:string-value="globalgraphics" calcext:value-type="string">
            <text:p>globalgraphics</text:p>
          </table:table-cell>
          <table:table-cell table:formula="of:=LEN([.D61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OUPE BENETEAU</text:p>
          </table:table-cell>
          <table:table-cell table:formula="of:=LOWER([.A613])" office:value-type="string" office:string-value="groupe beneteau" calcext:value-type="string">
            <text:p>groupe beneteau</text:p>
          </table:table-cell>
          <table:table-cell table:formula="of:=SUBSTITUTE([.B613];&quot; &quot; ;&quot;&quot; )" office:value-type="string" office:string-value="groupebeneteau" calcext:value-type="string">
            <text:p>groupebeneteau</text:p>
          </table:table-cell>
          <table:table-cell table:formula="of:=ORG.LIBREOFFICE.REGEX([.C613]; &quot;[^[:alnum:]]&quot;; &quot;&quot;; &quot;g&quot;)" office:value-type="string" office:string-value="groupebeneteau" calcext:value-type="string">
            <text:p>groupebeneteau</text:p>
          </table:table-cell>
          <table:table-cell table:formula="of:=LEN([.D61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OUPE BROSSARD</text:p>
          </table:table-cell>
          <table:table-cell table:formula="of:=LOWER([.A614])" office:value-type="string" office:string-value="groupe brossard" calcext:value-type="string">
            <text:p>groupe brossard</text:p>
          </table:table-cell>
          <table:table-cell table:formula="of:=SUBSTITUTE([.B614];&quot; &quot; ;&quot;&quot; )" office:value-type="string" office:string-value="groupebrossard" calcext:value-type="string">
            <text:p>groupebrossard</text:p>
          </table:table-cell>
          <table:table-cell table:formula="of:=ORG.LIBREOFFICE.REGEX([.C614]; &quot;[^[:alnum:]]&quot;; &quot;&quot;; &quot;g&quot;)" office:value-type="string" office:string-value="groupebrossard" calcext:value-type="string">
            <text:p>groupebrossard</text:p>
          </table:table-cell>
          <table:table-cell table:formula="of:=LEN([.D6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OUPE SILICOMP</text:p>
          </table:table-cell>
          <table:table-cell table:formula="of:=LOWER([.A615])" office:value-type="string" office:string-value="groupe silicomp" calcext:value-type="string">
            <text:p>groupe silicomp</text:p>
          </table:table-cell>
          <table:table-cell table:formula="of:=SUBSTITUTE([.B615];&quot; &quot; ;&quot;&quot; )" office:value-type="string" office:string-value="groupesilicomp" calcext:value-type="string">
            <text:p>groupesilicomp</text:p>
          </table:table-cell>
          <table:table-cell table:formula="of:=ORG.LIBREOFFICE.REGEX([.C615]; &quot;[^[:alnum:]]&quot;; &quot;&quot;; &quot;g&quot;)" office:value-type="string" office:string-value="groupesilicomp" calcext:value-type="string">
            <text:p>groupesilicomp</text:p>
          </table:table-cell>
          <table:table-cell table:formula="of:=LEN([.D6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OUPE SPOREVER</text:p>
          </table:table-cell>
          <table:table-cell table:formula="of:=LOWER([.A616])" office:value-type="string" office:string-value="groupe sporever" calcext:value-type="string">
            <text:p>groupe sporever</text:p>
          </table:table-cell>
          <table:table-cell table:formula="of:=SUBSTITUTE([.B616];&quot; &quot; ;&quot;&quot; )" office:value-type="string" office:string-value="groupesporever" calcext:value-type="string">
            <text:p>groupesporever</text:p>
          </table:table-cell>
          <table:table-cell table:formula="of:=ORG.LIBREOFFICE.REGEX([.C616]; &quot;[^[:alnum:]]&quot;; &quot;&quot;; &quot;g&quot;)" office:value-type="string" office:string-value="groupesporever" calcext:value-type="string">
            <text:p>groupesporever</text:p>
          </table:table-cell>
          <table:table-cell table:formula="of:=LEN([.D61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SBC BANK CANADA</text:p>
          </table:table-cell>
          <table:table-cell table:formula="of:=LOWER([.A617])" office:value-type="string" office:string-value="hsbc bank canada" calcext:value-type="string">
            <text:p>hsbc bank canada</text:p>
          </table:table-cell>
          <table:table-cell table:formula="of:=SUBSTITUTE([.B617];&quot; &quot; ;&quot;&quot; )" office:value-type="string" office:string-value="hsbcbankcanada" calcext:value-type="string">
            <text:p>hsbcbankcanada</text:p>
          </table:table-cell>
          <table:table-cell table:formula="of:=ORG.LIBREOFFICE.REGEX([.C617]; &quot;[^[:alnum:]]&quot;; &quot;&quot;; &quot;g&quot;)" office:value-type="string" office:string-value="hsbcbankcanada" calcext:value-type="string">
            <text:p>hsbcbankcanada</text:p>
          </table:table-cell>
          <table:table-cell table:formula="of:=LEN([.D6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AUFMAN &amp; BROAD SA</text:p>
          </table:table-cell>
          <table:table-cell table:formula="of:=LOWER([.A618])" office:value-type="string" office:string-value="kaufman &amp; broad sa" calcext:value-type="string">
            <text:p>kaufman &amp; broad sa</text:p>
          </table:table-cell>
          <table:table-cell table:formula="of:=SUBSTITUTE([.B618];&quot; &quot; ;&quot;&quot; )" office:value-type="string" office:string-value="kaufman&amp;broadsa" calcext:value-type="string">
            <text:p>kaufman&amp;broadsa</text:p>
          </table:table-cell>
          <table:table-cell table:formula="of:=ORG.LIBREOFFICE.REGEX([.C618]; &quot;[^[:alnum:]]&quot;; &quot;&quot;; &quot;g&quot;)" office:value-type="string" office:string-value="kaufmanbroadsa" calcext:value-type="string">
            <text:p>kaufmanbroadsa</text:p>
          </table:table-cell>
          <table:table-cell table:formula="of:=LEN([.D6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BORATOIRE NPC</text:p>
          </table:table-cell>
          <table:table-cell table:formula="of:=LOWER([.A619])" office:value-type="string" office:string-value="laboratoire npc" calcext:value-type="string">
            <text:p>laboratoire npc</text:p>
          </table:table-cell>
          <table:table-cell table:formula="of:=SUBSTITUTE([.B619];&quot; &quot; ;&quot;&quot; )" office:value-type="string" office:string-value="laboratoirenpc" calcext:value-type="string">
            <text:p>laboratoirenpc</text:p>
          </table:table-cell>
          <table:table-cell table:formula="of:=ORG.LIBREOFFICE.REGEX([.C619]; &quot;[^[:alnum:]]&quot;; &quot;&quot;; &quot;g&quot;)" office:value-type="string" office:string-value="laboratoirenpc" calcext:value-type="string">
            <text:p>laboratoirenpc</text:p>
          </table:table-cell>
          <table:table-cell table:formula="of:=LEN([.D61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URENT PERRIER</text:p>
          </table:table-cell>
          <table:table-cell table:formula="of:=LOWER([.A620])" office:value-type="string" office:string-value="laurent perrier" calcext:value-type="string">
            <text:p>laurent perrier</text:p>
          </table:table-cell>
          <table:table-cell table:formula="of:=SUBSTITUTE([.B620];&quot; &quot; ;&quot;&quot; )" office:value-type="string" office:string-value="laurentperrier" calcext:value-type="string">
            <text:p>laurentperrier</text:p>
          </table:table-cell>
          <table:table-cell table:formula="of:=ORG.LIBREOFFICE.REGEX([.C620]; &quot;[^[:alnum:]]&quot;; &quot;&quot;; &quot;g&quot;)" office:value-type="string" office:string-value="laurentperrier" calcext:value-type="string">
            <text:p>laurentperrier</text:p>
          </table:table-cell>
          <table:table-cell table:formula="of:=LEN([.D62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B RETAIL EUROPE</text:p>
          </table:table-cell>
          <table:table-cell table:formula="of:=LOWER([.A621])" office:value-type="string" office:string-value="mb retail europe" calcext:value-type="string">
            <text:p>mb retail europe</text:p>
          </table:table-cell>
          <table:table-cell table:formula="of:=SUBSTITUTE([.B621];&quot; &quot; ;&quot;&quot; )" office:value-type="string" office:string-value="mbretaileurope" calcext:value-type="string">
            <text:p>mbretaileurope</text:p>
          </table:table-cell>
          <table:table-cell table:formula="of:=ORG.LIBREOFFICE.REGEX([.C621]; &quot;[^[:alnum:]]&quot;; &quot;&quot;; &quot;g&quot;)" office:value-type="string" office:string-value="mbretaileurope" calcext:value-type="string">
            <text:p>mbretaileurope</text:p>
          </table:table-cell>
          <table:table-cell table:formula="of:=LEN([.D62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RRILL LYNCH SA</text:p>
          </table:table-cell>
          <table:table-cell table:formula="of:=LOWER([.A622])" office:value-type="string" office:string-value="merrill lynch sa" calcext:value-type="string">
            <text:p>merrill lynch sa</text:p>
          </table:table-cell>
          <table:table-cell table:formula="of:=SUBSTITUTE([.B622];&quot; &quot; ;&quot;&quot; )" office:value-type="string" office:string-value="merrilllynchsa" calcext:value-type="string">
            <text:p>merrilllynchsa</text:p>
          </table:table-cell>
          <table:table-cell table:formula="of:=ORG.LIBREOFFICE.REGEX([.C622]; &quot;[^[:alnum:]]&quot;; &quot;&quot;; &quot;g&quot;)" office:value-type="string" office:string-value="merrilllynchsa" calcext:value-type="string">
            <text:p>merrilllynchsa</text:p>
          </table:table-cell>
          <table:table-cell table:formula="of:=LEN([.D62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OVAGALI PHARMA</text:p>
          </table:table-cell>
          <table:table-cell table:formula="of:=LOWER([.A623])" office:value-type="string" office:string-value="novagali pharma" calcext:value-type="string">
            <text:p>novagali pharma</text:p>
          </table:table-cell>
          <table:table-cell table:formula="of:=SUBSTITUTE([.B623];&quot; &quot; ;&quot;&quot; )" office:value-type="string" office:string-value="novagalipharma" calcext:value-type="string">
            <text:p>novagalipharma</text:p>
          </table:table-cell>
          <table:table-cell table:formula="of:=ORG.LIBREOFFICE.REGEX([.C623]; &quot;[^[:alnum:]]&quot;; &quot;&quot;; &quot;g&quot;)" office:value-type="string" office:string-value="novagalipharma" calcext:value-type="string">
            <text:p>novagalipharma</text:p>
          </table:table-cell>
          <table:table-cell table:formula="of:=LEN([.D62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CTO TECHNOLOGY</text:p>
          </table:table-cell>
          <table:table-cell table:formula="of:=LOWER([.A624])" office:value-type="string" office:string-value="octo technology" calcext:value-type="string">
            <text:p>octo technology</text:p>
          </table:table-cell>
          <table:table-cell table:formula="of:=SUBSTITUTE([.B624];&quot; &quot; ;&quot;&quot; )" office:value-type="string" office:string-value="octotechnology" calcext:value-type="string">
            <text:p>octotechnology</text:p>
          </table:table-cell>
          <table:table-cell table:formula="of:=ORG.LIBREOFFICE.REGEX([.C624]; &quot;[^[:alnum:]]&quot;; &quot;&quot;; &quot;g&quot;)" office:value-type="string" office:string-value="octotechnology" calcext:value-type="string">
            <text:p>octotechnology</text:p>
          </table:table-cell>
          <table:table-cell table:formula="of:=LEN([.D62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TIT FORESTIER</text:p>
          </table:table-cell>
          <table:table-cell table:formula="of:=LOWER([.A625])" office:value-type="string" office:string-value="petit forestier" calcext:value-type="string">
            <text:p>petit forestier</text:p>
          </table:table-cell>
          <table:table-cell table:formula="of:=SUBSTITUTE([.B625];&quot; &quot; ;&quot;&quot; )" office:value-type="string" office:string-value="petitforestier" calcext:value-type="string">
            <text:p>petitforestier</text:p>
          </table:table-cell>
          <table:table-cell table:formula="of:=ORG.LIBREOFFICE.REGEX([.C625]; &quot;[^[:alnum:]]&quot;; &quot;&quot;; &quot;g&quot;)" office:value-type="string" office:string-value="petitforestier" calcext:value-type="string">
            <text:p>petitforestier</text:p>
          </table:table-cell>
          <table:table-cell table:formula="of:=LEN([.D62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GO AUTOMOBILES</text:p>
          </table:table-cell>
          <table:table-cell table:formula="of:=LOWER([.A626])" office:value-type="string" office:string-value="pgo automobiles" calcext:value-type="string">
            <text:p>pgo automobiles</text:p>
          </table:table-cell>
          <table:table-cell table:formula="of:=SUBSTITUTE([.B626];&quot; &quot; ;&quot;&quot; )" office:value-type="string" office:string-value="pgoautomobiles" calcext:value-type="string">
            <text:p>pgoautomobiles</text:p>
          </table:table-cell>
          <table:table-cell table:formula="of:=ORG.LIBREOFFICE.REGEX([.C626]; &quot;[^[:alnum:]]&quot;; &quot;&quot;; &quot;g&quot;)" office:value-type="string" office:string-value="pgoautomobiles" calcext:value-type="string">
            <text:p>pgoautomobiles</text:p>
          </table:table-cell>
          <table:table-cell table:formula="of:=LEN([.D62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ERRE &amp; VACANCES</text:p>
          </table:table-cell>
          <table:table-cell table:formula="of:=LOWER([.A627])" office:value-type="string" office:string-value="pierre &amp; vacances" calcext:value-type="string">
            <text:p>pierre &amp; vacances</text:p>
          </table:table-cell>
          <table:table-cell table:formula="of:=SUBSTITUTE([.B627];&quot; &quot; ;&quot;&quot; )" office:value-type="string" office:string-value="pierre&amp;vacances" calcext:value-type="string">
            <text:p>pierre&amp;vacances</text:p>
          </table:table-cell>
          <table:table-cell table:formula="of:=ORG.LIBREOFFICE.REGEX([.C627]; &quot;[^[:alnum:]]&quot;; &quot;&quot;; &quot;g&quot;)" office:value-type="string" office:string-value="pierrevacances" calcext:value-type="string">
            <text:p>pierrevacances</text:p>
          </table:table-cell>
          <table:table-cell table:formula="of:=LEN([.D62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EMIUM PLUS PLC</text:p>
          </table:table-cell>
          <table:table-cell table:formula="of:=LOWER([.A628])" office:value-type="string" office:string-value="premium plus plc" calcext:value-type="string">
            <text:p>premium plus plc</text:p>
          </table:table-cell>
          <table:table-cell table:formula="of:=SUBSTITUTE([.B628];&quot; &quot; ;&quot;&quot; )" office:value-type="string" office:string-value="premiumplusplc" calcext:value-type="string">
            <text:p>premiumplusplc</text:p>
          </table:table-cell>
          <table:table-cell table:formula="of:=ORG.LIBREOFFICE.REGEX([.C628]; &quot;[^[:alnum:]]&quot;; &quot;&quot;; &quot;g&quot;)" office:value-type="string" office:string-value="premiumplusplc" calcext:value-type="string">
            <text:p>premiumplusplc</text:p>
          </table:table-cell>
          <table:table-cell table:formula="of:=LEN([.D62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BLICIS GROUPE</text:p>
          </table:table-cell>
          <table:table-cell table:formula="of:=LOWER([.A629])" office:value-type="string" office:string-value="publicis groupe" calcext:value-type="string">
            <text:p>publicis groupe</text:p>
          </table:table-cell>
          <table:table-cell table:formula="of:=SUBSTITUTE([.B629];&quot; &quot; ;&quot;&quot; )" office:value-type="string" office:string-value="publicisgroupe" calcext:value-type="string">
            <text:p>publicisgroupe</text:p>
          </table:table-cell>
          <table:table-cell table:formula="of:=ORG.LIBREOFFICE.REGEX([.C629]; &quot;[^[:alnum:]]&quot;; &quot;&quot;; &quot;g&quot;)" office:value-type="string" office:string-value="publicisgroupe" calcext:value-type="string">
            <text:p>publicisgroupe</text:p>
          </table:table-cell>
          <table:table-cell table:formula="of:=LEN([.D62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GION AUVERGNE</text:p>
          </table:table-cell>
          <table:table-cell table:formula="of:=LOWER([.A630])" office:value-type="string" office:string-value="region auvergne" calcext:value-type="string">
            <text:p>region auvergne</text:p>
          </table:table-cell>
          <table:table-cell table:formula="of:=SUBSTITUTE([.B630];&quot; &quot; ;&quot;&quot; )" office:value-type="string" office:string-value="regionauvergne" calcext:value-type="string">
            <text:p>regionauvergne</text:p>
          </table:table-cell>
          <table:table-cell table:formula="of:=ORG.LIBREOFFICE.REGEX([.C630]; &quot;[^[:alnum:]]&quot;; &quot;&quot;; &quot;g&quot;)" office:value-type="string" office:string-value="regionauvergne" calcext:value-type="string">
            <text:p>regionauvergne</text:p>
          </table:table-cell>
          <table:table-cell table:formula="of:=LEN([.D63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GION LIMOUSIN</text:p>
          </table:table-cell>
          <table:table-cell table:formula="of:=LOWER([.A631])" office:value-type="string" office:string-value="region limousin" calcext:value-type="string">
            <text:p>region limousin</text:p>
          </table:table-cell>
          <table:table-cell table:formula="of:=SUBSTITUTE([.B631];&quot; &quot; ;&quot;&quot; )" office:value-type="string" office:string-value="regionlimousin" calcext:value-type="string">
            <text:p>regionlimousin</text:p>
          </table:table-cell>
          <table:table-cell table:formula="of:=ORG.LIBREOFFICE.REGEX([.C631]; &quot;[^[:alnum:]]&quot;; &quot;&quot;; &quot;g&quot;)" office:value-type="string" office:string-value="regionlimousin" calcext:value-type="string">
            <text:p>regionlimousin</text:p>
          </table:table-cell>
          <table:table-cell table:formula="of:=LEN([.D63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DRIGUEZ GROUP</text:p>
          </table:table-cell>
          <table:table-cell table:formula="of:=LOWER([.A632])" office:value-type="string" office:string-value="rodriguez group" calcext:value-type="string">
            <text:p>rodriguez group</text:p>
          </table:table-cell>
          <table:table-cell table:formula="of:=SUBSTITUTE([.B632];&quot; &quot; ;&quot;&quot; )" office:value-type="string" office:string-value="rodriguezgroup" calcext:value-type="string">
            <text:p>rodriguezgroup</text:p>
          </table:table-cell>
          <table:table-cell table:formula="of:=ORG.LIBREOFFICE.REGEX([.C632]; &quot;[^[:alnum:]]&quot;; &quot;&quot;; &quot;g&quot;)" office:value-type="string" office:string-value="rodriguezgroup" calcext:value-type="string">
            <text:p>rodriguezgroup</text:p>
          </table:table-cell>
          <table:table-cell table:formula="of:=LEN([.D63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 COTTIN FRERES</text:p>
          </table:table-cell>
          <table:table-cell table:formula="of:=LOWER([.A633])" office:value-type="string" office:string-value="sa cottin freres" calcext:value-type="string">
            <text:p>sa cottin freres</text:p>
          </table:table-cell>
          <table:table-cell table:formula="of:=SUBSTITUTE([.B633];&quot; &quot; ;&quot;&quot; )" office:value-type="string" office:string-value="sacottinfreres" calcext:value-type="string">
            <text:p>sacottinfreres</text:p>
          </table:table-cell>
          <table:table-cell table:formula="of:=ORG.LIBREOFFICE.REGEX([.C633]; &quot;[^[:alnum:]]&quot;; &quot;&quot;; &quot;g&quot;)" office:value-type="string" office:string-value="sacottinfreres" calcext:value-type="string">
            <text:p>sacottinfreres</text:p>
          </table:table-cell>
          <table:table-cell table:formula="of:=LEN([.D63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NIOR PLANET SA</text:p>
          </table:table-cell>
          <table:table-cell table:formula="of:=LOWER([.A634])" office:value-type="string" office:string-value="senior planet sa" calcext:value-type="string">
            <text:p>senior planet sa</text:p>
          </table:table-cell>
          <table:table-cell table:formula="of:=SUBSTITUTE([.B634];&quot; &quot; ;&quot;&quot; )" office:value-type="string" office:string-value="seniorplanetsa" calcext:value-type="string">
            <text:p>seniorplanetsa</text:p>
          </table:table-cell>
          <table:table-cell table:formula="of:=ORG.LIBREOFFICE.REGEX([.C634]; &quot;[^[:alnum:]]&quot;; &quot;&quot;; &quot;g&quot;)" office:value-type="string" office:string-value="seniorplanetsa" calcext:value-type="string">
            <text:p>seniorplanetsa</text:p>
          </table:table-cell>
          <table:table-cell table:formula="of:=LEN([.D63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G EFFEKTEN GMBH</text:p>
          </table:table-cell>
          <table:table-cell table:formula="of:=LOWER([.A635])" office:value-type="string" office:string-value="sg effekten gmbh" calcext:value-type="string">
            <text:p>sg effekten gmbh</text:p>
          </table:table-cell>
          <table:table-cell table:formula="of:=SUBSTITUTE([.B635];&quot; &quot; ;&quot;&quot; )" office:value-type="string" office:string-value="sgeffektengmbh" calcext:value-type="string">
            <text:p>sgeffektengmbh</text:p>
          </table:table-cell>
          <table:table-cell table:formula="of:=ORG.LIBREOFFICE.REGEX([.C635]; &quot;[^[:alnum:]]&quot;; &quot;&quot;; &quot;g&quot;)" office:value-type="string" office:string-value="sgeffektengmbh" calcext:value-type="string">
            <text:p>sgeffektengmbh</text:p>
          </table:table-cell>
          <table:table-cell table:formula="of:=LEN([.D63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G OPTION EUROPE</text:p>
          </table:table-cell>
          <table:table-cell table:formula="of:=LOWER([.A636])" office:value-type="string" office:string-value="sg option europe" calcext:value-type="string">
            <text:p>sg option europe</text:p>
          </table:table-cell>
          <table:table-cell table:formula="of:=SUBSTITUTE([.B636];&quot; &quot; ;&quot;&quot; )" office:value-type="string" office:string-value="sgoptioneurope" calcext:value-type="string">
            <text:p>sgoptioneurope</text:p>
          </table:table-cell>
          <table:table-cell table:formula="of:=ORG.LIBREOFFICE.REGEX([.C636]; &quot;[^[:alnum:]]&quot;; &quot;&quot;; &quot;g&quot;)" office:value-type="string" office:string-value="sgoptioneurope" calcext:value-type="string">
            <text:p>sgoptioneurope</text:p>
          </table:table-cell>
          <table:table-cell table:formula="of:=LEN([.D63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MOBY MAJORETTE</text:p>
          </table:table-cell>
          <table:table-cell table:formula="of:=LOWER([.A637])" office:value-type="string" office:string-value="smoby majorette" calcext:value-type="string">
            <text:p>smoby majorette</text:p>
          </table:table-cell>
          <table:table-cell table:formula="of:=SUBSTITUTE([.B637];&quot; &quot; ;&quot;&quot; )" office:value-type="string" office:string-value="smobymajorette" calcext:value-type="string">
            <text:p>smobymajorette</text:p>
          </table:table-cell>
          <table:table-cell table:formula="of:=ORG.LIBREOFFICE.REGEX([.C637]; &quot;[^[:alnum:]]&quot;; &quot;&quot;; &quot;g&quot;)" office:value-type="string" office:string-value="smobymajorette" calcext:value-type="string">
            <text:p>smobymajorette</text:p>
          </table:table-cell>
          <table:table-cell table:formula="of:=LEN([.D63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OCIETE REPONSE</text:p>
          </table:table-cell>
          <table:table-cell table:formula="of:=LOWER([.A638])" office:value-type="string" office:string-value="societe reponse" calcext:value-type="string">
            <text:p>societe reponse</text:p>
          </table:table-cell>
          <table:table-cell table:formula="of:=SUBSTITUTE([.B638];&quot; &quot; ;&quot;&quot; )" office:value-type="string" office:string-value="societereponse" calcext:value-type="string">
            <text:p>societereponse</text:p>
          </table:table-cell>
          <table:table-cell table:formula="of:=ORG.LIBREOFFICE.REGEX([.C638]; &quot;[^[:alnum:]]&quot;; &quot;&quot;; &quot;g&quot;)" office:value-type="string" office:string-value="societereponse" calcext:value-type="string">
            <text:p>societereponse</text:p>
          </table:table-cell>
          <table:table-cell table:formula="of:=LEN([.D63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LEMEDIA GROUP</text:p>
          </table:table-cell>
          <table:table-cell table:formula="of:=LOWER([.A639])" office:value-type="string" office:string-value="telemedia group" calcext:value-type="string">
            <text:p>telemedia group</text:p>
          </table:table-cell>
          <table:table-cell table:formula="of:=SUBSTITUTE([.B639];&quot; &quot; ;&quot;&quot; )" office:value-type="string" office:string-value="telemediagroup" calcext:value-type="string">
            <text:p>telemediagroup</text:p>
          </table:table-cell>
          <table:table-cell table:formula="of:=ORG.LIBREOFFICE.REGEX([.C639]; &quot;[^[:alnum:]]&quot;; &quot;&quot;; &quot;g&quot;)" office:value-type="string" office:string-value="telemediagroup" calcext:value-type="string">
            <text:p>telemediagroup</text:p>
          </table:table-cell>
          <table:table-cell table:formula="of:=LEN([.D63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NIBAIL-RODAMCO</text:p>
          </table:table-cell>
          <table:table-cell table:formula="of:=LOWER([.A640])" office:value-type="string" office:string-value="unibail-rodamco" calcext:value-type="string">
            <text:p>unibail-rodamco</text:p>
          </table:table-cell>
          <table:table-cell table:formula="of:=SUBSTITUTE([.B640];&quot; &quot; ;&quot;&quot; )" office:value-type="string" office:string-value="unibail-rodamco" calcext:value-type="string">
            <text:p>unibail-rodamco</text:p>
          </table:table-cell>
          <table:table-cell table:formula="of:=ORG.LIBREOFFICE.REGEX([.C640]; &quot;[^[:alnum:]]&quot;; &quot;&quot;; &quot;g&quot;)" office:value-type="string" office:string-value="unibailrodamco" calcext:value-type="string">
            <text:p>unibailrodamco</text:p>
          </table:table-cell>
          <table:table-cell table:formula="of:=LEN([.D64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ENCLASSIFIEDS</text:p>
          </table:table-cell>
          <table:table-cell table:formula="of:=LOWER([.A641])" office:value-type="string" office:string-value="adenclassifieds" calcext:value-type="string">
            <text:p>adenclassifieds</text:p>
          </table:table-cell>
          <table:table-cell table:formula="of:=SUBSTITUTE([.B641];&quot; &quot; ;&quot;&quot; )" office:value-type="string" office:string-value="adenclassifieds" calcext:value-type="string">
            <text:p>adenclassifieds</text:p>
          </table:table-cell>
          <table:table-cell table:formula="of:=ORG.LIBREOFFICE.REGEX([.C641]; &quot;[^[:alnum:]]&quot;; &quot;&quot;; &quot;g&quot;)" office:value-type="string" office:string-value="adenclassifieds" calcext:value-type="string">
            <text:p>adenclassifieds</text:p>
          </table:table-cell>
          <table:table-cell table:formula="of:=LEN([.D6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RCLAYS BANK PLC</text:p>
          </table:table-cell>
          <table:table-cell table:formula="of:=LOWER([.A642])" office:value-type="string" office:string-value="barclays bank plc" calcext:value-type="string">
            <text:p>barclays bank plc</text:p>
          </table:table-cell>
          <table:table-cell table:formula="of:=SUBSTITUTE([.B642];&quot; &quot; ;&quot;&quot; )" office:value-type="string" office:string-value="barclaysbankplc" calcext:value-type="string">
            <text:p>barclaysbankplc</text:p>
          </table:table-cell>
          <table:table-cell table:formula="of:=ORG.LIBREOFFICE.REGEX([.C642]; &quot;[^[:alnum:]]&quot;; &quot;&quot;; &quot;g&quot;)" office:value-type="string" office:string-value="barclaysbankplc" calcext:value-type="string">
            <text:p>barclaysbankplc</text:p>
          </table:table-cell>
          <table:table-cell table:formula="of:=LEN([.D64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SINESS OBJECTS</text:p>
          </table:table-cell>
          <table:table-cell table:formula="of:=LOWER([.A643])" office:value-type="string" office:string-value="business objects" calcext:value-type="string">
            <text:p>business objects</text:p>
          </table:table-cell>
          <table:table-cell table:formula="of:=SUBSTITUTE([.B643];&quot; &quot; ;&quot;&quot; )" office:value-type="string" office:string-value="businessobjects" calcext:value-type="string">
            <text:p>businessobjects</text:p>
          </table:table-cell>
          <table:table-cell table:formula="of:=ORG.LIBREOFFICE.REGEX([.C643]; &quot;[^[:alnum:]]&quot;; &quot;&quot;; &quot;g&quot;)" office:value-type="string" office:string-value="businessobjects" calcext:value-type="string">
            <text:p>businessobjects</text:p>
          </table:table-cell>
          <table:table-cell table:formula="of:=LEN([.D64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RISTIAN DIOR S.A.</text:p>
          </table:table-cell>
          <table:table-cell table:formula="of:=LOWER([.A644])" office:value-type="string" office:string-value="christian dior s.a." calcext:value-type="string">
            <text:p>christian dior s.a.</text:p>
          </table:table-cell>
          <table:table-cell table:formula="of:=SUBSTITUTE([.B644];&quot; &quot; ;&quot;&quot; )" office:value-type="string" office:string-value="christiandiors.a." calcext:value-type="string">
            <text:p>christiandiors.a.</text:p>
          </table:table-cell>
          <table:table-cell table:formula="of:=ORG.LIBREOFFICE.REGEX([.C644]; &quot;[^[:alnum:]]&quot;; &quot;&quot;; &quot;g&quot;)" office:value-type="string" office:string-value="christiandiorsa" calcext:value-type="string">
            <text:p>christiandiorsa</text:p>
          </table:table-cell>
          <table:table-cell table:formula="of:=LEN([.D64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MENTS FRANCAIS</text:p>
          </table:table-cell>
          <table:table-cell table:formula="of:=LOWER([.A645])" office:value-type="string" office:string-value="ciments francais" calcext:value-type="string">
            <text:p>ciments francais</text:p>
          </table:table-cell>
          <table:table-cell table:formula="of:=SUBSTITUTE([.B645];&quot; &quot; ;&quot;&quot; )" office:value-type="string" office:string-value="cimentsfrancais" calcext:value-type="string">
            <text:p>cimentsfrancais</text:p>
          </table:table-cell>
          <table:table-cell table:formula="of:=ORG.LIBREOFFICE.REGEX([.C645]; &quot;[^[:alnum:]]&quot;; &quot;&quot;; &quot;g&quot;)" office:value-type="string" office:string-value="cimentsfrancais" calcext:value-type="string">
            <text:p>cimentsfrancais</text:p>
          </table:table-cell>
          <table:table-cell table:formula="of:=LEN([.D64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CAM PARIS ET IDF</text:p>
          </table:table-cell>
          <table:table-cell table:formula="of:=LOWER([.A646])" office:value-type="string" office:string-value="crcam paris et idf" calcext:value-type="string">
            <text:p>crcam paris et idf</text:p>
          </table:table-cell>
          <table:table-cell table:formula="of:=SUBSTITUTE([.B646];&quot; &quot; ;&quot;&quot; )" office:value-type="string" office:string-value="crcamparisetidf" calcext:value-type="string">
            <text:p>crcamparisetidf</text:p>
          </table:table-cell>
          <table:table-cell table:formula="of:=ORG.LIBREOFFICE.REGEX([.C646]; &quot;[^[:alnum:]]&quot;; &quot;&quot;; &quot;g&quot;)" office:value-type="string" office:string-value="crcamparisetidf" calcext:value-type="string">
            <text:p>crcamparisetidf</text:p>
          </table:table-cell>
          <table:table-cell table:formula="of:=LEN([.D64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M COMPANY GROUP</text:p>
          </table:table-cell>
          <table:table-cell table:formula="of:=LOWER([.A647])" office:value-type="string" office:string-value="crm company group" calcext:value-type="string">
            <text:p>crm company group</text:p>
          </table:table-cell>
          <table:table-cell table:formula="of:=SUBSTITUTE([.B647];&quot; &quot; ;&quot;&quot; )" office:value-type="string" office:string-value="crmcompanygroup" calcext:value-type="string">
            <text:p>crmcompanygroup</text:p>
          </table:table-cell>
          <table:table-cell table:formula="of:=ORG.LIBREOFFICE.REGEX([.C647]; &quot;[^[:alnum:]]&quot;; &quot;&quot;; &quot;g&quot;)" office:value-type="string" office:string-value="crmcompanygroup" calcext:value-type="string">
            <text:p>crmcompanygroup</text:p>
          </table:table-cell>
          <table:table-cell table:formula="of:=LEN([.D6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USTOM SOLUTIONS</text:p>
          </table:table-cell>
          <table:table-cell table:formula="of:=LOWER([.A648])" office:value-type="string" office:string-value="custom solutions" calcext:value-type="string">
            <text:p>custom solutions</text:p>
          </table:table-cell>
          <table:table-cell table:formula="of:=SUBSTITUTE([.B648];&quot; &quot; ;&quot;&quot; )" office:value-type="string" office:string-value="customsolutions" calcext:value-type="string">
            <text:p>customsolutions</text:p>
          </table:table-cell>
          <table:table-cell table:formula="of:=ORG.LIBREOFFICE.REGEX([.C648]; &quot;[^[:alnum:]]&quot;; &quot;&quot;; &quot;g&quot;)" office:value-type="string" office:string-value="customsolutions" calcext:value-type="string">
            <text:p>customsolutions</text:p>
          </table:table-cell>
          <table:table-cell table:formula="of:=LEN([.D64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NVIRONNEMENT SA</text:p>
          </table:table-cell>
          <table:table-cell table:formula="of:=LOWER([.A649])" office:value-type="string" office:string-value="environnement sa" calcext:value-type="string">
            <text:p>environnement sa</text:p>
          </table:table-cell>
          <table:table-cell table:formula="of:=SUBSTITUTE([.B649];&quot; &quot; ;&quot;&quot; )" office:value-type="string" office:string-value="environnementsa" calcext:value-type="string">
            <text:p>environnementsa</text:p>
          </table:table-cell>
          <table:table-cell table:formula="of:=ORG.LIBREOFFICE.REGEX([.C649]; &quot;[^[:alnum:]]&quot;; &quot;&quot;; &quot;g&quot;)" office:value-type="string" office:string-value="environnementsa" calcext:value-type="string">
            <text:p>environnementsa</text:p>
          </table:table-cell>
          <table:table-cell table:formula="of:=LEN([.D64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OMEDIS GROUPE</text:p>
          </table:table-cell>
          <table:table-cell table:formula="of:=LOWER([.A650])" office:value-type="string" office:string-value="euromedis groupe" calcext:value-type="string">
            <text:p>euromedis groupe</text:p>
          </table:table-cell>
          <table:table-cell table:formula="of:=SUBSTITUTE([.B650];&quot; &quot; ;&quot;&quot; )" office:value-type="string" office:string-value="euromedisgroupe" calcext:value-type="string">
            <text:p>euromedisgroupe</text:p>
          </table:table-cell>
          <table:table-cell table:formula="of:=ORG.LIBREOFFICE.REGEX([.C650]; &quot;[^[:alnum:]]&quot;; &quot;&quot;; &quot;g&quot;)" office:value-type="string" office:string-value="euromedisgroupe" calcext:value-type="string">
            <text:p>euromedisgroupe</text:p>
          </table:table-cell>
          <table:table-cell table:formula="of:=LEN([.D65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NCIERE DES MURS</text:p>
          </table:table-cell>
          <table:table-cell table:formula="of:=LOWER([.A651])" office:value-type="string" office:string-value="fonciere des murs" calcext:value-type="string">
            <text:p>fonciere des murs</text:p>
          </table:table-cell>
          <table:table-cell table:formula="of:=SUBSTITUTE([.B651];&quot; &quot; ;&quot;&quot; )" office:value-type="string" office:string-value="foncieredesmurs" calcext:value-type="string">
            <text:p>foncieredesmurs</text:p>
          </table:table-cell>
          <table:table-cell table:formula="of:=ORG.LIBREOFFICE.REGEX([.C651]; &quot;[^[:alnum:]]&quot;; &quot;&quot;; &quot;g&quot;)" office:value-type="string" office:string-value="foncieredesmurs" calcext:value-type="string">
            <text:p>foncieredesmurs</text:p>
          </table:table-cell>
          <table:table-cell table:formula="of:=LEN([.D65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NCIERE MASSENA</text:p>
          </table:table-cell>
          <table:table-cell table:formula="of:=LOWER([.A652])" office:value-type="string" office:string-value="fonciere massena" calcext:value-type="string">
            <text:p>fonciere massena</text:p>
          </table:table-cell>
          <table:table-cell table:formula="of:=SUBSTITUTE([.B652];&quot; &quot; ;&quot;&quot; )" office:value-type="string" office:string-value="foncieremassena" calcext:value-type="string">
            <text:p>foncieremassena</text:p>
          </table:table-cell>
          <table:table-cell table:formula="of:=ORG.LIBREOFFICE.REGEX([.C652]; &quot;[^[:alnum:]]&quot;; &quot;&quot;; &quot;g&quot;)" office:value-type="string" office:string-value="foncieremassena" calcext:value-type="string">
            <text:p>foncieremassena</text:p>
          </table:table-cell>
          <table:table-cell table:formula="of:=LEN([.D65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NERAL ELECTRIC</text:p>
          </table:table-cell>
          <table:table-cell table:formula="of:=LOWER([.A653])" office:value-type="string" office:string-value="general electric" calcext:value-type="string">
            <text:p>general electric</text:p>
          </table:table-cell>
          <table:table-cell table:formula="of:=SUBSTITUTE([.B653];&quot; &quot; ;&quot;&quot; )" office:value-type="string" office:string-value="generalelectric" calcext:value-type="string">
            <text:p>generalelectric</text:p>
          </table:table-cell>
          <table:table-cell table:formula="of:=ORG.LIBREOFFICE.REGEX([.C653]; &quot;[^[:alnum:]]&quot;; &quot;&quot;; &quot;g&quot;)" office:value-type="string" office:string-value="generalelectric" calcext:value-type="string">
            <text:p>generalelectric</text:p>
          </table:table-cell>
          <table:table-cell table:formula="of:=LEN([.D65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NERALE DE SANTE</text:p>
          </table:table-cell>
          <table:table-cell table:formula="of:=LOWER([.A654])" office:value-type="string" office:string-value="generale de sante" calcext:value-type="string">
            <text:p>generale de sante</text:p>
          </table:table-cell>
          <table:table-cell table:formula="of:=SUBSTITUTE([.B654];&quot; &quot; ;&quot;&quot; )" office:value-type="string" office:string-value="generaledesante" calcext:value-type="string">
            <text:p>generaledesante</text:p>
          </table:table-cell>
          <table:table-cell table:formula="of:=ORG.LIBREOFFICE.REGEX([.C654]; &quot;[^[:alnum:]]&quot;; &quot;&quot;; &quot;g&quot;)" office:value-type="string" office:string-value="generaledesante" calcext:value-type="string">
            <text:p>generaledesante</text:p>
          </table:table-cell>
          <table:table-cell table:formula="of:=LEN([.D65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FI INFORMATIQUE</text:p>
          </table:table-cell>
          <table:table-cell table:formula="of:=LOWER([.A655])" office:value-type="string" office:string-value="gfi informatique" calcext:value-type="string">
            <text:p>gfi informatique</text:p>
          </table:table-cell>
          <table:table-cell table:formula="of:=SUBSTITUTE([.B655];&quot; &quot; ;&quot;&quot; )" office:value-type="string" office:string-value="gfiinformatique" calcext:value-type="string">
            <text:p>gfiinformatique</text:p>
          </table:table-cell>
          <table:table-cell table:formula="of:=ORG.LIBREOFFICE.REGEX([.C655]; &quot;[^[:alnum:]]&quot;; &quot;&quot;; &quot;g&quot;)" office:value-type="string" office:string-value="gfiinformatique" calcext:value-type="string">
            <text:p>gfiinformatique</text:p>
          </table:table-cell>
          <table:table-cell table:formula="of:=LEN([.D65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OUPE EURILOGIC</text:p>
          </table:table-cell>
          <table:table-cell table:formula="of:=LOWER([.A656])" office:value-type="string" office:string-value="groupe eurilogic" calcext:value-type="string">
            <text:p>groupe eurilogic</text:p>
          </table:table-cell>
          <table:table-cell table:formula="of:=SUBSTITUTE([.B656];&quot; &quot; ;&quot;&quot; )" office:value-type="string" office:string-value="groupeeurilogic" calcext:value-type="string">
            <text:p>groupeeurilogic</text:p>
          </table:table-cell>
          <table:table-cell table:formula="of:=ORG.LIBREOFFICE.REGEX([.C656]; &quot;[^[:alnum:]]&quot;; &quot;&quot;; &quot;g&quot;)" office:value-type="string" office:string-value="groupeeurilogic" calcext:value-type="string">
            <text:p>groupeeurilogic</text:p>
          </table:table-cell>
          <table:table-cell table:formula="of:=LEN([.D65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OUPE HF COMPANY</text:p>
          </table:table-cell>
          <table:table-cell table:formula="of:=LOWER([.A657])" office:value-type="string" office:string-value="groupe hf company" calcext:value-type="string">
            <text:p>groupe hf company</text:p>
          </table:table-cell>
          <table:table-cell table:formula="of:=SUBSTITUTE([.B657];&quot; &quot; ;&quot;&quot; )" office:value-type="string" office:string-value="groupehfcompany" calcext:value-type="string">
            <text:p>groupehfcompany</text:p>
          </table:table-cell>
          <table:table-cell table:formula="of:=ORG.LIBREOFFICE.REGEX([.C657]; &quot;[^[:alnum:]]&quot;; &quot;&quot;; &quot;g&quot;)" office:value-type="string" office:string-value="groupehfcompany" calcext:value-type="string">
            <text:p>groupehfcompany</text:p>
          </table:table-cell>
          <table:table-cell table:formula="of:=LEN([.D65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OUPE PARTOUCHE</text:p>
          </table:table-cell>
          <table:table-cell table:formula="of:=LOWER([.A658])" office:value-type="string" office:string-value="groupe partouche" calcext:value-type="string">
            <text:p>groupe partouche</text:p>
          </table:table-cell>
          <table:table-cell table:formula="of:=SUBSTITUTE([.B658];&quot; &quot; ;&quot;&quot; )" office:value-type="string" office:string-value="groupepartouche" calcext:value-type="string">
            <text:p>groupepartouche</text:p>
          </table:table-cell>
          <table:table-cell table:formula="of:=ORG.LIBREOFFICE.REGEX([.C658]; &quot;[^[:alnum:]]&quot;; &quot;&quot;; &quot;g&quot;)" office:value-type="string" office:string-value="groupepartouche" calcext:value-type="string">
            <text:p>groupepartouche</text:p>
          </table:table-cell>
          <table:table-cell table:formula="of:=LEN([.D65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SBC HOLDINGS PLC</text:p>
          </table:table-cell>
          <table:table-cell table:formula="of:=LOWER([.A659])" office:value-type="string" office:string-value="hsbc holdings plc" calcext:value-type="string">
            <text:p>hsbc holdings plc</text:p>
          </table:table-cell>
          <table:table-cell table:formula="of:=SUBSTITUTE([.B659];&quot; &quot; ;&quot;&quot; )" office:value-type="string" office:string-value="hsbcholdingsplc" calcext:value-type="string">
            <text:p>hsbcholdingsplc</text:p>
          </table:table-cell>
          <table:table-cell table:formula="of:=ORG.LIBREOFFICE.REGEX([.C659]; &quot;[^[:alnum:]]&quot;; &quot;&quot;; &quot;g&quot;)" office:value-type="string" office:string-value="hsbcholdingsplc" calcext:value-type="string">
            <text:p>hsbcholdingsplc</text:p>
          </table:table-cell>
          <table:table-cell table:formula="of:=LEN([.D65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DEX MULTIMEDIA</text:p>
          </table:table-cell>
          <table:table-cell table:formula="of:=LOWER([.A660])" office:value-type="string" office:string-value="index multimedia" calcext:value-type="string">
            <text:p>index multimedia</text:p>
          </table:table-cell>
          <table:table-cell table:formula="of:=SUBSTITUTE([.B660];&quot; &quot; ;&quot;&quot; )" office:value-type="string" office:string-value="indexmultimedia" calcext:value-type="string">
            <text:p>indexmultimedia</text:p>
          </table:table-cell>
          <table:table-cell table:formula="of:=ORG.LIBREOFFICE.REGEX([.C660]; &quot;[^[:alnum:]]&quot;; &quot;&quot;; &quot;g&quot;)" office:value-type="string" office:string-value="indexmultimedia" calcext:value-type="string">
            <text:p>indexmultimedia</text:p>
          </table:table-cell>
          <table:table-cell table:formula="of:=LEN([.D66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 BANQUE POSTALE</text:p>
          </table:table-cell>
          <table:table-cell table:formula="of:=LOWER([.A661])" office:value-type="string" office:string-value="la banque postale" calcext:value-type="string">
            <text:p>la banque postale</text:p>
          </table:table-cell>
          <table:table-cell table:formula="of:=SUBSTITUTE([.B661];&quot; &quot; ;&quot;&quot; )" office:value-type="string" office:string-value="labanquepostale" calcext:value-type="string">
            <text:p>labanquepostale</text:p>
          </table:table-cell>
          <table:table-cell table:formula="of:=ORG.LIBREOFFICE.REGEX([.C661]; &quot;[^[:alnum:]]&quot;; &quot;&quot;; &quot;g&quot;)" office:value-type="string" office:string-value="labanquepostale" calcext:value-type="string">
            <text:p>labanquepostale</text:p>
          </table:table-cell>
          <table:table-cell table:formula="of:=LEN([.D66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ON DE BRUXELLES</text:p>
          </table:table-cell>
          <table:table-cell table:formula="of:=LOWER([.A662])" office:value-type="string" office:string-value="leon de bruxelles" calcext:value-type="string">
            <text:p>leon de bruxelles</text:p>
          </table:table-cell>
          <table:table-cell table:formula="of:=SUBSTITUTE([.B662];&quot; &quot; ;&quot;&quot; )" office:value-type="string" office:string-value="leondebruxelles" calcext:value-type="string">
            <text:p>leondebruxelles</text:p>
          </table:table-cell>
          <table:table-cell table:formula="of:=ORG.LIBREOFFICE.REGEX([.C662]; &quot;[^[:alnum:]]&quot;; &quot;&quot;; &quot;g&quot;)" office:value-type="string" office:string-value="leondebruxelles" calcext:value-type="string">
            <text:p>leondebruxelles</text:p>
          </table:table-cell>
          <table:table-cell table:formula="of:=LEN([.D66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GIC INSTRUMENT</text:p>
          </table:table-cell>
          <table:table-cell table:formula="of:=LOWER([.A663])" office:value-type="string" office:string-value="logic instrument" calcext:value-type="string">
            <text:p>logic instrument</text:p>
          </table:table-cell>
          <table:table-cell table:formula="of:=SUBSTITUTE([.B663];&quot; &quot; ;&quot;&quot; )" office:value-type="string" office:string-value="logicinstrument" calcext:value-type="string">
            <text:p>logicinstrument</text:p>
          </table:table-cell>
          <table:table-cell table:formula="of:=ORG.LIBREOFFICE.REGEX([.C663]; &quot;[^[:alnum:]]&quot;; &quot;&quot;; &quot;g&quot;)" office:value-type="string" office:string-value="logicinstrument" calcext:value-type="string">
            <text:p>logicinstrument</text:p>
          </table:table-cell>
          <table:table-cell table:formula="of:=LEN([.D6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CELEC TELECOMS</text:p>
          </table:table-cell>
          <table:table-cell table:formula="of:=LOWER([.A664])" office:value-type="string" office:string-value="mecelec telecoms" calcext:value-type="string">
            <text:p>mecelec telecoms</text:p>
          </table:table-cell>
          <table:table-cell table:formula="of:=SUBSTITUTE([.B664];&quot; &quot; ;&quot;&quot; )" office:value-type="string" office:string-value="mecelectelecoms" calcext:value-type="string">
            <text:p>mecelectelecoms</text:p>
          </table:table-cell>
          <table:table-cell table:formula="of:=ORG.LIBREOFFICE.REGEX([.C664]; &quot;[^[:alnum:]]&quot;; &quot;&quot;; &quot;g&quot;)" office:value-type="string" office:string-value="mecelectelecoms" calcext:value-type="string">
            <text:p>mecelectelecoms</text:p>
          </table:table-cell>
          <table:table-cell table:formula="of:=LEN([.D66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ILLEURTAUX.COM</text:p>
          </table:table-cell>
          <table:table-cell table:formula="of:=LOWER([.A665])" office:value-type="string" office:string-value="meilleurtaux.com" calcext:value-type="string">
            <text:p>meilleurtaux.com</text:p>
          </table:table-cell>
          <table:table-cell table:formula="of:=SUBSTITUTE([.B665];&quot; &quot; ;&quot;&quot; )" office:value-type="string" office:string-value="meilleurtaux.com" calcext:value-type="string">
            <text:p>meilleurtaux.com</text:p>
          </table:table-cell>
          <table:table-cell table:formula="of:=ORG.LIBREOFFICE.REGEX([.C665]; &quot;[^[:alnum:]]&quot;; &quot;&quot;; &quot;g&quot;)" office:value-type="string" office:string-value="meilleurtauxcom" calcext:value-type="string">
            <text:p>meilleurtauxcom</text:p>
          </table:table-cell>
          <table:table-cell table:formula="of:=LEN([.D66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TROLOGIC GROUP</text:p>
          </table:table-cell>
          <table:table-cell table:formula="of:=LOWER([.A666])" office:value-type="string" office:string-value="metrologic group" calcext:value-type="string">
            <text:p>metrologic group</text:p>
          </table:table-cell>
          <table:table-cell table:formula="of:=SUBSTITUTE([.B666];&quot; &quot; ;&quot;&quot; )" office:value-type="string" office:string-value="metrologicgroup" calcext:value-type="string">
            <text:p>metrologicgroup</text:p>
          </table:table-cell>
          <table:table-cell table:formula="of:=ORG.LIBREOFFICE.REGEX([.C666]; &quot;[^[:alnum:]]&quot;; &quot;&quot;; &quot;g&quot;)" office:value-type="string" office:string-value="metrologicgroup" calcext:value-type="string">
            <text:p>metrologicgroup</text:p>
          </table:table-cell>
          <table:table-cell table:formula="of:=LEN([.D66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RGAN STANLEY B.V.</text:p>
          </table:table-cell>
          <table:table-cell table:formula="of:=LOWER([.A667])" office:value-type="string" office:string-value="morgan stanley b.v." calcext:value-type="string">
            <text:p>morgan stanley b.v.</text:p>
          </table:table-cell>
          <table:table-cell table:formula="of:=SUBSTITUTE([.B667];&quot; &quot; ;&quot;&quot; )" office:value-type="string" office:string-value="morganstanleyb.v." calcext:value-type="string">
            <text:p>morganstanleyb.v.</text:p>
          </table:table-cell>
          <table:table-cell table:formula="of:=ORG.LIBREOFFICE.REGEX([.C667]; &quot;[^[:alnum:]]&quot;; &quot;&quot;; &quot;g&quot;)" office:value-type="string" office:string-value="morganstanleybv" calcext:value-type="string">
            <text:p>morganstanleybv</text:p>
          </table:table-cell>
          <table:table-cell table:formula="of:=LEN([.D66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OTREFAMILLE.COM</text:p>
          </table:table-cell>
          <table:table-cell table:formula="of:=LOWER([.A668])" office:value-type="string" office:string-value="notrefamille.com" calcext:value-type="string">
            <text:p>notrefamille.com</text:p>
          </table:table-cell>
          <table:table-cell table:formula="of:=SUBSTITUTE([.B668];&quot; &quot; ;&quot;&quot; )" office:value-type="string" office:string-value="notrefamille.com" calcext:value-type="string">
            <text:p>notrefamille.com</text:p>
          </table:table-cell>
          <table:table-cell table:formula="of:=ORG.LIBREOFFICE.REGEX([.C668]; &quot;[^[:alnum:]]&quot;; &quot;&quot;; &quot;g&quot;)" office:value-type="string" office:string-value="notrefamillecom" calcext:value-type="string">
            <text:p>notrefamillecom</text:p>
          </table:table-cell>
          <table:table-cell table:formula="of:=LEN([.D66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UTREMER TELECOM</text:p>
          </table:table-cell>
          <table:table-cell table:formula="of:=LOWER([.A669])" office:value-type="string" office:string-value="outremer telecom" calcext:value-type="string">
            <text:p>outremer telecom</text:p>
          </table:table-cell>
          <table:table-cell table:formula="of:=SUBSTITUTE([.B669];&quot; &quot; ;&quot;&quot; )" office:value-type="string" office:string-value="outremertelecom" calcext:value-type="string">
            <text:p>outremertelecom</text:p>
          </table:table-cell>
          <table:table-cell table:formula="of:=ORG.LIBREOFFICE.REGEX([.C669]; &quot;[^[:alnum:]]&quot;; &quot;&quot;; &quot;g&quot;)" office:value-type="string" office:string-value="outremertelecom" calcext:value-type="string">
            <text:p>outremertelecom</text:p>
          </table:table-cell>
          <table:table-cell table:formula="of:=LEN([.D66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TE EDF TRANSPORT</text:p>
          </table:table-cell>
          <table:table-cell table:formula="of:=LOWER([.A670])" office:value-type="string" office:string-value="rte edf transport" calcext:value-type="string">
            <text:p>rte edf transport</text:p>
          </table:table-cell>
          <table:table-cell table:formula="of:=SUBSTITUTE([.B670];&quot; &quot; ;&quot;&quot; )" office:value-type="string" office:string-value="rteedftransport" calcext:value-type="string">
            <text:p>rteedftransport</text:p>
          </table:table-cell>
          <table:table-cell table:formula="of:=ORG.LIBREOFFICE.REGEX([.C670]; &quot;[^[:alnum:]]&quot;; &quot;&quot;; &quot;g&quot;)" office:value-type="string" office:string-value="rteedftransport" calcext:value-type="string">
            <text:p>rteedftransport</text:p>
          </table:table-cell>
          <table:table-cell table:formula="of:=LEN([.D67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IRP COMPOSITES</text:p>
          </table:table-cell>
          <table:table-cell table:formula="of:=LOWER([.A671])" office:value-type="string" office:string-value="sairp composites" calcext:value-type="string">
            <text:p>sairp composites</text:p>
          </table:table-cell>
          <table:table-cell table:formula="of:=SUBSTITUTE([.B671];&quot; &quot; ;&quot;&quot; )" office:value-type="string" office:string-value="sairpcomposites" calcext:value-type="string">
            <text:p>sairpcomposites</text:p>
          </table:table-cell>
          <table:table-cell table:formula="of:=ORG.LIBREOFFICE.REGEX([.C671]; &quot;[^[:alnum:]]&quot;; &quot;&quot;; &quot;g&quot;)" office:value-type="string" office:string-value="sairpcomposites" calcext:value-type="string">
            <text:p>sairpcomposites</text:p>
          </table:table-cell>
          <table:table-cell table:formula="of:=LEN([.D67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HAEFFER-DUFOUR</text:p>
          </table:table-cell>
          <table:table-cell table:formula="of:=LOWER([.A672])" office:value-type="string" office:string-value="schaeffer-dufour" calcext:value-type="string">
            <text:p>schaeffer-dufour</text:p>
          </table:table-cell>
          <table:table-cell table:formula="of:=SUBSTITUTE([.B672];&quot; &quot; ;&quot;&quot; )" office:value-type="string" office:string-value="schaeffer-dufour" calcext:value-type="string">
            <text:p>schaeffer-dufour</text:p>
          </table:table-cell>
          <table:table-cell table:formula="of:=ORG.LIBREOFFICE.REGEX([.C672]; &quot;[^[:alnum:]]&quot;; &quot;&quot;; &quot;g&quot;)" office:value-type="string" office:string-value="schaefferdufour" calcext:value-type="string">
            <text:p>schaefferdufour</text:p>
          </table:table-cell>
          <table:table-cell table:formula="of:=LEN([.D67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DR DE LA BRETAGNE</text:p>
          </table:table-cell>
          <table:table-cell table:formula="of:=LOWER([.A673])" office:value-type="string" office:string-value="sdr de la bretagne" calcext:value-type="string">
            <text:p>sdr de la bretagne</text:p>
          </table:table-cell>
          <table:table-cell table:formula="of:=SUBSTITUTE([.B673];&quot; &quot; ;&quot;&quot; )" office:value-type="string" office:string-value="sdrdelabretagne" calcext:value-type="string">
            <text:p>sdrdelabretagne</text:p>
          </table:table-cell>
          <table:table-cell table:formula="of:=ORG.LIBREOFFICE.REGEX([.C673]; &quot;[^[:alnum:]]&quot;; &quot;&quot;; &quot;g&quot;)" office:value-type="string" office:string-value="sdrdelabretagne" calcext:value-type="string">
            <text:p>sdrdelabretagne</text:p>
          </table:table-cell>
          <table:table-cell table:formula="of:=LEN([.D67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CIETE GENERALE</text:p>
          </table:table-cell>
          <table:table-cell table:formula="of:=LOWER([.A674])" office:value-type="string" office:string-value="societe generale" calcext:value-type="string">
            <text:p>societe generale</text:p>
          </table:table-cell>
          <table:table-cell table:formula="of:=SUBSTITUTE([.B674];&quot; &quot; ;&quot;&quot; )" office:value-type="string" office:string-value="societegenerale" calcext:value-type="string">
            <text:p>societegenerale</text:p>
          </table:table-cell>
          <table:table-cell table:formula="of:=ORG.LIBREOFFICE.REGEX([.C674]; &quot;[^[:alnum:]]&quot;; &quot;&quot;; &quot;g&quot;)" office:value-type="string" office:string-value="societegenerale" calcext:value-type="string">
            <text:p>societegenerale</text:p>
          </table:table-cell>
          <table:table-cell table:formula="of:=LEN([.D67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DE FINANCE A.R.L</text:p>
          </table:table-cell>
          <table:table-cell table:formula="of:=LOWER([.A675])" office:value-type="string" office:string-value="stade finance a.r.l" calcext:value-type="string">
            <text:p>stade finance a.r.l</text:p>
          </table:table-cell>
          <table:table-cell table:formula="of:=SUBSTITUTE([.B675];&quot; &quot; ;&quot;&quot; )" office:value-type="string" office:string-value="stadefinancea.r.l" calcext:value-type="string">
            <text:p>stadefinancea.r.l</text:p>
          </table:table-cell>
          <table:table-cell table:formula="of:=ORG.LIBREOFFICE.REGEX([.C675]; &quot;[^[:alnum:]]&quot;; &quot;&quot;; &quot;g&quot;)" office:value-type="string" office:string-value="stadefinancearl" calcext:value-type="string">
            <text:p>stadefinancearl</text:p>
          </table:table-cell>
          <table:table-cell table:formula="of:=LEN([.D6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ERFORMANCE</text:p>
          </table:table-cell>
          <table:table-cell table:formula="of:=LOWER([.A676])" office:value-type="string" office:string-value="teleperformance" calcext:value-type="string">
            <text:p>teleperformance</text:p>
          </table:table-cell>
          <table:table-cell table:formula="of:=SUBSTITUTE([.B676];&quot; &quot; ;&quot;&quot; )" office:value-type="string" office:string-value="teleperformance" calcext:value-type="string">
            <text:p>teleperformance</text:p>
          </table:table-cell>
          <table:table-cell table:formula="of:=ORG.LIBREOFFICE.REGEX([.C676]; &quot;[^[:alnum:]]&quot;; &quot;&quot;; &quot;g&quot;)" office:value-type="string" office:string-value="teleperformance" calcext:value-type="string">
            <text:p>teleperformance</text:p>
          </table:table-cell>
          <table:table-cell table:formula="of:=LEN([.D67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ERMADOR GROUPE</text:p>
          </table:table-cell>
          <table:table-cell table:formula="of:=LOWER([.A677])" office:value-type="string" office:string-value="thermador groupe" calcext:value-type="string">
            <text:p>thermador groupe</text:p>
          </table:table-cell>
          <table:table-cell table:formula="of:=SUBSTITUTE([.B677];&quot; &quot; ;&quot;&quot; )" office:value-type="string" office:string-value="thermadorgroupe" calcext:value-type="string">
            <text:p>thermadorgroupe</text:p>
          </table:table-cell>
          <table:table-cell table:formula="of:=ORG.LIBREOFFICE.REGEX([.C677]; &quot;[^[:alnum:]]&quot;; &quot;&quot;; &quot;g&quot;)" office:value-type="string" office:string-value="thermadorgroupe" calcext:value-type="string">
            <text:p>thermadorgroupe</text:p>
          </table:table-cell>
          <table:table-cell table:formula="of:=LEN([.D67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UPARGEL GROUPE</text:p>
          </table:table-cell>
          <table:table-cell table:formula="of:=LOWER([.A678])" office:value-type="string" office:string-value="toupargel groupe" calcext:value-type="string">
            <text:p>toupargel groupe</text:p>
          </table:table-cell>
          <table:table-cell table:formula="of:=SUBSTITUTE([.B678];&quot; &quot; ;&quot;&quot; )" office:value-type="string" office:string-value="toupargelgroupe" calcext:value-type="string">
            <text:p>toupargelgroupe</text:p>
          </table:table-cell>
          <table:table-cell table:formula="of:=ORG.LIBREOFFICE.REGEX([.C678]; &quot;[^[:alnum:]]&quot;; &quot;&quot;; &quot;g&quot;)" office:value-type="string" office:string-value="toupargelgroupe" calcext:value-type="string">
            <text:p>toupargelgroupe</text:p>
          </table:table-cell>
          <table:table-cell table:formula="of:=LEN([.D67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NICREDIT BANK AG</text:p>
          </table:table-cell>
          <table:table-cell table:formula="of:=LOWER([.A679])" office:value-type="string" office:string-value="unicredit bank ag" calcext:value-type="string">
            <text:p>unicredit bank ag</text:p>
          </table:table-cell>
          <table:table-cell table:formula="of:=SUBSTITUTE([.B679];&quot; &quot; ;&quot;&quot; )" office:value-type="string" office:string-value="unicreditbankag" calcext:value-type="string">
            <text:p>unicreditbankag</text:p>
          </table:table-cell>
          <table:table-cell table:formula="of:=ORG.LIBREOFFICE.REGEX([.C679]; &quot;[^[:alnum:]]&quot;; &quot;&quot;; &quot;g&quot;)" office:value-type="string" office:string-value="unicreditbankag" calcext:value-type="string">
            <text:p>unicreditbankag</text:p>
          </table:table-cell>
          <table:table-cell table:formula="of:=LEN([.D67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EROPORTS DE PARIS</text:p>
          </table:table-cell>
          <table:table-cell table:formula="of:=LOWER([.A680])" office:value-type="string" office:string-value="aeroports de paris" calcext:value-type="string">
            <text:p>aeroports de paris</text:p>
          </table:table-cell>
          <table:table-cell table:formula="of:=SUBSTITUTE([.B680];&quot; &quot; ;&quot;&quot; )" office:value-type="string" office:string-value="aeroportsdeparis" calcext:value-type="string">
            <text:p>aeroportsdeparis</text:p>
          </table:table-cell>
          <table:table-cell table:formula="of:=ORG.LIBREOFFICE.REGEX([.C680]; &quot;[^[:alnum:]]&quot;; &quot;&quot;; &quot;g&quot;)" office:value-type="string" office:string-value="aeroportsdeparis" calcext:value-type="string">
            <text:p>aeroportsdeparis</text:p>
          </table:table-cell>
          <table:table-cell table:formula="of:=LEN([.D68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KKA TECHNOLOGIES</text:p>
          </table:table-cell>
          <table:table-cell table:formula="of:=LOWER([.A681])" office:value-type="string" office:string-value="akka technologies" calcext:value-type="string">
            <text:p>akka technologies</text:p>
          </table:table-cell>
          <table:table-cell table:formula="of:=SUBSTITUTE([.B681];&quot; &quot; ;&quot;&quot; )" office:value-type="string" office:string-value="akkatechnologies" calcext:value-type="string">
            <text:p>akkatechnologies</text:p>
          </table:table-cell>
          <table:table-cell table:formula="of:=ORG.LIBREOFFICE.REGEX([.C681]; &quot;[^[:alnum:]]&quot;; &quot;&quot;; &quot;g&quot;)" office:value-type="string" office:string-value="akkatechnologies" calcext:value-type="string">
            <text:p>akkatechnologies</text:p>
          </table:table-cell>
          <table:table-cell table:formula="of:=LEN([.D68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NQUE DE BRETAGNE</text:p>
          </table:table-cell>
          <table:table-cell table:formula="of:=LOWER([.A682])" office:value-type="string" office:string-value="banque de bretagne" calcext:value-type="string">
            <text:p>banque de bretagne</text:p>
          </table:table-cell>
          <table:table-cell table:formula="of:=SUBSTITUTE([.B682];&quot; &quot; ;&quot;&quot; )" office:value-type="string" office:string-value="banquedebretagne" calcext:value-type="string">
            <text:p>banquedebretagne</text:p>
          </table:table-cell>
          <table:table-cell table:formula="of:=ORG.LIBREOFFICE.REGEX([.C682]; &quot;[^[:alnum:]]&quot;; &quot;&quot;; &quot;g&quot;)" office:value-type="string" office:string-value="banquedebretagne" calcext:value-type="string">
            <text:p>banquedebretagne</text:p>
          </table:table-cell>
          <table:table-cell table:formula="of:=LEN([.D68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NQUE PSA FINANCE</text:p>
          </table:table-cell>
          <table:table-cell table:formula="of:=LOWER([.A683])" office:value-type="string" office:string-value="banque psa finance" calcext:value-type="string">
            <text:p>banque psa finance</text:p>
          </table:table-cell>
          <table:table-cell table:formula="of:=SUBSTITUTE([.B683];&quot; &quot; ;&quot;&quot; )" office:value-type="string" office:string-value="banquepsafinance" calcext:value-type="string">
            <text:p>banquepsafinance</text:p>
          </table:table-cell>
          <table:table-cell table:formula="of:=ORG.LIBREOFFICE.REGEX([.C683]; &quot;[^[:alnum:]]&quot;; &quot;&quot;; &quot;g&quot;)" office:value-type="string" office:string-value="banquepsafinance" calcext:value-type="string">
            <text:p>banquepsafinance</text:p>
          </table:table-cell>
          <table:table-cell table:formula="of:=LEN([.D68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RCLAYS B MARKETS</text:p>
          </table:table-cell>
          <table:table-cell table:formula="of:=LOWER([.A684])" office:value-type="string" office:string-value="barclays b markets" calcext:value-type="string">
            <text:p>barclays b markets</text:p>
          </table:table-cell>
          <table:table-cell table:formula="of:=SUBSTITUTE([.B684];&quot; &quot; ;&quot;&quot; )" office:value-type="string" office:string-value="barclaysbmarkets" calcext:value-type="string">
            <text:p>barclaysbmarkets</text:p>
          </table:table-cell>
          <table:table-cell table:formula="of:=ORG.LIBREOFFICE.REGEX([.C684]; &quot;[^[:alnum:]]&quot;; &quot;&quot;; &quot;g&quot;)" office:value-type="string" office:string-value="barclaysbmarkets" calcext:value-type="string">
            <text:p>barclaysbmarkets</text:p>
          </table:table-cell>
          <table:table-cell table:formula="of:=LEN([.D68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NP PARIBAS FORTIS</text:p>
          </table:table-cell>
          <table:table-cell table:formula="of:=LOWER([.A685])" office:value-type="string" office:string-value="bnp paribas fortis" calcext:value-type="string">
            <text:p>bnp paribas fortis</text:p>
          </table:table-cell>
          <table:table-cell table:formula="of:=SUBSTITUTE([.B685];&quot; &quot; ;&quot;&quot; )" office:value-type="string" office:string-value="bnpparibasfortis" calcext:value-type="string">
            <text:p>bnpparibasfortis</text:p>
          </table:table-cell>
          <table:table-cell table:formula="of:=ORG.LIBREOFFICE.REGEX([.C685]; &quot;[^[:alnum:]]&quot;; &quot;&quot;; &quot;g&quot;)" office:value-type="string" office:string-value="bnpparibasfortis" calcext:value-type="string">
            <text:p>bnpparibasfortis</text:p>
          </table:table-cell>
          <table:table-cell table:formula="of:=LEN([.D68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USINESS &amp; DECISION</text:p>
          </table:table-cell>
          <table:table-cell table:formula="of:=LOWER([.A686])" office:value-type="string" office:string-value="business &amp; decision" calcext:value-type="string">
            <text:p>business &amp; decision</text:p>
          </table:table-cell>
          <table:table-cell table:formula="of:=SUBSTITUTE([.B686];&quot; &quot; ;&quot;&quot; )" office:value-type="string" office:string-value="business&amp;decision" calcext:value-type="string">
            <text:p>business&amp;decision</text:p>
          </table:table-cell>
          <table:table-cell table:formula="of:=ORG.LIBREOFFICE.REGEX([.C686]; &quot;[^[:alnum:]]&quot;; &quot;&quot;; &quot;g&quot;)" office:value-type="string" office:string-value="businessdecision" calcext:value-type="string">
            <text:p>businessdecision</text:p>
          </table:table-cell>
          <table:table-cell table:formula="of:=LEN([.D68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EON SOFTWARE</text:p>
          </table:table-cell>
          <table:table-cell table:formula="of:=LOWER([.A687])" office:value-type="string" office:string-value="cameleon software" calcext:value-type="string">
            <text:p>cameleon software</text:p>
          </table:table-cell>
          <table:table-cell table:formula="of:=SUBSTITUTE([.B687];&quot; &quot; ;&quot;&quot; )" office:value-type="string" office:string-value="cameleonsoftware" calcext:value-type="string">
            <text:p>cameleonsoftware</text:p>
          </table:table-cell>
          <table:table-cell table:formula="of:=ORG.LIBREOFFICE.REGEX([.C687]; &quot;[^[:alnum:]]&quot;; &quot;&quot;; &quot;g&quot;)" office:value-type="string" office:string-value="cameleonsoftware" calcext:value-type="string">
            <text:p>cameleonsoftware</text:p>
          </table:table-cell>
          <table:table-cell table:formula="of:=LEN([.D68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IBOX INTERACTIVE</text:p>
          </table:table-cell>
          <table:table-cell table:formula="of:=LOWER([.A688])" office:value-type="string" office:string-value="cibox interactive" calcext:value-type="string">
            <text:p>cibox interactive</text:p>
          </table:table-cell>
          <table:table-cell table:formula="of:=SUBSTITUTE([.B688];&quot; &quot; ;&quot;&quot; )" office:value-type="string" office:string-value="ciboxinteractive" calcext:value-type="string">
            <text:p>ciboxinteractive</text:p>
          </table:table-cell>
          <table:table-cell table:formula="of:=ORG.LIBREOFFICE.REGEX([.C688]; &quot;[^[:alnum:]]&quot;; &quot;&quot;; &quot;g&quot;)" office:value-type="string" office:string-value="ciboxinteractive" calcext:value-type="string">
            <text:p>ciboxinteractive</text:p>
          </table:table-cell>
          <table:table-cell table:formula="of:=LEN([.D68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UB MEDITERRANEE</text:p>
          </table:table-cell>
          <table:table-cell table:formula="of:=LOWER([.A689])" office:value-type="string" office:string-value="club mediterranee" calcext:value-type="string">
            <text:p>club mediterranee</text:p>
          </table:table-cell>
          <table:table-cell table:formula="of:=SUBSTITUTE([.B689];&quot; &quot; ;&quot;&quot; )" office:value-type="string" office:string-value="clubmediterranee" calcext:value-type="string">
            <text:p>clubmediterranee</text:p>
          </table:table-cell>
          <table:table-cell table:formula="of:=ORG.LIBREOFFICE.REGEX([.C689]; &quot;[^[:alnum:]]&quot;; &quot;&quot;; &quot;g&quot;)" office:value-type="string" office:string-value="clubmediterranee" calcext:value-type="string">
            <text:p>clubmediterranee</text:p>
          </table:table-cell>
          <table:table-cell table:formula="of:=LEN([.D68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CAM CENTRE LOIRE</text:p>
          </table:table-cell>
          <table:table-cell table:formula="of:=LOWER([.A690])" office:value-type="string" office:string-value="crcam centre loire" calcext:value-type="string">
            <text:p>crcam centre loire</text:p>
          </table:table-cell>
          <table:table-cell table:formula="of:=SUBSTITUTE([.B690];&quot; &quot; ;&quot;&quot; )" office:value-type="string" office:string-value="crcamcentreloire" calcext:value-type="string">
            <text:p>crcamcentreloire</text:p>
          </table:table-cell>
          <table:table-cell table:formula="of:=ORG.LIBREOFFICE.REGEX([.C690]; &quot;[^[:alnum:]]&quot;; &quot;&quot;; &quot;g&quot;)" office:value-type="string" office:string-value="crcamcentreloire" calcext:value-type="string">
            <text:p>crcamcentreloire</text:p>
          </table:table-cell>
          <table:table-cell table:formula="of:=LEN([.D69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EDIT COOPERATIF</text:p>
          </table:table-cell>
          <table:table-cell table:formula="of:=LOWER([.A691])" office:value-type="string" office:string-value="credit cooperatif" calcext:value-type="string">
            <text:p>credit cooperatif</text:p>
          </table:table-cell>
          <table:table-cell table:formula="of:=SUBSTITUTE([.B691];&quot; &quot; ;&quot;&quot; )" office:value-type="string" office:string-value="creditcooperatif" calcext:value-type="string">
            <text:p>creditcooperatif</text:p>
          </table:table-cell>
          <table:table-cell table:formula="of:=ORG.LIBREOFFICE.REGEX([.C691]; &quot;[^[:alnum:]]&quot;; &quot;&quot;; &quot;g&quot;)" office:value-type="string" office:string-value="creditcooperatif" calcext:value-type="string">
            <text:p>creditcooperatif</text:p>
          </table:table-cell>
          <table:table-cell table:formula="of:=LEN([.D69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SSAULT AVIATION</text:p>
          </table:table-cell>
          <table:table-cell table:formula="of:=LOWER([.A692])" office:value-type="string" office:string-value="dassault aviation" calcext:value-type="string">
            <text:p>dassault aviation</text:p>
          </table:table-cell>
          <table:table-cell table:formula="of:=SUBSTITUTE([.B692];&quot; &quot; ;&quot;&quot; )" office:value-type="string" office:string-value="dassaultaviation" calcext:value-type="string">
            <text:p>dassaultaviation</text:p>
          </table:table-cell>
          <table:table-cell table:formula="of:=ORG.LIBREOFFICE.REGEX([.C692]; &quot;[^[:alnum:]]&quot;; &quot;&quot;; &quot;g&quot;)" office:value-type="string" office:string-value="dassaultaviation" calcext:value-type="string">
            <text:p>dassaultaviation</text:p>
          </table:table-cell>
          <table:table-cell table:formula="of:=LEN([.D69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SSAULT SYSTEMES</text:p>
          </table:table-cell>
          <table:table-cell table:formula="of:=LOWER([.A693])" office:value-type="string" office:string-value="dassault systemes" calcext:value-type="string">
            <text:p>dassault systemes</text:p>
          </table:table-cell>
          <table:table-cell table:formula="of:=SUBSTITUTE([.B693];&quot; &quot; ;&quot;&quot; )" office:value-type="string" office:string-value="dassaultsystemes" calcext:value-type="string">
            <text:p>dassaultsystemes</text:p>
          </table:table-cell>
          <table:table-cell table:formula="of:=ORG.LIBREOFFICE.REGEX([.C693]; &quot;[^[:alnum:]]&quot;; &quot;&quot;; &quot;g&quot;)" office:value-type="string" office:string-value="dassaultsystemes" calcext:value-type="string">
            <text:p>dassaultsystemes</text:p>
          </table:table-cell>
          <table:table-cell table:formula="of:=LEN([.D69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XIA CREDIT LOCAL</text:p>
          </table:table-cell>
          <table:table-cell table:formula="of:=LOWER([.A694])" office:value-type="string" office:string-value="dexia credit local" calcext:value-type="string">
            <text:p>dexia credit local</text:p>
          </table:table-cell>
          <table:table-cell table:formula="of:=SUBSTITUTE([.B694];&quot; &quot; ;&quot;&quot; )" office:value-type="string" office:string-value="dexiacreditlocal" calcext:value-type="string">
            <text:p>dexiacreditlocal</text:p>
          </table:table-cell>
          <table:table-cell table:formula="of:=ORG.LIBREOFFICE.REGEX([.C694]; &quot;[^[:alnum:]]&quot;; &quot;&quot;; &quot;g&quot;)" office:value-type="string" office:string-value="dexiacreditlocal" calcext:value-type="string">
            <text:p>dexiacreditlocal</text:p>
          </table:table-cell>
          <table:table-cell table:formula="of:=LEN([.D69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EAM MANAGEMENT 2</text:p>
          </table:table-cell>
          <table:table-cell table:formula="of:=LOWER([.A695])" office:value-type="string" office:string-value="dream management 2" calcext:value-type="string">
            <text:p>dream management 2</text:p>
          </table:table-cell>
          <table:table-cell table:formula="of:=SUBSTITUTE([.B695];&quot; &quot; ;&quot;&quot; )" office:value-type="string" office:string-value="dreammanagement2" calcext:value-type="string">
            <text:p>dreammanagement2</text:p>
          </table:table-cell>
          <table:table-cell table:formula="of:=ORG.LIBREOFFICE.REGEX([.C695]; &quot;[^[:alnum:]]&quot;; &quot;&quot;; &quot;g&quot;)" office:value-type="string" office:string-value="dreammanagement2" calcext:value-type="string">
            <text:p>dreammanagement2</text:p>
          </table:table-cell>
          <table:table-cell table:formula="of:=LEN([.D69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URO RESSOURCES S.A.</text:p>
          </table:table-cell>
          <table:table-cell table:formula="of:=LOWER([.A696])" office:value-type="string" office:string-value="euro ressources s.a." calcext:value-type="string">
            <text:p>euro ressources s.a.</text:p>
          </table:table-cell>
          <table:table-cell table:formula="of:=SUBSTITUTE([.B696];&quot; &quot; ;&quot;&quot; )" office:value-type="string" office:string-value="euroressourcess.a." calcext:value-type="string">
            <text:p>euroressourcess.a.</text:p>
          </table:table-cell>
          <table:table-cell table:formula="of:=ORG.LIBREOFFICE.REGEX([.C696]; &quot;[^[:alnum:]]&quot;; &quot;&quot;; &quot;g&quot;)" office:value-type="string" office:string-value="euroressourcessa" calcext:value-type="string">
            <text:p>euroressourcessa</text:p>
          </table:table-cell>
          <table:table-cell table:formula="of:=LEN([.D69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IE PSA TRESORERIE</text:p>
          </table:table-cell>
          <table:table-cell table:formula="of:=LOWER([.A697])" office:value-type="string" office:string-value="gie psa tresorerie" calcext:value-type="string">
            <text:p>gie psa tresorerie</text:p>
          </table:table-cell>
          <table:table-cell table:formula="of:=SUBSTITUTE([.B697];&quot; &quot; ;&quot;&quot; )" office:value-type="string" office:string-value="giepsatresorerie" calcext:value-type="string">
            <text:p>giepsatresorerie</text:p>
          </table:table-cell>
          <table:table-cell table:formula="of:=ORG.LIBREOFFICE.REGEX([.C697]; &quot;[^[:alnum:]]&quot;; &quot;&quot;; &quot;g&quot;)" office:value-type="string" office:string-value="giepsatresorerie" calcext:value-type="string">
            <text:p>giepsatresorerie</text:p>
          </table:table-cell>
          <table:table-cell table:formula="of:=LEN([.D69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URTEY PETROCHEM</text:p>
          </table:table-cell>
          <table:table-cell table:formula="of:=LOWER([.A698])" office:value-type="string" office:string-value="heurtey petrochem" calcext:value-type="string">
            <text:p>heurtey petrochem</text:p>
          </table:table-cell>
          <table:table-cell table:formula="of:=SUBSTITUTE([.B698];&quot; &quot; ;&quot;&quot; )" office:value-type="string" office:string-value="heurteypetrochem" calcext:value-type="string">
            <text:p>heurteypetrochem</text:p>
          </table:table-cell>
          <table:table-cell table:formula="of:=ORG.LIBREOFFICE.REGEX([.C698]; &quot;[^[:alnum:]]&quot;; &quot;&quot;; &quot;g&quot;)" office:value-type="string" office:string-value="heurteypetrochem" calcext:value-type="string">
            <text:p>heurteypetrochem</text:p>
          </table:table-cell>
          <table:table-cell table:formula="of:=LEN([.D69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IOLLE INDUSTRIES</text:p>
          </table:table-cell>
          <table:table-cell table:formula="of:=LOWER([.A699])" office:value-type="string" office:string-value="hiolle industries" calcext:value-type="string">
            <text:p>hiolle industries</text:p>
          </table:table-cell>
          <table:table-cell table:formula="of:=SUBSTITUTE([.B699];&quot; &quot; ;&quot;&quot; )" office:value-type="string" office:string-value="hiolleindustries" calcext:value-type="string">
            <text:p>hiolleindustries</text:p>
          </table:table-cell>
          <table:table-cell table:formula="of:=ORG.LIBREOFFICE.REGEX([.C699]; &quot;[^[:alnum:]]&quot;; &quot;&quot;; &quot;g&quot;)" office:value-type="string" office:string-value="hiolleindustries" calcext:value-type="string">
            <text:p>hiolleindustries</text:p>
          </table:table-cell>
          <table:table-cell table:formula="of:=LEN([.D69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SBC BANK MALTA PLC</text:p>
          </table:table-cell>
          <table:table-cell table:formula="of:=LOWER([.A700])" office:value-type="string" office:string-value="hsbc bank malta plc" calcext:value-type="string">
            <text:p>hsbc bank malta plc</text:p>
          </table:table-cell>
          <table:table-cell table:formula="of:=SUBSTITUTE([.B700];&quot; &quot; ;&quot;&quot; )" office:value-type="string" office:string-value="hsbcbankmaltaplc" calcext:value-type="string">
            <text:p>hsbcbankmaltaplc</text:p>
          </table:table-cell>
          <table:table-cell table:formula="of:=ORG.LIBREOFFICE.REGEX([.C700]; &quot;[^[:alnum:]]&quot;; &quot;&quot;; &quot;g&quot;)" office:value-type="string" office:string-value="hsbcbankmaltaplc" calcext:value-type="string">
            <text:p>hsbcbankmaltaplc</text:p>
          </table:table-cell>
          <table:table-cell table:formula="of:=LEN([.D70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SBC COVERED BONDS</text:p>
          </table:table-cell>
          <table:table-cell table:formula="of:=LOWER([.A701])" office:value-type="string" office:string-value="hsbc covered bonds" calcext:value-type="string">
            <text:p>hsbc covered bonds</text:p>
          </table:table-cell>
          <table:table-cell table:formula="of:=SUBSTITUTE([.B701];&quot; &quot; ;&quot;&quot; )" office:value-type="string" office:string-value="hsbccoveredbonds" calcext:value-type="string">
            <text:p>hsbccoveredbonds</text:p>
          </table:table-cell>
          <table:table-cell table:formula="of:=ORG.LIBREOFFICE.REGEX([.C701]; &quot;[^[:alnum:]]&quot;; &quot;&quot;; &quot;g&quot;)" office:value-type="string" office:string-value="hsbccoveredbonds" calcext:value-type="string">
            <text:p>hsbccoveredbonds</text:p>
          </table:table-cell>
          <table:table-cell table:formula="of:=LEN([.D70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OMMUNALBANKEN AS</text:p>
          </table:table-cell>
          <table:table-cell table:formula="of:=LOWER([.A702])" office:value-type="string" office:string-value="kommunalbanken as" calcext:value-type="string">
            <text:p>kommunalbanken as</text:p>
          </table:table-cell>
          <table:table-cell table:formula="of:=SUBSTITUTE([.B702];&quot; &quot; ;&quot;&quot; )" office:value-type="string" office:string-value="kommunalbankenas" calcext:value-type="string">
            <text:p>kommunalbankenas</text:p>
          </table:table-cell>
          <table:table-cell table:formula="of:=ORG.LIBREOFFICE.REGEX([.C702]; &quot;[^[:alnum:]]&quot;; &quot;&quot;; &quot;g&quot;)" office:value-type="string" office:string-value="kommunalbankenas" calcext:value-type="string">
            <text:p>kommunalbankenas</text:p>
          </table:table-cell>
          <table:table-cell table:formula="of:=LEN([.D70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S HOTELS DE PARIS</text:p>
          </table:table-cell>
          <table:table-cell table:formula="of:=LOWER([.A703])" office:value-type="string" office:string-value="les hotels de paris" calcext:value-type="string">
            <text:p>les hotels de paris</text:p>
          </table:table-cell>
          <table:table-cell table:formula="of:=SUBSTITUTE([.B703];&quot; &quot; ;&quot;&quot; )" office:value-type="string" office:string-value="leshotelsdeparis" calcext:value-type="string">
            <text:p>leshotelsdeparis</text:p>
          </table:table-cell>
          <table:table-cell table:formula="of:=ORG.LIBREOFFICE.REGEX([.C703]; &quot;[^[:alnum:]]&quot;; &quot;&quot;; &quot;g&quot;)" office:value-type="string" office:string-value="leshotelsdeparis" calcext:value-type="string">
            <text:p>leshotelsdeparis</text:p>
          </table:table-cell>
          <table:table-cell table:formula="of:=LEN([.D70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NEDATA SERVICES</text:p>
          </table:table-cell>
          <table:table-cell table:formula="of:=LOWER([.A704])" office:value-type="string" office:string-value="linedata services" calcext:value-type="string">
            <text:p>linedata services</text:p>
          </table:table-cell>
          <table:table-cell table:formula="of:=SUBSTITUTE([.B704];&quot; &quot; ;&quot;&quot; )" office:value-type="string" office:string-value="linedataservices" calcext:value-type="string">
            <text:p>linedataservices</text:p>
          </table:table-cell>
          <table:table-cell table:formula="of:=ORG.LIBREOFFICE.REGEX([.C704]; &quot;[^[:alnum:]]&quot;; &quot;&quot;; &quot;g&quot;)" office:value-type="string" office:string-value="linedataservices" calcext:value-type="string">
            <text:p>linedataservices</text:p>
          </table:table-cell>
          <table:table-cell table:formula="of:=LEN([.D7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NEAU TECHNOLOGY</text:p>
          </table:table-cell>
          <table:table-cell table:formula="of:=LOWER([.A705])" office:value-type="string" office:string-value="luneau technology" calcext:value-type="string">
            <text:p>luneau technology</text:p>
          </table:table-cell>
          <table:table-cell table:formula="of:=SUBSTITUTE([.B705];&quot; &quot; ;&quot;&quot; )" office:value-type="string" office:string-value="luneautechnology" calcext:value-type="string">
            <text:p>luneautechnology</text:p>
          </table:table-cell>
          <table:table-cell table:formula="of:=ORG.LIBREOFFICE.REGEX([.C705]; &quot;[^[:alnum:]]&quot;; &quot;&quot;; &quot;g&quot;)" office:value-type="string" office:string-value="luneautechnology" calcext:value-type="string">
            <text:p>luneautechnology</text:p>
          </table:table-cell>
          <table:table-cell table:formula="of:=LEN([.D70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L MEDICAL GROUPE</text:p>
          </table:table-cell>
          <table:table-cell table:formula="of:=LOWER([.A706])" office:value-type="string" office:string-value="lvl medical groupe" calcext:value-type="string">
            <text:p>lvl medical groupe</text:p>
          </table:table-cell>
          <table:table-cell table:formula="of:=SUBSTITUTE([.B706];&quot; &quot; ;&quot;&quot; )" office:value-type="string" office:string-value="lvlmedicalgroupe" calcext:value-type="string">
            <text:p>lvlmedicalgroupe</text:p>
          </table:table-cell>
          <table:table-cell table:formula="of:=ORG.LIBREOFFICE.REGEX([.C706]; &quot;[^[:alnum:]]&quot;; &quot;&quot;; &quot;g&quot;)" office:value-type="string" office:string-value="lvlmedicalgroupe" calcext:value-type="string">
            <text:p>lvlmedicalgroupe</text:p>
          </table:table-cell>
          <table:table-cell table:formula="of:=LEN([.D70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LLET INNOVATION</text:p>
          </table:table-cell>
          <table:table-cell table:formula="of:=LOWER([.A707])" office:value-type="string" office:string-value="millet innovation" calcext:value-type="string">
            <text:p>millet innovation</text:p>
          </table:table-cell>
          <table:table-cell table:formula="of:=SUBSTITUTE([.B707];&quot; &quot; ;&quot;&quot; )" office:value-type="string" office:string-value="milletinnovation" calcext:value-type="string">
            <text:p>milletinnovation</text:p>
          </table:table-cell>
          <table:table-cell table:formula="of:=ORG.LIBREOFFICE.REGEX([.C707]; &quot;[^[:alnum:]]&quot;; &quot;&quot;; &quot;g&quot;)" office:value-type="string" office:string-value="milletinnovation" calcext:value-type="string">
            <text:p>milletinnovation</text:p>
          </table:table-cell>
          <table:table-cell table:formula="of:=LEN([.D70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SCINES GROUPE GA</text:p>
          </table:table-cell>
          <table:table-cell table:formula="of:=LOWER([.A708])" office:value-type="string" office:string-value="piscines groupe ga" calcext:value-type="string">
            <text:p>piscines groupe ga</text:p>
          </table:table-cell>
          <table:table-cell table:formula="of:=SUBSTITUTE([.B708];&quot; &quot; ;&quot;&quot; )" office:value-type="string" office:string-value="piscinesgroupega" calcext:value-type="string">
            <text:p>piscinesgroupega</text:p>
          </table:table-cell>
          <table:table-cell table:formula="of:=ORG.LIBREOFFICE.REGEX([.C708]; &quot;[^[:alnum:]]&quot;; &quot;&quot;; &quot;g&quot;)" office:value-type="string" office:string-value="piscinesgroupega" calcext:value-type="string">
            <text:p>piscinesgroupega</text:p>
          </table:table-cell>
          <table:table-cell table:formula="of:=LEN([.D70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CHILIENNE SIDEC</text:p>
          </table:table-cell>
          <table:table-cell table:formula="of:=LOWER([.A709])" office:value-type="string" office:string-value="sechilienne sidec" calcext:value-type="string">
            <text:p>sechilienne sidec</text:p>
          </table:table-cell>
          <table:table-cell table:formula="of:=SUBSTITUTE([.B709];&quot; &quot; ;&quot;&quot; )" office:value-type="string" office:string-value="sechiliennesidec" calcext:value-type="string">
            <text:p>sechiliennesidec</text:p>
          </table:table-cell>
          <table:table-cell table:formula="of:=ORG.LIBREOFFICE.REGEX([.C709]; &quot;[^[:alnum:]]&quot;; &quot;&quot;; &quot;g&quot;)" office:value-type="string" office:string-value="sechiliennesidec" calcext:value-type="string">
            <text:p>sechiliennesidec</text:p>
          </table:table-cell>
          <table:table-cell table:formula="of:=LEN([.D70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LOUGH ESTATES PLC</text:p>
          </table:table-cell>
          <table:table-cell table:formula="of:=LOWER([.A710])" office:value-type="string" office:string-value="slough estates plc" calcext:value-type="string">
            <text:p>slough estates plc</text:p>
          </table:table-cell>
          <table:table-cell table:formula="of:=SUBSTITUTE([.B710];&quot; &quot; ;&quot;&quot; )" office:value-type="string" office:string-value="sloughestatesplc" calcext:value-type="string">
            <text:p>sloughestatesplc</text:p>
          </table:table-cell>
          <table:table-cell table:formula="of:=ORG.LIBREOFFICE.REGEX([.C710]; &quot;[^[:alnum:]]&quot;; &quot;&quot;; &quot;g&quot;)" office:value-type="string" office:string-value="sloughestatesplc" calcext:value-type="string">
            <text:p>sloughestatesplc</text:p>
          </table:table-cell>
          <table:table-cell table:formula="of:=LEN([.D71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CIETE DE TAYNINH</text:p>
          </table:table-cell>
          <table:table-cell table:formula="of:=LOWER([.A711])" office:value-type="string" office:string-value="societe de tayninh" calcext:value-type="string">
            <text:p>societe de tayninh</text:p>
          </table:table-cell>
          <table:table-cell table:formula="of:=SUBSTITUTE([.B711];&quot; &quot; ;&quot;&quot; )" office:value-type="string" office:string-value="societedetayninh" calcext:value-type="string">
            <text:p>societedetayninh</text:p>
          </table:table-cell>
          <table:table-cell table:formula="of:=ORG.LIBREOFFICE.REGEX([.C711]; &quot;[^[:alnum:]]&quot;; &quot;&quot;; &quot;g&quot;)" office:value-type="string" office:string-value="societedetayninh" calcext:value-type="string">
            <text:p>societedetayninh</text:p>
          </table:table-cell>
          <table:table-cell table:formula="of:=LEN([.D71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REFICO COIFFURE</text:p>
          </table:table-cell>
          <table:table-cell table:formula="of:=LOWER([.A712])" office:value-type="string" office:string-value="sorefico coiffure" calcext:value-type="string">
            <text:p>sorefico coiffure</text:p>
          </table:table-cell>
          <table:table-cell table:formula="of:=SUBSTITUTE([.B712];&quot; &quot; ;&quot;&quot; )" office:value-type="string" office:string-value="soreficocoiffure" calcext:value-type="string">
            <text:p>soreficocoiffure</text:p>
          </table:table-cell>
          <table:table-cell table:formula="of:=ORG.LIBREOFFICE.REGEX([.C712]; &quot;[^[:alnum:]]&quot;; &quot;&quot;; &quot;g&quot;)" office:value-type="string" office:string-value="soreficocoiffure" calcext:value-type="string">
            <text:p>soreficocoiffure</text:p>
          </table:table-cell>
          <table:table-cell table:formula="of:=LEN([.D71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E MARKETINGROUP</text:p>
          </table:table-cell>
          <table:table-cell table:formula="of:=LOWER([.A713])" office:value-type="string" office:string-value="the marketingroup" calcext:value-type="string">
            <text:p>the marketingroup</text:p>
          </table:table-cell>
          <table:table-cell table:formula="of:=SUBSTITUTE([.B713];&quot; &quot; ;&quot;&quot; )" office:value-type="string" office:string-value="themarketingroup" calcext:value-type="string">
            <text:p>themarketingroup</text:p>
          </table:table-cell>
          <table:table-cell table:formula="of:=ORG.LIBREOFFICE.REGEX([.C713]; &quot;[^[:alnum:]]&quot;; &quot;&quot;; &quot;g&quot;)" office:value-type="string" office:string-value="themarketingroup" calcext:value-type="string">
            <text:p>themarketingroup</text:p>
          </table:table-cell>
          <table:table-cell table:formula="of:=LEN([.D71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OYAGEURS DU MONDE</text:p>
          </table:table-cell>
          <table:table-cell table:formula="of:=LOWER([.A714])" office:value-type="string" office:string-value="voyageurs du monde" calcext:value-type="string">
            <text:p>voyageurs du monde</text:p>
          </table:table-cell>
          <table:table-cell table:formula="of:=SUBSTITUTE([.B714];&quot; &quot; ;&quot;&quot; )" office:value-type="string" office:string-value="voyageursdumonde" calcext:value-type="string">
            <text:p>voyageursdumonde</text:p>
          </table:table-cell>
          <table:table-cell table:formula="of:=ORG.LIBREOFFICE.REGEX([.C714]; &quot;[^[:alnum:]]&quot;; &quot;&quot;; &quot;g&quot;)" office:value-type="string" office:string-value="voyageursdumonde" calcext:value-type="string">
            <text:p>voyageursdumonde</text:p>
          </table:table-cell>
          <table:table-cell table:formula="of:=LEN([.D71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URES TECHNOLOGIES</text:p>
          </table:table-cell>
          <table:table-cell table:formula="of:=LOWER([.A715])" office:value-type="string" office:string-value="aures technologies" calcext:value-type="string">
            <text:p>aures technologies</text:p>
          </table:table-cell>
          <table:table-cell table:formula="of:=SUBSTITUTE([.B715];&quot; &quot; ;&quot;&quot; )" office:value-type="string" office:string-value="aurestechnologies" calcext:value-type="string">
            <text:p>aurestechnologies</text:p>
          </table:table-cell>
          <table:table-cell table:formula="of:=ORG.LIBREOFFICE.REGEX([.C715]; &quot;[^[:alnum:]]&quot;; &quot;&quot;; &quot;g&quot;)" office:value-type="string" office:string-value="aurestechnologies" calcext:value-type="string">
            <text:p>aurestechnologies</text:p>
          </table:table-cell>
          <table:table-cell table:formula="of:=LEN([.D7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ANQUE DE LA REUNION</text:p>
          </table:table-cell>
          <table:table-cell table:formula="of:=LOWER([.A716])" office:value-type="string" office:string-value="banque de la reunion" calcext:value-type="string">
            <text:p>banque de la reunion</text:p>
          </table:table-cell>
          <table:table-cell table:formula="of:=SUBSTITUTE([.B716];&quot; &quot; ;&quot;&quot; )" office:value-type="string" office:string-value="banquedelareunion" calcext:value-type="string">
            <text:p>banquedelareunion</text:p>
          </table:table-cell>
          <table:table-cell table:formula="of:=ORG.LIBREOFFICE.REGEX([.C716]; &quot;[^[:alnum:]]&quot;; &quot;&quot;; &quot;g&quot;)" office:value-type="string" office:string-value="banquedelareunion" calcext:value-type="string">
            <text:p>banquedelareunion</text:p>
          </table:table-cell>
          <table:table-cell table:formula="of:=LEN([.D71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GBEN INTERACTIVE</text:p>
          </table:table-cell>
          <table:table-cell table:formula="of:=LOWER([.A717])" office:value-type="string" office:string-value="bigben interactive" calcext:value-type="string">
            <text:p>bigben interactive</text:p>
          </table:table-cell>
          <table:table-cell table:formula="of:=SUBSTITUTE([.B717];&quot; &quot; ;&quot;&quot; )" office:value-type="string" office:string-value="bigbeninteractive" calcext:value-type="string">
            <text:p>bigbeninteractive</text:p>
          </table:table-cell>
          <table:table-cell table:formula="of:=ORG.LIBREOFFICE.REGEX([.C717]; &quot;[^[:alnum:]]&quot;; &quot;&quot;; &quot;g&quot;)" office:value-type="string" office:string-value="bigbeninteractive" calcext:value-type="string">
            <text:p>bigbeninteractive</text:p>
          </table:table-cell>
          <table:table-cell table:formula="of:=LEN([.D71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OALLIANCE PHARMA</text:p>
          </table:table-cell>
          <table:table-cell table:formula="of:=LOWER([.A718])" office:value-type="string" office:string-value="bioalliance pharma" calcext:value-type="string">
            <text:p>bioalliance pharma</text:p>
          </table:table-cell>
          <table:table-cell table:formula="of:=SUBSTITUTE([.B718];&quot; &quot; ;&quot;&quot; )" office:value-type="string" office:string-value="bioalliancepharma" calcext:value-type="string">
            <text:p>bioalliancepharma</text:p>
          </table:table-cell>
          <table:table-cell table:formula="of:=ORG.LIBREOFFICE.REGEX([.C718]; &quot;[^[:alnum:]]&quot;; &quot;&quot;; &quot;g&quot;)" office:value-type="string" office:string-value="bioalliancepharma" calcext:value-type="string">
            <text:p>bioalliancepharma</text:p>
          </table:table-cell>
          <table:table-cell table:formula="of:=LEN([.D7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M-CIC COVERED BONDS</text:p>
          </table:table-cell>
          <table:table-cell table:formula="of:=LOWER([.A719])" office:value-type="string" office:string-value="cm-cic covered bonds" calcext:value-type="string">
            <text:p>cm-cic covered bonds</text:p>
          </table:table-cell>
          <table:table-cell table:formula="of:=SUBSTITUTE([.B719];&quot; &quot; ;&quot;&quot; )" office:value-type="string" office:string-value="cm-ciccoveredbonds" calcext:value-type="string">
            <text:p>cm-ciccoveredbonds</text:p>
          </table:table-cell>
          <table:table-cell table:formula="of:=ORG.LIBREOFFICE.REGEX([.C719]; &quot;[^[:alnum:]]&quot;; &quot;&quot;; &quot;g&quot;)" office:value-type="string" office:string-value="cmciccoveredbonds" calcext:value-type="string">
            <text:p>cmciccoveredbonds</text:p>
          </table:table-cell>
          <table:table-cell table:formula="of:=LEN([.D71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MPAGNIE DES ALPES</text:p>
          </table:table-cell>
          <table:table-cell table:formula="of:=LOWER([.A720])" office:value-type="string" office:string-value="compagnie des alpes" calcext:value-type="string">
            <text:p>compagnie des alpes</text:p>
          </table:table-cell>
          <table:table-cell table:formula="of:=SUBSTITUTE([.B720];&quot; &quot; ;&quot;&quot; )" office:value-type="string" office:string-value="compagniedesalpes" calcext:value-type="string">
            <text:p>compagniedesalpes</text:p>
          </table:table-cell>
          <table:table-cell table:formula="of:=ORG.LIBREOFFICE.REGEX([.C720]; &quot;[^[:alnum:]]&quot;; &quot;&quot;; &quot;g&quot;)" office:value-type="string" office:string-value="compagniedesalpes" calcext:value-type="string">
            <text:p>compagniedesalpes</text:p>
          </table:table-cell>
          <table:table-cell table:formula="of:=LEN([.D72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CAM AQUITAINE CCI</text:p>
          </table:table-cell>
          <table:table-cell table:formula="of:=LOWER([.A721])" office:value-type="string" office:string-value="crcam aquitaine cci" calcext:value-type="string">
            <text:p>crcam aquitaine cci</text:p>
          </table:table-cell>
          <table:table-cell table:formula="of:=SUBSTITUTE([.B721];&quot; &quot; ;&quot;&quot; )" office:value-type="string" office:string-value="crcamaquitainecci" calcext:value-type="string">
            <text:p>crcamaquitainecci</text:p>
          </table:table-cell>
          <table:table-cell table:formula="of:=ORG.LIBREOFFICE.REGEX([.C721]; &quot;[^[:alnum:]]&quot;; &quot;&quot;; &quot;g&quot;)" office:value-type="string" office:string-value="crcamaquitainecci" calcext:value-type="string">
            <text:p>crcamaquitainecci</text:p>
          </table:table-cell>
          <table:table-cell table:formula="of:=LEN([.D72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EDIT MUTUEL ARKEA</text:p>
          </table:table-cell>
          <table:table-cell table:formula="of:=LOWER([.A722])" office:value-type="string" office:string-value="credit mutuel arkea" calcext:value-type="string">
            <text:p>credit mutuel arkea</text:p>
          </table:table-cell>
          <table:table-cell table:formula="of:=SUBSTITUTE([.B722];&quot; &quot; ;&quot;&quot; )" office:value-type="string" office:string-value="creditmutuelarkea" calcext:value-type="string">
            <text:p>creditmutuelarkea</text:p>
          </table:table-cell>
          <table:table-cell table:formula="of:=ORG.LIBREOFFICE.REGEX([.C722]; &quot;[^[:alnum:]]&quot;; &quot;&quot;; &quot;g&quot;)" office:value-type="string" office:string-value="creditmutuelarkea" calcext:value-type="string">
            <text:p>creditmutuelarkea</text:p>
          </table:table-cell>
          <table:table-cell table:formula="of:=LEN([.D72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LFINGEN INDUSTRY</text:p>
          </table:table-cell>
          <table:table-cell table:formula="of:=LOWER([.A723])" office:value-type="string" office:string-value="delfingen industry" calcext:value-type="string">
            <text:p>delfingen industry</text:p>
          </table:table-cell>
          <table:table-cell table:formula="of:=SUBSTITUTE([.B723];&quot; &quot; ;&quot;&quot; )" office:value-type="string" office:string-value="delfingenindustry" calcext:value-type="string">
            <text:p>delfingenindustry</text:p>
          </table:table-cell>
          <table:table-cell table:formula="of:=ORG.LIBREOFFICE.REGEX([.C723]; &quot;[^[:alnum:]]&quot;; &quot;&quot;; &quot;g&quot;)" office:value-type="string" office:string-value="delfingenindustry" calcext:value-type="string">
            <text:p>delfingenindustry</text:p>
          </table:table-cell>
          <table:table-cell table:formula="of:=LEN([.D72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LLFUS MIEG &amp; CIE - DMC</text:p>
          </table:table-cell>
          <table:table-cell table:formula="of:=LOWER([.A724])" office:value-type="string" office:string-value="dollfus mieg &amp; cie - dmc" calcext:value-type="string">
            <text:p>dollfus mieg &amp; cie - dmc</text:p>
          </table:table-cell>
          <table:table-cell table:formula="of:=SUBSTITUTE([.B724];&quot; &quot; ;&quot;&quot; )" office:value-type="string" office:string-value="dollfusmieg&amp;cie-dmc" calcext:value-type="string">
            <text:p>dollfusmieg&amp;cie-dmc</text:p>
          </table:table-cell>
          <table:table-cell table:formula="of:=ORG.LIBREOFFICE.REGEX([.C724]; &quot;[^[:alnum:]]&quot;; &quot;&quot;; &quot;g&quot;)" office:value-type="string" office:string-value="dollfusmiegciedmc" calcext:value-type="string">
            <text:p>dollfusmiegciedmc</text:p>
          </table:table-cell>
          <table:table-cell table:formula="of:=LEN([.D72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TAM DEVELOPPEMENT</text:p>
          </table:table-cell>
          <table:table-cell table:formula="of:=LOWER([.A725])" office:value-type="string" office:string-value="etam developpement" calcext:value-type="string">
            <text:p>etam developpement</text:p>
          </table:table-cell>
          <table:table-cell table:formula="of:=SUBSTITUTE([.B725];&quot; &quot; ;&quot;&quot; )" office:value-type="string" office:string-value="etamdeveloppement" calcext:value-type="string">
            <text:p>etamdeveloppement</text:p>
          </table:table-cell>
          <table:table-cell table:formula="of:=ORG.LIBREOFFICE.REGEX([.C725]; &quot;[^[:alnum:]]&quot;; &quot;&quot;; &quot;g&quot;)" office:value-type="string" office:string-value="etamdeveloppement" calcext:value-type="string">
            <text:p>etamdeveloppement</text:p>
          </table:table-cell>
          <table:table-cell table:formula="of:=LEN([.D72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IVELEY TRANSPORT</text:p>
          </table:table-cell>
          <table:table-cell table:formula="of:=LOWER([.A726])" office:value-type="string" office:string-value="faiveley transport" calcext:value-type="string">
            <text:p>faiveley transport</text:p>
          </table:table-cell>
          <table:table-cell table:formula="of:=SUBSTITUTE([.B726];&quot; &quot; ;&quot;&quot; )" office:value-type="string" office:string-value="faiveleytransport" calcext:value-type="string">
            <text:p>faiveleytransport</text:p>
          </table:table-cell>
          <table:table-cell table:formula="of:=ORG.LIBREOFFICE.REGEX([.C726]; &quot;[^[:alnum:]]&quot;; &quot;&quot;; &quot;g&quot;)" office:value-type="string" office:string-value="faiveleytransport" calcext:value-type="string">
            <text:p>faiveleytransport</text:p>
          </table:table-cell>
          <table:table-cell table:formula="of:=LEN([.D72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NANCIERE DE L ODET</text:p>
          </table:table-cell>
          <table:table-cell table:formula="of:=LOWER([.A727])" office:value-type="string" office:string-value="financiere de l odet" calcext:value-type="string">
            <text:p>financiere de l odet</text:p>
          </table:table-cell>
          <table:table-cell table:formula="of:=SUBSTITUTE([.B727];&quot; &quot; ;&quot;&quot; )" office:value-type="string" office:string-value="financieredelodet" calcext:value-type="string">
            <text:p>financieredelodet</text:p>
          </table:table-cell>
          <table:table-cell table:formula="of:=ORG.LIBREOFFICE.REGEX([.C727]; &quot;[^[:alnum:]]&quot;; &quot;&quot;; &quot;g&quot;)" office:value-type="string" office:string-value="financieredelodet" calcext:value-type="string">
            <text:p>financieredelodet</text:p>
          </table:table-cell>
          <table:table-cell table:formula="of:=LEN([.D72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ANCISCO PARTNERS</text:p>
          </table:table-cell>
          <table:table-cell table:formula="of:=LOWER([.A728])" office:value-type="string" office:string-value="francisco partners" calcext:value-type="string">
            <text:p>francisco partners</text:p>
          </table:table-cell>
          <table:table-cell table:formula="of:=SUBSTITUTE([.B728];&quot; &quot; ;&quot;&quot; )" office:value-type="string" office:string-value="franciscopartners" calcext:value-type="string">
            <text:p>franciscopartners</text:p>
          </table:table-cell>
          <table:table-cell table:formula="of:=ORG.LIBREOFFICE.REGEX([.C728]; &quot;[^[:alnum:]]&quot;; &quot;&quot;; &quot;g&quot;)" office:value-type="string" office:string-value="franciscopartners" calcext:value-type="string">
            <text:p>franciscopartners</text:p>
          </table:table-cell>
          <table:table-cell table:formula="of:=LEN([.D72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ECI INTERNATIONAL</text:p>
          </table:table-cell>
          <table:table-cell table:formula="of:=LOWER([.A729])" office:value-type="string" office:string-value="geci international" calcext:value-type="string">
            <text:p>geci international</text:p>
          </table:table-cell>
          <table:table-cell table:formula="of:=SUBSTITUTE([.B729];&quot; &quot; ;&quot;&quot; )" office:value-type="string" office:string-value="geciinternational" calcext:value-type="string">
            <text:p>geciinternational</text:p>
          </table:table-cell>
          <table:table-cell table:formula="of:=ORG.LIBREOFFICE.REGEX([.C729]; &quot;[^[:alnum:]]&quot;; &quot;&quot;; &quot;g&quot;)" office:value-type="string" office:string-value="geciinternational" calcext:value-type="string">
            <text:p>geciinternational</text:p>
          </table:table-cell>
          <table:table-cell table:formula="of:=LEN([.D72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LOBAL BIOENERGIES</text:p>
          </table:table-cell>
          <table:table-cell table:formula="of:=LOWER([.A730])" office:value-type="string" office:string-value="global bioenergies" calcext:value-type="string">
            <text:p>global bioenergies</text:p>
          </table:table-cell>
          <table:table-cell table:formula="of:=SUBSTITUTE([.B730];&quot; &quot; ;&quot;&quot; )" office:value-type="string" office:string-value="globalbioenergies" calcext:value-type="string">
            <text:p>globalbioenergies</text:p>
          </table:table-cell>
          <table:table-cell table:formula="of:=ORG.LIBREOFFICE.REGEX([.C730]; &quot;[^[:alnum:]]&quot;; &quot;&quot;; &quot;g&quot;)" office:value-type="string" office:string-value="globalbioenergies" calcext:value-type="string">
            <text:p>globalbioenergies</text:p>
          </table:table-cell>
          <table:table-cell table:formula="of:=LEN([.D73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ROUPE EUROTUNEL SA</text:p>
          </table:table-cell>
          <table:table-cell table:formula="of:=LOWER([.A731])" office:value-type="string" office:string-value="groupe eurotunel sa" calcext:value-type="string">
            <text:p>groupe eurotunel sa</text:p>
          </table:table-cell>
          <table:table-cell table:formula="of:=SUBSTITUTE([.B731];&quot; &quot; ;&quot;&quot; )" office:value-type="string" office:string-value="groupeeurotunelsa" calcext:value-type="string">
            <text:p>groupeeurotunelsa</text:p>
          </table:table-cell>
          <table:table-cell table:formula="of:=ORG.LIBREOFFICE.REGEX([.C731]; &quot;[^[:alnum:]]&quot;; &quot;&quot;; &quot;g&quot;)" office:value-type="string" office:string-value="groupeeurotunelsa" calcext:value-type="string">
            <text:p>groupeeurotunelsa</text:p>
          </table:table-cell>
          <table:table-cell table:formula="of:=LEN([.D73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YENNE ET GASCOGNE</text:p>
          </table:table-cell>
          <table:table-cell table:formula="of:=LOWER([.A732])" office:value-type="string" office:string-value="guyenne et gascogne" calcext:value-type="string">
            <text:p>guyenne et gascogne</text:p>
          </table:table-cell>
          <table:table-cell table:formula="of:=SUBSTITUTE([.B732];&quot; &quot; ;&quot;&quot; )" office:value-type="string" office:string-value="guyenneetgascogne" calcext:value-type="string">
            <text:p>guyenneetgascogne</text:p>
          </table:table-cell>
          <table:table-cell table:formula="of:=ORG.LIBREOFFICE.REGEX([.C732]; &quot;[^[:alnum:]]&quot;; &quot;&quot;; &quot;g&quot;)" office:value-type="string" office:string-value="guyenneetgascogne" calcext:value-type="string">
            <text:p>guyenneetgascogne</text:p>
          </table:table-cell>
          <table:table-cell table:formula="of:=LEN([.D73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NELEC MULTIMEDIA</text:p>
          </table:table-cell>
          <table:table-cell table:formula="of:=LOWER([.A733])" office:value-type="string" office:string-value="innelec multimedia" calcext:value-type="string">
            <text:p>innelec multimedia</text:p>
          </table:table-cell>
          <table:table-cell table:formula="of:=SUBSTITUTE([.B733];&quot; &quot; ;&quot;&quot; )" office:value-type="string" office:string-value="innelecmultimedia" calcext:value-type="string">
            <text:p>innelecmultimedia</text:p>
          </table:table-cell>
          <table:table-cell table:formula="of:=ORG.LIBREOFFICE.REGEX([.C733]; &quot;[^[:alnum:]]&quot;; &quot;&quot;; &quot;g&quot;)" office:value-type="string" office:string-value="innelecmultimedia" calcext:value-type="string">
            <text:p>innelecmultimedia</text:p>
          </table:table-cell>
          <table:table-cell table:formula="of:=LEN([.D73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YONNAISE DE BANQUE</text:p>
          </table:table-cell>
          <table:table-cell table:formula="of:=LOWER([.A734])" office:value-type="string" office:string-value="lyonnaise de banque" calcext:value-type="string">
            <text:p>lyonnaise de banque</text:p>
          </table:table-cell>
          <table:table-cell table:formula="of:=SUBSTITUTE([.B734];&quot; &quot; ;&quot;&quot; )" office:value-type="string" office:string-value="lyonnaisedebanque" calcext:value-type="string">
            <text:p>lyonnaisedebanque</text:p>
          </table:table-cell>
          <table:table-cell table:formula="of:=ORG.LIBREOFFICE.REGEX([.C734]; &quot;[^[:alnum:]]&quot;; &quot;&quot;; &quot;g&quot;)" office:value-type="string" office:string-value="lyonnaisedebanque" calcext:value-type="string">
            <text:p>lyonnaisedebanque</text:p>
          </table:table-cell>
          <table:table-cell table:formula="of:=LEN([.D73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NIER LAPOSTOLLE</text:p>
          </table:table-cell>
          <table:table-cell table:formula="of:=LOWER([.A735])" office:value-type="string" office:string-value="marnier lapostolle" calcext:value-type="string">
            <text:p>marnier lapostolle</text:p>
          </table:table-cell>
          <table:table-cell table:formula="of:=SUBSTITUTE([.B735];&quot; &quot; ;&quot;&quot; )" office:value-type="string" office:string-value="marnierlapostolle" calcext:value-type="string">
            <text:p>marnierlapostolle</text:p>
          </table:table-cell>
          <table:table-cell table:formula="of:=ORG.LIBREOFFICE.REGEX([.C735]; &quot;[^[:alnum:]]&quot;; &quot;&quot;; &quot;g&quot;)" office:value-type="string" office:string-value="marnierlapostolle" calcext:value-type="string">
            <text:p>marnierlapostolle</text:p>
          </table:table-cell>
          <table:table-cell table:formula="of:=LEN([.D73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TABOLIC EXPLORER</text:p>
          </table:table-cell>
          <table:table-cell table:formula="of:=LOWER([.A736])" office:value-type="string" office:string-value="metabolic explorer" calcext:value-type="string">
            <text:p>metabolic explorer</text:p>
          </table:table-cell>
          <table:table-cell table:formula="of:=SUBSTITUTE([.B736];&quot; &quot; ;&quot;&quot; )" office:value-type="string" office:string-value="metabolicexplorer" calcext:value-type="string">
            <text:p>metabolicexplorer</text:p>
          </table:table-cell>
          <table:table-cell table:formula="of:=ORG.LIBREOFFICE.REGEX([.C736]; &quot;[^[:alnum:]]&quot;; &quot;&quot;; &quot;g&quot;)" office:value-type="string" office:string-value="metabolicexplorer" calcext:value-type="string">
            <text:p>metabolicexplorer</text:p>
          </table:table-cell>
          <table:table-cell table:formula="of:=LEN([.D73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GESJAUNES GROUPE</text:p>
          </table:table-cell>
          <table:table-cell table:formula="of:=LOWER([.A737])" office:value-type="string" office:string-value="pagesjaunes groupe" calcext:value-type="string">
            <text:p>pagesjaunes groupe</text:p>
          </table:table-cell>
          <table:table-cell table:formula="of:=SUBSTITUTE([.B737];&quot; &quot; ;&quot;&quot; )" office:value-type="string" office:string-value="pagesjaunesgroupe" calcext:value-type="string">
            <text:p>pagesjaunesgroupe</text:p>
          </table:table-cell>
          <table:table-cell table:formula="of:=ORG.LIBREOFFICE.REGEX([.C737]; &quot;[^[:alnum:]]&quot;; &quot;&quot;; &quot;g&quot;)" office:value-type="string" office:string-value="pagesjaunesgroupe" calcext:value-type="string">
            <text:p>pagesjaunesgroupe</text:p>
          </table:table-cell>
          <table:table-cell table:formula="of:=LEN([.D73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ISCINES DESJOYAUX</text:p>
          </table:table-cell>
          <table:table-cell table:formula="of:=LOWER([.A738])" office:value-type="string" office:string-value="piscines desjoyaux" calcext:value-type="string">
            <text:p>piscines desjoyaux</text:p>
          </table:table-cell>
          <table:table-cell table:formula="of:=SUBSTITUTE([.B738];&quot; &quot; ;&quot;&quot; )" office:value-type="string" office:string-value="piscinesdesjoyaux" calcext:value-type="string">
            <text:p>piscinesdesjoyaux</text:p>
          </table:table-cell>
          <table:table-cell table:formula="of:=ORG.LIBREOFFICE.REGEX([.C738]; &quot;[^[:alnum:]]&quot;; &quot;&quot;; &quot;g&quot;)" office:value-type="string" office:string-value="piscinesdesjoyaux" calcext:value-type="string">
            <text:p>piscinesdesjoyaux</text:p>
          </table:table-cell>
          <table:table-cell table:formula="of:=LEN([.D73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OVENCE COTE D'AZUR</text:p>
          </table:table-cell>
          <table:table-cell table:formula="of:=LOWER([.A739])" office:value-type="string" office:string-value="provence cote d'azur" calcext:value-type="string">
            <text:p>provence cote d'azur</text:p>
          </table:table-cell>
          <table:table-cell table:formula="of:=SUBSTITUTE([.B739];&quot; &quot; ;&quot;&quot; )" office:value-type="string" office:string-value="provencecoted'azur" calcext:value-type="string">
            <text:p>provencecoted'azur</text:p>
          </table:table-cell>
          <table:table-cell table:formula="of:=ORG.LIBREOFFICE.REGEX([.C739]; &quot;[^[:alnum:]]&quot;; &quot;&quot;; &quot;g&quot;)" office:value-type="string" office:string-value="provencecotedazur" calcext:value-type="string">
            <text:p>provencecotedazur</text:p>
          </table:table-cell>
          <table:table-cell table:formula="of:=LEN([.D73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SA PEUGEOT CITROEN</text:p>
          </table:table-cell>
          <table:table-cell table:formula="of:=LOWER([.A740])" office:value-type="string" office:string-value="psa peugeot citroen" calcext:value-type="string">
            <text:p>psa peugeot citroen</text:p>
          </table:table-cell>
          <table:table-cell table:formula="of:=SUBSTITUTE([.B740];&quot; &quot; ;&quot;&quot; )" office:value-type="string" office:string-value="psapeugeotcitroen" calcext:value-type="string">
            <text:p>psapeugeotcitroen</text:p>
          </table:table-cell>
          <table:table-cell table:formula="of:=ORG.LIBREOFFICE.REGEX([.C740]; &quot;[^[:alnum:]]&quot;; &quot;&quot;; &quot;g&quot;)" office:value-type="string" office:string-value="psapeugeotcitroen" calcext:value-type="string">
            <text:p>psapeugeotcitroen</text:p>
          </table:table-cell>
          <table:table-cell table:formula="of:=LEN([.D74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BOBANK NEDERLAND</text:p>
          </table:table-cell>
          <table:table-cell table:formula="of:=LOWER([.A741])" office:value-type="string" office:string-value="rabobank nederland" calcext:value-type="string">
            <text:p>rabobank nederland</text:p>
          </table:table-cell>
          <table:table-cell table:formula="of:=SUBSTITUTE([.B741];&quot; &quot; ;&quot;&quot; )" office:value-type="string" office:string-value="rabobanknederland" calcext:value-type="string">
            <text:p>rabobanknederland</text:p>
          </table:table-cell>
          <table:table-cell table:formula="of:=ORG.LIBREOFFICE.REGEX([.C741]; &quot;[^[:alnum:]]&quot;; &quot;&quot;; &quot;g&quot;)" office:value-type="string" office:string-value="rabobanknederland" calcext:value-type="string">
            <text:p>rabobanknederland</text:p>
          </table:table-cell>
          <table:table-cell table:formula="of:=LEN([.D7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GION ILE DE FRANCE</text:p>
          </table:table-cell>
          <table:table-cell table:formula="of:=LOWER([.A742])" office:value-type="string" office:string-value="region ile de france" calcext:value-type="string">
            <text:p>region ile de france</text:p>
          </table:table-cell>
          <table:table-cell table:formula="of:=SUBSTITUTE([.B742];&quot; &quot; ;&quot;&quot; )" office:value-type="string" office:string-value="regioniledefrance" calcext:value-type="string">
            <text:p>regioniledefrance</text:p>
          </table:table-cell>
          <table:table-cell table:formula="of:=ORG.LIBREOFFICE.REGEX([.C742]; &quot;[^[:alnum:]]&quot;; &quot;&quot;; &quot;g&quot;)" office:value-type="string" office:string-value="regioniledefrance" calcext:value-type="string">
            <text:p>regioniledefrance</text:p>
          </table:table-cell>
          <table:table-cell table:formula="of:=LEN([.D74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HNEIDER ELECTRIC</text:p>
          </table:table-cell>
          <table:table-cell table:formula="of:=LOWER([.A743])" office:value-type="string" office:string-value="schneider electric" calcext:value-type="string">
            <text:p>schneider electric</text:p>
          </table:table-cell>
          <table:table-cell table:formula="of:=SUBSTITUTE([.B743];&quot; &quot; ;&quot;&quot; )" office:value-type="string" office:string-value="schneiderelectric" calcext:value-type="string">
            <text:p>schneiderelectric</text:p>
          </table:table-cell>
          <table:table-cell table:formula="of:=ORG.LIBREOFFICE.REGEX([.C743]; &quot;[^[:alnum:]]&quot;; &quot;&quot;; &quot;g&quot;)" office:value-type="string" office:string-value="schneiderelectric" calcext:value-type="string">
            <text:p>schneiderelectric</text:p>
          </table:table-cell>
          <table:table-cell table:formula="of:=LEN([.D74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AGATE TECHNOLOGY</text:p>
          </table:table-cell>
          <table:table-cell table:formula="of:=LOWER([.A744])" office:value-type="string" office:string-value="seagate technology" calcext:value-type="string">
            <text:p>seagate technology</text:p>
          </table:table-cell>
          <table:table-cell table:formula="of:=SUBSTITUTE([.B744];&quot; &quot; ;&quot;&quot; )" office:value-type="string" office:string-value="seagatetechnology" calcext:value-type="string">
            <text:p>seagatetechnology</text:p>
          </table:table-cell>
          <table:table-cell table:formula="of:=ORG.LIBREOFFICE.REGEX([.C744]; &quot;[^[:alnum:]]&quot;; &quot;&quot;; &quot;g&quot;)" office:value-type="string" office:string-value="seagatetechnology" calcext:value-type="string">
            <text:p>seagatetechnology</text:p>
          </table:table-cell>
          <table:table-cell table:formula="of:=LEN([.D74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IPAREX CROISSANCE</text:p>
          </table:table-cell>
          <table:table-cell table:formula="of:=LOWER([.A745])" office:value-type="string" office:string-value="siparex croissance" calcext:value-type="string">
            <text:p>siparex croissance</text:p>
          </table:table-cell>
          <table:table-cell table:formula="of:=SUBSTITUTE([.B745];&quot; &quot; ;&quot;&quot; )" office:value-type="string" office:string-value="siparexcroissance" calcext:value-type="string">
            <text:p>siparexcroissance</text:p>
          </table:table-cell>
          <table:table-cell table:formula="of:=ORG.LIBREOFFICE.REGEX([.C745]; &quot;[^[:alnum:]]&quot;; &quot;&quot;; &quot;g&quot;)" office:value-type="string" office:string-value="siparexcroissance" calcext:value-type="string">
            <text:p>siparexcroissance</text:p>
          </table:table-cell>
          <table:table-cell table:formula="of:=LEN([.D74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FIBUS PATRIMOINE</text:p>
          </table:table-cell>
          <table:table-cell table:formula="of:=LOWER([.A746])" office:value-type="string" office:string-value="sofibus patrimoine" calcext:value-type="string">
            <text:p>sofibus patrimoine</text:p>
          </table:table-cell>
          <table:table-cell table:formula="of:=SUBSTITUTE([.B746];&quot; &quot; ;&quot;&quot; )" office:value-type="string" office:string-value="sofibuspatrimoine" calcext:value-type="string">
            <text:p>sofibuspatrimoine</text:p>
          </table:table-cell>
          <table:table-cell table:formula="of:=ORG.LIBREOFFICE.REGEX([.C746]; &quot;[^[:alnum:]]&quot;; &quot;&quot;; &quot;g&quot;)" office:value-type="string" office:string-value="sofibuspatrimoine" calcext:value-type="string">
            <text:p>sofibuspatrimoine</text:p>
          </table:table-cell>
          <table:table-cell table:formula="of:=LEN([.D74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RIAN PROTECTION</text:p>
          </table:table-cell>
          <table:table-cell table:formula="of:=LOWER([.A747])" office:value-type="string" office:string-value="sperian protection" calcext:value-type="string">
            <text:p>sperian protection</text:p>
          </table:table-cell>
          <table:table-cell table:formula="of:=SUBSTITUTE([.B747];&quot; &quot; ;&quot;&quot; )" office:value-type="string" office:string-value="sperianprotection" calcext:value-type="string">
            <text:p>sperianprotection</text:p>
          </table:table-cell>
          <table:table-cell table:formula="of:=ORG.LIBREOFFICE.REGEX([.C747]; &quot;[^[:alnum:]]&quot;; &quot;&quot;; &quot;g&quot;)" office:value-type="string" office:string-value="sperianprotection" calcext:value-type="string">
            <text:p>sperianprotection</text:p>
          </table:table-cell>
          <table:table-cell table:formula="of:=LEN([.D74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IR COMMUNICATION</text:p>
          </table:table-cell>
          <table:table-cell table:formula="of:=LOWER([.A748])" office:value-type="string" office:string-value="spir communication" calcext:value-type="string">
            <text:p>spir communication</text:p>
          </table:table-cell>
          <table:table-cell table:formula="of:=SUBSTITUTE([.B748];&quot; &quot; ;&quot;&quot; )" office:value-type="string" office:string-value="spircommunication" calcext:value-type="string">
            <text:p>spircommunication</text:p>
          </table:table-cell>
          <table:table-cell table:formula="of:=ORG.LIBREOFFICE.REGEX([.C748]; &quot;[^[:alnum:]]&quot;; &quot;&quot;; &quot;g&quot;)" office:value-type="string" office:string-value="spircommunication" calcext:value-type="string">
            <text:p>spircommunication</text:p>
          </table:table-cell>
          <table:table-cell table:formula="of:=LEN([.D74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EZ ENVIRONNEMENT</text:p>
          </table:table-cell>
          <table:table-cell table:formula="of:=LOWER([.A749])" office:value-type="string" office:string-value="suez environnement" calcext:value-type="string">
            <text:p>suez environnement</text:p>
          </table:table-cell>
          <table:table-cell table:formula="of:=SUBSTITUTE([.B749];&quot; &quot; ;&quot;&quot; )" office:value-type="string" office:string-value="suezenvironnement" calcext:value-type="string">
            <text:p>suezenvironnement</text:p>
          </table:table-cell>
          <table:table-cell table:formula="of:=ORG.LIBREOFFICE.REGEX([.C749]; &quot;[^[:alnum:]]&quot;; &quot;&quot;; &quot;g&quot;)" office:value-type="string" office:string-value="suezenvironnement" calcext:value-type="string">
            <text:p>suezenvironnement</text:p>
          </table:table-cell>
          <table:table-cell table:formula="of:=LEN([.D74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AM PARTNERS GROUP</text:p>
          </table:table-cell>
          <table:table-cell table:formula="of:=LOWER([.A750])" office:value-type="string" office:string-value="team partners group" calcext:value-type="string">
            <text:p>team partners group</text:p>
          </table:table-cell>
          <table:table-cell table:formula="of:=SUBSTITUTE([.B750];&quot; &quot; ;&quot;&quot; )" office:value-type="string" office:string-value="teampartnersgroup" calcext:value-type="string">
            <text:p>teampartnersgroup</text:p>
          </table:table-cell>
          <table:table-cell table:formula="of:=ORG.LIBREOFFICE.REGEX([.C750]; &quot;[^[:alnum:]]&quot;; &quot;&quot;; &quot;g&quot;)" office:value-type="string" office:string-value="teampartnersgroup" calcext:value-type="string">
            <text:p>teampartnersgroup</text:p>
          </table:table-cell>
          <table:table-cell table:formula="of:=LEN([.D75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BS INVESTMENT BANK</text:p>
          </table:table-cell>
          <table:table-cell table:formula="of:=LOWER([.A751])" office:value-type="string" office:string-value="ubs investment bank" calcext:value-type="string">
            <text:p>ubs investment bank</text:p>
          </table:table-cell>
          <table:table-cell table:formula="of:=SUBSTITUTE([.B751];&quot; &quot; ;&quot;&quot; )" office:value-type="string" office:string-value="ubsinvestmentbank" calcext:value-type="string">
            <text:p>ubsinvestmentbank</text:p>
          </table:table-cell>
          <table:table-cell table:formula="of:=ORG.LIBREOFFICE.REGEX([.C751]; &quot;[^[:alnum:]]&quot;; &quot;&quot;; &quot;g&quot;)" office:value-type="string" office:string-value="ubsinvestmentbank" calcext:value-type="string">
            <text:p>ubsinvestmentbank</text:p>
          </table:table-cell>
          <table:table-cell table:formula="of:=LEN([.D75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LTRAN TECHNOLOGIES</text:p>
          </table:table-cell>
          <table:table-cell table:formula="of:=LOWER([.A752])" office:value-type="string" office:string-value="altran technologies" calcext:value-type="string">
            <text:p>altran technologies</text:p>
          </table:table-cell>
          <table:table-cell table:formula="of:=SUBSTITUTE([.B752];&quot; &quot; ;&quot;&quot; )" office:value-type="string" office:string-value="altrantechnologies" calcext:value-type="string">
            <text:p>altrantechnologies</text:p>
          </table:table-cell>
          <table:table-cell table:formula="of:=ORG.LIBREOFFICE.REGEX([.C752]; &quot;[^[:alnum:]]&quot;; &quot;&quot;; &quot;g&quot;)" office:value-type="string" office:string-value="altrantechnologies" calcext:value-type="string">
            <text:p>altrantechnologies</text:p>
          </table:table-cell>
          <table:table-cell table:formula="of:=LEN([.D75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USINESS INTERACTIF</text:p>
          </table:table-cell>
          <table:table-cell table:formula="of:=LOWER([.A753])" office:value-type="string" office:string-value="business interactif" calcext:value-type="string">
            <text:p>business interactif</text:p>
          </table:table-cell>
          <table:table-cell table:formula="of:=SUBSTITUTE([.B753];&quot; &quot; ;&quot;&quot; )" office:value-type="string" office:string-value="businessinteractif" calcext:value-type="string">
            <text:p>businessinteractif</text:p>
          </table:table-cell>
          <table:table-cell table:formula="of:=ORG.LIBREOFFICE.REGEX([.C753]; &quot;[^[:alnum:]]&quot;; &quot;&quot;; &quot;g&quot;)" office:value-type="string" office:string-value="businessinteractif" calcext:value-type="string">
            <text:p>businessinteractif</text:p>
          </table:table-cell>
          <table:table-cell table:formula="of:=LEN([.D75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EIS SECURITIES SA</text:p>
          </table:table-cell>
          <table:table-cell table:formula="of:=LOWER([.A754])" office:value-type="string" office:string-value="codeis securities sa" calcext:value-type="string">
            <text:p>codeis securities sa</text:p>
          </table:table-cell>
          <table:table-cell table:formula="of:=SUBSTITUTE([.B754];&quot; &quot; ;&quot;&quot; )" office:value-type="string" office:string-value="codeissecuritiessa" calcext:value-type="string">
            <text:p>codeissecuritiessa</text:p>
          </table:table-cell>
          <table:table-cell table:formula="of:=ORG.LIBREOFFICE.REGEX([.C754]; &quot;[^[:alnum:]]&quot;; &quot;&quot;; &quot;g&quot;)" office:value-type="string" office:string-value="codeissecuritiessa" calcext:value-type="string">
            <text:p>codeissecuritiessa</text:p>
          </table:table-cell>
          <table:table-cell table:formula="of:=LEN([.D75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MPAGNIE LA LUCETTE</text:p>
          </table:table-cell>
          <table:table-cell table:formula="of:=LOWER([.A755])" office:value-type="string" office:string-value="compagnie la lucette" calcext:value-type="string">
            <text:p>compagnie la lucette</text:p>
          </table:table-cell>
          <table:table-cell table:formula="of:=SUBSTITUTE([.B755];&quot; &quot; ;&quot;&quot; )" office:value-type="string" office:string-value="compagnielalucette" calcext:value-type="string">
            <text:p>compagnielalucette</text:p>
          </table:table-cell>
          <table:table-cell table:formula="of:=ORG.LIBREOFFICE.REGEX([.C755]; &quot;[^[:alnum:]]&quot;; &quot;&quot;; &quot;g&quot;)" office:value-type="string" office:string-value="compagnielalucette" calcext:value-type="string">
            <text:p>compagnielalucette</text:p>
          </table:table-cell>
          <table:table-cell table:formula="of:=LEN([.D75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MPAGNIE MAROCAINE</text:p>
          </table:table-cell>
          <table:table-cell table:formula="of:=LOWER([.A756])" office:value-type="string" office:string-value="compagnie marocaine" calcext:value-type="string">
            <text:p>compagnie marocaine</text:p>
          </table:table-cell>
          <table:table-cell table:formula="of:=SUBSTITUTE([.B756];&quot; &quot; ;&quot;&quot; )" office:value-type="string" office:string-value="compagniemarocaine" calcext:value-type="string">
            <text:p>compagniemarocaine</text:p>
          </table:table-cell>
          <table:table-cell table:formula="of:=ORG.LIBREOFFICE.REGEX([.C756]; &quot;[^[:alnum:]]&quot;; &quot;&quot;; &quot;g&quot;)" office:value-type="string" office:string-value="compagniemarocaine" calcext:value-type="string">
            <text:p>compagniemarocaine</text:p>
          </table:table-cell>
          <table:table-cell table:formula="of:=LEN([.D75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LPHIN INTEGRATION</text:p>
          </table:table-cell>
          <table:table-cell table:formula="of:=LOWER([.A757])" office:value-type="string" office:string-value="dolphin integration" calcext:value-type="string">
            <text:p>dolphin integration</text:p>
          </table:table-cell>
          <table:table-cell table:formula="of:=SUBSTITUTE([.B757];&quot; &quot; ;&quot;&quot; )" office:value-type="string" office:string-value="dolphinintegration" calcext:value-type="string">
            <text:p>dolphinintegration</text:p>
          </table:table-cell>
          <table:table-cell table:formula="of:=ORG.LIBREOFFICE.REGEX([.C757]; &quot;[^[:alnum:]]&quot;; &quot;&quot;; &quot;g&quot;)" office:value-type="string" office:string-value="dolphinintegration" calcext:value-type="string">
            <text:p>dolphinintegration</text:p>
          </table:table-cell>
          <table:table-cell table:formula="of:=LEN([.D75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UROFINS SCIENTIFIC</text:p>
          </table:table-cell>
          <table:table-cell table:formula="of:=LOWER([.A758])" office:value-type="string" office:string-value="eurofins scientific" calcext:value-type="string">
            <text:p>eurofins scientific</text:p>
          </table:table-cell>
          <table:table-cell table:formula="of:=SUBSTITUTE([.B758];&quot; &quot; ;&quot;&quot; )" office:value-type="string" office:string-value="eurofinsscientific" calcext:value-type="string">
            <text:p>eurofinsscientific</text:p>
          </table:table-cell>
          <table:table-cell table:formula="of:=ORG.LIBREOFFICE.REGEX([.C758]; &quot;[^[:alnum:]]&quot;; &quot;&quot;; &quot;g&quot;)" office:value-type="string" office:string-value="eurofinsscientific" calcext:value-type="string">
            <text:p>eurofinsscientific</text:p>
          </table:table-cell>
          <table:table-cell table:formula="of:=LEN([.D75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DUCIAL REAL ESTATE</text:p>
          </table:table-cell>
          <table:table-cell table:formula="of:=LOWER([.A759])" office:value-type="string" office:string-value="fiducial real estate" calcext:value-type="string">
            <text:p>fiducial real estate</text:p>
          </table:table-cell>
          <table:table-cell table:formula="of:=SUBSTITUTE([.B759];&quot; &quot; ;&quot;&quot; )" office:value-type="string" office:string-value="fiducialrealestate" calcext:value-type="string">
            <text:p>fiducialrealestate</text:p>
          </table:table-cell>
          <table:table-cell table:formula="of:=ORG.LIBREOFFICE.REGEX([.C759]; &quot;[^[:alnum:]]&quot;; &quot;&quot;; &quot;g&quot;)" office:value-type="string" office:string-value="fiducialrealestate" calcext:value-type="string">
            <text:p>fiducialrealestate</text:p>
          </table:table-cell>
          <table:table-cell table:formula="of:=LEN([.D75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ONCIERE DES REGIONS</text:p>
          </table:table-cell>
          <table:table-cell table:formula="of:=LOWER([.A760])" office:value-type="string" office:string-value="fonciere des regions" calcext:value-type="string">
            <text:p>fonciere des regions</text:p>
          </table:table-cell>
          <table:table-cell table:formula="of:=SUBSTITUTE([.B760];&quot; &quot; ;&quot;&quot; )" office:value-type="string" office:string-value="foncieredesregions" calcext:value-type="string">
            <text:p>foncieredesregions</text:p>
          </table:table-cell>
          <table:table-cell table:formula="of:=ORG.LIBREOFFICE.REGEX([.C760]; &quot;[^[:alnum:]]&quot;; &quot;&quot;; &quot;g&quot;)" office:value-type="string" office:string-value="foncieredesregions" calcext:value-type="string">
            <text:p>foncieredesregions</text:p>
          </table:table-cell>
          <table:table-cell table:formula="of:=LEN([.D76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OLOGRAM. INDUSTRIES</text:p>
          </table:table-cell>
          <table:table-cell table:formula="of:=LOWER([.A761])" office:value-type="string" office:string-value="hologram. industries" calcext:value-type="string">
            <text:p>hologram. industries</text:p>
          </table:table-cell>
          <table:table-cell table:formula="of:=SUBSTITUTE([.B761];&quot; &quot; ;&quot;&quot; )" office:value-type="string" office:string-value="hologram.industries" calcext:value-type="string">
            <text:p>hologram.industries</text:p>
          </table:table-cell>
          <table:table-cell table:formula="of:=ORG.LIBREOFFICE.REGEX([.C761]; &quot;[^[:alnum:]]&quot;; &quot;&quot;; &quot;g&quot;)" office:value-type="string" office:string-value="hologramindustries" calcext:value-type="string">
            <text:p>hologramindustries</text:p>
          </table:table-cell>
          <table:table-cell table:formula="of:=LEN([.D76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LOYDS BANKING GROUP</text:p>
          </table:table-cell>
          <table:table-cell table:formula="of:=LOWER([.A762])" office:value-type="string" office:string-value="lloyds banking group" calcext:value-type="string">
            <text:p>lloyds banking group</text:p>
          </table:table-cell>
          <table:table-cell table:formula="of:=SUBSTITUTE([.B762];&quot; &quot; ;&quot;&quot; )" office:value-type="string" office:string-value="lloydsbankinggroup" calcext:value-type="string">
            <text:p>lloydsbankinggroup</text:p>
          </table:table-cell>
          <table:table-cell table:formula="of:=ORG.LIBREOFFICE.REGEX([.C762]; &quot;[^[:alnum:]]&quot;; &quot;&quot;; &quot;g&quot;)" office:value-type="string" office:string-value="lloydsbankinggroup" calcext:value-type="string">
            <text:p>lloydsbankinggroup</text:p>
          </table:table-cell>
          <table:table-cell table:formula="of:=LEN([.D76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DIAN TECHNOLOGIES</text:p>
          </table:table-cell>
          <table:table-cell table:formula="of:=LOWER([.A763])" office:value-type="string" office:string-value="median technologies" calcext:value-type="string">
            <text:p>median technologies</text:p>
          </table:table-cell>
          <table:table-cell table:formula="of:=SUBSTITUTE([.B763];&quot; &quot; ;&quot;&quot; )" office:value-type="string" office:string-value="mediantechnologies" calcext:value-type="string">
            <text:p>mediantechnologies</text:p>
          </table:table-cell>
          <table:table-cell table:formula="of:=ORG.LIBREOFFICE.REGEX([.C763]; &quot;[^[:alnum:]]&quot;; &quot;&quot;; &quot;g&quot;)" office:value-type="string" office:string-value="mediantechnologies" calcext:value-type="string">
            <text:p>mediantechnologies</text:p>
          </table:table-cell>
          <table:table-cell table:formula="of:=LEN([.D76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BILE NETWORK GROUP</text:p>
          </table:table-cell>
          <table:table-cell table:formula="of:=LOWER([.A764])" office:value-type="string" office:string-value="mobile network group" calcext:value-type="string">
            <text:p>mobile network group</text:p>
          </table:table-cell>
          <table:table-cell table:formula="of:=SUBSTITUTE([.B764];&quot; &quot; ;&quot;&quot; )" office:value-type="string" office:string-value="mobilenetworkgroup" calcext:value-type="string">
            <text:p>mobilenetworkgroup</text:p>
          </table:table-cell>
          <table:table-cell table:formula="of:=ORG.LIBREOFFICE.REGEX([.C764]; &quot;[^[:alnum:]]&quot;; &quot;&quot;; &quot;g&quot;)" office:value-type="string" office:string-value="mobilenetworkgroup" calcext:value-type="string">
            <text:p>mobilenetworkgroup</text:p>
          </table:table-cell>
          <table:table-cell table:formula="of:=LEN([.D76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CHE ENVIRONNEMENT</text:p>
          </table:table-cell>
          <table:table-cell table:formula="of:=LOWER([.A765])" office:value-type="string" office:string-value="seche environnement" calcext:value-type="string">
            <text:p>seche environnement</text:p>
          </table:table-cell>
          <table:table-cell table:formula="of:=SUBSTITUTE([.B765];&quot; &quot; ;&quot;&quot; )" office:value-type="string" office:string-value="secheenvironnement" calcext:value-type="string">
            <text:p>secheenvironnement</text:p>
          </table:table-cell>
          <table:table-cell table:formula="of:=ORG.LIBREOFFICE.REGEX([.C765]; &quot;[^[:alnum:]]&quot;; &quot;&quot;; &quot;g&quot;)" office:value-type="string" office:string-value="secheenvironnement" calcext:value-type="string">
            <text:p>secheenvironnement</text:p>
          </table:table-cell>
          <table:table-cell table:formula="of:=LEN([.D76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CIETE GENERALE SCF</text:p>
          </table:table-cell>
          <table:table-cell table:formula="of:=LOWER([.A766])" office:value-type="string" office:string-value="societe generale scf" calcext:value-type="string">
            <text:p>societe generale scf</text:p>
          </table:table-cell>
          <table:table-cell table:formula="of:=SUBSTITUTE([.B766];&quot; &quot; ;&quot;&quot; )" office:value-type="string" office:string-value="societegeneralescf" calcext:value-type="string">
            <text:p>societegeneralescf</text:p>
          </table:table-cell>
          <table:table-cell table:formula="of:=ORG.LIBREOFFICE.REGEX([.C766]; &quot;[^[:alnum:]]&quot;; &quot;&quot;; &quot;g&quot;)" office:value-type="string" office:string-value="societegeneralescf" calcext:value-type="string">
            <text:p>societegeneralescf</text:p>
          </table:table-cell>
          <table:table-cell table:formula="of:=LEN([.D76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CIETE GENERALE SFH</text:p>
          </table:table-cell>
          <table:table-cell table:formula="of:=LOWER([.A767])" office:value-type="string" office:string-value="societe generale sfh" calcext:value-type="string">
            <text:p>societe generale sfh</text:p>
          </table:table-cell>
          <table:table-cell table:formula="of:=SUBSTITUTE([.B767];&quot; &quot; ;&quot;&quot; )" office:value-type="string" office:string-value="societegeneralesfh" calcext:value-type="string">
            <text:p>societegeneralesfh</text:p>
          </table:table-cell>
          <table:table-cell table:formula="of:=ORG.LIBREOFFICE.REGEX([.C767]; &quot;[^[:alnum:]]&quot;; &quot;&quot;; &quot;g&quot;)" office:value-type="string" office:string-value="societegeneralesfh" calcext:value-type="string">
            <text:p>societegeneralesfh</text:p>
          </table:table-cell>
          <table:table-cell table:formula="of:=LEN([.D76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ICROELECTRONICS</text:p>
          </table:table-cell>
          <table:table-cell table:formula="of:=LOWER([.A768])" office:value-type="string" office:string-value="stmicroelectronics" calcext:value-type="string">
            <text:p>stmicroelectronics</text:p>
          </table:table-cell>
          <table:table-cell table:formula="of:=SUBSTITUTE([.B768];&quot; &quot; ;&quot;&quot; )" office:value-type="string" office:string-value="stmicroelectronics" calcext:value-type="string">
            <text:p>stmicroelectronics</text:p>
          </table:table-cell>
          <table:table-cell table:formula="of:=ORG.LIBREOFFICE.REGEX([.C768]; &quot;[^[:alnum:]]&quot;; &quot;&quot;; &quot;g&quot;)" office:value-type="string" office:string-value="stmicroelectronics" calcext:value-type="string">
            <text:p>stmicroelectronics</text:p>
          </table:table-cell>
          <table:table-cell table:formula="of:=LEN([.D76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ANQUEST SOFTWARE SA</text:p>
          </table:table-cell>
          <table:table-cell table:formula="of:=LOWER([.A769])" office:value-type="string" office:string-value="avanquest software sa" calcext:value-type="string">
            <text:p>avanquest software sa</text:p>
          </table:table-cell>
          <table:table-cell table:formula="of:=SUBSTITUTE([.B769];&quot; &quot; ;&quot;&quot; )" office:value-type="string" office:string-value="avanquestsoftwaresa" calcext:value-type="string">
            <text:p>avanquestsoftwaresa</text:p>
          </table:table-cell>
          <table:table-cell table:formula="of:=ORG.LIBREOFFICE.REGEX([.C769]; &quot;[^[:alnum:]]&quot;; &quot;&quot;; &quot;g&quot;)" office:value-type="string" office:string-value="avanquestsoftwaresa" calcext:value-type="string">
            <text:p>avanquestsoftwaresa</text:p>
          </table:table-cell>
          <table:table-cell table:formula="of:=LEN([.D76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NL GRUPPO BNP PARIBAS</text:p>
          </table:table-cell>
          <table:table-cell table:formula="of:=LOWER([.A770])" office:value-type="string" office:string-value="bnl gruppo bnp paribas" calcext:value-type="string">
            <text:p>bnl gruppo bnp paribas</text:p>
          </table:table-cell>
          <table:table-cell table:formula="of:=SUBSTITUTE([.B770];&quot; &quot; ;&quot;&quot; )" office:value-type="string" office:string-value="bnlgruppobnpparibas" calcext:value-type="string">
            <text:p>bnlgruppobnpparibas</text:p>
          </table:table-cell>
          <table:table-cell table:formula="of:=ORG.LIBREOFFICE.REGEX([.C770]; &quot;[^[:alnum:]]&quot;; &quot;&quot;; &quot;g&quot;)" office:value-type="string" office:string-value="bnlgruppobnpparibas" calcext:value-type="string">
            <text:p>bnlgruppobnpparibas</text:p>
          </table:table-cell>
          <table:table-cell table:formula="of:=LEN([.D77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ED BANQUE POPULAIRE</text:p>
          </table:table-cell>
          <table:table-cell table:formula="of:=LOWER([.A771])" office:value-type="string" office:string-value="bred banque populaire" calcext:value-type="string">
            <text:p>bred banque populaire</text:p>
          </table:table-cell>
          <table:table-cell table:formula="of:=SUBSTITUTE([.B771];&quot; &quot; ;&quot;&quot; )" office:value-type="string" office:string-value="bredbanquepopulaire" calcext:value-type="string">
            <text:p>bredbanquepopulaire</text:p>
          </table:table-cell>
          <table:table-cell table:formula="of:=ORG.LIBREOFFICE.REGEX([.C771]; &quot;[^[:alnum:]]&quot;; &quot;&quot;; &quot;g&quot;)" office:value-type="string" office:string-value="bredbanquepopulaire" calcext:value-type="string">
            <text:p>bredbanquepopulaire</text:p>
          </table:table-cell>
          <table:table-cell table:formula="of:=LEN([.D77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IE AGRICOLE DE LA CRAU</text:p>
          </table:table-cell>
          <table:table-cell table:formula="of:=LOWER([.A772])" office:value-type="string" office:string-value="cie agricole de la crau" calcext:value-type="string">
            <text:p>cie agricole de la crau</text:p>
          </table:table-cell>
          <table:table-cell table:formula="of:=SUBSTITUTE([.B772];&quot; &quot; ;&quot;&quot; )" office:value-type="string" office:string-value="cieagricoledelacrau" calcext:value-type="string">
            <text:p>cieagricoledelacrau</text:p>
          </table:table-cell>
          <table:table-cell table:formula="of:=ORG.LIBREOFFICE.REGEX([.C772]; &quot;[^[:alnum:]]&quot;; &quot;&quot;; &quot;g&quot;)" office:value-type="string" office:string-value="cieagricoledelacrau" calcext:value-type="string">
            <text:p>cieagricoledelacrau</text:p>
          </table:table-cell>
          <table:table-cell table:formula="of:=LEN([.D77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ITIGROUP FUNDING INC.</text:p>
          </table:table-cell>
          <table:table-cell table:formula="of:=LOWER([.A773])" office:value-type="string" office:string-value="citigroup funding inc." calcext:value-type="string">
            <text:p>citigroup funding inc.</text:p>
          </table:table-cell>
          <table:table-cell table:formula="of:=SUBSTITUTE([.B773];&quot; &quot; ;&quot;&quot; )" office:value-type="string" office:string-value="citigroupfundinginc." calcext:value-type="string">
            <text:p>citigroupfundinginc.</text:p>
          </table:table-cell>
          <table:table-cell table:formula="of:=ORG.LIBREOFFICE.REGEX([.C773]; &quot;[^[:alnum:]]&quot;; &quot;&quot;; &quot;g&quot;)" office:value-type="string" office:string-value="citigroupfundinginc" calcext:value-type="string">
            <text:p>citigroupfundinginc</text:p>
          </table:table-cell>
          <table:table-cell table:formula="of:=LEN([.D77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ONHIT THERAPEUTICS</text:p>
          </table:table-cell>
          <table:table-cell table:formula="of:=LOWER([.A774])" office:value-type="string" office:string-value="exonhit therapeutics" calcext:value-type="string">
            <text:p>exonhit therapeutics</text:p>
          </table:table-cell>
          <table:table-cell table:formula="of:=SUBSTITUTE([.B774];&quot; &quot; ;&quot;&quot; )" office:value-type="string" office:string-value="exonhittherapeutics" calcext:value-type="string">
            <text:p>exonhittherapeutics</text:p>
          </table:table-cell>
          <table:table-cell table:formula="of:=ORG.LIBREOFFICE.REGEX([.C774]; &quot;[^[:alnum:]]&quot;; &quot;&quot;; &quot;g&quot;)" office:value-type="string" office:string-value="exonhittherapeutics" calcext:value-type="string">
            <text:p>exonhittherapeutics</text:p>
          </table:table-cell>
          <table:table-cell table:formula="of:=LEN([.D77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NCIERE PARIS FRANCE</text:p>
          </table:table-cell>
          <table:table-cell table:formula="of:=LOWER([.A775])" office:value-type="string" office:string-value="fonciere paris france" calcext:value-type="string">
            <text:p>fonciere paris france</text:p>
          </table:table-cell>
          <table:table-cell table:formula="of:=SUBSTITUTE([.B775];&quot; &quot; ;&quot;&quot; )" office:value-type="string" office:string-value="fonciereparisfrance" calcext:value-type="string">
            <text:p>fonciereparisfrance</text:p>
          </table:table-cell>
          <table:table-cell table:formula="of:=ORG.LIBREOFFICE.REGEX([.C775]; &quot;[^[:alnum:]]&quot;; &quot;&quot;; &quot;g&quot;)" office:value-type="string" office:string-value="fonciereparisfrance" calcext:value-type="string">
            <text:p>fonciereparisfrance</text:p>
          </table:table-cell>
          <table:table-cell table:formula="of:=LEN([.D77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ROUPE DIFFUSION PLUS</text:p>
          </table:table-cell>
          <table:table-cell table:formula="of:=LOWER([.A776])" office:value-type="string" office:string-value="groupe diffusion plus" calcext:value-type="string">
            <text:p>groupe diffusion plus</text:p>
          </table:table-cell>
          <table:table-cell table:formula="of:=SUBSTITUTE([.B776];&quot; &quot; ;&quot;&quot; )" office:value-type="string" office:string-value="groupediffusionplus" calcext:value-type="string">
            <text:p>groupediffusionplus</text:p>
          </table:table-cell>
          <table:table-cell table:formula="of:=ORG.LIBREOFFICE.REGEX([.C776]; &quot;[^[:alnum:]]&quot;; &quot;&quot;; &quot;g&quot;)" office:value-type="string" office:string-value="groupediffusionplus" calcext:value-type="string">
            <text:p>groupediffusionplus</text:p>
          </table:table-cell>
          <table:table-cell table:formula="of:=LEN([.D77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ERMES INTERNATIONAL</text:p>
          </table:table-cell>
          <table:table-cell table:formula="of:=LOWER([.A777])" office:value-type="string" office:string-value="hermes international" calcext:value-type="string">
            <text:p>hermes international</text:p>
          </table:table-cell>
          <table:table-cell table:formula="of:=SUBSTITUTE([.B777];&quot; &quot; ;&quot;&quot; )" office:value-type="string" office:string-value="hermesinternational" calcext:value-type="string">
            <text:p>hermesinternational</text:p>
          </table:table-cell>
          <table:table-cell table:formula="of:=ORG.LIBREOFFICE.REGEX([.C777]; &quot;[^[:alnum:]]&quot;; &quot;&quot;; &quot;g&quot;)" office:value-type="string" office:string-value="hermesinternational" calcext:value-type="string">
            <text:p>hermesinternational</text:p>
          </table:table-cell>
          <table:table-cell table:formula="of:=LEN([.D77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MMOBILIERE DASSAULT</text:p>
          </table:table-cell>
          <table:table-cell table:formula="of:=LOWER([.A778])" office:value-type="string" office:string-value="immobiliere dassault" calcext:value-type="string">
            <text:p>immobiliere dassault</text:p>
          </table:table-cell>
          <table:table-cell table:formula="of:=SUBSTITUTE([.B778];&quot; &quot; ;&quot;&quot; )" office:value-type="string" office:string-value="immobilieredassault" calcext:value-type="string">
            <text:p>immobilieredassault</text:p>
          </table:table-cell>
          <table:table-cell table:formula="of:=ORG.LIBREOFFICE.REGEX([.C778]; &quot;[^[:alnum:]]&quot;; &quot;&quot;; &quot;g&quot;)" office:value-type="string" office:string-value="immobilieredassault" calcext:value-type="string">
            <text:p>immobilieredassault</text:p>
          </table:table-cell>
          <table:table-cell table:formula="of:=LEN([.D7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UREL ET PROM NIGERIA</text:p>
          </table:table-cell>
          <table:table-cell table:formula="of:=LOWER([.A779])" office:value-type="string" office:string-value="maurel et prom nigeria" calcext:value-type="string">
            <text:p>maurel et prom nigeria</text:p>
          </table:table-cell>
          <table:table-cell table:formula="of:=SUBSTITUTE([.B779];&quot; &quot; ;&quot;&quot; )" office:value-type="string" office:string-value="maureletpromnigeria" calcext:value-type="string">
            <text:p>maureletpromnigeria</text:p>
          </table:table-cell>
          <table:table-cell table:formula="of:=ORG.LIBREOFFICE.REGEX([.C779]; &quot;[^[:alnum:]]&quot;; &quot;&quot;; &quot;g&quot;)" office:value-type="string" office:string-value="maureletpromnigeria" calcext:value-type="string">
            <text:p>maureletpromnigeria</text:p>
          </table:table-cell>
          <table:table-cell table:formula="of:=LEN([.D77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TROPOLE TELEVISION</text:p>
          </table:table-cell>
          <table:table-cell table:formula="of:=LOWER([.A780])" office:value-type="string" office:string-value="metropole television" calcext:value-type="string">
            <text:p>metropole television</text:p>
          </table:table-cell>
          <table:table-cell table:formula="of:=SUBSTITUTE([.B780];&quot; &quot; ;&quot;&quot; )" office:value-type="string" office:string-value="metropoletelevision" calcext:value-type="string">
            <text:p>metropoletelevision</text:p>
          </table:table-cell>
          <table:table-cell table:formula="of:=ORG.LIBREOFFICE.REGEX([.C780]; &quot;[^[:alnum:]]&quot;; &quot;&quot;; &quot;g&quot;)" office:value-type="string" office:string-value="metropoletelevision" calcext:value-type="string">
            <text:p>metropoletelevision</text:p>
          </table:table-cell>
          <table:table-cell table:formula="of:=LEN([.D78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BERTHUR CARD SYSTEMS</text:p>
          </table:table-cell>
          <table:table-cell table:formula="of:=LOWER([.A781])" office:value-type="string" office:string-value="oberthur card systems" calcext:value-type="string">
            <text:p>oberthur card systems</text:p>
          </table:table-cell>
          <table:table-cell table:formula="of:=SUBSTITUTE([.B781];&quot; &quot; ;&quot;&quot; )" office:value-type="string" office:string-value="oberthurcardsystems" calcext:value-type="string">
            <text:p>oberthurcardsystems</text:p>
          </table:table-cell>
          <table:table-cell table:formula="of:=ORG.LIBREOFFICE.REGEX([.C781]; &quot;[^[:alnum:]]&quot;; &quot;&quot;; &quot;g&quot;)" office:value-type="string" office:string-value="oberthurcardsystems" calcext:value-type="string">
            <text:p>oberthurcardsystems</text:p>
          </table:table-cell>
          <table:table-cell table:formula="of:=LEN([.D78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CO PROPERTY GROUP SA</text:p>
          </table:table-cell>
          <table:table-cell table:formula="of:=LOWER([.A782])" office:value-type="string" office:string-value="orco property group sa" calcext:value-type="string">
            <text:p>orco property group sa</text:p>
          </table:table-cell>
          <table:table-cell table:formula="of:=SUBSTITUTE([.B782];&quot; &quot; ;&quot;&quot; )" office:value-type="string" office:string-value="orcopropertygroupsa" calcext:value-type="string">
            <text:p>orcopropertygroupsa</text:p>
          </table:table-cell>
          <table:table-cell table:formula="of:=ORG.LIBREOFFICE.REGEX([.C782]; &quot;[^[:alnum:]]&quot;; &quot;&quot;; &quot;g&quot;)" office:value-type="string" office:string-value="orcopropertygroupsa" calcext:value-type="string">
            <text:p>orcopropertygroupsa</text:p>
          </table:table-cell>
          <table:table-cell table:formula="of:=LEN([.D78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HONE SYSTEMS &amp; NETWORK</text:p>
          </table:table-cell>
          <table:table-cell table:formula="of:=LOWER([.A783])" office:value-type="string" office:string-value="phone systems &amp; network" calcext:value-type="string">
            <text:p>phone systems &amp; network</text:p>
          </table:table-cell>
          <table:table-cell table:formula="of:=SUBSTITUTE([.B783];&quot; &quot; ;&quot;&quot; )" office:value-type="string" office:string-value="phonesystems&amp;network" calcext:value-type="string">
            <text:p>phonesystems&amp;network</text:p>
          </table:table-cell>
          <table:table-cell table:formula="of:=ORG.LIBREOFFICE.REGEX([.C783]; &quot;[^[:alnum:]]&quot;; &quot;&quot;; &quot;g&quot;)" office:value-type="string" office:string-value="phonesystemsnetwork" calcext:value-type="string">
            <text:p>phonesystemsnetwork</text:p>
          </table:table-cell>
          <table:table-cell table:formula="of:=LEN([.D78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OTIUM TECHNOLOGIES</text:p>
          </table:table-cell>
          <table:table-cell table:formula="of:=LOWER([.A784])" office:value-type="string" office:string-value="quotium technologies" calcext:value-type="string">
            <text:p>quotium technologies</text:p>
          </table:table-cell>
          <table:table-cell table:formula="of:=SUBSTITUTE([.B784];&quot; &quot; ;&quot;&quot; )" office:value-type="string" office:string-value="quotiumtechnologies" calcext:value-type="string">
            <text:p>quotiumtechnologies</text:p>
          </table:table-cell>
          <table:table-cell table:formula="of:=ORG.LIBREOFFICE.REGEX([.C784]; &quot;[^[:alnum:]]&quot;; &quot;&quot;; &quot;g&quot;)" office:value-type="string" office:string-value="quotiumtechnologies" calcext:value-type="string">
            <text:p>quotiumtechnologies</text:p>
          </table:table-cell>
          <table:table-cell table:formula="of:=LEN([.D78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GION PAYS DE LA LOIRE</text:p>
          </table:table-cell>
          <table:table-cell table:formula="of:=LOWER([.A785])" office:value-type="string" office:string-value="region pays de la loire" calcext:value-type="string">
            <text:p>region pays de la loire</text:p>
          </table:table-cell>
          <table:table-cell table:formula="of:=SUBSTITUTE([.B785];&quot; &quot; ;&quot;&quot; )" office:value-type="string" office:string-value="regionpaysdelaloire" calcext:value-type="string">
            <text:p>regionpaysdelaloire</text:p>
          </table:table-cell>
          <table:table-cell table:formula="of:=ORG.LIBREOFFICE.REGEX([.C785]; &quot;[^[:alnum:]]&quot;; &quot;&quot;; &quot;g&quot;)" office:value-type="string" office:string-value="regionpaysdelaloire" calcext:value-type="string">
            <text:p>regionpaysdelaloire</text:p>
          </table:table-cell>
          <table:table-cell table:formula="of:=LEN([.D78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SEAU FERRE DE FRANCE</text:p>
          </table:table-cell>
          <table:table-cell table:formula="of:=LOWER([.A786])" office:value-type="string" office:string-value="reseau ferre de france" calcext:value-type="string">
            <text:p>reseau ferre de france</text:p>
          </table:table-cell>
          <table:table-cell table:formula="of:=SUBSTITUTE([.B786];&quot; &quot; ;&quot;&quot; )" office:value-type="string" office:string-value="reseauferredefrance" calcext:value-type="string">
            <text:p>reseauferredefrance</text:p>
          </table:table-cell>
          <table:table-cell table:formula="of:=ORG.LIBREOFFICE.REGEX([.C786]; &quot;[^[:alnum:]]&quot;; &quot;&quot;; &quot;g&quot;)" office:value-type="string" office:string-value="reseauferredefrance" calcext:value-type="string">
            <text:p>reseauferredefrance</text:p>
          </table:table-cell>
          <table:table-cell table:formula="of:=LEN([.D78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CIAL MIX MEDIA GROUP</text:p>
          </table:table-cell>
          <table:table-cell table:formula="of:=LOWER([.A787])" office:value-type="string" office:string-value="social mix media group" calcext:value-type="string">
            <text:p>social mix media group</text:p>
          </table:table-cell>
          <table:table-cell table:formula="of:=SUBSTITUTE([.B787];&quot; &quot; ;&quot;&quot; )" office:value-type="string" office:string-value="socialmixmediagroup" calcext:value-type="string">
            <text:p>socialmixmediagroup</text:p>
          </table:table-cell>
          <table:table-cell table:formula="of:=ORG.LIBREOFFICE.REGEX([.C787]; &quot;[^[:alnum:]]&quot;; &quot;&quot;; &quot;g&quot;)" office:value-type="string" office:string-value="socialmixmediagroup" calcext:value-type="string">
            <text:p>socialmixmediagroup</text:p>
          </table:table-cell>
          <table:table-cell table:formula="of:=LEN([.D78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OLIA ENVIRONNEMENT</text:p>
          </table:table-cell>
          <table:table-cell table:formula="of:=LOWER([.A788])" office:value-type="string" office:string-value="veolia environnement" calcext:value-type="string">
            <text:p>veolia environnement</text:p>
          </table:table-cell>
          <table:table-cell table:formula="of:=SUBSTITUTE([.B788];&quot; &quot; ;&quot;&quot; )" office:value-type="string" office:string-value="veoliaenvironnement" calcext:value-type="string">
            <text:p>veoliaenvironnement</text:p>
          </table:table-cell>
          <table:table-cell table:formula="of:=ORG.LIBREOFFICE.REGEX([.C788]; &quot;[^[:alnum:]]&quot;; &quot;&quot;; &quot;g&quot;)" office:value-type="string" office:string-value="veoliaenvironnement" calcext:value-type="string">
            <text:p>veoliaenvironnement</text:p>
          </table:table-cell>
          <table:table-cell table:formula="of:=LEN([.D78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CANTHE DEVELOPPEMENT</text:p>
          </table:table-cell>
          <table:table-cell table:formula="of:=LOWER([.A789])" office:value-type="string" office:string-value="acanthe developpement" calcext:value-type="string">
            <text:p>acanthe developpement</text:p>
          </table:table-cell>
          <table:table-cell table:formula="of:=SUBSTITUTE([.B789];&quot; &quot; ;&quot;&quot; )" office:value-type="string" office:string-value="acanthedeveloppement" calcext:value-type="string">
            <text:p>acanthedeveloppement</text:p>
          </table:table-cell>
          <table:table-cell table:formula="of:=ORG.LIBREOFFICE.REGEX([.C789]; &quot;[^[:alnum:]]&quot;; &quot;&quot;; &quot;g&quot;)" office:value-type="string" office:string-value="acanthedeveloppement" calcext:value-type="string">
            <text:p>acanthedeveloppement</text:p>
          </table:table-cell>
          <table:table-cell table:formula="of:=LEN([.D78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NQUE POPULAIRE DU SUD</text:p>
          </table:table-cell>
          <table:table-cell table:formula="of:=LOWER([.A790])" office:value-type="string" office:string-value="banque populaire du sud" calcext:value-type="string">
            <text:p>banque populaire du sud</text:p>
          </table:table-cell>
          <table:table-cell table:formula="of:=SUBSTITUTE([.B790];&quot; &quot; ;&quot;&quot; )" office:value-type="string" office:string-value="banquepopulairedusud" calcext:value-type="string">
            <text:p>banquepopulairedusud</text:p>
          </table:table-cell>
          <table:table-cell table:formula="of:=ORG.LIBREOFFICE.REGEX([.C790]; &quot;[^[:alnum:]]&quot;; &quot;&quot;; &quot;g&quot;)" office:value-type="string" office:string-value="banquepopulairedusud" calcext:value-type="string">
            <text:p>banquepopulairedusud</text:p>
          </table:table-cell>
          <table:table-cell table:formula="of:=LEN([.D79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C LYONNAISE DE BANQUE</text:p>
          </table:table-cell>
          <table:table-cell table:formula="of:=LOWER([.A791])" office:value-type="string" office:string-value="cic lyonnaise de banque" calcext:value-type="string">
            <text:p>cic lyonnaise de banque</text:p>
          </table:table-cell>
          <table:table-cell table:formula="of:=SUBSTITUTE([.B791];&quot; &quot; ;&quot;&quot; )" office:value-type="string" office:string-value="ciclyonnaisedebanque" calcext:value-type="string">
            <text:p>ciclyonnaisedebanque</text:p>
          </table:table-cell>
          <table:table-cell table:formula="of:=ORG.LIBREOFFICE.REGEX([.C791]; &quot;[^[:alnum:]]&quot;; &quot;&quot;; &quot;g&quot;)" office:value-type="string" office:string-value="ciclyonnaisedebanque" calcext:value-type="string">
            <text:p>ciclyonnaisedebanque</text:p>
          </table:table-cell>
          <table:table-cell table:formula="of:=LEN([.D79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IENT CENTER ALLIANCE</text:p>
          </table:table-cell>
          <table:table-cell table:formula="of:=LOWER([.A792])" office:value-type="string" office:string-value="client center alliance" calcext:value-type="string">
            <text:p>client center alliance</text:p>
          </table:table-cell>
          <table:table-cell table:formula="of:=SUBSTITUTE([.B792];&quot; &quot; ;&quot;&quot; )" office:value-type="string" office:string-value="clientcenteralliance" calcext:value-type="string">
            <text:p>clientcenteralliance</text:p>
          </table:table-cell>
          <table:table-cell table:formula="of:=ORG.LIBREOFFICE.REGEX([.C792]; &quot;[^[:alnum:]]&quot;; &quot;&quot;; &quot;g&quot;)" office:value-type="string" office:string-value="clientcenteralliance" calcext:value-type="string">
            <text:p>clientcenteralliance</text:p>
          </table:table-cell>
          <table:table-cell table:formula="of:=LEN([.D792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EDIT MUTUEL DU CENTRE</text:p>
          </table:table-cell>
          <table:table-cell table:formula="of:=LOWER([.A793])" office:value-type="string" office:string-value="credit mutuel du centre" calcext:value-type="string">
            <text:p>credit mutuel du centre</text:p>
          </table:table-cell>
          <table:table-cell table:formula="of:=SUBSTITUTE([.B793];&quot; &quot; ;&quot;&quot; )" office:value-type="string" office:string-value="creditmutuelducentre" calcext:value-type="string">
            <text:p>creditmutuelducentre</text:p>
          </table:table-cell>
          <table:table-cell table:formula="of:=ORG.LIBREOFFICE.REGEX([.C793]; &quot;[^[:alnum:]]&quot;; &quot;&quot;; &quot;g&quot;)" office:value-type="string" office:string-value="creditmutuelducentre" calcext:value-type="string">
            <text:p>creditmutuelducentre</text:p>
          </table:table-cell>
          <table:table-cell table:formula="of:=LEN([.D79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YBER PRESS PUBLISHING</text:p>
          </table:table-cell>
          <table:table-cell table:formula="of:=LOWER([.A794])" office:value-type="string" office:string-value="cyber press publishing" calcext:value-type="string">
            <text:p>cyber press publishing</text:p>
          </table:table-cell>
          <table:table-cell table:formula="of:=SUBSTITUTE([.B794];&quot; &quot; ;&quot;&quot; )" office:value-type="string" office:string-value="cyberpresspublishing" calcext:value-type="string">
            <text:p>cyberpresspublishing</text:p>
          </table:table-cell>
          <table:table-cell table:formula="of:=ORG.LIBREOFFICE.REGEX([.C794]; &quot;[^[:alnum:]]&quot;; &quot;&quot;; &quot;g&quot;)" office:value-type="string" office:string-value="cyberpresspublishing" calcext:value-type="string">
            <text:p>cyberpresspublishing</text:p>
          </table:table-cell>
          <table:table-cell table:formula="of:=LEN([.D79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XIA MUNICIPAL AGENCY</text:p>
          </table:table-cell>
          <table:table-cell table:formula="of:=LOWER([.A795])" office:value-type="string" office:string-value="dexia municipal agency" calcext:value-type="string">
            <text:p>dexia municipal agency</text:p>
          </table:table-cell>
          <table:table-cell table:formula="of:=SUBSTITUTE([.B795];&quot; &quot; ;&quot;&quot; )" office:value-type="string" office:string-value="dexiamunicipalagency" calcext:value-type="string">
            <text:p>dexiamunicipalagency</text:p>
          </table:table-cell>
          <table:table-cell table:formula="of:=ORG.LIBREOFFICE.REGEX([.C795]; &quot;[^[:alnum:]]&quot;; &quot;&quot;; &quot;g&quot;)" office:value-type="string" office:string-value="dexiamunicipalagency" calcext:value-type="string">
            <text:p>dexiamunicipalagency</text:p>
          </table:table-cell>
          <table:table-cell table:formula="of:=LEN([.D79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XIA MUNICIPAL AGENCY</text:p>
          </table:table-cell>
          <table:table-cell table:formula="of:=LOWER([.A796])" office:value-type="string" office:string-value="dexia municipal agency" calcext:value-type="string">
            <text:p>dexia municipal agency</text:p>
          </table:table-cell>
          <table:table-cell table:formula="of:=SUBSTITUTE([.B796];&quot; &quot; ;&quot;&quot; )" office:value-type="string" office:string-value="dexiamunicipalagency" calcext:value-type="string">
            <text:p>dexiamunicipalagency</text:p>
          </table:table-cell>
          <table:table-cell table:formula="of:=ORG.LIBREOFFICE.REGEX([.C796]; &quot;[^[:alnum:]]&quot;; &quot;&quot;; &quot;g&quot;)" office:value-type="string" office:string-value="dexiamunicipalagency" calcext:value-type="string">
            <text:p>dexiamunicipalagency</text:p>
          </table:table-cell>
          <table:table-cell table:formula="of:=LEN([.D79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DF ENERGIES NOUVELLES</text:p>
          </table:table-cell>
          <table:table-cell table:formula="of:=LOWER([.A797])" office:value-type="string" office:string-value="edf energies nouvelles" calcext:value-type="string">
            <text:p>edf energies nouvelles</text:p>
          </table:table-cell>
          <table:table-cell table:formula="of:=SUBSTITUTE([.B797];&quot; &quot; ;&quot;&quot; )" office:value-type="string" office:string-value="edfenergiesnouvelles" calcext:value-type="string">
            <text:p>edfenergiesnouvelles</text:p>
          </table:table-cell>
          <table:table-cell table:formula="of:=ORG.LIBREOFFICE.REGEX([.C797]; &quot;[^[:alnum:]]&quot;; &quot;&quot;; &quot;g&quot;)" office:value-type="string" office:string-value="edfenergiesnouvelles" calcext:value-type="string">
            <text:p>edfenergiesnouvelles</text:p>
          </table:table-cell>
          <table:table-cell table:formula="of:=LEN([.D79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TREPARTICULIERS.COM</text:p>
          </table:table-cell>
          <table:table-cell table:formula="of:=LOWER([.A798])" office:value-type="string" office:string-value="entreparticuliers.com" calcext:value-type="string">
            <text:p>entreparticuliers.com</text:p>
          </table:table-cell>
          <table:table-cell table:formula="of:=SUBSTITUTE([.B798];&quot; &quot; ;&quot;&quot; )" office:value-type="string" office:string-value="entreparticuliers.com" calcext:value-type="string">
            <text:p>entreparticuliers.com</text:p>
          </table:table-cell>
          <table:table-cell table:formula="of:=ORG.LIBREOFFICE.REGEX([.C798]; &quot;[^[:alnum:]]&quot;; &quot;&quot;; &quot;g&quot;)" office:value-type="string" office:string-value="entreparticulierscom" calcext:value-type="string">
            <text:p>entreparticulierscom</text:p>
          </table:table-cell>
          <table:table-cell table:formula="of:=LEN([.D79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TREPOSE CONTRACTING</text:p>
          </table:table-cell>
          <table:table-cell table:formula="of:=LOWER([.A799])" office:value-type="string" office:string-value="entrepose contracting" calcext:value-type="string">
            <text:p>entrepose contracting</text:p>
          </table:table-cell>
          <table:table-cell table:formula="of:=SUBSTITUTE([.B799];&quot; &quot; ;&quot;&quot; )" office:value-type="string" office:string-value="entreposecontracting" calcext:value-type="string">
            <text:p>entreposecontracting</text:p>
          </table:table-cell>
          <table:table-cell table:formula="of:=ORG.LIBREOFFICE.REGEX([.C799]; &quot;[^[:alnum:]]&quot;; &quot;&quot;; &quot;g&quot;)" office:value-type="string" office:string-value="entreposecontracting" calcext:value-type="string">
            <text:p>entreposecontracting</text:p>
          </table:table-cell>
          <table:table-cell table:formula="of:=LEN([.D79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IORGIO FEDON &amp; FIGLI S.P.A.</text:p>
          </table:table-cell>
          <table:table-cell table:formula="of:=LOWER([.A800])" office:value-type="string" office:string-value="giorgio fedon &amp; figli s.p.a." calcext:value-type="string">
            <text:p>giorgio fedon &amp; figli s.p.a.</text:p>
          </table:table-cell>
          <table:table-cell table:formula="of:=SUBSTITUTE([.B800];&quot; &quot; ;&quot;&quot; )" office:value-type="string" office:string-value="giorgiofedon&amp;figlis.p.a." calcext:value-type="string">
            <text:p>giorgiofedon&amp;figlis.p.a.</text:p>
          </table:table-cell>
          <table:table-cell table:formula="of:=ORG.LIBREOFFICE.REGEX([.C800]; &quot;[^[:alnum:]]&quot;; &quot;&quot;; &quot;g&quot;)" office:value-type="string" office:string-value="giorgiofedonfiglispa" calcext:value-type="string">
            <text:p>giorgiofedonfiglispa</text:p>
          </table:table-cell>
          <table:table-cell table:formula="of:=LEN([.D80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OUPE CAISSE D'EPARGNE</text:p>
          </table:table-cell>
          <table:table-cell table:formula="of:=LOWER([.A801])" office:value-type="string" office:string-value="groupe caisse d'epargne" calcext:value-type="string">
            <text:p>groupe caisse d'epargne</text:p>
          </table:table-cell>
          <table:table-cell table:formula="of:=SUBSTITUTE([.B801];&quot; &quot; ;&quot;&quot; )" office:value-type="string" office:string-value="groupecaissed'epargne" calcext:value-type="string">
            <text:p>groupecaissed'epargne</text:p>
          </table:table-cell>
          <table:table-cell table:formula="of:=ORG.LIBREOFFICE.REGEX([.C801]; &quot;[^[:alnum:]]&quot;; &quot;&quot;; &quot;g&quot;)" office:value-type="string" office:string-value="groupecaissedepargne" calcext:value-type="string">
            <text:p>groupecaissedepargne</text:p>
          </table:table-cell>
          <table:table-cell table:formula="of:=LEN([.D80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ILLEMOT CORPORATION</text:p>
          </table:table-cell>
          <table:table-cell table:formula="of:=LOWER([.A802])" office:value-type="string" office:string-value="guillemot corporation" calcext:value-type="string">
            <text:p>guillemot corporation</text:p>
          </table:table-cell>
          <table:table-cell table:formula="of:=SUBSTITUTE([.B802];&quot; &quot; ;&quot;&quot; )" office:value-type="string" office:string-value="guillemotcorporation" calcext:value-type="string">
            <text:p>guillemotcorporation</text:p>
          </table:table-cell>
          <table:table-cell table:formula="of:=ORG.LIBREOFFICE.REGEX([.C802]; &quot;[^[:alnum:]]&quot;; &quot;&quot;; &quot;g&quot;)" office:value-type="string" office:string-value="guillemotcorporation" calcext:value-type="string">
            <text:p>guillemotcorporation</text:p>
          </table:table-cell>
          <table:table-cell table:formula="of:=LEN([.D802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DEAL MEDICAL PRODUCTS</text:p>
          </table:table-cell>
          <table:table-cell table:formula="of:=LOWER([.A803])" office:value-type="string" office:string-value="ideal medical products" calcext:value-type="string">
            <text:p>ideal medical products</text:p>
          </table:table-cell>
          <table:table-cell table:formula="of:=SUBSTITUTE([.B803];&quot; &quot; ;&quot;&quot; )" office:value-type="string" office:string-value="idealmedicalproducts" calcext:value-type="string">
            <text:p>idealmedicalproducts</text:p>
          </table:table-cell>
          <table:table-cell table:formula="of:=ORG.LIBREOFFICE.REGEX([.C803]; &quot;[^[:alnum:]]&quot;; &quot;&quot;; &quot;g&quot;)" office:value-type="string" office:string-value="idealmedicalproducts" calcext:value-type="string">
            <text:p>idealmedicalproducts</text:p>
          </table:table-cell>
          <table:table-cell table:formula="of:=LEN([.D80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ISONS FRANCE CONFORT</text:p>
          </table:table-cell>
          <table:table-cell table:formula="of:=LOWER([.A804])" office:value-type="string" office:string-value="maisons france confort" calcext:value-type="string">
            <text:p>maisons france confort</text:p>
          </table:table-cell>
          <table:table-cell table:formula="of:=SUBSTITUTE([.B804];&quot; &quot; ;&quot;&quot; )" office:value-type="string" office:string-value="maisonsfranceconfort" calcext:value-type="string">
            <text:p>maisonsfranceconfort</text:p>
          </table:table-cell>
          <table:table-cell table:formula="of:=ORG.LIBREOFFICE.REGEX([.C804]; &quot;[^[:alnum:]]&quot;; &quot;&quot;; &quot;g&quot;)" office:value-type="string" office:string-value="maisonsfranceconfort" calcext:value-type="string">
            <text:p>maisonsfranceconfort</text:p>
          </table:table-cell>
          <table:table-cell table:formula="of:=LEN([.D80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UTAN INTERNATIONAL</text:p>
          </table:table-cell>
          <table:table-cell table:formula="of:=LOWER([.A805])" office:value-type="string" office:string-value="manutan international" calcext:value-type="string">
            <text:p>manutan international</text:p>
          </table:table-cell>
          <table:table-cell table:formula="of:=SUBSTITUTE([.B805];&quot; &quot; ;&quot;&quot; )" office:value-type="string" office:string-value="manutaninternational" calcext:value-type="string">
            <text:p>manutaninternational</text:p>
          </table:table-cell>
          <table:table-cell table:formula="of:=ORG.LIBREOFFICE.REGEX([.C805]; &quot;[^[:alnum:]]&quot;; &quot;&quot;; &quot;g&quot;)" office:value-type="string" office:string-value="manutaninternational" calcext:value-type="string">
            <text:p>manutaninternational</text:p>
          </table:table-cell>
          <table:table-cell table:formula="of:=LEN([.D80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TRIMOINE ET COMMERCE</text:p>
          </table:table-cell>
          <table:table-cell table:formula="of:=LOWER([.A806])" office:value-type="string" office:string-value="patrimoine et commerce" calcext:value-type="string">
            <text:p>patrimoine et commerce</text:p>
          </table:table-cell>
          <table:table-cell table:formula="of:=SUBSTITUTE([.B806];&quot; &quot; ;&quot;&quot; )" office:value-type="string" office:string-value="patrimoineetcommerce" calcext:value-type="string">
            <text:p>patrimoineetcommerce</text:p>
          </table:table-cell>
          <table:table-cell table:formula="of:=ORG.LIBREOFFICE.REGEX([.C806]; &quot;[^[:alnum:]]&quot;; &quot;&quot;; &quot;g&quot;)" office:value-type="string" office:string-value="patrimoineetcommerce" calcext:value-type="string">
            <text:p>patrimoineetcommerce</text:p>
          </table:table-cell>
          <table:table-cell table:formula="of:=LEN([.D80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HARMAGEST INTER@CTIVE</text:p>
          </table:table-cell>
          <table:table-cell table:formula="of:=LOWER([.A807])" office:value-type="string" office:string-value="pharmagest inter@ctive" calcext:value-type="string">
            <text:p>pharmagest inter@ctive</text:p>
          </table:table-cell>
          <table:table-cell table:formula="of:=SUBSTITUTE([.B807];&quot; &quot; ;&quot;&quot; )" office:value-type="string" office:string-value="pharmagestinter@ctive" calcext:value-type="string">
            <text:p>pharmagestinter@ctive</text:p>
          </table:table-cell>
          <table:table-cell table:formula="of:=ORG.LIBREOFFICE.REGEX([.C807]; &quot;[^[:alnum:]]&quot;; &quot;&quot;; &quot;g&quot;)" office:value-type="string" office:string-value="pharmagestinterctive" calcext:value-type="string">
            <text:p>pharmagestinterctive</text:p>
          </table:table-cell>
          <table:table-cell table:formula="of:=LEN([.D80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ICHEL SERRES DE FRANCE</text:p>
          </table:table-cell>
          <table:table-cell table:formula="of:=LOWER([.A808])" office:value-type="string" office:string-value="richel serres de france" calcext:value-type="string">
            <text:p>richel serres de france</text:p>
          </table:table-cell>
          <table:table-cell table:formula="of:=SUBSTITUTE([.B808];&quot; &quot; ;&quot;&quot; )" office:value-type="string" office:string-value="richelserresdefrance" calcext:value-type="string">
            <text:p>richelserresdefrance</text:p>
          </table:table-cell>
          <table:table-cell table:formula="of:=ORG.LIBREOFFICE.REGEX([.C808]; &quot;[^[:alnum:]]&quot;; &quot;&quot;; &quot;g&quot;)" office:value-type="string" office:string-value="richelserresdefrance" calcext:value-type="string">
            <text:p>richelserresdefrance</text:p>
          </table:table-cell>
          <table:table-cell table:formula="of:=LEN([.D80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 CHEMINEES POUJOULAT</text:p>
          </table:table-cell>
          <table:table-cell table:formula="of:=LOWER([.A809])" office:value-type="string" office:string-value="sa cheminees poujoulat" calcext:value-type="string">
            <text:p>sa cheminees poujoulat</text:p>
          </table:table-cell>
          <table:table-cell table:formula="of:=SUBSTITUTE([.B809];&quot; &quot; ;&quot;&quot; )" office:value-type="string" office:string-value="sachemineespoujoulat" calcext:value-type="string">
            <text:p>sachemineespoujoulat</text:p>
          </table:table-cell>
          <table:table-cell table:formula="of:=ORG.LIBREOFFICE.REGEX([.C809]; &quot;[^[:alnum:]]&quot;; &quot;&quot;; &quot;g&quot;)" office:value-type="string" office:string-value="sachemineespoujoulat" calcext:value-type="string">
            <text:p>sachemineespoujoulat</text:p>
          </table:table-cell>
          <table:table-cell table:formula="of:=LEN([.D80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DITECH INGENIERIE SA</text:p>
          </table:table-cell>
          <table:table-cell table:formula="of:=LOWER([.A810])" office:value-type="string" office:string-value="soditech ingenierie sa" calcext:value-type="string">
            <text:p>soditech ingenierie sa</text:p>
          </table:table-cell>
          <table:table-cell table:formula="of:=SUBSTITUTE([.B810];&quot; &quot; ;&quot;&quot; )" office:value-type="string" office:string-value="soditechingenieriesa" calcext:value-type="string">
            <text:p>soditechingenieriesa</text:p>
          </table:table-cell>
          <table:table-cell table:formula="of:=ORG.LIBREOFFICE.REGEX([.C810]; &quot;[^[:alnum:]]&quot;; &quot;&quot;; &quot;g&quot;)" office:value-type="string" office:string-value="soditechingenieriesa" calcext:value-type="string">
            <text:p>soditechingenieriesa</text:p>
          </table:table-cell>
          <table:table-cell table:formula="of:=LEN([.D81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RATUS CAPITAL PUBLIC</text:p>
          </table:table-cell>
          <table:table-cell table:formula="of:=LOWER([.A811])" office:value-type="string" office:string-value="stratus capital public" calcext:value-type="string">
            <text:p>stratus capital public</text:p>
          </table:table-cell>
          <table:table-cell table:formula="of:=SUBSTITUTE([.B811];&quot; &quot; ;&quot;&quot; )" office:value-type="string" office:string-value="stratuscapitalpublic" calcext:value-type="string">
            <text:p>stratuscapitalpublic</text:p>
          </table:table-cell>
          <table:table-cell table:formula="of:=ORG.LIBREOFFICE.REGEX([.C811]; &quot;[^[:alnum:]]&quot;; &quot;&quot;; &quot;g&quot;)" office:value-type="string" office:string-value="stratuscapitalpublic" calcext:value-type="string">
            <text:p>stratuscapitalpublic</text:p>
          </table:table-cell>
          <table:table-cell table:formula="of:=LEN([.D81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LEVISION FRANCAISE 1</text:p>
          </table:table-cell>
          <table:table-cell table:formula="of:=LOWER([.A812])" office:value-type="string" office:string-value="television francaise 1" calcext:value-type="string">
            <text:p>television francaise 1</text:p>
          </table:table-cell>
          <table:table-cell table:formula="of:=SUBSTITUTE([.B812];&quot; &quot; ;&quot;&quot; )" office:value-type="string" office:string-value="televisionfrancaise1" calcext:value-type="string">
            <text:p>televisionfrancaise1</text:p>
          </table:table-cell>
          <table:table-cell table:formula="of:=ORG.LIBREOFFICE.REGEX([.C812]; &quot;[^[:alnum:]]&quot;; &quot;&quot;; &quot;g&quot;)" office:value-type="string" office:string-value="televisionfrancaise1" calcext:value-type="string">
            <text:p>televisionfrancaise1</text:p>
          </table:table-cell>
          <table:table-cell table:formula="of:=LEN([.D812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AREHOUSES WITH BRAINS</text:p>
          </table:table-cell>
          <table:table-cell table:formula="of:=LOWER([.A813])" office:value-type="string" office:string-value="warehouses with brains" calcext:value-type="string">
            <text:p>warehouses with brains</text:p>
          </table:table-cell>
          <table:table-cell table:formula="of:=SUBSTITUTE([.B813];&quot; &quot; ;&quot;&quot; )" office:value-type="string" office:string-value="warehouseswithbrains" calcext:value-type="string">
            <text:p>warehouseswithbrains</text:p>
          </table:table-cell>
          <table:table-cell table:formula="of:=ORG.LIBREOFFICE.REGEX([.C813]; &quot;[^[:alnum:]]&quot;; &quot;&quot;; &quot;g&quot;)" office:value-type="string" office:string-value="warehouseswithbrains" calcext:value-type="string">
            <text:p>warehouseswithbrains</text:p>
          </table:table-cell>
          <table:table-cell table:formula="of:=LEN([.D8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BOISE INVESTISSEMENT</text:p>
          </table:table-cell>
          <table:table-cell table:formula="of:=LOWER([.A814])" office:value-type="string" office:string-value="amboise investissement" calcext:value-type="string">
            <text:p>amboise investissement</text:p>
          </table:table-cell>
          <table:table-cell table:formula="of:=SUBSTITUTE([.B814];&quot; &quot; ;&quot;&quot; )" office:value-type="string" office:string-value="amboiseinvestissement" calcext:value-type="string">
            <text:p>amboiseinvestissement</text:p>
          </table:table-cell>
          <table:table-cell table:formula="of:=ORG.LIBREOFFICE.REGEX([.C814]; &quot;[^[:alnum:]]&quot;; &quot;&quot;; &quot;g&quot;)" office:value-type="string" office:string-value="amboiseinvestissement" calcext:value-type="string">
            <text:p>amboiseinvestissement</text:p>
          </table:table-cell>
          <table:table-cell table:formula="of:=LEN([.D81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NQUE POPULAIRE DU NORD</text:p>
          </table:table-cell>
          <table:table-cell table:formula="of:=LOWER([.A815])" office:value-type="string" office:string-value="banque populaire du nord" calcext:value-type="string">
            <text:p>banque populaire du nord</text:p>
          </table:table-cell>
          <table:table-cell table:formula="of:=SUBSTITUTE([.B815];&quot; &quot; ;&quot;&quot; )" office:value-type="string" office:string-value="banquepopulairedunord" calcext:value-type="string">
            <text:p>banquepopulairedunord</text:p>
          </table:table-cell>
          <table:table-cell table:formula="of:=ORG.LIBREOFFICE.REGEX([.C815]; &quot;[^[:alnum:]]&quot;; &quot;&quot;; &quot;g&quot;)" office:value-type="string" office:string-value="banquepopulairedunord" calcext:value-type="string">
            <text:p>banquepopulairedunord</text:p>
          </table:table-cell>
          <table:table-cell table:formula="of:=LEN([.D81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NP PARIBAS HOME LOAN SFH</text:p>
          </table:table-cell>
          <table:table-cell table:formula="of:=LOWER([.A816])" office:value-type="string" office:string-value="bnp paribas home loan sfh" calcext:value-type="string">
            <text:p>bnp paribas home loan sfh</text:p>
          </table:table-cell>
          <table:table-cell table:formula="of:=SUBSTITUTE([.B816];&quot; &quot; ;&quot;&quot; )" office:value-type="string" office:string-value="bnpparibashomeloansfh" calcext:value-type="string">
            <text:p>bnpparibashomeloansfh</text:p>
          </table:table-cell>
          <table:table-cell table:formula="of:=ORG.LIBREOFFICE.REGEX([.C816]; &quot;[^[:alnum:]]&quot;; &quot;&quot;; &quot;g&quot;)" office:value-type="string" office:string-value="bnpparibashomeloansfh" calcext:value-type="string">
            <text:p>bnpparibashomeloansfh</text:p>
          </table:table-cell>
          <table:table-cell table:formula="of:=LEN([.D81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ISSE D'EPARGNE D'ALSACE</text:p>
          </table:table-cell>
          <table:table-cell table:formula="of:=LOWER([.A817])" office:value-type="string" office:string-value="caisse d'epargne d'alsace" calcext:value-type="string">
            <text:p>caisse d'epargne d'alsace</text:p>
          </table:table-cell>
          <table:table-cell table:formula="of:=SUBSTITUTE([.B817];&quot; &quot; ;&quot;&quot; )" office:value-type="string" office:string-value="caissed'epargned'alsace" calcext:value-type="string">
            <text:p>caissed'epargned'alsace</text:p>
          </table:table-cell>
          <table:table-cell table:formula="of:=ORG.LIBREOFFICE.REGEX([.C817]; &quot;[^[:alnum:]]&quot;; &quot;&quot;; &quot;g&quot;)" office:value-type="string" office:string-value="caissedepargnedalsace" calcext:value-type="string">
            <text:p>caissedepargnedalsace</text:p>
          </table:table-cell>
          <table:table-cell table:formula="of:=LEN([.D81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CAM ALPES PROVENCE CCI</text:p>
          </table:table-cell>
          <table:table-cell table:formula="of:=LOWER([.A818])" office:value-type="string" office:string-value="crcam alpes provence cci" calcext:value-type="string">
            <text:p>crcam alpes provence cci</text:p>
          </table:table-cell>
          <table:table-cell table:formula="of:=SUBSTITUTE([.B818];&quot; &quot; ;&quot;&quot; )" office:value-type="string" office:string-value="crcamalpesprovencecci" calcext:value-type="string">
            <text:p>crcamalpesprovencecci</text:p>
          </table:table-cell>
          <table:table-cell table:formula="of:=ORG.LIBREOFFICE.REGEX([.C818]; &quot;[^[:alnum:]]&quot;; &quot;&quot;; &quot;g&quot;)" office:value-type="string" office:string-value="crcamalpesprovencecci" calcext:value-type="string">
            <text:p>crcamalpesprovencecci</text:p>
          </table:table-cell>
          <table:table-cell table:formula="of:=LEN([.D81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CAM ATLANTIQUE VENDEE</text:p>
          </table:table-cell>
          <table:table-cell table:formula="of:=LOWER([.A819])" office:value-type="string" office:string-value="crcam atlantique vendee" calcext:value-type="string">
            <text:p>crcam atlantique vendee</text:p>
          </table:table-cell>
          <table:table-cell table:formula="of:=SUBSTITUTE([.B819];&quot; &quot; ;&quot;&quot; )" office:value-type="string" office:string-value="crcamatlantiquevendee" calcext:value-type="string">
            <text:p>crcamatlantiquevendee</text:p>
          </table:table-cell>
          <table:table-cell table:formula="of:=ORG.LIBREOFFICE.REGEX([.C819]; &quot;[^[:alnum:]]&quot;; &quot;&quot;; &quot;g&quot;)" office:value-type="string" office:string-value="crcamatlantiquevendee" calcext:value-type="string">
            <text:p>crcamatlantiquevendee</text:p>
          </table:table-cell>
          <table:table-cell table:formula="of:=LEN([.D819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EDIT AGRICOLE NORD EST</text:p>
          </table:table-cell>
          <table:table-cell table:formula="of:=LOWER([.A820])" office:value-type="string" office:string-value="credit agricole nord est" calcext:value-type="string">
            <text:p>credit agricole nord est</text:p>
          </table:table-cell>
          <table:table-cell table:formula="of:=SUBSTITUTE([.B820];&quot; &quot; ;&quot;&quot; )" office:value-type="string" office:string-value="creditagricolenordest" calcext:value-type="string">
            <text:p>creditagricolenordest</text:p>
          </table:table-cell>
          <table:table-cell table:formula="of:=ORG.LIBREOFFICE.REGEX([.C820]; &quot;[^[:alnum:]]&quot;; &quot;&quot;; &quot;g&quot;)" office:value-type="string" office:string-value="creditagricolenordest" calcext:value-type="string">
            <text:p>creditagricolenordest</text:p>
          </table:table-cell>
          <table:table-cell table:formula="of:=LEN([.D82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EDIT FONCIER DE FRANCE</text:p>
          </table:table-cell>
          <table:table-cell table:formula="of:=LOWER([.A821])" office:value-type="string" office:string-value="credit foncier de france" calcext:value-type="string">
            <text:p>credit foncier de france</text:p>
          </table:table-cell>
          <table:table-cell table:formula="of:=SUBSTITUTE([.B821];&quot; &quot; ;&quot;&quot; )" office:value-type="string" office:string-value="creditfoncierdefrance" calcext:value-type="string">
            <text:p>creditfoncierdefrance</text:p>
          </table:table-cell>
          <table:table-cell table:formula="of:=ORG.LIBREOFFICE.REGEX([.C821]; &quot;[^[:alnum:]]&quot;; &quot;&quot;; &quot;g&quot;)" office:value-type="string" office:string-value="creditfoncierdefrance" calcext:value-type="string">
            <text:p>creditfoncierdefrance</text:p>
          </table:table-cell>
          <table:table-cell table:formula="of:=LEN([.D821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PARTEMENT DE L'ESSONNE</text:p>
          </table:table-cell>
          <table:table-cell table:formula="of:=LOWER([.A822])" office:value-type="string" office:string-value="departement de l'essonne" calcext:value-type="string">
            <text:p>departement de l'essonne</text:p>
          </table:table-cell>
          <table:table-cell table:formula="of:=SUBSTITUTE([.B822];&quot; &quot; ;&quot;&quot; )" office:value-type="string" office:string-value="departementdel'essonne" calcext:value-type="string">
            <text:p>departementdel'essonne</text:p>
          </table:table-cell>
          <table:table-cell table:formula="of:=ORG.LIBREOFFICE.REGEX([.C822]; &quot;[^[:alnum:]]&quot;; &quot;&quot;; &quot;g&quot;)" office:value-type="string" office:string-value="departementdelessonne" calcext:value-type="string">
            <text:p>departementdelessonne</text:p>
          </table:table-cell>
          <table:table-cell table:formula="of:=LEN([.D82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EC PROFESSIONNEL MEDIA</text:p>
          </table:table-cell>
          <table:table-cell table:formula="of:=LOWER([.A823])" office:value-type="string" office:string-value="iec professionnel media" calcext:value-type="string">
            <text:p>iec professionnel media</text:p>
          </table:table-cell>
          <table:table-cell table:formula="of:=SUBSTITUTE([.B823];&quot; &quot; ;&quot;&quot; )" office:value-type="string" office:string-value="iecprofessionnelmedia" calcext:value-type="string">
            <text:p>iecprofessionnelmedia</text:p>
          </table:table-cell>
          <table:table-cell table:formula="of:=ORG.LIBREOFFICE.REGEX([.C823]; &quot;[^[:alnum:]]&quot;; &quot;&quot;; &quot;g&quot;)" office:value-type="string" office:string-value="iecprofessionnelmedia" calcext:value-type="string">
            <text:p>iecprofessionnelmedia</text:p>
          </table:table-cell>
          <table:table-cell table:formula="of:=LEN([.D82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LM ROYAL DUTCH AIRLINES</text:p>
          </table:table-cell>
          <table:table-cell table:formula="of:=LOWER([.A824])" office:value-type="string" office:string-value="klm royal dutch airlines" calcext:value-type="string">
            <text:p>klm royal dutch airlines</text:p>
          </table:table-cell>
          <table:table-cell table:formula="of:=SUBSTITUTE([.B824];&quot; &quot; ;&quot;&quot; )" office:value-type="string" office:string-value="klmroyaldutchairlines" calcext:value-type="string">
            <text:p>klmroyaldutchairlines</text:p>
          </table:table-cell>
          <table:table-cell table:formula="of:=ORG.LIBREOFFICE.REGEX([.C824]; &quot;[^[:alnum:]]&quot;; &quot;&quot;; &quot;g&quot;)" office:value-type="string" office:string-value="klmroyaldutchairlines" calcext:value-type="string">
            <text:p>klmroyaldutchairlines</text:p>
          </table:table-cell>
          <table:table-cell table:formula="of:=LEN([.D82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LTERIES FRANCO-BELGES</text:p>
          </table:table-cell>
          <table:table-cell table:formula="of:=LOWER([.A825])" office:value-type="string" office:string-value="malteries franco-belges" calcext:value-type="string">
            <text:p>malteries franco-belges</text:p>
          </table:table-cell>
          <table:table-cell table:formula="of:=SUBSTITUTE([.B825];&quot; &quot; ;&quot;&quot; )" office:value-type="string" office:string-value="malteriesfranco-belges" calcext:value-type="string">
            <text:p>malteriesfranco-belges</text:p>
          </table:table-cell>
          <table:table-cell table:formula="of:=ORG.LIBREOFFICE.REGEX([.C825]; &quot;[^[:alnum:]]&quot;; &quot;&quot;; &quot;g&quot;)" office:value-type="string" office:string-value="malteriesfrancobelges" calcext:value-type="string">
            <text:p>malteriesfrancobelges</text:p>
          </table:table-cell>
          <table:table-cell table:formula="of:=LEN([.D82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NTAIGNE FASHION GROUP</text:p>
          </table:table-cell>
          <table:table-cell table:formula="of:=LOWER([.A826])" office:value-type="string" office:string-value="montaigne fashion group" calcext:value-type="string">
            <text:p>montaigne fashion group</text:p>
          </table:table-cell>
          <table:table-cell table:formula="of:=SUBSTITUTE([.B826];&quot; &quot; ;&quot;&quot; )" office:value-type="string" office:string-value="montaignefashiongroup" calcext:value-type="string">
            <text:p>montaignefashiongroup</text:p>
          </table:table-cell>
          <table:table-cell table:formula="of:=ORG.LIBREOFFICE.REGEX([.C826]; &quot;[^[:alnum:]]&quot;; &quot;&quot;; &quot;g&quot;)" office:value-type="string" office:string-value="montaignefashiongroup" calcext:value-type="string">
            <text:p>montaignefashiongroup</text:p>
          </table:table-cell>
          <table:table-cell table:formula="of:=LEN([.D82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CIETE DE LA TOUR EIFFEL</text:p>
          </table:table-cell>
          <table:table-cell table:formula="of:=LOWER([.A827])" office:value-type="string" office:string-value="societe de la tour eiffel" calcext:value-type="string">
            <text:p>societe de la tour eiffel</text:p>
          </table:table-cell>
          <table:table-cell table:formula="of:=SUBSTITUTE([.B827];&quot; &quot; ;&quot;&quot; )" office:value-type="string" office:string-value="societedelatoureiffel" calcext:value-type="string">
            <text:p>societedelatoureiffel</text:p>
          </table:table-cell>
          <table:table-cell table:formula="of:=ORG.LIBREOFFICE.REGEX([.C827]; &quot;[^[:alnum:]]&quot;; &quot;&quot;; &quot;g&quot;)" office:value-type="string" office:string-value="societedelatoureiffel" calcext:value-type="string">
            <text:p>societedelatoureiffel</text:p>
          </table:table-cell>
          <table:table-cell table:formula="of:=LEN([.D82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 CAPITAL CANADA LTD</text:p>
          </table:table-cell>
          <table:table-cell table:formula="of:=LOWER([.A828])" office:value-type="string" office:string-value="total capital canada ltd" calcext:value-type="string">
            <text:p>total capital canada ltd</text:p>
          </table:table-cell>
          <table:table-cell table:formula="of:=SUBSTITUTE([.B828];&quot; &quot; ;&quot;&quot; )" office:value-type="string" office:string-value="totalcapitalcanadaltd" calcext:value-type="string">
            <text:p>totalcapitalcanadaltd</text:p>
          </table:table-cell>
          <table:table-cell table:formula="of:=ORG.LIBREOFFICE.REGEX([.C828]; &quot;[^[:alnum:]]&quot;; &quot;&quot;; &quot;g&quot;)" office:value-type="string" office:string-value="totalcapitalcanadaltd" calcext:value-type="string">
            <text:p>totalcapitalcanadaltd</text:p>
          </table:table-cell>
          <table:table-cell table:formula="of:=LEN([.D82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ESSANEN FRANCE HOLDING</text:p>
          </table:table-cell>
          <table:table-cell table:formula="of:=LOWER([.A829])" office:value-type="string" office:string-value="wessanen france holding" calcext:value-type="string">
            <text:p>wessanen france holding</text:p>
          </table:table-cell>
          <table:table-cell table:formula="of:=SUBSTITUTE([.B829];&quot; &quot; ;&quot;&quot; )" office:value-type="string" office:string-value="wessanenfranceholding" calcext:value-type="string">
            <text:p>wessanenfranceholding</text:p>
          </table:table-cell>
          <table:table-cell table:formula="of:=ORG.LIBREOFFICE.REGEX([.C829]; &quot;[^[:alnum:]]&quot;; &quot;&quot;; &quot;g&quot;)" office:value-type="string" office:string-value="wessanenfranceholding" calcext:value-type="string">
            <text:p>wessanenfranceholding</text:p>
          </table:table-cell>
          <table:table-cell table:formula="of:=LEN([.D829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HEUSER-BUSCH-INBEV SA/NV</text:p>
          </table:table-cell>
          <table:table-cell table:formula="of:=LOWER([.A830])" office:value-type="string" office:string-value="anheuser-busch-inbev sa/nv" calcext:value-type="string">
            <text:p>anheuser-busch-inbev sa/nv</text:p>
          </table:table-cell>
          <table:table-cell table:formula="of:=SUBSTITUTE([.B830];&quot; &quot; ;&quot;&quot; )" office:value-type="string" office:string-value="anheuser-busch-inbevsa/nv" calcext:value-type="string">
            <text:p>anheuser-busch-inbevsa/nv</text:p>
          </table:table-cell>
          <table:table-cell table:formula="of:=ORG.LIBREOFFICE.REGEX([.C830]; &quot;[^[:alnum:]]&quot;; &quot;&quot;; &quot;g&quot;)" office:value-type="string" office:string-value="anheuserbuschinbevsanv" calcext:value-type="string">
            <text:p>anheuserbuschinbevsanv</text:p>
          </table:table-cell>
          <table:table-cell table:formula="of:=LEN([.D83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NQUE POPULAIRE D'ALSACE</text:p>
          </table:table-cell>
          <table:table-cell table:formula="of:=LOWER([.A831])" office:value-type="string" office:string-value="banque populaire d'alsace" calcext:value-type="string">
            <text:p>banque populaire d'alsace</text:p>
          </table:table-cell>
          <table:table-cell table:formula="of:=SUBSTITUTE([.B831];&quot; &quot; ;&quot;&quot; )" office:value-type="string" office:string-value="banquepopulaired'alsace" calcext:value-type="string">
            <text:p>banquepopulaired'alsace</text:p>
          </table:table-cell>
          <table:table-cell table:formula="of:=ORG.LIBREOFFICE.REGEX([.C831]; &quot;[^[:alnum:]]&quot;; &quot;&quot;; &quot;g&quot;)" office:value-type="string" office:string-value="banquepopulairedalsace" calcext:value-type="string">
            <text:p>banquepopulairedalsace</text:p>
          </table:table-cell>
          <table:table-cell table:formula="of:=LEN([.D83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EDIT MUTUEL NORD EUROPE</text:p>
          </table:table-cell>
          <table:table-cell table:formula="of:=LOWER([.A832])" office:value-type="string" office:string-value="credit mutuel nord europe" calcext:value-type="string">
            <text:p>credit mutuel nord europe</text:p>
          </table:table-cell>
          <table:table-cell table:formula="of:=SUBSTITUTE([.B832];&quot; &quot; ;&quot;&quot; )" office:value-type="string" office:string-value="creditmutuelnordeurope" calcext:value-type="string">
            <text:p>creditmutuelnordeurope</text:p>
          </table:table-cell>
          <table:table-cell table:formula="of:=ORG.LIBREOFFICE.REGEX([.C832]; &quot;[^[:alnum:]]&quot;; &quot;&quot;; &quot;g&quot;)" office:value-type="string" office:string-value="creditmutuelnordeurope" calcext:value-type="string">
            <text:p>creditmutuelnordeurope</text:p>
          </table:table-cell>
          <table:table-cell table:formula="of:=LEN([.D83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UTELSAT COMMUNICATIONS</text:p>
          </table:table-cell>
          <table:table-cell table:formula="of:=LOWER([.A833])" office:value-type="string" office:string-value="eutelsat communications" calcext:value-type="string">
            <text:p>eutelsat communications</text:p>
          </table:table-cell>
          <table:table-cell table:formula="of:=SUBSTITUTE([.B833];&quot; &quot; ;&quot;&quot; )" office:value-type="string" office:string-value="eutelsatcommunications" calcext:value-type="string">
            <text:p>eutelsatcommunications</text:p>
          </table:table-cell>
          <table:table-cell table:formula="of:=ORG.LIBREOFFICE.REGEX([.C833]; &quot;[^[:alnum:]]&quot;; &quot;&quot;; &quot;g&quot;)" office:value-type="string" office:string-value="eutelsatcommunications" calcext:value-type="string">
            <text:p>eutelsatcommunications</text:p>
          </table:table-cell>
          <table:table-cell table:formula="of:=LEN([.D83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OUPE CREDIT COOPERATIF</text:p>
          </table:table-cell>
          <table:table-cell table:formula="of:=LOWER([.A834])" office:value-type="string" office:string-value="groupe credit cooperatif" calcext:value-type="string">
            <text:p>groupe credit cooperatif</text:p>
          </table:table-cell>
          <table:table-cell table:formula="of:=SUBSTITUTE([.B834];&quot; &quot; ;&quot;&quot; )" office:value-type="string" office:string-value="groupecreditcooperatif" calcext:value-type="string">
            <text:p>groupecreditcooperatif</text:p>
          </table:table-cell>
          <table:table-cell table:formula="of:=ORG.LIBREOFFICE.REGEX([.C834]; &quot;[^[:alnum:]]&quot;; &quot;&quot;; &quot;g&quot;)" office:value-type="string" office:string-value="groupecreditcooperatif" calcext:value-type="string">
            <text:p>groupecreditcooperatif</text:p>
          </table:table-cell>
          <table:table-cell table:formula="of:=LEN([.D83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OUPE SECHILIENNE SIDEC</text:p>
          </table:table-cell>
          <table:table-cell table:formula="of:=LOWER([.A835])" office:value-type="string" office:string-value="groupe sechilienne sidec" calcext:value-type="string">
            <text:p>groupe sechilienne sidec</text:p>
          </table:table-cell>
          <table:table-cell table:formula="of:=SUBSTITUTE([.B835];&quot; &quot; ;&quot;&quot; )" office:value-type="string" office:string-value="groupesechiliennesidec" calcext:value-type="string">
            <text:p>groupesechiliennesidec</text:p>
          </table:table-cell>
          <table:table-cell table:formula="of:=ORG.LIBREOFFICE.REGEX([.C835]; &quot;[^[:alnum:]]&quot;; &quot;&quot;; &quot;g&quot;)" office:value-type="string" office:string-value="groupesechiliennesidec" calcext:value-type="string">
            <text:p>groupesechiliennesidec</text:p>
          </table:table-cell>
          <table:table-cell table:formula="of:=LEN([.D83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GAL &amp; GENERAL GROUP PLC (L&amp;G)</text:p>
          </table:table-cell>
          <table:table-cell table:formula="of:=LOWER([.A836])" office:value-type="string" office:string-value="legal &amp; general group plc (l&amp;g)" calcext:value-type="string">
            <text:p>legal &amp; general group plc (l&amp;g)</text:p>
          </table:table-cell>
          <table:table-cell table:formula="of:=SUBSTITUTE([.B836];&quot; &quot; ;&quot;&quot; )" office:value-type="string" office:string-value="legal&amp;generalgroupplc(l&amp;g)" calcext:value-type="string">
            <text:p>legal&amp;generalgroupplc(l&amp;g)</text:p>
          </table:table-cell>
          <table:table-cell table:formula="of:=ORG.LIBREOFFICE.REGEX([.C836]; &quot;[^[:alnum:]]&quot;; &quot;&quot;; &quot;g&quot;)" office:value-type="string" office:string-value="legalgeneralgroupplclg" calcext:value-type="string">
            <text:p>legalgeneralgroupplclg</text:p>
          </table:table-cell>
          <table:table-cell table:formula="of:=LEN([.D83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RIS RE HOLDINGS LIMITED</text:p>
          </table:table-cell>
          <table:table-cell table:formula="of:=LOWER([.A837])" office:value-type="string" office:string-value="paris re holdings limited" calcext:value-type="string">
            <text:p>paris re holdings limited</text:p>
          </table:table-cell>
          <table:table-cell table:formula="of:=SUBSTITUTE([.B837];&quot; &quot; ;&quot;&quot; )" office:value-type="string" office:string-value="parisreholdingslimited" calcext:value-type="string">
            <text:p>parisreholdingslimited</text:p>
          </table:table-cell>
          <table:table-cell table:formula="of:=ORG.LIBREOFFICE.REGEX([.C837]; &quot;[^[:alnum:]]&quot;; &quot;&quot;; &quot;g&quot;)" office:value-type="string" office:string-value="parisreholdingslimited" calcext:value-type="string">
            <text:p>parisreholdingslimited</text:p>
          </table:table-cell>
          <table:table-cell table:formula="of:=LEN([.D83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UBLIC SYSTEME HOPSCOTCH</text:p>
          </table:table-cell>
          <table:table-cell table:formula="of:=LOWER([.A838])" office:value-type="string" office:string-value="public systeme hopscotch" calcext:value-type="string">
            <text:p>public systeme hopscotch</text:p>
          </table:table-cell>
          <table:table-cell table:formula="of:=SUBSTITUTE([.B838];&quot; &quot; ;&quot;&quot; )" office:value-type="string" office:string-value="publicsystemehopscotch" calcext:value-type="string">
            <text:p>publicsystemehopscotch</text:p>
          </table:table-cell>
          <table:table-cell table:formula="of:=ORG.LIBREOFFICE.REGEX([.C838]; &quot;[^[:alnum:]]&quot;; &quot;&quot;; &quot;g&quot;)" office:value-type="string" office:string-value="publicsystemehopscotch" calcext:value-type="string">
            <text:p>publicsystemehopscotch</text:p>
          </table:table-cell>
          <table:table-cell table:formula="of:=LEN([.D83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RTORIUS STEDIM BIOTECH</text:p>
          </table:table-cell>
          <table:table-cell table:formula="of:=LOWER([.A839])" office:value-type="string" office:string-value="sartorius stedim biotech" calcext:value-type="string">
            <text:p>sartorius stedim biotech</text:p>
          </table:table-cell>
          <table:table-cell table:formula="of:=SUBSTITUTE([.B839];&quot; &quot; ;&quot;&quot; )" office:value-type="string" office:string-value="sartoriusstedimbiotech" calcext:value-type="string">
            <text:p>sartoriusstedimbiotech</text:p>
          </table:table-cell>
          <table:table-cell table:formula="of:=ORG.LIBREOFFICE.REGEX([.C839]; &quot;[^[:alnum:]]&quot;; &quot;&quot;; &quot;g&quot;)" office:value-type="string" office:string-value="sartoriusstedimbiotech" calcext:value-type="string">
            <text:p>sartoriusstedimbiotech</text:p>
          </table:table-cell>
          <table:table-cell table:formula="of:=LEN([.D83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LECOM RESEAUX SERVICES</text:p>
          </table:table-cell>
          <table:table-cell table:formula="of:=LOWER([.A840])" office:value-type="string" office:string-value="telecom reseaux services" calcext:value-type="string">
            <text:p>telecom reseaux services</text:p>
          </table:table-cell>
          <table:table-cell table:formula="of:=SUBSTITUTE([.B840];&quot; &quot; ;&quot;&quot; )" office:value-type="string" office:string-value="telecomreseauxservices" calcext:value-type="string">
            <text:p>telecomreseauxservices</text:p>
          </table:table-cell>
          <table:table-cell table:formula="of:=ORG.LIBREOFFICE.REGEX([.C840]; &quot;[^[:alnum:]]&quot;; &quot;&quot;; &quot;g&quot;)" office:value-type="string" office:string-value="telecomreseauxservices" calcext:value-type="string">
            <text:p>telecomreseauxservices</text:p>
          </table:table-cell>
          <table:table-cell table:formula="of:=LEN([.D84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ERMANDOISE DE SUCRERIES</text:p>
          </table:table-cell>
          <table:table-cell table:formula="of:=LOWER([.A841])" office:value-type="string" office:string-value="vermandoise de sucreries" calcext:value-type="string">
            <text:p>vermandoise de sucreries</text:p>
          </table:table-cell>
          <table:table-cell table:formula="of:=SUBSTITUTE([.B841];&quot; &quot; ;&quot;&quot; )" office:value-type="string" office:string-value="vermandoisedesucreries" calcext:value-type="string">
            <text:p>vermandoisedesucreries</text:p>
          </table:table-cell>
          <table:table-cell table:formula="of:=ORG.LIBREOFFICE.REGEX([.C841]; &quot;[^[:alnum:]]&quot;; &quot;&quot;; &quot;g&quot;)" office:value-type="string" office:string-value="vermandoisedesucreries" calcext:value-type="string">
            <text:p>vermandoisedesucreries</text:p>
          </table:table-cell>
          <table:table-cell table:formula="of:=LEN([.D8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RANKEN-POMMERY MONOPOLE</text:p>
          </table:table-cell>
          <table:table-cell table:formula="of:=LOWER([.A842])" office:value-type="string" office:string-value="vranken-pommery monopole" calcext:value-type="string">
            <text:p>vranken-pommery monopole</text:p>
          </table:table-cell>
          <table:table-cell table:formula="of:=SUBSTITUTE([.B842];&quot; &quot; ;&quot;&quot; )" office:value-type="string" office:string-value="vranken-pommerymonopole" calcext:value-type="string">
            <text:p>vranken-pommerymonopole</text:p>
          </table:table-cell>
          <table:table-cell table:formula="of:=ORG.LIBREOFFICE.REGEX([.C842]; &quot;[^[:alnum:]]&quot;; &quot;&quot;; &quot;g&quot;)" office:value-type="string" office:string-value="vrankenpommerymonopole" calcext:value-type="string">
            <text:p>vrankenpommerymonopole</text:p>
          </table:table-cell>
          <table:table-cell table:formula="of:=LEN([.D84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NQUE POPULAIRE DE L'OUEST</text:p>
          </table:table-cell>
          <table:table-cell table:formula="of:=LOWER([.A843])" office:value-type="string" office:string-value="banque populaire de l'ouest" calcext:value-type="string">
            <text:p>banque populaire de l'ouest</text:p>
          </table:table-cell>
          <table:table-cell table:formula="of:=SUBSTITUTE([.B843];&quot; &quot; ;&quot;&quot; )" office:value-type="string" office:string-value="banquepopulairedel'ouest" calcext:value-type="string">
            <text:p>banquepopulairedel'ouest</text:p>
          </table:table-cell>
          <table:table-cell table:formula="of:=ORG.LIBREOFFICE.REGEX([.C843]; &quot;[^[:alnum:]]&quot;; &quot;&quot;; &quot;g&quot;)" office:value-type="string" office:string-value="banquepopulairedelouest" calcext:value-type="string">
            <text:p>banquepopulairedelouest</text:p>
          </table:table-cell>
          <table:table-cell table:formula="of:=LEN([.D84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NQUE POPULAIRE DES ALPES</text:p>
          </table:table-cell>
          <table:table-cell table:formula="of:=LOWER([.A844])" office:value-type="string" office:string-value="banque populaire des alpes" calcext:value-type="string">
            <text:p>banque populaire des alpes</text:p>
          </table:table-cell>
          <table:table-cell table:formula="of:=SUBSTITUTE([.B844];&quot; &quot; ;&quot;&quot; )" office:value-type="string" office:string-value="banquepopulairedesalpes" calcext:value-type="string">
            <text:p>banquepopulairedesalpes</text:p>
          </table:table-cell>
          <table:table-cell table:formula="of:=ORG.LIBREOFFICE.REGEX([.C844]; &quot;[^[:alnum:]]&quot;; &quot;&quot;; &quot;g&quot;)" office:value-type="string" office:string-value="banquepopulairedesalpes" calcext:value-type="string">
            <text:p>banquepopulairedesalpes</text:p>
          </table:table-cell>
          <table:table-cell table:formula="of:=LEN([.D84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NQUE POPULAIRE OCCITANE</text:p>
          </table:table-cell>
          <table:table-cell table:formula="of:=LOWER([.A845])" office:value-type="string" office:string-value="banque populaire occitane" calcext:value-type="string">
            <text:p>banque populaire occitane</text:p>
          </table:table-cell>
          <table:table-cell table:formula="of:=SUBSTITUTE([.B845];&quot; &quot; ;&quot;&quot; )" office:value-type="string" office:string-value="banquepopulaireoccitane" calcext:value-type="string">
            <text:p>banquepopulaireoccitane</text:p>
          </table:table-cell>
          <table:table-cell table:formula="of:=ORG.LIBREOFFICE.REGEX([.C845]; &quot;[^[:alnum:]]&quot;; &quot;&quot;; &quot;g&quot;)" office:value-type="string" office:string-value="banquepopulaireoccitane" calcext:value-type="string">
            <text:p>banquepopulaireoccitane</text:p>
          </table:table-cell>
          <table:table-cell table:formula="of:=LEN([.D845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STIDE LE CONFORT MEDICAL</text:p>
          </table:table-cell>
          <table:table-cell table:formula="of:=LOWER([.A846])" office:value-type="string" office:string-value="bastide le confort medical" calcext:value-type="string">
            <text:p>bastide le confort medical</text:p>
          </table:table-cell>
          <table:table-cell table:formula="of:=SUBSTITUTE([.B846];&quot; &quot; ;&quot;&quot; )" office:value-type="string" office:string-value="bastideleconfortmedical" calcext:value-type="string">
            <text:p>bastideleconfortmedical</text:p>
          </table:table-cell>
          <table:table-cell table:formula="of:=ORG.LIBREOFFICE.REGEX([.C846]; &quot;[^[:alnum:]]&quot;; &quot;&quot;; &quot;g&quot;)" office:value-type="string" office:string-value="bastideleconfortmedical" calcext:value-type="string">
            <text:p>bastideleconfortmedical</text:p>
          </table:table-cell>
          <table:table-cell table:formula="of:=LEN([.D84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NP PARIBAS FORTIS FUNDING</text:p>
          </table:table-cell>
          <table:table-cell table:formula="of:=LOWER([.A847])" office:value-type="string" office:string-value="bnp paribas fortis funding" calcext:value-type="string">
            <text:p>bnp paribas fortis funding</text:p>
          </table:table-cell>
          <table:table-cell table:formula="of:=SUBSTITUTE([.B847];&quot; &quot; ;&quot;&quot; )" office:value-type="string" office:string-value="bnpparibasfortisfunding" calcext:value-type="string">
            <text:p>bnpparibasfortisfunding</text:p>
          </table:table-cell>
          <table:table-cell table:formula="of:=ORG.LIBREOFFICE.REGEX([.C847]; &quot;[^[:alnum:]]&quot;; &quot;&quot;; &quot;g&quot;)" office:value-type="string" office:string-value="bnpparibasfortisfunding" calcext:value-type="string">
            <text:p>bnpparibasfortisfunding</text:p>
          </table:table-cell>
          <table:table-cell table:formula="of:=LEN([.D8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ISSE D'EPARGNE COTE D'AZUR</text:p>
          </table:table-cell>
          <table:table-cell table:formula="of:=LOWER([.A848])" office:value-type="string" office:string-value="caisse d'epargne cote d'azur" calcext:value-type="string">
            <text:p>caisse d'epargne cote d'azur</text:p>
          </table:table-cell>
          <table:table-cell table:formula="of:=SUBSTITUTE([.B848];&quot; &quot; ;&quot;&quot; )" office:value-type="string" office:string-value="caissed'epargnecoted'azur" calcext:value-type="string">
            <text:p>caissed'epargnecoted'azur</text:p>
          </table:table-cell>
          <table:table-cell table:formula="of:=ORG.LIBREOFFICE.REGEX([.C848]; &quot;[^[:alnum:]]&quot;; &quot;&quot;; &quot;g&quot;)" office:value-type="string" office:string-value="caissedepargnecotedazur" calcext:value-type="string">
            <text:p>caissedepargnecotedazur</text:p>
          </table:table-cell>
          <table:table-cell table:formula="of:=LEN([.D84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ISSE D'EPARGNE NORMANDIE</text:p>
          </table:table-cell>
          <table:table-cell table:formula="of:=LOWER([.A849])" office:value-type="string" office:string-value="caisse d'epargne normandie" calcext:value-type="string">
            <text:p>caisse d'epargne normandie</text:p>
          </table:table-cell>
          <table:table-cell table:formula="of:=SUBSTITUTE([.B849];&quot; &quot; ;&quot;&quot; )" office:value-type="string" office:string-value="caissed'epargnenormandie" calcext:value-type="string">
            <text:p>caissed'epargnenormandie</text:p>
          </table:table-cell>
          <table:table-cell table:formula="of:=ORG.LIBREOFFICE.REGEX([.C849]; &quot;[^[:alnum:]]&quot;; &quot;&quot;; &quot;g&quot;)" office:value-type="string" office:string-value="caissedepargnenormandie" calcext:value-type="string">
            <text:p>caissedepargnenormandie</text:p>
          </table:table-cell>
          <table:table-cell table:formula="of:=LEN([.D849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ISSE D'EPARNE DE PICARDIE</text:p>
          </table:table-cell>
          <table:table-cell table:formula="of:=LOWER([.A850])" office:value-type="string" office:string-value="caisse d'eparne de picardie" calcext:value-type="string">
            <text:p>caisse d'eparne de picardie</text:p>
          </table:table-cell>
          <table:table-cell table:formula="of:=SUBSTITUTE([.B850];&quot; &quot; ;&quot;&quot; )" office:value-type="string" office:string-value="caissed'eparnedepicardie" calcext:value-type="string">
            <text:p>caissed'eparnedepicardie</text:p>
          </table:table-cell>
          <table:table-cell table:formula="of:=ORG.LIBREOFFICE.REGEX([.C850]; &quot;[^[:alnum:]]&quot;; &quot;&quot;; &quot;g&quot;)" office:value-type="string" office:string-value="caissedeparnedepicardie" calcext:value-type="string">
            <text:p>caissedeparnedepicardie</text:p>
          </table:table-cell>
          <table:table-cell table:formula="of:=LEN([.D85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SINO GUICHARD PERRACHON</text:p>
          </table:table-cell>
          <table:table-cell table:formula="of:=LOWER([.A851])" office:value-type="string" office:string-value="casino guichard perrachon" calcext:value-type="string">
            <text:p>casino guichard perrachon</text:p>
          </table:table-cell>
          <table:table-cell table:formula="of:=SUBSTITUTE([.B851];&quot; &quot; ;&quot;&quot; )" office:value-type="string" office:string-value="casinoguichardperrachon" calcext:value-type="string">
            <text:p>casinoguichardperrachon</text:p>
          </table:table-cell>
          <table:table-cell table:formula="of:=ORG.LIBREOFFICE.REGEX([.C851]; &quot;[^[:alnum:]]&quot;; &quot;&quot;; &quot;g&quot;)" office:value-type="string" office:string-value="casinoguichardperrachon" calcext:value-type="string">
            <text:p>casinoguichardperrachon</text:p>
          </table:table-cell>
          <table:table-cell table:formula="of:=LEN([.D85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REDIT AGRICOLE AQUITAINE</text:p>
          </table:table-cell>
          <table:table-cell table:formula="of:=LOWER([.A852])" office:value-type="string" office:string-value="credit agricole aquitaine" calcext:value-type="string">
            <text:p>credit agricole aquitaine</text:p>
          </table:table-cell>
          <table:table-cell table:formula="of:=SUBSTITUTE([.B852];&quot; &quot; ;&quot;&quot; )" office:value-type="string" office:string-value="creditagricoleaquitaine" calcext:value-type="string">
            <text:p>creditagricoleaquitaine</text:p>
          </table:table-cell>
          <table:table-cell table:formula="of:=ORG.LIBREOFFICE.REGEX([.C852]; &quot;[^[:alnum:]]&quot;; &quot;&quot;; &quot;g&quot;)" office:value-type="string" office:string-value="creditagricoleaquitaine" calcext:value-type="string">
            <text:p>creditagricoleaquitaine</text:p>
          </table:table-cell>
          <table:table-cell table:formula="of:=LEN([.D85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REDIT AGRICOLE CENTRE EST</text:p>
          </table:table-cell>
          <table:table-cell table:formula="of:=LOWER([.A853])" office:value-type="string" office:string-value="credit agricole centre est" calcext:value-type="string">
            <text:p>credit agricole centre est</text:p>
          </table:table-cell>
          <table:table-cell table:formula="of:=SUBSTITUTE([.B853];&quot; &quot; ;&quot;&quot; )" office:value-type="string" office:string-value="creditagricolecentreest" calcext:value-type="string">
            <text:p>creditagricolecentreest</text:p>
          </table:table-cell>
          <table:table-cell table:formula="of:=ORG.LIBREOFFICE.REGEX([.C853]; &quot;[^[:alnum:]]&quot;; &quot;&quot;; &quot;g&quot;)" office:value-type="string" office:string-value="creditagricolecentreest" calcext:value-type="string">
            <text:p>creditagricolecentreest</text:p>
          </table:table-cell>
          <table:table-cell table:formula="of:=LEN([.D85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REDIT AGRICOLE DES SAVOIE</text:p>
          </table:table-cell>
          <table:table-cell table:formula="of:=LOWER([.A854])" office:value-type="string" office:string-value="credit agricole des savoie" calcext:value-type="string">
            <text:p>credit agricole des savoie</text:p>
          </table:table-cell>
          <table:table-cell table:formula="of:=SUBSTITUTE([.B854];&quot; &quot; ;&quot;&quot; )" office:value-type="string" office:string-value="creditagricoledessavoie" calcext:value-type="string">
            <text:p>creditagricoledessavoie</text:p>
          </table:table-cell>
          <table:table-cell table:formula="of:=ORG.LIBREOFFICE.REGEX([.C854]; &quot;[^[:alnum:]]&quot;; &quot;&quot;; &quot;g&quot;)" office:value-type="string" office:string-value="creditagricoledessavoie" calcext:value-type="string">
            <text:p>creditagricoledessavoie</text:p>
          </table:table-cell>
          <table:table-cell table:formula="of:=LEN([.D85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S COMMUNICATION &amp; SYSTEMES</text:p>
          </table:table-cell>
          <table:table-cell table:formula="of:=LOWER([.A855])" office:value-type="string" office:string-value="cs communication &amp; systemes" calcext:value-type="string">
            <text:p>cs communication &amp; systemes</text:p>
          </table:table-cell>
          <table:table-cell table:formula="of:=SUBSTITUTE([.B855];&quot; &quot; ;&quot;&quot; )" office:value-type="string" office:string-value="cscommunication&amp;systemes" calcext:value-type="string">
            <text:p>cscommunication&amp;systemes</text:p>
          </table:table-cell>
          <table:table-cell table:formula="of:=ORG.LIBREOFFICE.REGEX([.C855]; &quot;[^[:alnum:]]&quot;; &quot;&quot;; &quot;g&quot;)" office:value-type="string" office:string-value="cscommunicationsystemes" calcext:value-type="string">
            <text:p>cscommunicationsystemes</text:p>
          </table:table-cell>
          <table:table-cell table:formula="of:=LEN([.D855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LECTRICITE DE STRASBOURG</text:p>
          </table:table-cell>
          <table:table-cell table:formula="of:=LOWER([.A856])" office:value-type="string" office:string-value="electricite de strasbourg" calcext:value-type="string">
            <text:p>electricite de strasbourg</text:p>
          </table:table-cell>
          <table:table-cell table:formula="of:=SUBSTITUTE([.B856];&quot; &quot; ;&quot;&quot; )" office:value-type="string" office:string-value="electricitedestrasbourg" calcext:value-type="string">
            <text:p>electricitedestrasbourg</text:p>
          </table:table-cell>
          <table:table-cell table:formula="of:=ORG.LIBREOFFICE.REGEX([.C856]; &quot;[^[:alnum:]]&quot;; &quot;&quot;; &quot;g&quot;)" office:value-type="string" office:string-value="electricitedestrasbourg" calcext:value-type="string">
            <text:p>electricitedestrasbourg</text:p>
          </table:table-cell>
          <table:table-cell table:formula="of:=LEN([.D85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DUCIAL OFFICE SOLUTIONS</text:p>
          </table:table-cell>
          <table:table-cell table:formula="of:=LOWER([.A857])" office:value-type="string" office:string-value="fiducial office solutions" calcext:value-type="string">
            <text:p>fiducial office solutions</text:p>
          </table:table-cell>
          <table:table-cell table:formula="of:=SUBSTITUTE([.B857];&quot; &quot; ;&quot;&quot; )" office:value-type="string" office:string-value="fiducialofficesolutions" calcext:value-type="string">
            <text:p>fiducialofficesolutions</text:p>
          </table:table-cell>
          <table:table-cell table:formula="of:=ORG.LIBREOFFICE.REGEX([.C857]; &quot;[^[:alnum:]]&quot;; &quot;&quot;; &quot;g&quot;)" office:value-type="string" office:string-value="fiducialofficesolutions" calcext:value-type="string">
            <text:p>fiducialofficesolutions</text:p>
          </table:table-cell>
          <table:table-cell table:formula="of:=LEN([.D85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NCIERE 7 INVESTISSEMENT</text:p>
          </table:table-cell>
          <table:table-cell table:formula="of:=LOWER([.A858])" office:value-type="string" office:string-value="fonciere 7 investissement" calcext:value-type="string">
            <text:p>fonciere 7 investissement</text:p>
          </table:table-cell>
          <table:table-cell table:formula="of:=SUBSTITUTE([.B858];&quot; &quot; ;&quot;&quot; )" office:value-type="string" office:string-value="fonciere7investissement" calcext:value-type="string">
            <text:p>fonciere7investissement</text:p>
          </table:table-cell>
          <table:table-cell table:formula="of:=ORG.LIBREOFFICE.REGEX([.C858]; &quot;[^[:alnum:]]&quot;; &quot;&quot;; &quot;g&quot;)" office:value-type="string" office:string-value="fonciere7investissement" calcext:value-type="string">
            <text:p>fonciere7investissement</text:p>
          </table:table-cell>
          <table:table-cell table:formula="of:=LEN([.D85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SBC TRINKAUS &amp; BURKHARDT AG</text:p>
          </table:table-cell>
          <table:table-cell table:formula="of:=LOWER([.A859])" office:value-type="string" office:string-value="hsbc trinkaus &amp; burkhardt ag" calcext:value-type="string">
            <text:p>hsbc trinkaus &amp; burkhardt ag</text:p>
          </table:table-cell>
          <table:table-cell table:formula="of:=SUBSTITUTE([.B859];&quot; &quot; ;&quot;&quot; )" office:value-type="string" office:string-value="hsbctrinkaus&amp;burkhardtag" calcext:value-type="string">
            <text:p>hsbctrinkaus&amp;burkhardtag</text:p>
          </table:table-cell>
          <table:table-cell table:formula="of:=ORG.LIBREOFFICE.REGEX([.C859]; &quot;[^[:alnum:]]&quot;; &quot;&quot;; &quot;g&quot;)" office:value-type="string" office:string-value="hsbctrinkausburkhardtag" calcext:value-type="string">
            <text:p>hsbctrinkausburkhardtag</text:p>
          </table:table-cell>
          <table:table-cell table:formula="of:=LEN([.D859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FI PRIVATE EQUITY CAPITAL</text:p>
          </table:table-cell>
          <table:table-cell table:formula="of:=LOWER([.A860])" office:value-type="string" office:string-value="ofi private equity capital" calcext:value-type="string">
            <text:p>ofi private equity capital</text:p>
          </table:table-cell>
          <table:table-cell table:formula="of:=SUBSTITUTE([.B860];&quot; &quot; ;&quot;&quot; )" office:value-type="string" office:string-value="ofiprivateequitycapital" calcext:value-type="string">
            <text:p>ofiprivateequitycapital</text:p>
          </table:table-cell>
          <table:table-cell table:formula="of:=ORG.LIBREOFFICE.REGEX([.C860]; &quot;[^[:alnum:]]&quot;; &quot;&quot;; &quot;g&quot;)" office:value-type="string" office:string-value="ofiprivateequitycapital" calcext:value-type="string">
            <text:p>ofiprivateequitycapital</text:p>
          </table:table-cell>
          <table:table-cell table:formula="of:=LEN([.D86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UTSIDE LIVING INDUSTRIES</text:p>
          </table:table-cell>
          <table:table-cell table:formula="of:=LOWER([.A861])" office:value-type="string" office:string-value="outside living industries" calcext:value-type="string">
            <text:p>outside living industries</text:p>
          </table:table-cell>
          <table:table-cell table:formula="of:=SUBSTITUTE([.B861];&quot; &quot; ;&quot;&quot; )" office:value-type="string" office:string-value="outsidelivingindustries" calcext:value-type="string">
            <text:p>outsidelivingindustries</text:p>
          </table:table-cell>
          <table:table-cell table:formula="of:=ORG.LIBREOFFICE.REGEX([.C861]; &quot;[^[:alnum:]]&quot;; &quot;&quot;; &quot;g&quot;)" office:value-type="string" office:string-value="outsidelivingindustries" calcext:value-type="string">
            <text:p>outsidelivingindustries</text:p>
          </table:table-cell>
          <table:table-cell table:formula="of:=LEN([.D86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ISMAFLEX INTERNATIONAL</text:p>
          </table:table-cell>
          <table:table-cell table:formula="of:=LOWER([.A862])" office:value-type="string" office:string-value="prismaflex international" calcext:value-type="string">
            <text:p>prismaflex international</text:p>
          </table:table-cell>
          <table:table-cell table:formula="of:=SUBSTITUTE([.B862];&quot; &quot; ;&quot;&quot; )" office:value-type="string" office:string-value="prismaflexinternational" calcext:value-type="string">
            <text:p>prismaflexinternational</text:p>
          </table:table-cell>
          <table:table-cell table:formula="of:=ORG.LIBREOFFICE.REGEX([.C862]; &quot;[^[:alnum:]]&quot;; &quot;&quot;; &quot;g&quot;)" office:value-type="string" office:string-value="prismaflexinternational" calcext:value-type="string">
            <text:p>prismaflexinternational</text:p>
          </table:table-cell>
          <table:table-cell table:formula="of:=LEN([.D86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GION PROVENCE COTE D'AZUR</text:p>
          </table:table-cell>
          <table:table-cell table:formula="of:=LOWER([.A863])" office:value-type="string" office:string-value="region provence cote d'azur" calcext:value-type="string">
            <text:p>region provence cote d'azur</text:p>
          </table:table-cell>
          <table:table-cell table:formula="of:=SUBSTITUTE([.B863];&quot; &quot; ;&quot;&quot; )" office:value-type="string" office:string-value="regionprovencecoted'azur" calcext:value-type="string">
            <text:p>regionprovencecoted'azur</text:p>
          </table:table-cell>
          <table:table-cell table:formula="of:=ORG.LIBREOFFICE.REGEX([.C863]; &quot;[^[:alnum:]]&quot;; &quot;&quot;; &quot;g&quot;)" office:value-type="string" office:string-value="regionprovencecotedazur" calcext:value-type="string">
            <text:p>regionprovencecotedazur</text:p>
          </table:table-cell>
          <table:table-cell table:formula="of:=LEN([.D86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OCIETE GENERALE EFFEKTEN</text:p>
          </table:table-cell>
          <table:table-cell table:formula="of:=LOWER([.A864])" office:value-type="string" office:string-value="societe generale effekten" calcext:value-type="string">
            <text:p>societe generale effekten</text:p>
          </table:table-cell>
          <table:table-cell table:formula="of:=SUBSTITUTE([.B864];&quot; &quot; ;&quot;&quot; )" office:value-type="string" office:string-value="societegeneraleeffekten" calcext:value-type="string">
            <text:p>societegeneraleeffekten</text:p>
          </table:table-cell>
          <table:table-cell table:formula="of:=ORG.LIBREOFFICE.REGEX([.C864]; &quot;[^[:alnum:]]&quot;; &quot;&quot;; &quot;g&quot;)" office:value-type="string" office:string-value="societegeneraleeffekten" calcext:value-type="string">
            <text:p>societegeneraleeffekten</text:p>
          </table:table-cell>
          <table:table-cell table:formula="of:=LEN([.D86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OCIETE GENERALE FHF - SG FHF</text:p>
          </table:table-cell>
          <table:table-cell table:formula="of:=LOWER([.A865])" office:value-type="string" office:string-value="societe generale fhf - sg fhf" calcext:value-type="string">
            <text:p>societe generale fhf - sg fhf</text:p>
          </table:table-cell>
          <table:table-cell table:formula="of:=SUBSTITUTE([.B865];&quot; &quot; ;&quot;&quot; )" office:value-type="string" office:string-value="societegeneralefhf-sgfhf" calcext:value-type="string">
            <text:p>societegeneralefhf-sgfhf</text:p>
          </table:table-cell>
          <table:table-cell table:formula="of:=ORG.LIBREOFFICE.REGEX([.C865]; &quot;[^[:alnum:]]&quot;; &quot;&quot;; &quot;g&quot;)" office:value-type="string" office:string-value="societegeneralefhfsgfhf" calcext:value-type="string">
            <text:p>societegeneralefhfsgfhf</text:p>
          </table:table-cell>
          <table:table-cell table:formula="of:=LEN([.D865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UBLIN IMMOBILIERE FRANCE</text:p>
          </table:table-cell>
          <table:table-cell table:formula="of:=LOWER([.A866])" office:value-type="string" office:string-value="zublin immobiliere france" calcext:value-type="string">
            <text:p>zublin immobiliere france</text:p>
          </table:table-cell>
          <table:table-cell table:formula="of:=SUBSTITUTE([.B866];&quot; &quot; ;&quot;&quot; )" office:value-type="string" office:string-value="zublinimmobilierefrance" calcext:value-type="string">
            <text:p>zublinimmobilierefrance</text:p>
          </table:table-cell>
          <table:table-cell table:formula="of:=ORG.LIBREOFFICE.REGEX([.C866]; &quot;[^[:alnum:]]&quot;; &quot;&quot;; &quot;g&quot;)" office:value-type="string" office:string-value="zublinimmobilierefrance" calcext:value-type="string">
            <text:p>zublinimmobilierefrance</text:p>
          </table:table-cell>
          <table:table-cell table:formula="of:=LEN([.D86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UTOROUTES PARIS RHIN RHONE</text:p>
          </table:table-cell>
          <table:table-cell table:formula="of:=LOWER([.A867])" office:value-type="string" office:string-value="autoroutes paris rhin rhone" calcext:value-type="string">
            <text:p>autoroutes paris rhin rhone</text:p>
          </table:table-cell>
          <table:table-cell table:formula="of:=SUBSTITUTE([.B867];&quot; &quot; ;&quot;&quot; )" office:value-type="string" office:string-value="autoroutesparisrhinrhone" calcext:value-type="string">
            <text:p>autoroutesparisrhinrhone</text:p>
          </table:table-cell>
          <table:table-cell table:formula="of:=ORG.LIBREOFFICE.REGEX([.C867]; &quot;[^[:alnum:]]&quot;; &quot;&quot;; &quot;g&quot;)" office:value-type="string" office:string-value="autoroutesparisrhinrhone" calcext:value-type="string">
            <text:p>autoroutesparisrhinrhone</text:p>
          </table:table-cell>
          <table:table-cell table:formula="of:=LEN([.D86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NQUE POPULAIRE COTE D'AZUR</text:p>
          </table:table-cell>
          <table:table-cell table:formula="of:=LOWER([.A868])" office:value-type="string" office:string-value="banque populaire cote d'azur" calcext:value-type="string">
            <text:p>banque populaire cote d'azur</text:p>
          </table:table-cell>
          <table:table-cell table:formula="of:=SUBSTITUTE([.B868];&quot; &quot; ;&quot;&quot; )" office:value-type="string" office:string-value="banquepopulairecoted'azur" calcext:value-type="string">
            <text:p>banquepopulairecoted'azur</text:p>
          </table:table-cell>
          <table:table-cell table:formula="of:=ORG.LIBREOFFICE.REGEX([.C868]; &quot;[^[:alnum:]]&quot;; &quot;&quot;; &quot;g&quot;)" office:value-type="string" office:string-value="banquepopulairecotedazur" calcext:value-type="string">
            <text:p>banquepopulairecotedazur</text:p>
          </table:table-cell>
          <table:table-cell table:formula="of:=LEN([.D86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ISSE D'EPARGNE RHONE ALPES</text:p>
          </table:table-cell>
          <table:table-cell table:formula="of:=LOWER([.A869])" office:value-type="string" office:string-value="caisse d'epargne rhone alpes" calcext:value-type="string">
            <text:p>caisse d'epargne rhone alpes</text:p>
          </table:table-cell>
          <table:table-cell table:formula="of:=SUBSTITUTE([.B869];&quot; &quot; ;&quot;&quot; )" office:value-type="string" office:string-value="caissed'epargnerhonealpes" calcext:value-type="string">
            <text:p>caissed'epargnerhonealpes</text:p>
          </table:table-cell>
          <table:table-cell table:formula="of:=ORG.LIBREOFFICE.REGEX([.C869]; &quot;[^[:alnum:]]&quot;; &quot;&quot;; &quot;g&quot;)" office:value-type="string" office:string-value="caissedepargnerhonealpes" calcext:value-type="string">
            <text:p>caissedepargnerhonealpes</text:p>
          </table:table-cell>
          <table:table-cell table:formula="of:=LEN([.D869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REDIT AGRICOLE DE LORRAINE</text:p>
          </table:table-cell>
          <table:table-cell table:formula="of:=LOWER([.A870])" office:value-type="string" office:string-value="credit agricole de lorraine" calcext:value-type="string">
            <text:p>credit agricole de lorraine</text:p>
          </table:table-cell>
          <table:table-cell table:formula="of:=SUBSTITUTE([.B870];&quot; &quot; ;&quot;&quot; )" office:value-type="string" office:string-value="creditagricoledelorraine" calcext:value-type="string">
            <text:p>creditagricoledelorraine</text:p>
          </table:table-cell>
          <table:table-cell table:formula="of:=ORG.LIBREOFFICE.REGEX([.C870]; &quot;[^[:alnum:]]&quot;; &quot;&quot;; &quot;g&quot;)" office:value-type="string" office:string-value="creditagricoledelorraine" calcext:value-type="string">
            <text:p>creditagricoledelorraine</text:p>
          </table:table-cell>
          <table:table-cell table:formula="of:=LEN([.D87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REDIT AGRICOLE DU MORBIHAN</text:p>
          </table:table-cell>
          <table:table-cell table:formula="of:=LOWER([.A871])" office:value-type="string" office:string-value="credit agricole du morbihan" calcext:value-type="string">
            <text:p>credit agricole du morbihan</text:p>
          </table:table-cell>
          <table:table-cell table:formula="of:=SUBSTITUTE([.B871];&quot; &quot; ;&quot;&quot; )" office:value-type="string" office:string-value="creditagricoledumorbihan" calcext:value-type="string">
            <text:p>creditagricoledumorbihan</text:p>
          </table:table-cell>
          <table:table-cell table:formula="of:=ORG.LIBREOFFICE.REGEX([.C871]; &quot;[^[:alnum:]]&quot;; &quot;&quot;; &quot;g&quot;)" office:value-type="string" office:string-value="creditagricoledumorbihan" calcext:value-type="string">
            <text:p>creditagricoledumorbihan</text:p>
          </table:table-cell>
          <table:table-cell table:formula="of:=LEN([.D87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AGNOSTIC MEDICAL SYSTEMS</text:p>
          </table:table-cell>
          <table:table-cell table:formula="of:=LOWER([.A872])" office:value-type="string" office:string-value="diagnostic medical systems" calcext:value-type="string">
            <text:p>diagnostic medical systems</text:p>
          </table:table-cell>
          <table:table-cell table:formula="of:=SUBSTITUTE([.B872];&quot; &quot; ;&quot;&quot; )" office:value-type="string" office:string-value="diagnosticmedicalsystems" calcext:value-type="string">
            <text:p>diagnosticmedicalsystems</text:p>
          </table:table-cell>
          <table:table-cell table:formula="of:=ORG.LIBREOFFICE.REGEX([.C872]; &quot;[^[:alnum:]]&quot;; &quot;&quot;; &quot;g&quot;)" office:value-type="string" office:string-value="diagnosticmedicalsystems" calcext:value-type="string">
            <text:p>diagnosticmedicalsystems</text:p>
          </table:table-cell>
          <table:table-cell table:formula="of:=LEN([.D872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TFS OIL SECURITIES LIMITED</text:p>
          </table:table-cell>
          <table:table-cell table:formula="of:=LOWER([.A873])" office:value-type="string" office:string-value="etfs oil securities limited" calcext:value-type="string">
            <text:p>etfs oil securities limited</text:p>
          </table:table-cell>
          <table:table-cell table:formula="of:=SUBSTITUTE([.B873];&quot; &quot; ;&quot;&quot; )" office:value-type="string" office:string-value="etfsoilsecuritieslimited" calcext:value-type="string">
            <text:p>etfsoilsecuritieslimited</text:p>
          </table:table-cell>
          <table:table-cell table:formula="of:=ORG.LIBREOFFICE.REGEX([.C873]; &quot;[^[:alnum:]]&quot;; &quot;&quot;; &quot;g&quot;)" office:value-type="string" office:string-value="etfsoilsecuritieslimited" calcext:value-type="string">
            <text:p>etfsoilsecuritieslimited</text:p>
          </table:table-cell>
          <table:table-cell table:formula="of:=LEN([.D873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ONCIERE EUROPE LOGISTIQUE</text:p>
          </table:table-cell>
          <table:table-cell table:formula="of:=LOWER([.A874])" office:value-type="string" office:string-value="fonciere europe logistique" calcext:value-type="string">
            <text:p>fonciere europe logistique</text:p>
          </table:table-cell>
          <table:table-cell table:formula="of:=SUBSTITUTE([.B874];&quot; &quot; ;&quot;&quot; )" office:value-type="string" office:string-value="fonciereeuropelogistique" calcext:value-type="string">
            <text:p>fonciereeuropelogistique</text:p>
          </table:table-cell>
          <table:table-cell table:formula="of:=ORG.LIBREOFFICE.REGEX([.C874]; &quot;[^[:alnum:]]&quot;; &quot;&quot;; &quot;g&quot;)" office:value-type="string" office:string-value="fonciereeuropelogistique" calcext:value-type="string">
            <text:p>fonciereeuropelogistique</text:p>
          </table:table-cell>
          <table:table-cell table:formula="of:=LEN([.D87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ORTIS BANQUE LUXEMBOURG SA</text:p>
          </table:table-cell>
          <table:table-cell table:formula="of:=LOWER([.A875])" office:value-type="string" office:string-value="fortis banque luxembourg sa" calcext:value-type="string">
            <text:p>fortis banque luxembourg sa</text:p>
          </table:table-cell>
          <table:table-cell table:formula="of:=SUBSTITUTE([.B875];&quot; &quot; ;&quot;&quot; )" office:value-type="string" office:string-value="fortisbanqueluxembourgsa" calcext:value-type="string">
            <text:p>fortisbanqueluxembourgsa</text:p>
          </table:table-cell>
          <table:table-cell table:formula="of:=ORG.LIBREOFFICE.REGEX([.C875]; &quot;[^[:alnum:]]&quot;; &quot;&quot;; &quot;g&quot;)" office:value-type="string" office:string-value="fortisbanqueluxembourgsa" calcext:value-type="string">
            <text:p>fortisbanqueluxembourgsa</text:p>
          </table:table-cell>
          <table:table-cell table:formula="of:=LEN([.D87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OUPE LIMAGRAIN HOLDING SA</text:p>
          </table:table-cell>
          <table:table-cell table:formula="of:=LOWER([.A876])" office:value-type="string" office:string-value="groupe limagrain holding sa" calcext:value-type="string">
            <text:p>groupe limagrain holding sa</text:p>
          </table:table-cell>
          <table:table-cell table:formula="of:=SUBSTITUTE([.B876];&quot; &quot; ;&quot;&quot; )" office:value-type="string" office:string-value="groupelimagrainholdingsa" calcext:value-type="string">
            <text:p>groupelimagrainholdingsa</text:p>
          </table:table-cell>
          <table:table-cell table:formula="of:=ORG.LIBREOFFICE.REGEX([.C876]; &quot;[^[:alnum:]]&quot;; &quot;&quot;; &quot;g&quot;)" office:value-type="string" office:string-value="groupelimagrainholdingsa" calcext:value-type="string">
            <text:p>groupelimagrainholdingsa</text:p>
          </table:table-cell>
          <table:table-cell table:formula="of:=LEN([.D87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OUPE LIMAGRAIN HOLDING SA</text:p>
          </table:table-cell>
          <table:table-cell table:formula="of:=LOWER([.A877])" office:value-type="string" office:string-value="groupe limagrain holding sa" calcext:value-type="string">
            <text:p>groupe limagrain holding sa</text:p>
          </table:table-cell>
          <table:table-cell table:formula="of:=SUBSTITUTE([.B877];&quot; &quot; ;&quot;&quot; )" office:value-type="string" office:string-value="groupelimagrainholdingsa" calcext:value-type="string">
            <text:p>groupelimagrainholdingsa</text:p>
          </table:table-cell>
          <table:table-cell table:formula="of:=ORG.LIBREOFFICE.REGEX([.C877]; &quot;[^[:alnum:]]&quot;; &quot;&quot;; &quot;g&quot;)" office:value-type="string" office:string-value="groupelimagrainholdingsa" calcext:value-type="string">
            <text:p>groupelimagrainholdingsa</text:p>
          </table:table-cell>
          <table:table-cell table:formula="of:=LEN([.D87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ES NOUVEAUX CONSTRUCTEURS</text:p>
          </table:table-cell>
          <table:table-cell table:formula="of:=LOWER([.A878])" office:value-type="string" office:string-value="les nouveaux constructeurs" calcext:value-type="string">
            <text:p>les nouveaux constructeurs</text:p>
          </table:table-cell>
          <table:table-cell table:formula="of:=SUBSTITUTE([.B878];&quot; &quot; ;&quot;&quot; )" office:value-type="string" office:string-value="lesnouveauxconstructeurs" calcext:value-type="string">
            <text:p>lesnouveauxconstructeurs</text:p>
          </table:table-cell>
          <table:table-cell table:formula="of:=ORG.LIBREOFFICE.REGEX([.C878]; &quot;[^[:alnum:]]&quot;; &quot;&quot;; &quot;g&quot;)" office:value-type="string" office:string-value="lesnouveauxconstructeurs" calcext:value-type="string">
            <text:p>lesnouveauxconstructeurs</text:p>
          </table:table-cell>
          <table:table-cell table:formula="of:=LEN([.D87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CIETE FONCIERE LYONNAISE</text:p>
          </table:table-cell>
          <table:table-cell table:formula="of:=LOWER([.A879])" office:value-type="string" office:string-value="societe fonciere lyonnaise" calcext:value-type="string">
            <text:p>societe fonciere lyonnaise</text:p>
          </table:table-cell>
          <table:table-cell table:formula="of:=SUBSTITUTE([.B879];&quot; &quot; ;&quot;&quot; )" office:value-type="string" office:string-value="societefoncierelyonnaise" calcext:value-type="string">
            <text:p>societefoncierelyonnaise</text:p>
          </table:table-cell>
          <table:table-cell table:formula="of:=ORG.LIBREOFFICE.REGEX([.C879]; &quot;[^[:alnum:]]&quot;; &quot;&quot;; &quot;g&quot;)" office:value-type="string" office:string-value="societefoncierelyonnaise" calcext:value-type="string">
            <text:p>societefoncierelyonnaise</text:p>
          </table:table-cell>
          <table:table-cell table:formula="of:=LEN([.D879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ORE ELECTRONIC SYSTEM SES</text:p>
          </table:table-cell>
          <table:table-cell table:formula="of:=LOWER([.A880])" office:value-type="string" office:string-value="store electronic system ses" calcext:value-type="string">
            <text:p>store electronic system ses</text:p>
          </table:table-cell>
          <table:table-cell table:formula="of:=SUBSTITUTE([.B880];&quot; &quot; ;&quot;&quot; )" office:value-type="string" office:string-value="storeelectronicsystemses" calcext:value-type="string">
            <text:p>storeelectronicsystemses</text:p>
          </table:table-cell>
          <table:table-cell table:formula="of:=ORG.LIBREOFFICE.REGEX([.C880]; &quot;[^[:alnum:]]&quot;; &quot;&quot;; &quot;g&quot;)" office:value-type="string" office:string-value="storeelectronicsystemses" calcext:value-type="string">
            <text:p>storeelectronicsystemses</text:p>
          </table:table-cell>
          <table:table-cell table:formula="of:=LEN([.D88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CRIERE PITHIVIERS LE VIEL</text:p>
          </table:table-cell>
          <table:table-cell table:formula="of:=LOWER([.A881])" office:value-type="string" office:string-value="sucriere pithiviers le viel" calcext:value-type="string">
            <text:p>sucriere pithiviers le viel</text:p>
          </table:table-cell>
          <table:table-cell table:formula="of:=SUBSTITUTE([.B881];&quot; &quot; ;&quot;&quot; )" office:value-type="string" office:string-value="sucrierepithiviersleviel" calcext:value-type="string">
            <text:p>sucrierepithiviersleviel</text:p>
          </table:table-cell>
          <table:table-cell table:formula="of:=ORG.LIBREOFFICE.REGEX([.C881]; &quot;[^[:alnum:]]&quot;; &quot;&quot;; &quot;g&quot;)" office:value-type="string" office:string-value="sucrierepithiviersleviel" calcext:value-type="string">
            <text:p>sucrierepithiviersleviel</text:p>
          </table:table-cell>
          <table:table-cell table:formula="of:=LEN([.D88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NQUE POPULAIRE ATLANTIQUE</text:p>
          </table:table-cell>
          <table:table-cell table:formula="of:=LOWER([.A882])" office:value-type="string" office:string-value="banque populaire atlantique" calcext:value-type="string">
            <text:p>banque populaire atlantique</text:p>
          </table:table-cell>
          <table:table-cell table:formula="of:=SUBSTITUTE([.B882];&quot; &quot; ;&quot;&quot; )" office:value-type="string" office:string-value="banquepopulaireatlantique" calcext:value-type="string">
            <text:p>banquepopulaireatlantique</text:p>
          </table:table-cell>
          <table:table-cell table:formula="of:=ORG.LIBREOFFICE.REGEX([.C882]; &quot;[^[:alnum:]]&quot;; &quot;&quot;; &quot;g&quot;)" office:value-type="string" office:string-value="banquepopulaireatlantique" calcext:value-type="string">
            <text:p>banquepopulaireatlantique</text:p>
          </table:table-cell>
          <table:table-cell table:formula="of:=LEN([.D88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NQUE POPULAIRE DU SUD-OUEST</text:p>
          </table:table-cell>
          <table:table-cell table:formula="of:=LOWER([.A883])" office:value-type="string" office:string-value="banque populaire du sud-ouest" calcext:value-type="string">
            <text:p>banque populaire du sud-ouest</text:p>
          </table:table-cell>
          <table:table-cell table:formula="of:=SUBSTITUTE([.B883];&quot; &quot; ;&quot;&quot; )" office:value-type="string" office:string-value="banquepopulairedusud-ouest" calcext:value-type="string">
            <text:p>banquepopulairedusud-ouest</text:p>
          </table:table-cell>
          <table:table-cell table:formula="of:=ORG.LIBREOFFICE.REGEX([.C883]; &quot;[^[:alnum:]]&quot;; &quot;&quot;; &quot;g&quot;)" office:value-type="string" office:string-value="banquepopulairedusudouest" calcext:value-type="string">
            <text:p>banquepopulairedusudouest</text:p>
          </table:table-cell>
          <table:table-cell table:formula="of:=LEN([.D88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NP PARIBAS PERSONAL FINANCE</text:p>
          </table:table-cell>
          <table:table-cell table:formula="of:=LOWER([.A884])" office:value-type="string" office:string-value="bnp paribas personal finance" calcext:value-type="string">
            <text:p>bnp paribas personal finance</text:p>
          </table:table-cell>
          <table:table-cell table:formula="of:=SUBSTITUTE([.B884];&quot; &quot; ;&quot;&quot; )" office:value-type="string" office:string-value="bnpparibaspersonalfinance" calcext:value-type="string">
            <text:p>bnpparibaspersonalfinance</text:p>
          </table:table-cell>
          <table:table-cell table:formula="of:=ORG.LIBREOFFICE.REGEX([.C884]; &quot;[^[:alnum:]]&quot;; &quot;&quot;; &quot;g&quot;)" office:value-type="string" office:string-value="bnpparibaspersonalfinance" calcext:value-type="string">
            <text:p>bnpparibaspersonalfinance</text:p>
          </table:table-cell>
          <table:table-cell table:formula="of:=LEN([.D884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NP PARIBAS PUBLIC SECTOR SCF</text:p>
          </table:table-cell>
          <table:table-cell table:formula="of:=LOWER([.A885])" office:value-type="string" office:string-value="bnp paribas public sector scf" calcext:value-type="string">
            <text:p>bnp paribas public sector scf</text:p>
          </table:table-cell>
          <table:table-cell table:formula="of:=SUBSTITUTE([.B885];&quot; &quot; ;&quot;&quot; )" office:value-type="string" office:string-value="bnpparibaspublicsectorscf" calcext:value-type="string">
            <text:p>bnpparibaspublicsectorscf</text:p>
          </table:table-cell>
          <table:table-cell table:formula="of:=ORG.LIBREOFFICE.REGEX([.C885]; &quot;[^[:alnum:]]&quot;; &quot;&quot;; &quot;g&quot;)" office:value-type="string" office:string-value="bnpparibaspublicsectorscf" calcext:value-type="string">
            <text:p>bnpparibaspublicsectorscf</text:p>
          </table:table-cell>
          <table:table-cell table:formula="of:=LEN([.D88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ISSE D'EPARGNE LOIRE-CENTRE</text:p>
          </table:table-cell>
          <table:table-cell table:formula="of:=LOWER([.A886])" office:value-type="string" office:string-value="caisse d'epargne loire-centre" calcext:value-type="string">
            <text:p>caisse d'epargne loire-centre</text:p>
          </table:table-cell>
          <table:table-cell table:formula="of:=SUBSTITUTE([.B886];&quot; &quot; ;&quot;&quot; )" office:value-type="string" office:string-value="caissed'epargneloire-centre" calcext:value-type="string">
            <text:p>caissed'epargneloire-centre</text:p>
          </table:table-cell>
          <table:table-cell table:formula="of:=ORG.LIBREOFFICE.REGEX([.C886]; &quot;[^[:alnum:]]&quot;; &quot;&quot;; &quot;g&quot;)" office:value-type="string" office:string-value="caissedepargneloirecentre" calcext:value-type="string">
            <text:p>caissedepargneloirecentre</text:p>
          </table:table-cell>
          <table:table-cell table:formula="of:=LEN([.D88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MT MEDICAL TECHNOLOGIES LTD</text:p>
          </table:table-cell>
          <table:table-cell table:formula="of:=LOWER([.A887])" office:value-type="string" office:string-value="cmt medical technologies ltd" calcext:value-type="string">
            <text:p>cmt medical technologies ltd</text:p>
          </table:table-cell>
          <table:table-cell table:formula="of:=SUBSTITUTE([.B887];&quot; &quot; ;&quot;&quot; )" office:value-type="string" office:string-value="cmtmedicaltechnologiesltd" calcext:value-type="string">
            <text:p>cmtmedicaltechnologiesltd</text:p>
          </table:table-cell>
          <table:table-cell table:formula="of:=ORG.LIBREOFFICE.REGEX([.C887]; &quot;[^[:alnum:]]&quot;; &quot;&quot;; &quot;g&quot;)" office:value-type="string" office:string-value="cmtmedicaltechnologiesltd" calcext:value-type="string">
            <text:p>cmtmedicaltechnologiesltd</text:p>
          </table:table-cell>
          <table:table-cell table:formula="of:=LEN([.D88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EDIT AGRICOLE CENTRE LOIRE</text:p>
          </table:table-cell>
          <table:table-cell table:formula="of:=LOWER([.A888])" office:value-type="string" office:string-value="credit agricole centre loire" calcext:value-type="string">
            <text:p>credit agricole centre loire</text:p>
          </table:table-cell>
          <table:table-cell table:formula="of:=SUBSTITUTE([.B888];&quot; &quot; ;&quot;&quot; )" office:value-type="string" office:string-value="creditagricolecentreloire" calcext:value-type="string">
            <text:p>creditagricolecentreloire</text:p>
          </table:table-cell>
          <table:table-cell table:formula="of:=ORG.LIBREOFFICE.REGEX([.C888]; &quot;[^[:alnum:]]&quot;; &quot;&quot;; &quot;g&quot;)" office:value-type="string" office:string-value="creditagricolecentreloire" calcext:value-type="string">
            <text:p>creditagricolecentreloire</text:p>
          </table:table-cell>
          <table:table-cell table:formula="of:=LEN([.D88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EDIT AGRICOLE HOME LOAN SFH</text:p>
          </table:table-cell>
          <table:table-cell table:formula="of:=LOWER([.A889])" office:value-type="string" office:string-value="credit agricole home loan sfh" calcext:value-type="string">
            <text:p>credit agricole home loan sfh</text:p>
          </table:table-cell>
          <table:table-cell table:formula="of:=SUBSTITUTE([.B889];&quot; &quot; ;&quot;&quot; )" office:value-type="string" office:string-value="creditagricolehomeloansfh" calcext:value-type="string">
            <text:p>creditagricolehomeloansfh</text:p>
          </table:table-cell>
          <table:table-cell table:formula="of:=ORG.LIBREOFFICE.REGEX([.C889]; &quot;[^[:alnum:]]&quot;; &quot;&quot;; &quot;g&quot;)" office:value-type="string" office:string-value="creditagricolehomeloansfh" calcext:value-type="string">
            <text:p>creditagricolehomeloansfh</text:p>
          </table:table-cell>
          <table:table-cell table:formula="of:=LEN([.D88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EDIT SUISSE INTERNATIONAL</text:p>
          </table:table-cell>
          <table:table-cell table:formula="of:=LOWER([.A890])" office:value-type="string" office:string-value="credit suisse international" calcext:value-type="string">
            <text:p>credit suisse international</text:p>
          </table:table-cell>
          <table:table-cell table:formula="of:=SUBSTITUTE([.B890];&quot; &quot; ;&quot;&quot; )" office:value-type="string" office:string-value="creditsuisseinternational" calcext:value-type="string">
            <text:p>creditsuisseinternational</text:p>
          </table:table-cell>
          <table:table-cell table:formula="of:=ORG.LIBREOFFICE.REGEX([.C890]; &quot;[^[:alnum:]]&quot;; &quot;&quot;; &quot;g&quot;)" office:value-type="string" office:string-value="creditsuisseinternational" calcext:value-type="string">
            <text:p>creditsuisseinternational</text:p>
          </table:table-cell>
          <table:table-cell table:formula="of:=LEN([.D890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OLDMAN SACHS INTERNATIONAL</text:p>
          </table:table-cell>
          <table:table-cell table:formula="of:=LOWER([.A891])" office:value-type="string" office:string-value="goldman sachs international" calcext:value-type="string">
            <text:p>goldman sachs international</text:p>
          </table:table-cell>
          <table:table-cell table:formula="of:=SUBSTITUTE([.B891];&quot; &quot; ;&quot;&quot; )" office:value-type="string" office:string-value="goldmansachsinternational" calcext:value-type="string">
            <text:p>goldmansachsinternational</text:p>
          </table:table-cell>
          <table:table-cell table:formula="of:=ORG.LIBREOFFICE.REGEX([.C891]; &quot;[^[:alnum:]]&quot;; &quot;&quot;; &quot;g&quot;)" office:value-type="string" office:string-value="goldmansachsinternational" calcext:value-type="string">
            <text:p>goldmansachsinternational</text:p>
          </table:table-cell>
          <table:table-cell table:formula="of:=LEN([.D89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RRILL LYNCH INTERNATIONAL</text:p>
          </table:table-cell>
          <table:table-cell table:formula="of:=LOWER([.A892])" office:value-type="string" office:string-value="merrill lynch international" calcext:value-type="string">
            <text:p>merrill lynch international</text:p>
          </table:table-cell>
          <table:table-cell table:formula="of:=SUBSTITUTE([.B892];&quot; &quot; ;&quot;&quot; )" office:value-type="string" office:string-value="merrilllynchinternational" calcext:value-type="string">
            <text:p>merrilllynchinternational</text:p>
          </table:table-cell>
          <table:table-cell table:formula="of:=ORG.LIBREOFFICE.REGEX([.C892]; &quot;[^[:alnum:]]&quot;; &quot;&quot;; &quot;g&quot;)" office:value-type="string" office:string-value="merrilllynchinternational" calcext:value-type="string">
            <text:p>merrilllynchinternational</text:p>
          </table:table-cell>
          <table:table-cell table:formula="of:=LEN([.D89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CIETE FRANCAISE DE CASINOS</text:p>
          </table:table-cell>
          <table:table-cell table:formula="of:=LOWER([.A893])" office:value-type="string" office:string-value="societe francaise de casinos" calcext:value-type="string">
            <text:p>societe francaise de casinos</text:p>
          </table:table-cell>
          <table:table-cell table:formula="of:=SUBSTITUTE([.B893];&quot; &quot; ;&quot;&quot; )" office:value-type="string" office:string-value="societefrancaisedecasinos" calcext:value-type="string">
            <text:p>societefrancaisedecasinos</text:p>
          </table:table-cell>
          <table:table-cell table:formula="of:=ORG.LIBREOFFICE.REGEX([.C893]; &quot;[^[:alnum:]]&quot;; &quot;&quot;; &quot;g&quot;)" office:value-type="string" office:string-value="societefrancaisedecasinos" calcext:value-type="string">
            <text:p>societefrancaisedecasinos</text:p>
          </table:table-cell>
          <table:table-cell table:formula="of:=LEN([.D89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LVING EFESO INTERNATIONAL</text:p>
          </table:table-cell>
          <table:table-cell table:formula="of:=LOWER([.A894])" office:value-type="string" office:string-value="solving efeso international" calcext:value-type="string">
            <text:p>solving efeso international</text:p>
          </table:table-cell>
          <table:table-cell table:formula="of:=SUBSTITUTE([.B894];&quot; &quot; ;&quot;&quot; )" office:value-type="string" office:string-value="solvingefesointernational" calcext:value-type="string">
            <text:p>solvingefesointernational</text:p>
          </table:table-cell>
          <table:table-cell table:formula="of:=ORG.LIBREOFFICE.REGEX([.C894]; &quot;[^[:alnum:]]&quot;; &quot;&quot;; &quot;g&quot;)" office:value-type="string" office:string-value="solvingefesointernational" calcext:value-type="string">
            <text:p>solvingefesointernational</text:p>
          </table:table-cell>
          <table:table-cell table:formula="of:=LEN([.D894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E ROYAL BANK OF SCOTLAND - RBS</text:p>
          </table:table-cell>
          <table:table-cell table:formula="of:=LOWER([.A895])" office:value-type="string" office:string-value="the royal bank of scotland - rbs" calcext:value-type="string">
            <text:p>the royal bank of scotland - rbs</text:p>
          </table:table-cell>
          <table:table-cell table:formula="of:=SUBSTITUTE([.B895];&quot; &quot; ;&quot;&quot; )" office:value-type="string" office:string-value="theroyalbankofscotland-rbs" calcext:value-type="string">
            <text:p>theroyalbankofscotland-rbs</text:p>
          </table:table-cell>
          <table:table-cell table:formula="of:=ORG.LIBREOFFICE.REGEX([.C895]; &quot;[^[:alnum:]]&quot;; &quot;&quot;; &quot;g&quot;)" office:value-type="string" office:string-value="theroyalbankofscotlandrbs" calcext:value-type="string">
            <text:p>theroyalbankofscotlandrbs</text:p>
          </table:table-cell>
          <table:table-cell table:formula="of:=LEN([.D89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E ROYAL BANK OF SCOTLAND PLC</text:p>
          </table:table-cell>
          <table:table-cell table:formula="of:=LOWER([.A896])" office:value-type="string" office:string-value="the royal bank of scotland plc" calcext:value-type="string">
            <text:p>the royal bank of scotland plc</text:p>
          </table:table-cell>
          <table:table-cell table:formula="of:=SUBSTITUTE([.B896];&quot; &quot; ;&quot;&quot; )" office:value-type="string" office:string-value="theroyalbankofscotlandplc" calcext:value-type="string">
            <text:p>theroyalbankofscotlandplc</text:p>
          </table:table-cell>
          <table:table-cell table:formula="of:=ORG.LIBREOFFICE.REGEX([.C896]; &quot;[^[:alnum:]]&quot;; &quot;&quot;; &quot;g&quot;)" office:value-type="string" office:string-value="theroyalbankofscotlandplc" calcext:value-type="string">
            <text:p>theroyalbankofscotlandplc</text:p>
          </table:table-cell>
          <table:table-cell table:formula="of:=LEN([.D89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NNELLERIE FRANCOIS FRERES</text:p>
          </table:table-cell>
          <table:table-cell table:formula="of:=LOWER([.A897])" office:value-type="string" office:string-value="tonnellerie francois freres" calcext:value-type="string">
            <text:p>tonnellerie francois freres</text:p>
          </table:table-cell>
          <table:table-cell table:formula="of:=SUBSTITUTE([.B897];&quot; &quot; ;&quot;&quot; )" office:value-type="string" office:string-value="tonnelleriefrancoisfreres" calcext:value-type="string">
            <text:p>tonnelleriefrancoisfreres</text:p>
          </table:table-cell>
          <table:table-cell table:formula="of:=ORG.LIBREOFFICE.REGEX([.C897]; &quot;[^[:alnum:]]&quot;; &quot;&quot;; &quot;g&quot;)" office:value-type="string" office:string-value="tonnelleriefrancoisfreres" calcext:value-type="string">
            <text:p>tonnelleriefrancoisfreres</text:p>
          </table:table-cell>
          <table:table-cell table:formula="of:=LEN([.D89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TAL CAPITAL INTERNATIONAL</text:p>
          </table:table-cell>
          <table:table-cell table:formula="of:=LOWER([.A898])" office:value-type="string" office:string-value="total capital international" calcext:value-type="string">
            <text:p>total capital international</text:p>
          </table:table-cell>
          <table:table-cell table:formula="of:=SUBSTITUTE([.B898];&quot; &quot; ;&quot;&quot; )" office:value-type="string" office:string-value="totalcapitalinternational" calcext:value-type="string">
            <text:p>totalcapitalinternational</text:p>
          </table:table-cell>
          <table:table-cell table:formula="of:=ORG.LIBREOFFICE.REGEX([.C898]; &quot;[^[:alnum:]]&quot;; &quot;&quot;; &quot;g&quot;)" office:value-type="string" office:string-value="totalcapitalinternational" calcext:value-type="string">
            <text:p>totalcapitalinternational</text:p>
          </table:table-cell>
          <table:table-cell table:formula="of:=LEN([.D89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ERICOM GOVERNMENT SERVICES</text:p>
          </table:table-cell>
          <table:table-cell table:formula="of:=LOWER([.A899])" office:value-type="string" office:string-value="americom government services" calcext:value-type="string">
            <text:p>americom government services</text:p>
          </table:table-cell>
          <table:table-cell table:formula="of:=SUBSTITUTE([.B899];&quot; &quot; ;&quot;&quot; )" office:value-type="string" office:string-value="americomgovernmentservices" calcext:value-type="string">
            <text:p>americomgovernmentservices</text:p>
          </table:table-cell>
          <table:table-cell table:formula="of:=ORG.LIBREOFFICE.REGEX([.C899]; &quot;[^[:alnum:]]&quot;; &quot;&quot;; &quot;g&quot;)" office:value-type="string" office:string-value="americomgovernmentservices" calcext:value-type="string">
            <text:p>americomgovernmentservices</text:p>
          </table:table-cell>
          <table:table-cell table:formula="of:=LEN([.D899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NQUE POPULAIRE VAL DE FRANCE</text:p>
          </table:table-cell>
          <table:table-cell table:formula="of:=LOWER([.A900])" office:value-type="string" office:string-value="banque populaire val de france" calcext:value-type="string">
            <text:p>banque populaire val de france</text:p>
          </table:table-cell>
          <table:table-cell table:formula="of:=SUBSTITUTE([.B900];&quot; &quot; ;&quot;&quot; )" office:value-type="string" office:string-value="banquepopulairevaldefrance" calcext:value-type="string">
            <text:p>banquepopulairevaldefrance</text:p>
          </table:table-cell>
          <table:table-cell table:formula="of:=ORG.LIBREOFFICE.REGEX([.C900]; &quot;[^[:alnum:]]&quot;; &quot;&quot;; &quot;g&quot;)" office:value-type="string" office:string-value="banquepopulairevaldefrance" calcext:value-type="string">
            <text:p>banquepopulairevaldefrance</text:p>
          </table:table-cell>
          <table:table-cell table:formula="of:=LEN([.D900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ISSE REGIONALE DU LANGUEDOC</text:p>
          </table:table-cell>
          <table:table-cell table:formula="of:=LOWER([.A901])" office:value-type="string" office:string-value="caisse regionale du languedoc" calcext:value-type="string">
            <text:p>caisse regionale du languedoc</text:p>
          </table:table-cell>
          <table:table-cell table:formula="of:=SUBSTITUTE([.B901];&quot; &quot; ;&quot;&quot; )" office:value-type="string" office:string-value="caisseregionaledulanguedoc" calcext:value-type="string">
            <text:p>caisseregionaledulanguedoc</text:p>
          </table:table-cell>
          <table:table-cell table:formula="of:=ORG.LIBREOFFICE.REGEX([.C901]; &quot;[^[:alnum:]]&quot;; &quot;&quot;; &quot;g&quot;)" office:value-type="string" office:string-value="caisseregionaledulanguedoc" calcext:value-type="string">
            <text:p>caisseregionaledulanguedoc</text:p>
          </table:table-cell>
          <table:table-cell table:formula="of:=LEN([.D90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EDIT AGRICOLE BRIE PICARDIE</text:p>
          </table:table-cell>
          <table:table-cell table:formula="of:=LOWER([.A902])" office:value-type="string" office:string-value="credit agricole brie picardie" calcext:value-type="string">
            <text:p>credit agricole brie picardie</text:p>
          </table:table-cell>
          <table:table-cell table:formula="of:=SUBSTITUTE([.B902];&quot; &quot; ;&quot;&quot; )" office:value-type="string" office:string-value="creditagricolebriepicardie" calcext:value-type="string">
            <text:p>creditagricolebriepicardie</text:p>
          </table:table-cell>
          <table:table-cell table:formula="of:=ORG.LIBREOFFICE.REGEX([.C902]; &quot;[^[:alnum:]]&quot;; &quot;&quot;; &quot;g&quot;)" office:value-type="string" office:string-value="creditagricolebriepicardie" calcext:value-type="string">
            <text:p>creditagricolebriepicardie</text:p>
          </table:table-cell>
          <table:table-cell table:formula="of:=LEN([.D90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EDIT AGRICOLE COVERED BONDS</text:p>
          </table:table-cell>
          <table:table-cell table:formula="of:=LOWER([.A903])" office:value-type="string" office:string-value="credit agricole covered bonds" calcext:value-type="string">
            <text:p>credit agricole covered bonds</text:p>
          </table:table-cell>
          <table:table-cell table:formula="of:=SUBSTITUTE([.B903];&quot; &quot; ;&quot;&quot; )" office:value-type="string" office:string-value="creditagricolecoveredbonds" calcext:value-type="string">
            <text:p>creditagricolecoveredbonds</text:p>
          </table:table-cell>
          <table:table-cell table:formula="of:=ORG.LIBREOFFICE.REGEX([.C903]; &quot;[^[:alnum:]]&quot;; &quot;&quot;; &quot;g&quot;)" office:value-type="string" office:string-value="creditagricolecoveredbonds" calcext:value-type="string">
            <text:p>creditagricolecoveredbonds</text:p>
          </table:table-cell>
          <table:table-cell table:formula="of:=LEN([.D903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EDIT AGRICOLE FRANCHE COMTE</text:p>
          </table:table-cell>
          <table:table-cell table:formula="of:=LOWER([.A904])" office:value-type="string" office:string-value="credit agricole franche comte" calcext:value-type="string">
            <text:p>credit agricole franche comte</text:p>
          </table:table-cell>
          <table:table-cell table:formula="of:=SUBSTITUTE([.B904];&quot; &quot; ;&quot;&quot; )" office:value-type="string" office:string-value="creditagricolefranchecomte" calcext:value-type="string">
            <text:p>creditagricolefranchecomte</text:p>
          </table:table-cell>
          <table:table-cell table:formula="of:=ORG.LIBREOFFICE.REGEX([.C904]; &quot;[^[:alnum:]]&quot;; &quot;&quot;; &quot;g&quot;)" office:value-type="string" office:string-value="creditagricolefranchecomte" calcext:value-type="string">
            <text:p>creditagricolefranchecomte</text:p>
          </table:table-cell>
          <table:table-cell table:formula="of:=LEN([.D90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EDIT MUTUEL ANTILLES GUYANE</text:p>
          </table:table-cell>
          <table:table-cell table:formula="of:=LOWER([.A905])" office:value-type="string" office:string-value="credit mutuel antilles guyane" calcext:value-type="string">
            <text:p>credit mutuel antilles guyane</text:p>
          </table:table-cell>
          <table:table-cell table:formula="of:=SUBSTITUTE([.B905];&quot; &quot; ;&quot;&quot; )" office:value-type="string" office:string-value="creditmutuelantillesguyane" calcext:value-type="string">
            <text:p>creditmutuelantillesguyane</text:p>
          </table:table-cell>
          <table:table-cell table:formula="of:=ORG.LIBREOFFICE.REGEX([.C905]; &quot;[^[:alnum:]]&quot;; &quot;&quot;; &quot;g&quot;)" office:value-type="string" office:string-value="creditmutuelantillesguyane" calcext:value-type="string">
            <text:p>creditmutuelantillesguyane</text:p>
          </table:table-cell>
          <table:table-cell table:formula="of:=LEN([.D905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EDIT MUTUEL ANTILLES GUYANE</text:p>
          </table:table-cell>
          <table:table-cell table:formula="of:=LOWER([.A906])" office:value-type="string" office:string-value="credit mutuel antilles guyane" calcext:value-type="string">
            <text:p>credit mutuel antilles guyane</text:p>
          </table:table-cell>
          <table:table-cell table:formula="of:=SUBSTITUTE([.B906];&quot; &quot; ;&quot;&quot; )" office:value-type="string" office:string-value="creditmutuelantillesguyane" calcext:value-type="string">
            <text:p>creditmutuelantillesguyane</text:p>
          </table:table-cell>
          <table:table-cell table:formula="of:=ORG.LIBREOFFICE.REGEX([.C906]; &quot;[^[:alnum:]]&quot;; &quot;&quot;; &quot;g&quot;)" office:value-type="string" office:string-value="creditmutuelantillesguyane" calcext:value-type="string">
            <text:p>creditmutuelantillesguyane</text:p>
          </table:table-cell>
          <table:table-cell table:formula="of:=LEN([.D906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EDIT MUTUEL-CIC HOME LOAN SFH</text:p>
          </table:table-cell>
          <table:table-cell table:formula="of:=LOWER([.A907])" office:value-type="string" office:string-value="credit mutuel-cic home loan sfh" calcext:value-type="string">
            <text:p>credit mutuel-cic home loan sfh</text:p>
          </table:table-cell>
          <table:table-cell table:formula="of:=SUBSTITUTE([.B907];&quot; &quot; ;&quot;&quot; )" office:value-type="string" office:string-value="creditmutuel-cichomeloansfh" calcext:value-type="string">
            <text:p>creditmutuel-cichomeloansfh</text:p>
          </table:table-cell>
          <table:table-cell table:formula="of:=ORG.LIBREOFFICE.REGEX([.C907]; &quot;[^[:alnum:]]&quot;; &quot;&quot;; &quot;g&quot;)" office:value-type="string" office:string-value="creditmutuelcichomeloansfh" calcext:value-type="string">
            <text:p>creditmutuelcichomeloansfh</text:p>
          </table:table-cell>
          <table:table-cell table:formula="of:=LEN([.D90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TFS FOREIGN EXCHANGE LIMITED</text:p>
          </table:table-cell>
          <table:table-cell table:formula="of:=LOWER([.A908])" office:value-type="string" office:string-value="etfs foreign exchange limited" calcext:value-type="string">
            <text:p>etfs foreign exchange limited</text:p>
          </table:table-cell>
          <table:table-cell table:formula="of:=SUBSTITUTE([.B908];&quot; &quot; ;&quot;&quot; )" office:value-type="string" office:string-value="etfsforeignexchangelimited" calcext:value-type="string">
            <text:p>etfsforeignexchangelimited</text:p>
          </table:table-cell>
          <table:table-cell table:formula="of:=ORG.LIBREOFFICE.REGEX([.C908]; &quot;[^[:alnum:]]&quot;; &quot;&quot;; &quot;g&quot;)" office:value-type="string" office:string-value="etfsforeignexchangelimited" calcext:value-type="string">
            <text:p>etfsforeignexchangelimited</text:p>
          </table:table-cell>
          <table:table-cell table:formula="of:=LEN([.D908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TFS METAL SECURITIES LIMITED</text:p>
          </table:table-cell>
          <table:table-cell table:formula="of:=LOWER([.A909])" office:value-type="string" office:string-value="etfs metal securities limited" calcext:value-type="string">
            <text:p>etfs metal securities limited</text:p>
          </table:table-cell>
          <table:table-cell table:formula="of:=SUBSTITUTE([.B909];&quot; &quot; ;&quot;&quot; )" office:value-type="string" office:string-value="etfsmetalsecuritieslimited" calcext:value-type="string">
            <text:p>etfsmetalsecuritieslimited</text:p>
          </table:table-cell>
          <table:table-cell table:formula="of:=ORG.LIBREOFFICE.REGEX([.C909]; &quot;[^[:alnum:]]&quot;; &quot;&quot;; &quot;g&quot;)" office:value-type="string" office:string-value="etfsmetalsecuritieslimited" calcext:value-type="string">
            <text:p>etfsmetalsecuritieslimited</text:p>
          </table:table-cell>
          <table:table-cell table:formula="of:=LEN([.D909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UROCOMMERCIAL PROPERTIES N.V.</text:p>
          </table:table-cell>
          <table:table-cell table:formula="of:=LOWER([.A910])" office:value-type="string" office:string-value="eurocommercial properties n.v." calcext:value-type="string">
            <text:p>eurocommercial properties n.v.</text:p>
          </table:table-cell>
          <table:table-cell table:formula="of:=SUBSTITUTE([.B910];&quot; &quot; ;&quot;&quot; )" office:value-type="string" office:string-value="eurocommercialpropertiesn.v." calcext:value-type="string">
            <text:p>eurocommercialpropertiesn.v.</text:p>
          </table:table-cell>
          <table:table-cell table:formula="of:=ORG.LIBREOFFICE.REGEX([.C910]; &quot;[^[:alnum:]]&quot;; &quot;&quot;; &quot;g&quot;)" office:value-type="string" office:string-value="eurocommercialpropertiesnv" calcext:value-type="string">
            <text:p>eurocommercialpropertiesnv</text:p>
          </table:table-cell>
          <table:table-cell table:formula="of:=LEN([.D910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ROUPE NORBERT DENTRESSANGLE</text:p>
          </table:table-cell>
          <table:table-cell table:formula="of:=LOWER([.A911])" office:value-type="string" office:string-value="groupe norbert dentressangle" calcext:value-type="string">
            <text:p>groupe norbert dentressangle</text:p>
          </table:table-cell>
          <table:table-cell table:formula="of:=SUBSTITUTE([.B911];&quot; &quot; ;&quot;&quot; )" office:value-type="string" office:string-value="groupenorbertdentressangle" calcext:value-type="string">
            <text:p>groupenorbertdentressangle</text:p>
          </table:table-cell>
          <table:table-cell table:formula="of:=ORG.LIBREOFFICE.REGEX([.C911]; &quot;[^[:alnum:]]&quot;; &quot;&quot;; &quot;g&quot;)" office:value-type="string" office:string-value="groupenorbertdentressangle" calcext:value-type="string">
            <text:p>groupenorbertdentressangle</text:p>
          </table:table-cell>
          <table:table-cell table:formula="of:=LEN([.D91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ANDARD LIFE INVESTMENTS LTD</text:p>
          </table:table-cell>
          <table:table-cell table:formula="of:=LOWER([.A912])" office:value-type="string" office:string-value="standard life investments ltd" calcext:value-type="string">
            <text:p>standard life investments ltd</text:p>
          </table:table-cell>
          <table:table-cell table:formula="of:=SUBSTITUTE([.B912];&quot; &quot; ;&quot;&quot; )" office:value-type="string" office:string-value="standardlifeinvestmentsltd" calcext:value-type="string">
            <text:p>standardlifeinvestmentsltd</text:p>
          </table:table-cell>
          <table:table-cell table:formula="of:=ORG.LIBREOFFICE.REGEX([.C912]; &quot;[^[:alnum:]]&quot;; &quot;&quot;; &quot;g&quot;)" office:value-type="string" office:string-value="standardlifeinvestmentsltd" calcext:value-type="string">
            <text:p>standardlifeinvestmentsltd</text:p>
          </table:table-cell>
          <table:table-cell table:formula="of:=LEN([.D91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E BEAR STEARNS COMPANIES INC</text:p>
          </table:table-cell>
          <table:table-cell table:formula="of:=LOWER([.A913])" office:value-type="string" office:string-value="the bear stearns companies inc" calcext:value-type="string">
            <text:p>the bear stearns companies inc</text:p>
          </table:table-cell>
          <table:table-cell table:formula="of:=SUBSTITUTE([.B913];&quot; &quot; ;&quot;&quot; )" office:value-type="string" office:string-value="thebearstearnscompaniesinc" calcext:value-type="string">
            <text:p>thebearstearnscompaniesinc</text:p>
          </table:table-cell>
          <table:table-cell table:formula="of:=ORG.LIBREOFFICE.REGEX([.C913]; &quot;[^[:alnum:]]&quot;; &quot;&quot;; &quot;g&quot;)" office:value-type="string" office:string-value="thebearstearnscompaniesinc" calcext:value-type="string">
            <text:p>thebearstearnscompaniesinc</text:p>
          </table:table-cell>
          <table:table-cell table:formula="of:=LEN([.D913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NQUE POPULAIRE RIVES DE PARIS</text:p>
          </table:table-cell>
          <table:table-cell table:formula="of:=LOWER([.A914])" office:value-type="string" office:string-value="banque populaire rives de paris" calcext:value-type="string">
            <text:p>banque populaire rives de paris</text:p>
          </table:table-cell>
          <table:table-cell table:formula="of:=SUBSTITUTE([.B914];&quot; &quot; ;&quot;&quot; )" office:value-type="string" office:string-value="banquepopulairerivesdeparis" calcext:value-type="string">
            <text:p>banquepopulairerivesdeparis</text:p>
          </table:table-cell>
          <table:table-cell table:formula="of:=ORG.LIBREOFFICE.REGEX([.C914]; &quot;[^[:alnum:]]&quot;; &quot;&quot;; &quot;g&quot;)" office:value-type="string" office:string-value="banquepopulairerivesdeparis" calcext:value-type="string">
            <text:p>banquepopulairerivesdeparis</text:p>
          </table:table-cell>
          <table:table-cell table:formula="of:=LEN([.D91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PINIENNE DE PARTICIPATIONS</text:p>
          </table:table-cell>
          <table:table-cell table:formula="of:=LOWER([.A915])" office:value-type="string" office:string-value="carpinienne de participations" calcext:value-type="string">
            <text:p>carpinienne de participations</text:p>
          </table:table-cell>
          <table:table-cell table:formula="of:=SUBSTITUTE([.B915];&quot; &quot; ;&quot;&quot; )" office:value-type="string" office:string-value="carpiniennedeparticipations" calcext:value-type="string">
            <text:p>carpiniennedeparticipations</text:p>
          </table:table-cell>
          <table:table-cell table:formula="of:=ORG.LIBREOFFICE.REGEX([.C915]; &quot;[^[:alnum:]]&quot;; &quot;&quot;; &quot;g&quot;)" office:value-type="string" office:string-value="carpiniennedeparticipations" calcext:value-type="string">
            <text:p>carpiniennedeparticipations</text:p>
          </table:table-cell>
          <table:table-cell table:formula="of:=LEN([.D91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EDIT AGRICOLE D'ILE ET VILAINE</text:p>
          </table:table-cell>
          <table:table-cell table:formula="of:=LOWER([.A916])" office:value-type="string" office:string-value="credit agricole d'ile et vilaine" calcext:value-type="string">
            <text:p>credit agricole d'ile et vilaine</text:p>
          </table:table-cell>
          <table:table-cell table:formula="of:=SUBSTITUTE([.B916];&quot; &quot; ;&quot;&quot; )" office:value-type="string" office:string-value="creditagricoled'ileetvilaine" calcext:value-type="string">
            <text:p>creditagricoled'ileetvilaine</text:p>
          </table:table-cell>
          <table:table-cell table:formula="of:=ORG.LIBREOFFICE.REGEX([.C916]; &quot;[^[:alnum:]]&quot;; &quot;&quot;; &quot;g&quot;)" office:value-type="string" office:string-value="creditagricoledileetvilaine" calcext:value-type="string">
            <text:p>creditagricoledileetvilaine</text:p>
          </table:table-cell>
          <table:table-cell table:formula="of:=LEN([.D91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EDIT AGRICOLE SUD RHONE ALPES</text:p>
          </table:table-cell>
          <table:table-cell table:formula="of:=LOWER([.A917])" office:value-type="string" office:string-value="credit agricole sud rhone alpes" calcext:value-type="string">
            <text:p>credit agricole sud rhone alpes</text:p>
          </table:table-cell>
          <table:table-cell table:formula="of:=SUBSTITUTE([.B917];&quot; &quot; ;&quot;&quot; )" office:value-type="string" office:string-value="creditagricolesudrhonealpes" calcext:value-type="string">
            <text:p>creditagricolesudrhonealpes</text:p>
          </table:table-cell>
          <table:table-cell table:formula="of:=ORG.LIBREOFFICE.REGEX([.C917]; &quot;[^[:alnum:]]&quot;; &quot;&quot;; &quot;g&quot;)" office:value-type="string" office:string-value="creditagricolesudrhonealpes" calcext:value-type="string">
            <text:p>creditagricolesudrhonealpes</text:p>
          </table:table-cell>
          <table:table-cell table:formula="of:=LEN([.D917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CROPOLE (EX MICROPOLE UNIVERS)</text:p>
          </table:table-cell>
          <table:table-cell table:formula="of:=LOWER([.A918])" office:value-type="string" office:string-value="micropole (ex micropole univers)" calcext:value-type="string">
            <text:p>micropole (ex micropole univers)</text:p>
          </table:table-cell>
          <table:table-cell table:formula="of:=SUBSTITUTE([.B918];&quot; &quot; ;&quot;&quot; )" office:value-type="string" office:string-value="micropole(exmicropoleunivers)" calcext:value-type="string">
            <text:p>micropole(exmicropoleunivers)</text:p>
          </table:table-cell>
          <table:table-cell table:formula="of:=ORG.LIBREOFFICE.REGEX([.C918]; &quot;[^[:alnum:]]&quot;; &quot;&quot;; &quot;g&quot;)" office:value-type="string" office:string-value="micropoleexmicropoleunivers" calcext:value-type="string">
            <text:p>micropoleexmicropoleunivers</text:p>
          </table:table-cell>
          <table:table-cell table:formula="of:=LEN([.D91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CIETE GENERALE ACCEPTANCE N.V.</text:p>
          </table:table-cell>
          <table:table-cell table:formula="of:=LOWER([.A919])" office:value-type="string" office:string-value="societe generale acceptance n.v." calcext:value-type="string">
            <text:p>societe generale acceptance n.v.</text:p>
          </table:table-cell>
          <table:table-cell table:formula="of:=SUBSTITUTE([.B919];&quot; &quot; ;&quot;&quot; )" office:value-type="string" office:string-value="societegeneraleacceptancen.v." calcext:value-type="string">
            <text:p>societegeneraleacceptancen.v.</text:p>
          </table:table-cell>
          <table:table-cell table:formula="of:=ORG.LIBREOFFICE.REGEX([.C919]; &quot;[^[:alnum:]]&quot;; &quot;&quot;; &quot;g&quot;)" office:value-type="string" office:string-value="societegeneraleacceptancenv" calcext:value-type="string">
            <text:p>societegeneraleacceptancenv</text:p>
          </table:table-cell>
          <table:table-cell table:formula="of:=LEN([.D91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CIETE GENERALE EFFEKTEN GMBH</text:p>
          </table:table-cell>
          <table:table-cell table:formula="of:=LOWER([.A920])" office:value-type="string" office:string-value="societe generale effekten gmbh" calcext:value-type="string">
            <text:p>societe generale effekten gmbh</text:p>
          </table:table-cell>
          <table:table-cell table:formula="of:=SUBSTITUTE([.B920];&quot; &quot; ;&quot;&quot; )" office:value-type="string" office:string-value="societegeneraleeffektengmbh" calcext:value-type="string">
            <text:p>societegeneraleeffektengmbh</text:p>
          </table:table-cell>
          <table:table-cell table:formula="of:=ORG.LIBREOFFICE.REGEX([.C920]; &quot;[^[:alnum:]]&quot;; &quot;&quot;; &quot;g&quot;)" office:value-type="string" office:string-value="societegeneraleeffektengmbh" calcext:value-type="string">
            <text:p>societegeneraleeffektengmbh</text:p>
          </table:table-cell>
          <table:table-cell table:formula="of:=LEN([.D92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NQUE FERATIVE DU CREDIT MUTUEL</text:p>
          </table:table-cell>
          <table:table-cell table:formula="of:=LOWER([.A921])" office:value-type="string" office:string-value="banque ferative du credit mutuel" calcext:value-type="string">
            <text:p>banque ferative du credit mutuel</text:p>
          </table:table-cell>
          <table:table-cell table:formula="of:=SUBSTITUTE([.B921];&quot; &quot; ;&quot;&quot; )" office:value-type="string" office:string-value="banqueferativeducreditmutuel" calcext:value-type="string">
            <text:p>banqueferativeducreditmutuel</text:p>
          </table:table-cell>
          <table:table-cell table:formula="of:=ORG.LIBREOFFICE.REGEX([.C921]; &quot;[^[:alnum:]]&quot;; &quot;&quot;; &quot;g&quot;)" office:value-type="string" office:string-value="banqueferativeducreditmutuel" calcext:value-type="string">
            <text:p>banqueferativeducreditmutuel</text:p>
          </table:table-cell>
          <table:table-cell table:formula="of:=LEN([.D92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ISSE D'EPARGNE DE MIDI PYRENEES</text:p>
          </table:table-cell>
          <table:table-cell table:formula="of:=LOWER([.A922])" office:value-type="string" office:string-value="caisse d'epargne de midi pyrenees" calcext:value-type="string">
            <text:p>caisse d'epargne de midi pyrenees</text:p>
          </table:table-cell>
          <table:table-cell table:formula="of:=SUBSTITUTE([.B922];&quot; &quot; ;&quot;&quot; )" office:value-type="string" office:string-value="caissed'epargnedemidipyrenees" calcext:value-type="string">
            <text:p>caissed'epargnedemidipyrenees</text:p>
          </table:table-cell>
          <table:table-cell table:formula="of:=ORG.LIBREOFFICE.REGEX([.C922]; &quot;[^[:alnum:]]&quot;; &quot;&quot;; &quot;g&quot;)" office:value-type="string" office:string-value="caissedepargnedemidipyrenees" calcext:value-type="string">
            <text:p>caissedepargnedemidipyrenees</text:p>
          </table:table-cell>
          <table:table-cell table:formula="of:=LEN([.D92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RREFOUR PROPERTY DEVELOPMENT</text:p>
          </table:table-cell>
          <table:table-cell table:formula="of:=LOWER([.A923])" office:value-type="string" office:string-value="carrefour property development" calcext:value-type="string">
            <text:p>carrefour property development</text:p>
          </table:table-cell>
          <table:table-cell table:formula="of:=SUBSTITUTE([.B923];&quot; &quot; ;&quot;&quot; )" office:value-type="string" office:string-value="carrefourpropertydevelopment" calcext:value-type="string">
            <text:p>carrefourpropertydevelopment</text:p>
          </table:table-cell>
          <table:table-cell table:formula="of:=ORG.LIBREOFFICE.REGEX([.C923]; &quot;[^[:alnum:]]&quot;; &quot;&quot;; &quot;g&quot;)" office:value-type="string" office:string-value="carrefourpropertydevelopment" calcext:value-type="string">
            <text:p>carrefourpropertydevelopment</text:p>
          </table:table-cell>
          <table:table-cell table:formula="of:=LEN([.D92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REDIT INDUSTRIEL ET COMMERCIAL</text:p>
          </table:table-cell>
          <table:table-cell table:formula="of:=LOWER([.A924])" office:value-type="string" office:string-value="credit industriel et commercial" calcext:value-type="string">
            <text:p>credit industriel et commercial</text:p>
          </table:table-cell>
          <table:table-cell table:formula="of:=SUBSTITUTE([.B924];&quot; &quot; ;&quot;&quot; )" office:value-type="string" office:string-value="creditindustrieletcommercial" calcext:value-type="string">
            <text:p>creditindustrieletcommercial</text:p>
          </table:table-cell>
          <table:table-cell table:formula="of:=ORG.LIBREOFFICE.REGEX([.C924]; &quot;[^[:alnum:]]&quot;; &quot;&quot;; &quot;g&quot;)" office:value-type="string" office:string-value="creditindustrieletcommercial" calcext:value-type="string">
            <text:p>creditindustrieletcommercial</text:p>
          </table:table-cell>
          <table:table-cell table:formula="of:=LEN([.D92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OLD BULLION SECURITIES LIMITED</text:p>
          </table:table-cell>
          <table:table-cell table:formula="of:=LOWER([.A925])" office:value-type="string" office:string-value="gold bullion securities limited" calcext:value-type="string">
            <text:p>gold bullion securities limited</text:p>
          </table:table-cell>
          <table:table-cell table:formula="of:=SUBSTITUTE([.B925];&quot; &quot; ;&quot;&quot; )" office:value-type="string" office:string-value="goldbullionsecuritieslimited" calcext:value-type="string">
            <text:p>goldbullionsecuritieslimited</text:p>
          </table:table-cell>
          <table:table-cell table:formula="of:=ORG.LIBREOFFICE.REGEX([.C925]; &quot;[^[:alnum:]]&quot;; &quot;&quot;; &quot;g&quot;)" office:value-type="string" office:string-value="goldbullionsecuritieslimited" calcext:value-type="string">
            <text:p>goldbullionsecuritieslimited</text:p>
          </table:table-cell>
          <table:table-cell table:formula="of:=LEN([.D925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TIONAL AUSTRALIA BANK LIMITED</text:p>
          </table:table-cell>
          <table:table-cell table:formula="of:=LOWER([.A926])" office:value-type="string" office:string-value="national australia bank limited" calcext:value-type="string">
            <text:p>national australia bank limited</text:p>
          </table:table-cell>
          <table:table-cell table:formula="of:=SUBSTITUTE([.B926];&quot; &quot; ;&quot;&quot; )" office:value-type="string" office:string-value="nationalaustraliabanklimited" calcext:value-type="string">
            <text:p>nationalaustraliabanklimited</text:p>
          </table:table-cell>
          <table:table-cell table:formula="of:=ORG.LIBREOFFICE.REGEX([.C926]; &quot;[^[:alnum:]]&quot;; &quot;&quot;; &quot;g&quot;)" office:value-type="string" office:string-value="nationalaustraliabanklimited" calcext:value-type="string">
            <text:p>nationalaustraliabanklimited</text:p>
          </table:table-cell>
          <table:table-cell table:formula="of:=LEN([.D92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AUBAN MOBILISATIONS GARANTIES</text:p>
          </table:table-cell>
          <table:table-cell table:formula="of:=LOWER([.A927])" office:value-type="string" office:string-value="vauban mobilisations garanties" calcext:value-type="string">
            <text:p>vauban mobilisations garanties</text:p>
          </table:table-cell>
          <table:table-cell table:formula="of:=SUBSTITUTE([.B927];&quot; &quot; ;&quot;&quot; )" office:value-type="string" office:string-value="vaubanmobilisationsgaranties" calcext:value-type="string">
            <text:p>vaubanmobilisationsgaranties</text:p>
          </table:table-cell>
          <table:table-cell table:formula="of:=ORG.LIBREOFFICE.REGEX([.C927]; &quot;[^[:alnum:]]&quot;; &quot;&quot;; &quot;g&quot;)" office:value-type="string" office:string-value="vaubanmobilisationsgaranties" calcext:value-type="string">
            <text:p>vaubanmobilisationsgaranties</text:p>
          </table:table-cell>
          <table:table-cell table:formula="of:=LEN([.D92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OLKSWAGEN AKTIENGESELLSCHAFT</text:p>
          </table:table-cell>
          <table:table-cell table:formula="of:=LOWER([.A928])" office:value-type="string" office:string-value="volkswagen aktiengesellschaft" calcext:value-type="string">
            <text:p>volkswagen aktiengesellschaft</text:p>
          </table:table-cell>
          <table:table-cell table:formula="of:=SUBSTITUTE([.B928];&quot; &quot; ;&quot;&quot; )" office:value-type="string" office:string-value="volkswagenaktiengesellschaft" calcext:value-type="string">
            <text:p>volkswagenaktiengesellschaft</text:p>
          </table:table-cell>
          <table:table-cell table:formula="of:=ORG.LIBREOFFICE.REGEX([.C928]; &quot;[^[:alnum:]]&quot;; &quot;&quot;; &quot;g&quot;)" office:value-type="string" office:string-value="volkswagenaktiengesellschaft" calcext:value-type="string">
            <text:p>volkswagenaktiengesellschaft</text:p>
          </table:table-cell>
          <table:table-cell table:formula="of:=LEN([.D92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NP PARIBAS ARBITRAGE ISSUANCE B.V</text:p>
          </table:table-cell>
          <table:table-cell table:formula="of:=LOWER([.A929])" office:value-type="string" office:string-value="bnp paribas arbitrage issuance b.v" calcext:value-type="string">
            <text:p>bnp paribas arbitrage issuance b.v</text:p>
          </table:table-cell>
          <table:table-cell table:formula="of:=SUBSTITUTE([.B929];&quot; &quot; ;&quot;&quot; )" office:value-type="string" office:string-value="bnpparibasarbitrageissuanceb.v" calcext:value-type="string">
            <text:p>bnpparibasarbitrageissuanceb.v</text:p>
          </table:table-cell>
          <table:table-cell table:formula="of:=ORG.LIBREOFFICE.REGEX([.C929]; &quot;[^[:alnum:]]&quot;; &quot;&quot;; &quot;g&quot;)" office:value-type="string" office:string-value="bnpparibasarbitrageissuancebv" calcext:value-type="string">
            <text:p>bnpparibasarbitrageissuancebv</text:p>
          </table:table-cell>
          <table:table-cell table:formula="of:=LEN([.D92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NP PARIBAS ARBITRAGE ISSUANCE B.V.</text:p>
          </table:table-cell>
          <table:table-cell table:formula="of:=LOWER([.A930])" office:value-type="string" office:string-value="bnp paribas arbitrage issuance b.v." calcext:value-type="string">
            <text:p>bnp paribas arbitrage issuance b.v.</text:p>
          </table:table-cell>
          <table:table-cell table:formula="of:=SUBSTITUTE([.B930];&quot; &quot; ;&quot;&quot; )" office:value-type="string" office:string-value="bnpparibasarbitrageissuanceb.v." calcext:value-type="string">
            <text:p>bnpparibasarbitrageissuanceb.v.</text:p>
          </table:table-cell>
          <table:table-cell table:formula="of:=ORG.LIBREOFFICE.REGEX([.C930]; &quot;[^[:alnum:]]&quot;; &quot;&quot;; &quot;g&quot;)" office:value-type="string" office:string-value="bnpparibasarbitrageissuancebv" calcext:value-type="string">
            <text:p>bnpparibasarbitrageissuancebv</text:p>
          </table:table-cell>
          <table:table-cell table:formula="of:=LEN([.D93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MMERZBANK AKTIENGESELLSCHAFT</text:p>
          </table:table-cell>
          <table:table-cell table:formula="of:=LOWER([.A931])" office:value-type="string" office:string-value="commerzbank aktiengesellschaft" calcext:value-type="string">
            <text:p>commerzbank aktiengesellschaft</text:p>
          </table:table-cell>
          <table:table-cell table:formula="of:=SUBSTITUTE([.B931];&quot; &quot; ;&quot;&quot; )" office:value-type="string" office:string-value="commerzbankaktiengesellschaft" calcext:value-type="string">
            <text:p>commerzbankaktiengesellschaft</text:p>
          </table:table-cell>
          <table:table-cell table:formula="of:=ORG.LIBREOFFICE.REGEX([.C931]; &quot;[^[:alnum:]]&quot;; &quot;&quot;; &quot;g&quot;)" office:value-type="string" office:string-value="commerzbankaktiengesellschaft" calcext:value-type="string">
            <text:p>commerzbankaktiengesellschaft</text:p>
          </table:table-cell>
          <table:table-cell table:formula="of:=LEN([.D93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MPAGNIE DE FINANCEMENT FONCIER</text:p>
          </table:table-cell>
          <table:table-cell table:formula="of:=LOWER([.A932])" office:value-type="string" office:string-value="compagnie de financement foncier" calcext:value-type="string">
            <text:p>compagnie de financement foncier</text:p>
          </table:table-cell>
          <table:table-cell table:formula="of:=SUBSTITUTE([.B932];&quot; &quot; ;&quot;&quot; )" office:value-type="string" office:string-value="compagniedefinancementfoncier" calcext:value-type="string">
            <text:p>compagniedefinancementfoncier</text:p>
          </table:table-cell>
          <table:table-cell table:formula="of:=ORG.LIBREOFFICE.REGEX([.C932]; &quot;[^[:alnum:]]&quot;; &quot;&quot;; &quot;g&quot;)" office:value-type="string" office:string-value="compagniedefinancementfoncier" calcext:value-type="string">
            <text:p>compagniedefinancementfoncier</text:p>
          </table:table-cell>
          <table:table-cell table:formula="of:=LEN([.D93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REDIT AGRICOLE LOIRE HAUTE LOIRE</text:p>
          </table:table-cell>
          <table:table-cell table:formula="of:=LOWER([.A933])" office:value-type="string" office:string-value="credit agricole loire haute loire" calcext:value-type="string">
            <text:p>credit agricole loire haute loire</text:p>
          </table:table-cell>
          <table:table-cell table:formula="of:=SUBSTITUTE([.B933];&quot; &quot; ;&quot;&quot; )" office:value-type="string" office:string-value="creditagricoleloirehauteloire" calcext:value-type="string">
            <text:p>creditagricoleloirehauteloire</text:p>
          </table:table-cell>
          <table:table-cell table:formula="of:=ORG.LIBREOFFICE.REGEX([.C933]; &quot;[^[:alnum:]]&quot;; &quot;&quot;; &quot;g&quot;)" office:value-type="string" office:string-value="creditagricoleloirehauteloire" calcext:value-type="string">
            <text:p>creditagricoleloirehauteloire</text:p>
          </table:table-cell>
          <table:table-cell table:formula="of:=LEN([.D93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REDIT AGRICOLE PUBLIC SECTOR SCF</text:p>
          </table:table-cell>
          <table:table-cell table:formula="of:=LOWER([.A934])" office:value-type="string" office:string-value="credit agricole public sector scf" calcext:value-type="string">
            <text:p>credit agricole public sector scf</text:p>
          </table:table-cell>
          <table:table-cell table:formula="of:=SUBSTITUTE([.B934];&quot; &quot; ;&quot;&quot; )" office:value-type="string" office:string-value="creditagricolepublicsectorscf" calcext:value-type="string">
            <text:p>creditagricolepublicsectorscf</text:p>
          </table:table-cell>
          <table:table-cell table:formula="of:=ORG.LIBREOFFICE.REGEX([.C934]; &quot;[^[:alnum:]]&quot;; &quot;&quot;; &quot;g&quot;)" office:value-type="string" office:string-value="creditagricolepublicsectorscf" calcext:value-type="string">
            <text:p>creditagricolepublicsectorscf</text:p>
          </table:table-cell>
          <table:table-cell table:formula="of:=LEN([.D934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FTS COMMDITY SECURITIES LIMITED</text:p>
          </table:table-cell>
          <table:table-cell table:formula="of:=LOWER([.A935])" office:value-type="string" office:string-value="efts commdity securities limited" calcext:value-type="string">
            <text:p>efts commdity securities limited</text:p>
          </table:table-cell>
          <table:table-cell table:formula="of:=SUBSTITUTE([.B935];&quot; &quot; ;&quot;&quot; )" office:value-type="string" office:string-value="eftscommditysecuritieslimited" calcext:value-type="string">
            <text:p>eftscommditysecuritieslimited</text:p>
          </table:table-cell>
          <table:table-cell table:formula="of:=ORG.LIBREOFFICE.REGEX([.C935]; &quot;[^[:alnum:]]&quot;; &quot;&quot;; &quot;g&quot;)" office:value-type="string" office:string-value="eftscommditysecuritieslimited" calcext:value-type="string">
            <text:p>eftscommditysecuritieslimited</text:p>
          </table:table-cell>
          <table:table-cell table:formula="of:=LEN([.D935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LECTRICITE ET EAUX DE MADAGASCAR</text:p>
          </table:table-cell>
          <table:table-cell table:formula="of:=LOWER([.A936])" office:value-type="string" office:string-value="electricite et eaux de madagascar" calcext:value-type="string">
            <text:p>electricite et eaux de madagascar</text:p>
          </table:table-cell>
          <table:table-cell table:formula="of:=SUBSTITUTE([.B936];&quot; &quot; ;&quot;&quot; )" office:value-type="string" office:string-value="electriciteeteauxdemadagascar" calcext:value-type="string">
            <text:p>electriciteeteauxdemadagascar</text:p>
          </table:table-cell>
          <table:table-cell table:formula="of:=ORG.LIBREOFFICE.REGEX([.C936]; &quot;[^[:alnum:]]&quot;; &quot;&quot;; &quot;g&quot;)" office:value-type="string" office:string-value="electriciteeteauxdemadagascar" calcext:value-type="string">
            <text:p>electriciteeteauxdemadagascar</text:p>
          </table:table-cell>
          <table:table-cell table:formula="of:=LEN([.D936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RRILL LYNCH INTERNATIONAL &amp; CO. C.V.</text:p>
          </table:table-cell>
          <table:table-cell table:formula="of:=LOWER([.A937])" office:value-type="string" office:string-value="merrill lynch international &amp; co. c.v." calcext:value-type="string">
            <text:p>merrill lynch international &amp; co. c.v.</text:p>
          </table:table-cell>
          <table:table-cell table:formula="of:=SUBSTITUTE([.B937];&quot; &quot; ;&quot;&quot; )" office:value-type="string" office:string-value="merrilllynchinternational&amp;co.c.v." calcext:value-type="string">
            <text:p>merrilllynchinternational&amp;co.c.v.</text:p>
          </table:table-cell>
          <table:table-cell table:formula="of:=ORG.LIBREOFFICE.REGEX([.C937]; &quot;[^[:alnum:]]&quot;; &quot;&quot;; &quot;g&quot;)" office:value-type="string" office:string-value="merrilllynchinternationalcocv" calcext:value-type="string">
            <text:p>merrilllynchinternationalcocv</text:p>
          </table:table-cell>
          <table:table-cell table:formula="of:=LEN([.D93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GA SOCIETE GENERAL ACCEPTANCE N.V.</text:p>
          </table:table-cell>
          <table:table-cell table:formula="of:=LOWER([.A938])" office:value-type="string" office:string-value="sga societe general acceptance n.v." calcext:value-type="string">
            <text:p>sga societe general acceptance n.v.</text:p>
          </table:table-cell>
          <table:table-cell table:formula="of:=SUBSTITUTE([.B938];&quot; &quot; ;&quot;&quot; )" office:value-type="string" office:string-value="sgasocietegeneralacceptancen.v." calcext:value-type="string">
            <text:p>sgasocietegeneralacceptancen.v.</text:p>
          </table:table-cell>
          <table:table-cell table:formula="of:=ORG.LIBREOFFICE.REGEX([.C938]; &quot;[^[:alnum:]]&quot;; &quot;&quot;; &quot;g&quot;)" office:value-type="string" office:string-value="sgasocietegeneralacceptancenv" calcext:value-type="string">
            <text:p>sgasocietegeneralacceptancenv</text:p>
          </table:table-cell>
          <table:table-cell table:formula="of:=LEN([.D93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LEFONAKTIEBOLAGET LM ERICSSON</text:p>
          </table:table-cell>
          <table:table-cell table:formula="of:=LOWER([.A939])" office:value-type="string" office:string-value="telefonaktiebolaget lm ericsson" calcext:value-type="string">
            <text:p>telefonaktiebolaget lm ericsson</text:p>
          </table:table-cell>
          <table:table-cell table:formula="of:=SUBSTITUTE([.B939];&quot; &quot; ;&quot;&quot; )" office:value-type="string" office:string-value="telefonaktiebolagetlmericsson" calcext:value-type="string">
            <text:p>telefonaktiebolagetlmericsson</text:p>
          </table:table-cell>
          <table:table-cell table:formula="of:=ORG.LIBREOFFICE.REGEX([.C939]; &quot;[^[:alnum:]]&quot;; &quot;&quot;; &quot;g&quot;)" office:value-type="string" office:string-value="telefonaktiebolagetlmericsson" calcext:value-type="string">
            <text:p>telefonaktiebolagetlmericsson</text:p>
          </table:table-cell>
          <table:table-cell table:formula="of:=LEN([.D93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TAL INFRASTRUCTURES GAZ FRANCE</text:p>
          </table:table-cell>
          <table:table-cell table:formula="of:=LOWER([.A940])" office:value-type="string" office:string-value="total infrastructures gaz france" calcext:value-type="string">
            <text:p>total infrastructures gaz france</text:p>
          </table:table-cell>
          <table:table-cell table:formula="of:=SUBSTITUTE([.B940];&quot; &quot; ;&quot;&quot; )" office:value-type="string" office:string-value="totalinfrastructuresgazfrance" calcext:value-type="string">
            <text:p>totalinfrastructuresgazfrance</text:p>
          </table:table-cell>
          <table:table-cell table:formula="of:=ORG.LIBREOFFICE.REGEX([.C940]; &quot;[^[:alnum:]]&quot;; &quot;&quot;; &quot;g&quot;)" office:value-type="string" office:string-value="totalinfrastructuresgazfrance" calcext:value-type="string">
            <text:p>totalinfrastructuresgazfrance</text:p>
          </table:table-cell>
          <table:table-cell table:formula="of:=LEN([.D94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NION FINANCIERE DE FRANCE BANQUE</text:p>
          </table:table-cell>
          <table:table-cell table:formula="of:=LOWER([.A941])" office:value-type="string" office:string-value="union financiere de france banque" calcext:value-type="string">
            <text:p>union financiere de france banque</text:p>
          </table:table-cell>
          <table:table-cell table:formula="of:=SUBSTITUTE([.B941];&quot; &quot; ;&quot;&quot; )" office:value-type="string" office:string-value="unionfinancieredefrancebanque" calcext:value-type="string">
            <text:p>unionfinancieredefrancebanque</text:p>
          </table:table-cell>
          <table:table-cell table:formula="of:=ORG.LIBREOFFICE.REGEX([.C941]; &quot;[^[:alnum:]]&quot;; &quot;&quot;; &quot;g&quot;)" office:value-type="string" office:string-value="unionfinancieredefrancebanque" calcext:value-type="string">
            <text:p>unionfinancieredefrancebanque</text:p>
          </table:table-cell>
          <table:table-cell table:formula="of:=LEN([.D94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NITED TECHNOLOGIES CORPORATION</text:p>
          </table:table-cell>
          <table:table-cell table:formula="of:=LOWER([.A942])" office:value-type="string" office:string-value="united technologies corporation" calcext:value-type="string">
            <text:p>united technologies corporation</text:p>
          </table:table-cell>
          <table:table-cell table:formula="of:=SUBSTITUTE([.B942];&quot; &quot; ;&quot;&quot; )" office:value-type="string" office:string-value="unitedtechnologiescorporation" calcext:value-type="string">
            <text:p>unitedtechnologiescorporation</text:p>
          </table:table-cell>
          <table:table-cell table:formula="of:=ORG.LIBREOFFICE.REGEX([.C942]; &quot;[^[:alnum:]]&quot;; &quot;&quot;; &quot;g&quot;)" office:value-type="string" office:string-value="unitedtechnologiescorporation" calcext:value-type="string">
            <text:p>unitedtechnologiescorporation</text:p>
          </table:table-cell>
          <table:table-cell table:formula="of:=LEN([.D94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ENCE FRANCAISE DE DEVELOPPEMENT</text:p>
          </table:table-cell>
          <table:table-cell table:formula="of:=LOWER([.A943])" office:value-type="string" office:string-value="agence francaise de developpement" calcext:value-type="string">
            <text:p>agence francaise de developpement</text:p>
          </table:table-cell>
          <table:table-cell table:formula="of:=SUBSTITUTE([.B943];&quot; &quot; ;&quot;&quot; )" office:value-type="string" office:string-value="agencefrancaisededeveloppement" calcext:value-type="string">
            <text:p>agencefrancaisededeveloppement</text:p>
          </table:table-cell>
          <table:table-cell table:formula="of:=ORG.LIBREOFFICE.REGEX([.C943]; &quot;[^[:alnum:]]&quot;; &quot;&quot;; &quot;g&quot;)" office:value-type="string" office:string-value="agencefrancaisededeveloppement" calcext:value-type="string">
            <text:p>agencefrancaisededeveloppement</text:p>
          </table:table-cell>
          <table:table-cell table:formula="of:=LEN([.D94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NQUE FEDERATIVE DU CREDIT MUTUEL</text:p>
          </table:table-cell>
          <table:table-cell table:formula="of:=LOWER([.A944])" office:value-type="string" office:string-value="banque federative du credit mutuel" calcext:value-type="string">
            <text:p>banque federative du credit mutuel</text:p>
          </table:table-cell>
          <table:table-cell table:formula="of:=SUBSTITUTE([.B944];&quot; &quot; ;&quot;&quot; )" office:value-type="string" office:string-value="banquefederativeducreditmutuel" calcext:value-type="string">
            <text:p>banquefederativeducreditmutuel</text:p>
          </table:table-cell>
          <table:table-cell table:formula="of:=ORG.LIBREOFFICE.REGEX([.C944]; &quot;[^[:alnum:]]&quot;; &quot;&quot;; &quot;g&quot;)" office:value-type="string" office:string-value="banquefederativeducreditmutuel" calcext:value-type="string">
            <text:p>banquefederativeducreditmutuel</text:p>
          </table:table-cell>
          <table:table-cell table:formula="of:=LEN([.D94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NQUE POPULAIRE DU MASSIF CENTRAL</text:p>
          </table:table-cell>
          <table:table-cell table:formula="of:=LOWER([.A945])" office:value-type="string" office:string-value="banque populaire du massif central" calcext:value-type="string">
            <text:p>banque populaire du massif central</text:p>
          </table:table-cell>
          <table:table-cell table:formula="of:=SUBSTITUTE([.B945];&quot; &quot; ;&quot;&quot; )" office:value-type="string" office:string-value="banquepopulairedumassifcentral" calcext:value-type="string">
            <text:p>banquepopulairedumassifcentral</text:p>
          </table:table-cell>
          <table:table-cell table:formula="of:=ORG.LIBREOFFICE.REGEX([.C945]; &quot;[^[:alnum:]]&quot;; &quot;&quot;; &quot;g&quot;)" office:value-type="string" office:string-value="banquepopulairedumassifcentral" calcext:value-type="string">
            <text:p>banquepopulairedumassifcentral</text:p>
          </table:table-cell>
          <table:table-cell table:formula="of:=LEN([.D94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NQUE POPULAIRE LOIRE ET LYONNAIS</text:p>
          </table:table-cell>
          <table:table-cell table:formula="of:=LOWER([.A946])" office:value-type="string" office:string-value="banque populaire loire et lyonnais" calcext:value-type="string">
            <text:p>banque populaire loire et lyonnais</text:p>
          </table:table-cell>
          <table:table-cell table:formula="of:=SUBSTITUTE([.B946];&quot; &quot; ;&quot;&quot; )" office:value-type="string" office:string-value="banquepopulaireloireetlyonnais" calcext:value-type="string">
            <text:p>banquepopulaireloireetlyonnais</text:p>
          </table:table-cell>
          <table:table-cell table:formula="of:=ORG.LIBREOFFICE.REGEX([.C946]; &quot;[^[:alnum:]]&quot;; &quot;&quot;; &quot;g&quot;)" office:value-type="string" office:string-value="banquepopulaireloireetlyonnais" calcext:value-type="string">
            <text:p>banquepopulaireloireetlyonnais</text:p>
          </table:table-cell>
          <table:table-cell table:formula="of:=LEN([.D94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YERISCHE HYPO- UND VEREINSBANK AG</text:p>
          </table:table-cell>
          <table:table-cell table:formula="of:=LOWER([.A947])" office:value-type="string" office:string-value="bayerische hypo- und vereinsbank ag" calcext:value-type="string">
            <text:p>bayerische hypo- und vereinsbank ag</text:p>
          </table:table-cell>
          <table:table-cell table:formula="of:=SUBSTITUTE([.B947];&quot; &quot; ;&quot;&quot; )" office:value-type="string" office:string-value="bayerischehypo-undvereinsbankag" calcext:value-type="string">
            <text:p>bayerischehypo-undvereinsbankag</text:p>
          </table:table-cell>
          <table:table-cell table:formula="of:=ORG.LIBREOFFICE.REGEX([.C947]; &quot;[^[:alnum:]]&quot;; &quot;&quot;; &quot;g&quot;)" office:value-type="string" office:string-value="bayerischehypoundvereinsbankag" calcext:value-type="string">
            <text:p>bayerischehypoundvereinsbankag</text:p>
          </table:table-cell>
          <table:table-cell table:formula="of:=LEN([.D947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NP PARIBAS HOME LOAN COVERED BONDS</text:p>
          </table:table-cell>
          <table:table-cell table:formula="of:=LOWER([.A948])" office:value-type="string" office:string-value="bnp paribas home loan covered bonds" calcext:value-type="string">
            <text:p>bnp paribas home loan covered bonds</text:p>
          </table:table-cell>
          <table:table-cell table:formula="of:=SUBSTITUTE([.B948];&quot; &quot; ;&quot;&quot; )" office:value-type="string" office:string-value="bnpparibashomeloancoveredbonds" calcext:value-type="string">
            <text:p>bnpparibashomeloancoveredbonds</text:p>
          </table:table-cell>
          <table:table-cell table:formula="of:=ORG.LIBREOFFICE.REGEX([.C948]; &quot;[^[:alnum:]]&quot;; &quot;&quot;; &quot;g&quot;)" office:value-type="string" office:string-value="bnpparibashomeloancoveredbonds" calcext:value-type="string">
            <text:p>bnpparibashomeloancoveredbonds</text:p>
          </table:table-cell>
          <table:table-cell table:formula="of:=LEN([.D94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ISSE D'EPARGNE NORD FRANCE EUROPE</text:p>
          </table:table-cell>
          <table:table-cell table:formula="of:=LOWER([.A949])" office:value-type="string" office:string-value="caisse d'epargne nord france europe" calcext:value-type="string">
            <text:p>caisse d'epargne nord france europe</text:p>
          </table:table-cell>
          <table:table-cell table:formula="of:=SUBSTITUTE([.B949];&quot; &quot; ;&quot;&quot; )" office:value-type="string" office:string-value="caissed'epargnenordfranceeurope" calcext:value-type="string">
            <text:p>caissed'epargnenordfranceeurope</text:p>
          </table:table-cell>
          <table:table-cell table:formula="of:=ORG.LIBREOFFICE.REGEX([.C949]; &quot;[^[:alnum:]]&quot;; &quot;&quot;; &quot;g&quot;)" office:value-type="string" office:string-value="caissedepargnenordfranceeurope" calcext:value-type="string">
            <text:p>caissedepargnenordfranceeurope</text:p>
          </table:table-cell>
          <table:table-cell table:formula="of:=LEN([.D949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ISSE DES DEPOTS ET CONSIGNATIONS</text:p>
          </table:table-cell>
          <table:table-cell table:formula="of:=LOWER([.A950])" office:value-type="string" office:string-value="caisse des depots et consignations" calcext:value-type="string">
            <text:p>caisse des depots et consignations</text:p>
          </table:table-cell>
          <table:table-cell table:formula="of:=SUBSTITUTE([.B950];&quot; &quot; ;&quot;&quot; )" office:value-type="string" office:string-value="caissedesdepotsetconsignations" calcext:value-type="string">
            <text:p>caissedesdepotsetconsignations</text:p>
          </table:table-cell>
          <table:table-cell table:formula="of:=ORG.LIBREOFFICE.REGEX([.C950]; &quot;[^[:alnum:]]&quot;; &quot;&quot;; &quot;g&quot;)" office:value-type="string" office:string-value="caissedesdepotsetconsignations" calcext:value-type="string">
            <text:p>caissedesdepotsetconsignations</text:p>
          </table:table-cell>
          <table:table-cell table:formula="of:=LEN([.D950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REDIT AGRICOLE DE NORMANDIE SEINE</text:p>
          </table:table-cell>
          <table:table-cell table:formula="of:=LOWER([.A951])" office:value-type="string" office:string-value="credit agricole de normandie seine" calcext:value-type="string">
            <text:p>credit agricole de normandie seine</text:p>
          </table:table-cell>
          <table:table-cell table:formula="of:=SUBSTITUTE([.B951];&quot; &quot; ;&quot;&quot; )" office:value-type="string" office:string-value="creditagricoledenormandieseine" calcext:value-type="string">
            <text:p>creditagricoledenormandieseine</text:p>
          </table:table-cell>
          <table:table-cell table:formula="of:=ORG.LIBREOFFICE.REGEX([.C951]; &quot;[^[:alnum:]]&quot;; &quot;&quot;; &quot;g&quot;)" office:value-type="string" office:string-value="creditagricoledenormandieseine" calcext:value-type="string">
            <text:p>creditagricoledenormandieseine</text:p>
          </table:table-cell>
          <table:table-cell table:formula="of:=LEN([.D95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UTSCHE BANK AKTIENGESELLSCHAFT</text:p>
          </table:table-cell>
          <table:table-cell table:formula="of:=LOWER([.A952])" office:value-type="string" office:string-value="deutsche bank aktiengesellschaft" calcext:value-type="string">
            <text:p>deutsche bank aktiengesellschaft</text:p>
          </table:table-cell>
          <table:table-cell table:formula="of:=SUBSTITUTE([.B952];&quot; &quot; ;&quot;&quot; )" office:value-type="string" office:string-value="deutschebankaktiengesellschaft" calcext:value-type="string">
            <text:p>deutschebankaktiengesellschaft</text:p>
          </table:table-cell>
          <table:table-cell table:formula="of:=ORG.LIBREOFFICE.REGEX([.C952]; &quot;[^[:alnum:]]&quot;; &quot;&quot;; &quot;g&quot;)" office:value-type="string" office:string-value="deutschebankaktiengesellschaft" calcext:value-type="string">
            <text:p>deutschebankaktiengesellschaft</text:p>
          </table:table-cell>
          <table:table-cell table:formula="of:=LEN([.D95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RESDNER BANK AKTIENGESELLSCHAFT</text:p>
          </table:table-cell>
          <table:table-cell table:formula="of:=LOWER([.A953])" office:value-type="string" office:string-value="dresdner bank aktiengesellschaft" calcext:value-type="string">
            <text:p>dresdner bank aktiengesellschaft</text:p>
          </table:table-cell>
          <table:table-cell table:formula="of:=SUBSTITUTE([.B953];&quot; &quot; ;&quot;&quot; )" office:value-type="string" office:string-value="dresdnerbankaktiengesellschaft" calcext:value-type="string">
            <text:p>dresdnerbankaktiengesellschaft</text:p>
          </table:table-cell>
          <table:table-cell table:formula="of:=ORG.LIBREOFFICE.REGEX([.C953]; &quot;[^[:alnum:]]&quot;; &quot;&quot;; &quot;g&quot;)" office:value-type="string" office:string-value="dresdnerbankaktiengesellschaft" calcext:value-type="string">
            <text:p>dresdnerbankaktiengesellschaft</text:p>
          </table:table-cell>
          <table:table-cell table:formula="of:=LEN([.D95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TFS COMMODITY SECURITIES LIMITED</text:p>
          </table:table-cell>
          <table:table-cell table:formula="of:=LOWER([.A954])" office:value-type="string" office:string-value="etfs commodity securities limited" calcext:value-type="string">
            <text:p>etfs commodity securities limited</text:p>
          </table:table-cell>
          <table:table-cell table:formula="of:=SUBSTITUTE([.B954];&quot; &quot; ;&quot;&quot; )" office:value-type="string" office:string-value="etfscommoditysecuritieslimited" calcext:value-type="string">
            <text:p>etfscommoditysecuritieslimited</text:p>
          </table:table-cell>
          <table:table-cell table:formula="of:=ORG.LIBREOFFICE.REGEX([.C954]; &quot;[^[:alnum:]]&quot;; &quot;&quot;; &quot;g&quot;)" office:value-type="string" office:string-value="etfscommoditysecuritieslimited" calcext:value-type="string">
            <text:p>etfscommoditysecuritieslimited</text:p>
          </table:table-cell>
          <table:table-cell table:formula="of:=LEN([.D95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ONCIERE DEVELOPPEMENT LOGEMENTS</text:p>
          </table:table-cell>
          <table:table-cell table:formula="of:=LOWER([.A955])" office:value-type="string" office:string-value="fonciere developpement logements" calcext:value-type="string">
            <text:p>fonciere developpement logements</text:p>
          </table:table-cell>
          <table:table-cell table:formula="of:=SUBSTITUTE([.B955];&quot; &quot; ;&quot;&quot; )" office:value-type="string" office:string-value="foncieredeveloppementlogements" calcext:value-type="string">
            <text:p>foncieredeveloppementlogements</text:p>
          </table:table-cell>
          <table:table-cell table:formula="of:=ORG.LIBREOFFICE.REGEX([.C955]; &quot;[^[:alnum:]]&quot;; &quot;&quot;; &quot;g&quot;)" office:value-type="string" office:string-value="foncieredeveloppementlogements" calcext:value-type="string">
            <text:p>foncieredeveloppementlogements</text:p>
          </table:table-cell>
          <table:table-cell table:formula="of:=LEN([.D95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CIETE ANONYME DES DOCKS LYONNAIS</text:p>
          </table:table-cell>
          <table:table-cell table:formula="of:=LOWER([.A956])" office:value-type="string" office:string-value="societe anonyme des docks lyonnais" calcext:value-type="string">
            <text:p>societe anonyme des docks lyonnais</text:p>
          </table:table-cell>
          <table:table-cell table:formula="of:=SUBSTITUTE([.B956];&quot; &quot; ;&quot;&quot; )" office:value-type="string" office:string-value="societeanonymedesdockslyonnais" calcext:value-type="string">
            <text:p>societeanonymedesdockslyonnais</text:p>
          </table:table-cell>
          <table:table-cell table:formula="of:=ORG.LIBREOFFICE.REGEX([.C956]; &quot;[^[:alnum:]]&quot;; &quot;&quot;; &quot;g&quot;)" office:value-type="string" office:string-value="societeanonymedesdockslyonnais" calcext:value-type="string">
            <text:p>societeanonymedesdockslyonnais</text:p>
          </table:table-cell>
          <table:table-cell table:formula="of:=LEN([.D95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NQUE POPULAIRE CENTRE ATLANTIQUE</text:p>
          </table:table-cell>
          <table:table-cell table:formula="of:=LOWER([.A957])" office:value-type="string" office:string-value="banque populaire centre atlantique" calcext:value-type="string">
            <text:p>banque populaire centre atlantique</text:p>
          </table:table-cell>
          <table:table-cell table:formula="of:=SUBSTITUTE([.B957];&quot; &quot; ;&quot;&quot; )" office:value-type="string" office:string-value="banquepopulairecentreatlantique" calcext:value-type="string">
            <text:p>banquepopulairecentreatlantique</text:p>
          </table:table-cell>
          <table:table-cell table:formula="of:=ORG.LIBREOFFICE.REGEX([.C957]; &quot;[^[:alnum:]]&quot;; &quot;&quot;; &quot;g&quot;)" office:value-type="string" office:string-value="banquepopulairecentreatlantique" calcext:value-type="string">
            <text:p>banquepopulairecentreatlantique</text:p>
          </table:table-cell>
          <table:table-cell table:formula="of:=LEN([.D95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ISSE DE REFINANCEMENT DE L'HABITAT</text:p>
          </table:table-cell>
          <table:table-cell table:formula="of:=LOWER([.A958])" office:value-type="string" office:string-value="caisse de refinancement de l'habitat" calcext:value-type="string">
            <text:p>caisse de refinancement de l'habitat</text:p>
          </table:table-cell>
          <table:table-cell table:formula="of:=SUBSTITUTE([.B958];&quot; &quot; ;&quot;&quot; )" office:value-type="string" office:string-value="caissederefinancementdel'habitat" calcext:value-type="string">
            <text:p>caissederefinancementdel'habitat</text:p>
          </table:table-cell>
          <table:table-cell table:formula="of:=ORG.LIBREOFFICE.REGEX([.C958]; &quot;[^[:alnum:]]&quot;; &quot;&quot;; &quot;g&quot;)" office:value-type="string" office:string-value="caissederefinancementdelhabitat" calcext:value-type="string">
            <text:p>caissederefinancementdelhabitat</text:p>
          </table:table-cell>
          <table:table-cell table:formula="of:=LEN([.D95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REDIT AGRICOLE DE L'ANJOU ET DU MAINE</text:p>
          </table:table-cell>
          <table:table-cell table:formula="of:=LOWER([.A959])" office:value-type="string" office:string-value="credit agricole de l'anjou et du maine" calcext:value-type="string">
            <text:p>credit agricole de l'anjou et du maine</text:p>
          </table:table-cell>
          <table:table-cell table:formula="of:=SUBSTITUTE([.B959];&quot; &quot; ;&quot;&quot; )" office:value-type="string" office:string-value="creditagricoledel'anjouetdumaine" calcext:value-type="string">
            <text:p>creditagricoledel'anjouetdumaine</text:p>
          </table:table-cell>
          <table:table-cell table:formula="of:=ORG.LIBREOFFICE.REGEX([.C959]; &quot;[^[:alnum:]]&quot;; &quot;&quot;; &quot;g&quot;)" office:value-type="string" office:string-value="creditagricoledelanjouetdumaine" calcext:value-type="string">
            <text:p>creditagricoledelanjouetdumaine</text:p>
          </table:table-cell>
          <table:table-cell table:formula="of:=LEN([.D959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IATIVE &amp; FINANCE INVESTISSEMENT</text:p>
          </table:table-cell>
          <table:table-cell table:formula="of:=LOWER([.A960])" office:value-type="string" office:string-value="initiative &amp; finance investissement" calcext:value-type="string">
            <text:p>initiative &amp; finance investissement</text:p>
          </table:table-cell>
          <table:table-cell table:formula="of:=SUBSTITUTE([.B960];&quot; &quot; ;&quot;&quot; )" office:value-type="string" office:string-value="initiative&amp;financeinvestissement" calcext:value-type="string">
            <text:p>initiative&amp;financeinvestissement</text:p>
          </table:table-cell>
          <table:table-cell table:formula="of:=ORG.LIBREOFFICE.REGEX([.C960]; &quot;[^[:alnum:]]&quot;; &quot;&quot;; &quot;g&quot;)" office:value-type="string" office:string-value="initiativefinanceinvestissement" calcext:value-type="string">
            <text:p>initiativefinanceinvestissement</text:p>
          </table:table-cell>
          <table:table-cell table:formula="of:=LEN([.D96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RGAN STANLEY &amp; CO INTERNATIONAL PLC</text:p>
          </table:table-cell>
          <table:table-cell table:formula="of:=LOWER([.A961])" office:value-type="string" office:string-value="morgan stanley &amp; co international plc" calcext:value-type="string">
            <text:p>morgan stanley &amp; co international plc</text:p>
          </table:table-cell>
          <table:table-cell table:formula="of:=SUBSTITUTE([.B961];&quot; &quot; ;&quot;&quot; )" office:value-type="string" office:string-value="morganstanley&amp;cointernationalplc" calcext:value-type="string">
            <text:p>morganstanley&amp;cointernationalplc</text:p>
          </table:table-cell>
          <table:table-cell table:formula="of:=ORG.LIBREOFFICE.REGEX([.C961]; &quot;[^[:alnum:]]&quot;; &quot;&quot;; &quot;g&quot;)" office:value-type="string" office:string-value="morganstanleycointernationalplc" calcext:value-type="string">
            <text:p>morganstanleycointernationalplc</text:p>
          </table:table-cell>
          <table:table-cell table:formula="of:=LEN([.D961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LLIANCE DEVELOPPEMENT CAPITAL S.I.I.C</text:p>
          </table:table-cell>
          <table:table-cell table:formula="of:=LOWER([.A962])" office:value-type="string" office:string-value="alliance developpement capital s.i.i.c" calcext:value-type="string">
            <text:p>alliance developpement capital s.i.i.c</text:p>
          </table:table-cell>
          <table:table-cell table:formula="of:=SUBSTITUTE([.B962];&quot; &quot; ;&quot;&quot; )" office:value-type="string" office:string-value="alliancedeveloppementcapitals.i.i.c" calcext:value-type="string">
            <text:p>alliancedeveloppementcapitals.i.i.c</text:p>
          </table:table-cell>
          <table:table-cell table:formula="of:=ORG.LIBREOFFICE.REGEX([.C962]; &quot;[^[:alnum:]]&quot;; &quot;&quot;; &quot;g&quot;)" office:value-type="string" office:string-value="alliancedeveloppementcapitalsiic" calcext:value-type="string">
            <text:p>alliancedeveloppementcapitalsiic</text:p>
          </table:table-cell>
          <table:table-cell table:formula="of:=LEN([.D96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NQUE POPULAIRE LORRAINE CHAMPAGNE</text:p>
          </table:table-cell>
          <table:table-cell table:formula="of:=LOWER([.A963])" office:value-type="string" office:string-value="banque populaire lorraine champagne" calcext:value-type="string">
            <text:p>banque populaire lorraine champagne</text:p>
          </table:table-cell>
          <table:table-cell table:formula="of:=SUBSTITUTE([.B963];&quot; &quot; ;&quot;&quot; )" office:value-type="string" office:string-value="banquepopulairelorrainechampagne" calcext:value-type="string">
            <text:p>banquepopulairelorrainechampagne</text:p>
          </table:table-cell>
          <table:table-cell table:formula="of:=ORG.LIBREOFFICE.REGEX([.C963]; &quot;[^[:alnum:]]&quot;; &quot;&quot;; &quot;g&quot;)" office:value-type="string" office:string-value="banquepopulairelorrainechampagne" calcext:value-type="string">
            <text:p>banquepopulairelorrainechampagne</text:p>
          </table:table-cell>
          <table:table-cell table:formula="of:=LEN([.D96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NQUE POPULAIRE PROVENCALE ET CORSE</text:p>
          </table:table-cell>
          <table:table-cell table:formula="of:=LOWER([.A964])" office:value-type="string" office:string-value="banque populaire provencale et corse" calcext:value-type="string">
            <text:p>banque populaire provencale et corse</text:p>
          </table:table-cell>
          <table:table-cell table:formula="of:=SUBSTITUTE([.B964];&quot; &quot; ;&quot;&quot; )" office:value-type="string" office:string-value="banquepopulaireprovencaleetcorse" calcext:value-type="string">
            <text:p>banquepopulaireprovencaleetcorse</text:p>
          </table:table-cell>
          <table:table-cell table:formula="of:=ORG.LIBREOFFICE.REGEX([.C964]; &quot;[^[:alnum:]]&quot;; &quot;&quot;; &quot;g&quot;)" office:value-type="string" office:string-value="banquepopulaireprovencaleetcorse" calcext:value-type="string">
            <text:p>banquepopulaireprovencaleetcorse</text:p>
          </table:table-cell>
          <table:table-cell table:formula="of:=LEN([.D964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EDIT AGRICOLE DE LA TOURAINE POITOU</text:p>
          </table:table-cell>
          <table:table-cell table:formula="of:=LOWER([.A965])" office:value-type="string" office:string-value="credit agricole de la touraine poitou" calcext:value-type="string">
            <text:p>credit agricole de la touraine poitou</text:p>
          </table:table-cell>
          <table:table-cell table:formula="of:=SUBSTITUTE([.B965];&quot; &quot; ;&quot;&quot; )" office:value-type="string" office:string-value="creditagricoledelatourainepoitou" calcext:value-type="string">
            <text:p>creditagricoledelatourainepoitou</text:p>
          </table:table-cell>
          <table:table-cell table:formula="of:=ORG.LIBREOFFICE.REGEX([.C965]; &quot;[^[:alnum:]]&quot;; &quot;&quot;; &quot;g&quot;)" office:value-type="string" office:string-value="creditagricoledelatourainepoitou" calcext:value-type="string">
            <text:p>creditagricoledelatourainepoitou</text:p>
          </table:table-cell>
          <table:table-cell table:formula="of:=LEN([.D96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OLKSWAGEN INTERNATIONAL FINANCE N.V.</text:p>
          </table:table-cell>
          <table:table-cell table:formula="of:=LOWER([.A966])" office:value-type="string" office:string-value="volkswagen international finance n.v." calcext:value-type="string">
            <text:p>volkswagen international finance n.v.</text:p>
          </table:table-cell>
          <table:table-cell table:formula="of:=SUBSTITUTE([.B966];&quot; &quot; ;&quot;&quot; )" office:value-type="string" office:string-value="volkswageninternationalfinancen.v." calcext:value-type="string">
            <text:p>volkswageninternationalfinancen.v.</text:p>
          </table:table-cell>
          <table:table-cell table:formula="of:=ORG.LIBREOFFICE.REGEX([.C966]; &quot;[^[:alnum:]]&quot;; &quot;&quot;; &quot;g&quot;)" office:value-type="string" office:string-value="volkswageninternationalfinancenv" calcext:value-type="string">
            <text:p>volkswageninternationalfinancenv</text:p>
          </table:table-cell>
          <table:table-cell table:formula="of:=LEN([.D96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SSISTANCE PUBLIQUE HOPITAUX DE PARIS</text:p>
          </table:table-cell>
          <table:table-cell table:formula="of:=LOWER([.A967])" office:value-type="string" office:string-value="assistance publique hopitaux de paris" calcext:value-type="string">
            <text:p>assistance publique hopitaux de paris</text:p>
          </table:table-cell>
          <table:table-cell table:formula="of:=SUBSTITUTE([.B967];&quot; &quot; ;&quot;&quot; )" office:value-type="string" office:string-value="assistancepubliquehopitauxdeparis" calcext:value-type="string">
            <text:p>assistancepubliquehopitauxdeparis</text:p>
          </table:table-cell>
          <table:table-cell table:formula="of:=ORG.LIBREOFFICE.REGEX([.C967]; &quot;[^[:alnum:]]&quot;; &quot;&quot;; &quot;g&quot;)" office:value-type="string" office:string-value="assistancepubliquehopitauxdeparis" calcext:value-type="string">
            <text:p>assistancepubliquehopitauxdeparis</text:p>
          </table:table-cell>
          <table:table-cell table:formula="of:=LEN([.D96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ISSE D'EPARGNE BRETAGNE-PAYS DE LOIRE</text:p>
          </table:table-cell>
          <table:table-cell table:formula="of:=LOWER([.A968])" office:value-type="string" office:string-value="caisse d'epargne bretagne-pays de loire" calcext:value-type="string">
            <text:p>caisse d'epargne bretagne-pays de loire</text:p>
          </table:table-cell>
          <table:table-cell table:formula="of:=SUBSTITUTE([.B968];&quot; &quot; ;&quot;&quot; )" office:value-type="string" office:string-value="caissed'epargnebretagne-paysdeloire" calcext:value-type="string">
            <text:p>caissed'epargnebretagne-paysdeloire</text:p>
          </table:table-cell>
          <table:table-cell table:formula="of:=ORG.LIBREOFFICE.REGEX([.C968]; &quot;[^[:alnum:]]&quot;; &quot;&quot;; &quot;g&quot;)" office:value-type="string" office:string-value="caissedepargnebretagnepaysdeloire" calcext:value-type="string">
            <text:p>caissedepargnebretagnepaysdeloire</text:p>
          </table:table-cell>
          <table:table-cell table:formula="of:=LEN([.D96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ISSE FEDERALE DU CREDIT MUTUEL OCEAN</text:p>
          </table:table-cell>
          <table:table-cell table:formula="of:=LOWER([.A969])" office:value-type="string" office:string-value="caisse federale du credit mutuel ocean" calcext:value-type="string">
            <text:p>caisse federale du credit mutuel ocean</text:p>
          </table:table-cell>
          <table:table-cell table:formula="of:=SUBSTITUTE([.B969];&quot; &quot; ;&quot;&quot; )" office:value-type="string" office:string-value="caissefederaleducreditmutuelocean" calcext:value-type="string">
            <text:p>caissefederaleducreditmutuelocean</text:p>
          </table:table-cell>
          <table:table-cell table:formula="of:=ORG.LIBREOFFICE.REGEX([.C969]; &quot;[^[:alnum:]]&quot;; &quot;&quot;; &quot;g&quot;)" office:value-type="string" office:string-value="caissefederaleducreditmutuelocean" calcext:value-type="string">
            <text:p>caissefederaleducreditmutuelocean</text:p>
          </table:table-cell>
          <table:table-cell table:formula="of:=LEN([.D969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ISSE FRANCAISE DE FINANCEMENT LOCAL</text:p>
          </table:table-cell>
          <table:table-cell table:formula="of:=LOWER([.A970])" office:value-type="string" office:string-value="caisse francaise de financement local" calcext:value-type="string">
            <text:p>caisse francaise de financement local</text:p>
          </table:table-cell>
          <table:table-cell table:formula="of:=SUBSTITUTE([.B970];&quot; &quot; ;&quot;&quot; )" office:value-type="string" office:string-value="caissefrancaisedefinancementlocal" calcext:value-type="string">
            <text:p>caissefrancaisedefinancementlocal</text:p>
          </table:table-cell>
          <table:table-cell table:formula="of:=ORG.LIBREOFFICE.REGEX([.C970]; &quot;[^[:alnum:]]&quot;; &quot;&quot;; &quot;g&quot;)" office:value-type="string" office:string-value="caissefrancaisedefinancementlocal" calcext:value-type="string">
            <text:p>caissefrancaisedefinancementlocal</text:p>
          </table:table-cell>
          <table:table-cell table:formula="of:=LEN([.D97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NTERNATIONAL TECHNOLOGIE SELECTION</text:p>
          </table:table-cell>
          <table:table-cell table:formula="of:=LOWER([.A971])" office:value-type="string" office:string-value="international technologie selection" calcext:value-type="string">
            <text:p>international technologie selection</text:p>
          </table:table-cell>
          <table:table-cell table:formula="of:=SUBSTITUTE([.B971];&quot; &quot; ;&quot;&quot; )" office:value-type="string" office:string-value="internationaltechnologieselection" calcext:value-type="string">
            <text:p>internationaltechnologieselection</text:p>
          </table:table-cell>
          <table:table-cell table:formula="of:=ORG.LIBREOFFICE.REGEX([.C971]; &quot;[^[:alnum:]]&quot;; &quot;&quot;; &quot;g&quot;)" office:value-type="string" office:string-value="internationaltechnologieselection" calcext:value-type="string">
            <text:p>internationaltechnologieselection</text:p>
          </table:table-cell>
          <table:table-cell table:formula="of:=LEN([.D971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ISSE FEDERALE DU CREDIT MUTUEL D'ANJOU</text:p>
          </table:table-cell>
          <table:table-cell table:formula="of:=LOWER([.A972])" office:value-type="string" office:string-value="caisse federale du credit mutuel d'anjou" calcext:value-type="string">
            <text:p>caisse federale du credit mutuel d'anjou</text:p>
          </table:table-cell>
          <table:table-cell table:formula="of:=SUBSTITUTE([.B972];&quot; &quot; ;&quot;&quot; )" office:value-type="string" office:string-value="caissefederaleducreditmutueld'anjou" calcext:value-type="string">
            <text:p>caissefederaleducreditmutueld'anjou</text:p>
          </table:table-cell>
          <table:table-cell table:formula="of:=ORG.LIBREOFFICE.REGEX([.C972]; &quot;[^[:alnum:]]&quot;; &quot;&quot;; &quot;g&quot;)" office:value-type="string" office:string-value="caissefederaleducreditmutueldanjou" calcext:value-type="string">
            <text:p>caissefederaleducreditmutueldanjou</text:p>
          </table:table-cell>
          <table:table-cell table:formula="of:=LEN([.D972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CIETE FRANCAISE EXXONMOBIL CHEMICAL</text:p>
          </table:table-cell>
          <table:table-cell table:formula="of:=LOWER([.A973])" office:value-type="string" office:string-value="societe francaise exxonmobil chemical" calcext:value-type="string">
            <text:p>societe francaise exxonmobil chemical</text:p>
          </table:table-cell>
          <table:table-cell table:formula="of:=SUBSTITUTE([.B973];&quot; &quot; ;&quot;&quot; )" office:value-type="string" office:string-value="societefrancaiseexxonmobilchemical" calcext:value-type="string">
            <text:p>societefrancaiseexxonmobilchemical</text:p>
          </table:table-cell>
          <table:table-cell table:formula="of:=ORG.LIBREOFFICE.REGEX([.C973]; &quot;[^[:alnum:]]&quot;; &quot;&quot;; &quot;g&quot;)" office:value-type="string" office:string-value="societefrancaiseexxonmobilchemical" calcext:value-type="string">
            <text:p>societefrancaiseexxonmobilchemical</text:p>
          </table:table-cell>
          <table:table-cell table:formula="of:=LEN([.D973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ISSE D'EPARGNE D'AUVERGNE ET DU LIMOUSIN</text:p>
          </table:table-cell>
          <table:table-cell table:formula="of:=LOWER([.A974])" office:value-type="string" office:string-value="caisse d'epargne d'auvergne et du limousin" calcext:value-type="string">
            <text:p>caisse d'epargne d'auvergne et du limousin</text:p>
          </table:table-cell>
          <table:table-cell table:formula="of:=SUBSTITUTE([.B974];&quot; &quot; ;&quot;&quot; )" office:value-type="string" office:string-value="caissed'epargned'auvergneetdulimousin" calcext:value-type="string">
            <text:p>caissed'epargned'auvergneetdulimousin</text:p>
          </table:table-cell>
          <table:table-cell table:formula="of:=ORG.LIBREOFFICE.REGEX([.C974]; &quot;[^[:alnum:]]&quot;; &quot;&quot;; &quot;g&quot;)" office:value-type="string" office:string-value="caissedepargnedauvergneetdulimousin" calcext:value-type="string">
            <text:p>caissedepargnedauvergneetdulimousin</text:p>
          </table:table-cell>
          <table:table-cell table:formula="of:=LEN([.D97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ITIGROUP GLOBAL MARKETS DEUTSCHLAND AG</text:p>
          </table:table-cell>
          <table:table-cell table:formula="of:=LOWER([.A975])" office:value-type="string" office:string-value="citigroup global markets deutschland ag" calcext:value-type="string">
            <text:p>citigroup global markets deutschland ag</text:p>
          </table:table-cell>
          <table:table-cell table:formula="of:=SUBSTITUTE([.B975];&quot; &quot; ;&quot;&quot; )" office:value-type="string" office:string-value="citigroupglobalmarketsdeutschlandag" calcext:value-type="string">
            <text:p>citigroupglobalmarketsdeutschlandag</text:p>
          </table:table-cell>
          <table:table-cell table:formula="of:=ORG.LIBREOFFICE.REGEX([.C975]; &quot;[^[:alnum:]]&quot;; &quot;&quot;; &quot;g&quot;)" office:value-type="string" office:string-value="citigroupglobalmarketsdeutschlandag" calcext:value-type="string">
            <text:p>citigroupglobalmarketsdeutschlandag</text:p>
          </table:table-cell>
          <table:table-cell table:formula="of:=LEN([.D97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REDIT AGRICOLE CIB FINANCIAL SOLUTIONS</text:p>
          </table:table-cell>
          <table:table-cell table:formula="of:=LOWER([.A976])" office:value-type="string" office:string-value="credit agricole cib financial solutions" calcext:value-type="string">
            <text:p>credit agricole cib financial solutions</text:p>
          </table:table-cell>
          <table:table-cell table:formula="of:=SUBSTITUTE([.B976];&quot; &quot; ;&quot;&quot; )" office:value-type="string" office:string-value="creditagricolecibfinancialsolutions" calcext:value-type="string">
            <text:p>creditagricolecibfinancialsolutions</text:p>
          </table:table-cell>
          <table:table-cell table:formula="of:=ORG.LIBREOFFICE.REGEX([.C976]; &quot;[^[:alnum:]]&quot;; &quot;&quot;; &quot;g&quot;)" office:value-type="string" office:string-value="creditagricolecibfinancialsolutions" calcext:value-type="string">
            <text:p>creditagricolecibfinancialsolutions</text:p>
          </table:table-cell>
          <table:table-cell table:formula="of:=LEN([.D97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CIETE DES HOTELS ET CASINO DE DEAUVILLE</text:p>
          </table:table-cell>
          <table:table-cell table:formula="of:=LOWER([.A977])" office:value-type="string" office:string-value="societe des hotels et casino de deauville" calcext:value-type="string">
            <text:p>societe des hotels et casino de deauville</text:p>
          </table:table-cell>
          <table:table-cell table:formula="of:=SUBSTITUTE([.B977];&quot; &quot; ;&quot;&quot; )" office:value-type="string" office:string-value="societedeshotelsetcasinodedeauville" calcext:value-type="string">
            <text:p>societedeshotelsetcasinodedeauville</text:p>
          </table:table-cell>
          <table:table-cell table:formula="of:=ORG.LIBREOFFICE.REGEX([.C977]; &quot;[^[:alnum:]]&quot;; &quot;&quot;; &quot;g&quot;)" office:value-type="string" office:string-value="societedeshotelsetcasinodedeauville" calcext:value-type="string">
            <text:p>societedeshotelsetcasinodedeauville</text:p>
          </table:table-cell>
          <table:table-cell table:formula="of:=LEN([.D97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CIETE DES PRODUITS MARNIER LAPOSTOLLE</text:p>
          </table:table-cell>
          <table:table-cell table:formula="of:=LOWER([.A978])" office:value-type="string" office:string-value="societe des produits marnier lapostolle" calcext:value-type="string">
            <text:p>societe des produits marnier lapostolle</text:p>
          </table:table-cell>
          <table:table-cell table:formula="of:=SUBSTITUTE([.B978];&quot; &quot; ;&quot;&quot; )" office:value-type="string" office:string-value="societedesproduitsmarnierlapostolle" calcext:value-type="string">
            <text:p>societedesproduitsmarnierlapostolle</text:p>
          </table:table-cell>
          <table:table-cell table:formula="of:=ORG.LIBREOFFICE.REGEX([.C978]; &quot;[^[:alnum:]]&quot;; &quot;&quot;; &quot;g&quot;)" office:value-type="string" office:string-value="societedesproduitsmarnierlapostolle" calcext:value-type="string">
            <text:p>societedesproduitsmarnierlapostolle</text:p>
          </table:table-cell>
          <table:table-cell table:formula="of:=LEN([.D97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URCE COMMODITY <text:s/>MARKETS PUBLIC <text:s/>LIMITED</text:p>
          </table:table-cell>
          <table:table-cell table:formula="of:=LOWER([.A979])" office:value-type="string" office:string-value="source commodity  markets public  limited" calcext:value-type="string">
            <text:p>source commodity <text:s/>markets public <text:s/>limited</text:p>
          </table:table-cell>
          <table:table-cell table:formula="of:=SUBSTITUTE([.B979];&quot; &quot; ;&quot;&quot; )" office:value-type="string" office:string-value="sourcecommoditymarketspubliclimited" calcext:value-type="string">
            <text:p>sourcecommoditymarketspubliclimited</text:p>
          </table:table-cell>
          <table:table-cell table:formula="of:=ORG.LIBREOFFICE.REGEX([.C979]; &quot;[^[:alnum:]]&quot;; &quot;&quot;; &quot;g&quot;)" office:value-type="string" office:string-value="sourcecommoditymarketspubliclimited" calcext:value-type="string">
            <text:p>sourcecommoditymarketspubliclimited</text:p>
          </table:table-cell>
          <table:table-cell table:formula="of:=LEN([.D97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NQUE POPULAIRE BOURGOGNE FRANCHE-COMTE</text:p>
          </table:table-cell>
          <table:table-cell table:formula="of:=LOWER([.A980])" office:value-type="string" office:string-value="banque populaire bourgogne franche-comte" calcext:value-type="string">
            <text:p>banque populaire bourgogne franche-comte</text:p>
          </table:table-cell>
          <table:table-cell table:formula="of:=SUBSTITUTE([.B980];&quot; &quot; ;&quot;&quot; )" office:value-type="string" office:string-value="banquepopulairebourgognefranche-comte" calcext:value-type="string">
            <text:p>banquepopulairebourgognefranche-comte</text:p>
          </table:table-cell>
          <table:table-cell table:formula="of:=ORG.LIBREOFFICE.REGEX([.C980]; &quot;[^[:alnum:]]&quot;; &quot;&quot;; &quot;g&quot;)" office:value-type="string" office:string-value="banquepopulairebourgognefranchecomte" calcext:value-type="string">
            <text:p>banquepopulairebourgognefranchecomte</text:p>
          </table:table-cell>
          <table:table-cell table:formula="of:=LEN([.D98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TFS HEDGED COMMODITY SECURITIES LIMITED</text:p>
          </table:table-cell>
          <table:table-cell table:formula="of:=LOWER([.A981])" office:value-type="string" office:string-value="etfs hedged commodity securities limited" calcext:value-type="string">
            <text:p>etfs hedged commodity securities limited</text:p>
          </table:table-cell>
          <table:table-cell table:formula="of:=SUBSTITUTE([.B981];&quot; &quot; ;&quot;&quot; )" office:value-type="string" office:string-value="etfshedgedcommoditysecuritieslimited" calcext:value-type="string">
            <text:p>etfshedgedcommoditysecuritieslimited</text:p>
          </table:table-cell>
          <table:table-cell table:formula="of:=ORG.LIBREOFFICE.REGEX([.C981]; &quot;[^[:alnum:]]&quot;; &quot;&quot;; &quot;g&quot;)" office:value-type="string" office:string-value="etfshedgedcommoditysecuritieslimited" calcext:value-type="string">
            <text:p>etfshedgedcommoditysecuritieslimited</text:p>
          </table:table-cell>
          <table:table-cell table:formula="of:=LEN([.D98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ISSE D'EPARGNE DE BOURGOGNE FRANCHE COMTE</text:p>
          </table:table-cell>
          <table:table-cell table:formula="of:=LOWER([.A982])" office:value-type="string" office:string-value="caisse d'epargne de bourgogne franche comte" calcext:value-type="string">
            <text:p>caisse d'epargne de bourgogne franche comte</text:p>
          </table:table-cell>
          <table:table-cell table:formula="of:=SUBSTITUTE([.B982];&quot; &quot; ;&quot;&quot; )" office:value-type="string" office:string-value="caissed'epargnedebourgognefranchecomte" calcext:value-type="string">
            <text:p>caissed'epargnedebourgognefranchecomte</text:p>
          </table:table-cell>
          <table:table-cell table:formula="of:=ORG.LIBREOFFICE.REGEX([.C982]; &quot;[^[:alnum:]]&quot;; &quot;&quot;; &quot;g&quot;)" office:value-type="string" office:string-value="caissedepargnedebourgognefranchecomte" calcext:value-type="string">
            <text:p>caissedepargnedebourgognefranchecomte</text:p>
          </table:table-cell>
          <table:table-cell table:formula="of:=LEN([.D982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MPAGNIE GENERALE DE GEOPHYSIQUE-VERITAS</text:p>
          </table:table-cell>
          <table:table-cell table:formula="of:=LOWER([.A983])" office:value-type="string" office:string-value="compagnie generale de geophysique-veritas" calcext:value-type="string">
            <text:p>compagnie generale de geophysique-veritas</text:p>
          </table:table-cell>
          <table:table-cell table:formula="of:=SUBSTITUTE([.B983];&quot; &quot; ;&quot;&quot; )" office:value-type="string" office:string-value="compagniegeneraledegeophysique-veritas" calcext:value-type="string">
            <text:p>compagniegeneraledegeophysique-veritas</text:p>
          </table:table-cell>
          <table:table-cell table:formula="of:=ORG.LIBREOFFICE.REGEX([.C983]; &quot;[^[:alnum:]]&quot;; &quot;&quot;; &quot;g&quot;)" office:value-type="string" office:string-value="compagniegeneraledegeophysiqueveritas" calcext:value-type="string">
            <text:p>compagniegeneraledegeophysiqueveritas</text:p>
          </table:table-cell>
          <table:table-cell table:formula="of:=LEN([.D983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EDIT AGRICOLE EXPORT CREDIT AGENCIES SCF</text:p>
          </table:table-cell>
          <table:table-cell table:formula="of:=LOWER([.A984])" office:value-type="string" office:string-value="credit agricole export credit agencies scf" calcext:value-type="string">
            <text:p>credit agricole export credit agencies scf</text:p>
          </table:table-cell>
          <table:table-cell table:formula="of:=SUBSTITUTE([.B984];&quot; &quot; ;&quot;&quot; )" office:value-type="string" office:string-value="creditagricoleexportcreditagenciesscf" calcext:value-type="string">
            <text:p>creditagricoleexportcreditagenciesscf</text:p>
          </table:table-cell>
          <table:table-cell table:formula="of:=ORG.LIBREOFFICE.REGEX([.C984]; &quot;[^[:alnum:]]&quot;; &quot;&quot;; &quot;g&quot;)" office:value-type="string" office:string-value="creditagricoleexportcreditagenciesscf" calcext:value-type="string">
            <text:p>creditagricoleexportcreditagenciesscf</text:p>
          </table:table-cell>
          <table:table-cell table:formula="of:=LEN([.D984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ECI AVIATION (EX-REIMS AVIATION INDUSTRIES)</text:p>
          </table:table-cell>
          <table:table-cell table:formula="of:=LOWER([.A985])" office:value-type="string" office:string-value="geci aviation (ex-reims aviation industries)" calcext:value-type="string">
            <text:p>geci aviation (ex-reims aviation industries)</text:p>
          </table:table-cell>
          <table:table-cell table:formula="of:=SUBSTITUTE([.B985];&quot; &quot; ;&quot;&quot; )" office:value-type="string" office:string-value="geciaviation(ex-reimsaviationindustries)" calcext:value-type="string">
            <text:p>geciaviation(ex-reimsaviationindustries)</text:p>
          </table:table-cell>
          <table:table-cell table:formula="of:=ORG.LIBREOFFICE.REGEX([.C985]; &quot;[^[:alnum:]]&quot;; &quot;&quot;; &quot;g&quot;)" office:value-type="string" office:string-value="geciaviationexreimsaviationindustries" calcext:value-type="string">
            <text:p>geciaviationexreimsaviationindustries</text:p>
          </table:table-cell>
          <table:table-cell table:formula="of:=LEN([.D985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PS - AUTOLUBRIFICATION PRODUITS DE SYNTHESE</text:p>
          </table:table-cell>
          <table:table-cell table:formula="of:=LOWER([.A986])" office:value-type="string" office:string-value="aps - autolubrification produits de synthese" calcext:value-type="string">
            <text:p>aps - autolubrification produits de synthese</text:p>
          </table:table-cell>
          <table:table-cell table:formula="of:=SUBSTITUTE([.B986];&quot; &quot; ;&quot;&quot; )" office:value-type="string" office:string-value="aps-autolubrificationproduitsdesynthese" calcext:value-type="string">
            <text:p>aps-autolubrificationproduitsdesynthese</text:p>
          </table:table-cell>
          <table:table-cell table:formula="of:=ORG.LIBREOFFICE.REGEX([.C986]; &quot;[^[:alnum:]]&quot;; &quot;&quot;; &quot;g&quot;)" office:value-type="string" office:string-value="apsautolubrificationproduitsdesynthese" calcext:value-type="string">
            <text:p>apsautolubrificationproduitsdesynthese</text:p>
          </table:table-cell>
          <table:table-cell table:formula="of:=LEN([.D986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ISSE D'EPARGNE AQUITAINE-POITOU-CHARENTES</text:p>
          </table:table-cell>
          <table:table-cell table:formula="of:=LOWER([.A987])" office:value-type="string" office:string-value="caisse d'epargne aquitaine-poitou-charentes" calcext:value-type="string">
            <text:p>caisse d'epargne aquitaine-poitou-charentes</text:p>
          </table:table-cell>
          <table:table-cell table:formula="of:=SUBSTITUTE([.B987];&quot; &quot; ;&quot;&quot; )" office:value-type="string" office:string-value="caissed'epargneaquitaine-poitou-charentes" calcext:value-type="string">
            <text:p>caissed'epargneaquitaine-poitou-charentes</text:p>
          </table:table-cell>
          <table:table-cell table:formula="of:=ORG.LIBREOFFICE.REGEX([.C987]; &quot;[^[:alnum:]]&quot;; &quot;&quot;; &quot;g&quot;)" office:value-type="string" office:string-value="caissedepargneaquitainepoitoucharentes" calcext:value-type="string">
            <text:p>caissedepargneaquitainepoitoucharentes</text:p>
          </table:table-cell>
          <table:table-cell table:formula="of:=LEN([.D987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ISSE D'EPARGNE ET DE PREVOYANCE RHONE ALPES</text:p>
          </table:table-cell>
          <table:table-cell table:formula="of:=LOWER([.A988])" office:value-type="string" office:string-value="caisse d'epargne et de prevoyance rhone alpes" calcext:value-type="string">
            <text:p>caisse d'epargne et de prevoyance rhone alpes</text:p>
          </table:table-cell>
          <table:table-cell table:formula="of:=SUBSTITUTE([.B988];&quot; &quot; ;&quot;&quot; )" office:value-type="string" office:string-value="caissed'epargneetdeprevoyancerhonealpes" calcext:value-type="string">
            <text:p>caissed'epargneetdeprevoyancerhonealpes</text:p>
          </table:table-cell>
          <table:table-cell table:formula="of:=ORG.LIBREOFFICE.REGEX([.C988]; &quot;[^[:alnum:]]&quot;; &quot;&quot;; &quot;g&quot;)" office:value-type="string" office:string-value="caissedepargneetdeprevoyancerhonealpes" calcext:value-type="string">
            <text:p>caissedepargneetdeprevoyancerhonealpes</text:p>
          </table:table-cell>
          <table:table-cell table:formula="of:=LEN([.D98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LYON FINANCIAL PRODUCTS (GUERNSEY) LIMITED</text:p>
          </table:table-cell>
          <table:table-cell table:formula="of:=LOWER([.A989])" office:value-type="string" office:string-value="calyon financial products (guernsey) limited" calcext:value-type="string">
            <text:p>calyon financial products (guernsey) limited</text:p>
          </table:table-cell>
          <table:table-cell table:formula="of:=SUBSTITUTE([.B989];&quot; &quot; ;&quot;&quot; )" office:value-type="string" office:string-value="calyonfinancialproducts(guernsey)limited" calcext:value-type="string">
            <text:p>calyonfinancialproducts(guernsey)limited</text:p>
          </table:table-cell>
          <table:table-cell table:formula="of:=ORG.LIBREOFFICE.REGEX([.C989]; &quot;[^[:alnum:]]&quot;; &quot;&quot;; &quot;g&quot;)" office:value-type="string" office:string-value="calyonfinancialproductsguernseylimited" calcext:value-type="string">
            <text:p>calyonfinancialproductsguernseylimited</text:p>
          </table:table-cell>
          <table:table-cell table:formula="of:=LEN([.D989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EDERATION DU CREDIT MUTUEL ANTILLES-GUYANE</text:p>
          </table:table-cell>
          <table:table-cell table:formula="of:=LOWER([.A990])" office:value-type="string" office:string-value="federation du credit mutuel antilles-guyane" calcext:value-type="string">
            <text:p>federation du credit mutuel antilles-guyane</text:p>
          </table:table-cell>
          <table:table-cell table:formula="of:=SUBSTITUTE([.B990];&quot; &quot; ;&quot;&quot; )" office:value-type="string" office:string-value="federationducreditmutuelantilles-guyane" calcext:value-type="string">
            <text:p>federationducreditmutuelantilles-guyane</text:p>
          </table:table-cell>
          <table:table-cell table:formula="of:=ORG.LIBREOFFICE.REGEX([.C990]; &quot;[^[:alnum:]]&quot;; &quot;&quot;; &quot;g&quot;)" office:value-type="string" office:string-value="federationducreditmutuelantillesguyane" calcext:value-type="string">
            <text:p>federationducreditmutuelantillesguyane</text:p>
          </table:table-cell>
          <table:table-cell table:formula="of:=LEN([.D990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ROUPE BANQUE POPULAIRE PROVENCALE ET CORSE</text:p>
          </table:table-cell>
          <table:table-cell table:formula="of:=LOWER([.A991])" office:value-type="string" office:string-value="groupe banque populaire provencale et corse" calcext:value-type="string">
            <text:p>groupe banque populaire provencale et corse</text:p>
          </table:table-cell>
          <table:table-cell table:formula="of:=SUBSTITUTE([.B991];&quot; &quot; ;&quot;&quot; )" office:value-type="string" office:string-value="groupebanquepopulaireprovencaleetcorse" calcext:value-type="string">
            <text:p>groupebanquepopulaireprovencaleetcorse</text:p>
          </table:table-cell>
          <table:table-cell table:formula="of:=ORG.LIBREOFFICE.REGEX([.C991]; &quot;[^[:alnum:]]&quot;; &quot;&quot;; &quot;g&quot;)" office:value-type="string" office:string-value="groupebanquepopulaireprovencaleetcorse" calcext:value-type="string">
            <text:p>groupebanquepopulaireprovencaleetcorse</text:p>
          </table:table-cell>
          <table:table-cell table:formula="of:=LEN([.D991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ISSE D'EPARGNE ET DE PREVOYANCE ILE DE FRANCE</text:p>
          </table:table-cell>
          <table:table-cell table:formula="of:=LOWER([.A992])" office:value-type="string" office:string-value="caisse d'epargne et de prevoyance ile de france" calcext:value-type="string">
            <text:p>caisse d'epargne et de prevoyance ile de france</text:p>
          </table:table-cell>
          <table:table-cell table:formula="of:=SUBSTITUTE([.B992];&quot; &quot; ;&quot;&quot; )" office:value-type="string" office:string-value="caissed'epargneetdeprevoyanceiledefrance" calcext:value-type="string">
            <text:p>caissed'epargneetdeprevoyanceiledefrance</text:p>
          </table:table-cell>
          <table:table-cell table:formula="of:=ORG.LIBREOFFICE.REGEX([.C992]; &quot;[^[:alnum:]]&quot;; &quot;&quot;; &quot;g&quot;)" office:value-type="string" office:string-value="caissedepargneetdeprevoyanceiledefrance" calcext:value-type="string">
            <text:p>caissedepargneetdeprevoyanceiledefrance</text:p>
          </table:table-cell>
          <table:table-cell table:formula="of:=LEN([.D992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ENOBLOISE D'ELECTRONIQUE ET D'AUTOMATISMES</text:p>
          </table:table-cell>
          <table:table-cell table:formula="of:=LOWER([.A993])" office:value-type="string" office:string-value="grenobloise d'electronique et d'automatismes" calcext:value-type="string">
            <text:p>grenobloise d'electronique et d'automatismes</text:p>
          </table:table-cell>
          <table:table-cell table:formula="of:=SUBSTITUTE([.B993];&quot; &quot; ;&quot;&quot; )" office:value-type="string" office:string-value="grenobloised'electroniqueetd'automatismes" calcext:value-type="string">
            <text:p>grenobloised'electroniqueetd'automatismes</text:p>
          </table:table-cell>
          <table:table-cell table:formula="of:=ORG.LIBREOFFICE.REGEX([.C993]; &quot;[^[:alnum:]]&quot;; &quot;&quot;; &quot;g&quot;)" office:value-type="string" office:string-value="grenobloisedelectroniqueetdautomatismes" calcext:value-type="string">
            <text:p>grenobloisedelectroniqueetdautomatismes</text:p>
          </table:table-cell>
          <table:table-cell table:formula="of:=LEN([.D99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GIE AUTONOME DES TRANSPORTS PARISIENS - RATP</text:p>
          </table:table-cell>
          <table:table-cell table:formula="of:=LOWER([.A994])" office:value-type="string" office:string-value="regie autonome des transports parisiens - ratp" calcext:value-type="string">
            <text:p>regie autonome des transports parisiens - ratp</text:p>
          </table:table-cell>
          <table:table-cell table:formula="of:=SUBSTITUTE([.B994];&quot; &quot; ;&quot;&quot; )" office:value-type="string" office:string-value="regieautonomedestransportsparisiens-ratp" calcext:value-type="string">
            <text:p>regieautonomedestransportsparisiens-ratp</text:p>
          </table:table-cell>
          <table:table-cell table:formula="of:=ORG.LIBREOFFICE.REGEX([.C994]; &quot;[^[:alnum:]]&quot;; &quot;&quot;; &quot;g&quot;)" office:value-type="string" office:string-value="regieautonomedestransportsparisiensratp" calcext:value-type="string">
            <text:p>regieautonomedestransportsparisiensratp</text:p>
          </table:table-cell>
          <table:table-cell table:formula="of:=LEN([.D994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REDIT AGRICOLE CORPORATE AND INVESTMENT <text:s/>BANK</text:p>
          </table:table-cell>
          <table:table-cell table:formula="of:=LOWER([.A995])" office:value-type="string" office:string-value="credit agricole corporate and investment  bank" calcext:value-type="string">
            <text:p>credit agricole corporate and investment <text:s/>bank</text:p>
          </table:table-cell>
          <table:table-cell table:formula="of:=SUBSTITUTE([.B995];&quot; &quot; ;&quot;&quot; )" office:value-type="string" office:string-value="creditagricolecorporateandinvestmentbank" calcext:value-type="string">
            <text:p>creditagricolecorporateandinvestmentbank</text:p>
          </table:table-cell>
          <table:table-cell table:formula="of:=ORG.LIBREOFFICE.REGEX([.C995]; &quot;[^[:alnum:]]&quot;; &quot;&quot;; &quot;g&quot;)" office:value-type="string" office:string-value="creditagricolecorporateandinvestmentbank" calcext:value-type="string">
            <text:p>creditagricolecorporateandinvestmentbank</text:p>
          </table:table-cell>
          <table:table-cell table:formula="of:=LEN([.D995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EDIT MUTUEL DE MAINE-ANJOU ET BASSE-NORMANDIE</text:p>
          </table:table-cell>
          <table:table-cell table:formula="of:=LOWER([.A996])" office:value-type="string" office:string-value="credit mutuel de maine-anjou et basse-normandie" calcext:value-type="string">
            <text:p>credit mutuel de maine-anjou et basse-normandie</text:p>
          </table:table-cell>
          <table:table-cell table:formula="of:=SUBSTITUTE([.B996];&quot; &quot; ;&quot;&quot; )" office:value-type="string" office:string-value="creditmutueldemaine-anjouetbasse-normandie" calcext:value-type="string">
            <text:p>creditmutueldemaine-anjouetbasse-normandie</text:p>
          </table:table-cell>
          <table:table-cell table:formula="of:=ORG.LIBREOFFICE.REGEX([.C996]; &quot;[^[:alnum:]]&quot;; &quot;&quot;; &quot;g&quot;)" office:value-type="string" office:string-value="creditmutueldemaineanjouetbassenormandie" calcext:value-type="string">
            <text:p>creditmutueldemaineanjouetbassenormandie</text:p>
          </table:table-cell>
          <table:table-cell table:formula="of:=LEN([.D996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CIETE FERMIERE DU CASINO MUNICIPAL DE CANNES</text:p>
          </table:table-cell>
          <table:table-cell table:formula="of:=LOWER([.A997])" office:value-type="string" office:string-value="societe fermiere du casino municipal de cannes" calcext:value-type="string">
            <text:p>societe fermiere du casino municipal de cannes</text:p>
          </table:table-cell>
          <table:table-cell table:formula="of:=SUBSTITUTE([.B997];&quot; &quot; ;&quot;&quot; )" office:value-type="string" office:string-value="societefermiereducasinomunicipaldecannes" calcext:value-type="string">
            <text:p>societefermiereducasinomunicipaldecannes</text:p>
          </table:table-cell>
          <table:table-cell table:formula="of:=ORG.LIBREOFFICE.REGEX([.C997]; &quot;[^[:alnum:]]&quot;; &quot;&quot;; &quot;g&quot;)" office:value-type="string" office:string-value="societefermiereducasinomunicipaldecannes" calcext:value-type="string">
            <text:p>societefermiereducasinomunicipaldecannes</text:p>
          </table:table-cell>
          <table:table-cell table:formula="of:=LEN([.D997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USTRALIA AND NEW ZEALAND BANKING GROUP LIMITED</text:p>
          </table:table-cell>
          <table:table-cell table:formula="of:=LOWER([.A998])" office:value-type="string" office:string-value="australia and new zealand banking group limited" calcext:value-type="string">
            <text:p>australia and new zealand banking group limited</text:p>
          </table:table-cell>
          <table:table-cell table:formula="of:=SUBSTITUTE([.B998];&quot; &quot; ;&quot;&quot; )" office:value-type="string" office:string-value="australiaandnewzealandbankinggrouplimited" calcext:value-type="string">
            <text:p>australiaandnewzealandbankinggrouplimited</text:p>
          </table:table-cell>
          <table:table-cell table:formula="of:=ORG.LIBREOFFICE.REGEX([.C998]; &quot;[^[:alnum:]]&quot;; &quot;&quot;; &quot;g&quot;)" office:value-type="string" office:string-value="australiaandnewzealandbankinggrouplimited" calcext:value-type="string">
            <text:p>australiaandnewzealandbankinggrouplimited</text:p>
          </table:table-cell>
          <table:table-cell table:formula="of:=LEN([.D99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ITIGROUP GLOBAL MARKETS DEUTSCHLAND AG &amp; CO. KGAA</text:p>
          </table:table-cell>
          <table:table-cell table:formula="of:=LOWER([.A999])" office:value-type="string" office:string-value="citigroup global markets deutschland ag &amp; co. kgaa" calcext:value-type="string">
            <text:p>citigroup global markets deutschland ag &amp; co. kgaa</text:p>
          </table:table-cell>
          <table:table-cell table:formula="of:=SUBSTITUTE([.B999];&quot; &quot; ;&quot;&quot; )" office:value-type="string" office:string-value="citigroupglobalmarketsdeutschlandag&amp;co.kgaa" calcext:value-type="string">
            <text:p>citigroupglobalmarketsdeutschlandag&amp;co.kgaa</text:p>
          </table:table-cell>
          <table:table-cell table:formula="of:=ORG.LIBREOFFICE.REGEX([.C999]; &quot;[^[:alnum:]]&quot;; &quot;&quot;; &quot;g&quot;)" office:value-type="string" office:string-value="citigroupglobalmarketsdeutschlandagcokgaa" calcext:value-type="string">
            <text:p>citigroupglobalmarketsdeutschlandagcokgaa</text:p>
          </table:table-cell>
          <table:table-cell table:formula="of:=LEN([.D999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CIETE INTERNATIONALE DE PLANTATIONS D'HEVEAS</text:p>
          </table:table-cell>
          <table:table-cell table:formula="of:=LOWER([.A1000])" office:value-type="string" office:string-value="societe internationale de plantations d'heveas" calcext:value-type="string">
            <text:p>societe internationale de plantations d'heveas</text:p>
          </table:table-cell>
          <table:table-cell table:formula="of:=SUBSTITUTE([.B1000];&quot; &quot; ;&quot;&quot; )" office:value-type="string" office:string-value="societeinternationaledeplantationsd'heveas" calcext:value-type="string">
            <text:p>societeinternationaledeplantationsd'heveas</text:p>
          </table:table-cell>
          <table:table-cell table:formula="of:=ORG.LIBREOFFICE.REGEX([.C1000]; &quot;[^[:alnum:]]&quot;; &quot;&quot;; &quot;g&quot;)" office:value-type="string" office:string-value="societeinternationaledeplantationsdheveas" calcext:value-type="string">
            <text:p>societeinternationaledeplantationsdheveas</text:p>
          </table:table-cell>
          <table:table-cell table:formula="of:=LEN([.D100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ISSE REGIONALE DE CREDIT AGRICOLE DE NORMANDIE</text:p>
          </table:table-cell>
          <table:table-cell table:formula="of:=LOWER([.A1001])" office:value-type="string" office:string-value="caisse regionale de credit agricole de normandie" calcext:value-type="string">
            <text:p>caisse regionale de credit agricole de normandie</text:p>
          </table:table-cell>
          <table:table-cell table:formula="of:=SUBSTITUTE([.B1001];&quot; &quot; ;&quot;&quot; )" office:value-type="string" office:string-value="caisseregionaledecreditagricoledenormandie" calcext:value-type="string">
            <text:p>caisseregionaledecreditagricoledenormandie</text:p>
          </table:table-cell>
          <table:table-cell table:formula="of:=ORG.LIBREOFFICE.REGEX([.C1001]; &quot;[^[:alnum:]]&quot;; &quot;&quot;; &quot;g&quot;)" office:value-type="string" office:string-value="caisseregionaledecreditagricoledenormandie" calcext:value-type="string">
            <text:p>caisseregionaledecreditagricoledenormandie</text:p>
          </table:table-cell>
          <table:table-cell table:formula="of:=LEN([.D1001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ISSE REGIONALE DE CREDIT AGRICOLE DU FINISTERE</text:p>
          </table:table-cell>
          <table:table-cell table:formula="of:=LOWER([.A1002])" office:value-type="string" office:string-value="caisse regionale de credit agricole du finistere" calcext:value-type="string">
            <text:p>caisse regionale de credit agricole du finistere</text:p>
          </table:table-cell>
          <table:table-cell table:formula="of:=SUBSTITUTE([.B1002];&quot; &quot; ;&quot;&quot; )" office:value-type="string" office:string-value="caisseregionaledecreditagricoledufinistere" calcext:value-type="string">
            <text:p>caisseregionaledecreditagricoledufinistere</text:p>
          </table:table-cell>
          <table:table-cell table:formula="of:=ORG.LIBREOFFICE.REGEX([.C1002]; &quot;[^[:alnum:]]&quot;; &quot;&quot;; &quot;g&quot;)" office:value-type="string" office:string-value="caisseregionaledecreditagricoledufinistere" calcext:value-type="string">
            <text:p>caisseregionaledecreditagricoledufinistere</text:p>
          </table:table-cell>
          <table:table-cell table:formula="of:=LEN([.D1002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NION TECHNOLOGIES INFORMATIQUE GROUP - UTI GROUP</text:p>
          </table:table-cell>
          <table:table-cell table:formula="of:=LOWER([.A1003])" office:value-type="string" office:string-value="union technologies informatique group - uti group" calcext:value-type="string">
            <text:p>union technologies informatique group - uti group</text:p>
          </table:table-cell>
          <table:table-cell table:formula="of:=SUBSTITUTE([.B1003];&quot; &quot; ;&quot;&quot; )" office:value-type="string" office:string-value="uniontechnologiesinformatiquegroup-utigroup" calcext:value-type="string">
            <text:p>uniontechnologiesinformatiquegroup-utigroup</text:p>
          </table:table-cell>
          <table:table-cell table:formula="of:=ORG.LIBREOFFICE.REGEX([.C1003]; &quot;[^[:alnum:]]&quot;; &quot;&quot;; &quot;g&quot;)" office:value-type="string" office:string-value="uniontechnologiesinformatiquegrouputigroup" calcext:value-type="string">
            <text:p>uniontechnologiesinformatiquegrouputigroup</text:p>
          </table:table-cell>
          <table:table-cell table:formula="of:=LEN([.D100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ISSE FEDERALE DU CREDIT MUTUEL CENTRE EST EUROPE</text:p>
          </table:table-cell>
          <table:table-cell table:formula="of:=LOWER([.A1004])" office:value-type="string" office:string-value="caisse federale du credit mutuel centre est europe" calcext:value-type="string">
            <text:p>caisse federale du credit mutuel centre est europe</text:p>
          </table:table-cell>
          <table:table-cell table:formula="of:=SUBSTITUTE([.B1004];&quot; &quot; ;&quot;&quot; )" office:value-type="string" office:string-value="caissefederaleducreditmutuelcentreesteurope" calcext:value-type="string">
            <text:p>caissefederaleducreditmutuelcentreesteurope</text:p>
          </table:table-cell>
          <table:table-cell table:formula="of:=ORG.LIBREOFFICE.REGEX([.C1004]; &quot;[^[:alnum:]]&quot;; &quot;&quot;; &quot;g&quot;)" office:value-type="string" office:string-value="caissefederaleducreditmutuelcentreesteurope" calcext:value-type="string">
            <text:p>caissefederaleducreditmutuelcentreesteurope</text:p>
          </table:table-cell>
          <table:table-cell table:formula="of:=LEN([.D1004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RTIS INVESTMENT MANAGEMENT SA AND SUBSIDIARIES</text:p>
          </table:table-cell>
          <table:table-cell table:formula="of:=LOWER([.A1005])" office:value-type="string" office:string-value="fortis investment management sa and subsidiaries" calcext:value-type="string">
            <text:p>fortis investment management sa and subsidiaries</text:p>
          </table:table-cell>
          <table:table-cell table:formula="of:=SUBSTITUTE([.B1005];&quot; &quot; ;&quot;&quot; )" office:value-type="string" office:string-value="fortisinvestmentmanagementsaandsubsidiaries" calcext:value-type="string">
            <text:p>fortisinvestmentmanagementsaandsubsidiaries</text:p>
          </table:table-cell>
          <table:table-cell table:formula="of:=ORG.LIBREOFFICE.REGEX([.C1005]; &quot;[^[:alnum:]]&quot;; &quot;&quot;; &quot;g&quot;)" office:value-type="string" office:string-value="fortisinvestmentmanagementsaandsubsidiaries" calcext:value-type="string">
            <text:p>fortisinvestmentmanagementsaandsubsidiaries</text:p>
          </table:table-cell>
          <table:table-cell table:formula="of:=LEN([.D1005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ISSE CENTRALE DU CREDIT IMMOBILIER DE FRANCE - 3CIF</text:p>
          </table:table-cell>
          <table:table-cell table:formula="of:=LOWER([.A1006])" office:value-type="string" office:string-value="caisse centrale du credit immobilier de france - 3cif" calcext:value-type="string">
            <text:p>caisse centrale du credit immobilier de france - 3cif</text:p>
          </table:table-cell>
          <table:table-cell table:formula="of:=SUBSTITUTE([.B1006];&quot; &quot; ;&quot;&quot; )" office:value-type="string" office:string-value="caissecentraleducreditimmobilierdefrance-3cif" calcext:value-type="string">
            <text:p>caissecentraleducreditimmobilierdefrance-3cif</text:p>
          </table:table-cell>
          <table:table-cell table:formula="of:=ORG.LIBREOFFICE.REGEX([.C1006]; &quot;[^[:alnum:]]&quot;; &quot;&quot;; &quot;g&quot;)" office:value-type="string" office:string-value="caissecentraleducreditimmobilierdefrance3cif" calcext:value-type="string">
            <text:p>caissecentraleducreditimmobilierdefrance3cif</text:p>
          </table:table-cell>
          <table:table-cell table:formula="of:=LEN([.D1006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ISSE REGIONALE DE CREDIT AGRICOLE MUTUEL DE L'OISE</text:p>
          </table:table-cell>
          <table:table-cell table:formula="of:=LOWER([.A1007])" office:value-type="string" office:string-value="caisse regionale de credit agricole mutuel de l'oise" calcext:value-type="string">
            <text:p>caisse regionale de credit agricole mutuel de l'oise</text:p>
          </table:table-cell>
          <table:table-cell table:formula="of:=SUBSTITUTE([.B1007];&quot; &quot; ;&quot;&quot; )" office:value-type="string" office:string-value="caisseregionaledecreditagricolemutueldel'oise" calcext:value-type="string">
            <text:p>caisseregionaledecreditagricolemutueldel'oise</text:p>
          </table:table-cell>
          <table:table-cell table:formula="of:=ORG.LIBREOFFICE.REGEX([.C1007]; &quot;[^[:alnum:]]&quot;; &quot;&quot;; &quot;g&quot;)" office:value-type="string" office:string-value="caisseregionaledecreditagricolemutueldeloise" calcext:value-type="string">
            <text:p>caisseregionaledecreditagricolemutueldeloise</text:p>
          </table:table-cell>
          <table:table-cell table:formula="of:=LEN([.D1007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ISSE REGIONALE DE CREDIT AGRICOLE MUTUEL NORD-EST</text:p>
          </table:table-cell>
          <table:table-cell table:formula="of:=LOWER([.A1008])" office:value-type="string" office:string-value="caisse regionale de credit agricole mutuel nord-est" calcext:value-type="string">
            <text:p>caisse regionale de credit agricole mutuel nord-est</text:p>
          </table:table-cell>
          <table:table-cell table:formula="of:=SUBSTITUTE([.B1008];&quot; &quot; ;&quot;&quot; )" office:value-type="string" office:string-value="caisseregionaledecreditagricolemutuelnord-est" calcext:value-type="string">
            <text:p>caisseregionaledecreditagricolemutuelnord-est</text:p>
          </table:table-cell>
          <table:table-cell table:formula="of:=ORG.LIBREOFFICE.REGEX([.C1008]; &quot;[^[:alnum:]]&quot;; &quot;&quot;; &quot;g&quot;)" office:value-type="string" office:string-value="caisseregionaledecreditagricolemutuelnordest" calcext:value-type="string">
            <text:p>caisseregionaledecreditagricolemutuelnordest</text:p>
          </table:table-cell>
          <table:table-cell table:formula="of:=LEN([.D1008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BC INTERNATIONALE FINANCIERINGSMAATSCHAPPIJ NV</text:p>
          </table:table-cell>
          <table:table-cell table:formula="of:=LOWER([.A1009])" office:value-type="string" office:string-value="kbc internationale financieringsmaatschappij nv" calcext:value-type="string">
            <text:p>kbc internationale financieringsmaatschappij nv</text:p>
          </table:table-cell>
          <table:table-cell table:formula="of:=SUBSTITUTE([.B1009];&quot; &quot; ;&quot;&quot; )" office:value-type="string" office:string-value="kbcinternationalefinancieringsmaatschappijnv" calcext:value-type="string">
            <text:p>kbcinternationalefinancieringsmaatschappijnv</text:p>
          </table:table-cell>
          <table:table-cell table:formula="of:=ORG.LIBREOFFICE.REGEX([.C1009]; &quot;[^[:alnum:]]&quot;; &quot;&quot;; &quot;g&quot;)" office:value-type="string" office:string-value="kbcinternationalefinancieringsmaatschappijnv" calcext:value-type="string">
            <text:p>kbcinternationalefinancieringsmaatschappijnv</text:p>
          </table:table-cell>
          <table:table-cell table:formula="of:=LEN([.D1009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ISSE D'EPARGNE ET DE PREVOYANCE LOIRE DROME ARDECHE</text:p>
          </table:table-cell>
          <table:table-cell table:formula="of:=LOWER([.A1010])" office:value-type="string" office:string-value="caisse d'epargne et de prevoyance loire drome ardeche" calcext:value-type="string">
            <text:p>caisse d'epargne et de prevoyance loire drome ardeche</text:p>
          </table:table-cell>
          <table:table-cell table:formula="of:=SUBSTITUTE([.B1010];&quot; &quot; ;&quot;&quot; )" office:value-type="string" office:string-value="caissed'epargneetdeprevoyanceloiredromeardeche" calcext:value-type="string">
            <text:p>caissed'epargneetdeprevoyanceloiredromeardeche</text:p>
          </table:table-cell>
          <table:table-cell table:formula="of:=ORG.LIBREOFFICE.REGEX([.C1010]; &quot;[^[:alnum:]]&quot;; &quot;&quot;; &quot;g&quot;)" office:value-type="string" office:string-value="caissedepargneetdeprevoyanceloiredromeardeche" calcext:value-type="string">
            <text:p>caissedepargneetdeprevoyanceloiredromeardeche</text:p>
          </table:table-cell>
          <table:table-cell table:formula="of:=LEN([.D1010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ISSE REGIONALE DE CREDIT AGRICOLE DE BRIE PICARDIE</text:p>
          </table:table-cell>
          <table:table-cell table:formula="of:=LOWER([.A1011])" office:value-type="string" office:string-value="caisse regionale de credit agricole de brie picardie" calcext:value-type="string">
            <text:p>caisse regionale de credit agricole de brie picardie</text:p>
          </table:table-cell>
          <table:table-cell table:formula="of:=SUBSTITUTE([.B1011];&quot; &quot; ;&quot;&quot; )" office:value-type="string" office:string-value="caisseregionaledecreditagricoledebriepicardie" calcext:value-type="string">
            <text:p>caisseregionaledecreditagricoledebriepicardie</text:p>
          </table:table-cell>
          <table:table-cell table:formula="of:=ORG.LIBREOFFICE.REGEX([.C1011]; &quot;[^[:alnum:]]&quot;; &quot;&quot;; &quot;g&quot;)" office:value-type="string" office:string-value="caisseregionaledecreditagricoledebriepicardie" calcext:value-type="string">
            <text:p>caisseregionaledecreditagricoledebriepicardie</text:p>
          </table:table-cell>
          <table:table-cell table:formula="of:=LEN([.D1011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OPERATIVE CENTRALE RAIFFEISEN-BOERENLEENBANK B.A.</text:p>
          </table:table-cell>
          <table:table-cell table:formula="of:=LOWER([.A1012])" office:value-type="string" office:string-value="cooperative centrale raiffeisen-boerenleenbank b.a." calcext:value-type="string">
            <text:p>cooperative centrale raiffeisen-boerenleenbank b.a.</text:p>
          </table:table-cell>
          <table:table-cell table:formula="of:=SUBSTITUTE([.B1012];&quot; &quot; ;&quot;&quot; )" office:value-type="string" office:string-value="cooperativecentraleraiffeisen-boerenleenbankb.a." calcext:value-type="string">
            <text:p>cooperativecentraleraiffeisen-boerenleenbankb.a.</text:p>
          </table:table-cell>
          <table:table-cell table:formula="of:=ORG.LIBREOFFICE.REGEX([.C1012]; &quot;[^[:alnum:]]&quot;; &quot;&quot;; &quot;g&quot;)" office:value-type="string" office:string-value="cooperativecentraleraiffeisenboerenleenbankba" calcext:value-type="string">
            <text:p>cooperativecentraleraiffeisenboerenleenbankba</text:p>
          </table:table-cell>
          <table:table-cell table:formula="of:=LEN([.D1012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OCIETE ANONYME D'EXPLOSIFS ET DE PRODUITS CHIMIQUES</text:p>
          </table:table-cell>
          <table:table-cell table:formula="of:=LOWER([.A1013])" office:value-type="string" office:string-value="societe anonyme d'explosifs et de produits chimiques" calcext:value-type="string">
            <text:p>societe anonyme d'explosifs et de produits chimiques</text:p>
          </table:table-cell>
          <table:table-cell table:formula="of:=SUBSTITUTE([.B1013];&quot; &quot; ;&quot;&quot; )" office:value-type="string" office:string-value="societeanonymed'explosifsetdeproduitschimiques" calcext:value-type="string">
            <text:p>societeanonymed'explosifsetdeproduitschimiques</text:p>
          </table:table-cell>
          <table:table-cell table:formula="of:=ORG.LIBREOFFICE.REGEX([.C1013]; &quot;[^[:alnum:]]&quot;; &quot;&quot;; &quot;g&quot;)" office:value-type="string" office:string-value="societeanonymedexplosifsetdeproduitschimiques" calcext:value-type="string">
            <text:p>societeanonymedexplosifsetdeproduitschimiques</text:p>
          </table:table-cell>
          <table:table-cell table:formula="of:=LEN([.D1013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ISSE REGIONALE DE CREDIT AGRICOLE SUD MEDITERRANEE</text:p>
          </table:table-cell>
          <table:table-cell table:formula="of:=LOWER([.A1014])" office:value-type="string" office:string-value="caisse regionale de credit agricole sud mediterranee" calcext:value-type="string">
            <text:p>caisse regionale de credit agricole sud mediterranee</text:p>
          </table:table-cell>
          <table:table-cell table:formula="of:=SUBSTITUTE([.B1014];&quot; &quot; ;&quot;&quot; )" office:value-type="string" office:string-value="caisseregionaledecreditagricolesudmediterranee" calcext:value-type="string">
            <text:p>caisseregionaledecreditagricolesudmediterranee</text:p>
          </table:table-cell>
          <table:table-cell table:formula="of:=ORG.LIBREOFFICE.REGEX([.C1014]; &quot;[^[:alnum:]]&quot;; &quot;&quot;; &quot;g&quot;)" office:value-type="string" office:string-value="caisseregionaledecreditagricolesudmediterranee" calcext:value-type="string">
            <text:p>caisseregionaledecreditagricolesudmediterranee</text:p>
          </table:table-cell>
          <table:table-cell table:formula="of:=LEN([.D101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REDIT AGRICOLE MUTUEL CHARENTE-MARITIME DEUX SEVRES</text:p>
          </table:table-cell>
          <table:table-cell table:formula="of:=LOWER([.A1015])" office:value-type="string" office:string-value="credit agricole mutuel charente-maritime deux sevres" calcext:value-type="string">
            <text:p>credit agricole mutuel charente-maritime deux sevres</text:p>
          </table:table-cell>
          <table:table-cell table:formula="of:=SUBSTITUTE([.B1015];&quot; &quot; ;&quot;&quot; )" office:value-type="string" office:string-value="creditagricolemutuelcharente-maritimedeuxsevres" calcext:value-type="string">
            <text:p>creditagricolemutuelcharente-maritimedeuxsevres</text:p>
          </table:table-cell>
          <table:table-cell table:formula="of:=ORG.LIBREOFFICE.REGEX([.C1015]; &quot;[^[:alnum:]]&quot;; &quot;&quot;; &quot;g&quot;)" office:value-type="string" office:string-value="creditagricolemutuelcharentemaritimedeuxsevres" calcext:value-type="string">
            <text:p>creditagricolemutuelcharentemaritimedeuxsevres</text:p>
          </table:table-cell>
          <table:table-cell table:formula="of:=LEN([.D1015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ONCIERE DES 6EME ET 7EME ARRONDISSEMENT DE PARIS (SIIC)</text:p>
          </table:table-cell>
          <table:table-cell table:formula="of:=LOWER([.A1016])" office:value-type="string" office:string-value="fonciere des 6eme et 7eme arrondissement de paris (siic)" calcext:value-type="string">
            <text:p>fonciere des 6eme et 7eme arrondissement de paris (siic)</text:p>
          </table:table-cell>
          <table:table-cell table:formula="of:=SUBSTITUTE([.B1016];&quot; &quot; ;&quot;&quot; )" office:value-type="string" office:string-value="foncieredes6emeet7emearrondissementdeparis(siic)" calcext:value-type="string">
            <text:p>foncieredes6emeet7emearrondissementdeparis(siic)</text:p>
          </table:table-cell>
          <table:table-cell table:formula="of:=ORG.LIBREOFFICE.REGEX([.C1016]; &quot;[^[:alnum:]]&quot;; &quot;&quot;; &quot;g&quot;)" office:value-type="string" office:string-value="foncieredes6emeet7emearrondissementdeparissiic" calcext:value-type="string">
            <text:p>foncieredes6emeet7emearrondissementdeparissiic</text:p>
          </table:table-cell>
          <table:table-cell table:formula="of:=LEN([.D1016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OCIETE FINANCIERE DE COMMUNICATION ET DU MULTIMEDIA</text:p>
          </table:table-cell>
          <table:table-cell table:formula="of:=LOWER([.A1017])" office:value-type="string" office:string-value="societe financiere de communication et du multimedia" calcext:value-type="string">
            <text:p>societe financiere de communication et du multimedia</text:p>
          </table:table-cell>
          <table:table-cell table:formula="of:=SUBSTITUTE([.B1017];&quot; &quot; ;&quot;&quot; )" office:value-type="string" office:string-value="societefinancieredecommunicationetdumultimedia" calcext:value-type="string">
            <text:p>societefinancieredecommunicationetdumultimedia</text:p>
          </table:table-cell>
          <table:table-cell table:formula="of:=ORG.LIBREOFFICE.REGEX([.C1017]; &quot;[^[:alnum:]]&quot;; &quot;&quot;; &quot;g&quot;)" office:value-type="string" office:string-value="societefinancieredecommunicationetdumultimedia" calcext:value-type="string">
            <text:p>societefinancieredecommunicationetdumultimedia</text:p>
          </table:table-cell>
          <table:table-cell table:formula="of:=LEN([.D1017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OCIETE FONCIERE FINANCIERE ET DE PARTICIPATIONS - FFP</text:p>
          </table:table-cell>
          <table:table-cell table:formula="of:=LOWER([.A1018])" office:value-type="string" office:string-value="societe fonciere financiere et de participations - ffp" calcext:value-type="string">
            <text:p>societe fonciere financiere et de participations - ffp</text:p>
          </table:table-cell>
          <table:table-cell table:formula="of:=SUBSTITUTE([.B1018];&quot; &quot; ;&quot;&quot; )" office:value-type="string" office:string-value="societefoncierefinanciereetdeparticipations-ffp" calcext:value-type="string">
            <text:p>societefoncierefinanciereetdeparticipations-ffp</text:p>
          </table:table-cell>
          <table:table-cell table:formula="of:=ORG.LIBREOFFICE.REGEX([.C1018]; &quot;[^[:alnum:]]&quot;; &quot;&quot;; &quot;g&quot;)" office:value-type="string" office:string-value="societefoncierefinanciereetdeparticipationsffp" calcext:value-type="string">
            <text:p>societefoncierefinanciereetdeparticipationsffp</text:p>
          </table:table-cell>
          <table:table-cell table:formula="of:=LEN([.D101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ISSE NATIONALE DES CAISSES D'EPARGNE ET DE PREVOYANCE</text:p>
          </table:table-cell>
          <table:table-cell table:formula="of:=LOWER([.A1019])" office:value-type="string" office:string-value="caisse nationale des caisses d'epargne et de prevoyance" calcext:value-type="string">
            <text:p>caisse nationale des caisses d'epargne et de prevoyance</text:p>
          </table:table-cell>
          <table:table-cell table:formula="of:=SUBSTITUTE([.B1019];&quot; &quot; ;&quot;&quot; )" office:value-type="string" office:string-value="caissenationaledescaissesd'epargneetdeprevoyance" calcext:value-type="string">
            <text:p>caissenationaledescaissesd'epargneetdeprevoyance</text:p>
          </table:table-cell>
          <table:table-cell table:formula="of:=ORG.LIBREOFFICE.REGEX([.C1019]; &quot;[^[:alnum:]]&quot;; &quot;&quot;; &quot;g&quot;)" office:value-type="string" office:string-value="caissenationaledescaissesdepargneetdeprevoyance" calcext:value-type="string">
            <text:p>caissenationaledescaissesdepargneetdeprevoyance</text:p>
          </table:table-cell>
          <table:table-cell table:formula="of:=LEN([.D1019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ISSE REGIONALE DE CREDIT AGRICOLE CHARENTE-PERIGORD</text:p>
          </table:table-cell>
          <table:table-cell table:formula="of:=LOWER([.A1020])" office:value-type="string" office:string-value="caisse regionale de credit agricole charente-perigord" calcext:value-type="string">
            <text:p>caisse regionale de credit agricole charente-perigord</text:p>
          </table:table-cell>
          <table:table-cell table:formula="of:=SUBSTITUTE([.B1020];&quot; &quot; ;&quot;&quot; )" office:value-type="string" office:string-value="caisseregionaledecreditagricolecharente-perigord" calcext:value-type="string">
            <text:p>caisseregionaledecreditagricolecharente-perigord</text:p>
          </table:table-cell>
          <table:table-cell table:formula="of:=ORG.LIBREOFFICE.REGEX([.C1020]; &quot;[^[:alnum:]]&quot;; &quot;&quot;; &quot;g&quot;)" office:value-type="string" office:string-value="caisseregionaledecreditagricolecharenteperigord" calcext:value-type="string">
            <text:p>caisseregionaledecreditagricolecharenteperigord</text:p>
          </table:table-cell>
          <table:table-cell table:formula="of:=LEN([.D1020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ISSE REGIONALE DE CREDIT MARITIME MUTUEL ATLANTIQUE</text:p>
          </table:table-cell>
          <table:table-cell table:formula="of:=LOWER([.A1021])" office:value-type="string" office:string-value="caisse regionale de credit maritime mutuel atlantique" calcext:value-type="string">
            <text:p>caisse regionale de credit maritime mutuel atlantique</text:p>
          </table:table-cell>
          <table:table-cell table:formula="of:=SUBSTITUTE([.B1021];&quot; &quot; ;&quot;&quot; )" office:value-type="string" office:string-value="caisseregionaledecreditmaritimemutuelatlantique" calcext:value-type="string">
            <text:p>caisseregionaledecreditmaritimemutuelatlantique</text:p>
          </table:table-cell>
          <table:table-cell table:formula="of:=ORG.LIBREOFFICE.REGEX([.C1021]; &quot;[^[:alnum:]]&quot;; &quot;&quot;; &quot;g&quot;)" office:value-type="string" office:string-value="caisseregionaledecreditmaritimemutuelatlantique" calcext:value-type="string">
            <text:p>caisseregionaledecreditmaritimemutuelatlantique</text:p>
          </table:table-cell>
          <table:table-cell table:formula="of:=LEN([.D1021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AYENCERIES DE SARREGUEMINES, DIGOIN &amp; VITRY LE FRANCOIS</text:p>
          </table:table-cell>
          <table:table-cell table:formula="of:=LOWER([.A1022])" office:value-type="string" office:string-value="fayenceries de sarreguemines, digoin &amp; vitry le francois" calcext:value-type="string">
            <text:p>fayenceries de sarreguemines, digoin &amp; vitry le francois</text:p>
          </table:table-cell>
          <table:table-cell table:formula="of:=SUBSTITUTE([.B1022];&quot; &quot; ;&quot;&quot; )" office:value-type="string" office:string-value="fayenceriesdesarreguemines,digoin&amp;vitrylefrancois" calcext:value-type="string">
            <text:p>fayenceriesdesarreguemines,digoin&amp;vitrylefrancois</text:p>
          </table:table-cell>
          <table:table-cell table:formula="of:=ORG.LIBREOFFICE.REGEX([.C1022]; &quot;[^[:alnum:]]&quot;; &quot;&quot;; &quot;g&quot;)" office:value-type="string" office:string-value="fayenceriesdesarregueminesdigoinvitrylefrancois" calcext:value-type="string">
            <text:p>fayenceriesdesarregueminesdigoinvitrylefrancois</text:p>
          </table:table-cell>
          <table:table-cell table:formula="of:=LEN([.D102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CIETE CENTRALE DES BOIS ET SCIERIES DE LA MANCHE - SCBSM</text:p>
          </table:table-cell>
          <table:table-cell table:formula="of:=LOWER([.A1023])" office:value-type="string" office:string-value="societe centrale des bois et scieries de la manche - scbsm" calcext:value-type="string">
            <text:p>societe centrale des bois et scieries de la manche - scbsm</text:p>
          </table:table-cell>
          <table:table-cell table:formula="of:=SUBSTITUTE([.B1023];&quot; &quot; ;&quot;&quot; )" office:value-type="string" office:string-value="societecentraledesboisetscieriesdelamanche-scbsm" calcext:value-type="string">
            <text:p>societecentraledesboisetscieriesdelamanche-scbsm</text:p>
          </table:table-cell>
          <table:table-cell table:formula="of:=ORG.LIBREOFFICE.REGEX([.C1023]; &quot;[^[:alnum:]]&quot;; &quot;&quot;; &quot;g&quot;)" office:value-type="string" office:string-value="societecentraledesboisetscieriesdelamanchescbsm" calcext:value-type="string">
            <text:p>societecentraledesboisetscieriesdelamanchescbsm</text:p>
          </table:table-cell>
          <table:table-cell table:formula="of:=LEN([.D1023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ISSE D'EPARGNE ET DE PREVOYANCE PROVENCE-ALPES-CORSE S.A.</text:p>
          </table:table-cell>
          <table:table-cell table:formula="of:=LOWER([.A1024])" office:value-type="string" office:string-value="caisse d'epargne et de prevoyance provence-alpes-corse s.a." calcext:value-type="string">
            <text:p>caisse d'epargne et de prevoyance provence-alpes-corse s.a.</text:p>
          </table:table-cell>
          <table:table-cell table:formula="of:=SUBSTITUTE([.B1024];&quot; &quot; ;&quot;&quot; )" office:value-type="string" office:string-value="caissed'epargneetdeprevoyanceprovence-alpes-corses.a." calcext:value-type="string">
            <text:p>caissed'epargneetdeprevoyanceprovence-alpes-corses.a.</text:p>
          </table:table-cell>
          <table:table-cell table:formula="of:=ORG.LIBREOFFICE.REGEX([.C1024]; &quot;[^[:alnum:]]&quot;; &quot;&quot;; &quot;g&quot;)" office:value-type="string" office:string-value="caissedepargneetdeprevoyanceprovencealpescorsesa" calcext:value-type="string">
            <text:p>caissedepargneetdeprevoyanceprovencealpescorsesa</text:p>
          </table:table-cell>
          <table:table-cell table:formula="of:=LEN([.D1024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ISSE REGIONALE DE CREDIT AGRICOLE MUTUEL VAL DE FRANCE</text:p>
          </table:table-cell>
          <table:table-cell table:formula="of:=LOWER([.A1025])" office:value-type="string" office:string-value="caisse regionale de credit agricole mutuel val de france" calcext:value-type="string">
            <text:p>caisse regionale de credit agricole mutuel val de france</text:p>
          </table:table-cell>
          <table:table-cell table:formula="of:=SUBSTITUTE([.B1025];&quot; &quot; ;&quot;&quot; )" office:value-type="string" office:string-value="caisseregionaledecreditagricolemutuelvaldefrance" calcext:value-type="string">
            <text:p>caisseregionaledecreditagricolemutuelvaldefrance</text:p>
          </table:table-cell>
          <table:table-cell table:formula="of:=ORG.LIBREOFFICE.REGEX([.C1025]; &quot;[^[:alnum:]]&quot;; &quot;&quot;; &quot;g&quot;)" office:value-type="string" office:string-value="caisseregionaledecreditagricolemutuelvaldefrance" calcext:value-type="string">
            <text:p>caisseregionaledecreditagricolemutuelvaldefrance</text:p>
          </table:table-cell>
          <table:table-cell table:formula="of:=LEN([.D1025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ISSE REGIONALE DE CREDIT AGRICOLE PROVENCE COTE D'AZUR</text:p>
          </table:table-cell>
          <table:table-cell table:formula="of:=LOWER([.A1026])" office:value-type="string" office:string-value="caisse regionale de credit agricole provence cote d'azur" calcext:value-type="string">
            <text:p>caisse regionale de credit agricole provence cote d'azur</text:p>
          </table:table-cell>
          <table:table-cell table:formula="of:=SUBSTITUTE([.B1026];&quot; &quot; ;&quot;&quot; )" office:value-type="string" office:string-value="caisseregionaledecreditagricoleprovencecoted'azur" calcext:value-type="string">
            <text:p>caisseregionaledecreditagricoleprovencecoted'azur</text:p>
          </table:table-cell>
          <table:table-cell table:formula="of:=ORG.LIBREOFFICE.REGEX([.C1026]; &quot;[^[:alnum:]]&quot;; &quot;&quot;; &quot;g&quot;)" office:value-type="string" office:string-value="caisseregionaledecreditagricoleprovencecotedazur" calcext:value-type="string">
            <text:p>caisseregionaledecreditagricoleprovencecotedazur</text:p>
          </table:table-cell>
          <table:table-cell table:formula="of:=LEN([.D1026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ISSE D'EPARGNE ET DE PREVOYANCE DU LANGUEDOC ROUSSILLON</text:p>
          </table:table-cell>
          <table:table-cell table:formula="of:=LOWER([.A1027])" office:value-type="string" office:string-value="caisse d'epargne et de prevoyance du languedoc roussillon" calcext:value-type="string">
            <text:p>caisse d'epargne et de prevoyance du languedoc roussillon</text:p>
          </table:table-cell>
          <table:table-cell table:formula="of:=SUBSTITUTE([.B1027];&quot; &quot; ;&quot;&quot; )" office:value-type="string" office:string-value="caissed'epargneetdeprevoyancedulanguedocroussillon" calcext:value-type="string">
            <text:p>caissed'epargneetdeprevoyancedulanguedocroussillon</text:p>
          </table:table-cell>
          <table:table-cell table:formula="of:=ORG.LIBREOFFICE.REGEX([.C1027]; &quot;[^[:alnum:]]&quot;; &quot;&quot;; &quot;g&quot;)" office:value-type="string" office:string-value="caissedepargneetdeprevoyancedulanguedocroussillon" calcext:value-type="string">
            <text:p>caissedepargneetdeprevoyancedulanguedocroussillon</text:p>
          </table:table-cell>
          <table:table-cell table:formula="of:=LEN([.D1027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ISSE REGIONALE DE CREDIT AGRICOLE MUTUEL ALSACE VOSGES</text:p>
          </table:table-cell>
          <table:table-cell table:formula="of:=LOWER([.A1028])" office:value-type="string" office:string-value="caisse regionale de credit agricole mutuel alsace vosges" calcext:value-type="string">
            <text:p>caisse regionale de credit agricole mutuel alsace vosges</text:p>
          </table:table-cell>
          <table:table-cell table:formula="of:=SUBSTITUTE([.B1028];&quot; &quot; ;&quot;&quot; )" office:value-type="string" office:string-value="caisseregionaledecreditagricolemutuelalsacevosges" calcext:value-type="string">
            <text:p>caisseregionaledecreditagricolemutuelalsacevosges</text:p>
          </table:table-cell>
          <table:table-cell table:formula="of:=ORG.LIBREOFFICE.REGEX([.C1028]; &quot;[^[:alnum:]]&quot;; &quot;&quot;; &quot;g&quot;)" office:value-type="string" office:string-value="caisseregionaledecreditagricolemutuelalsacevosges" calcext:value-type="string">
            <text:p>caisseregionaledecreditagricolemutuelalsacevosges</text:p>
          </table:table-cell>
          <table:table-cell table:formula="of:=LEN([.D102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ISSE REGIONALE DE CREDIT AGRICOLE MUTUEL DE GUADELOUPE</text:p>
          </table:table-cell>
          <table:table-cell table:formula="of:=LOWER([.A1029])" office:value-type="string" office:string-value="caisse regionale de credit agricole mutuel de guadeloupe" calcext:value-type="string">
            <text:p>caisse regionale de credit agricole mutuel de guadeloupe</text:p>
          </table:table-cell>
          <table:table-cell table:formula="of:=SUBSTITUTE([.B1029];&quot; &quot; ;&quot;&quot; )" office:value-type="string" office:string-value="caisseregionaledecreditagricolemutueldeguadeloupe" calcext:value-type="string">
            <text:p>caisseregionaledecreditagricolemutueldeguadeloupe</text:p>
          </table:table-cell>
          <table:table-cell table:formula="of:=ORG.LIBREOFFICE.REGEX([.C1029]; &quot;[^[:alnum:]]&quot;; &quot;&quot;; &quot;g&quot;)" office:value-type="string" office:string-value="caisseregionaledecreditagricolemutueldeguadeloupe" calcext:value-type="string">
            <text:p>caisseregionaledecreditagricolemutueldeguadeloupe</text:p>
          </table:table-cell>
          <table:table-cell table:formula="of:=LEN([.D1029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MPAGNIE INDUSTRIELLE ET FINANCIERE D'ENTREPRISES - CIFE</text:p>
          </table:table-cell>
          <table:table-cell table:formula="of:=LOWER([.A1030])" office:value-type="string" office:string-value="compagnie industrielle et financiere d'entreprises - cife" calcext:value-type="string">
            <text:p>compagnie industrielle et financiere d'entreprises - cife</text:p>
          </table:table-cell>
          <table:table-cell table:formula="of:=SUBSTITUTE([.B1030];&quot; &quot; ;&quot;&quot; )" office:value-type="string" office:string-value="compagnieindustrielleetfinanciered'entreprises-cife" calcext:value-type="string">
            <text:p>compagnieindustrielleetfinanciered'entreprises-cife</text:p>
          </table:table-cell>
          <table:table-cell table:formula="of:=ORG.LIBREOFFICE.REGEX([.C1030]; &quot;[^[:alnum:]]&quot;; &quot;&quot;; &quot;g&quot;)" office:value-type="string" office:string-value="compagnieindustrielleetfinancieredentreprisescife" calcext:value-type="string">
            <text:p>compagnieindustrielleetfinancieredentreprisescife</text:p>
          </table:table-cell>
          <table:table-cell table:formula="of:=LEN([.D1030])"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0" table:target-range-address="companies.A1:companies.E1030" table:display-filter-buttons="true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6T15:49:07.354596276</dc:date>
    <meta:editing-duration>PT8M39S</meta:editing-duration>
    <meta:editing-cycles>3</meta:editing-cycles>
    <meta:generator>LibreOffice/25.2.3.2$Linux_X86_64 LibreOffice_project/520$Build-2</meta:generator>
    <meta:document-statistic meta:table-count="1" meta:cell-count="5150" meta:object-count="0"/>
  </office:meta>
</office:document-meta>
</file>